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7-15</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Рішення ЄСПЛ у справі «Росія проти України» буде письмовим - Сокоренко</text:span>
</text:h>
      <text:p text:style-name="P4">
Authors: Ukrinform (Person)</text:p>
      <text:p text:style-name="P4">
Publisher: Укринформ (Organization)</text:p>
      <text:p text:style-name="P4">
Published Time: 2023-07-14T-11:42:00+03:00</text:p>
      <text:p text:style-name="P4">
Modified Time: 2023-07-14T21:42:00+03:00</text:p>
      <text:p text:style-name="P4">
Description: Рішення Європейського суду з прав людини у справі "Росія проти України", яке очікується 18 липня, буде представлене у письмовій формі. — Укрінформ.</text:p>
      <text:p text:style-name="P4">
Images: ['<text:a xlink:type="simple" xlink:href="https://static.ukrinform.com/photos/2023_01/thumb_files/630_360_1674752556-437.jpg" text:style-name="Internet_20_link" text:visited-style-name="Visited_20_Internet_20_Link">
630_360_16747...</text:a>
']</text:p>
      <text:p text:style-name="P4">
Tags: ['ЄСПЛ', 'Україна проти Росії', 'Війна з Росією']</text:p>
      <text:p text:style-name="P4">
Type: Article</text:p>
      <!--METADATA-->
      <text:p text:style-name="P4">
<draw:frame draw:style-name="fr1" draw:name="Image2" text:anchor-type="as-char" svg:width="6.9236in" svg:height="3.956343in" draw:z-index="0">
<draw:image xlink:href="../Images/yкринформ/2023-07-14T-11-42-00-03-00/630_360_1674752556-437.jpg" xlink:type="simple" xlink:show="embed" xlink:actuate="onLoad" draw:mime-type="image/jpeg"/>
</draw:frame>
 РішенняЄвропейського суду з прав людини у справі "Росія проти України", якеочікується 18 липня, буде представлене у письмовій формі.</text:p>
      <text:p text:style-name="P4">
Про це в коментарі кореспондентові Укрінформу в Гаазі повідомила уповноваженау справах ЄСПЛ Маргарита Сокоренко.</text:p>
      <text:p text:style-name="P4">
“Відповідно до пресрелізу ЄСПЛ рішення має бути опубліковане 18 липня 2023року на сайті, де розміщуються усі його рішення у справах. Тому воно будеписьмовим, а не як у попередніх міждержавних справах - з публічнимпроголошенням. У принципі, це логічно, враховуючи саму історію позову Росії доУкраїни в ЄСПЛ, і відмову РФ у принципі співпрацювати із судом з березня 2022року”, - сказала вона.</text:p>
      <text:p text:style-name="P4">
Сокоренко також висловила очікування, що результат у цій справі потішить.</text:p>
      <text:p text:style-name="P4">
“Для мене цей позов - про альтернативну версію Росії її ж агресії проти нашоїдержави. Якщо коротко, вони заявляли про низку порушень прав людини Україною,в першу чергу російськомовного населення, розповідаючи про дискримінацію таутиски. Я можу оцінювати лише шанси України у цій справі, і, як на мене,результат порадує”, - сказала уповноважена у справах ЄСПЛ.</text:p>
      <text:p text:style-name="P4">
<text:span text:style-name="T4">
Читайте також:</text:span>
 <text:a xlink:type="simple" xlink:href="https://www.ukrinform.ua/rubric-polytics/3735802-espl-nastupnogo-tizna-ogolosit-risenna-u-spravi-rosia-proti-ukraini.html" text:style-name="Internet_20_link" text:visited-style-name="Visited_20_Internet_20_Link">
 <text:span text:style-name="T4">
ЄСПЛ</text:span>
 наступного тижня оголосить рішення у справіРосія проти України </text:a>
</text:p>
      <text:p text:style-name="P4">
За її словами, ЄСПЛ активізувався у розгляді справ щодо Росії – якіндивідуальних, так і міждержавних.</text:p>
      <text:p text:style-name="P4">
“Майже кожного місяця ми бачимо нові рішення в індивідуальних справах зазаявами російських громадян, в яких ЄСПЛ констатує доволі жорсткі порушення.До слова, цього тижня якраз винесено важливе рішення у справі “Нємцова протиРосії” за заявою доньки російського опозиційного політика Бориса Нємцова,якого було вбито в лютому 2015 року. ЄСПЛ вказав на ряд недоліків та проблем упроведеному розслідуванні вбивства Нємцова", - зазначила Сокоренко.</text:p>
      <text:p text:style-name="P4">
Крім того, зауважила вона, ЄСПЛ активізувався в міждержавних справах “Українапроти Росії (щодо Криму)” та “Україна та Нідерланди проти Росії” щодо порушеньправ людини на окупованих територіях з початку збройної агресії Росії з лютого2014 року та під час повномасштабного вторгнення з 24 лютого 2022 року. Низкаважливих процедурних кроків відбудеться вже восени цього року, зауважилауповноважена.</text:p>
      <text:p text:style-name="P4">
<text:span text:style-name="T4">
Читайте також:</text:span>
 <text:a xlink:type="simple" xlink:href="https://www.ukrinform.ua/rubric-world/3692303-u-espl-38-sprav-torik-stosuvalisa-rosii.html" text:style-name="Internet_20_link" text:visited-style-name="Visited_20_Internet_20_Link">
 У ЄСПЛ 38% справ торік стосувалися росії</text:a>
</text:p>
      <text:p text:style-name="P4">
"Що важливо – <text:a xlink:type="simple" xlink:href="https://www.ukrinform.ua/tag-espl" text:style-name="Internet_20_link" text:visited-style-name="Visited_20_Internet_20_Link">
 ЄСПЛ </text:a>
 продовжує розглядатисправи навіть попри відсутність будь-якої співпраці з боку Росії з березня2022 року. Для цього суд прийняв відповідний алгоритм дій та дотримуєтьсяйого. Це важливий сигнал Росії та й, у принципі, будь-якій державі, якавирішує зухвало та цинічно порушувати міжнародні зобов'язання, щовідповідальності не уникнути. А жорна міжнародного правосуддя хоч іобертаються не так швидко, як хотілося б усім без винятку українцям, протеневідворотно ведуть до міжнародно-правової відповідальності російськогоагресора”, - підсумувала Сокоренко.</text:p>
      <text:p text:style-name="P4">
Як повідомляв Укрінформ, Європейський суд з прав людини 18 липня оголоситьрішення у справі "Росія проти України", у якій країна-агресор намагаєтьсяпокласти на Україну відповідальність за трагедію МН17 через незакриттяповітряного простору.</text:p>
      <text:p text:style-name="P4">
<text:span text:style-name="T4">
Читайте також:</text:span>
 <text:a xlink:type="simple" xlink:href="https://www.ukrinform.ua/rubric-polytics/3660052-upovnovazena-u-spravah-espl-risenna-sudu-rozbivae-versiu-rosii-pro-ihtamnet.html" text:style-name="Internet_20_link" text:visited-style-name="Visited_20_Internet_20_Link">
 Уповноважена у справах ЄСПЛ: рішення суду розбиває версіюросії про «іхтамнєт» </text:a>
</text:p>
      <text:p text:style-name="P4">
Також Росія заявляє про нібито існування в Україні “адміністративних практик”щодо вбивств, викрадень, примусового переселення, втручання у право голосу,обмеження на використання російської мови, нападів на посольство і консульстваРФ, а також перекриття води для Криму.</text:p>
      <text:p text:style-name="P4">
Source: <text:a xlink:type="simple" xlink:href="https://www.ukrinform.ua/rubric-polytics/3735982-risenna-espl-u-spravi-rosia-proti-ukraini-bude-pismovim-sokorenko.html" text:style-name="Internet_20_link" text:visited-style-name="Visited_20_Internet_20_Link">
https://www.ukrinform.ua/rubric-polytics/3735982-risenna-espl-u-spravi-rosia-proti-ukraini-bude-pismovim-sokorenko.html</text:a>
</text:p>
      <!--NEWS-->
      <text:h text:style-name="P10" text:outline-level="1">
<text:span text:style-name="T4">
At Kupiansk direction Russian army shelled Stroyivka, Krasne Pershe, Novomlynsk, Dvorichna, Z...</text:span>
</text:h>
      <text:p text:style-name="P4">
Authors: liveuamap (Language: en)</text:p>
      <text:p text:style-name="P4">
Time: 2023-07-14T-23:30:00</text:p>
      <text:p text:style-name="P4">
Location: Kupiansk (Latitude:49.63284 Longtitude:37.90197)</text:p>
      <text:p text:style-name="P4">
Videos: []</text:p>
      <text:p text:style-name="P4">
Images: []</text:p>
      <text:p text:style-name="P4">
Tags: ["Russia"]</text:p>
      <text:p text:style-name="P4">
ID: 22576058</text:p>
      <!--METADATA-->
      <text:p text:style-name="P4">
At Kupiansk direction Russian army shelled Stroyivka, Krasne Pershe,Novomlynsk, Dvorichna, Zapadne, Kupyansk of Kharkiv region. Russian aviationconducted airstrikes at Kyslivka and Kotlyarivka, - General Staff of ArmedForces of Ukraine says in the morning report</text:p>
      <text:p text:style-name="P4">
News Collection Link: <text:a xlink:type="simple" xlink:href="https:\/\/liveuamap.com\/en\/2023\/14-july-at-kupiansk-direction-russian-army-shelled-stroyivka" text:style-name="Internet_20_link" text:visited-style-name="Visited_20_Internet_20_Link">
https:\/\/liveuamap.com\/en\/2023\/14-july-at-kupiansk-direction-russian-army-shelled-stroyivka</text:a>
</text:p>
      <text:p text:style-name="P4">
Source: <text:a xlink:type="simple" xlink:href="https://t.me/lumsrc/5358" text:style-name="Internet_20_link" text:visited-style-name="Visited_20_Internet_20_Link">
https://t.me/lumsrc/5358</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4T-25:30:00</text:p>
      <text:p text:style-name="P4">
Location: Donetsk (Latitude:48.75619 Longtitude:38.07707)</text:p>
      <text:p text:style-name="P4">
Videos: []</text:p>
      <text:p text:style-name="P4">
Images: []</text:p>
      <text:p text:style-name="P4">
Tags: ["Russia"]</text:p>
      <text:p text:style-name="P4">
ID: 22576057</text:p>
      <!--METADATA-->
      <text:p text:style-name="P4">
At Lyman direction Russian army shelled Nevske, Bilohorivka of Luhansk regionand Torske, Verkhnokamyanske, Spirne and Rozdolivka of Donetsk region. Russianaviation conducted airstrikes at Nevske and Bilohorivka of Luhansk region andSpirne of Donetsk region, - General Staff of Armed Forces of Ukraine says inthe morning report</text:p>
      <text:p text:style-name="P4">
News Collection Link: <text:a xlink:type="simple" xlink:href="https:\/\/liveuamap.com\/en\/2023\/14-july-at-lyman-direction-russian-army-shelled-nevske-bilohorivka" text:style-name="Internet_20_link" text:visited-style-name="Visited_20_Internet_20_Link">
https:\/\/liveuamap.com\/en\/2023\/14-july-at-lyman-direction-russian-army-shelled-nevske-bilohorivka</text:a>
</text:p>
      <text:p text:style-name="P4">
Source: <text:a xlink:type="simple" xlink:href="https://t.me/lumsrc/5359" text:style-name="Internet_20_link" text:visited-style-name="Visited_20_Internet_20_Link">
https://t.me/lumsrc/5359</text:a>
</text:p>
      <!--NEWS-->
      <text:h text:style-name="P10" text:outline-level="1">
<text:span text:style-name="T4">
At Bakhmut direction Russian army shelled Vasukivka, Chasiv Yar, Oleksandro-Shultyne, Dyliyiv...</text:span>
</text:h>
      <text:p text:style-name="P4">
Authors: liveuamap (Language: en)</text:p>
      <text:p text:style-name="P4">
Time: 2023-07-14T-27:30:00</text:p>
      <text:p text:style-name="P4">
Location: Donetsk Oblast (Latitude:48.39661 Longtitude:37.91742)</text:p>
      <text:p text:style-name="P4">
Videos: []</text:p>
      <text:p text:style-name="P4">
Images: []</text:p>
      <text:p text:style-name="P4">
Tags: ["Russia"]</text:p>
      <text:p text:style-name="P4">
ID: 22576056</text:p>
      <!--METADATA-->
      <text:p text:style-name="P4">
At Bakhmut direction Russian army shelled Vasukivka, Chasiv Yar, Oleksandro-Shultyne, Dyliyivka and Pivnichne of Donetsk region, - General Staff of ArmedForces of Ukraine says in the morning report</text:p>
      <text:p text:style-name="P4">
News Collection Link: <text:a xlink:type="simple" xlink:href="https:\/\/liveuamap.com\/en\/2023\/14-july-at-bakhmut-direction-russian-army-shelled-vasukivka" text:style-name="Internet_20_link" text:visited-style-name="Visited_20_Internet_20_Link">
https:\/\/liveuamap.com\/en\/2023\/14-july-at-bakhmut-direction-russian-army-shelled-vasukivka</text:a>
</text:p>
      <text:p text:style-name="P4">
Source: <text:a xlink:type="simple" xlink:href="https://t.me/lumsrc/5360" text:style-name="Internet_20_link" text:visited-style-name="Visited_20_Internet_20_Link">
https://t.me/lumsrc/5360</text:a>
</text:p>
      <!--NEWS-->
      <text:h text:style-name="P10" text:outline-level="1">
<text:span text:style-name="T4">
At Avdiyivka direction Russian army shelled Berdychi, Stepove and Avdiyivka of Donetsk region...</text:span>
</text:h>
      <text:p text:style-name="P4">
Authors: liveuamap (Language: en)</text:p>
      <text:p text:style-name="P4">
Time: 2023-07-14T-29:30:00</text:p>
      <text:p text:style-name="P4">
Location: Donetsk Oblast (Latitude:48.13539 Longtitude:37.74817)</text:p>
      <text:p text:style-name="P4">
Videos: []</text:p>
      <text:p text:style-name="P4">
Images: []</text:p>
      <text:p text:style-name="P4">
Tags: ["Russia"]</text:p>
      <text:p text:style-name="P4">
ID: 22576055</text:p>
      <!--METADATA-->
      <text:p text:style-name="P4">
At Avdiyivka direction Russian army shelled Berdychi, Stepove and Avdiyivka ofDonetsk region. Russian aviation conducted airstrikes at Avdiyivka, - GeneralStaff of Armed Forces of Ukraine says in the morning report</text:p>
      <text:p text:style-name="P4">
News Collection Link: <text:a xlink:type="simple" xlink:href="https:\/\/liveuamap.com\/en\/2023\/14-july-at-avdiyivka-direction-russian-army-shelled-berdychi" text:style-name="Internet_20_link" text:visited-style-name="Visited_20_Internet_20_Link">
https:\/\/liveuamap.com\/en\/2023\/14-july-at-avdiyivka-direction-russian-army-shelled-berdychi</text:a>
</text:p>
      <text:p text:style-name="P4">
Source: <text:a xlink:type="simple" xlink:href="https://t.me/lumsrc/5361" text:style-name="Internet_20_link" text:visited-style-name="Visited_20_Internet_20_Link">
https://t.me/lumsrc/5361</text:a>
</text:p>
      <!--NEWS-->
      <text:h text:style-name="P10" text:outline-level="1">
<text:span text:style-name="T4">
At Maryinka direction Russian army shelled Krasnohorivka, Maryinka and Heorhiyivka of Donetsk...</text:span>
</text:h>
      <text:p text:style-name="P4">
Authors: liveuamap (Language: en)</text:p>
      <text:p text:style-name="P4">
Time: 2023-07-14T-31:30:00</text:p>
      <text:p text:style-name="P4">
Location: Marinka, Donetsk Oblast (Latitude:47.9605 Longtitude:37.44329)</text:p>
      <text:p text:style-name="P4">
Videos: []</text:p>
      <text:p text:style-name="P4">
Images: []</text:p>
      <text:p text:style-name="P4">
Tags: ["Russia"]</text:p>
      <text:p text:style-name="P4">
ID: 22576054</text:p>
      <!--METADATA-->
      <text:p text:style-name="P4">
At Maryinka direction Russian army shelled Krasnohorivka, Maryinka andHeorhiyivka of Donetsk region, - General Staff of Armed Forces of Ukraine saysin the morning report</text:p>
      <text:p text:style-name="P4">
News Collection Link: <text:a xlink:type="simple" xlink:href="https:\/\/liveuamap.com\/en\/2023\/14-july-at-maryinka-direction-russian-army-shelled-krasnohorivka" text:style-name="Internet_20_link" text:visited-style-name="Visited_20_Internet_20_Link">
https:\/\/liveuamap.com\/en\/2023\/14-july-at-maryinka-direction-russian-army-shelled-krasnohorivka</text:a>
</text:p>
      <text:p text:style-name="P4">
Source: <text:a xlink:type="simple" xlink:href="https://t.me/lumsrc/5362" text:style-name="Internet_20_link" text:visited-style-name="Visited_20_Internet_20_Link">
https://t.me/lumsrc/5362</text:a>
</text:p>
      <!--NEWS-->
      <text:h text:style-name="P10" text:outline-level="1">
<text:span text:style-name="T4">
At Shakhtarske direction Russian army shelled Paraskoviyivka, Novomykhaylivka, Novoukrayinka,...</text:span>
</text:h>
      <text:p text:style-name="P4">
Authors: liveuamap (Language: en)</text:p>
      <text:p text:style-name="P4">
Time: 2023-07-14T-33:30:00</text:p>
      <text:p text:style-name="P4">
Location: Velyka Novosilka (Latitude:47.77221 Longtitude:36.79802)</text:p>
      <text:p text:style-name="P4">
Videos: []</text:p>
      <text:p text:style-name="P4">
Images: []</text:p>
      <text:p text:style-name="P4">
Tags: ["Russia"]</text:p>
      <text:p text:style-name="P4">
ID: 22576053</text:p>
      <!--METADATA-->
      <text:p text:style-name="P4">
At Shakhtarske direction Russian army shelled Paraskoviyivka, Novomykhaylivka,Novoukrayinka, Storozheve, Blahodatne and Makarivka of Donetsk region. Russianaviation conducted airstrike at Makarivka, - General Staff of Armed Forces ofUkraine says in the morning report</text:p>
      <text:p text:style-name="P4">
News Collection Link: <text:a xlink:type="simple" xlink:href="https:\/\/liveuamap.com\/en\/2023\/14-july-at-shakhtarske-direction-russian-army-shelled-paraskoviyivka" text:style-name="Internet_20_link" text:visited-style-name="Visited_20_Internet_20_Link">
https:\/\/liveuamap.com\/en\/2023\/14-july-at-shakhtarske-direction-russian-army-shelled-paraskoviyivka</text:a>
</text:p>
      <text:p text:style-name="P4">
Source: <text:a xlink:type="simple" xlink:href="https://t.me/lumsrc/5363" text:style-name="Internet_20_link" text:visited-style-name="Visited_20_Internet_20_Link">
https://t.me/lumsrc/5363</text:a>
</text:p>
      <!--NEWS-->
      <text:h text:style-name="P10" text:outline-level="1">
<text:span text:style-name="T4">
At Zaporizhzhia and Kherson directions Russian army shelled Novodarivka, Malynivka, Huliaipol...</text:span>
</text:h>
      <text:p text:style-name="P4">
Authors: liveuamap (Language: en)</text:p>
      <text:p text:style-name="P4">
Time: 2023-07-14T-35:30:00</text:p>
      <text:p text:style-name="P4">
Location: Zaporizhzhia (Latitude:47.6542 Longtitude:35.25817)</text:p>
      <text:p text:style-name="P4">
Videos: []</text:p>
      <text:p text:style-name="P4">
Images: []</text:p>
      <text:p text:style-name="P4">
Tags: ["Russia"]</text:p>
      <text:p text:style-name="P4">
ID: 22576052</text:p>
      <!--METADATA-->
      <text:p text:style-name="P4">
At Zaporizhzhia and Kherson directions Russian army shelled Novodarivka,Malynivka, Huliaipole, Zaliznychne, Bilohirya, Orikhiv of Zaporizhzhia region;Zolota Balka, Mykhaylivka, Antonivka, Chornobayivka, Kizomys of Kherson regionand Kherson city. Russian aviation conducted airstrikes at Pryutne, Rivnopil,Mala Tokmachka, Orikhiv, Malokaterynivka of Zaporizhzhia region and Kozatskeof Kherson region, - General Staff of Armed Forces of Ukraine says in themorning report</text:p>
      <text:p text:style-name="P4">
News Collection Link: <text:a xlink:type="simple" xlink:href="https:\/\/liveuamap.com\/en\/2023\/14-july-at-zaporizhzhia-and-kherson-directions-russian-army" text:style-name="Internet_20_link" text:visited-style-name="Visited_20_Internet_20_Link">
https:\/\/liveuamap.com\/en\/2023\/14-july-at-zaporizhzhia-and-kherson-directions-russian-army</text:a>
</text:p>
      <text:p text:style-name="P4">
Source: <text:a xlink:type="simple" xlink:href="https://t.me/lumsrc/5364" text:style-name="Internet_20_link" text:visited-style-name="Visited_20_Internet_20_Link">
https://t.me/lumsrc/5364</text:a>
</text:p>
      <!--NEWS-->
      <text:h text:style-name="P10" text:outline-level="1">
<text:span text:style-name="T4">
У Канаді спливає термін дії тимчасової міграційної програми для українців</text:span>
</text:h>
      <text:p text:style-name="P4">
Authors: Ukrinform (Person)</text:p>
      <text:p text:style-name="P4">
Publisher: Укринформ (Organization)</text:p>
      <text:p text:style-name="P4">
Published Time: 2023-07-14T-8:42:00+03:00</text:p>
      <text:p text:style-name="P4">
Modified Time: 2023-07-14T23:42:00+03:00</text:p>
      <text:p text:style-name="P4">
Description: У суботу, 15 липня, збігає термін дії Канадсько-українського дозволу на екстрені поїздки (CUAET), що дає право українцям на термінове отримання трирічного дозволу на роботу й проживання в Канаді, фінансову допомогу і тимчасове безкоштовне поселення. — Укрінформ.</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3" text:anchor-type="as-char" svg:width="6.9236in" svg:height="3.956343in" draw:z-index="0">
<draw:image xlink:href="../Images/yкринформ/2023-07-14T-8-42-00-03-00/630_360_1686403906-222.jpg" xlink:type="simple" xlink:show="embed" xlink:actuate="onLoad" draw:mime-type="image/jpeg"/>
</draw:frame>
 У суботу,15 липня, збігає термін дії Канадсько-українського дозволу на екстрені поїздки(CUAET), що дає право українцям на термінове отримання трирічного дозволу нароботу й проживання в Канаді, фінансову допомогу і тимчасове безкоштовнепоселення.</text:p>
      <text:p text:style-name="P4">
Про це повідомляє кореспондент Укрінформу.</text:p>
      <text:p text:style-name="P4">
Оголошена канадським урядом у березні 2022 року програма не була продовжена нановий термін. Таким чином, 15 липня - останній день прийому заявок відукраїнців, які хочуть скористатися цією міграційною програмою. Абипретендувати на дозвіл на роботу, фінансову й іншу державну допомогу, володарівізи мають приїхати до Канади до 31 березня 2024 року, а допомоганадаватиметься до березня 2025-го.</text:p>
      <text:p text:style-name="P4">
<text:span text:style-name="T4">
Читайте також:</text:span>
 <text:a xlink:type="simple" xlink:href="https://www.ukrinform.ua/rubric-society/3735428-osnovna-hvila-emigracii-ukrainciv-cerez-vijnu-z-rosieu-vze-vidbulasa-eksperti.html" text:style-name="Internet_20_link" text:visited-style-name="Visited_20_Internet_20_Link">
 Основна хвиля еміграції українців через війну з Росієювже відбулася - експерти </text:a>
</text:p>
      <text:p text:style-name="P4">
Як повідомлялося, з часу оголошення програми CUAET Канада отримала понад 1,1млн заявок від українців, з яких затверджені майже 800 тисяч. Водночас за цієюпрограмою до Канади прибуло менш ніж 167 тис. осіб.</text:p>
      <text:p text:style-name="P4">
Українці, які рятуються від війни, можуть безкоштовно прилетіти у Канаду і дватижні проживати у готелі. Вони також можуть отримати разову виплату відфедерального уряду та щомісячну фінансову підтримку від уряду провінції, уякій зупиняться. Їм доступні безкоштовні мовні курси та заняття з підвищеннякваліфікації.</text:p>
      <text:p text:style-name="P4">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Destruction in Kryvyi Rih after Russian drone attack overnight</text:span>
</text:h>
      <text:p text:style-name="P4">
Authors: liveuamap (Language: en)</text:p>
      <text:p text:style-name="P4">
Time: 2023-07-14T01:31:00</text:p>
      <text:p text:style-name="P4">
Location: Kryvyi Rih (Latitude:47.89839 Longtitude:33.38264)</text:p>
      <text:p text:style-name="P4">
Videos: []</text:p>
      <text:p text:style-name="P4">
Images: ["<text:a xlink:type="simple" xlink:href="https://liveuamap.com/pics/2023/07/14/22575933_0.jpg" text:style-name="Internet_20_link" text:visited-style-name="Visited_20_Internet_20_Link">
22575933_0.jpg</text:a>
", "<text:a xlink:type="simple" xlink:href="https://liveuamap.com/pics/2023/07/14/22575933_1.jpg" text:style-name="Internet_20_link" text:visited-style-name="Visited_20_Internet_20_Link">
22575933_1.jpg</text:a>
", "<text:a xlink:type="simple" xlink:href="https://liveuamap.com/pics/2023/07/14/22575933_2.jpg" text:style-name="Internet_20_link" text:visited-style-name="Visited_20_Internet_20_Link">
22575933_2.jpg</text:a>
"]</text:p>
      <text:p text:style-name="P4">
Tags: []</text:p>
      <text:p text:style-name="P4">
ID: 22575933</text:p>
      <!--METADATA-->
      <text:p text:style-name="P4">
Destruction in Kryvyi Rih after Russian drone attack overnight</text:p>
      <text:p text:style-name="P4">
<draw:frame draw:style-name="fr1" draw:name="Image4" text:anchor-type="as-char" svg:width="6.9236in" svg:height="4.76863in" draw:z-index="0">
<draw:image xlink:href="../Images/liveuamap/2023-07-14T01-31-00/22575933_0.jpg" xlink:type="simple" xlink:show="embed" xlink:actuate="onLoad" draw:mime-type="image/jpeg"/>
</draw:frame>
<draw:frame draw:style-name="fr1" draw:name="Image5" text:anchor-type="as-char" svg:width="6.9236in" svg:height="5.011003in" draw:z-index="0">
<draw:image xlink:href="../Images/liveuamap/2023-07-14T01-31-00/22575933_1.jpg" xlink:type="simple" xlink:show="embed" xlink:actuate="onLoad" draw:mime-type="image/jpeg"/>
</draw:frame>
<draw:frame draw:style-name="fr1" draw:name="Image6" text:anchor-type="as-char" svg:width="6.9236in" svg:height="4.829211in" draw:z-index="0">
<draw:image xlink:href="../Images/liveuamap/2023-07-14T01-31-00/22575933_2.jpg" xlink:type="simple" xlink:show="embed" xlink:actuate="onLoad" draw:mime-type="image/jpeg"/>
</draw:frame>
</text:p>
      <text:p text:style-name="P4">
News Collection Link: <text:a xlink:type="simple" xlink:href="https:\/\/liveuamap.com\/en\/2023\/14-july-destruction-in-kryvyi-rih-after-russian-drone-attack" text:style-name="Internet_20_link" text:visited-style-name="Visited_20_Internet_20_Link">
https:\/\/liveuamap.com\/en\/2023\/14-july-destruction-in-kryvyi-rih-after-russian-drone-attack</text:a>
</text:p>
      <text:p text:style-name="P4">
Source: <text:a xlink:type="simple" xlink:href="https://t.me/hyevuy_dnepr/56284" text:style-name="Internet_20_link" text:visited-style-name="Visited_20_Internet_20_Link">
https://t.me/hyevuy_dnepr/56284</text:a>
</text:p>
      <!--NEWS-->
      <text:h text:style-name="P10" text:outline-level="1">
<text:span text:style-name="T4">
Ukrainian air defense shot down 16 of 17 Shahed drones</text:span>
</text:h>
      <text:p text:style-name="P4">
Authors: liveuamap (Language: en)</text:p>
      <text:p text:style-name="P4">
Time: 2023-07-14T01:41:56</text:p>
      <text:p text:style-name="P4">
Location: Kryvyi Rih (Latitude:47.84174 Longtitude:33.5392)</text:p>
      <text:p text:style-name="P4">
Videos: []</text:p>
      <text:p text:style-name="P4">
Images: ["<text:a xlink:type="simple" xlink:href="https://liveuamap.com/pics/2023/07/14/22575934_0.jpg" text:style-name="Internet_20_link" text:visited-style-name="Visited_20_Internet_20_Link">
22575934_0.jpg</text:a>
"]</text:p>
      <text:p text:style-name="P4">
Tags: ["Europe", "Central and Eastern Europe"]</text:p>
      <text:p text:style-name="P4">
ID: 22575934</text:p>
      <!--METADATA-->
      <text:p text:style-name="P4">
Ukrainian air defense shot down 16 of 17 Shahed drones</text:p>
      <text:p text:style-name="P4">
<draw:frame draw:style-name="fr1" draw:name="Image7" text:anchor-type="as-char" svg:width="6.9236in" svg:height="6.9236in" draw:z-index="0">
<draw:image xlink:href="../Images/liveuamap/2023-07-14T01-41-56/22575934_0.jpg" xlink:type="simple" xlink:show="embed" xlink:actuate="onLoad" draw:mime-type="image/jpeg"/>
</draw:frame>
</text:p>
      <text:p text:style-name="P4">
News Collection Link: <text:a xlink:type="simple" xlink:href="https:\/\/liveuamap.com\/en\/2023\/14-july-ukrainian-air-defense-shot-down-16-of-17-shahed-drones" text:style-name="Internet_20_link" text:visited-style-name="Visited_20_Internet_20_Link">
https:\/\/liveuamap.com\/en\/2023\/14-july-ukrainian-air-defense-shot-down-16-of-17-shahed-drones</text:a>
</text:p>
      <text:p text:style-name="P4">
Source: <text:a xlink:type="simple" xlink:href="https://t.me/kpszsu/3276" text:style-name="Internet_20_link" text:visited-style-name="Visited_20_Internet_20_Link">
https://t.me/kpszsu/3276</text:a>
</text:p>
      <!--NEWS-->
      <text:h text:style-name="P10" text:outline-level="1">
<text:span text:style-name="T4">
Damage in Velykomykailivka community as result of Russian shelling</text:span>
</text:h>
      <text:p text:style-name="P4">
Authors: liveuamap (Language: en)</text:p>
      <text:p text:style-name="P4">
Time: 2023-07-14T02:21:30</text:p>
      <text:p text:style-name="P4">
Location: Pokrovske, Dnipropetrovsk region (Latitude:47.972 Longtitude:36.46706)</text:p>
      <text:p text:style-name="P4">
Videos: []</text:p>
      <text:p text:style-name="P4">
Images: ["<text:a xlink:type="simple" xlink:href="https://liveuamap.com/pics/2023/07/14/22575935_0.jpg" text:style-name="Internet_20_link" text:visited-style-name="Visited_20_Internet_20_Link">
22575935_0.jpg</text:a>
", "<text:a xlink:type="simple" xlink:href="https://liveuamap.com/pics/2023/07/14/22575935_1.jpg" text:style-name="Internet_20_link" text:visited-style-name="Visited_20_Internet_20_Link">
22575935_1.jpg</text:a>
", "<text:a xlink:type="simple" xlink:href="https://liveuamap.com/pics/2023/07/14/22575935_2.jpg" text:style-name="Internet_20_link" text:visited-style-name="Visited_20_Internet_20_Link">
22575935_2.jpg</text:a>
", "<text:a xlink:type="simple" xlink:href="https://liveuamap.com/pics/2023/07/14/22575935_3.jpg" text:style-name="Internet_20_link" text:visited-style-name="Visited_20_Internet_20_Link">
22575935_3.jpg</text:a>
"]</text:p>
      <text:p text:style-name="P4">
Tags: []</text:p>
      <text:p text:style-name="P4">
ID: 22575935</text:p>
      <!--METADATA-->
      <text:p text:style-name="P4">
Damage in Velykomykailivka community as result of Russian shelling</text:p>
      <text:p text:style-name="P4">
<draw:frame draw:style-name="fr1" draw:name="Image8" text:anchor-type="as-char" svg:width="6.9236in" svg:height="5.1927in" draw:z-index="0">
<draw:image xlink:href="../Images/liveuamap/2023-07-14T02-21-30/22575935_0.jpg" xlink:type="simple" xlink:show="embed" xlink:actuate="onLoad" draw:mime-type="image/jpeg"/>
</draw:frame>
<draw:frame draw:style-name="fr1" draw:name="Image9" text:anchor-type="as-char" svg:width="6.9236in" svg:height="5.1927in" draw:z-index="0">
<draw:image xlink:href="../Images/liveuamap/2023-07-14T02-21-30/22575935_1.jpg" xlink:type="simple" xlink:show="embed" xlink:actuate="onLoad" draw:mime-type="image/jpeg"/>
</draw:frame>
<draw:frame draw:style-name="fr1" draw:name="Image10" text:anchor-type="as-char" svg:width="6.9236in" svg:height="5.1927in" draw:z-index="0">
<draw:image xlink:href="../Images/liveuamap/2023-07-14T02-21-30/22575935_2.jpg" xlink:type="simple" xlink:show="embed" xlink:actuate="onLoad" draw:mime-type="image/jpeg"/>
</draw:frame>
<draw:frame draw:style-name="fr1" draw:name="Image11" text:anchor-type="as-char" svg:width="6.9236in" svg:height="5.1927in" draw:z-index="0">
<draw:image xlink:href="../Images/liveuamap/2023-07-14T02-21-30/22575935_3.jpg" xlink:type="simple" xlink:show="embed" xlink:actuate="onLoad" draw:mime-type="image/jpeg"/>
</draw:frame>
</text:p>
      <text:p text:style-name="P4">
News Collection Link: <text:a xlink:type="simple" xlink:href="https:\/\/liveuamap.com\/en\/2023\/14-july-damage-in-velykomykailivka-community-as-result-of" text:style-name="Internet_20_link" text:visited-style-name="Visited_20_Internet_20_Link">
https:\/\/liveuamap.com\/en\/2023\/14-july-damage-in-velykomykailivka-community-as-result-of</text:a>
</text:p>
      <text:p text:style-name="P4">
Source: <text:a xlink:type="simple" xlink:href="https://t.me/hyevuy_dnepr/56293" text:style-name="Internet_20_link" text:visited-style-name="Visited_20_Internet_20_Link">
https://t.me/hyevuy_dnepr/56293</text:a>
</text:p>
      <!--NEWS-->
      <text:h text:style-name="P10" text:outline-level="1">
<text:span text:style-name="T4">
At Sivershchyna and Slobozhanschyna directions Russian army shelled Kamin of Chernihiv region...</text:span>
</text:h>
      <text:p text:style-name="P4">
Authors: liveuamap (Language: en)</text:p>
      <text:p text:style-name="P4">
Time: 2023-07-14T05:30:00</text:p>
      <text:p text:style-name="P4">
Location: Kharkiv (Latitude:50.39079 Longtitude:36.19051)</text:p>
      <text:p text:style-name="P4">
Videos: []</text:p>
      <text:p text:style-name="P4">
Images: []</text:p>
      <text:p text:style-name="P4">
Tags: ["Russia"]</text:p>
      <text:p text:style-name="P4">
ID: 22576060</text:p>
      <!--METADATA-->
      <text:p text:style-name="P4">
At Sivershchyna and Slobozhanschyna directions Russian army shelled Kamin ofChernihiv region; Pokrovka, Ryasne, Velyka Pysarivka of Sumy region andMuravske, Oliynykove, Riznykove, Bolohivka of Kharkiv region. Russian aviationconducted airstrike at Veterynarne of Kharkiv region, - General Staff of ArmedForces of Ukraine says in the morning report</text:p>
      <text:p text:style-name="P4">
News Collection Link: <text:a xlink:type="simple" xlink:href="https:\/\/liveuamap.com\/en\/2023\/14-july-at-sivershchyna-and-slobozhanschyna-directions-russian" text:style-name="Internet_20_link" text:visited-style-name="Visited_20_Internet_20_Link">
https:\/\/liveuamap.com\/en\/2023\/14-july-at-sivershchyna-and-slobozhanschyna-directions-russian</text:a>
</text:p>
      <text:p text:style-name="P4">
Source: <text:a xlink:type="simple" xlink:href="https://t.me/lumsrc/5357" text:style-name="Internet_20_link" text:visited-style-name="Visited_20_Internet_20_Link">
https://t.me/lumsrc/5357</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4T05:34:21</text:p>
      <text:p text:style-name="P4">
Location: Donetsk (Latitude:47.85015 Longtitude:37.51453)</text:p>
      <text:p text:style-name="P4">
Videos: []</text:p>
      <text:p text:style-name="P4">
Images: []</text:p>
      <text:p text:style-name="P4">
Tags: ["Russia"]</text:p>
      <text:p text:style-name="P4">
ID: 22576051</text:p>
      <!--METADATA-->
      <text:p text:style-name="P4">
Russian forces conducting offensive actions in Donetsk and Luhansk regions.Ukrainian military had 30 combat engagements with Russian forces east toNevske of Luhansk region and east of Terny of Donetsk region, Berkhivka,Pervomayske, Maryinka, Novomykhaylivka, - General Staff of Armed Forces ofUkraine says in the morning report</text:p>
      <text:p text:style-name="P4">
News Collection Link: <text:a xlink:type="simple" xlink:href="https:\/\/liveuamap.com\/en\/2023\/14-july-russian-forces-conducting-offensive-actions-in-donetsk" text:style-name="Internet_20_link" text:visited-style-name="Visited_20_Internet_20_Link">
https:\/\/liveuamap.com\/en\/2023\/14-july-russian-forces-conducting-offensive-actions-in-donetsk</text:a>
</text:p>
      <text:p text:style-name="P4">
Source: <text:a xlink:type="simple" xlink:href="https://t.me/lumsrc/5365" text:style-name="Internet_20_link" text:visited-style-name="Visited_20_Internet_20_Link">
https://t.me/lumsrc/5365</text:a>
</text:p>
      <!--NEWS-->
      <text:h text:style-name="P10" text:outline-level="1">
<text:span text:style-name="T4">
President Zelensky held meeting of military command on military situation and production of m...</text:span>
</text:h>
      <text:p text:style-name="P4">
Authors: liveuamap (Language: en)</text:p>
      <text:p text:style-name="P4">
Time: 2023-07-14T06:04:22</text:p>
      <text:p text:style-name="P4">
Location: Kyiv, Kyiv city (Latitude:50.44392 Longtitude:30.52929)</text:p>
      <text:p text:style-name="P4">
Videos: []</text:p>
      <text:p text:style-name="P4">
Images: []</text:p>
      <text:p text:style-name="P4">
Tags: ["Europe", "Central and Eastern Europe"]</text:p>
      <text:p text:style-name="P4">
ID: 22576064</text:p>
      <!--METADATA-->
      <text:p text:style-name="P4">
President Zelensky held meeting of military command on military situation andproduction of military equipment</text:p>
      <text:p text:style-name="P4">
News Collection Link: <text:a xlink:type="simple" xlink:href="https:\/\/liveuamap.com\/en\/2023\/14-july-president-zelensky-held-meeting-of-military-command" text:style-name="Internet_20_link" text:visited-style-name="Visited_20_Internet_20_Link">
https:\/\/liveuamap.com\/en\/2023\/14-july-president-zelensky-held-meeting-of-military-command</text:a>
</text:p>
      <text:p text:style-name="P4">
Source: <text:a xlink:type="simple" xlink:href="https://t.me/V_Zelenskiy_official/6975" text:style-name="Internet_20_link" text:visited-style-name="Visited_20_Internet_20_Link">
https://t.me/V_Zelenskiy_official/6975</text:a>
</text:p>
      <!--NEWS-->
      <text:h text:style-name="P10" text:outline-level="1">
<text:span text:style-name="T4">
PMC Wagner fighters are training Belarusian territorial defense forces near Asipovichy, - Min...</text:span>
</text:h>
      <text:p text:style-name="P4">
Authors: liveuamap (Language: en)</text:p>
      <text:p text:style-name="P4">
Time: 2023-07-14T08:49:26</text:p>
      <text:p text:style-name="P4">
Location: Vileyka, Belarus (Latitude:54.46076 Longtitude:26.78432)</text:p>
      <text:p text:style-name="P4">
Videos: []</text:p>
      <text:p text:style-name="P4">
Images: []</text:p>
      <text:p text:style-name="P4">
Tags: ["Belarus", "Europe", "Central and Eastern Europe"]</text:p>
      <text:p text:style-name="P4">
ID: 22576080</text:p>
      <!--METADATA-->
      <text:p text:style-name="P4">
PMC Wagner fighters are training Belarusian territorial defense forces nearAsipovichy, - Ministry of Defense of Belarus</text:p>
      <text:p text:style-name="P4">
News Collection Link: <text:a xlink:type="simple" xlink:href="https:\/\/belarus.liveuamap.com\/en\/2023\/14-july-pmc-wagner-fighters-are-training-belarusian-territorial" text:style-name="Internet_20_link" text:visited-style-name="Visited_20_Internet_20_Link">
https:\/\/belarus.liveuamap.com\/en\/2023\/14-july-pmc-wagner-fighters-are-training-belarusian-territorial</text:a>
</text:p>
      <text:p text:style-name="P4">
Source: <text:a xlink:type="simple" xlink:href="https://t.me/bbbreaking/160609" text:style-name="Internet_20_link" text:visited-style-name="Visited_20_Internet_20_Link">
https://t.me/bbbreaking/160609</text:a>
</text:p>
      <!--NEWS-->
      <text:h text:style-name="P10" text:outline-level="1">
<text:span text:style-name="T4">
The command of the Black Sea Fleet issued a warning to seamen about the danger of mines on th...</text:span>
</text:h>
      <text:p text:style-name="P4">
Authors: liveuamap (Language: en)</text:p>
      <text:p text:style-name="P4">
Time: 2023-07-14T09:19:03</text:p>
      <text:p text:style-name="P4">
Location: Black Sea (Latitude:45.71706 Longtitude:30.71166)</text:p>
      <text:p text:style-name="P4">
Videos: []</text:p>
      <text:p text:style-name="P4">
Images: []</text:p>
      <text:p text:style-name="P4">
Tags: ["Central and Eastern Europe", "Trade Wars"]</text:p>
      <text:p text:style-name="P4">
ID: 22576082</text:p>
      <!--METADATA-->
      <text:p text:style-name="P4">
The command of the Black Sea Fleet issued a warning to seamen about the dangerof mines on the shipping route in the northwestern part of the Black Sea -Russian Defense Ministry</text:p>
      <text:p text:style-name="P4">
News Collection Link: <text:a xlink:type="simple" xlink:href="https:\/\/liveuamap.com\/en\/2023\/14-july-the-command-of-the-black-sea-fleet-issued-a-warning" text:style-name="Internet_20_link" text:visited-style-name="Visited_20_Internet_20_Link">
https:\/\/liveuamap.com\/en\/2023\/14-july-the-command-of-the-black-sea-fleet-issued-a-warning</text:a>
</text:p>
      <text:p text:style-name="P4">
Source: <text:a xlink:type="simple" xlink:href="https://t.me/rusbrief/136313" text:style-name="Internet_20_link" text:visited-style-name="Visited_20_Internet_20_Link">
https://t.me/rusbrief/136313</text:a>
</text:p>
      <!--NEWS-->
      <text:h text:style-name="P10" text:outline-level="1">
<text:span text:style-name="T4">
Пріоритетом головування Іспанії в Раді ЄС стане всебічна підтримка України</text:span>
</text:h>
      <text:p text:style-name="P4">
Author: ['АРМІЯINFORM']</text:p>
      <text:p text:style-name="P4">
Time: 2023-07-14T0:00:00-04:00</text:p>
      <text:p text:style-name="P4">
Description: На цьому на зустрічі з Міністром захисту довкілля та природних ресурсів Руслан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653058054-4085.jpg" text:style-name="Internet_20_link" text:visited-style-name="Visited_20_Internet_20_Link">
1653058054-4085.jpg</text:a>
']</text:p>
      <text:p text:style-name="P4">
Tags: ['STOPRUSSIA', 'АГРЕСІЯ РФ', 'ІСПАНІЯ']</text:p>
      <text:p text:style-name="P4">
Category: News</text:p>
      <!--METADATA-->
      <text:p text:style-name="P4">
<draw:frame draw:style-name="fr1" draw:name="Image12" text:anchor-type="as-char" svg:width="6.9236in" svg:height="4.731127in" draw:z-index="0">
<draw:image xlink:href="../Images/AРМІЯINFORM/2023-07-14T0-00-00-04-00/1653058054-4085.jpg" xlink:type="simple" xlink:show="embed" xlink:actuate="onLoad" draw:mime-type="image/jpeg"/>
</draw:frame>
</text:p>
      <text:p text:style-name="P4">
На цьому на зустрічі з Міністром захисту довкілля та природних ресурсівРусланом Стрільцем акцентував Посол Іспанії в Україні Рікардо Лопес-АрандаХагу.</text:p>
      <text:p text:style-name="P4">
Про це <text:a xlink:type="simple" xlink:href="https://www.kmu.gov.ua/news/ruslan-strilets-ta-posol-ispanii-v-ukraini-domovylysia-pro-posylennia-spivpratsi-u-sferi-zakhystu-dovkillia" text:style-name="Internet_20_link" text:visited-style-name="Visited_20_Internet_20_Link">
повідомляє</text:a>
 Урядовий портал.</text:p>
      <text:p text:style-name="P4">
Пан посол запевнив міністра, що Іспанія може допомогти у розслідуванніекологічних злочинів рф в Україні. Чинний генпрокурор Королівства маєвідповідний досвід, адже брав участь у розслідуванні справи затопленоготанкера «Престиж» на іспанському узбережжі у 2022 році.</text:p>
      <text:p text:style-name="P4">
На попередній зустрічі в березні цього року високопосадовці обговорилидолучення України до роботи в межах Севільського процесу та впровадження 75-їдирективи ЄС. У підсумку наша країна вже отримала офіційний статусспостерігача у Севільському процесі та ухвалила в першому читанні законопроєкт№ 6004-д.</text:p>
      <text:p text:style-name="P4">
Однією з важливих домовленостей стала співпраця для створення фотопроєкту проекоцид в Україні від відомого іспанського фотографа Даніеля Бельтро. Головнамета проєкту — щоб цивілізований світ побачив катастрофічні наслідкиросійської окупаційної війни для українського довкілля.</text:p>
      <text:p text:style-name="P4">
«Вдячний пану Послу за зустріч. Дякую Іспанії за готовність долучитися дореалізації Формули миру Президента Володимира Зеленського та сподіваюся наприєднання до Міжнародної платформи оцінки збитків клімату та довкіллю відвійни», — зазначив Руслан Стрілець.</text:p>
      <text:p text:style-name="P4">
Source: <text:a xlink:type="simple" xlink:href="https://armyinform.com.ua/2023/07/14/priorytetom-golovuvannya-ispaniyi-v-radi-yes-stane-vsebichna-pidtrymka-ukrayiny/" text:style-name="Internet_20_link" text:visited-style-name="Visited_20_Internet_20_Link">
https://armyinform.com.ua/2023/07/14/priorytetom-golovuvannya-ispaniyi-v-radi-yes-stane-vsebichna-pidtrymka-ukrayiny/</text:a>
</text:p>
      <!--NEWS-->
      <text:h text:style-name="P10" text:outline-level="1">
<text:span text:style-name="T4">
На Донеччині відбулось близько 30 бойових зіткнень</text:span>
</text:h>
      <text:p text:style-name="P4">
Author: ['АРМІЯINFORM']</text:p>
      <text:p text:style-name="P4">
Time: 2023-07-14T10:00:00-04:00</text:p>
      <text:p text:style-name="P4">
Description: Про це у Facebook повідомляє Генеральний штаб ЗСУ.    Противник і надалі зосередж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text:p>
      <text:p text:style-name="P4">
Category: News</text:p>
      <!--METADATA-->
      <text:p text:style-name="P4">
<draw:frame draw:style-name="fr1" draw:name="Image13" text:anchor-type="as-char" svg:width="6.9236in" svg:height="4.370348in" draw:z-index="0">
<draw:image xlink:href="../Images/AРМІЯINFORM/2023-07-14T10-00-00-04-00/artyleriya-zsu.jpeg" xlink:type="simple" xlink:show="embed" xlink:actuate="onLoad" draw:mime-type="image/jpeg"/>
</draw:frame>
Ілюстративне фото <text:span text:style-name="T4">
🔥 Ситуація щодо російського вторгнення</text:span>
</text:p>
      <text:p text:style-name="P4">
Про це у Facebook<text:a xlink:type="simple" xlink:href="https://www.facebook.com/GeneralStaff.ua/posts/pfbid0FJJqmm9y5tCLjMwattudgvtgP9nvkWX8RDnMEYUQd2Z3GrMmMbZdw1pfM3tqkRVcl" text:style-name="Internet_20_link" text:visited-style-name="Visited_20_Internet_20_Link">
повідомляє</text:a>
Генеральний штаб ЗСУ.</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ь близько 30 бойових зіткнень.</text:p>
      <text:p text:style-name="P4">
Source: <text:a xlink:type="simple" xlink:href="https://armyinform.com.ua/2023/07/14/na-donechchyni-vidbulos-blyzko-30-bojovyh-zitknen-2/" text:style-name="Internet_20_link" text:visited-style-name="Visited_20_Internet_20_Link">
https://armyinform.com.ua/2023/07/14/na-donechchyni-vidbulos-blyzko-30-bojovyh-zitknen-2/</text:a>
</text:p>
      <!--NEWS-->
      <text:h text:style-name="P10" text:outline-level="1">
<text:span text:style-name="T4">
Уночі українські військові знищили 16 «шахедів» та один розвідувальний БПЛА</text:span>
</text:h>
      <text:p text:style-name="P4">
Author: ['АРМІЯINFORM']</text:p>
      <text:p text:style-name="P4">
Time: 2023-07-14T12:00:00-04:00</text:p>
      <text:p text:style-name="P4">
Description: Із вечора 13 липня до 4 ранку 14 липня 2023 року рашисти атакували Україну 17 удар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8532528820441142_y-e1689311716546.jpg" text:style-name="Internet_20_link" text:visited-style-name="Visited_20_Internet_20_Link">
photo_5298532528820441142_y-e1689311716546.jpg</text:a>
']</text:p>
      <text:p text:style-name="P4">
Tags: ['SHAHED-136/131', 'БПЛА', 'КОМАНДУВАННЯ ПС ЗСУ']</text:p>
      <text:p text:style-name="P4">
Category: News</text:p>
      <!--METADATA-->
      <text:p text:style-name="P4">
<draw:frame draw:style-name="fr1" draw:name="Image14" text:anchor-type="as-char" svg:width="6.9236in" svg:height="4.967683in" draw:z-index="0">
<draw:image xlink:href="../Images/AРМІЯINFORM/2023-07-14T12-00-00-04-00/photo_5298532528820441142_y-e1689311716546.jpg" xlink:type="simple" xlink:show="embed" xlink:actuate="onLoad" draw:mime-type="image/jpeg"/>
</draw:frame>
</text:p>
      <text:p text:style-name="P4">
Із вечора 13 липня до 4 ранку 14 липня 2023 року рашисти атакували Україну 17ударними безпілотниками іранського виробництва Shahed-136/131 з південно-східного напрямку (Приморсько-Ахтарськ).</text:p>
      <text:p text:style-name="P4">
Про це <text:a xlink:type="simple" xlink:href="https://t.me/kpszsu/3276" text:style-name="Internet_20_link" text:visited-style-name="Visited_20_Internet_20_Link">
повідомляє</text:a>
 Командування Повітряних Сил ЗСУкраїни.</text:p>
      <text:p text:style-name="P4">
Внаслідок бойової роботи у південних та східних областях знищено 16 «шахедів».Також уночі захисники неба збили один розвідувальний БПЛА, ще шістьбезпілотників оперативно-тактичного рівня протиповітряна оборона уразиламинулої доби.</text:p>
      <text:p text:style-name="P4">
«Залучались зенітні ракетні підрозділи, винищувальна авіація, мобільні вогневігрупи Повітряних Сил та протиповітряна оборона інших складових Сил оборониУкраїни у зонах відповідальності повітряних командувань «Південь» та «Схід», —уточнили в Командуванні ПС ЗСУ.</text:p>
      <text:p text:style-name="P4">
За поточну та минулу добу авіація Повітряних Сил завдала до 20 груповихавіаційних ударів по російських окупантах.</text:p>
      <text:p text:style-name="P4">
Source: <text:a xlink:type="simple" xlink:href="https://armyinform.com.ua/2023/07/14/unochi-ukrayinski-vijskovi-znyshhyly-16-shahediv-ta-odyn-rozviduvalnyj-bpla/" text:style-name="Internet_20_link" text:visited-style-name="Visited_20_Internet_20_Link">
https://armyinform.com.ua/2023/07/14/unochi-ukrayinski-vijskovi-znyshhyly-16-shahediv-ta-odyn-rozviduvalnyj-bpla/</text:a>
</text:p>
      <!--NEWS-->
      <text:h text:style-name="P10" text:outline-level="1">
<text:span text:style-name="T4">
До України повернули ще двох дітей із тимчасово окупованої території</text:span>
</text:h>
      <text:p text:style-name="P4">
Author: ['АРМІЯINFORM']</text:p>
      <text:p text:style-name="P4">
Time: 2023-07-14T14:00:00-04:00</text:p>
      <text:p text:style-name="P4">
Description: В Україну повернули ще двох дітей із тимчасово окупованої території. Іх передали мам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6703392443386614_y-e1689312668438.jpg" text:style-name="Internet_20_link" text:visited-style-name="Visited_20_Internet_20_Link">
photo_5296703392443386614_y-e1689312668438.jpg</text:a>
']</text:p>
      <text:p text:style-name="P4">
Tags: ['ВІЙНА', 'ДІТИ НА ВІЙНІ', 'УПОВНОВАЖЕНИЙ ВРУ З ПРАВ ЛЮДИНИ']</text:p>
      <text:p text:style-name="P4">
Category: News</text:p>
      <!--METADATA-->
      <text:p text:style-name="P4">
<draw:frame draw:style-name="fr1" draw:name="Image15" text:anchor-type="as-char" svg:width="6.9236in" svg:height="5.728197in" draw:z-index="0">
<draw:image xlink:href="../Images/AРМІЯINFORM/2023-07-14T14-00-00-04-00/photo_5296703392443386614_y-e1689312668438.jpg" xlink:type="simple" xlink:show="embed" xlink:actuate="onLoad" draw:mime-type="image/jpeg"/>
</draw:frame>
</text:p>
      <text:p text:style-name="P4">
В Україну повернули ще двох дітей із тимчасово окупованої території. Іхпередали мамі, яка повернулася з полону.</text:p>
      <text:p text:style-name="P4">
Про це <text:a xlink:type="simple" xlink:href="https://t.me/dmytro_lubinetzs/2979" text:style-name="Internet_20_link" text:visited-style-name="Visited_20_Internet_20_Link">
повідомив</text:a>
 Уповноважений ВерховноїРади з прав людини Дмитро Лубінець.</text:p>
      <text:p text:style-name="P4">
«5- та 12-річні сестри розлучилися з батьками з першого дня широкомасштабноговторгнення росії в Україну. Весь час вони перебували з бабусею, якавідмовлялася передавати дітей матері, котра повернулася з полону», — йдеться уповідомленні.</text:p>
      <text:p text:style-name="P4">
Після звернення мами дівчаток Офіс Уповноваженого ВР напрацював механізм їхповернення з російською стороною.</text:p>
      <text:p text:style-name="P4">
«І, на щастя, все вдалося. Нині сім'я возз'єдналася», — наголосив ДмитроЛубінець.</text:p>
      <text:p text:style-name="P4">
Source: <text:a xlink:type="simple" xlink:href="https://armyinform.com.ua/2023/07/14/do-ukrayiny-povernuly-shhe-dvoh-ditej-iz-tymchasovo-okupovanoyi-terytoriyi/" text:style-name="Internet_20_link" text:visited-style-name="Visited_20_Internet_20_Link">
https://armyinform.com.ua/2023/07/14/do-ukrayiny-povernuly-shhe-dvoh-ditej-iz-tymchasovo-okupovanoyi-terytoriyi/</text:a>
</text:p>
      <!--NEWS-->
      <text:h text:style-name="P10" text:outline-level="1">
<text:span text:style-name="T4">
Під час нічної атаки по Україні ворог застосував 17 дронів-камікадзе</text:span>
</text:h>
      <text:p text:style-name="P4">
Author: ['АРМІЯINFORM']</text:p>
      <text:p text:style-name="P4">
Time: 2023-07-14T16:00:00-04:00</text:p>
      <text:p text:style-name="P4">
Description: Про це в етері телемарафону «Єдині новини» розповів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ignat-gepard.jpg" text:style-name="Internet_20_link" text:visited-style-name="Visited_20_Internet_20_Link">
ignat-gepard.jpg</text:a>
']</text:p>
      <text:p text:style-name="P4">
Tags: ['АТАКА ДРОНІВ', 'ДРОН-КАМІКАДЗЕ', 'ЄДИНІ НОВИНИ', 'ЮРІЙ ІГНАТ']</text:p>
      <text:p text:style-name="P4">
Category: News</text:p>
      <!--METADATA-->
      <text:p text:style-name="P4">
<draw:frame draw:style-name="fr1" draw:name="Image16" text:anchor-type="as-char" svg:width="6.9236in" svg:height="4.159279in" draw:z-index="0">
<draw:image xlink:href="../Images/AРМІЯINFORM/2023-07-14T16-00-00-04-00/ignat-gepard.jpg" xlink:type="simple" xlink:show="embed" xlink:actuate="onLoad" draw:mime-type="image/jpeg"/>
</draw:frame>
Речник Командування Повітряних Сил Збройних Сил України полковник Юрій Ігнат</text:p>
      <text:p text:style-name="P4">
Про це в етері телемарафону «Єдині новини» розповів речник КомандуванняПовітряних Сил ЗСУ полковник Юрій Ігнат.</text:p>
      <text:p text:style-name="P4">
— 16 БПЛА противника було знищено. На жаль, є влучання на Дніпропетровщині. Дозбиття дронів-камікадзе долучалася українська авіація, зенітні-ракетні військата мобільні вогневі групи, а також інші складові Сил ППО. Також за минулу добубуло знищено 16 ворожих повітряних цілей та один розвідувальний БПЛА росіян, —розповів речник.</text:p>
      <text:p text:style-name="P4">
Source: <text:a xlink:type="simple" xlink:href="https://armyinform.com.ua/2023/07/14/pid-chas-nichnoyi-ataky-po-ukrayini-vorog-zastosuvav-17-droniv-kamikadze/" text:style-name="Internet_20_link" text:visited-style-name="Visited_20_Internet_20_Link">
https://armyinform.com.ua/2023/07/14/pid-chas-nichnoyi-ataky-po-ukrayini-vorog-zastosuvav-17-droniv-kamikadze/</text:a>
</text:p>
      <!--NEWS-->
      <text:h text:style-name="P10" text:outline-level="1">
<text:span text:style-name="T4">
Air defense is active in Mykolaiv region</text:span>
</text:h>
      <text:p text:style-name="P4">
Authors: liveuamap (Language: en)</text:p>
      <text:p text:style-name="P4">
Time: 2023-07-14T16:53:06</text:p>
      <text:p text:style-name="P4">
Location: Mykolaiv (Latitude:46.93479 Longtitude:32.00077)</text:p>
      <text:p text:style-name="P4">
Videos: []</text:p>
      <text:p text:style-name="P4">
Images: []</text:p>
      <text:p text:style-name="P4">
Tags: []</text:p>
      <text:p text:style-name="P4">
ID: 22576123</text:p>
      <!--METADATA-->
      <text:p text:style-name="P4">
Air defense is active in Mykolaiv region</text:p>
      <text:p text:style-name="P4">
News Collection Link: <text:a xlink:type="simple" xlink:href="https:\/\/liveuamap.com\/en\/2023\/14-july-air-defense-is-active-in-mykolaiv-region-" text:style-name="Internet_20_link" text:visited-style-name="Visited_20_Internet_20_Link">
https:\/\/liveuamap.com\/en\/2023\/14-july-air-defense-is-active-in-mykolaiv-region-</text:a>
</text:p>
      <text:p text:style-name="P4">
Source: <text:a xlink:type="simple" xlink:href="https://t.me/truexanewsua/76803" text:style-name="Internet_20_link" text:visited-style-name="Visited_20_Internet_20_Link">
https://t.me/truexanewsua/76803</text:a>
</text:p>
      <!--NEWS-->
      <text:h text:style-name="P10" text:outline-level="1">
<text:span text:style-name="T4">
Є чіткі домовленості з деякими країнами про постачання F-16 та навчання українських пілотів — Юрій Ігнат</text:span>
</text:h>
      <text:p text:style-name="P4">
Author: ['АРМІЯINFORM']</text:p>
      <text:p text:style-name="P4">
Time: 2023-07-14T18:00:00-04:00</text:p>
      <text:p text:style-name="P4">
Description: Про це в ефірі телемарафону «Єдині новини» розповів речник Командування Повітря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f-16-picture-resize.jpg" text:style-name="Internet_20_link" text:visited-style-name="Visited_20_Internet_20_Link">
f-16-picture-resize.jpg</text:a>
']</text:p>
      <text:p text:style-name="P4">
Tags: ['F-16', 'ЄДИНІ НОВИНИ', 'ЮРІЙ ІГНАТ']</text:p>
      <text:p text:style-name="P4">
Category: News</text:p>
      <!--METADATA-->
      <text:p text:style-name="P4">
<draw:frame draw:style-name="fr1" draw:name="Image17" text:anchor-type="as-char" svg:width="6.9236in" svg:height="4.436874in" draw:z-index="0">
<draw:image xlink:href="../Images/AРМІЯINFORM/2023-07-14T18-00-00-04-00/f-16-picture-resize.jpg" xlink:type="simple" xlink:show="embed" xlink:actuate="onLoad" draw:mime-type="image/jpeg"/>
</draw:frame>
 Багатоцільовий винищувач F-16 . Фото: Willard / iStock</text:p>
      <text:p text:style-name="P4">
Про це в ефірі телемарафону «Єдині новини» розповів речник КомандуванняПовітряних Сил ЗСУ полковник Юрій Ігнат.</text:p>
      <text:p text:style-name="P4">
— На саміті у Вільнюсі відбулися певні зрушення в ухваленні рішень щодовідправки українських пілотів та інших фахівців на навчання з опанування F-16,— розповів речник.</text:p>
      <text:p text:style-name="P4">
За словами Юрія Ігната, також триває робота з підготовки майданчиків, девідбуватиметься навчання українських пілотів.</text:p>
      <text:p text:style-name="P4">
— Дехто з них буде навчатися, а дехто перенавчатися, адже в першій хвилінавчання будуть ті, хто має бойовий досвід та знає англійську мову.</text:p>
      <text:p text:style-name="P4">
Source: <text:a xlink:type="simple" xlink:href="https://armyinform.com.ua/2023/07/14/ye-chitki-domovlenosti-z-deyakymy-krayinamy-pro-postachannya-f-16-ta-navchannya-ukrayinskyh-pilotiv-yurij-ignat/" text:style-name="Internet_20_link" text:visited-style-name="Visited_20_Internet_20_Link">
https://armyinform.com.ua/2023/07/14/ye-chitki-domovlenosti-z-deyakymy-krayinamy-pro-postachannya-f-16-ta-navchannya-ukrayinskyh-pilotiv-yurij-ignat/</text:a>
</text:p>
      <!--NEWS-->
      <text:h text:style-name="P10" text:outline-level="1">
<text:span text:style-name="T4">
Air defense was active in Zaporizhzhia and more drones active in the area</text:span>
</text:h>
      <text:p text:style-name="P4">
Authors: liveuamap (Language: en)</text:p>
      <text:p text:style-name="P4">
Time: 2023-07-14T18:37:33</text:p>
      <text:p text:style-name="P4">
Location: Zaporizhzhia, Zaporiz'ka oblast (Latitude:47.8233 Longtitude:35.12226)</text:p>
      <text:p text:style-name="P4">
Videos: []</text:p>
      <text:p text:style-name="P4">
Images: []</text:p>
      <text:p text:style-name="P4">
Tags: []</text:p>
      <text:p text:style-name="P4">
ID: 22576125</text:p>
      <!--METADATA-->
      <text:p text:style-name="P4">
Air defense was active in Zaporizhzhia and more drones active in the area</text:p>
      <text:p text:style-name="P4">
News Collection Link: <text:a xlink:type="simple" xlink:href="https:\/\/liveuamap.com\/en\/2023\/14-july-air-defense-was-active-in-zaporizhzhia-and-more-drones" text:style-name="Internet_20_link" text:visited-style-name="Visited_20_Internet_20_Link">
https:\/\/liveuamap.com\/en\/2023\/14-july-air-defense-was-active-in-zaporizhzhia-and-more-drones</text:a>
</text:p>
      <text:p text:style-name="P4">
Source: <text:a xlink:type="simple" xlink:href="https://t.me/dniprorudne_ukraine/3178" text:style-name="Internet_20_link" text:visited-style-name="Visited_20_Internet_20_Link">
https://t.me/dniprorudne_ukraine/3178</text:a>
</text:p>
      <!--NEWS-->
      <text:h text:style-name="P10" text:outline-level="1">
<text:span text:style-name="T4">
В Україні масштабна повітряна тривога - злетів МіГ</text:span>
</text:h>
      <text:p text:style-name="P4">
Authors: Ukrinform (Person)</text:p>
      <text:p text:style-name="P4">
Publisher: Укринформ (Organization)</text:p>
      <text:p text:style-name="P4">
Published Time: 2023-07-14T18:38:00+03:00</text:p>
      <text:p text:style-name="P4">
Modified Time: 2023-07-14T18:38:00+03:00</text:p>
      <text:p text:style-name="P4">
Description: По всій території України оголосили повітряну тривогу через зліт винищувача МіГ, який є носієм гіперзвукових ракет "Кинджал". — Укрінформ.</text:p>
      <text:p text:style-name="P4">
Images: ['<text:a xlink:type="simple" xlink:href="https://static.ukrinform.com/photos/2023_02/thumb_files/630_360_1676041139-227.jpg" text:style-name="Internet_20_link" text:visited-style-name="Visited_20_Internet_20_Link">
630_360_16760...</text:a>
']</text:p>
      <text:p text:style-name="P4">
Tags: ['Україна', 'Війна з Росією', 'Повітряна тривога']</text:p>
      <text:p text:style-name="P4">
Type: Article</text:p>
      <!--METADATA-->
      <text:p text:style-name="P4">
<draw:frame draw:style-name="fr1" draw:name="Image18" text:anchor-type="as-char" svg:width="6.9236in" svg:height="3.956343in" draw:z-index="0">
<draw:image xlink:href="../Images/yкринформ/2023-07-14T18-38-00-03-00/630_360_1676041139-227.jpg" xlink:type="simple" xlink:show="embed" xlink:actuate="onLoad" draw:mime-type="image/jpeg"/>
</draw:frame>
 По всійтериторії України оголосили повітряну тривогу через зліт винищувача МіГ, якийє носієм гіперзвукових ракет "Кинджал".</text:p>
      <text:p text:style-name="P4">
Як передає Укрінформ, про це Повітряні сили ЗСУ повідомляють у <text:a xlink:type="simple" xlink:href="https://t.me/kpszsu/3287" text:style-name="Internet_20_link" text:visited-style-name="Visited_20_Internet_20_Link">
 Телеграмі.</text:a>
</text:p>
      <text:p text:style-name="P4">
"Вся Україна - ракетна небезпека. Виліт МіГ-31К", - йдеться у повідомленні.</text:p>
      <text:p text:style-name="P4">
<text:span text:style-name="T4">
Читайте також:</text:span>
 <text:a xlink:type="simple" xlink:href="https://www.ukrinform.ua/rubric-ato/3735631-u-cornomu-mori-z-noci-perebuvaut-dva-vorozih-raketonosii-z-12-kalibrami-gumenuk.html" text:style-name="Internet_20_link" text:visited-style-name="Visited_20_Internet_20_Link">
 У Чорному морі з ночі перебувають два ворожих<text:span text:style-name="T4">
ракетоносії</text:span>
 з 12 «Калібрами» - Гуменюк </text:a>
</text:p>
      <text:p text:style-name="P4">
Як повідомлялося, <text:a xlink:type="simple" xlink:href="https://www.ukrinform.ua/rubric-ato/3732595-dla-atak-na-ukrainski-mista-rosiani-somisaca-zastosovuut-do-sotni-raket-ignat.html" text:style-name="Internet_20_link" text:visited-style-name="Visited_20_Internet_20_Link">
 російська армія щомісяця атакує українські міста та села</text:a>
 в середньому майжесотнею ракет різних типів.</text:p>
      <text:p text:style-name="P4">
Source: <text:a xlink:type="simple" xlink:href="https://www.ukrinform.ua/rubric-ato/3732963-ukrainou-siritsa-povitrana-trivoga-v-rosii-zletiv-mig.html" text:style-name="Internet_20_link" text:visited-style-name="Visited_20_Internet_20_Link">
https://www.ukrinform.ua/rubric-ato/3732963-ukrainou-siritsa-povitrana-trivoga-v-rosii-zletiv-mig.html</text:a>
</text:p>
      <!--NEWS-->
      <text:h text:style-name="P10" text:outline-level="1">
<text:span text:style-name="T4">
Парламент ухвалив закон щодо захисту права власності дітей</text:span>
</text:h>
      <text:p text:style-name="P4">
Authors: Ukrinform (Person)</text:p>
      <text:p text:style-name="P4">
Publisher: Укринформ (Organization)</text:p>
      <text:p text:style-name="P4">
Published Time: 2023-07-14T18:41:59+03:00</text:p>
      <text:p text:style-name="P4">
Modified Time: 2023-07-14T18:41:59+03:00</text:p>
      <text:p text:style-name="P4">
Description: Верховна Рада ухвалила закон, що забезпечує захист права власності та інших речових прав на нерухоме майно, що належать дітям та підопічним особам. — Укрінформ.</text:p>
      <text:p text:style-name="P4">
Images: ['<text:a xlink:type="simple" xlink:href="https://static.ukrinform.com/photos/2021_11/thumb_files/630_360_1638277056-325.jpg" text:style-name="Internet_20_link" text:visited-style-name="Visited_20_Internet_20_Link">
630_360_16382...</text:a>
']</text:p>
      <text:p text:style-name="P4">
Tags: ['Діти', 'Верховна Рада']</text:p>
      <text:p text:style-name="P4">
Type: Article</text:p>
      <!--METADATA-->
      <text:p text:style-name="P4">
<draw:frame draw:style-name="fr1" draw:name="Image19" text:anchor-type="as-char" svg:width="6.9236in" svg:height="3.956343in" draw:z-index="0">
<draw:image xlink:href="../Images/yкринформ/2023-07-14T18-41-59-03-00/630_360_1638277056-325.jpg" xlink:type="simple" xlink:show="embed" xlink:actuate="onLoad" draw:mime-type="image/jpeg"/>
</draw:frame>
 ВерховнаРада ухвалила закон, що забезпечує захист права власності та інших речовихправ на нерухоме майно, що належать дітям та підопічним особам.</text:p>
      <text:p text:style-name="P4">
Про це народний депутат Ярослав Железняк повідомив у <text:a xlink:type="simple" xlink:href="https://t.me/yzheleznyak/4576" text:style-name="Internet_20_link" text:visited-style-name="Visited_20_Internet_20_Link">
 Телеграмі</text:a>
 , передає Укрінформ.</text:p>
      <text:p text:style-name="P4">
За даними парламентарія, Закон «Про внесення змін до деяких законодавчих актівУкраїни (щодо забезпечення захисту права власності та інших речових прав нанерухоме майно, що належать дітям та підопічним особам)» ( <text:a xlink:type="simple" xlink:href="https://w1.c1.rada.gov.ua/pls/zweb2/webproc4_1" text:style-name="Internet_20_link" text:visited-style-name="Visited_20_Internet_20_Link">
 №5229</text:a>
 ) підтримали260 народних депутатів.</text:p>
      <text:p text:style-name="P4">
<text:span text:style-name="T4">
Читайте також:</text:span>
 <text:a xlink:type="simple" xlink:href="https://www.ukrinform.ua/rubric-economy/3735870-rada-shvalila-zmini-do-mitnogo-kodeksu-aki-dozvolaut-zmensiti-cas-prohodzenna-mitnici.html" text:style-name="Internet_20_link" text:visited-style-name="Visited_20_Internet_20_Link">
 Рада схвалила зміни до Митного кодексу, які дозволяютьзменшити час проходження митниці </text:a>
</text:p>
      <text:p text:style-name="P4">
Законом вносяться зміни до Цивільного кодексу України, Сімейного кодексуУкраїни та інших нормативно-правових актів. Зокрема, передбачено, що згода навчинення неповнолітньою особою правочинів, які мають важливе значення, маєбути одержана від батьків або осіб, які їх замінюють, та органу опіки тапіклування.</text:p>
      <text:p text:style-name="P4">
Водночас розширюється перелік правочинів та інших дій щодо належного дитині чипідопічному майнового права, чи нерухомого майна, згода на відчуження чи навчинення інших юридично значущих дій щодо яких має бути обов’язково отриманабатьками (усиновлювачами) або опікунами в органи опіки та піклування.</text:p>
      <text:p text:style-name="P4">
Крім того, посилюється захист бездомних осіб і безпритульних дітей шляхомпередбачення не тільки захисту під час вчинення правочинів щодо житловихприміщень, а й іншого нерухомого майна, а також об’єкта незавершеногобудівництва.</text:p>
      <text:p text:style-name="P4">
<text:span text:style-name="T4">
Читайте також:</text:span>
 <text:a xlink:type="simple" xlink:href="https://www.ukrinform.ua/rubric-economy/3735864-rada-rozsirila-mozlivosti-kreditnih-spilok.html" text:style-name="Internet_20_link" text:visited-style-name="Visited_20_Internet_20_Link">
 Рада розширила можливості кредитних спілок</text:a>
</text:p>
      <text:p text:style-name="P4">
У законі закріплюється обов’язок державного реєстратора перевіряти наявністьзгоди органів опіки та піклування на вчинення правочину щодо об'єктанерухомого майна для цілей проведення державної реєстрації речових прав нанерухоме майно, у результаті якої відбувається набуття, зміна, припиненняречових прав на об’єкт нерухомого майна, об’єкт незавершеного будівництва, щоналежить малолітній чи неповнолітній особі або особі, яка визнана судомнедієздатною чи дієздатність якої обмежена.</text:p>
      <text:p text:style-name="P4">
Як повідомлялося, Верховна Рада у першому читанні ухвалила проєкт закону провнесення змін до деяких законів України щодо вдосконалення порядку прийняттяспадщини (№9287).</text:p>
      <text:p text:style-name="P4">
Source: <text:a xlink:type="simple" xlink:href="https://www.ukrinform.ua/rubric-society/3735913-parlament-uhvaliv-zakon-sodo-zahistu-prava-vlasnosti-ditej.html" text:style-name="Internet_20_link" text:visited-style-name="Visited_20_Internet_20_Link">
https://www.ukrinform.ua/rubric-society/3735913-parlament-uhvaliv-zakon-sodo-zahistu-prava-vlasnosti-ditej.html</text:a>
</text:p>
      <!--NEWS-->
      <text:h text:style-name="P10" text:outline-level="1">
<text:span text:style-name="T4">
На Сумщині тракторист підірвався на міні</text:span>
</text:h>
      <text:p text:style-name="P4">
Authors: Ukrinform (Person)</text:p>
      <text:p text:style-name="P4">
Publisher: Укринформ (Organization)</text:p>
      <text:p text:style-name="P4">
Published Time: 2023-07-14T18:46:28+03:00</text:p>
      <text:p text:style-name="P4">
Modified Time: 2023-07-14T18:46:28+03:00</text:p>
      <text:p text:style-name="P4">
Description: У Конотопському районі Сумської області водій трактора, проігнорував знак «Обережно міни», заїхав у заборонену зону і підірвався на вибухівці, внаслідок чого пошкоджена сільськогосподарська техніка, водій зазнав незначних травм. — Укрінформ.</text:p>
      <text:p text:style-name="P4">
Images: ['<text:a xlink:type="simple" xlink:href="https://static.ukrinform.com/photos/2023_07/thumb_files/630_360_1689349526-224.png" text:style-name="Internet_20_link" text:visited-style-name="Visited_20_Internet_20_Link">
630_360_16893...</text:a>
']</text:p>
      <text:p text:style-name="P4">
Tags: ['Міна', 'Сумщина', 'Вибух', 'Трактор']</text:p>
      <text:p text:style-name="P4">
Type: Article</text:p>
      <!--METADATA-->
      <text:p text:style-name="P4">
<draw:frame draw:style-name="fr1" draw:name="Image20" text:anchor-type="as-char" svg:width="6.9236in" svg:height="3.956343in" draw:z-index="0">
<draw:image xlink:href="../Images/yкринформ/2023-07-14T18-46-28-03-00/630_360_1689349526-224.png" xlink:type="simple" xlink:show="embed" xlink:actuate="onLoad" draw:mime-type="image/png"/>
</draw:frame>
 УКонотопському районі Сумської області водій трактора, проігнорував знак«Обережно міни», заїхав у заборонену зону і підірвався на вибухівці, внаслідокчого пошкоджена сільськогосподарська техніка, водій зазнав незначних травм.</text:p>
      <text:p text:style-name="P4">
Як передає Укрінформ, про це повідомляє  <text:a xlink:type="simple" xlink:href="https://mvs.gov.ua/uk/news/na-sumshhini-traktorist-nayixav-na-minu-ta-travmuvavsia-policiia-zaklikaje-ne-ignoruvati-znaki-shho-poperedzaiut-pro-minnu-nebezpeku" text:style-name="Internet_20_link" text:visited-style-name="Visited_20_Internet_20_Link">
 Міністерство внутрішніх справУкраїни. </text:a>
</text:p>
      <text:p text:style-name="P4">
«Слідчо-оперативна група Конотопського райвідділу поліції, прибувши на місцеподії, з’ясувала, що в полі, неподалік від одного з сіл, 46-річний працівникаграрного підприємства здійснював оприскування пшениці. Роботи проводились натракторі John Deere з причіпним оприскувачем», - ідеться у повідомленні.</text:p>
      <text:p text:style-name="P4">
За словами тракториста, він не бачив попереджувальну табличку з написом«Обережно міни», та з’їхав на небезпечну ділянку поблизу поля, щоб виконатироботу.</text:p>
      <text:p text:style-name="P4">
За кілька секунд пролунав потужний <text:a xlink:type="simple" xlink:href="https://www.ukrinform.ua/tag-vibuh" text:style-name="Internet_20_link" text:visited-style-name="Visited_20_Internet_20_Link">
 вибух </text:a>
 - оприскувач своїм колесом наїхав на міну.</text:p>
      <text:p text:style-name="P4">
</text:p>
      <text:p text:style-name="P4">
Чоловік вийшов з трактора і побачив, що колеса та корпус оприскувачапошкоджені, а на землі утворилася вирва. Водій отримав кілька подряпин.</text:p>
      <text:p text:style-name="P4">
Поліція закликає громадян дотримуватись правил мінної безпеки і радить ні вякому разі не ігнорувати таблички, знаки, написи та мітки, які попереджаютьпро мінно-вибухову небезпеку.</text:p>
      <text:p text:style-name="P4">
<text:span text:style-name="T4">
Читайте також:</text:span>
 <text:a xlink:type="simple" xlink:href="https://www.ukrinform.ua/rubric-regions/3734740-na-hersonsini-v-poli-traktor-pidirvavsa-na-mini.html" text:style-name="Internet_20_link" text:visited-style-name="Visited_20_Internet_20_Link">
 На Херсонщині в полі <text:span text:style-name="T4">
трактор</text:span>
 підірвався на міні</text:a>
</text:p>
      <text:p text:style-name="P4">
Категорично забороняється при виявленні будь-яких боєприпасів армійськогозразка, чи саморобних, їх торкатися. Знаходитися та проводити будь-які роботибезпосередньо поруч з вибухонебезпечними предметами або в зоні де встановленопопереджувальні знаки «Обережно міни», палити, користуватись запальничками,іншими джерелами відкритого вогню в місцях, де можуть бути вибухонебезпечніпредмети. Рухати підозрілий предмет, заливати його рідинами, засипатиґрунтом, намагатись чимось накрити, утворювати скупчення людей безпосередньопоруч зі знайденим предметом.</text:p>
      <text:p text:style-name="P4">
Як повідомляв Укрінформ, 6 липня біля села Курулька Барвінківської громадиХарківської області  <text:a xlink:type="simple" xlink:href="https://www.ukrinform.ua/rubric-regions/3732405-na-harkivsini-traktor-pidirvavsa-na-vibuhivci.html" text:style-name="Internet_20_link" text:visited-style-name="Visited_20_Internet_20_Link">
 трактор підірвався на вибуховому предметі,</text:a>
 водій зазнав травм.</text:p>
      <text:p text:style-name="P4">
_ Фото: МВС  _</text:p>
      <text:p text:style-name="P4">
Source: <text:a xlink:type="simple" xlink:href="https://www.ukrinform.ua/rubric-regions/3735914-na-sumsini-traktorist-pidirvavsa-na-mini.html" text:style-name="Internet_20_link" text:visited-style-name="Visited_20_Internet_20_Link">
https://www.ukrinform.ua/rubric-regions/3735914-na-sumsini-traktorist-pidirvavsa-na-mini.html</text:a>
</text:p>
      <!--NEWS-->
      <text:h text:style-name="P10" text:outline-level="1">
<text:span text:style-name="T4">
Чорнобильська АЕС отримає додаткові €2,6 мільйона від ЄБРР</text:span>
</text:h>
      <text:p text:style-name="P4">
Authors: Ukrinform (Person)</text:p>
      <text:p text:style-name="P4">
Publisher: Укринформ (Organization)</text:p>
      <text:p text:style-name="P4">
Published Time: 2023-07-14T18:46:46+03:00</text:p>
      <text:p text:style-name="P4">
Modified Time: 2023-07-14T18:46:46+03:00</text:p>
      <text:p text:style-name="P4">
Description: Чорнобильської АЕС отримає додаткові 2 млн 640 тис. євро від Європейського банку реконструкції та розвитку (ЄБРР). — Укрінформ.</text:p>
      <text:p text:style-name="P4">
Images: ['<text:a xlink:type="simple" xlink:href="https://static.ukrinform.com/photos/2018_10/thumb_files/630_360_1540360598-145.jpg" text:style-name="Internet_20_link" text:visited-style-name="Visited_20_Internet_20_Link">
630_360_15403...</text:a>
']</text:p>
      <text:p text:style-name="P4">
Tags: ['ЧАЕС', 'ЄБРР', 'Мельничук']</text:p>
      <text:p text:style-name="P4">
Type: Article</text:p>
      <!--METADATA-->
      <text:p text:style-name="P4">
<draw:frame draw:style-name="fr1" draw:name="Image22" text:anchor-type="as-char" svg:width="6.9236in" svg:height="3.956343in" draw:z-index="0">
<draw:image xlink:href="../Images/yкринформ/2023-07-14T18-46-46-03-00/630_360_1540360598-145.jpg" xlink:type="simple" xlink:show="embed" xlink:actuate="onLoad" draw:mime-type="image/jpeg"/>
</draw:frame>
Чорнобильської АЕС отримає додаткові 2 млн 640 тис. євро від Європейськогобанку реконструкції та розвитку (ЄБРР).</text:p>
      <text:p text:style-name="P4">
Як передає Укрінформ, про це повідомляє у <text:a xlink:type="simple" xlink:href="https://t.me/tmelnychuk/2723" text:style-name="Internet_20_link" text:visited-style-name="Visited_20_Internet_20_Link">
 Телеграмі</text:a>
 постійний представник Кабміну у Верховній РадіТарас Мельничук.</text:p>
      <text:p text:style-name="P4">
«Схвалено проєкт Угоди про внесення змін № 19 до Угоди про грант №006 (Проєктядерної безпеки Чорнобильської АЕС) між Європейським банком реконструкції тарозвитку як Розпорядником коштів, наданих згідно з Грантом з Рахунка ядерноїбезпеки, та Кабінетом Міністрів України та Державним спеціалізованимпідприємством «Чорнобильська АЕС» як Одержувачем», – йдеться у повідомленні.</text:p>
      <text:p text:style-name="P4">
<text:span text:style-name="T4">
Читайте також:</text:span>
 <text:a xlink:type="simple" xlink:href="https://www.ukrinform.ua/rubric-economy/3728756-platforma-prometheus-vidkrila-navcanna-dla-60-tisac-pidpriemciv-grosi-dae-ebrr.html" text:style-name="Internet_20_link" text:visited-style-name="Visited_20_Internet_20_Link">
 Платформа Prometheus відкрила навчання для 60 тисячпідприємців – гроші дає <text:span text:style-name="T4">
ЄБРР</text:span>
 </text:a>
</text:p>
      <text:p text:style-name="P4">
Зазначається, що проєктом угоди передбачено збільшення розміру гранту на 2 млн640 тис. 320, 54 євро.</text:p>
      <text:p text:style-name="P4">
Як повідомлялося, для відновлення довоєнного стану ДСП "Чорнобильська АЕС"знадобиться 1,6 млрд гривень.</text:p>
      <text:p text:style-name="P4">
Source: <text:a xlink:type="simple" xlink:href="https://www.ukrinform.ua/rubric-economy/3735915-cornobilska-aes-otrimae-dodatkovi-26-miljona-vid-ebrr.html" text:style-name="Internet_20_link" text:visited-style-name="Visited_20_Internet_20_Link">
https://www.ukrinform.ua/rubric-economy/3735915-cornobilska-aes-otrimae-dodatkovi-26-miljona-vid-ebrr.html</text:a>
</text:p>
      <!--NEWS-->
      <text:h text:style-name="P10" text:outline-level="1">
<text:span text:style-name="T4">
«Зоря» гратиме домашні матчі футбольних єврокубків у Польщі</text:span>
</text:h>
      <text:p text:style-name="P4">
Authors: Ukrinform (Person)</text:p>
      <text:p text:style-name="P4">
Publisher: Укринформ (Organization)</text:p>
      <text:p text:style-name="P4">
Published Time: 2023-07-14T18:55:15+03:00</text:p>
      <text:p text:style-name="P4">
Modified Time: 2023-07-14T18:55:15+03:00</text:p>
      <text:p text:style-name="P4">
Description: Бронзовий призер чемпіонату України з футболу луганська «Зоря» повідомила про місце проведення домашніх матчів єврокубків. — Укрінформ.</text:p>
      <text:p text:style-name="P4">
Images: ['<text:a xlink:type="simple" xlink:href="https://static.ukrinform.com/photos/2023_07/thumb_files/630_360_1689350036-518.jpg" text:style-name="Internet_20_link" text:visited-style-name="Visited_20_Internet_20_Link">
630_360_16893...</text:a>
']</text:p>
      <text:p text:style-name="P4">
Tags: ['Футбол', 'Зоря']</text:p>
      <text:p text:style-name="P4">
Type: Article</text:p>
      <!--METADATA-->
      <text:p text:style-name="P4">
<draw:frame draw:style-name="fr1" draw:name="Image23" text:anchor-type="as-char" svg:width="6.9236in" svg:height="3.956343in" draw:z-index="0">
<draw:image xlink:href="../Images/yкринформ/2023-07-14T18-55-15-03-00/630_360_1689350036-518.jpg" xlink:type="simple" xlink:show="embed" xlink:actuate="onLoad" draw:mime-type="image/jpeg"/>
</draw:frame>
 Бронзовийпризер чемпіонату України з футболу луганська «Зоря» повідомила про місцепроведення домашніх матчів єврокубків.</text:p>
      <text:p text:style-name="P4">
Як інформує офіційний <text:a xlink:type="simple" xlink:href="http://zarya-lugansk.com/" text:style-name="Internet_20_link" text:visited-style-name="Visited_20_Internet_20_Link">
 сайт </text:a>
 «Зорі», як і ріктому, команда гратиме в Польщі, передає Укрінформ.</text:p>
      <text:p text:style-name="P4">
Домашні матчі луганців прийме стадіон в Любліні.</text:p>
      <text:p text:style-name="P4">
«Арена-Люблін» вміщує понад 15 тисяч уболівальників.</text:p>
      <text:p text:style-name="P4">
На цій арені грає місцевий польський клуб «Мотор», який за підсумками минулогосезону опустився в нижчий дивізіон чемпіонату Польщі.</text:p>
      <text:p text:style-name="P4">
<text:span text:style-name="T4">
Читайте також:</text:span>
 <text:a xlink:type="simple" xlink:href="https://www.ukrinform.ua/rubric-sports/3733180-fk-zora-ogolosiv-pro-perehid-do-komandi-persih-novackiv.html" text:style-name="Internet_20_link" text:visited-style-name="Visited_20_Internet_20_Link">
 ФК « <text:span text:style-name="T4">
Зоря</text:span>
 » оголосив про перехід до команди першихновачків </text:a>
</text:p>
      <text:p text:style-name="P4">
Нагадаємо, «Зоря» розпочне свої виступи в єврокубках з кваліфікації ЛігиЄвропиУЄФА. Свого першого суперника команда отримає на початку серпня.</text:p>
      <text:p text:style-name="P4">
Фото: ФК «Зоря».</text:p>
      <text:p text:style-name="P4">
Source: <text:a xlink:type="simple" xlink:href="https://www.ukrinform.ua/rubric-sports/3735918-zora-gratime-domasni-matci-futbolnih-evrokubkiv-u-polsi.html" text:style-name="Internet_20_link" text:visited-style-name="Visited_20_Internet_20_Link">
https://www.ukrinform.ua/rubric-sports/3735918-zora-gratime-domasni-matci-futbolnih-evrokubkiv-u-polsi.html</text:a>
</text:p>
      <!--NEWS-->
      <text:h text:style-name="P10" text:outline-level="1">
<text:span text:style-name="T4">
Уряд цьогоріч спрямував 900 мільйонів на облаштування бомбосховищ у школах</text:span>
</text:h>
      <text:p text:style-name="P4">
Authors: Ukrinform (Person)</text:p>
      <text:p text:style-name="P4">
Publisher: Укринформ (Organization)</text:p>
      <text:p text:style-name="P4">
Published Time: 2023-07-14T18:55:54+03:00</text:p>
      <text:p text:style-name="P4">
Modified Time: 2023-07-14T18:55:54+03:00</text:p>
      <text:p text:style-name="P4">
Description: Уряд спрямував на місця більше 56 млрд грн освітньої субвенції, у тому числі 900 млн грн на облаштування бомбосховищ у школах і 600 млн грн - для придбання шкільних автобусів. — Укрінформ.</text:p>
      <text:p text:style-name="P4">
Images: ['<text:a xlink:type="simple" xlink:href="https://static.ukrinform.com/photos/2023_07/thumb_files/630_360_1689350100-698.jpeg" text:style-name="Internet_20_link" text:visited-style-name="Visited_20_Internet_20_Link">
630_360_16893...</text:a>
']</text:p>
      <text:p text:style-name="P4">
Tags: ['Кабмін', 'Школа', 'Гроші', 'Бомбосховище']</text:p>
      <text:p text:style-name="P4">
Type: Article</text:p>
      <!--METADATA-->
      <text:p text:style-name="P4">
<draw:frame draw:style-name="fr1" draw:name="Image24" text:anchor-type="as-char" svg:width="6.9236in" svg:height="3.956343in" draw:z-index="0">
<draw:image xlink:href="../Images/yкринформ/2023-07-14T18-55-54-03-00/630_360_1689350100-698.jpeg" xlink:type="simple" xlink:show="embed" xlink:actuate="onLoad" draw:mime-type="image/jpeg"/>
</draw:frame>
 Урядспрямував на місця більше 56 млрд грн освітньої субвенції, у тому числі 900млн грн на облаштування бомбосховищ у школах і 600 млн грн - для придбанняшкільних автобусів.</text:p>
      <text:p text:style-name="P4">
Про це заявив Прем'єр-міністр Денис Шмигаль на  <text:a xlink:type="simple" xlink:href="https://t.me/Denys_Smyhal/5608" text:style-name="Internet_20_link" text:visited-style-name="Visited_20_Internet_20_Link">
 засіданні уряду</text:a>
 , повідомляє Укрінформ.</text:p>
      <text:p text:style-name="P4">
"Освітніх субвенцій для регіонів за шість місяців виплачено на суму понад 56млрд грн. З них вже 900 млн грн направлено на облаштування бомбосховищ у <text:a xlink:type="simple" xlink:href="https://www.ukrinform.ua/tag-skola" text:style-name="Internet_20_link" text:visited-style-name="Visited_20_Internet_20_Link">
школах </text:a>
 і ще 600 млн грн – на закупівлюнових шкільних автобусів", - зазначив Шмигаль.</text:p>
      <text:p text:style-name="P4">
Водночас він поінформував, що загальна сума субвенцій регіонам за перші півроку 2023 року склала 92 млрд грн.</text:p>
      <text:p text:style-name="P4">
<text:span text:style-name="T4">
Читайте також:</text:span>
 <text:a xlink:type="simple" xlink:href="https://www.ukrinform.ua/rubric-regions/3735139-u-skolah-kiivsini-pobuduut-43-ukritta-podvijnogo-priznacenna-ocilnik-ova.html" text:style-name="Internet_20_link" text:visited-style-name="Visited_20_Internet_20_Link">
 У <text:span text:style-name="T4">
школах</text:span>
 Київщини побудують 43 укриття подвійногопризначення - очільник ОВА </text:a>
</text:p>
      <text:p text:style-name="P4">
Як повідомлялося, Кабінет Міністрів  <text:a xlink:type="simple" xlink:href="https://www.ukrinform.ua/rubric-vidbudova/3733174-kabmin-rozpodiliv-237-milarda-na-vidbudovu-ale-osvoenna-kostiv-povilne-smigal.html" text:style-name="Internet_20_link" text:visited-style-name="Visited_20_Internet_20_Link">
 розподілив</text:a>
23,7 млрд грн на відбудову України, проте на місцях освоєння коштіввідбувається дуже повільно.</text:p>
      <text:p text:style-name="P4">
Source: <text:a xlink:type="simple" xlink:href="https://www.ukrinform.ua/rubric-society/3735920-urad-cogoric-spramuvav-900-miljoniv-na-oblastuvanna-bomboshovis-u-skolah.html" text:style-name="Internet_20_link" text:visited-style-name="Visited_20_Internet_20_Link">
https://www.ukrinform.ua/rubric-society/3735920-urad-cogoric-spramuvav-900-miljoniv-na-oblastuvanna-bomboshovis-u-skolah.html</text:a>
</text:p>
      <!--NEWS-->
      <text:h text:style-name="P10" text:outline-level="1">
<text:span text:style-name="T4">
Контррозвідники СБУ знищили чотири БМП та три танки росіян</text:span>
</text:h>
      <text:p text:style-name="P4">
Authors: Ukrinform (Person)</text:p>
      <text:p text:style-name="P4">
Publisher: Укринформ (Organization)</text:p>
      <text:p text:style-name="P4">
Published Time: 2023-07-14T19:01:01+03:00</text:p>
      <text:p text:style-name="P4">
Modified Time: 2023-07-14T19:01:01+03:00</text:p>
      <text:p text:style-name="P4">
Description: Військові контррозвідники Служби безпеки України знищили чотири бойових машини піхоти загарбників, три танки і 17 одиниць автомобільної техніки.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СБУ', 'Війна з Росією']</text:p>
      <text:p text:style-name="P4">
Type: Article</text:p>
      <!--METADATA-->
      <text:p text:style-name="P4">
<draw:frame draw:style-name="fr1" draw:name="Image25" text:anchor-type="as-char" svg:width="6.9236in" svg:height="3.956343in" draw:z-index="0">
<draw:image xlink:href="../Images/yкринформ/2023-07-14T19-01-01-03-00/630_360_1680422407-224.png" xlink:type="simple" xlink:show="embed" xlink:actuate="onLoad" draw:mime-type="image/png"/>
</draw:frame>
 Військовіконтррозвідники Служби безпеки України знищили чотири бойових машини піхотизагарбників, три танки і 17 одиниць автомобільної техніки.</text:p>
      <text:p text:style-name="P4">
Про це СБУ повідомляє в <text:a xlink:type="simple" xlink:href="https://t.me/SBUkr/8969" text:style-name="Internet_20_link" text:visited-style-name="Visited_20_Internet_20_Link">
 Телеграмі </text:a>
 , опублікувавшивідповідне відео, передає Укрінформ.</text:p>
      <text:p text:style-name="P4">
"Наші специ у контрнаступі нищать російську техніку та "мінусують" піхоту, щобпліч-о-пліч із бойовими побратимами із ЗСУ звільнити українську землю", -ідеться у повідомленні.</text:p>
      <text:p text:style-name="P4">
Як зазначили у службі, "цього разу список втрат загарбників поповнили: 3танки, у тому числі Т-90М та Т-90, 4 бойові машини піхоти".</text:p>
      <text:p text:style-name="P4">
<text:span text:style-name="T4">
Читайте також:</text:span>
 <text:a xlink:type="simple" xlink:href="https://www.ukrinform.ua/rubric-ato/3735853-prikordonniki-na-pivdni-znisili-dva-fpvdroni-rosian.html" text:style-name="Internet_20_link" text:visited-style-name="Visited_20_Internet_20_Link">
 Прикордонники на півдні <text:span text:style-name="T4">
знищил</text:span>
 и два FPV-дрони росіян</text:a>
</text:p>
      <text:p text:style-name="P4">
Крім того, контррозвідники СБУ знищили 3 бронетранспортери ворога, МТЛБ,зенітну установку, спостережний комплекс "Муром", протитанкову гармату, 17одиниць автомобільної техніки, 2 склади боєприпасів, 3 одиниці інженерноїтехніки, 2 БПЛА, розрахунок FPV-дронів та інше.</text:p>
      <text:p text:style-name="P4">
Як повідомляв Укрінформ, українські сили оборони з 24 лютого 2022 року по 14липня 2023 року ліквідували близько 236 тисяч 590 російських загарбників.</text:p>
      <text:p text:style-name="P4">
Source: <text:a xlink:type="simple" xlink:href="https://www.ukrinform.ua/rubric-ato/3735923-kontrrozvidniki-sbu-znisili-cotiri-bmp-ta-tri-tanki-rosian.html" text:style-name="Internet_20_link" text:visited-style-name="Visited_20_Internet_20_Link">
https://www.ukrinform.ua/rubric-ato/3735923-kontrrozvidniki-sbu-znisili-cotiri-bmp-ta-tri-tanki-rosian.html</text:a>
</text:p>
      <!--NEWS-->
      <text:h text:style-name="P10" text:outline-level="1">
<text:span text:style-name="T4">
Уряд звільнив держсекретаря Мін'юсту</text:span>
</text:h>
      <text:p text:style-name="P4">
Authors: Ukrinform (Person)</text:p>
      <text:p text:style-name="P4">
Publisher: Укринформ (Organization)</text:p>
      <text:p text:style-name="P4">
Published Time: 2023-07-14T19:03:52+03:00</text:p>
      <text:p text:style-name="P4">
Modified Time: 2023-07-14T19:03:52+03:00</text:p>
      <text:p text:style-name="P4">
Description: Кабінет Міністрів звільнив Олену Богачову з посади державного секретаря Міністерства юстиції. — Укрінформ.</text:p>
      <text:p text:style-name="P4">
Images: ['<text:a xlink:type="simple" xlink:href="https://static.ukrinform.com/photos/2019_08/thumb_files/630_360_1565780292-700.jpg" text:style-name="Internet_20_link" text:visited-style-name="Visited_20_Internet_20_Link">
630_360_15657...</text:a>
']</text:p>
      <text:p text:style-name="P4">
Tags: ['Кабмін', "Мін'юст"]</text:p>
      <text:p text:style-name="P4">
Type: Article</text:p>
      <!--METADATA-->
      <text:p text:style-name="P4">
<draw:frame draw:style-name="fr1" draw:name="Image26" text:anchor-type="as-char" svg:width="6.9236in" svg:height="3.956343in" draw:z-index="0">
<draw:image xlink:href="../Images/yкринформ/2023-07-14T19-03-52-03-00/630_360_1565780292-700.jpg" xlink:type="simple" xlink:show="embed" xlink:actuate="onLoad" draw:mime-type="image/jpeg"/>
</draw:frame>
 КабінетМіністрів звільнив Олену Богачову з посади державного секретаря Міністерстваюстиції.</text:p>
      <text:p text:style-name="P4">
Про це повідомив у <text:a xlink:type="simple" xlink:href="https://t.me/tmelnychuk/2724" text:style-name="Internet_20_link" text:visited-style-name="Visited_20_Internet_20_Link">
 Телеграмі </text:a>
 постійнийпредставник уряду у Верховній Раді Тарас Мельничук, передає Укрінформ.</text:p>
      <text:p text:style-name="P4">
"Звільнено Богачову Олену Віталіївну з посади державного секретаря <text:a xlink:type="simple" xlink:href="https://www.ukrinform.ua/tag-minust" text:style-name="Internet_20_link" text:visited-style-name="Visited_20_Internet_20_Link">
Міністерства юстиції України </text:a>
 ", -зазначив Мельничук.</text:p>
      <text:p text:style-name="P4">
 <text:span text:style-name="T4">
Читайте також:</text:span>
<text:a xlink:type="simple" xlink:href="https://www.ukrinform.ua/rubric-polytics/3726902-v-ukraini-zaboronena-dialnist-18-politicnih-partij.html" text:style-name="Internet_20_link" text:visited-style-name="Visited_20_Internet_20_Link">
 В Україні заборонена діяльність 18 політичних партій</text:a>
</text:p>
      <text:p text:style-name="P4">
За його словами, Кабмін також погодив призначення Руслана Домніцаказаступником голови Чернівецької обласної державної адміністрації та МаріїЗонової заступником голови Сумської обласної державної адміністрації.</text:p>
      <text:p text:style-name="P4">
Як повідомлялося, <text:a xlink:type="simple" xlink:href="https://www.ukrinform.ua/rubric-polytics/3735879-kabmin-priznaciv-ivana-vigivskogo-kerivnikom-nacpolicii.html" text:style-name="Internet_20_link" text:visited-style-name="Visited_20_Internet_20_Link">
 уряд 14 липня призначив Івана Вигівського головоюНаціональної поліції. </text:a>
</text:p>
      <text:p text:style-name="P4">
Source: <text:a xlink:type="simple" xlink:href="https://www.ukrinform.ua/rubric-polytics/3735924-urad-zvilniv-derzsekretara-minustu.html" text:style-name="Internet_20_link" text:visited-style-name="Visited_20_Internet_20_Link">
https://www.ukrinform.ua/rubric-polytics/3735924-urad-zvilniv-derzsekretara-minustu.html</text:a>
</text:p>
      <!--NEWS-->
      <text:h text:style-name="P10" text:outline-level="1">
<text:span text:style-name="T4">
З Фонду ліквідації пропонують виділити ₴5,15 мільярда на відновлення майже 140 об'єктів</text:span>
</text:h>
      <text:p text:style-name="P4">
Authors: Ukrinform (Person)</text:p>
      <text:p text:style-name="P4">
Publisher: Укринформ (Organization)</text:p>
      <text:p text:style-name="P4">
Published Time: 2023-07-14T19:08:38+03:00</text:p>
      <text:p text:style-name="P4">
Modified Time: 2023-07-14T19:08:38+03:00</text:p>
      <text:p text:style-name="P4">
Description: Міжвідомча робоча група рекомендувала виділити з Фонду ліквідації наслідків збройної агресії рф 5,15 млрд грн на реалізацію 139 проєктів. — Укрінформ.</text:p>
      <text:p text:style-name="P4">
Images: ['<text:a xlink:type="simple" xlink:href="https://static.ukrinform.com/photos/2023_07/thumb_files/630_360_1688215887-155.jpg" text:style-name="Internet_20_link" text:visited-style-name="Visited_20_Internet_20_Link">
630_360_16882...</text:a>
']</text:p>
      <text:p text:style-name="P4">
Tags: ['Ліквідація', 'Нацбанк', 'Гроші']</text:p>
      <text:p text:style-name="P4">
Type: Article</text:p>
      <!--METADATA-->
      <text:p text:style-name="P4">
<draw:frame draw:style-name="fr1" draw:name="Image28" text:anchor-type="as-char" svg:width="6.9236in" svg:height="3.956343in" draw:z-index="0">
<draw:image xlink:href="../Images/yкринформ/2023-07-14T19-08-38-03-00/630_360_1688215887-155.jpg" xlink:type="simple" xlink:show="embed" xlink:actuate="onLoad" draw:mime-type="image/jpeg"/>
</draw:frame>
 Міжвідомчаробоча група рекомендувала виділити з Фонду ліквідації наслідків збройноїагресії рф 5,15 млрд грн на реалізацію 139 проєктів.</text:p>
      <text:p text:style-name="P4">
Про це повідомляє <text:a xlink:type="simple" xlink:href="https://mtu.gov.ua/news/34516.html" text:style-name="Internet_20_link" text:visited-style-name="Visited_20_Internet_20_Link">
 Міністерство розвитку громад, територій та інфраструктури</text:a>
 за підсумками другого засіданняМіжвідомчої робочої групи, передає Укрінформ.</text:p>
      <text:p text:style-name="P4">
«Міжвідомча робоча група рекомендувала виділити з Фонду ліквідації наслідківзбройної агресії рф (Фонд ліквідації) близько 5,15 млрд гривень на реалізацію139 регіональних проєктів та 186,3 млн гривень - на закупівлю спецтехніки», -йдеться в повідомленні.</text:p>
      <text:p text:style-name="P4">
<text:span text:style-name="T4">
Читайте також:</text:span>
 <text:a xlink:type="simple" xlink:href="https://www.ukrinform.ua/rubric-vidbudova/3735527-za-programou-evidnovlenna-uze-viplatili-majze-150-miljoniv-griven.html" text:style-name="Internet_20_link" text:visited-style-name="Visited_20_Internet_20_Link">
 За програмою єВідновлення уже виплатили майже 150мільйонів гривень </text:a>
</text:p>
      <text:p text:style-name="P4">
Для відновлення розглядаються, зокрема, 62 багатоповерхові житлові будинки, 17об’єктів водопостачання та водовідведення, 7 об’єктів теплопостачання, 29споруд цивільного захисту, 6 об’єктів для забезпечення житлом ВПО та осіб, якійого втратили внаслідок збройної агресії.</text:p>
      <text:p text:style-name="P4">
Крім того, пропонується виділити кошти для закупівлі спецтехніки (екскаватори-навантажувачі, сміттєвози, автовежі, самоскиди та автокрани) в рамках 49проєктів Донецької, Сумської та Херсонської та Чернівецької областей.</text:p>
      <text:p text:style-name="P4">
За результатами обговорення пропозицій члени Міжвідомчої робочої групи такожзапропонували виділити кошти на окремі пріоритетні для регіонів проєкти, уразі доопрацювання заявниками зауважень.</text:p>
      <text:p text:style-name="P4">
Як повідомлялося, за результатами першого засідання Міжвідомчої робочої групиуряд затвердив виділення 6,6 млрд грн на реалізацію 157 пріоритетних проєктів.</text:p>
      <text:p text:style-name="P4">
Фото: НБУ</text:p>
      <text:p text:style-name="P4">
Source: <text:a xlink:type="simple" xlink:href="https://www.ukrinform.ua/rubric-vidbudova/3735927-z-fondu-likvidacii-proponuut-vidiliti-515-milarda-na-vidnovlenna-majze-140-obektiv.html" text:style-name="Internet_20_link" text:visited-style-name="Visited_20_Internet_20_Link">
https://www.ukrinform.ua/rubric-vidbudova/3735927-z-fondu-likvidacii-proponuut-vidiliti-515-milarda-na-vidnovlenna-majze-140-obektiv.html</text:a>
</text:p>
      <!--NEWS-->
      <text:h text:style-name="P10" text:outline-level="1">
<text:span text:style-name="T4">
У Дії запустять сервіс із надання чотирьох видів соцдопомоги</text:span>
</text:h>
      <text:p text:style-name="P4">
Authors: Ukrinform (Person)</text:p>
      <text:p text:style-name="P4">
Publisher: Укринформ (Organization)</text:p>
      <text:p text:style-name="P4">
Published Time: 2023-07-14T19:08:55+03:00</text:p>
      <text:p text:style-name="P4">
Modified Time: 2023-07-14T19:08:55+03:00</text:p>
      <text:p text:style-name="P4">
Description: На порталі «Дія» планується запуск сервісу з надання нових видів соціальної допомоги. — Укрінформ.</text:p>
      <text:p text:style-name="P4">
Images: ['<text:a xlink:type="simple" xlink:href="https://static.ukrinform.com/photos/2022_12/thumb_files/630_360_1670147688-316.jpg" text:style-name="Internet_20_link" text:visited-style-name="Visited_20_Internet_20_Link">
630_360_16701...</text:a>
']</text:p>
      <text:p text:style-name="P4">
Tags: ['Мінсоцполітики', 'допомога', 'Додаток “ДІЯ”']</text:p>
      <text:p text:style-name="P4">
Type: Article</text:p>
      <!--METADATA-->
      <text:p text:style-name="P4">
<draw:frame draw:style-name="fr1" draw:name="Image29" text:anchor-type="as-char" svg:width="6.9236in" svg:height="3.956343in" draw:z-index="0">
<draw:image xlink:href="../Images/yкринформ/2023-07-14T19-08-55-03-00/630_360_1670147688-316.jpg" xlink:type="simple" xlink:show="embed" xlink:actuate="onLoad" draw:mime-type="image/jpeg"/>
</draw:frame>
 На порталі«Дія» планується запуск сервісу з надання нових видів соціальної допомоги.</text:p>
      <text:p text:style-name="P4">
Про це повідомляє пресслужба Міністерства соціальної політики у  <text:a xlink:type="simple" xlink:href="https://t.me/MinSocUA/4033" text:style-name="Internet_20_link" text:visited-style-name="Visited_20_Internet_20_Link">
 Телеграмі</text:a>
 , передає Укрінформ.</text:p>
      <text:p text:style-name="P4">
«Ми плануємо запуск сервісу в « <text:a xlink:type="simple" xlink:href="https://www.ukrinform.ua/tag-dodatok-dia" text:style-name="Internet_20_link" text:visited-style-name="Visited_20_Internet_20_Link">
 Дія </text:a>
 – Звернення» на чотири види допомог», - йдеться у повідомленні.</text:p>
      <text:p text:style-name="P4">
Зокрема, йдеться про допомогу при всиновленні дитини, допомогу на дітей ізтяжкими перинатальними ураженнями нервової системи, тяжкими вродженими вадамирозвитку, рідкісними орфанними захворюваннями, онкологічними,онкогематологічними захворюваннями, хворих на дитячий церебральний параліч,тяжкі психічні розлади, цукровий діабет I типу, гострі або хронічнізахворювання нирок IV ступеня, на дитину, яка отримала тяжку травму, потребуєтрансплантації органа, потребує паліативної допомоги, яким не встановленоінвалідність.</text:p>
      <text:p text:style-name="P4">
Це також допомога особам з інвалідністю з дитинства та дітям з інвалідністю, атакож виплати на дітей одиноким матерям.</text:p>
      <text:p text:style-name="P4">
<text:span text:style-name="T4">
Читайте також:</text:span>
 <text:a xlink:type="simple" xlink:href="https://www.ukrinform.ua/rubric-technology/3719963-u-dii-cogoric-planuut-zapustiti-blizko-20-elektronnih-poslug-smigal.html" text:style-name="Internet_20_link" text:visited-style-name="Visited_20_Internet_20_Link">
 У « <text:span text:style-name="T4">
Дії</text:span>
 » <text:span text:style-name="T4">
цьогоріч</text:span>
 <text:span text:style-name="T4">
планують</text:span>
 <text:span text:style-name="T4">
запустити</text:span>
<text:span text:style-name="T4">
близько</text:span>
 20 <text:span text:style-name="T4">
електронних</text:span>
 <text:span text:style-name="T4">
послуг</text:span>
 – <text:span text:style-name="T4">
Шмигаль</text:span>
</text:a>
</text:p>
      <text:p text:style-name="P4">
Для тестування запрошуються громадяни, які мають право на отримання однієї зцих допомог, але ще не звертались до органів соціального захисту населення заїї призначенням.</text:p>
      <text:p text:style-name="P4">
Як повідомлялося, понад 100 тисяч разів українці скористалися будівельнимипослугами через портал «Дія».</text:p>
      <text:p text:style-name="P4">
_ Фото: Мінцифри  _</text:p>
      <text:p text:style-name="P4">
Source: <text:a xlink:type="simple" xlink:href="https://www.ukrinform.ua/rubric-technology/3735928-u-dii-zapustat-servis-iz-nadanna-cotiroh-vidiv-socdopomogi.html" text:style-name="Internet_20_link" text:visited-style-name="Visited_20_Internet_20_Link">
https://www.ukrinform.ua/rubric-technology/3735928-u-dii-zapustat-servis-iz-nadanna-cotiroh-vidiv-socdopomogi.html</text:a>
</text:p>
      <!--NEWS-->
      <text:h text:style-name="P10" text:outline-level="1">
<text:span text:style-name="T4">
Футзальний сезон розпочнеться 17 серпня матчем за Суперкубок України</text:span>
</text:h>
      <text:p text:style-name="P4">
Authors: Ukrinform (Person)</text:p>
      <text:p text:style-name="P4">
Publisher: Укринформ (Organization)</text:p>
      <text:p text:style-name="P4">
Published Time: 2023-07-14T19:18:20+03:00</text:p>
      <text:p text:style-name="P4">
Modified Time: 2023-07-14T19:18:20+03:00</text:p>
      <text:p text:style-name="P4">
Description: Новий сезон у вітчизняному футзалі стартує 17 серпня. — Укрінформ.</text:p>
      <text:p text:style-name="P4">
Images: ['<text:a xlink:type="simple" xlink:href="https://static.ukrinform.com/photos/2023_07/thumb_files/630_360_1689351474-801.jpg" text:style-name="Internet_20_link" text:visited-style-name="Visited_20_Internet_20_Link">
630_360_16893...</text:a>
']</text:p>
      <text:p text:style-name="P4">
Tags: ['футзал']</text:p>
      <text:p text:style-name="P4">
Type: Article</text:p>
      <!--METADATA-->
      <text:p text:style-name="P4">
<draw:frame draw:style-name="fr1" draw:name="Image30" text:anchor-type="as-char" svg:width="6.9236in" svg:height="3.956343in" draw:z-index="0">
<draw:image xlink:href="../Images/yкринформ/2023-07-14T19-18-20-03-00/630_360_1689351474-801.jpg" xlink:type="simple" xlink:show="embed" xlink:actuate="onLoad" draw:mime-type="image/jpeg"/>
</draw:frame>
 Новийсезон у вітчизняному футзалі стартує 17 серпня.</text:p>
      <text:p text:style-name="P4">
Як повідомляє <text:a xlink:type="simple" xlink:href="https://futsal.com.ua/vbet-ekstra-liha/vbet-ekstra-liha-vyznacheno-kontury-daty-ta-umovy-provedennia-chempionatu/" text:style-name="Internet_20_link" text:visited-style-name="Visited_20_Internet_20_Link">
 пресслужба </text:a>
 Асоціації футзалу України, в цей день уматчі за Суперкубок України зіграють чемпіон країни «ХІТ» (Київ) та володарКубка України «Кардинал-Рівне» (Рівне), передає Укрінформ.</text:p>
      <text:p text:style-name="P4">
Місце проведення поєдинка за Суперкубок визначиться після відповідноготендеру.</text:p>
      <text:p text:style-name="P4">
Базова дата першого туру нового чемпіонату - 26 серпня, закінчення регулярногочемпіонату - 22 квітня.</text:p>
      <text:p text:style-name="P4">
Початок стадії плей-офф орієнтовно - 3 травня.</text:p>
      <text:p text:style-name="P4">
<text:span text:style-name="T4">
Читайте також:</text:span>
 <text:a xlink:type="simple" xlink:href="https://www.ukrinform.ua/rubric-sports/3731249-viznacivsa-kalendar-matciv-ukrainskih-futzalistiv-v-elitraundi-vidboru-cs.html" text:style-name="Internet_20_link" text:visited-style-name="Visited_20_Internet_20_Link">
 Визначився календар матчів українських <text:span text:style-name="T4">
футзал</text:span>
 істів велітраунді відбору ЧС </text:a>
</text:p>
      <text:p text:style-name="P4">
Що стосується Кубка України, то в новому розіграші замість «Фіналу восьми»повертається «Фінал чотирьох». Клуби починатимуть боротьбу за Кубок України зістадії 1/8 фіналу (базова дата перших матчів - 7 лютого). До цієї стадіїбудуть зіграні попередні та відбірні раунди турніру. Сам «Фінал чотирьох» будезіграний наприкінці квітня.</text:p>
      <text:p text:style-name="P4">
Жеребкування календаря нового чемпіонату заплановане на 26 липня.</text:p>
      <text:p text:style-name="P4">
Фото: «Кардинал-Рівне».</text:p>
      <text:p text:style-name="P4">
Source: <text:a xlink:type="simple" xlink:href="https://www.ukrinform.ua/rubric-sports/3735930-futzalnij-sezon-rozpocnetsa-17-serpna-matcem-za-superkubok-ukraini.html" text:style-name="Internet_20_link" text:visited-style-name="Visited_20_Internet_20_Link">
https://www.ukrinform.ua/rubric-sports/3735930-futzalnij-sezon-rozpocnetsa-17-serpna-matcem-za-superkubok-ukraini.html</text:a>
</text:p>
      <!--NEWS-->
      <text:h text:style-name="P10" text:outline-level="1">
<text:span text:style-name="T4">
Уряд схвалив Стратегію розбудови телемедицини до 2025 року</text:span>
</text:h>
      <text:p text:style-name="P4">
Authors: Ukrinform (Person)</text:p>
      <text:p text:style-name="P4">
Publisher: Укринформ (Organization)</text:p>
      <text:p text:style-name="P4">
Published Time: 2023-07-14T19:18:25+03:00</text:p>
      <text:p text:style-name="P4">
Modified Time: 2023-07-14T19:18:25+03:00</text:p>
      <text:p text:style-name="P4">
Description: Кабінет Міністрів схвалив Стратегію розбудови телемедицини в Україні та план її реалізації на 2023-2025 роки. — Укрінформ.</text:p>
      <text:p text:style-name="P4">
Images: ['<text:a xlink:type="simple" xlink:href="https://static.ukrinform.com/photos/2023_07/thumb_files/630_360_1689351381-237.jpg" text:style-name="Internet_20_link" text:visited-style-name="Visited_20_Internet_20_Link">
630_360_16893...</text:a>
']</text:p>
      <text:p text:style-name="P4">
Tags: ['Кабмін', 'Уряд', 'Телемедицина']</text:p>
      <text:p text:style-name="P4">
Type: Article</text:p>
      <!--METADATA-->
      <text:p text:style-name="P4">
<draw:frame draw:style-name="fr1" draw:name="Image31" text:anchor-type="as-char" svg:width="6.9236in" svg:height="3.956343in" draw:z-index="0">
<draw:image xlink:href="../Images/yкринформ/2023-07-14T19-18-25-03-00/630_360_1689351381-237.jpg" xlink:type="simple" xlink:show="embed" xlink:actuate="onLoad" draw:mime-type="image/jpeg"/>
</draw:frame>
 КабінетМіністрів схвалив Стратегію розбудови телемедицини в Україні та план їїреалізації на 2023-2025 роки.</text:p>
      <text:p text:style-name="P4">
Про це повідомив у <text:a xlink:type="simple" xlink:href="https://t.me/tmelnychuk/2723" text:style-name="Internet_20_link" text:visited-style-name="Visited_20_Internet_20_Link">
 Телеграмі </text:a>
 постійнийпредставник уряду у Верховній Раді Тарас Мельничук, передає Укрінформ.</text:p>
      <text:p text:style-name="P4">
"Схвалено Стратегію розбудови телемедицини в Україні. Затверджено операційнийплан реалізації Стратегії розбудови телемедицини в Україні на 2023-2025 роки",- зазначив Мельничук.</text:p>
      <text:p text:style-name="P4">
<text:span text:style-name="T4">
Читайте також:</text:span>
 <text:a xlink:type="simple" xlink:href="https://www.ukrinform.ua/rubric-society/3735516-rada-uhvalila-u-persomu-citanni-zakonoproekt-pro-telemedicinu.html" text:style-name="Internet_20_link" text:visited-style-name="Visited_20_Internet_20_Link">
 Рада ухвалила у першому читанні законопроєкт про<text:span text:style-name="T4">
телемедиц</text:span>
 ину </text:a>
</text:p>
      <text:p text:style-name="P4">
Він також поінформував, що уряд уніс зміни до постанови №438 «Деякі питанняорганізації забезпечення соціальними послугами з догляду та медичнимипослугами потерпілих внаслідок нещасного випадку на виробництві тапрофесійного захворювання, які їх потребують». Зокрема, запроваджено наданняпотерпілим натуральної допомоги шляхом щомісячної грошової компенсаціївартості заходів, необхідних для надання соціальної послуги натуральноїдопомоги. Крім того, запроваджено щомісячну грошову компенсацію за наданнясоціальної послуги догляду вдома членом сімʼї або іншою особою, якщопотерпілому згідно з висновком лікарсько-консультативної комісії або змедичним висновком визначено потребу у спеціальному медичному догляді тапобутовому обслуговуванні тощо.</text:p>
      <text:p text:style-name="P4">
Source: <text:a xlink:type="simple" xlink:href="https://www.ukrinform.ua/rubric-society/3735931-urad-shvaliv-strategiu-rozbudovi-telemedicini-do-2025-roku.html" text:style-name="Internet_20_link" text:visited-style-name="Visited_20_Internet_20_Link">
https://www.ukrinform.ua/rubric-society/3735931-urad-shvaliv-strategiu-rozbudovi-telemedicini-do-2025-roku.html</text:a>
</text:p>
      <!--NEWS-->
      <text:h text:style-name="P10" text:outline-level="1">
<text:span text:style-name="T4">
На півдні триває наступ, Сили оборони закріплюються на зайнятих рубежах</text:span>
</text:h>
      <text:p text:style-name="P4">
Authors: Ukrinform (Person)</text:p>
      <text:p text:style-name="P4">
Publisher: Укринформ (Organization)</text:p>
      <text:p text:style-name="P4">
Published Time: 2023-07-14T19:20:00+03:00</text:p>
      <text:p text:style-name="P4">
Modified Time: 2023-07-14T19:20:00+03:00</text:p>
      <text:p text:style-name="P4">
Description: На Мелітопольському та Бердянському напрямках Сили оборони України продовжують ведення наступальної операції і закріплюються на досягнутих рубежах, на східних напрямках тривають важкі бої. — Укрінформ.</text:p>
      <text:p text:style-name="P4">
Images: ['<text:a xlink:type="simple" xlink:href="https://static.ukrinform.com/photos/2023_06/thumb_files/630_360_1687346859-983.jpg" text:style-name="Internet_20_link" text:visited-style-name="Visited_20_Internet_20_Link">
630_360_16873...</text:a>
']</text:p>
      <text:p text:style-name="P4">
Tags: ['Генштаб', 'Обстріл', 'Війна з Росією']</text:p>
      <text:p text:style-name="P4">
Type: Article</text:p>
      <!--METADATA-->
      <text:p text:style-name="P4">
<draw:frame draw:style-name="fr1" draw:name="Image32" text:anchor-type="as-char" svg:width="6.9236in" svg:height="3.956343in" draw:z-index="0">
<draw:image xlink:href="../Images/yкринформ/2023-07-14T19-20-00-03-00/630_360_1687346859-983.jpg" xlink:type="simple" xlink:show="embed" xlink:actuate="onLoad" draw:mime-type="image/jpeg"/>
</draw:frame>
 НаМелітопольському та Бердянському напрямках Сили оборони України продовжуютьведення наступальної операції і закріплюються на досягнутих рубежах, насхідних напрямках тривають важкі бої.</text:p>
      <text:p text:style-name="P4">
Про це Генеральний штаб Збройних сил України повідомив у <text:a xlink:type="simple" xlink:href="https://www.facebook.com/GeneralStaff.ua/posts/pfbid0JfuNNjtKo7h6wVEQkRfHBLWoDbS2uHLvXBLmyiwGWCNT5qUKB36TDAn27vpbPP9kl" text:style-name="Internet_20_link" text:visited-style-name="Visited_20_Internet_20_Link">
 Фейсбуці</text:a>
, оприлюднивши оперативну інформацію станом на 18:00 п'ятниці, 14 липня,передає Укрінформ.</text:p>
      <text:p text:style-name="P4">
На згаданих південних напрямках українські захисники завдають вогневогоураження артилерією по виявлених цілях ворога, здійснюють заходиконтрбатарейної боротьби.</text:p>
      <text:p text:style-name="P4">
Російські війська основні зусилля зосереджують <text:span text:style-name="T4">
на Куп’янському, Лиманському,Бахмутському, Авдіївському та Мар’їнському напрямках</text:span>
 . На вказаних ділянкахфронту тривають важкі бої. Протягом доби там відбулися близько 20 бойовихзіткнень.</text:p>
      <text:p text:style-name="P4">
Цієї доби російська армія завдала по території України чергового ракетно-авіаційного удару, застосувавши 17 ударних безпілотників іранськоговиробництва Shahed й одну зенітну керовану ракету С-300. Також росіяниздійснили 43 авіаційні удари і 17 <text:a xlink:type="simple" xlink:href="https://www.ukrinform.ua/tag-obstril" text:style-name="Internet_20_link" text:visited-style-name="Visited_20_Internet_20_Link">
 обстрілів </text:a>
 з реактивних систем залпового вогню.</text:p>
      <text:p text:style-name="P4">
<text:span text:style-name="T4">
Читайте також:</text:span>
 <text:a xlink:type="simple" xlink:href="https://www.ukrinform.ua/rubric-ato/3735811-vorog-u-cervni-vtrici-posiliv-obstrili-pivnicnogo-prikordonna-ukraini.html" text:style-name="Internet_20_link" text:visited-style-name="Visited_20_Internet_20_Link">
 Ворог у червні втричі посилив <text:span text:style-name="T4">
обстріл</text:span>
 и північногоприкордоння України </text:a>
</text:p>
      <text:p text:style-name="P4">
У Генштабі наголошують: імовірність здійснення Росією ракетних й авіаційнихударів по всій території України залишається високою.</text:p>
      <text:p text:style-name="P4">
Повідомляється, що українська авіація загалом за добу здійснила 13 ударів порайонах зосередження особового складу ворога й один – по його зенітно-ракетному комплексу. Підрозділи ракетних військ й артилерії ЗСУ зі свого бокууразили дев'ять артилерійських засобів на вогневих позиціях росіян.</text:p>
      <text:p text:style-name="P4">
<text:span text:style-name="T4">
На Волинському та Поліському напрямках</text:span>
 оперативна обстановка суттєвих змінне зазнала. Ознаки формування наступальних угруповань не виявлені. Визначеніпідрозділи Збройних сил Білорусі виконують завдання у прикордонних з Україноюрайонах.</text:p>
      <text:p text:style-name="P4">
<text:span text:style-name="T4">
На Сіверському та Слобожанському напрямках</text:span>
 Російська Федерація зберігаєвійськову присутність. Протягом доби ворог завдав авіаційного удару в районіРадьківки Сумської області, з мінометів й артилерії обстріляв понад 15населених пунктів, зокрема Карповичі та Камінь Чернігівської області,Малушине, Бояро-Лежачі Сумської області, Козачу Лопань, Нескучне й ТерновуХарківської області.</text:p>
      <text:p text:style-name="P4">
"На Куп’янському напрямку наші воїни стійко тримають оборону. Артилерійських імінометних обстрілів противника зазнали Дворічна, Западне, Кам’янка, Кислівка,Берестове, Фиголівка Харківської області", – зазначили в Генштабі.</text:p>
      <text:p text:style-name="P4">
<text:span text:style-name="T4">
На Лиманському напрямку</text:span>
 протягом доби російські війська вели безуспішнінаступальні дії західніше від Діброви Луганської області та східніше відНовосадового Донецької області. Ударів ворожої артилерії тут зазнали понад 10населених пунктів, зокрема Невське й Білогорівка Луганської області, Торське,Верхньокам'янське, Спірне та Роздолівка Донецької області.</text:p>
      <text:p text:style-name="P4">
<text:span text:style-name="T4">
На Бахмутському напрямку</text:span>
 під щільним вогнем авіації й артилерії ворогаСили оборони успішно відбили всі атаки в районі Берхівки Донецької області.Від ворожих артилерійських обстрілів тут постраждали понад 10 населенихпунктів, серед них – Васюківка, Часів Яр, Олександро-Шультине, Диліївка таПівнічне Донецької області.</text:p>
      <text:p text:style-name="P4">
<text:span text:style-name="T4">
Читайте також:</text:span>
 <text:a xlink:type="simple" xlink:href="https://www.ukrinform.ua/rubric-ato/3735696-na-bahmutskomu-ta-limanskomu-napramkah-za-dobu-vidbulosa-ponad-1000-boezitknen-cerevatij.html" text:style-name="Internet_20_link" text:visited-style-name="Visited_20_Internet_20_Link">
 На Бахмутському та Лиманському напрямках ворог за добу<text:span text:style-name="T4">
обстріл</text:span>
 яв позиції ЗСУ понад 1000 разів </text:a>
</text:p>
      <text:p text:style-name="P4">
<text:span text:style-name="T4">
На Авдіївському напрямку</text:span>
 російські загарбники вели безуспішні наступальнідії в районі Первомайського Донецької області, там же завдали авіаційногоудару. Також били з авіації по району Авдіївки, з артилерії обстріляли понад10 населених пунктів, зокрема Бердичі, Ласточкине й Авдіївку Донецькоїобласті.</text:p>
      <text:p text:style-name="P4">
<text:span text:style-name="T4">
На Мар’їнському напрямку</text:span>
 Сили оборони продовжують стримувати наступросійських військ у районі Мар’їнки. Ворожих обстрілів тут зазнали теж понад10 населених пунктів, серед них – Красногорівка, Мар’їнка, Побєда таГеоргіївка Донецької області.</text:p>
      <text:p text:style-name="P4">
<text:span text:style-name="T4">
На Шахтарському напрямку</text:span>
 росіяни вели безуспішні наступальні дії в районіНовомихайлівки Донецької області, обстріляли Парасковіївку, Новомихайлівку,Новоукраїнку, Благодатне й Богоявленку.</text:p>
      <text:p text:style-name="P4">
<text:span text:style-name="T4">
На Запорізькому та Херсонському напрямках</text:span>
 російська армія зосереджуєосновні зусилля на недопущенні подальшого просування Сил оборони. З авіаціїзагарбники били по районах Малої Токмачки Запорізької області та ГрозовогоХерсонської області.</text:p>
      <text:p text:style-name="P4">
Від артилерійських ударів ворога на цих двох напрямках потерпали понад 20населених пунктів, серед них – Вільне поле, Мала Токмачка, Гуляйполе,Залізничне й Білогір'я Запорізької області, Херсон, Антонівка, Тягинка,Чорнобаївка та Микільське Херсонської області.</text:p>
      <text:p text:style-name="P4">
Як повідомляв Укрінформ, уночі 14 липня протиповітряна оборона <text:a xlink:type="simple" xlink:href="https://www.ukrinform.ua/rubric-ato/3735624-vnoci-ppo-znisila-16-rosijskih-udarnih-droniv-i-sim-rozviduvalnih-bpla.html" text:style-name="Internet_20_link" text:visited-style-name="Visited_20_Internet_20_Link">
 знищила внебі України </text:a>
 16 із 17ворожих дронів Shahed.</text:p>
      <text:p text:style-name="P4">
Source: <text:a xlink:type="simple" xlink:href="https://www.ukrinform.ua/rubric-ato/3735934-na-pivdni-trivae-nastup-sili-oboroni-zakripluutsa-na-zajnatih-rubezah.html" text:style-name="Internet_20_link" text:visited-style-name="Visited_20_Internet_20_Link">
https://www.ukrinform.ua/rubric-ato/3735934-na-pivdni-trivae-nastup-sili-oboroni-zakripluutsa-na-zajnatih-rubezah.html</text:a>
</text:p>
      <!--NEWS-->
      <text:h text:style-name="P10" text:outline-level="1">
<text:span text:style-name="T4">
Ердоган каже, що Путін «поділяє думку» щодо продовження зернової угоди</text:span>
</text:h>
      <text:p text:style-name="P4">
Authors: Ukrinform (Person)</text:p>
      <text:p text:style-name="P4">
Publisher: Укринформ (Organization)</text:p>
      <text:p text:style-name="P4">
Published Time: 2023-07-14T19:30:43+03:00</text:p>
      <text:p text:style-name="P4">
Modified Time: 2023-07-14T19:30:43+03:00</text:p>
      <text:p text:style-name="P4">
Description: Президент Туреччини Реджеп Таїп Ердоган заявив, що поділяє думку з президентом Росії Володимиром Путіним, щодо угоди, яка дозволяє експорт українського зерна через Чорне море, щодо потреби її продовжити. — Укрінформ.</text:p>
      <text:p text:style-name="P4">
Images: ['<text:a xlink:type="simple" xlink:href="https://static.ukrinform.com/photos/2023_05/thumb_files/630_360_1685339211-646.jpg" text:style-name="Internet_20_link" text:visited-style-name="Visited_20_Internet_20_Link">
630_360_16853...</text:a>
']</text:p>
      <text:p text:style-name="P4">
Tags: ['Ердоган', 'Путін', 'зерновий коридор']</text:p>
      <text:p text:style-name="P4">
Type: Article</text:p>
      <!--METADATA-->
      <text:p text:style-name="P4">
<draw:frame draw:style-name="fr1" draw:name="Image33" text:anchor-type="as-char" svg:width="6.9236in" svg:height="3.956343in" draw:z-index="0">
<draw:image xlink:href="../Images/yкринформ/2023-07-14T19-30-43-03-00/630_360_1685339211-646.jpg" xlink:type="simple" xlink:show="embed" xlink:actuate="onLoad" draw:mime-type="image/jpeg"/>
</draw:frame>
 ПрезидентТуреччини Реджеп Таїп Ердоган заявив, що поділяє думку з президентом РосіїВолодимиром Путіним, щодо угоди, яка дозволяє експорт українського зерна черезЧорне море, щодо потреби її продовжити.</text:p>
      <text:p text:style-name="P4">
Про це повідомляє Укрінформ з посиланням на <text:a xlink:type="simple" xlink:href="https://www.dailysabah.com/business/economy/erdogan-says-putin-agrees-with-me-on-black-sea-grain-deal-renewal" text:style-name="Internet_20_link" text:visited-style-name="Visited_20_Internet_20_Link">
 Daily Sabah</text:a>
.</text:p>
      <text:p text:style-name="P4">
“У п’ятницю Президент Реджеп Тайїп Ердоган заявив, що він поділяє думку зпрезидентом Росії Володимиром Путіним, щодо угоди, яка дозволяє експортукраїнського зерна через Чорне море, щодо потреби її продовжити, після того,як наступного тижня спливе термін її дії”, - йдеться у повідомленні.</text:p>
      <text:p text:style-name="P4">
<text:span text:style-name="T4">
Читайте також:</text:span>
 <text:a xlink:type="simple" xlink:href="https://www.ukrinform.ua/rubric-economy/3735873-erdogan-zaaviv-so-putin-pogodivsa-na-prodovzenna-zernovoi-ugodi-afp.html" text:style-name="Internet_20_link" text:visited-style-name="Visited_20_Internet_20_Link">
 <text:span text:style-name="T4">
Ердоган</text:span>
 заявив, що Путін погодився на продовженнязернової угоди - ЗМІ </text:a>
</text:p>
      <text:p text:style-name="P4">
Зазначається, що виступаючи перед журналістами, Ердоган висловив сподівання,що завдяки зусиллям ООН і Туреччини угоду буде продовжено з 17 липня, що єкрайнім терміном.</text:p>
      <text:p text:style-name="P4">
Як повідомляв Укрінформ, Чорноморська зернова угода була укладена в липні 2022року. Задля цього було підписано два документи: за участю ООН, Туреччини іУкраїни, й окремо - ООН, Туреччини й Росії.</text:p>
      <text:p text:style-name="P4">
Путін неодноразово погрожував не продовжувати не продовжувати угоду, вимагаючизняття санкцій та перешкод для російського експорту.</text:p>
      <text:p text:style-name="P4">
<text:span text:style-name="T4">
Читайте також:</text:span>
 <text:a xlink:type="simple" xlink:href="https://www.ukrinform.ua/rubric-economy/3735404-guterres-proponue-putinu-prodovziti-zernovu-ugodu-v-obmin-na-dostup-do-swift-banku-rf-reuters.html" text:style-name="Internet_20_link" text:visited-style-name="Visited_20_Internet_20_Link">
 Гутерреш пропонує Путіну продовжити « <text:span text:style-name="T4">
зерно</text:span>
 ву угоду»в обмін на доступ до SWIFT банку РФ – Reuters</text:a>
</text:p>
      <text:p text:style-name="P4">
Єврокомісія допомагає Організації Об'єднаних Націй і Туреччині зі спробамипродовжити угоду і готова “розглянути всі рішення”, заявив у четвер речникЄвропейського Союзу.</text:p>
      <text:p text:style-name="P4">
Нині головною вимогою Москви є відновлення доступу «Россельхозбанку» доміжнародної міжбанківської мережі SWIFT, з якої ЄС виключив Росію у червні2022 року за вторгнення Росії в Україну.</text:p>
      <text:p text:style-name="P4">
ЄС розглядає можливість підключення дочірньої компанії «Россельхозбанку» доSWIFT, що дозволить здійснювати транзакції з зерном і добривами.</text:p>
      <text:p text:style-name="P4">
Ердоган повідомив, що цього тижня генеральний секретар ООН Антоніу Гутеррешнадіслав листа Путіну. У листі Гутерреш запропонував Москві продовжити угодуна кілька місяців, щоб надати ЄС час для підключення дочірньої компанії«Россельхозбанку» до SWIFT.</text:p>
      <text:p text:style-name="P4">
Напередодні Путін заявив, що жодної з умов Москви не було виконано дляподальшої дії угоди.</text:p>
      <text:p text:style-name="P4">
17 липня закінчується термін дії зернової угоди. Росія заявила, що не маєнаміру її продовжувати і вимагає, щоб з неї зняли частину санкцій і почаликупувати її товари.</text:p>
      <text:p text:style-name="P4">
Фото: Getty Images</text:p>
      <text:p text:style-name="P4">
Source: <text:a xlink:type="simple" xlink:href="https://www.ukrinform.ua/rubric-economy/3735936-erdogan-kaze-so-putin-podilae-dumku-sodo-prodovzenna-zernovoi-ugodi.html" text:style-name="Internet_20_link" text:visited-style-name="Visited_20_Internet_20_Link">
https://www.ukrinform.ua/rubric-economy/3735936-erdogan-kaze-so-putin-podilae-dumku-sodo-prodovzenna-zernovoi-ugodi.html</text:a>
</text:p>
      <!--NEWS-->
      <text:h text:style-name="P10" text:outline-level="1">
<text:span text:style-name="T4">
ГУР має джерела у найближчих до Путіна кабінетах – Буданов</text:span>
</text:h>
      <text:p text:style-name="P4">
Authors: Ukrinform (Person)</text:p>
      <text:p text:style-name="P4">
Publisher: Укринформ (Organization)</text:p>
      <text:p text:style-name="P4">
Published Time: 2023-07-14T19:35:06+03:00</text:p>
      <text:p text:style-name="P4">
Modified Time: 2023-07-14T19:35:06+03:00</text:p>
      <text:p text:style-name="P4">
Description: Начальник Головного управління розвідки Міністерства оборони України Кирило Буданов заявив, що відомство має «джерела», близькі до президента Росії Володимира Путіна. — Укрінформ.</text:p>
      <text:p text:style-name="P4">
Images: ['<text:a xlink:type="simple" xlink:href="https://static.ukrinform.com/photos/2023_04/thumb_files/630_360_1682089495-883.jpg" text:style-name="Internet_20_link" text:visited-style-name="Visited_20_Internet_20_Link">
630_360_16820...</text:a>
']</text:p>
      <text:p text:style-name="P4">
Tags: ['Путін', 'Розвідка', 'Буданов']</text:p>
      <text:p text:style-name="P4">
Type: Article</text:p>
      <!--METADATA-->
      <text:p text:style-name="P4">
<draw:frame draw:style-name="fr1" draw:name="Image34" text:anchor-type="as-char" svg:width="6.9236in" svg:height="3.956343in" draw:z-index="0">
<draw:image xlink:href="../Images/yкринформ/2023-07-14T19-35-06-03-00/630_360_1682089495-883.jpg" xlink:type="simple" xlink:show="embed" xlink:actuate="onLoad" draw:mime-type="image/jpeg"/>
</draw:frame>
 НачальникГоловного управління розвідки Міністерства оборони України Кирило Будановзаявив, що відомство має «джерела», близькі до президента Росії ВолодимираПутіна.</text:p>
      <text:p text:style-name="P4">
Про це він сказав в інтерв’ю виданню <text:a xlink:type="simple" xlink:href="https://www.reuters.com/world/europe/ukraines-spymaster-comes-out-shadows-2023-07-14/" text:style-name="Internet_20_link" text:visited-style-name="Visited_20_Internet_20_Link">
 Reuters</text:a>
 , передає Укрінформ.</text:p>
      <text:p text:style-name="P4">
«У нас є свої джерела. У найближчих кабінетах (до Путіна – ред.), так бимовити. Тому ми зазвичай знаємо, що відбувається», – сказав очільник ГУР.</text:p>
      <text:p text:style-name="P4">
<text:span text:style-name="T4">
Читайте також:</text:span>
 <text:a xlink:type="simple" xlink:href="https://www.ukrinform.ua/rubric-ato/3734116-vagnerivci-pid-cas-zakolotu-v-rf-distalisa-do-adernoi-bazi-voroniz45-budanov.html" text:style-name="Internet_20_link" text:visited-style-name="Visited_20_Internet_20_Link">
 «Вагнерівці» під час заколоту в РФ дісталися до ядерноїбази «Вороніж-45» – <text:span text:style-name="T4">
Буданов</text:span>
 </text:a>
</text:p>
      <text:p text:style-name="P4">
Він зауважив, що точно передбачив повномасштабне вторгнення Росії ще до йогопочатку.</text:p>
      <text:p text:style-name="P4">
Водночас Буданов зазначив, що сьогодні очільник розвідки не може залишатисяпоза медійним простором.</text:p>
      <text:p text:style-name="P4">
«Це неможливо без цього, більше ні. І усі наступні війни будуть виглядати так.У будь-якій країні світу. Можна сказати, що ми тут задаємо тренд», – сказаввін.</text:p>
      <text:p text:style-name="P4">
<text:span text:style-name="T4">
Читайте також:</text:span>
 <text:a xlink:type="simple" xlink:href="https://www.ukrinform.ua/rubric-ato/3732061-zagroza-na-zaes-pocinae-spadati-budanov.html" text:style-name="Internet_20_link" text:visited-style-name="Visited_20_Internet_20_Link">
 Загроза на ЗАЕС починає спадати - <text:span text:style-name="T4">
Буданов</text:span>
</text:a>
</text:p>
      <text:p text:style-name="P4">
Керівник української розвідки також зазначив, що Україна зробила висновки щодонеобхідності донесення інформації до населення після окупації Росією частинДонецької та Луганської областей та півострова Крим у 2014 році.</text:p>
      <text:p text:style-name="P4">
«Інформаційну війну ми повністю програли у 2014 році. А війну, яка розпочалася(повномасштабне вторгнення РФ – ред.), ми почали зовсім по-іншому. І заразросіяни програють інформаційну битву», – заявив Буданов.</text:p>
      <text:p text:style-name="P4">
Як повідомляв Укрінформ, керівник Головного управління розвідки МіноборониКирило Буданов заявив, що російське суспільство крок за кроком готують досприйняття реальності, у якій опинилася країна.</text:p>
      <text:p text:style-name="P4">
Фото: ГУР Міноборони</text:p>
      <text:p text:style-name="P4">
Source: <text:a xlink:type="simple" xlink:href="https://www.ukrinform.ua/rubric-ato/3735937-gur-mae-dzerela-u-najblizcih-do-putina-kabinetah-budanov.html" text:style-name="Internet_20_link" text:visited-style-name="Visited_20_Internet_20_Link">
https://www.ukrinform.ua/rubric-ato/3735937-gur-mae-dzerela-u-najblizcih-do-putina-kabinetah-budanov.html</text:a>
</text:p>
      <!--NEWS-->
      <text:h text:style-name="P10" text:outline-level="1">
<text:span text:style-name="T4">
Уряд затвердив порядок формування пулу об’єктів приватизації</text:span>
</text:h>
      <text:p text:style-name="P4">
Authors: Ukrinform (Person)</text:p>
      <text:p text:style-name="P4">
Publisher: Укринформ (Organization)</text:p>
      <text:p text:style-name="P4">
Published Time: 2023-07-14T19:44:22+03:00</text:p>
      <text:p text:style-name="P4">
Modified Time: 2023-07-14T19:44:22+03:00</text:p>
      <text:p text:style-name="P4">
Description: Уряд запровадив новий інструмент для залучення інвесторів – пул державних об’єктів як єдиний об’єкт приватизації. — Укрінформ.</text:p>
      <text:p text:style-name="P4">
Images: ['<text:a xlink:type="simple" xlink:href="https://static.ukrinform.com/photos/2018_08/thumb_files/630_360_1535442526-2057.jpg" text:style-name="Internet_20_link" text:visited-style-name="Visited_20_Internet_20_Link">
630_360_15354...</text:a>
']</text:p>
      <text:p text:style-name="P4">
Tags: ['Аукціон', 'ФДМУ', 'Кабмін', 'Приватизація']</text:p>
      <text:p text:style-name="P4">
Type: Article</text:p>
      <!--METADATA-->
      <text:p text:style-name="P4">
<draw:frame draw:style-name="fr1" draw:name="Image35" text:anchor-type="as-char" svg:width="6.9236in" svg:height="3.956343in" draw:z-index="0">
<draw:image xlink:href="../Images/yкринформ/2023-07-14T19-44-22-03-00/630_360_1535442526-2057.jpg" xlink:type="simple" xlink:show="embed" xlink:actuate="onLoad" draw:mime-type="image/jpeg"/>
</draw:frame>
 Урядзапровадив новий інструмент для залучення інвесторів – пул державних об’єктівяк єдиний об’єкт приватизації.</text:p>
      <text:p text:style-name="P4">
Про це повідомляє Фонд державного майна України у <text:a xlink:type="simple" xlink:href="https://www.facebook.com/spfu.gov.ua/posts/pfbid035R4aVWkdDBFe4BQSesqeetkQQE4cVg1s8mmF2xbm6NYC41BoAe8424WP8hq94oUXl" text:style-name="Internet_20_link" text:visited-style-name="Visited_20_Internet_20_Link">
 Фейсбуці</text:a>
, передає Укрінформ.</text:p>
      <text:p text:style-name="P4">
«Уряд запровадив новий інструмент для залучення інвесторів у <text:a xlink:type="simple" xlink:href="https://www.ukrinform.ua/tag-privatizacia" text:style-name="Internet_20_link" text:visited-style-name="Visited_20_Internet_20_Link">
 приватизацію</text:a>
 . Відтепер ФДМУ зможе формуватиокремі пули державних активів для подальшої приватизації», - йдеться вповідомленні.</text:p>
      <text:p text:style-name="P4">
Зазначений порядок передбачає, що пул формується з таких обʼєктівприватизації: єдині майнові комплекси державних або комунальних підприємств,зокрема, єдині майнові комплекси, що передані в оренду, та пакети акцій(часток), що належать державі або територіальній громаді у статутному капіталігосподарських товариств.</text:p>
      <text:p text:style-name="P4">
<text:span text:style-name="T4">
Читайте також:</text:span>
 <text:a xlink:type="simple" xlink:href="https://www.ukrinform.ua/rubric-economy/3734502-fond-derzmajna-prodae-perse-konfiskovane-u-rosian-pidpriemstvo.html" text:style-name="Internet_20_link" text:visited-style-name="Visited_20_Internet_20_Link">
 Фонд держмайна продає перше конфісковане у росіянпідприємство </text:a>
</text:p>
      <text:p text:style-name="P4">
За інформацією ФДМУ, пули будуть формуватися з підприємств, які працюють водній галузі економіки. Продукція одного з них може бути сировиною для іншого.</text:p>
      <text:p text:style-name="P4">
Основна мета нового інструменту - підвищити зацікавленість бізнесу доінвестицій у державні активи. Як наголошують у Фонді, надана можливістьприватизувати вертикально інтегровані бізнеси замість купівлі розрізненихоб'єктів приверне більшу увагу інвесторів, зацікавлених у реалізаціїмасштабних проєктів з мільйонними інвестиціями.</text:p>
      <text:p text:style-name="P4">
Новий механізм можна буде використовувати як під час малої, так і великоїприватизації.</text:p>
      <text:p text:style-name="P4">
Як повідомлялося, <text:a xlink:type="simple" xlink:href="https://www.ukrinform.ua/rubric-economy/3731826-fond-derzmajna-z-pocatku-roku-zaluciv-182-milarda-vid-privatizacijnih-aukcioniv.html" text:style-name="Internet_20_link" text:visited-style-name="Visited_20_Internet_20_Link">
 Фонд державного майна України у січні - червні 2023 рокупровів 210 приватизаційних аукціонів </text:a>
 та залучив до державного бюджету 1,82 млрдгривень.</text:p>
      <text:p text:style-name="P4">
Source: <text:a xlink:type="simple" xlink:href="https://www.ukrinform.ua/rubric-economy/3735940-urad-zatverdiv-poradok-formuvanna-pulu-obektiv-privatizacii.html" text:style-name="Internet_20_link" text:visited-style-name="Visited_20_Internet_20_Link">
https://www.ukrinform.ua/rubric-economy/3735940-urad-zatverdiv-poradok-formuvanna-pulu-obektiv-privatizacii.html</text:a>
</text:p>
      <!--NEWS-->
      <text:h text:style-name="P10" text:outline-level="1">
<text:span text:style-name="T4">
Посол Франції вручив Забужко і Сенцову нагороду - Орден Почесного легіону</text:span>
</text:h>
      <text:p text:style-name="P4">
Authors: Ukrinform (Person)</text:p>
      <text:p text:style-name="P4">
Publisher: Укринформ (Organization)</text:p>
      <text:p text:style-name="P4">
Published Time: 2023-07-14T19:53:00+03:00</text:p>
      <text:p text:style-name="P4">
Modified Time: 2023-07-14T19:53:00+03:00</text:p>
      <text:p text:style-name="P4">
Description: Посол Франції Етьєн де Понсен вручив письменниці й публіцистці Оксані Забужко та режисеру і письменнику, військовослужбовцю Збройних сил України Олегу Сенцову найвищу нагороду Франції – Орден Почесного легіону. — Укрінформ.</text:p>
      <text:p text:style-name="P4">
Images: ['<text:a xlink:type="simple" xlink:href="https://static.ukrinform.com/photos/2023_07/thumb_files/630_360_1689353396-178.jpg" text:style-name="Internet_20_link" text:visited-style-name="Visited_20_Internet_20_Link">
630_360_16893...</text:a>
', '<text:a xlink:type="simple" xlink:href="https://static.ukrinform.com/photos/2023_07/1689353395-178.jpg" text:style-name="Internet_20_link" text:visited-style-name="Visited_20_Internet_20_Link">
1689353395-17...</text:a>
', '<text:a xlink:type="simple" xlink:href="https://static.ukrinform.com/photos/2023_07/1689353395-530.jpg" text:style-name="Internet_20_link" text:visited-style-name="Visited_20_Internet_20_Link">
1689353395-53...</text:a>
', '<text:a xlink:type="simple" xlink:href="https://static.ukrinform.com/photos/2023_07/1689353394-184.jpg" text:style-name="Internet_20_link" text:visited-style-name="Visited_20_Internet_20_Link">
1689353394-18...</text:a>
']</text:p>
      <text:p text:style-name="P4">
Tags: ['Франція', 'Сенцов', 'Забужко']</text:p>
      <text:p text:style-name="P4">
Type: Article</text:p>
      <!--METADATA-->
      <text:p text:style-name="P4">
<draw:frame draw:style-name="fr1" draw:name="Image36" text:anchor-type="as-char" svg:width="6.9236in" svg:height="3.956343in" draw:z-index="0">
<draw:image xlink:href="../Images/yкринформ/2023-07-14T19-53-00-03-00/630_360_1689353396-178.jpg" xlink:type="simple" xlink:show="embed" xlink:actuate="onLoad" draw:mime-type="image/jpeg"/>
</draw:frame>
 ПосолФранції Етьєн де Понсен вручив письменниці й публіцистці Оксані Забужко тарежисеру і письменнику, військовослужбовцю Збройних сил України Олегу Сенцовунайвищу нагороду Франції – Орден Почесного легіону.</text:p>
      <text:p text:style-name="P4">
Як повідомляє кореспондент Укрінформу, урочиста церемонія нагородженнявідбулась у Національному заповіднику "Софія Київська" у п'ятницю, 14 липня.</text:p>
      <text:p text:style-name="P4">
Звертаючись до Оксани Забужко, посол Франції зазначив, що дата, обрана длявручення цієї нагороди, є символічною - сьогодні Франція святкує Національнесвято, а також День свободи.</text:p>
      <text:p text:style-name="P4">
<draw:frame draw:style-name="fr1" draw:name="Image37" text:anchor-type="as-char" svg:width="6.9236in" svg:height="9.225056in" draw:z-index="0">
<draw:image xlink:href="../Images/yкринформ/2023-07-14T19-53-00-03-00/1689353395-178.jpg" xlink:type="simple" xlink:show="embed" xlink:actuate="onLoad" draw:mime-type="image/jpeg"/>
</draw:frame>
</text:p>
      <text:p text:style-name="P4">
"Сьогодні ми хочемо вшанувати, відзначити і привітати символічний образукраїнської свободи та, мабуть, саму постать незалежної України, яка бореться,яка заявляє про себе за кордоном... У вашій особі ми відзначаємо як видатнуособистість культурного і літературного життя країни, так і пильногоспостерігача, який невтомно нагадує про цінності свободи, толерантності тагромадянської активності. Сьогодні, коли ваша країна бореться упродовж 505днів, ваш голос важить більше, ніж будь-коли... Вручаючи вам цю нагороду, хочусказати, що Франція стоїть поруч з Україною, яка бореться, з Україною вільноюта незалежною, - тією, яку ви описуєте у своїх творах ", - сказав де Понсен.</text:p>
      <text:p text:style-name="P4">
<draw:frame draw:style-name="fr1" draw:name="Image38" text:anchor-type="as-char" svg:width="6.9236in" svg:height="9.225056in" draw:z-index="0">
<draw:image xlink:href="../Images/yкринформ/2023-07-14T19-53-00-03-00/1689353395-530.jpg" xlink:type="simple" xlink:show="embed" xlink:actuate="onLoad" draw:mime-type="image/jpeg"/>
</draw:frame>
</text:p>
      <text:p text:style-name="P4">
Щодо Олега Сенцова, дипломат зазначив, що давно мріяв особисто познайомитися зним, а під час незаконного п'ятирічного ув'язнення Росією Франція всілякоборолася за звільнення бранця.</text:p>
      <text:p text:style-name="P4">
"Сьогодні я вітаю не лише кіномитця, а й молодшого лейтенанта Збройних силУкраїни, бо ви є символом того, чим захоплюється Франція і вся Європа, - весьнарод виступає проти агресії, весь народ у всій своїй різноманітностіоб'єднаний, аби вимагати справедливості, незалежності та свободи. У вашійособі ми також хочемо подякувати всім тим, хто пішов до війська добровольцем,і загалом усім тим, хто б'ється на фронтах, адже вони виборюють вашу свободу,а реально вони також борються і за нашу свободу", - наголосив посол Франції.</text:p>
      <text:p text:style-name="P4">
<draw:frame draw:style-name="fr1" draw:name="Image39" text:anchor-type="as-char" svg:width="6.9236in" svg:height="9.225056in" draw:z-index="0">
<draw:image xlink:href="../Images/yкринформ/2023-07-14T19-53-00-03-00/1689353394-184.jpg" xlink:type="simple" xlink:show="embed" xlink:actuate="onLoad" draw:mime-type="image/jpeg"/>
</draw:frame>
</text:p>
      <text:p text:style-name="P4">
Кавалери Ордена Почесного легіону своєю чергою подякували ФранцузькійРеспубліці за цю відзнаку і поділилися особистими думками про поточний моменті боротьбу України за перемогу у війні з Росією.</text:p>
      <text:p text:style-name="P4">
На урочистій церемонії були присутні президенти України Віктор Ющенко і ПетроПорошенко, представники дипломатичного корпусу, народні депутати, нинішні йколишні урядовці, мер Києва Віталій Кличко, друзі та рідні Забужко і Сенцова.</text:p>
      <text:p text:style-name="P4">
<text:span text:style-name="T4">
Читайте також:</text:span>
 <text:a xlink:type="simple" xlink:href="https://www.ukrinform.ua/rubric-culture/3735785-zabuzko-i-sencova-nagorodili-francuzkim-ordenom-pocesnogo-legionu.html" text:style-name="Internet_20_link" text:visited-style-name="Visited_20_Internet_20_Link">
 Забужко і <text:span text:style-name="T4">
Сенцов</text:span>
 а нагородили французьким ОрденомПочесного легіону </text:a>
</text:p>
      <text:p text:style-name="P4">
Як повідомляв Укрінформ, торік Орденом почесного легіону було нагородженоукраїнську поетесу Ліну Костенко.</text:p>
      <text:p text:style-name="P4">
Орден Почесного легіону — найвища нагорода у Франції, яку присуджує президентреспубліки за військові або цивільні заслуги (найвища нагорода за цивільнізаслуги). З-поміж українців цієї відзнаки, зокрема, були удостоєні президентУкраїнського католицького університету Борис Гудзяк, український філософМирослав Попович, перший міністр закордонних справ незалежної України АнатолійЗленко та інші.</text:p>
      <text:p text:style-name="P4">
Source: <text:a xlink:type="simple" xlink:href="https://www.ukrinform.ua/rubric-culture/3735947-posol-francii-vruciv-zabuzko-i-sencovu-najvisu-francuzku-nagorodu-orden-pocesnogo-legionu.html" text:style-name="Internet_20_link" text:visited-style-name="Visited_20_Internet_20_Link">
https://www.ukrinform.ua/rubric-culture/3735947-posol-francii-vruciv-zabuzko-i-sencovu-najvisu-francuzku-nagorodu-orden-pocesnogo-legionu.html</text:a>
</text:p>
      <!--NEWS-->
      <text:h text:style-name="P10" text:outline-level="1">
<text:span text:style-name="T4">
Піротехніки за добу знешкодили понад 380 вибухонебезпечних предметів</text:span>
</text:h>
      <text:p text:style-name="P4">
Author: ['АРМІЯINFORM']</text:p>
      <text:p text:style-name="P4">
Time: 2023-07-14T20:00:00-04:00</text:p>
      <text:p text:style-name="P4">
Description: Піротехнічні підрозділи Державної служби з надзвичайних ситуацій минулої доби, 13 лип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oberezhno-miny.jpg" text:style-name="Internet_20_link" text:visited-style-name="Visited_20_Internet_20_Link">
oberezhno-miny.jpg</text:a>
']</text:p>
      <text:p text:style-name="P4">
Tags: ['STOPRUSSIA', 'ВТОРГНЕННЯ РФ', 'ДСНС УКРАЇНИ', 'РОЗМІНУВАННЯ']</text:p>
      <text:p text:style-name="P4">
Category: News</text:p>
      <!--METADATA-->
      <text:p text:style-name="P4">
<draw:frame draw:style-name="fr1" draw:name="Image40" text:anchor-type="as-char" svg:width="6.9236in" svg:height="3.894525in" draw:z-index="0">
<draw:image xlink:href="../Images/AРМІЯINFORM/2023-07-14T20-00-00-04-00/oberezhno-miny.jpg" xlink:type="simple" xlink:show="embed" xlink:actuate="onLoad" draw:mime-type="image/jpeg"/>
</draw:frame>
Ілюстративне фото</text:p>
      <text:p text:style-name="P4">
Піротехнічні підрозділи Державної служби з надзвичайних ситуацій минулої доби,13 липня, залучалися <text:span text:style-name="T4">
146</text:span>
 разів, виявлено, вилучено та знешкоджено <text:span text:style-name="T4">
381</text:span>
одиницю вибухонебезпечних предметів, обстежено територію площею <text:span text:style-name="T4">
48,65</text:span>
гектара.</text:p>
      <text:p text:style-name="P4">
Про це <text:a xlink:type="simple" xlink:href="https://www.kmu.gov.ua/news/operatyvna-informatsiia-shchodo-naslidkiv-vedennia-boiovykh-dii-rosiiskoiu-federatsiieiu-ta76-diialnosti-pirotekhnichnykh-pidrozdiliv-dsns" text:style-name="Internet_20_link" text:visited-style-name="Visited_20_Internet_20_Link">
інформує</text:a>
 Урядовий портал.</text:p>
      <text:p text:style-name="P4">
Також протягом доби рятувальники здійснили 227 виїздів на ліквідацію наслідківобстрілів окупантами населених пунктів та об’єктів інфраструктури. Ліквідовано27 пожеж. Надано психологічну допомогу 50 особам.</text:p>
      <text:p text:style-name="P4">
Всього з початку широкомасштабного військового вторгнення російської федераціїна території України знешкоджено 410 тис. 597 од. вибухонебезпечних предметівта 2 тис. 891 кг вибухової речовини, у тому числі 3 тис. 45 од. авіаційнихбомб. Обстежено територію площею понад 91 тис. 224 гектарів.</text:p>
      <text:p text:style-name="P4">
Source: <text:a xlink:type="simple" xlink:href="https://armyinform.com.ua/2023/07/14/pirotehniky-za-dobu-zneshkodyly-ponad-380-vybuhonebezpechnyh-predmetiv/" text:style-name="Internet_20_link" text:visited-style-name="Visited_20_Internet_20_Link">
https://armyinform.com.ua/2023/07/14/pirotehniky-za-dobu-zneshkodyly-ponad-380-vybuhonebezpechnyh-predmetiv/</text:a>
</text:p>
      <!--NEWS-->
      <text:h text:style-name="P10" text:outline-level="1">
<text:span text:style-name="T4">
Кожен успіх кожної нашої бойової бригади заслуговує на вдячність – Зеленський</text:span>
</text:h>
      <text:p text:style-name="P4">
Authors: Ukrinform (Person)</text:p>
      <text:p text:style-name="P4">
Publisher: Укринформ (Organization)</text:p>
      <text:p text:style-name="P4">
Published Time: 2023-07-14T20:02:00+03:00</text:p>
      <text:p text:style-name="P4">
Modified Time: 2023-07-14T20:02:00+03:00</text:p>
      <text:p text:style-name="P4">
Description: Кожна тисяча метрів просування вперед, кожен успіх кожної нашої бойової бригади заслуговує на вдячність. — Укрінформ.</text:p>
      <text:p text:style-name="P4">
Images: ['<text:a xlink:type="simple" xlink:href="https://static.ukrinform.com/photos/2023_07/thumb_files/630_360_1689354431-687.png" text:style-name="Internet_20_link" text:visited-style-name="Visited_20_Internet_20_Link">
630_360_16893...</text:a>
']</text:p>
      <text:p text:style-name="P4">
Tags: ['Звернення', 'Зеленський']</text:p>
      <text:p text:style-name="P4">
Type: Article</text:p>
      <!--METADATA-->
      <text:p text:style-name="P4">
<draw:frame draw:style-name="fr1" draw:name="Image41" text:anchor-type="as-char" svg:width="6.9236in" svg:height="3.956343in" draw:z-index="0">
<draw:image xlink:href="../Images/yкринформ/2023-07-14T20-02-00-03-00/630_360_1689354431-687.png" xlink:type="simple" xlink:show="embed" xlink:actuate="onLoad" draw:mime-type="image/png"/>
</draw:frame>
 Кожнатисяча метрів просування вперед, кожен успіх кожної нашої бойової бригадизаслуговує на вдячність.</text:p>
      <text:p text:style-name="P4">
Про це у своєму <text:a xlink:type="simple" xlink:href="https://t.me/V_Zelenskiy_official/6976" text:style-name="Internet_20_link" text:visited-style-name="Visited_20_Internet_20_Link">
 традиційному зверненні</text:a>
 заявив Президент ВолодимирЗеленський.</text:p>
      <text:p text:style-name="P4">
_<text:span text:style-name="T4">
Бажаю здоровʼя, шановні українці й українки!</text:span>
 _</text:p>
      <text:p text:style-name="P4">
Головне за сьогодні.</text:p>
      <text:p text:style-name="P4">
Провів засідання Ставки – дуже детальне, сфокусоване передусім на передовій.Ситуація на всіх ключових напрямах дій – як захисту від російських штурмів,так і наших активних кроків уперед. Плюс усе, що для цього важливо. Снаряди,зброя, техніка. Раціональність використання снарядів, постачання від партнеріві наше, українське виробництво. Логістика.</text:p>
      <text:p text:style-name="P4">
Були, як і завжди на Ставці, доповіді наших командувачів: Головком,командувачі оперативних напрямків… Залужний, Сирський, Тарнавський… Командириіз конкретних ділянок передової. А також міністр внутрішніх справ Клименко.Керівник Прикордонної служби Дейнеко. Була важлива доповідь керівника ГУРБуданова щодо ситуації на території Білорусі – дуже уважно стежимо, що тамвідбувається з погляду безпеки. Станом на сьогодні масштабних загроз немає.Повне наше зосередження – на фронті.</text:p>
      <text:p text:style-name="P4">
Маємо всі розуміти дуже чітко – максимально чітко, – що російські сили нанаших південних та східних землях вкладаються усім, чим можуть, у те, щобзупинити наших воїнів. І кожна тисяча метрів просування вперед, кожен успіхкожної нашої бойової бригади заслуговує на вдячність. Усі, хто йде на штурм,усі, хто відбиває ворожі штурми, – молодці, і я вдячний кожному нашому воїну!</text:p>
      <text:p text:style-name="P4">
Цього тижня ми ще не закінчили заплановану міжнародну роботу. Ще будутьважливі переговори для України. І вже готуємося до наступних тижнів. Мижодного дня не будемо зменшувати нашу міжнародну активність, зокрема те, щостосується Формули миру, гарантій безпеки для України на шляху в НАТО ідомовленостей із партнерами щодо зброї для України та щодо санкцій протиРосії. Готуємо й нові рішення РНБО щодо санкцій.</text:p>
      <text:p text:style-name="P4">
Продовжую наради щодо трансформації України. Сьогодні – щодо військовоїосвіти. Увесь досвід наших воїнів, всі набуті компетенції українців і україноку війні, наш спільний із партнерами новий досвід оборони – усе це маємоінтегрувати в оновлену українську військову освіту.</text:p>
      <text:p text:style-name="P4">
Зрозуміло, що ця галузь на державному рівні заслуговує суттєвого оновлення. Ідуже важливо, щоб до дискусії про таке оновлення були залучені ті, хто заразпрактично захищає нашу державу та вже тренує захисників і захисниць нашоїдержави.</text:p>
      <text:p text:style-name="P4">
І ще одне.</text:p>
      <text:p text:style-name="P4">
Сьогодні узяв участь у розмові в Америці – на конференції за участю керівниківнайбільших та найперспективніших глобальних компаній, найбільших філантропів.Інвестиції, робочі місця в Україні, підтримка нашої держави та людей… Заразукраїнці розкрили величезний потенціал нашої країни. Увесь він спрямований нанаш захист. Але, коли ми завершимо війну, український потенціал має бутиінвестований в український розвиток. Світ із великою зацікавленістю чекає,яким буде цей розвиток, що дасть світу Україна перемоги. І це питання кожен ікожна зараз в Україні, хто працює для держави, хто планує працювати длядержави… кожен і кожна зараз мають поставити це питання собі. Та знайтивідповіді.</text:p>
      <text:p text:style-name="P4">
Україна стала глобальною силою. І має стати силою глобального розвитку.Впевнений, так і буде</text:p>
      <text:p text:style-name="P4">
Слава всім, хто б’ється заради України! Я дякую кожному й кожній, хто захищаєнашу державу!</text:p>
      <text:p text:style-name="P4">
_<text:span text:style-name="T4">
Слава Україні!</text:span>
 _</text:p>
      <text:p text:style-name="P4">
Фото: ОП</text:p>
      <text:p text:style-name="P4">
Source: <text:a xlink:type="simple" xlink:href="https://www.ukrinform.ua/rubric-ato/3735950-kozen-uspih-koznoi-nasoi-bojovoi-brigadi-zaslugovue-na-vdacnist-zelenskij.html" text:style-name="Internet_20_link" text:visited-style-name="Visited_20_Internet_20_Link">
https://www.ukrinform.ua/rubric-ato/3735950-kozen-uspih-koznoi-nasoi-bojovoi-brigadi-zaslugovue-na-vdacnist-zelenskij.html</text:a>
</text:p>
      <!--NEWS-->
      <text:h text:style-name="P10" text:outline-level="1">
<text:span text:style-name="T4">
У Білорусі «вагнерівці» тренують тероборону</text:span>
</text:h>
      <text:p text:style-name="P4">
Authors: Ukrinform (Person)</text:p>
      <text:p text:style-name="P4">
Publisher: Укринформ (Organization)</text:p>
      <text:p text:style-name="P4">
Published Time: 2023-07-14T20:07:00+03:00</text:p>
      <text:p text:style-name="P4">
Modified Time: 2023-07-14T20:07:00+03:00</text:p>
      <text:p text:style-name="P4">
Description: Бійці ПВК «Вагнер» у Білорусі інструктують місцеву тероборону. — Укрінформ.</text:p>
      <text:p text:style-name="P4">
Images: ['<text:a xlink:type="simple" xlink:href="https://static.ukrinform.com/photos/2023_06/thumb_files/630_360_1687599166-278.jpg" text:style-name="Internet_20_link" text:visited-style-name="Visited_20_Internet_20_Link">
630_360_16875...</text:a>
']</text:p>
      <text:p text:style-name="P4">
Tags: ['Білорусь', 'Міноборони', 'ПВК "Вагнера"']</text:p>
      <text:p text:style-name="P4">
Type: Article</text:p>
      <!--METADATA-->
      <text:p text:style-name="P4">
<draw:frame draw:style-name="fr1" draw:name="Image42" text:anchor-type="as-char" svg:width="6.9236in" svg:height="3.956343in" draw:z-index="0">
<draw:image xlink:href="../Images/yкринформ/2023-07-14T20-07-00-03-00/630_360_1687599166-278.jpg" xlink:type="simple" xlink:show="embed" xlink:actuate="onLoad" draw:mime-type="image/jpeg"/>
</draw:frame>
 Бійці ПВК«Вагнер» у Білорусі інструктують місцеву тероборону.</text:p>
      <text:p text:style-name="P4">
Про це білоруське міністерство оборони повідомило у <text:a xlink:type="simple" xlink:href="https://t.me/modmilby/29929" text:style-name="Internet_20_link" text:visited-style-name="Visited_20_Internet_20_Link">
 Телеграмі</text:a>
 , передає Укрінформ.</text:p>
      <text:p text:style-name="P4">
У дописі зазначається, що навчання підрозділів територіальних військвідбувається на полігоні під містом Осиповичі Могильовської області Білорусі.</text:p>
      <text:p text:style-name="P4">
<text:span text:style-name="T4">
Читайте також:</text:span>
 <text:a xlink:type="simple" xlink:href="https://www.ukrinform.ua/rubric-ato/3735619-narazi-vagnerivci-ne-berut-ucasti-u-bojovih-diah-v-ukraini-pentagon.html" text:style-name="Internet_20_link" text:visited-style-name="Visited_20_Internet_20_Link">
 Наразі « <text:span text:style-name="T4">
вагнер</text:span>
 івці» не беруть участі у бойових діяхв Україні – Пентагон </text:a>
</text:p>
      <text:p text:style-name="P4">
"Військовозобов'язані набувають навичок переміщення на полі бою і тактичноїстрільби, знань з інженерної підготовки і тактичної медицини", - заявляють убілоруському відомстві.</text:p>
      <text:p text:style-name="P4">
Як повідомляв Укрінформ, 6 липня Олександр Лукашенко заявив, що готовийзалучити ПВК "Вагнер" у Білорусі.</text:p>
      <text:p text:style-name="P4">
<text:span text:style-name="T4">
Читайте також:</text:span>
 <text:a xlink:type="simple" xlink:href="https://www.ukrinform.ua/rubric-world/3735461-putin-vidklav-risenna-pro-poizdku-na-samit-briks-cerez-pohid-vagnerivciv-zmi.html" text:style-name="Internet_20_link" text:visited-style-name="Visited_20_Internet_20_Link">
 Путін відклав рішення про поїздку на саміт БРІКС черезпохід « <text:span text:style-name="T4">
вагнер</text:span>
 івців» - ЗМІ </text:a>
</text:p>
      <text:p text:style-name="P4">
У ISW вважають, що Лукашенко сподівається посилити свою армію найманцями ПВК"Вагнер", які прибувають у Білорусь після спроби влаштувати заколот в РФ.</text:p>
      <text:p text:style-name="P4">
Source: <text:a xlink:type="simple" xlink:href="https://www.ukrinform.ua/rubric-world/3735948-u-bilorusi-vagnerivcitrenuut-teroboronu.html" text:style-name="Internet_20_link" text:visited-style-name="Visited_20_Internet_20_Link">
https://www.ukrinform.ua/rubric-world/3735948-u-bilorusi-vagnerivcitrenuut-teroboronu.html</text:a>
</text:p>
      <!--NEWS-->
      <text:h text:style-name="P10" text:outline-level="1">
<text:span text:style-name="T4">
Зернова ініціатива має бути розширена задля продовольчої безпеки - Блінкен</text:span>
</text:h>
      <text:p text:style-name="P4">
Authors: Ukrinform (Person)</text:p>
      <text:p text:style-name="P4">
Publisher: Укринформ (Organization)</text:p>
      <text:p text:style-name="P4">
Published Time: 2023-07-14T20:14:24+03:00</text:p>
      <text:p text:style-name="P4">
Modified Time: 2023-07-14T20:14:24+03:00</text:p>
      <text:p text:style-name="P4">
Description: Держсекретар США Ентоні Блінкен наголосив на необхідності продовження й розширення Чорноморської зернової ініціативи, оскільки це важливо для багатьох країн, що розвиваються, а також для глобальної продовольчої безпеки в цілому. — Укрінформ.</text:p>
      <text:p text:style-name="P4">
Images: ['<text:a xlink:type="simple" xlink:href="https://static.ukrinform.com/photos/2022_09/thumb_files/630_360_1662653521-497.jpg" text:style-name="Internet_20_link" text:visited-style-name="Visited_20_Internet_20_Link">
630_360_16626...</text:a>
']</text:p>
      <text:p text:style-name="P4">
Tags: ['Україна', 'Держдеп', 'Росія', 'Блінкен', 'Війна з Росією', 'зерновий коридор']</text:p>
      <text:p text:style-name="P4">
Type: Article</text:p>
      <!--METADATA-->
      <text:p text:style-name="P4">
<draw:frame draw:style-name="fr1" draw:name="Image43" text:anchor-type="as-char" svg:width="6.9236in" svg:height="3.956343in" draw:z-index="0">
<draw:image xlink:href="../Images/yкринформ/2023-07-14T20-14-24-03-00/630_360_1662653521-497.jpg" xlink:type="simple" xlink:show="embed" xlink:actuate="onLoad" draw:mime-type="image/jpeg"/>
</draw:frame>
Держсекретар США Ентоні Блінкен наголосив на необхідності продовження йрозширення Чорноморської зернової ініціативи, оскільки це важливо для багатьохкраїн, що розвиваються, а також для глобальної продовольчої безпеки в цілому.</text:p>
      <text:p text:style-name="P4">
Про це він заявив у п’ятницю в Джакарті, де бере участь у міністерськійзустрічі АСЕАН, передає власний кореспондент Укрінформу.</text:p>
      <text:p text:style-name="P4">
«Загарбницька війна Росії проти України продовжує шкодити не лише українцям,але й людям в усьому регіоні. Важливо, щоби ми продовжили та розширилиЧорноморську зернову ініціативу, яку Росія знову погрожує припинити 18 липня»,- наголосив глава Держдепартаменту <text:a xlink:type="simple" xlink:href="https://www.ukrinform.ua/tag-ssa" text:style-name="Internet_20_link" text:visited-style-name="Visited_20_Internet_20_Link">
 США </text:a>
 .</text:p>
      <text:p text:style-name="P4">
Він підкреслив, що в разі виконання Москвою цих погроз, постраждає багатокраїн, які розвиваються. Вони відчують ще більший дефіцит продовольства тапідвищення цін на продукти.</text:p>
      <text:p text:style-name="P4">
<text:span text:style-name="T4">
Читайте також:</text:span>
 <text:a xlink:type="simple" xlink:href="https://www.ukrinform.ua/rubric-economy/3735590-stati-vidilaut-100-miljoniv-na-novu-programu-prodovolcoi-bezpeki.html" text:style-name="Internet_20_link" text:visited-style-name="Visited_20_Internet_20_Link">
 Штати виділяють $100 мільйонів на нову програмупродовольчої безпеки </text:a>
</text:p>
      <text:p text:style-name="P4">
«У той час, як ми працюємо над розширенням ініціативи, ми також готовіпідтримати справедливий і міцний мир у конфлікті на основі принципівсуверенітету, територіальної цілісності й незалежності – принципів, які єосновою Статуту ООН та Договору АСЕАН», - зауважив глава Держдепартаменту США.</text:p>
      <text:p text:style-name="P4">
<text:span text:style-name="T4">
Читайте також:</text:span>
 <text:a xlink:type="simple" xlink:href="https://www.ukrinform.ua/rubric-economy/3735936-erdogan-kaze-so-putin-podilae-dumku-sodo-prodovzenna-zernovoi-ugodi.html" text:style-name="Internet_20_link" text:visited-style-name="Visited_20_Internet_20_Link">
 Ердоган каже, що Путін «поділяє думку» щодо продовження<text:span text:style-name="T4">
зерново</text:span>
 ї угоди </text:a>
</text:p>
      <text:p text:style-name="P4">
Він також зазначив, що обговорив це питання з очільником китайської дипломатіїпід час зустрічі в столиці Індонезії. У цьому контексті Блінкен підкреслив, щоСполучені Штати готові працювати з Пекіном над розв’язанням проблем, щостосуються людей у Сполучених Штатах, КНР і в усьому світі.</text:p>
      <text:p text:style-name="P4">
Як повідомляв Укрінформ, Держсекретар США Ентоні Блінкен і голова КанцеляріїКомісії ЦК Компартії Китаю у закордонних справах Ван Ї вдруге за місяць <text:a xlink:type="simple" xlink:href="https://www.ukrinform.ua/rubric-world/3735608-deeskalacia-miz-ssa-ta-kitaem-entoni-blinken-i-van-i-pospilkuvalisa-vdruge-za-misac.html" text:style-name="Internet_20_link" text:visited-style-name="Visited_20_Internet_20_Link">
провели зустріч </text:a>
, поспілкувавшись на полях саміту Асоціації держав Південно-Східної Азії(АСЕАН) у столиці Індонезії.</text:p>
      <text:p text:style-name="P4">
Source: <text:a xlink:type="simple" xlink:href="https://www.ukrinform.ua/rubric-economy/3735954-zernova-iniciativa-mae-buti-rozsirena-zadla-prodovolcoi-bezpeki-blinken.html" text:style-name="Internet_20_link" text:visited-style-name="Visited_20_Internet_20_Link">
https://www.ukrinform.ua/rubric-economy/3735954-zernova-iniciativa-mae-buti-rozsirena-zadla-prodovolcoi-bezpeki-blinken.html</text:a>
</text:p>
      <!--NEWS-->
      <text:h text:style-name="P10" text:outline-level="1">
<text:span text:style-name="T4">
Масштабних загроз з боку Білорусі на сьогодні немає - Президент</text:span>
</text:h>
      <text:p text:style-name="P4">
Authors: Ukrinform (Person)</text:p>
      <text:p text:style-name="P4">
Publisher: Укринформ (Organization)</text:p>
      <text:p text:style-name="P4">
Published Time: 2023-07-14T20:18:00+03:00</text:p>
      <text:p text:style-name="P4">
Modified Time: 2023-07-14T20:18:00+03:00</text:p>
      <text:p text:style-name="P4">
Description: За інформацією української розвідки, масштабної загрози з боку Білорусі на сьогодні немає. — Укрінформ.</text:p>
      <text:p text:style-name="P4">
Images: ['<text:a xlink:type="simple" xlink:href="https://static.ukrinform.com/photos/2023_07/thumb_files/630_360_1688722821-533.jpg" text:style-name="Internet_20_link" text:visited-style-name="Visited_20_Internet_20_Link">
630_360_16887...</text:a>
']</text:p>
      <text:p text:style-name="P4">
Tags: ['Білорусь', 'Зеленський', 'Війна з Росією']</text:p>
      <text:p text:style-name="P4">
Type: Article</text:p>
      <!--METADATA-->
      <text:p text:style-name="P4">
<draw:frame draw:style-name="fr1" draw:name="Image44" text:anchor-type="as-char" svg:width="6.9236in" svg:height="3.956343in" draw:z-index="0">
<draw:image xlink:href="../Images/yкринформ/2023-07-14T20-18-00-03-00/630_360_1688722821-533.jpg" xlink:type="simple" xlink:show="embed" xlink:actuate="onLoad" draw:mime-type="image/jpeg"/>
</draw:frame>
 Заінформацією української розвідки, масштабної загрози з боку Білорусі насьогодні немає.</text:p>
      <text:p text:style-name="P4">
Про це сказав у <text:a xlink:type="simple" xlink:href="https://t.me/V_Zelenskiy_official/6976" text:style-name="Internet_20_link" text:visited-style-name="Visited_20_Internet_20_Link">
 відеозверненні </text:a>
Президент Володимир Зеленський, передає кореспондент Укрінформу.</text:p>
      <text:p text:style-name="P4">
За словами глави держави, під час засідання Ставки Верховногоголовнокомандувача щодо ситуації на фронті у п’ятницю заслухали доповідьочільника Головного управління розвідки Міноборони Кирила Буданова.</text:p>
      <text:p text:style-name="P4">
<text:span text:style-name="T4">
Читайте також:</text:span>
 <text:a xlink:type="simple" xlink:href="https://www.ukrinform.ua/rubric-ato/3735762-prosuvanna-ta-oborona-zsu-zelenskij-proviv-zasidanna-stavki.html" text:style-name="Internet_20_link" text:visited-style-name="Visited_20_Internet_20_Link">
 Просування та оборона ЗСУ: Зеленський провів засідання<text:span text:style-name="T4">
Ставк</text:span>
 и </text:a>
</text:p>
      <text:p text:style-name="P4">
“Була важлива доповідь керівника ГУР Буданова щодо ситуації на територіїБілорусі – дуже уважно стежимо, що там відбувається з погляду безпеки. Станомна сьогодні масштабних загроз немає. Повне наше зосередження – на фронті”, -сказав Зеленський.</text:p>
      <text:p text:style-name="P4">
Він наголосив, що російські війська на Півдні та Сході всіляко намагаютьсязупинити українські сили.</text:p>
      <text:p text:style-name="P4">
“І кожна тисяча метрів просування вперед, кожен успіх кожної нашої бойовоїбригади заслуговує на вдячність. Усі, хто йде на штурм, усі, хто відбиваєворожі штурми, - молодці, і я вдячний кожному нашому воїну!”- наголосивПрезидент.</text:p>
      <text:p text:style-name="P4">
<text:span text:style-name="T4">
Читайте також:</text:span>
 <text:a xlink:type="simple" xlink:href="https://www.ukrinform.ua/rubric-ato/3735950-kozen-uspih-koznoi-nasoi-bojovoi-brigadi-zaslugovue-na-vdacnist-zelenskij.html" text:style-name="Internet_20_link" text:visited-style-name="Visited_20_Internet_20_Link">
 Кожен успіх кожної нашої бойової бригади заслуговує навдячність – <text:span text:style-name="T4">
Зеленськ</text:span>
 ий </text:a>
</text:p>
      <text:p text:style-name="P4">
Як повідомлялося, за даними Генштабу ЗСУ, на Мелітопольському та Бердянськомунапрямках Сили оборони України продовжують ведення наступальної операції ізакріплюються на досягнутих рубежах, на східних напрямках тривають важкі бої.</text:p>
      <text:p text:style-name="P4">
Фото: ОП</text:p>
      <text:p text:style-name="P4">
Source: <text:a xlink:type="simple" xlink:href="https://www.ukrinform.ua/rubric-ato/3735956-masstabnih-zagroz-z-boku-bilorusi-na-sogodni-nemae-prezident.html" text:style-name="Internet_20_link" text:visited-style-name="Visited_20_Internet_20_Link">
https://www.ukrinform.ua/rubric-ato/3735956-masstabnih-zagroz-z-boku-bilorusi-na-sogodni-nemae-prezident.html</text:a>
</text:p>
      <!--NEWS-->
      <text:h text:style-name="P10" text:outline-level="1">
<text:span text:style-name="T4">
Командирів оборони «Азовсталі» повернули до України, коли з‘явилась така можливість – Єрмак</text:span>
</text:h>
      <text:p text:style-name="P4">
Authors: Ukrinform (Person)</text:p>
      <text:p text:style-name="P4">
Publisher: Укринформ (Organization)</text:p>
      <text:p text:style-name="P4">
Published Time: 2023-07-14T20:24:00+03:00</text:p>
      <text:p text:style-name="P4">
Modified Time: 2023-07-14T20:24:00+03:00</text:p>
      <text:p text:style-name="P4">
Description: Командирів оборони металургійного комбінату "Азовсталь" повернули з Туреччини до України, коли з’явилась така можливість. — Укрінформ.</text:p>
      <text:p text:style-name="P4">
Images: ['<text:a xlink:type="simple" xlink:href="https://static.ukrinform.com/photos/2023_07/thumb_files/630_360_1688826082-310.jpg" text:style-name="Internet_20_link" text:visited-style-name="Visited_20_Internet_20_Link">
630_360_16888...</text:a>
']</text:p>
      <text:p text:style-name="P4">
Tags: ['Азовсталь', 'Туреччина', 'Єрмак']</text:p>
      <text:p text:style-name="P4">
Type: Article</text:p>
      <!--METADATA-->
      <text:p text:style-name="P4">
<draw:frame draw:style-name="fr1" draw:name="Image45" text:anchor-type="as-char" svg:width="6.9236in" svg:height="3.956343in" draw:z-index="0">
<draw:image xlink:href="../Images/yкринформ/2023-07-14T20-24-00-03-00/630_360_1688826082-310.jpg" xlink:type="simple" xlink:show="embed" xlink:actuate="onLoad" draw:mime-type="image/jpeg"/>
</draw:frame>
 Командирівоборони металургійного комбінату "Азовсталь" повернули з Туреччини до України,коли з’явилась така можливість.</text:p>
      <text:p text:style-name="P4">
Про це керівник Офісу Президента Андрій Єрмак повідомив під час спілкування зжурналістами, передає кореспондент Укрінформу.</text:p>
      <text:p text:style-name="P4">
"Ми щотижня спілкувалися з хлопцями. Вони завжди питали, коли можутьповернутися додому", – розповів Єрмак.</text:p>
      <text:p text:style-name="P4">
<text:span text:style-name="T4">
Читайте також:</text:span>
 <text:a xlink:type="simple" xlink:href="https://www.ukrinform.ua/rubric-polytics/3735039-erdogan-prokomentuvav-povernenna-v-ukrainu-zahisnikiv-azovstali.html" text:style-name="Internet_20_link" text:visited-style-name="Visited_20_Internet_20_Link">
 Ердоган прокоментував повернення в Україну захисників «<text:span text:style-name="T4">
Азовста</text:span>
 лі» </text:a>
</text:p>
      <text:p text:style-name="P4">
Він підкреслив, що повернення командирів відбулося тоді, коли з’явилася такаможливість. За словами керівника ОП, це сталося завдяки домовленостямпрезидентів України Володимира Зеленського та Туреччини Реджепа ТайїпаЕрдогана.</text:p>
      <text:p text:style-name="P4">
Водночас Єрмак зауважив, що не знає, чи інформував Ердоган главу РосійськоїФедерації Володимира Путіна про повернення командирів оборони "Азовсталі" доУкраїни.</text:p>
      <text:p text:style-name="P4">
<text:span text:style-name="T4">
Читайте також:</text:span>
 <text:a xlink:type="simple" xlink:href="https://www.ukrinform.ua/rubric-ato/3734074-povernenna-zahisnikiv-z-azovstali-ak-erdogan-postaviv-putina-na-roztazku.html" text:style-name="Internet_20_link" text:visited-style-name="Visited_20_Internet_20_Link">
 Повернення захисників з " <text:span text:style-name="T4">
Азовста</text:span>
 лі": як Ердоганпоставив Путіна на розтяжку </text:a>
</text:p>
      <text:p text:style-name="P4">
Як повідомляв Укрінформ, 8 липня із Туреччини до України повернулисякомандири, які керували обороною "Азовсталі" у Маріуполі. Додому повернулисязаступник командира полку "Азов" командир "Азова" Денис Прокопенко (Редіс),Святослав Паламар (Калина), старший офіцер Олег Хоменко, в.о. командира 36-їокремої бригади морської піхоти Сергій Волинський (Волина) і командир 12-їбригади Національної гвардії України Денис Шлега.</text:p>
      <text:p text:style-name="P4">
Source: <text:a xlink:type="simple" xlink:href="https://www.ukrinform.ua/rubric-ato/3735953-komandiriv-oboroni-azovstali-povernuli-do-ukraini-koli-zavilas-taka-mozlivist-ermak.html" text:style-name="Internet_20_link" text:visited-style-name="Visited_20_Internet_20_Link">
https://www.ukrinform.ua/rubric-ato/3735953-komandiriv-oboroni-azovstali-povernuli-do-ukraini-koli-zavilas-taka-mozlivist-ermak.html</text:a>
</text:p>
      <!--NEWS-->
      <text:h text:style-name="P10" text:outline-level="1">
<text:span text:style-name="T4">
Зеленський заявив про підготовку нових рішень РНБО щодо санкцій</text:span>
</text:h>
      <text:p text:style-name="P4">
Authors: Ukrinform (Person)</text:p>
      <text:p text:style-name="P4">
Publisher: Укринформ (Organization)</text:p>
      <text:p text:style-name="P4">
Published Time: 2023-07-14T20:28:00+03:00</text:p>
      <text:p text:style-name="P4">
Modified Time: 2023-07-14T20:28:00+03:00</text:p>
      <text:p text:style-name="P4">
Description: Влада готує нові рішення Ради національної безпеки і оборони стосовно санкцій. — Укрінформ.</text:p>
      <text:p text:style-name="P4">
Images: ['<text:a xlink:type="simple" xlink:href="https://static.ukrinform.com/photos/2023_07/thumb_files/630_360_1688219094-910.jpeg" text:style-name="Internet_20_link" text:visited-style-name="Visited_20_Internet_20_Link">
630_360_16882...</text:a>
']</text:p>
      <text:p text:style-name="P4">
Tags: ['РНБО', 'Санкції', 'Зеленський']</text:p>
      <text:p text:style-name="P4">
Type: Article</text:p>
      <!--METADATA-->
      <text:p text:style-name="P4">
<draw:frame draw:style-name="fr1" draw:name="Image46" text:anchor-type="as-char" svg:width="6.9236in" svg:height="3.956343in" draw:z-index="0">
<draw:image xlink:href="../Images/yкринформ/2023-07-14T20-28-00-03-00/630_360_1688219094-910.jpeg" xlink:type="simple" xlink:show="embed" xlink:actuate="onLoad" draw:mime-type="image/jpeg"/>
</draw:frame>
 Владаготує нові рішення Ради національної безпеки і оборони стосовно санкцій.</text:p>
      <text:p text:style-name="P4">
Про це сказав у <text:a xlink:type="simple" xlink:href="https://t.me/V_Zelenskiy_official/6976" text:style-name="Internet_20_link" text:visited-style-name="Visited_20_Internet_20_Link">
 відеозверненні </text:a>
Президент Володимир Зеленський, передає Укрінформ.</text:p>
      <text:p text:style-name="P4">
“Цього тижня ми ще не закінчили заплановану міжнародну роботу. Ще будутьважливі переговори для України. І вже готуємося до наступних тижнів. Мижодного дня не будемо зменшувати нашу міжнародну активність, зокрема те, щостосується Формули миру, гарантій безпеки для України на шляху в НАТО ідомовленостей із партнерами щодо зброї для України та щодо санкцій протиРосії. Готуємо й нові рішення РНБО щодо санкцій”, - сказав глава держави.</text:p>
      <text:p text:style-name="P4">
<text:span text:style-name="T4">
Читайте також:</text:span>
 <text:a xlink:type="simple" xlink:href="https://www.ukrinform.ua/rubric-ato/3735956-masstabnih-zagroz-z-boku-bilorusi-na-sogodni-nemae-prezident.html" text:style-name="Internet_20_link" text:visited-style-name="Visited_20_Internet_20_Link">
 Масштабних загроз з боку Білорусі на сьогодні немає -Президент </text:a>
</text:p>
      <text:p text:style-name="P4">
Він також поінформував, що провів нараду щодо військової освіти. За словамиПрезидента, досвід українських військових і набуті ними компетенції мають бутиінтегровані в оновлену українську військову освіту.</text:p>
      <text:p text:style-name="P4">
“Зрозуміло, що ця галузь на державному рівні заслуговує суттєвого оновлення. Ідуже важливо, щоб до дискусії про таке оновлення були залучені ті, хто заразпрактично захищає нашу державу та вже тренує захисників і захисниць”, - сказавЗеленський.</text:p>
      <text:p text:style-name="P4">
<text:span text:style-name="T4">
Читайте також:</text:span>
 <text:a xlink:type="simple" xlink:href="https://www.ukrinform.ua/rubric-ato/3735950-kozen-uspih-koznoi-nasoi-bojovoi-brigadi-zaslugovue-na-vdacnist-zelenskij.html" text:style-name="Internet_20_link" text:visited-style-name="Visited_20_Internet_20_Link">
 Кожен успіх кожної нашої бойової бригади заслуговує навдячність – <text:span text:style-name="T4">
Зеленс</text:span>
 ький </text:a>
</text:p>
      <text:p text:style-name="P4">
Як повідомлялося, Верховна Рада схвалила та внесла на розгляд Радинаціональної безпеки і оборони пропозиції щодо застосування санкцій до 36представників спортивних організацій Російської Федерації та РеспублікиБілорусь.</text:p>
      <text:p text:style-name="P4">
Фото: ОП</text:p>
      <text:p text:style-name="P4">
Source: <text:a xlink:type="simple" xlink:href="https://www.ukrinform.ua/rubric-polytics/3735957-zelenskij-zaaviv-pro-pidgotovku-novih-risen-rnbo-sodo-sankcij.html" text:style-name="Internet_20_link" text:visited-style-name="Visited_20_Internet_20_Link">
https://www.ukrinform.ua/rubric-polytics/3735957-zelenskij-zaaviv-pro-pidgotovku-novih-risen-rnbo-sodo-sankcij.html</text:a>
</text:p>
      <!--NEWS-->
      <text:h text:style-name="P10" text:outline-level="1">
<text:span text:style-name="T4">
Сербія призупиняє експорт зброї на 30 днів</text:span>
</text:h>
      <text:p text:style-name="P4">
Authors: Ukrinform (Person)</text:p>
      <text:p text:style-name="P4">
Publisher: Укринформ (Organization)</text:p>
      <text:p text:style-name="P4">
Published Time: 2023-07-14T20:34:40+03:00</text:p>
      <text:p text:style-name="P4">
Modified Time: 2023-07-14T20:34:40+03:00</text:p>
      <text:p text:style-name="P4">
Description: Міністр оборони Мілош Вучевіч заявив у п’ятницю, що Сербія призупинила експорт зброї на термін в 30 днів. — Укрінформ.</text:p>
      <text:p text:style-name="P4">
Images: ['<text:a xlink:type="simple" xlink:href="https://static.ukrinform.com/photos/2020_09/thumb_files/630_360_1599686698-770.jpg" text:style-name="Internet_20_link" text:visited-style-name="Visited_20_Internet_20_Link">
630_360_15996...</text:a>
']</text:p>
      <text:p text:style-name="P4">
Tags: ['Міноборони', 'Сербія', 'Зброя']</text:p>
      <text:p text:style-name="P4">
Type: Article</text:p>
      <!--METADATA-->
      <text:p text:style-name="P4">
<draw:frame draw:style-name="fr1" draw:name="Image47" text:anchor-type="as-char" svg:width="6.9236in" svg:height="3.953079in" draw:z-index="0">
<draw:image xlink:href="../Images/yкринформ/2023-07-14T20-34-40-03-00/630_360_1599686698-770.jpg" xlink:type="simple" xlink:show="embed" xlink:actuate="onLoad" draw:mime-type="image/jpeg"/>
</draw:frame>
 Міністроборони Мілош Вучевіч заявив у п’ятницю, що Сербія призупинила експорт зброїна термін в 30 днів.</text:p>
      <text:p text:style-name="P4">
Як передає Укрінформ, про це повідомляє <text:a xlink:type="simple" xlink:href="https://apnews.com/article/serbia-suspends-export-weapons-us-sanctions-kosovo-ba744a5fc27d2362dfe065c9156705b8" text:style-name="Internet_20_link" text:visited-style-name="Visited_20_Internet_20_Link">
 Associated Press</text:a>
 .</text:p>
      <text:p text:style-name="P4">
За словами очільника оборонного відомства Сербії, заборона на експортнеобхідна для задоволення потреб сербської армії та підвищення їїбоєготовності на тлі кризи на Балканах. Він додав, що введена заборона неозначає, що країна готується до ведення бойових дій.</text:p>
      <text:p text:style-name="P4">
<text:span text:style-name="T4">
Читайте також:</text:span>
 <text:a xlink:type="simple" xlink:href="https://www.ukrinform.ua/rubric-world/3734604-parlament-serbii-zvilniv-ministra-ekonomiki-akij-zaklikav-zaprovaditi-sankcii-proti-rf.html" text:style-name="Internet_20_link" text:visited-style-name="Visited_20_Internet_20_Link">
 <text:span text:style-name="T4">
Серб</text:span>
 ський парламент звільнив міністра, який закликавзапровадити санкції проти РФ </text:a>
</text:p>
      <text:p text:style-name="P4">
«Це не означає, що Сербія веде війну або закликає до війни, але ми розглядаємоусі ризики та виклики безпеці», – пояснив Вучевіч.</text:p>
      <text:p text:style-name="P4">
Глава Міноборони країни сказав, що рішення щодо заборони експорту будепереглянуте знову через 30 днів.</text:p>
      <text:p text:style-name="P4">
Президент країни Александар Вучич вперше оголосив про цей крок кілька днівтому, назвавши причиною заборони «внутрішню безпеку» Сербії в час напруженостііз Косово.</text:p>
      <text:p text:style-name="P4">
<text:span text:style-name="T4">
Читайте також:</text:span>
 <text:a xlink:type="simple" xlink:href="https://www.ukrinform.ua/rubric-world/3734534-ssa-zaprovadili-sankcii-proti-eksministra-oboroni-serbii-akij-spivpracuvav-z-rosieu.html" text:style-name="Internet_20_link" text:visited-style-name="Visited_20_Internet_20_Link">
 США запровадили санкції проти ексміністра оборони<text:span text:style-name="T4">
Серб</text:span>
 ії, який співпрацював з Росією </text:a>
</text:p>
      <text:p text:style-name="P4">
Белград не визнає декларацію Косово про незалежність від 2008 року.</text:p>
      <text:p text:style-name="P4">
Як повідомляв Укрінформ, наприкінці травня президент Сербії Александар Вучичпривів армію країни в повну бойову готовність і наказав її підрозділамнаблизитися до кордону з Косово.</text:p>
      <text:p text:style-name="P4">
Source: <text:a xlink:type="simple" xlink:href="https://www.ukrinform.ua/rubric-world/3735961-serbia-prizupinae-eksport-zbroi-na-30-dniv.html" text:style-name="Internet_20_link" text:visited-style-name="Visited_20_Internet_20_Link">
https://www.ukrinform.ua/rubric-world/3735961-serbia-prizupinae-eksport-zbroi-na-30-dniv.html</text:a>
</text:p>
      <!--NEWS-->
      <text:h text:style-name="P10" text:outline-level="1">
<text:span text:style-name="T4">
Нацбанк вводить у обіг нові банкноти номіналом 1000 гривень</text:span>
</text:h>
      <text:p text:style-name="P4">
Authors: Ukrinform (Person)</text:p>
      <text:p text:style-name="P4">
Publisher: Укринформ (Organization)</text:p>
      <text:p text:style-name="P4">
Published Time: 2023-07-14T20:40:00+03:00</text:p>
      <text:p text:style-name="P4">
Modified Time: 2023-07-14T20:40:00+03:00</text:p>
      <text:p text:style-name="P4">
Description: З 20 липня в Україні в обіг буде випущена банкнота номіналом 1000 грн із підписом чинного голови НБУ Андрія Пишного. — Укрінформ.</text:p>
      <text:p text:style-name="P4">
Images: ['<text:a xlink:type="simple" xlink:href="https://static.ukrinform.com/photos/2020_09/thumb_files/630_360_1599202700-943.jpg" text:style-name="Internet_20_link" text:visited-style-name="Visited_20_Internet_20_Link">
630_360_15992...</text:a>
']</text:p>
      <text:p text:style-name="P4">
Tags: ['Нацбанк', 'Гроші', 'Андрій Пишний']</text:p>
      <text:p text:style-name="P4">
Type: Article</text:p>
      <!--METADATA-->
      <text:p text:style-name="P4">
<draw:frame draw:style-name="fr1" draw:name="Image48" text:anchor-type="as-char" svg:width="6.9236in" svg:height="3.956343in" draw:z-index="0">
<draw:image xlink:href="../Images/yкринформ/2023-07-14T20-40-00-03-00/630_360_1599202700-943.jpg" xlink:type="simple" xlink:show="embed" xlink:actuate="onLoad" draw:mime-type="image/jpeg"/>
</draw:frame>
 З 20 липняв Україні в обіг буде випущена банкнота номіналом 1000 грн із підписом чинногоголови НБУ Андрія Пишного.</text:p>
      <text:p text:style-name="P4">
Як передає Укрінформ, про це повідомляє пресслужба <text:a xlink:type="simple" xlink:href="https://bank.gov.ua/ua/news/all/v-obig-vvodyatsya-banknoti-nominalom-1-000-griven-z-pidpisom-golovi-nbu-andriya-pishnogo" text:style-name="Internet_20_link" text:visited-style-name="Visited_20_Internet_20_Link">
 НБУ</text:a>
 .</text:p>
      <text:p text:style-name="P4">
«У межах планового випуску для забезпечення готівкового обігу банкнотаминоміналом 1000 гривень на заміну зношених та пошкоджених банкнот, Національнийбанк з 20 липня 2023 року випускає в обіг банкноти номіналом 1000 гривеньзразка 2019 року – з підписом Голови Національного банку України АндріяПишного та відображенням на них року випуску», - йдеться в повідомленні.</text:p>
      <text:p text:style-name="P4">
</text:p>
      <text:p text:style-name="P4">
В <text:a xlink:type="simple" xlink:href="https://www.ukrinform.ua/tag-nacbank" text:style-name="Internet_20_link" text:visited-style-name="Visited_20_Internet_20_Link">
 Нацбанку </text:a>
 наголошують, що новікупюри перебуватимуть в обігу разом з іншими банкнотами цього номіналупопередніх років випуску та обов’язкові до приймання всіма фізичними таюридичними особами без будь-яких обмежень на всій території України.</text:p>
      <text:p text:style-name="P4">
<text:span text:style-name="T4">
Читайте також:</text:span>
 <text:a xlink:type="simple" xlink:href="https://www.ukrinform.ua/rubric-economy/3735721-moneti-nominalom-125-ta-25-se-mozna-obminati-nacbank.html" text:style-name="Internet_20_link" text:visited-style-name="Visited_20_Internet_20_Link">
 Монети номіналом 1,2,5 та 25 ще можна обміняти –<text:span text:style-name="T4">
Нацбанк</text:span>
 </text:a>
</text:p>
      <text:p text:style-name="P4">
Як повідомлялося, Національний банк України повідомляє, що до 30 вересня 2023року включно ще можна обміняти монети номіналами 1, 2, 5 та 25 копійок, яківже перестали бути платіжними засобами.</text:p>
      <text:p text:style-name="P4">
Source: <text:a xlink:type="simple" xlink:href="https://www.ukrinform.ua/rubric-economy/3735965-nacbank-vvodit-u-obig-novi-banknoti-nominalom-1000-griven.html" text:style-name="Internet_20_link" text:visited-style-name="Visited_20_Internet_20_Link">
https://www.ukrinform.ua/rubric-economy/3735965-nacbank-vvodit-u-obig-novi-banknoti-nominalom-1000-griven.html</text:a>
</text:p>
      <!--NEWS-->
      <text:h text:style-name="P10" text:outline-level="1">
<text:span text:style-name="T4">
Іспанець Алькарас став суперником серба Джоковича у фіналі Вімблдона-2023</text:span>
</text:h>
      <text:p text:style-name="P4">
Authors: Ukrinform (Person)</text:p>
      <text:p text:style-name="P4">
Publisher: Укринформ (Organization)</text:p>
      <text:p text:style-name="P4">
Published Time: 2023-07-14T20:45:45+03:00</text:p>
      <text:p text:style-name="P4">
Modified Time: 2023-07-14T20:45:45+03:00</text:p>
      <text:p text:style-name="P4">
Description: У Лондоні (Велика Британія) визначився другий фіналіст Вімблдонського турніру - третього у сезоні із серії Grand Slam. — Укрінформ.</text:p>
      <text:p text:style-name="P4">
Images: ['<text:a xlink:type="simple" xlink:href="https://static.ukrinform.com/photos/2023_07/thumb_files/630_360_1689184889-152.jpg" text:style-name="Internet_20_link" text:visited-style-name="Visited_20_Internet_20_Link">
630_360_16891...</text:a>
']</text:p>
      <text:p text:style-name="P4">
Tags: None</text:p>
      <text:p text:style-name="P4">
Type: Article</text:p>
      <!--METADATA-->
      <text:p text:style-name="P4">
<draw:frame draw:style-name="fr1" draw:name="Image50" text:anchor-type="as-char" svg:width="6.9236in" svg:height="3.956343in" draw:z-index="0">
<draw:image xlink:href="../Images/yкринформ/2023-07-14T20-45-45-03-00/630_360_1689184889-152.jpg" xlink:type="simple" xlink:show="embed" xlink:actuate="onLoad" draw:mime-type="image/jpeg"/>
</draw:frame>
 У Лондоні(Велика Британія) визначився другий фіналіст Вімблдонського турніру - третьогоу сезоні із серії Grand Slam.</text:p>
      <text:p text:style-name="P4">
Суперником чинного переможця змагань серба Новака Джоковича у фіналічоловічого одиночного розряду став перша «ракетка» світу іспанець КарлосАлькарас Гарфія, передає Укрінформ.</text:p>
      <text:p text:style-name="P4">
У півфіналі Алькарас упевнено обіграв росіянина Данила Медведєва - 6:3, 6:3,6:3.</text:p>
      <text:p text:style-name="P4">
Як повідомлялося, 7-разовий чемпіон Вімблдона Джокович у півфіналі також утрьох сетах взяв гору над італійцем Янніком Сіннером - 6:3, 6:4, 7:6 (7:4).</text:p>
      <text:p text:style-name="P4">
<text:span text:style-name="T4">
Читайте також:</text:span>
 <text:a xlink:type="simple" xlink:href="https://www.ukrinform.ua/rubric-sports/3735695-elina-svitolina-spodivausa-so-zmozu-otrimati-se-odin-sans.html" text:style-name="Internet_20_link" text:visited-style-name="Visited_20_Internet_20_Link">
 Еліна Світоліна: Сподіваюся, що зможу отримати ще одиншанс </text:a>
</text:p>
      <text:p text:style-name="P4">
Вімблдонський турнір завершиться 16 липня.</text:p>
      <text:p text:style-name="P4">
Фото: Getty Images.</text:p>
      <text:p text:style-name="P4">
Source: <text:a xlink:type="simple" xlink:href="https://www.ukrinform.ua/rubric-sports/3735966-ispanec-alkaras-stav-supernikom-serba-dzokovica-u-finali-vimbldona2023.html" text:style-name="Internet_20_link" text:visited-style-name="Visited_20_Internet_20_Link">
https://www.ukrinform.ua/rubric-sports/3735966-ispanec-alkaras-stav-supernikom-serba-dzokovica-u-finali-vimbldona2023.html</text:a>
</text:p>
      <!--NEWS-->
      <text:h text:style-name="P10" text:outline-level="1">
<text:span text:style-name="T4">
Київ виділив майже два мільярди на укриття, але райони освоїли тільки 10% - Кличко</text:span>
</text:h>
      <text:p text:style-name="P4">
Authors: Ukrinform (Person)</text:p>
      <text:p text:style-name="P4">
Publisher: Укринформ (Organization)</text:p>
      <text:p text:style-name="P4">
Published Time: 2023-07-14T20:48:38+03:00</text:p>
      <text:p text:style-name="P4">
Modified Time: 2023-07-14T20:48:38+03:00</text:p>
      <text:p text:style-name="P4">
Description: Влада Києва виділила на облаштування бомбосховищ близько 2 млрд грн, проте райони, на балансі яких перебувають ці об'єкти, освоїли лише 10% коштів. — Укрінформ.</text:p>
      <text:p text:style-name="P4">
Images: ['<text:a xlink:type="simple" xlink:href="https://static.ukrinform.com/photos/2022_12/thumb_files/630_360_1669908514-938.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51" text:anchor-type="as-char" svg:width="6.9236in" svg:height="3.956343in" draw:z-index="0">
<draw:image xlink:href="../Images/yкринформ/2023-07-14T20-48-38-03-00/630_360_1669908514-938.jpg" xlink:type="simple" xlink:show="embed" xlink:actuate="onLoad" draw:mime-type="image/jpeg"/>
</draw:frame>
 ВладаКиєва виділила на облаштування бомбосховищ близько 2 млрд грн, проте райони,на балансі яких перебувають ці об'єкти, освоїли лише 10% коштів.</text:p>
      <text:p text:style-name="P4">
Про це міський голова Віталій Кличко повідомив у <text:a xlink:type="simple" xlink:href="https://lb.ua/news/2023/07/14/565225_vitaliy_klichko_u_mene_pislya.html" text:style-name="Internet_20_link" text:visited-style-name="Visited_20_Internet_20_Link">
 інтерв'ю "Лівому берегу"</text:a>
 ,передає Укрінформ.</text:p>
      <text:p text:style-name="P4">
"Ми давали завдання районам визначити ці бомбосховища, вони надавали списки,надавали адреси, які ми вносили до карти укриттів, і вони також подавализаявки на гроші, які їм потрібні для облаштування. Адже саме вони єрозпорядниками коштів. Якщо бомбосховище, укриття перебуває на балансірайонів, вони - кожен голова району - є балансоутримувачем, розпорядникомкоштів. Тільки 10% грошей було освоєно, а місто вже виділило на цей моментблизько 2 мільярдів гривень", - підкреслив Кличко.</text:p>
      <text:p text:style-name="P4">
<text:span text:style-name="T4">
Читайте також:</text:span>
 <text:a xlink:type="simple" xlink:href="https://www.ukrinform.ua/rubric-kyiv/3735847-klicko-rozpoviv-pro-stan-avarijnih-mostiv-u-kievi.html" text:style-name="Internet_20_link" text:visited-style-name="Visited_20_Internet_20_Link">
 <text:span text:style-name="T4">
Кличко</text:span>
 розповів про стан аварійних мостів у Києві</text:a>
</text:p>
      <text:p text:style-name="P4">
Він нагадав, що об'єкти укриття - у площині відповідальності військовоїадміністрації і районів міста, у яких перебувають на балансі.</text:p>
      <text:p text:style-name="P4">
Говорячи про трагедію 1 червня, коли у Києві під час ракетної атаки білязакритого укриття загинули люди, Кличко висловив переконання, що це був "збігобставин", також відіграв роль людський фактор. За його словами, сторож,почувши тривогу, спустився в бомбосховище, увімкнув світло і піднявся, щобвідчинити двері, а вибух стався через 4 хвилини після того, як пролуналатривога.</text:p>
      <text:p text:style-name="P4">
Він нагадав, що керівник Департаменту безпеки КМДА Роман Ткачук перебуває підслідством за нібито внесення неправдивих даних на карту укриттів, і стверджує,що цю інформацію було надано головами районів, вона підтвердженадокументально.</text:p>
      <text:p text:style-name="P4">
<text:span text:style-name="T4">
Читайте також:</text:span>
 <text:a xlink:type="simple" xlink:href="https://www.ukrinform.ua/rubric-kyiv/3735352-cogoric-kiiv-vidilit-na-bezpeku-ta-oboronu-ponad-11-milarda.html" text:style-name="Internet_20_link" text:visited-style-name="Visited_20_Internet_20_Link">
 Цьогоріч Київ виділить на безпеку та оборону понад 1,1мільярда </text:a>
</text:p>
      <text:p text:style-name="P4">
Як повідомляв Укрінформ, у ніч проти 1 червня російські війська обстрілялиКиїв ракетами, всі знищила протиповітряна оборона.</text:p>
      <text:p text:style-name="P4">
Внаслідок ракетного удару постраждали 19 людей, троє з них загинули, зокрема9-річна дівчинка.</text:p>
      <text:p text:style-name="P4">
ЗА словами очевидців, люди прибігли вночі до укриття в поліклініці, але їм невідчинили.</text:p>
      <text:p text:style-name="P4">
1 червня у Києві були затримані троє посадовців райдержадміністрації таохоронець медзакладу. Їм оголосили підозру.</text:p>
      <text:p text:style-name="P4">
Фото: KSF</text:p>
      <text:p text:style-name="P4">
Source: <text:a xlink:type="simple" xlink:href="https://www.ukrinform.ua/rubric-kyiv/3735967-kiiv-vidiliv-majze-dva-milardi-na-ukritta-ale-rajoni-osvoili-tilki-10-klicko.html" text:style-name="Internet_20_link" text:visited-style-name="Visited_20_Internet_20_Link">
https://www.ukrinform.ua/rubric-kyiv/3735967-kiiv-vidiliv-majze-dva-milardi-na-ukritta-ale-rajoni-osvoili-tilki-10-klicko.html</text:a>
</text:p>
      <!--NEWS-->
      <text:h text:style-name="P10" text:outline-level="1">
<text:span text:style-name="T4">
Сенцов після лікування контузії повертається на фронт</text:span>
</text:h>
      <text:p text:style-name="P4">
Authors: Ukrinform (Person)</text:p>
      <text:p text:style-name="P4">
Publisher: Укринформ (Organization)</text:p>
      <text:p text:style-name="P4">
Published Time: 2023-07-14T20:49:00+03:00</text:p>
      <text:p text:style-name="P4">
Modified Time: 2023-07-14T20:49:00+03:00</text:p>
      <text:p text:style-name="P4">
Description: Режисер і письменник Олег Сенцов, який нині воює у лавах Збройних сил України і після нещодавно отриманої контузії проходив лікування, завтра повертається на фронт. — Укрінформ.</text:p>
      <text:p text:style-name="P4">
Images: ['<text:a xlink:type="simple" xlink:href="https://static.ukrinform.com/photos/2023_07/thumb_files/630_360_1688929125-487.jpg" text:style-name="Internet_20_link" text:visited-style-name="Visited_20_Internet_20_Link">
630_360_16889...</text:a>
', '<text:a xlink:type="simple" xlink:href="https://static.ukrinform.com/photos/2023_07/1689353395-530.jpg" text:style-name="Internet_20_link" text:visited-style-name="Visited_20_Internet_20_Link">
1689353395-53...</text:a>
']</text:p>
      <text:p text:style-name="P4">
Tags: ['Сенцов', 'Війна з Росією']</text:p>
      <text:p text:style-name="P4">
Type: Article</text:p>
      <!--METADATA-->
      <text:p text:style-name="P4">
<draw:frame draw:style-name="fr1" draw:name="Image52" text:anchor-type="as-char" svg:width="6.9236in" svg:height="3.956343in" draw:z-index="0">
<draw:image xlink:href="../Images/yкринформ/2023-07-14T20-49-00-03-00/630_360_1688929125-487.jpg" xlink:type="simple" xlink:show="embed" xlink:actuate="onLoad" draw:mime-type="image/jpeg"/>
</draw:frame>
 Режисер іписьменник Олег Сенцов, який нині воює у лавах Збройних сил України і післянещодавно отриманої контузії проходив лікування, завтра повертається на фронт.</text:p>
      <text:p text:style-name="P4">
Про це він сказав на церемонії нагородження його і письменниці Оксани Забужкофранцузьким орденом Почесного легіону у Національному заповіднику "СофіяКиївська", повідомляє кореспондент Укрінформу.</text:p>
      <text:p text:style-name="P4">
"Я приїхав сюди з фронту і завтра повертаюсь назад, тому що зараз моє місцетам, поруч з моїми побратимами, з тими, хто зі зброєю в руках зараз боронитьнашу свободу", - сказав Сенцов.</text:p>
      <text:p text:style-name="P4">
<draw:frame draw:style-name="fr1" draw:name="Image53" text:anchor-type="as-char" svg:width="6.9236in" svg:height="9.225056in" draw:z-index="0">
<draw:image xlink:href="../Images/yкринформ/2023-07-14T20-49-00-03-00/1689353395-530.jpg" xlink:type="simple" xlink:show="embed" xlink:actuate="onLoad" draw:mime-type="image/jpeg"/>
</draw:frame>
</text:p>
      <text:p text:style-name="P4">
Він розповів, що після початку широкомасштабного вторгнення у багатьох,зокрема в нього, запитували, скільки триватиме ця війна.</text:p>
      <text:p text:style-name="P4">
<text:span text:style-name="T4">
Читайте також:</text:span>
 <text:a xlink:type="simple" xlink:href="https://www.ukrinform.ua/rubric-culture/3735947-posol-francii-vruciv-zabuzko-i-sencovu-najvisu-francuzku-nagorodu-orden-pocesnogo-legionu.html" text:style-name="Internet_20_link" text:visited-style-name="Visited_20_Internet_20_Link">
 Посол Франції вручив Забужко і <text:span text:style-name="T4">
Сенцов</text:span>
 у нагороду -Орден Почесного легіону </text:a>
</text:p>
      <text:p text:style-name="P4">
"Я сказав, що мінімум два-три роки. Тоді багато хто сприймав це дуже критичноі "в багнети", думаючи, що вона закінчиться за два-три тижні. Минуло вжепівтора року. Ми не програли і не програємо - це вже ясно всім. Але ми ще неперемогли, і скільки йти до перемоги, ніхто не знає. Прогнози - річ дуженевдячна. Але я знаю, що ми пройдемо цей шлях до кінця, а в кінці буде нашаперемога", - сказав колишній в'язень Кремля.</text:p>
      <text:p text:style-name="P4">
Висловлюючи подяку за нагороду, він зазначив, що вважає її також відзнакою длятих, хто зараз перебуває на фронті, у госпіталях чи російському полоні, атакож тих, хто загинув з вірою в перемогу.</text:p>
      <text:p text:style-name="P4">
"Ми теж у неї віримо і обов'язково її доб'ємося. Це буде велика перемога. Алевелика перемога не може бути швидкою, велика перемога не буде дешевою, великаперемога не буде легкою", - зауважив Сенцов.</text:p>
      <text:p text:style-name="P4">
Як повідомлялося, режисер і військовий, колишній політв'язень Кремля ОлегСенцов у суботу, 9 липня, дістав контузію (акубаротравму) на фронті. У червнійому присвоїли звання молодшого лейтенанта.</text:p>
      <text:p text:style-name="P4">
Source: <text:a xlink:type="simple" xlink:href="https://www.ukrinform.ua/rubric-ato/3735964-sencov-pisla-likuvanna-kontuzii-povertaetsa-na-front.html" text:style-name="Internet_20_link" text:visited-style-name="Visited_20_Internet_20_Link">
https://www.ukrinform.ua/rubric-ato/3735964-sencov-pisla-likuvanna-kontuzii-povertaetsa-na-front.html</text:a>
</text:p>
      <!--NEWS-->
      <text:h text:style-name="P10" text:outline-level="1">
<text:span text:style-name="T4">
Твіт Зеленського про НАТО не був спробою тиску на учасників саміту - Єрмак</text:span>
</text:h>
      <text:p text:style-name="P4">
Authors: Ukrinform (Person)</text:p>
      <text:p text:style-name="P4">
Publisher: Укринформ (Organization)</text:p>
      <text:p text:style-name="P4">
Published Time: 2023-07-14T20:55:25+03:00</text:p>
      <text:p text:style-name="P4">
Modified Time: 2023-07-14T20:55:25+03:00</text:p>
      <text:p text:style-name="P4">
Description: Президент Володимир Зеленський у своїй заяві про НАТО в день початку вільнюського саміту конкретно артикулював бажані для України результати. Це не було спробою тиску на Альянс. — Укрінформ.</text:p>
      <text:p text:style-name="P4">
Images: ['<text:a xlink:type="simple" xlink:href="https://static.ukrinform.com/photos/2022_09/thumb_files/630_360_1663073593-349.jpg" text:style-name="Internet_20_link" text:visited-style-name="Visited_20_Internet_20_Link">
630_360_16630...</text:a>
']</text:p>
      <text:p text:style-name="P4">
Tags: ['Саміт НАТО', 'США', 'Україна', 'Зеленський', 'Єрмак', 'Війна з Росією']</text:p>
      <text:p text:style-name="P4">
Type: Article</text:p>
      <!--METADATA-->
      <text:p text:style-name="P4">
<draw:frame draw:style-name="fr1" draw:name="Image54" text:anchor-type="as-char" svg:width="6.9236in" svg:height="3.956343in" draw:z-index="0">
<draw:image xlink:href="../Images/yкринформ/2023-07-14T20-55-25-03-00/630_360_1663073593-349.jpg" xlink:type="simple" xlink:show="embed" xlink:actuate="onLoad" draw:mime-type="image/jpeg"/>
</draw:frame>
 ПрезидентВолодимир Зеленський у своїй заяві про НАТО в день початку вільнюського самітуконкретно артикулював бажані для України результати. Це не було спробою тискуна Альянс.</text:p>
      <text:p text:style-name="P4">
Про це керівник Офісу Президента Андрій Єрмак заявив під час спілкування зжурналістами, повідомляє кореспондент Укрінформу.</text:p>
      <text:p text:style-name="P4">
"Він (глава Української держави – ред.) – чесна людина. Завжди говорить усе,що думає. Цей твіт – конкретна артикуляція бажаних для України результатів", –сказав Єрмак, підкресливши, що про тиск на країн-членів Альянсу не йшлося.</text:p>
      <text:p text:style-name="P4">
<text:span text:style-name="T4">
Читайте також:</text:span>
 <text:a xlink:type="simple" xlink:href="https://www.ukrinform.ua/rubric-ato/3735953-komandiriv-oboroni-azovstali-povernuli-do-ukraini-koli-zavilas-taka-mozlivist-ermak.html" text:style-name="Internet_20_link" text:visited-style-name="Visited_20_Internet_20_Link">
 Командирів оборони «Азовсталі» повернули до України, колиз‘явилась така можливість – <text:span text:style-name="T4">
Єрмак</text:span>
 </text:a>
</text:p>
      <text:p text:style-name="P4">
Керівник ОП також підкреслив, що Зеленський самостійно сформулював відповіднузаяву. Він також запевнив, що публікація цього твіту не вплинула негативно наспілкування з партнерами на теренах саміту.</text:p>
      <text:p text:style-name="P4">
Водночас Єрмак зауважив, що результати саміту НАТО загалом позитивні дляУкраїни. Серед таких він назвав домовленість про скасування ПДЧ для України."Так, хотілося би більшого, але ми отримали максимум, що можна отримати зараз.Треба чути партнерів", – наголосив Єрмак.</text:p>
      <text:p text:style-name="P4">
<text:span text:style-name="T4">
Читайте також:</text:span>
 <text:a xlink:type="simple" xlink:href="https://www.ukrinform.ua/rubric-polytics/3735909-na-koznij-zustrici-z-pidgotovki-do-samitu-miru-dodautsa-po-patsist-krain-ermak.html" text:style-name="Internet_20_link" text:visited-style-name="Visited_20_Internet_20_Link">
 На кожній зустрічі з підготовки до <text:span text:style-name="T4">
Саміт</text:span>
 у мирудодаються по п'ять-шість країн - Єрмак </text:a>
</text:p>
      <text:p text:style-name="P4">
Окрім того, керівник Офісу Президента розповів, що в межах саміту відбулосябагато результативних зустрічей <text:a xlink:type="simple" xlink:href="https://www.ukrinform.ua/tag-zelenskij" text:style-name="Internet_20_link" text:visited-style-name="Visited_20_Internet_20_Link">
 Зеленського </text:a>
 з лідерами інших держав. Зокрема, спілкування президентів Українита Сполучених Штатів Америки Єрмак назвав "зустріччю близьких друзів".</text:p>
      <text:p text:style-name="P4">
Як повідомляв Укрінформ, Президент Володимир Зеленський 11 липня заявив, що <text:a xlink:type="simple" xlink:href="https://www.ukrinform.ua/rubric-polytics/3734297-zelenskij-e-signali-so-u-vilnusi-obgovoruut-bez-ukraini-formuluvanna-umov-zaprosenna-do-nato.html" text:style-name="Internet_20_link" text:visited-style-name="Visited_20_Internet_20_Link">
у Вільнюсі без України обговорюються </text:a>
 формулювання умов запрошення,навіть не членства в НАТО. Президент додав, що невизначеність – це слабкість,і він відверто обговорить це на саміті.</text:p>
      <text:p text:style-name="P4">
Source: <text:a xlink:type="simple" xlink:href="https://www.ukrinform.ua/rubric-polytics/3735972-tvit-zelenskogo-pro-nato-ne-buv-sprobou-tisku-na-ucasnikiv-samitu-ermak.html" text:style-name="Internet_20_link" text:visited-style-name="Visited_20_Internet_20_Link">
https://www.ukrinform.ua/rubric-polytics/3735972-tvit-zelenskogo-pro-nato-ne-buv-sprobou-tisku-na-ucasnikiv-samitu-ermak.html</text:a>
</text:p>
      <!--NEWS-->
      <text:h text:style-name="P10" text:outline-level="1">
<text:span text:style-name="T4">
Рада спростила процес управління багатоквартирними будинками</text:span>
</text:h>
      <text:p text:style-name="P4">
Authors: Ukrinform (Person)</text:p>
      <text:p text:style-name="P4">
Publisher: Укринформ (Organization)</text:p>
      <text:p text:style-name="P4">
Published Time: 2023-07-14T21:00:53+03:00</text:p>
      <text:p text:style-name="P4">
Modified Time: 2023-07-14T21:00:53+03:00</text:p>
      <text:p text:style-name="P4">
Description: Верховна Рада ухвалила законопроєкт, який врегульовує процедури прийняття рішень у багатоквартирних будинках з використанням електронних інструментів та е-підпису. — Укрінформ.</text:p>
      <text:p text:style-name="P4">
Images: ['<text:a xlink:type="simple" xlink:href="https://static.ukrinform.com/photos/2023_04/thumb_files/630_360_1682685211-525.jpg" text:style-name="Internet_20_link" text:visited-style-name="Visited_20_Internet_20_Link">
630_360_16826...</text:a>
']</text:p>
      <text:p text:style-name="P4">
Tags: ['Законопроєкт', 'Верховна Рада', 'ОСББ']</text:p>
      <text:p text:style-name="P4">
Type: Article</text:p>
      <!--METADATA-->
      <text:p text:style-name="P4">
<draw:frame draw:style-name="fr1" draw:name="Image55" text:anchor-type="as-char" svg:width="6.9236in" svg:height="3.956343in" draw:z-index="0">
<draw:image xlink:href="../Images/yкринформ/2023-07-14T21-00-53-03-00/630_360_1682685211-525.jpg" xlink:type="simple" xlink:show="embed" xlink:actuate="onLoad" draw:mime-type="image/jpeg"/>
</draw:frame>
 ВерховнаРада ухвалила законопроєкт, який врегульовує процедури прийняття рішень убагатоквартирних будинках з використанням електронних інструментів тае-підпису.</text:p>
      <text:p text:style-name="P4">
Про це повідомляє <text:a xlink:type="simple" xlink:href="https://mtu.gov.ua/news/34515.html" text:style-name="Internet_20_link" text:visited-style-name="Visited_20_Internet_20_Link">
 Міністерство розвитку громад, територій та інфраструктури</text:a>
 , передає Укрінформ.</text:p>
      <text:p text:style-name="P4">
«Сьогодні, 14 липня, Верховна Рада України підтримала у другому читаннізаконопроєкт №7029, який створює умови для цифровізації процесів управліннябагатоквартирними будинками, зокрема у діяльності об’єднань співвласниківбагатоквартирного будинку (ОСББ)», - йдеться в повідомленні.</text:p>
      <text:p text:style-name="P4">
<text:span text:style-name="T4">
Читайте також:</text:span>
 <text:a xlink:type="simple" xlink:href="https://www.ukrinform.ua/rubric-vidbudova/3732683-v-irpeni-vidbuduvali-najvisu-bagatopoverhivku-zrujnovanu-obstrilami.html" text:style-name="Internet_20_link" text:visited-style-name="Visited_20_Internet_20_Link">
 В Ірпені відбудували найвищу багатоповерхівку, зруйновануобстрілами </text:a>
</text:p>
      <text:p text:style-name="P4">
Серед іншого документ закріплює можливість повідомляти співвласників прозбори, ухвалені рішення, протоколи та інші питання управління спільним майномв електронній формі. Також передбачається можливість проведення зборівспіввласників та загальних зборів ОСББ онлайн або в змішаному форматі.</text:p>
      <text:p text:style-name="P4">
Окрім цього, законопроєкт робить можливим електронне голосування звикористання кваліфікованого електронного підпису (КЕП).</text:p>
      <text:p text:style-name="P4">
Для підсилення ефективності управління ОСББ законопроєкт затверджує чітківимоги до протоколу за підсумками зборів його членів. Також проєктомзнижується поріг ухвалення рішень до 50%+ (крім окремих питань). Ця зміназумовлена тим, що багато мешканців пасивні і не зацікавлені в управлінні. Прицьому можливість передбачити у статуті конкретного ОСББ голосування по окремихпитаннях у 2/3 голосів залишається. Як запобіжник для зловживань встановленоверхню межу у 75%.</text:p>
      <text:p text:style-name="P4">
<text:span text:style-name="T4">
Читайте також:</text:span>
 <text:a xlink:type="simple" xlink:href="https://www.ukrinform.ua/rubric-kyiv/3719493-bomboshovisa-kieva-problemi-aki-posiruutsa-na-vsu-ukrainu.html" text:style-name="Internet_20_link" text:visited-style-name="Visited_20_Internet_20_Link">
 Бомбосховища Києва: проблеми, які поширюються на всюУкраїну </text:a>
</text:p>
      <text:p text:style-name="P4">
Як повідомлялося, генеральний директор Єврокомісії з питань сусідства тарозширення Герт Ян Купман висловив підтримку євроінтеграційним намірамУкраїни, а також намірам реформувати будівельну галузь.</text:p>
      <text:p text:style-name="P4">
Source: <text:a xlink:type="simple" xlink:href="https://www.ukrinform.ua/rubric-society/3735974-rada-sprostila-proces-upravlinna-bagatokvartirnimi-budinkami.html" text:style-name="Internet_20_link" text:visited-style-name="Visited_20_Internet_20_Link">
https://www.ukrinform.ua/rubric-society/3735974-rada-sprostila-proces-upravlinna-bagatokvartirnimi-budinkami.html</text:a>
</text:p>
      <!--NEWS-->
      <text:h text:style-name="P10" text:outline-level="1">
<text:span text:style-name="T4">
Повітряні сили попереджають про запуск росіянами «Шахедів» з південного напрямку</text:span>
</text:h>
      <text:p text:style-name="P4">
Authors: Ukrinform (Person)</text:p>
      <text:p text:style-name="P4">
Publisher: Укринформ (Organization)</text:p>
      <text:p text:style-name="P4">
Published Time: 2023-07-14T21:28:34+03:00</text:p>
      <text:p text:style-name="P4">
Modified Time: 2023-07-14T21:28:34+03:00</text:p>
      <text:p text:style-name="P4">
Description: Російські війська здійснили пуск ударних безпілотників типу Shahed з південного напрямку. — Укрінформ.</text:p>
      <text:p text:style-name="P4">
Images: ['<text:a xlink:type="simple" xlink:href="https://static.ukrinform.com/photos/2022_12/thumb_files/630_360_1670998107-121.jpeg" text:style-name="Internet_20_link" text:visited-style-name="Visited_20_Internet_20_Link">
630_360_16709...</text:a>
']</text:p>
      <text:p text:style-name="P4">
Tags: ['Дрон', 'Повітряні сили ЗСУ', 'Війна з Росією']</text:p>
      <text:p text:style-name="P4">
Type: Article</text:p>
      <!--METADATA-->
      <text:p text:style-name="P4">
<draw:frame draw:style-name="fr1" draw:name="Image56" text:anchor-type="as-char" svg:width="6.9236in" svg:height="3.949462in" draw:z-index="0">
<draw:image xlink:href="../Images/yкринформ/2023-07-14T21-28-34-03-00/630_360_1670998107-121.jpeg" xlink:type="simple" xlink:show="embed" xlink:actuate="onLoad" draw:mime-type="image/jpeg"/>
</draw:frame>
 Російськівійська здійснили пуск ударних безпілотників типу Shahed з південногонапрямку.</text:p>
      <text:p text:style-name="P4">
Як передає Укрінформ, про це Повітряні сили Збройних сил України повідомили в<text:a xlink:type="simple" xlink:href="https://t.me/kpszsu/3289" text:style-name="Internet_20_link" text:visited-style-name="Visited_20_Internet_20_Link">
 Телеграмі </text:a>
 .</text:p>
      <text:p text:style-name="P4">
"Зафіксовано запуск ударних БпЛА типу Shahed з Приморсько-Ахтарська. У разіоголошення тривоги – прямуйте в укриття", – ідеться у повідомленні.</text:p>
      <text:p text:style-name="P4">
<text:span text:style-name="T4">
Читайте також:</text:span>
 <text:a xlink:type="simple" xlink:href="https://www.ukrinform.ua/rubric-ato/3735624-vnoci-ppo-znisila-16-rosijskih-udarnih-droniv-i-sim-rozviduvalnih-bpla.html" text:style-name="Internet_20_link" text:visited-style-name="Visited_20_Internet_20_Link">
 Вночі ППО знищила 16 російських ударних дронів і сімрозвідувальних БПЛА </text:a>
</text:p>
      <text:p text:style-name="P4">
Як передає Укрінформ, уночі 14 липня в небі України протиповітряна обороназнищила 16 із 17 ворожих дронів типу Shahed.</text:p>
      <text:p text:style-name="P4">
Source: <text:a xlink:type="simple" xlink:href="https://www.ukrinform.ua/rubric-ato/3735984-povitrani-sili-poperedzaut-pro-zapusk-rosianami-sahediv-z-pivdennogo-napramku.html" text:style-name="Internet_20_link" text:visited-style-name="Visited_20_Internet_20_Link">
https://www.ukrinform.ua/rubric-ato/3735984-povitrani-sili-poperedzaut-pro-zapusk-rosianami-sahediv-z-pivdennogo-napramku.html</text:a>
</text:p>
      <!--NEWS-->
      <text:h text:style-name="P10" text:outline-level="1">
<text:span text:style-name="T4">
Сачко не зміг пробитися до півфіналу турніру ATP у Румунії</text:span>
</text:h>
      <text:p text:style-name="P4">
Authors: Ukrinform (Person)</text:p>
      <text:p text:style-name="P4">
Publisher: Укринформ (Organization)</text:p>
      <text:p text:style-name="P4">
Published Time: 2023-07-14T21:38:50+03:00</text:p>
      <text:p text:style-name="P4">
Modified Time: 2023-07-14T21:38:50+03:00</text:p>
      <text:p text:style-name="P4">
Description: Друга «ракетка» України Віталій Сачко достроково завершив виступ на турнірі Асоціації тенісистів професіоналів (АТР) серії Challenger - Concord Iasi Open - у Ясах (Румунія) із призовим фондом €118 тис. — Укрінформ.</text:p>
      <text:p text:style-name="P4">
Images: ['<text:a xlink:type="simple" xlink:href="https://static.ukrinform.com/photos/2023_07/thumb_files/630_360_1689359869-244.jpg" text:style-name="Internet_20_link" text:visited-style-name="Visited_20_Internet_20_Link">
630_360_16893...</text:a>
']</text:p>
      <text:p text:style-name="P4">
Tags: ['Теніс']</text:p>
      <text:p text:style-name="P4">
Type: Article</text:p>
      <!--METADATA-->
      <text:p text:style-name="P4">
<draw:frame draw:style-name="fr1" draw:name="Image57" text:anchor-type="as-char" svg:width="6.9236in" svg:height="3.956343in" draw:z-index="0">
<draw:image xlink:href="../Images/yкринформ/2023-07-14T21-38-50-03-00/630_360_1689359869-244.jpg" xlink:type="simple" xlink:show="embed" xlink:actuate="onLoad" draw:mime-type="image/jpeg"/>
</draw:frame>
 Друга«ракетка» України Віталій Сачко достроково завершив виступ на турніріАсоціації тенісистів професіоналів (АТР) серії Challenger - Concord Iasi Open- у Ясах (Румунія) із призовим фондом €118 тис.</text:p>
      <text:p text:style-name="P4">
У чвертьфіналі змагань Сачко за майже 2 години зазнав поразки від посіяногопід 6-м номером француза Уго Гастона - 0:6, 6:3, 3:6, передає Укрінформ.</text:p>
      <text:p text:style-name="P4">
Путівку у фінал Гастон розіграє з Стівеном Дівесом з Канади, який упаралельному поєдинку обіграв македонця Каліну Івановські - 6:4, 6:3.</text:p>
      <text:p text:style-name="P4">
<text:span text:style-name="T4">
Читайте також:</text:span>
 <text:a xlink:type="simple" xlink:href="https://www.ukrinform.ua/rubric-sports/3735594-ponad-200-sportsmeniv-z-rf-virisili-zminiti-sportivne-gromadanstvo-zadla-kareri-zmi.html" text:style-name="Internet_20_link" text:visited-style-name="Visited_20_Internet_20_Link">
 Понад 200 спортсменів з РФ вирішили перейти під іншіпрапори задля кар'єри - ЗМІ </text:a>
</text:p>
      <text:p text:style-name="P4">
Турнір у Ясах триватиме до 16 липня.</text:p>
      <text:p text:style-name="P4">
Фото: btu.org.ua.</text:p>
      <text:p text:style-name="P4">
Source: <text:a xlink:type="simple" xlink:href="https://www.ukrinform.ua/rubric-sports/3735986-sacko-ne-zmig-probitisa-do-pivfinalu-turniru-atp-u-rumunii.html" text:style-name="Internet_20_link" text:visited-style-name="Visited_20_Internet_20_Link">
https://www.ukrinform.ua/rubric-sports/3735986-sacko-ne-zmig-probitisa-do-pivfinalu-turniru-atp-u-rumunii.html</text:a>
</text:p>
      <!--NEWS-->
      <text:h text:style-name="P10" text:outline-level="1">
<text:span text:style-name="T4">
У Канаді спливає термін дії тимчасової міграційної програми для українців</text:span>
</text:h>
      <text:p text:style-name="P4">
Authors: Ukrinform (Person)</text:p>
      <text:p text:style-name="P4">
Publisher: Укринформ (Organization)</text:p>
      <text:p text:style-name="P4">
Published Time: 2023-07-14T21:42:00+03:00</text:p>
      <text:p text:style-name="P4">
Modified Time: 2023-07-14T23:42:00+03:00</text:p>
      <text:p text:style-name="P4">
Description: У суботу, 15 липня, збігає термін дії Канадсько-українського дозволу на екстрені поїздки (CUAET), що дає право українцям на термінове отримання трирічного дозволу на роботу й проживання в Канаді, фінансову допомогу і тимчасове безкоштовне поселення. — Укрінформ.</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58" text:anchor-type="as-char" svg:width="6.9236in" svg:height="3.956343in" draw:z-index="0">
<draw:image xlink:href="../Images/yкринформ/2023-07-14T21-42-00-03-00/630_360_1686403906-222.jpg" xlink:type="simple" xlink:show="embed" xlink:actuate="onLoad" draw:mime-type="image/jpeg"/>
</draw:frame>
 У суботу,15 липня, збігає термін дії Канадсько-українського дозволу на екстрені поїздки(CUAET), що дає право українцям на термінове отримання трирічного дозволу нароботу й проживання в Канаді, фінансову допомогу і тимчасове безкоштовнепоселення.</text:p>
      <text:p text:style-name="P4">
Про це повідомляє кореспондент Укрінформу.</text:p>
      <text:p text:style-name="P4">
Оголошена канадським урядом у березні 2022 року програма не була продовжена нановий термін. Таким чином, 15 липня - останній день прийому заявок відукраїнців, які хочуть скористатися цією міграційною програмою. Абипретендувати на дозвіл на роботу, фінансову й іншу державну допомогу, володарівізи мають приїхати до Канади до 31 березня 2024 року, а допомоганадаватиметься до березня 2025-го.</text:p>
      <text:p text:style-name="P4">
<text:span text:style-name="T4">
Читайте також:</text:span>
 <text:a xlink:type="simple" xlink:href="https://www.ukrinform.ua/rubric-society/3735428-osnovna-hvila-emigracii-ukrainciv-cerez-vijnu-z-rosieu-vze-vidbulasa-eksperti.html" text:style-name="Internet_20_link" text:visited-style-name="Visited_20_Internet_20_Link">
 Основна хвиля еміграції українців через війну з Росієювже відбулася - експерти </text:a>
</text:p>
      <text:p text:style-name="P4">
Як повідомлялося, з часу оголошення програми CUAET Канада отримала понад 1,1млн заявок від українців, з яких затверджені майже 800 тисяч. Водночас за цієюпрограмою до Канади прибуло менш ніж 167 тис. осіб.</text:p>
      <text:p text:style-name="P4">
Українці, які рятуються від війни, можуть безкоштовно прилетіти у Канаду і дватижні проживати у готелі. Вони також можуть отримати разову виплату відфедерального уряду та щомісячну фінансову підтримку від уряду провінції, уякій зупиняться. Їм доступні безкоштовні мовні курси та заняття з підвищеннякваліфікації.</text:p>
      <text:p text:style-name="P4">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Росіяни за день 18 разів обстріляли Сумщину</text:span>
</text:h>
      <text:p text:style-name="P4">
Authors: Ukrinform (Person)</text:p>
      <text:p text:style-name="P4">
Publisher: Укринформ (Organization)</text:p>
      <text:p text:style-name="P4">
Published Time: 2023-07-14T21:59:00+03:00</text:p>
      <text:p text:style-name="P4">
Modified Time: 2023-07-14T21:59:00+03:00</text:p>
      <text:p text:style-name="P4">
Description: Сьогодні, 14 липня, росіяни 18 разів обстріляли прикордоння Сумської області. — Укрінформ.</text:p>
      <text:p text:style-name="P4">
Images: ['<text:a xlink:type="simple" xlink:href="https://static.ukrinform.com/photos/2023_07/thumb_files/630_360_1689360794-394.jpg" text:style-name="Internet_20_link" text:visited-style-name="Visited_20_Internet_20_Link">
630_360_16893...</text:a>
']</text:p>
      <text:p text:style-name="P4">
Tags: ['Обстріл', 'Сумщина', 'Війна з Росією']</text:p>
      <text:p text:style-name="P4">
Type: Article</text:p>
      <!--METADATA-->
      <text:p text:style-name="P4">
<draw:frame draw:style-name="fr1" draw:name="Image59" text:anchor-type="as-char" svg:width="6.9236in" svg:height="3.956343in" draw:z-index="0">
<draw:image xlink:href="../Images/yкринформ/2023-07-14T21-59-00-03-00/630_360_1689360794-394.jpg" xlink:type="simple" xlink:show="embed" xlink:actuate="onLoad" draw:mime-type="image/jpeg"/>
</draw:frame>
 Сьогодні,14 липня, росіяни 18 разів обстріляли прикордоння Сумської області.</text:p>
      <text:p text:style-name="P4">
Про це в <text:a xlink:type="simple" xlink:href="https://t.me/Sumy_news_ODA/17817" text:style-name="Internet_20_link" text:visited-style-name="Visited_20_Internet_20_Link">
 Телеграмі </text:a>
 повідомляє СумськаОВА, передає Укрінформ.</text:p>
      <text:p text:style-name="P4">
"Протягом дня росіяни здійснили 18 обстрілів прикордоння. Зафіксовано 110вибухів. Обстрілів зазнали Новослобідська, Хотінська, Краснопільська,Середино-Будська, Есманська, Дружбівська, Глухівська, Білопільська громади", -йдеться в повідомленні.</text:p>
      <text:p text:style-name="P4">
<text:span text:style-name="T4">
Читайте також:</text:span>
 <text:a xlink:type="simple" xlink:href="https://www.ukrinform.ua/rubric-ato/3735811-vorog-u-cervni-vtrici-posiliv-obstrili-pivnicnogo-prikordonna-ukraini.html" text:style-name="Internet_20_link" text:visited-style-name="Visited_20_Internet_20_Link">
 Ворог у червні втричі посилив <text:span text:style-name="T4">
обстріл</text:span>
 и північногоприкордоння України </text:a>
</text:p>
      <text:p text:style-name="P4">
Як повідомляв Укрінформ, у Конотопському районі Сумської області водійтрактора, проігнорував знак «Обережно міни», заїхав у заборонену зону іпідірвався на вибухівці, внаслідок чого пошкоджена сільськогосподарськатехніка, водій зазнав незначних травм.</text:p>
      <text:p text:style-name="P4">
Source: <text:a xlink:type="simple" xlink:href="https://www.ukrinform.ua/rubric-ato/3735987-rosiani-18-raziv-obstrilali-sumsinu.html" text:style-name="Internet_20_link" text:visited-style-name="Visited_20_Internet_20_Link">
https://www.ukrinform.ua/rubric-ato/3735987-rosiani-18-raziv-obstrilali-sumsinu.html</text:a>
</text:p>
      <!--NEWS-->
      <text:h text:style-name="P10" text:outline-level="1">
<text:span text:style-name="T4">
Євродепутати схвалили плани щодо збільшення кількості боєприпасів для України</text:span>
</text:h>
      <text:p text:style-name="P4">
Author: ['АРМІЯINFORM']</text:p>
      <text:p text:style-name="P4">
Time: 2023-07-14T22:00:00-04:00</text:p>
      <text:p text:style-name="P4">
Description: У четвер Європейський парламент ухвалив плани щодо збільшення виробництва в Є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sap-1.jpg" text:style-name="Internet_20_link" text:visited-style-name="Visited_20_Internet_20_Link">
asap-1.jpg</text:a>
']</text:p>
      <text:p text:style-name="P4">
Tags: ['STOPRUSSIA', 'ВТОРГНЕННЯ РФ', 'ДОПОМОГА ПАРТНЕРІВ', 'ЄВРОРАДА', 'ОЗБРОЄННЯ', 'СВІТ ПІДТРИМУЄ УКРАЇНУ']</text:p>
      <text:p text:style-name="P4">
Category: News</text:p>
      <!--METADATA-->
      <text:p text:style-name="P4">
<draw:frame draw:style-name="fr1" draw:name="Image60" text:anchor-type="as-char" svg:width="6.9236in" svg:height="3.894525in" draw:z-index="0">
<draw:image xlink:href="../Images/AРМІЯINFORM/2023-07-14T22-00-00-04-00/asap-1.jpg" xlink:type="simple" xlink:show="embed" xlink:actuate="onLoad" draw:mime-type="image/jpeg"/>
</draw:frame>
Ілюстративне фото</text:p>
      <text:p text:style-name="P4">
У четвер Європейський парламент ухвалив плани щодо збільшення виробництва в ЄСбоєприпасів і ракет, щоб усунути нинішню нестачу. Відповідно до тексту,<text:a xlink:type="simple" xlink:href="https://armyinform.com.ua/2023/07/07/u-yes-dosyagly-ugody-shhodo-zbilshennya-vyrobnycztva-boyeprypasiv-aby-doozbroyity-ukrayinu-ta-popovnyty-zapasy/" text:style-name="Internet_20_link" text:visited-style-name="Visited_20_Internet_20_Link">
узгодженого з Єврорадою минулоготижня</text:a>
, Акт на підтримку виробництва боєприпасів (ASAP) має на метіпришвидшити доставку боєприпасів і ракет в Україну та допомогти державам-членам поповнити свої арсенали.</text:p>
      <text:p text:style-name="P4">
Про це <text:a xlink:type="simple" xlink:href="https://www.europarl.europa.eu/news/en/press-room/20230711IPR02613/meps-approve-plans-to-provide-more-ammunition-for-ukraine" text:style-name="Internet_20_link" text:visited-style-name="Visited_20_Internet_20_Link">
повідомляє</text:a>
 пресслужба Європарламенту.</text:p>
      <text:p text:style-name="P4">
Запроваджуючи цільові заходи, включно із фінансуванням у розмірі 500 мільйонівєвро, ASAP має на меті збільшити виробничі потужності ЄС для усунення поточноїнестачі оборонної продукції, зокрема артилерійських боєприпасів, ракет і їхкомпонентів.</text:p>
      <text:p text:style-name="P4">
Під час переговорів з Єврорадою депутати Європарламенту гарантували, що більшрізноманітний спектр проєктів отримає фінансування, а малі та середніпідприємства матимуть право на вищу ставку фінансування.</text:p>
      <text:p text:style-name="P4">
Євродепутати також наполягали на тому, щоб країни ЄС забезпечували Українубоєприпасами, які фінансуються згідно із цим законодавством, без експортнихобмежень.</text:p>
      <text:p text:style-name="P4">
Source: <text:a xlink:type="simple" xlink:href="https://armyinform.com.ua/2023/07/14/yevrodeputaty-shvalyly-plany-shhodo-zbilshennya-kilkosti-boyeprypasiv-dlya-ukrayiny/" text:style-name="Internet_20_link" text:visited-style-name="Visited_20_Internet_20_Link">
https://armyinform.com.ua/2023/07/14/yevrodeputaty-shvalyly-plany-shhodo-zbilshennya-kilkosti-boyeprypasiv-dlya-ukrayiny/</text:a>
</text:p>
      <!--NEWS-->
      <text:h text:style-name="P10" text:outline-level="1">
<text:span text:style-name="T4">
Суд узяв під варту митрополита УПЦ МП Павла Лебедя із заставою понад 33 мільйони</text:span>
</text:h>
      <text:p text:style-name="P4">
Authors: Ukrinform (Person)</text:p>
      <text:p text:style-name="P4">
Publisher: Укринформ (Organization)</text:p>
      <text:p text:style-name="P4">
Published Time: 2023-07-14T22:03:00+03:00</text:p>
      <text:p text:style-name="P4">
Modified Time: 2023-07-14T22:03:00+03:00</text:p>
      <text:p text:style-name="P4">
Description: Суд обрав колишньому настоятелю Києво-Печерської лаври митрополиту УПЦ МП Павлу Лебедю запобіжний захід у вигляді тримання під вартою з можливістю внесення застави в розмірі понад 33 млн гривень. — Укрінформ.</text:p>
      <text:p text:style-name="P4">
Images: ['<text:a xlink:type="simple" xlink:href="https://static.ukrinform.com/photos/2023_07/thumb_files/630_360_1689335856-158.jpg" text:style-name="Internet_20_link" text:visited-style-name="Visited_20_Internet_20_Link">
630_360_16893...</text:a>
']</text:p>
      <text:p text:style-name="P4">
Tags: ['Арешт', 'Суд', 'Застава', 'Митрополит УПЦ МП Павло']</text:p>
      <text:p text:style-name="P4">
Type: Article</text:p>
      <!--METADATA-->
      <text:p text:style-name="P4">
<draw:frame draw:style-name="fr1" draw:name="Image61" text:anchor-type="as-char" svg:width="6.9236in" svg:height="3.956343in" draw:z-index="0">
<draw:image xlink:href="../Images/yкринформ/2023-07-14T22-03-00-03-00/630_360_1689335856-158.jpg" xlink:type="simple" xlink:show="embed" xlink:actuate="onLoad" draw:mime-type="image/jpeg"/>
</draw:frame>
 Суд обравколишньому настоятелю Києво-Печерської лаври митрополиту УПЦ МП Павлу Лебедюзапобіжний захід у вигляді тримання під вартою з можливістю внесення застави врозмірі понад 33 млн гривень.</text:p>
      <text:p text:style-name="P4">
Про це Київська обласна прокуратура повідомила в <text:a xlink:type="simple" xlink:href="http://t.me/press_kobl/1452" text:style-name="Internet_20_link" text:visited-style-name="Visited_20_Internet_20_Link">
 Телеграмі</text:a>
 , передає Укрінформ.</text:p>
      <text:p text:style-name="P4">
"Суд задовольнив клопотання прокурора Київської обласної прокуратури та обравколишньому настоятелю Києво-Печерської лаври запобіжний захід у виглядітримання під вартою з альтернативою внесення застави в сумі понад 33 млн грн",- ідеться в повідомленні.</text:p>
      <text:p text:style-name="P4">
Як нагадали у прокуратурі, митрополит підозрюється у запереченні збройноїагресії РФ проти України та порушенні рівноправності громадян залежно від їхрасової, національної, регіональної належності та релігійних переконань (ч. 3ст. 436-2, ч. 2 ст. 161 Кримінального кодексу).</text:p>
      <text:p text:style-name="P4">
Бувши намісником Свято-Успенської Києво-Печерської лаври, підозрюванийпредставляв російську агресію як внутрішній громадянський конфлікт. Утелефонних розмовах з вірянами своїми висловами митрополит розпалювавнаціональну, регіональну й релігійну ворожнечі, що підтвердили висновкивідповідних експертиз.</text:p>
      <text:p text:style-name="P4">
<text:span text:style-name="T4">
Читайте також:</text:span>
 <text:a xlink:type="simple" xlink:href="https://www.ukrinform.ua/rubric-society/3735480-sbu-povidomila-pro-novu-pidozru-mitropolitu-upc-mp-pavlu.html" text:style-name="Internet_20_link" text:visited-style-name="Visited_20_Internet_20_Link">
 СБУ повідомила про нову підозру <text:span text:style-name="T4">
митрополит</text:span>
 у УПЦ МППавлу </text:a>
</text:p>
      <text:p text:style-name="P4">
Як повідомляв Укрінформ, 1 квітня екснаміснику Києво-Печерської Лавримитрополиту УПЦ МП Павлу (Лебедю) <text:a xlink:type="simple" xlink:href="http://www.ukrinform.ua/rubric-society/3690193-sbu-vrucila-pidozru-mitropolitu-upc-mp-pavlu.html" text:style-name="Internet_20_link" text:visited-style-name="Visited_20_Internet_20_Link">
 була вручена підозра</text:a>
 в розпалюванні міжрелігійної ворожнечі.</text:p>
      <text:p text:style-name="P4">
Слідство встановило, що у своїх публічних виступах Лебідь неодноразово ображаврелігійні почуття українців, принижував погляди вірян інших конфесій інамагався сформувати ворожі настрої до них, а також робив заяви, яківиправдовували чи заперечували дії Російської Федерації.</text:p>
      <text:p text:style-name="P4">
<text:span text:style-name="T4">
Читайте також:</text:span>
 <text:a xlink:type="simple" xlink:href="https://www.ukrinform.ua/rubric-society/3690557-sud-zaparkuvav-mersedes-na-dva-misaci-reakcia-socmerez-na-arest-mitropolita-upc-mp-pavla.html" text:style-name="Internet_20_link" text:visited-style-name="Visited_20_Internet_20_Link">
 «Суд запаркував мерседес на два місяці»: реакція соцмережна арешт митрополита Павла </text:a>
</text:p>
      <text:p text:style-name="P4">
1 квітня Шевченківський районний суд Києва обрав екснаміснику Києво-Печерськоїлаври запобіжний захід у вигляді цілодобового домашнього арешту. У травні <text:a xlink:type="simple" xlink:href="http://www.ukrinform.ua/rubric-society/3715663-zapobiznij-zahid-mitropolitu-pavlu-prodovzili-na-30-dib.html" text:style-name="Internet_20_link" text:visited-style-name="Visited_20_Internet_20_Link">
домашній арешт продовжили ще на 30 діб. </text:a>
</text:p>
      <text:p text:style-name="P4">
Source: <text:a xlink:type="simple" xlink:href="https://www.ukrinform.ua/rubric-society/3735990-sud-uzav-pid-vartu-mitropolita-upc-mp-pavla-zmi.html" text:style-name="Internet_20_link" text:visited-style-name="Visited_20_Internet_20_Link">
https://www.ukrinform.ua/rubric-society/3735990-sud-uzav-pid-vartu-mitropolita-upc-mp-pavla-zmi.html</text:a>
</text:p>
      <!--NEWS-->
      <text:h text:style-name="P10" text:outline-level="1">
<text:span text:style-name="T4">
Україна б’є по цілях у Росії зброєю власного виробництва – Залужний</text:span>
</text:h>
      <text:p text:style-name="P4">
Authors: Ukrinform (Person)</text:p>
      <text:p text:style-name="P4">
Publisher: Укринформ (Organization)</text:p>
      <text:p text:style-name="P4">
Published Time: 2023-07-14T22:14:32+03:00</text:p>
      <text:p text:style-name="P4">
Modified Time: 2023-07-14T22:14:32+03:00</text:p>
      <text:p text:style-name="P4">
Description: Для ураження цілей на території РФ українські сили застосовують зброю власного виробництва – з огляду на умови західних партнерів щодо використання їхніх далекобійних систем лише по цілях на окупованій території України. — Укрінформ.</text:p>
      <text:p text:style-name="P4">
Images: ['<text:a xlink:type="simple" xlink:href="https://static.ukrinform.com/photos/2023_06/thumb_files/630_360_1687950352-550.jpg" text:style-name="Internet_20_link" text:visited-style-name="Visited_20_Internet_20_Link">
630_360_16879...</text:a>
']</text:p>
      <text:p text:style-name="P4">
Tags: ['ЗСУ', 'Валерій Залужний', 'Війна з Росією']</text:p>
      <text:p text:style-name="P4">
Type: Article</text:p>
      <!--METADATA-->
      <text:p text:style-name="P4">
<draw:frame draw:style-name="fr1" draw:name="Image62" text:anchor-type="as-char" svg:width="6.9236in" svg:height="3.956343in" draw:z-index="0">
<draw:image xlink:href="../Images/yкринформ/2023-07-14T22-14-32-03-00/630_360_1687950352-550.jpg" xlink:type="simple" xlink:show="embed" xlink:actuate="onLoad" draw:mime-type="image/jpeg"/>
</draw:frame>
 Дляураження цілей на території РФ українські сили застосовують зброю власноговиробництва – з огляду на умови західних партнерів щодо використання їхніхдалекобійних систем лише по цілях на окупованій території України.</text:p>
      <text:p text:style-name="P4">
Про це сказав у <text:a xlink:type="simple" xlink:href="https://www.washingtonpost.com/world/2023/07/14/ukraine-military-valery-zaluzhny-russia/" text:style-name="Internet_20_link" text:visited-style-name="Visited_20_Internet_20_Link">
 інтерв’ю The Washington Post</text:a>
 головнокомандувач Збройних сил України генерал ВалерійЗалужний, передає Укрінформ.</text:p>
      <text:p text:style-name="P4">
«Це наша проблема, і нам вирішувати, як нищити цього ворога. Його можна йпотрібно вбивати на його ж території під час війни. Якщо наші партнери боятьсязастосування (для цього – ред.) їхньої зброї, ми нищимо (ворога – ред.) своєю.Але лише стільки, скільки необхідно», - зауважив головнокомандувач ЗСУ.</text:p>
      <text:p text:style-name="P4">
<text:span text:style-name="T4">
Читайте також:</text:span>
 <text:a xlink:type="simple" xlink:href="https://www.ukrinform.ua/rubric-society/3733213-zaluznomu-50-ak-u-socmerezi-vitaut-generala.html" text:style-name="Internet_20_link" text:visited-style-name="Visited_20_Internet_20_Link">
 <text:span text:style-name="T4">
Залужном</text:span>
 у - 50: як у соцмережі вітають Генерала</text:a>
</text:p>
      <text:p text:style-name="P4">
У цьому зв’язку він підкреслив, що завдавати ударів по ворожій територіїнеобхідно, щоб урятувати власний народ.</text:p>
      <text:p text:style-name="P4">
Як повідомляв Укрінформ, Сили оборони України <text:a xlink:type="simple" xlink:href="https://www.ukrinform.ua/rubric-ato/3735934-na-pivdni-trivae-nastup-sili-oboroni-zakripluutsa-na-zajnatih-rubezah.html" text:style-name="Internet_20_link" text:visited-style-name="Visited_20_Internet_20_Link">
 продовжують контрнаступ наМелітопольському та Бердянському напрямках </text:a>
 і закріплюються на досягнутих рубежах. На східних напрямкахтривають важкі бої.</text:p>
      <text:p text:style-name="P4">
Source: <text:a xlink:type="simple" xlink:href="https://www.ukrinform.ua/rubric-ato/3735991-ukraina-be-po-cilah-u-rosii-zbroeu-vlasnogo-virobnictva-zaluznij.html" text:style-name="Internet_20_link" text:visited-style-name="Visited_20_Internet_20_Link">
https://www.ukrinform.ua/rubric-ato/3735991-ukraina-be-po-cilah-u-rosii-zbroeu-vlasnogo-virobnictva-zaluznij.html</text:a>
</text:p>
      <!--NEWS-->
      <text:h text:style-name="P10" text:outline-level="1">
<text:span text:style-name="T4">
Зінченко продовжує відновлюватися після травми</text:span>
</text:h>
      <text:p text:style-name="P4">
Authors: Ukrinform (Person)</text:p>
      <text:p text:style-name="P4">
Publisher: Укринформ (Organization)</text:p>
      <text:p text:style-name="P4">
Published Time: 2023-07-14T22:28:35+03:00</text:p>
      <text:p text:style-name="P4">
Modified Time: 2023-07-14T22:28:35+03:00</text:p>
      <text:p text:style-name="P4">
Description: Тренерський штаб лондонського «Арсенала» на старті передсезонної підготовки не зможе розраховувати на українського захисника Олександра Зінченка. — Укрінформ.</text:p>
      <text:p text:style-name="P4">
Images: ['<text:a xlink:type="simple" xlink:href="https://static.ukrinform.com/photos/2023_07/thumb_files/630_360_1689362863-383.jpg" text:style-name="Internet_20_link" text:visited-style-name="Visited_20_Internet_20_Link">
630_360_16893...</text:a>
']</text:p>
      <text:p text:style-name="P4">
Tags: None</text:p>
      <text:p text:style-name="P4">
Type: Article</text:p>
      <!--METADATA-->
      <text:p text:style-name="P4">
<draw:frame draw:style-name="fr1" draw:name="Image63" text:anchor-type="as-char" svg:width="6.9236in" svg:height="3.956343in" draw:z-index="0">
<draw:image xlink:href="../Images/yкринформ/2023-07-14T22-28-35-03-00/630_360_1689362863-383.jpg" xlink:type="simple" xlink:show="embed" xlink:actuate="onLoad" draw:mime-type="image/jpeg"/>
</draw:frame>
Тренерський штаб лондонського «Арсенала» на старті передсезонної підготовки незможе розраховувати на українського захисника Олександра Зінченка.</text:p>
      <text:p text:style-name="P4">
Як повідомляє <text:a xlink:type="simple" xlink:href="https://www.football.london/arsenal-fc/news/arsenal-injury-news-odegaard-rice-27322466" text:style-name="Internet_20_link" text:visited-style-name="Visited_20_Internet_20_Link">
 Football London </text:a>
 , 26-річний футболістпродовжує відчувати проблеми з литковим м'язом, через ушкодження якогоопинився в лазареті наприкінці минулого сезону, передає Укрінформ.</text:p>
      <text:p text:style-name="P4">
Через травму українець уже пропустив спаринг із німецьким «Нюрнбергом», іочікується, що він також не зможе взяти участь у двох найближчих контрольнихпоєдинках проти всіх зірок американської професіональної футбольної ліги (МЛС)та «Манчестер Юнайтед».</text:p>
      <text:p text:style-name="P4">
<text:span text:style-name="T4">
Читайте також:</text:span>
 <text:a xlink:type="simple" xlink:href="https://www.ukrinform.ua/rubric-sports/3732368-sevcenko-ta-zincenko-prezentuvali-dizajn-futbolok-blagodijnogo-matcu-na-pidtrimku-ukraini.html" text:style-name="Internet_20_link" text:visited-style-name="Visited_20_Internet_20_Link">
 Шевченко та <text:span text:style-name="T4">
Зінченко</text:span>
 презентували дизайн футболокблагодійного матчу на підтримку України </text:a>
</text:p>
      <text:p text:style-name="P4">
Нагадаємо, що минулого сезону, який став для Зінченка першим у складі«Арсенала», він провів за «канонірів» у всіх турнірах 33 матчі, відзначившисьодним голом і двома результативними передачами.</text:p>
      <text:p text:style-name="P4">
Source: <text:a xlink:type="simple" xlink:href="https://www.ukrinform.ua/rubric-sports/3735992-zincenko-prodovzue-vidnovluvatisa-pisla-travmi.html" text:style-name="Internet_20_link" text:visited-style-name="Visited_20_Internet_20_Link">
https://www.ukrinform.ua/rubric-sports/3735992-zincenko-prodovzue-vidnovluvatisa-pisla-travmi.html</text:a>
</text:p>
      <!--NEWS-->
      <text:h text:style-name="P10" text:outline-level="1">
<text:span text:style-name="T4">
Урожайність зернових цьогоріч знизиться не більш як на 5% - Мінагрополітики</text:span>
</text:h>
      <text:p text:style-name="P4">
Authors: Ukrinform (Person)</text:p>
      <text:p text:style-name="P4">
Publisher: Укринформ (Organization)</text:p>
      <text:p text:style-name="P4">
Published Time: 2023-07-14T22:30:00+03:00</text:p>
      <text:p text:style-name="P4">
Modified Time: 2023-07-14T22:30:00+03:00</text:p>
      <text:p text:style-name="P4">
Description: У Міністерстві аграрної політики та продовольства прогнозують загальне зменшення урожайності зернових у межах 5% у порівнянні з минулим роком. — Укрінформ.</text:p>
      <text:p text:style-name="P4">
Images: ['<text:a xlink:type="simple" xlink:href="https://static.ukrinform.com/photos/2023_04/thumb_files/630_360_1681735786-118.jpg" text:style-name="Internet_20_link" text:visited-style-name="Visited_20_Internet_20_Link">
630_360_16817...</text:a>
']</text:p>
      <text:p text:style-name="P4">
Tags: ['Мінагро', 'Сільське господарство', 'Зерно', 'Врожай', 'Єдині новини']</text:p>
      <text:p text:style-name="P4">
Type: Article</text:p>
      <!--METADATA-->
      <text:p text:style-name="P4">
<draw:frame draw:style-name="fr1" draw:name="Image64" text:anchor-type="as-char" svg:width="6.9236in" svg:height="3.956343in" draw:z-index="0">
<draw:image xlink:href="../Images/yкринформ/2023-07-14T22-30-00-03-00/630_360_1681735786-118.jpg" xlink:type="simple" xlink:show="embed" xlink:actuate="onLoad" draw:mime-type="image/jpeg"/>
</draw:frame>
 УМіністерстві аграрної політики та продовольства прогнозують загальне зменшенняурожайності зернових у межах 5% у порівнянні з минулим роком.</text:p>
      <text:p text:style-name="P4">
Про це в ефірі загальнонаціонального марафону «Єдині новин» <text:a xlink:type="simple" xlink:href="https://www.facebook.com/mapfu2021" text:style-name="Internet_20_link" text:visited-style-name="Visited_20_Internet_20_Link">
 повідомив</text:a>
 заступник міністра аграрної політики тапродовольства Тарас Висоцький, передає кореспондент Укрінформу.</text:p>
      <text:p text:style-name="P4">
«Зараз ще важко об'єктивно порівняти кінцеві цифри з попереднім роком,оскільки цього року ми бачимо затримку з вегетацією, дозріванням і зборомприблизно на 2-3 тижні. Але якщо подивитися на фазу самих жнив, то все-такиврожайність трішки залишається меншою, ніж минулого року», - сказав Висоцький.</text:p>
      <text:p text:style-name="P4">
Він підкреслив, що наразі фіксується менша врожайність приблизно на 10-15%,проте ключовими для точніших прогнозів будуть наступні тижні.</text:p>
      <text:p text:style-name="P4">
«У цілому за підсумком збирання як мінімум ранньої зернової групи, очікуємо,що все-таки урожайність знизиться, але не більше ніж на 5% до минулого року.Подивимося з урахуванням цієї затримки з вегетацією і погодного фактора, бофініш збору ранньої зернової групи буде не раніше серпня», - додав заступникміністра.</text:p>
      <text:p text:style-name="P4">
<text:span text:style-name="T4">
Читайте також:</text:span>
 <text:a xlink:type="simple" xlink:href="https://www.ukrinform.ua/rubric-economy/3728906-ukrainski-fermeri-ocikuut-visoku-vrozajnist-psenici.html" text:style-name="Internet_20_link" text:visited-style-name="Visited_20_Internet_20_Link">
 Українські фермери очікують високу врожайність пшениці</text:a>
</text:p>
      <text:p text:style-name="P4">
Як повідомлялося, в Україні станом на 14 липня зібрано 2,157 млн т <text:a xlink:type="simple" xlink:href="https://www.ukrinform.ua/tag-zerno" text:style-name="Internet_20_link" text:visited-style-name="Visited_20_Internet_20_Link">
 зернових</text:a>
 та зернобобових культур на площі 643,8тис. га за врожайності 33,5 ц/га.</text:p>
      <text:p text:style-name="P4">
Source: <text:a xlink:type="simple" xlink:href="https://www.ukrinform.ua/rubric-economy/3735988-urozajnist-zernovih-cogoric-znizitsa-ne-bils-ak-na-5-minagropolitiki.html" text:style-name="Internet_20_link" text:visited-style-name="Visited_20_Internet_20_Link">
https://www.ukrinform.ua/rubric-economy/3735988-urozajnist-zernovih-cogoric-znizitsa-ne-bils-ak-na-5-minagropolitiki.html</text:a>
</text:p>
      <!--NEWS-->
      <text:h text:style-name="P10" text:outline-level="1">
<text:span text:style-name="T4">
РФ намагається створити світ, де не має значення не тільки свобода, а й людина - Зеленський</text:span>
</text:h>
      <text:p text:style-name="P4">
Authors: Ukrinform (Person)</text:p>
      <text:p text:style-name="P4">
Publisher: Укринформ (Organization)</text:p>
      <text:p text:style-name="P4">
Published Time: 2023-07-14T22:38:00+03:00</text:p>
      <text:p text:style-name="P4">
Modified Time: 2023-07-14T22:38:00+03:00</text:p>
      <text:p text:style-name="P4">
Description: Президент України взяв участь у конференції із залученням керівників найбільших та найперспективніших глобальних компаній, інвесторів та філантропів – Allen &amp; Co. Sun Valley Conference. — Укрінформ.</text:p>
      <text:p text:style-name="P4">
Images: ['<text:a xlink:type="simple" xlink:href="https://static.ukrinform.com/photos/2023_06/thumb_files/630_360_1685626140-135.jpg" text:style-name="Internet_20_link" text:visited-style-name="Visited_20_Internet_20_Link">
630_360_16856...</text:a>
']</text:p>
      <text:p text:style-name="P4">
Tags: ['Інвестиції', 'Права людини', 'Зеленський', 'Конференція', 'Війна з Росією']</text:p>
      <text:p text:style-name="P4">
Type: Article</text:p>
      <!--METADATA-->
      <text:p text:style-name="P4">
<draw:frame draw:style-name="fr1" draw:name="Image65" text:anchor-type="as-char" svg:width="6.9236in" svg:height="3.956343in" draw:z-index="0">
<draw:image xlink:href="../Images/yкринформ/2023-07-14T22-38-00-03-00/630_360_1685626140-135.jpg" xlink:type="simple" xlink:show="embed" xlink:actuate="onLoad" draw:mime-type="image/jpeg"/>
</draw:frame>
 ПрезидентУкраїни взяв участь у конференції із залученням керівників найбільших танайперспективніших глобальних компаній, інвесторів та філантропів – Allen &amp;Co. Sun Valley Conference.</text:p>
      <text:p text:style-name="P4">
Про це Володимир Зеленський повідомив у <text:a xlink:type="simple" xlink:href="https://twitter.com/ZelenskyyUa/status/1679930444249219083" text:style-name="Internet_20_link" text:visited-style-name="Visited_20_Internet_20_Link">
 Твіттері</text:a>
, передає Укрінформ.</text:p>
      <text:p text:style-name="P4">
"Звичайно, ми говорили про російську війну проти України та свободи, про нашуперемогу, про Україну перемоги та про інвестиції в Україну Ми воюємо за своюкраїну. Ми воюємо за свій народ. Але глибинний сенс цієї війни полягає в тому,що ми боремося за таке життя – не тільки для нашої країни, – у якому свободамає значення", - розповів Президент.</text:p>
      <text:p text:style-name="P4">
За його словами, жоден із присутніх на конференції не став би тим, ким він є,на землі, яку контролює Росія або на яку претендує російська диктатура. Їхніідеї та таланти, їхні компанії не змогли б досягти успіху там, куди прийшлиросійські військові.</text:p>
      <text:p text:style-name="P4">
<text:span text:style-name="T4">
Читайте також:</text:span>
 <text:a xlink:type="simple" xlink:href="https://www.ukrinform.ua/rubric-polytics/3735536-zelenskij-obgovoriv-iz-prezidentom-par-pidgotovku-do-globalnogo-samitu-miru.html" text:style-name="Internet_20_link" text:visited-style-name="Visited_20_Internet_20_Link">
 <text:span text:style-name="T4">
Зеленський</text:span>
 обговорив із президентом ПАР підготовку доГлобального саміту миру </text:a>
</text:p>
      <text:p text:style-name="P4">
"Це інший світ, який намагається створити російська диктатура. Світ, у якомуне має значення не тільки свобода, але й людина. Це не той світ, яким маєстати наш світ. Саме тому ми боремося. Саме тому ми повинні перемогти", -наголосив <text:a xlink:type="simple" xlink:href="https://www.ukrinform.ua/tag-zelenskij" text:style-name="Internet_20_link" text:visited-style-name="Visited_20_Internet_20_Link">
 Зеленський </text:a>
 .</text:p>
      <text:p text:style-name="P4">
Глава Української держави висловив вдячність усім у світі, хто допомагаєУкраїні в досягненні перемоги.</text:p>
      <text:p text:style-name="P4">
<text:span text:style-name="T5">
Фото: ОП</text:span>
</text:p>
      <text:p text:style-name="P4">
Source: <text:a xlink:type="simple" xlink:href="https://www.ukrinform.ua/rubric-polytics/3735995-rf-namagaetsa-stvoriti-svit-de-ne-mae-znacenna-ne-tilki-svoboda-a-j-ludina-zelenskij.html" text:style-name="Internet_20_link" text:visited-style-name="Visited_20_Internet_20_Link">
https://www.ukrinform.ua/rubric-polytics/3735995-rf-namagaetsa-stvoriti-svit-de-ne-mae-znacenna-ne-tilki-svoboda-a-j-ludina-zelenskij.html</text:a>
</text:p>
      <!--NEWS-->
      <text:h text:style-name="P10" text:outline-level="1">
<text:span text:style-name="T4">
Залужний про деокупацію Криму: Коли з’явиться можливість, мене ніхто не зупинить</text:span>
</text:h>
      <text:p text:style-name="P4">
Authors: Ukrinform (Person)</text:p>
      <text:p text:style-name="P4">
Publisher: Укринформ (Organization)</text:p>
      <text:p text:style-name="P4">
Published Time: 2023-07-14T22:45:00+03:00</text:p>
      <text:p text:style-name="P4">
Modified Time: 2023-07-14T22:45:00+03:00</text:p>
      <text:p text:style-name="P4">
Description: Командувач Збройними силами України генерал Валерій Залужний твердо налаштований розпочати звільнення Криму від російської окупації, як тільки для цього з’являться відповідні можливості. — Укрінформ.</text:p>
      <text:p text:style-name="P4">
Images: ['<text:a xlink:type="simple" xlink:href="https://static.ukrinform.com/photos/2023_07/thumb_files/630_360_1688458884-965.jpg" text:style-name="Internet_20_link" text:visited-style-name="Visited_20_Internet_20_Link">
630_360_16884...</text:a>
']</text:p>
      <text:p text:style-name="P4">
Tags: ['Крим', 'Валерій Залужний', 'Війна з Росією']</text:p>
      <text:p text:style-name="P4">
Type: Article</text:p>
      <!--METADATA-->
      <text:p text:style-name="P4">
<draw:frame draw:style-name="fr1" draw:name="Image66" text:anchor-type="as-char" svg:width="6.9236in" svg:height="3.956343in" draw:z-index="0">
<draw:image xlink:href="../Images/yкринформ/2023-07-14T22-45-00-03-00/630_360_1688458884-965.jpg" xlink:type="simple" xlink:show="embed" xlink:actuate="onLoad" draw:mime-type="image/jpeg"/>
</draw:frame>
 КомандувачЗбройними силами України генерал Валерій Залужний твердо налаштованийрозпочати звільнення Криму від російської окупації, як тільки для цьогоз’являться відповідні можливості.</text:p>
      <text:p text:style-name="P4">
Про це він заявив у <text:a xlink:type="simple" xlink:href="https://www.washingtonpost.com/world/2023/07/14/ukraine-military-valery-zaluzhny-russia/" text:style-name="Internet_20_link" text:visited-style-name="Visited_20_Internet_20_Link">
 інтерв’ю The Washington Post</text:a>
 , повідомляє Укрінформ.</text:p>
      <text:p text:style-name="P4">
«Як тільки у мене з’являться можливості, я робитиму щось. Мені плювати – мененіхто не зупинить», - сказав Залужний.</text:p>
      <text:p text:style-name="P4">
<text:span text:style-name="T4">
Читайте також:</text:span>
 <text:a xlink:type="simple" xlink:href="https://www.ukrinform.ua/rubric-ato/3735991-ukraina-be-po-cilah-u-rosii-zbroeu-vlasnogo-virobnictva-zaluznij.html" text:style-name="Internet_20_link" text:visited-style-name="Visited_20_Internet_20_Link">
 Україна б’є по цілях у Росії зброєю власного виробництва– <text:span text:style-name="T4">
Залужн</text:span>
 ий </text:a>
</text:p>
      <text:p text:style-name="P4">
При цьому, видання підкреслює, що український генерал висловлює свої намірищодо звільнення Криму відверто – попри те, що деякі західні чиновникивисловлюють хвилювання, якою ж буде відповідь Путіна в такому разі.</text:p>
      <text:p text:style-name="P4">
Крім того, Залужний зазначив у інтерв’ю, що Україна потребує більшебоєприпасів, хоча партнери й намагаються всіма силами задовольнити цей попит.</text:p>
      <text:p text:style-name="P4">
«Чим більше Україна зможе стріляти, стримуючи російські сили, тим менше воназазнає втрат», - цитує газета українського генерала.</text:p>
      <text:p text:style-name="P4">
<text:span text:style-name="T4">
Читайте також:</text:span>
 <text:a xlink:type="simple" xlink:href="https://www.ukrinform.ua/rubric-regions/3735858-rosiani-dopituut-na-poligrafi-ukrainciv-aki-peretinaut-adminmezu-z-krimom.html" text:style-name="Internet_20_link" text:visited-style-name="Visited_20_Internet_20_Link">
 Росіяни допитують на поліграфі українців, які перетинаютьадмінмежу з <text:span text:style-name="T4">
Крим</text:span>
 ом </text:a>
</text:p>
      <text:p text:style-name="P4">
Як повідомляв Укрінформ, за даними української розвідки, росіяни впродовжбагатьох місяців <text:a xlink:type="simple" xlink:href="https://www.ukrinform.ua/rubric-crimea/3735807-rozvidka-v-krimu-rosiani-rozgladaut-rizni-scenarii-odin-iz-nih-vidstup.html" text:style-name="Internet_20_link" text:visited-style-name="Visited_20_Internet_20_Link">
 ґрунтовно готувалися до оборони Криму, створившипідготовлену ешелоновану оборону </text:a>
 в кілька ліній, у тому числі фортифікаційні, інженерні споруди,багатокілометрові траншеї. Однак, російські загарбники в тимчасово окупованомуКриму розглядають різні сценарії, один із них – відступ з півострова.</text:p>
      <text:p text:style-name="P4">
Source: <text:a xlink:type="simple" xlink:href="https://www.ukrinform.ua/rubric-crimea/3735994-zaluznij-pro-deokupaciu-krimu-koli-zavitsa-mozlivist-mene-nihto-ne-zupinit.html" text:style-name="Internet_20_link" text:visited-style-name="Visited_20_Internet_20_Link">
https://www.ukrinform.ua/rubric-crimea/3735994-zaluznij-pro-deokupaciu-krimu-koli-zavitsa-mozlivist-mene-nihto-ne-zupinit.html</text:a>
</text:p>
      <!--NEWS-->
      <text:h text:style-name="P10" text:outline-level="1">
<text:span text:style-name="T4">
Нацполіція почала передавати Інтерполу дані про колаборантів, які втекли до Європи</text:span>
</text:h>
      <text:p text:style-name="P4">
Authors: Ukrinform (Person)</text:p>
      <text:p text:style-name="P4">
Publisher: Укринформ (Organization)</text:p>
      <text:p text:style-name="P4">
Published Time: 2023-07-14T23:04:00+03:00</text:p>
      <text:p text:style-name="P4">
Modified Time: 2023-07-14T23:04:00+03:00</text:p>
      <text:p text:style-name="P4">
Description: Дані про зрадників і колаборантів з Харківщини, які можуть перебувати на території європейських держав, почали вносити в базу Інтерполу. — Укрінформ.</text:p>
      <text:p text:style-name="P4">
Images: ['<text:a xlink:type="simple" xlink:href="https://static.ukrinform.com/photos/2018_05/thumb_files/630_360_1526643025-2305.jpg" text:style-name="Internet_20_link" text:visited-style-name="Visited_20_Internet_20_Link">
630_360_15266...</text:a>
']</text:p>
      <text:p text:style-name="P4">
Tags: ['Євросоюз', 'Інтерпол', 'Поліція', 'Харківщина', 'Колаборант']</text:p>
      <text:p text:style-name="P4">
Type: Article</text:p>
      <!--METADATA-->
      <text:p text:style-name="P4">
<draw:frame draw:style-name="fr1" draw:name="Image67" text:anchor-type="as-char" svg:width="6.9236in" svg:height="3.956343in" draw:z-index="0">
<draw:image xlink:href="../Images/yкринформ/2023-07-14T23-04-00-03-00/630_360_1526643025-2305.jpg" xlink:type="simple" xlink:show="embed" xlink:actuate="onLoad" draw:mime-type="image/jpeg"/>
</draw:frame>
 Дані прозрадників і колаборантів з Харківщини, які можуть перебувати на територіїєвропейських держав, почали вносити в базу Інтерполу.</text:p>
      <text:p text:style-name="P4">
Про це написав у <text:a xlink:type="simple" xlink:href="https://www.facebook.com/permalink.php" text:style-name="Internet_20_link" text:visited-style-name="Visited_20_Internet_20_Link">
 Фейсбуці</text:a>
начальник Слідчого управління ГУ Нацполіції в Харківській області СергійБолвінов, передає Укрінформ.</text:p>
      <text:p text:style-name="P4">
“Спокійне життя в країнах ЄС для наших колаборантів добігає кінця – розпочалиспівпрацю з Інтерполом. Першими в Україні випробовуємо схему, як не датизрадникам та пособникам окупантів “осісти” та сховатися в цивілізованомусвіті. Ми вже почали, до бази відправили дані 25 таких втікачів”, - повідомивБолвінов.</text:p>
      <text:p text:style-name="P4">
Він зауважив, що “є безліч випадків”, коли вчорашні фанати РФ та її арміїпереховуються не на території країни-агресора, а саме в <text:a xlink:type="simple" xlink:href="https://www.ukrinform.ua/tag-evrosouz" text:style-name="Internet_20_link" text:visited-style-name="Visited_20_Internet_20_Link">
 Євросоюзі</text:a>
 , при цьому вони позиціонують себепостраждалими від війни.</text:p>
      <text:p text:style-name="P4">
“Повідомляємо іноземним колегам про те, що ці люди – не “жертви війни” абополітичні біженці, якими намагаються там виглядати, а підозрювані вкримінальних злочинах в Україні. Вирахувати їх нам допомагають справжніукраїнці, які надають слідчим та дізнавачам інформацію про місцезнаходженнявтікачів - колаборантів”, - зазначив керівник Слідчого управління.</text:p>
      <text:p text:style-name="P4">
<text:span text:style-name="T4">
Читайте також:</text:span>
 <text:a xlink:type="simple" xlink:href="https://www.ukrinform.ua/rubric-regions/3734585-luganski-kolaboranti-gotuutsa-do-vteci-v-rosiu-centr-nacsprotivu.html" text:style-name="Internet_20_link" text:visited-style-name="Visited_20_Internet_20_Link">
 Луганські <text:span text:style-name="T4">
колаборант</text:span>
 и готуються до втечі в Росію -Центр нацспротиву </text:a>
</text:p>
      <text:p text:style-name="P4">
Як повідомлялося, у Харківській області у державній зраді <text:a xlink:type="simple" xlink:href="https://www.ukrinform.ua/rubric-regions/3691057-na-harkivsini-miscevij-deputatci-vid-opzz-ogolosili-pidozru-v-derzzradi.html" text:style-name="Internet_20_link" text:visited-style-name="Visited_20_Internet_20_Link">
 підозрюють</text:a>
 депутатку Ізюмськоїміської ради від забороненої політичної партії “Опозиційна платформа – Зажиття”, яка займалась підготовкою до псевдореферендуму.</text:p>
      <text:p text:style-name="P4">
Source: <text:a xlink:type="simple" xlink:href="https://www.ukrinform.ua/rubric-regions/3735997-nacpolicia-pocala-peredavati-interpolu-dani-pro-kolaborantiv-aki-vtekli-do-evropi.html" text:style-name="Internet_20_link" text:visited-style-name="Visited_20_Internet_20_Link">
https://www.ukrinform.ua/rubric-regions/3735997-nacpolicia-pocala-peredavati-interpolu-dani-pro-kolaborantiv-aki-vtekli-do-evropi.html</text:a>
</text:p>
      <!--NEWS-->
      <text:h text:style-name="P10" text:outline-level="1">
<text:span text:style-name="T4">
Україна не підписуватиме жодних документів з РФ при закупівлі реакторів у Болгарії - Енергоатом</text:span>
</text:h>
      <text:p text:style-name="P4">
Authors: Ukrinform (Person)</text:p>
      <text:p text:style-name="P4">
Publisher: Укринформ (Organization)</text:p>
      <text:p text:style-name="P4">
Published Time: 2023-07-14T23:25:00+03:00</text:p>
      <text:p text:style-name="P4">
Modified Time: 2023-07-14T23:25:00+03:00</text:p>
      <text:p text:style-name="P4">
Description: У НАЕК «Енергоатом» заявили, що не збираються підписувати угоду з РФ при купівлі у Болгарії ядерних реакторів та іншого енергетичного обладнання російського виробництва. — Укрінформ.</text:p>
      <text:p text:style-name="P4">
Images: ['<text:a xlink:type="simple" xlink:href="https://static.ukrinform.com/photos/2023_03/thumb_files/630_360_1679389838-404.jpg" text:style-name="Internet_20_link" text:visited-style-name="Visited_20_Internet_20_Link">
630_360_16793...</text:a>
']</text:p>
      <text:p text:style-name="P4">
Tags: ['Болгарія', 'Енергоатом', 'Атомна енергетика']</text:p>
      <text:p text:style-name="P4">
Type: Article</text:p>
      <!--METADATA-->
      <text:p text:style-name="P4">
<draw:frame draw:style-name="fr1" draw:name="Image68" text:anchor-type="as-char" svg:width="6.9236in" svg:height="3.956343in" draw:z-index="0">
<draw:image xlink:href="../Images/yкринформ/2023-07-14T23-25-00-03-00/630_360_1679389838-404.jpg" xlink:type="simple" xlink:show="embed" xlink:actuate="onLoad" draw:mime-type="image/jpeg"/>
</draw:frame>
 У НАЕК«Енергоатом» заявили, що не збираються підписувати угоду з РФ при купівлі уБолгарії ядерних реакторів та іншого енергетичного обладнання російськоговиробництва.</text:p>
      <text:p text:style-name="P4">
Про це Енергоатом повідомив у <text:a xlink:type="simple" xlink:href="http://t.me/energoatom_ua/13962" text:style-name="Internet_20_link" text:visited-style-name="Visited_20_Internet_20_Link">
 Телеграмі </text:a>
 ,коментуючи думку експерта Миколи Штейнберга, яку раніше <text:a xlink:type="simple" xlink:href="http://www.ukrinform.ua/rubric-economy/3735408-dla-kupivli-adernih-reaktoriv-u-bolgarii-treba-bude-pidpisati-ugodu-z-rosieu-ekspert.html" text:style-name="Internet_20_link" text:visited-style-name="Visited_20_Internet_20_Link">
 оприлюднив</text:a>
Укрінформ.</text:p>
      <text:p text:style-name="P4">
«Інформуємо, що переговори з урядом Болгарії щодо купівлі Україною двохядерних реакторних установок для встановлення їх на майданчиках недобудованихенергоблоків №№ 3, 4 Хмельницької АЕС дійсно тривають. Це у своєму коментаріУкрінформу раніше підтвердив Міністр енергетики України Герман Галущенко. Та,попри заяви Миколи Штейнберга, Україна не здійснює жодних перемовин і непланує підписувати жодних документів з Росією», – зазначили в компанії.</text:p>
      <text:p text:style-name="P4">
Наголошується, що встановлення реакторних установок, за умови успішнихперемовин з болгарською стороною, здійснюватиметься разом з міжнароднимипартнерами Енергоатому, зокрема американською компанією Westinghouse, з якоюукладено угоди щодо будівництва в Україні нових енергоблоків.</text:p>
      <text:p text:style-name="P4">
«При цьому Україна жодним чином не залежатиме від країни-агресорки в будь-якому технічному обслуговуванні вищезазначеного устаткування», – додали вкомпанії.</text:p>
      <text:p text:style-name="P4">
Крім того, Енергоатом повідомив, що наразі АТ КІЕП та ДП НДІБК провелиобстеження елементів, конструкцій та вузлів недобудованих будівель і споруденергоблоків №3 та № 4 Хмельницької <text:a xlink:type="simple" xlink:href="https://www.ukrinform.ua/tag-aes" text:style-name="Internet_20_link" text:visited-style-name="Visited_20_Internet_20_Link">
 АЕС </text:a>
. У межах техніко-економічних обґрунтувань підтвердили можливість використаннянаявних конструкцій для подальшого завершення будівництва обох блоків.</text:p>
      <text:p text:style-name="P4">
<text:span text:style-name="T4">
Читайте також:</text:span>
 <text:a xlink:type="simple" xlink:href="https://www.ukrinform.ua/rubric-economy/3734839-ukraina-domovlaetsa-z-bolgarieu-pro-kupivlu-rosijskih-adernih-reaktoriv-galusenko.html" text:style-name="Internet_20_link" text:visited-style-name="Visited_20_Internet_20_Link">
 Україна домовляється з Болгарією про купівлю російськихядерних <text:span text:style-name="T4">
реакторів</text:span>
 - Галущенко </text:a>
</text:p>
      <text:p text:style-name="P4">
Станом на початок липня 2023 року результати обстеження підтверджуютьактуальність висновків спеціалізованих експертних організацій щодо можливостідобудови енергоблоків на тих будівельних конструкціях, які були зведеніраніше, додали в Енергоатомі.</text:p>
      <text:p text:style-name="P4">
При цьому пресслужба Енергоатому твердить, ніби Укрінформ не звертався докомпанії по роз'яснення стосовно цього питання.</text:p>
      <text:p text:style-name="P4">
Інформуємо, що кореспондент Укрінформу 7 липня телефоном звертався по коментардо пресслужби, але почув у відповідь, мовляв, НАЕК не буде коментувати такуінформацію. «Ми офіційно не коментуємо, йдуть перемовини», - передаємодослівну цитату представника пресслужби компанії.</text:p>
      <text:p text:style-name="P4">
Як повідомляли західні ЗМІ, Україна близька до укладення угоди з Болгарієющодо купівлі двох ядерних реакторів російського виробництва та іншого критичноважливого енергетичного обладнання. За угодою болгарська державна енергетичнакомпанія NEK мала продати НАЕК «Енергоатом» обладнання з недобудованої АЕС«Белене» щонайменше за 600 млн євро.</text:p>
      <text:p text:style-name="P4">
<text:span text:style-name="T4">
Читайте також:</text:span>
 <text:a xlink:type="simple" xlink:href="https://www.ukrinform.ua/rubric-economy/3734196-energoatom-zastrahuvav-usi-atomni-stancii-ukraini-na-vipadok-adernogo-incidentu.html" text:style-name="Internet_20_link" text:visited-style-name="Visited_20_Internet_20_Link">
 <text:span text:style-name="T4">
Енергоатом</text:span>
 застрахував усі атомні станції України навипадок ядерного інциденту </text:a>
</text:p>
      <text:p text:style-name="P4">
12 липня цю інформацію під час конференції підтвердив міністр енергетикиГерман Галущенко, заявивши, що встановлення реакторів планується спільно замериканською компанією Westinghouse.</text:p>
      <text:p text:style-name="P4">
Згодом колишній головний інженер Чорнобильської АЕС, ексзаступник міністрапалива та енергетики (2002-2006 рр.) Микола Штейнберг висловив думку, що дляпридбання реакторів та такого обладнання має бути підписана тристороння угодаміж Україною, Болгарією та Росією.</text:p>
      <text:p text:style-name="P4">
Енергетичний експерт Ігор Маскалевич <text:a xlink:type="simple" xlink:href="http://www.ukrinform.ua/rubric-economy/3735878-ukraina-matime-tehnicni-problemi-iz-vstanovlennam-bolgarskih-reaktoriv-ekspert.html" text:style-name="Internet_20_link" text:visited-style-name="Visited_20_Internet_20_Link">
 зауважив</text:a>
 , що у разікупівлі Україною атомних реакторів російського виробництва у Болгарії, можутьвиникнути технічні проблеми з їх встановленням та подальшим технічнимобслуговуванням.</text:p>
      <text:p text:style-name="P4">
Source: <text:a xlink:type="simple" xlink:href="https://www.ukrinform.ua/rubric-economy/3736002-ukraina-ne-pidpisuvatime-zodnih-dokumentiv-z-rf-pri-zakupivli-reaktoriv-u-bolgarii-energoatom.html" text:style-name="Internet_20_link" text:visited-style-name="Visited_20_Internet_20_Link">
https://www.ukrinform.ua/rubric-economy/3736002-ukraina-ne-pidpisuvatime-zodnih-dokumentiv-z-rf-pri-zakupivli-reaktoriv-u-bolgarii-energoatom.html</text:a>
</text:p>
      <!--NEWS-->
      <text:h text:style-name="P10" text:outline-level="1">
<text:span text:style-name="T4">
У Канаді спливає термін дії тимчасової міграційної програми для українців</text:span>
</text:h>
      <text:p text:style-name="P4">
Authors: Ukrinform (Person)</text:p>
      <text:p text:style-name="P4">
Publisher: Укринформ (Organization)</text:p>
      <text:p text:style-name="P4">
Published Time: 2023-07-14T23:42:00+03:00</text:p>
      <text:p text:style-name="P4">
Modified Time: 2023-07-14T23:42:00+03:00</text:p>
      <text:p text:style-name="P4">
Description: У суботу, 15 липня, збігає термін дії Канадсько-українського дозволу на екстрені поїздки (CUAET), що дає право українцям на термінове отримання трирічного дозволу на роботу й проживання в Канаді, фінансову допомогу і тимчасове безкоштовне поселення. — Укрінформ.</text:p>
      <text:p text:style-name="P4">
Images: ['<text:a xlink:type="simple" xlink:href="https://static.ukrinform.com/photos/2023_06/thumb_files/630_360_1686403906-222.jpg" text:style-name="Internet_20_link" text:visited-style-name="Visited_20_Internet_20_Link">
630_360_16864...</text:a>
']</text:p>
      <text:p text:style-name="P4">
Tags: ['Канада', 'Міграційна служба', 'допомога']</text:p>
      <text:p text:style-name="P4">
Type: Article</text:p>
      <!--METADATA-->
      <text:p text:style-name="P4">
<draw:frame draw:style-name="fr1" draw:name="Image69" text:anchor-type="as-char" svg:width="6.9236in" svg:height="3.956343in" draw:z-index="0">
<draw:image xlink:href="../Images/yкринформ/2023-07-14T23-42-00-03-00/630_360_1686403906-222.jpg" xlink:type="simple" xlink:show="embed" xlink:actuate="onLoad" draw:mime-type="image/jpeg"/>
</draw:frame>
 У суботу,15 липня, збігає термін дії Канадсько-українського дозволу на екстрені поїздки(CUAET), що дає право українцям на термінове отримання трирічного дозволу нароботу й проживання в Канаді, фінансову допомогу і тимчасове безкоштовнепоселення.</text:p>
      <text:p text:style-name="P4">
Про це повідомляє кореспондент Укрінформу.</text:p>
      <text:p text:style-name="P4">
Оголошена канадським урядом у березні 2022 року програма не була продовжена нановий термін. Таким чином, 15 липня - останній день прийому заявок відукраїнців, які хочуть скористатися цією міграційною програмою. Абипретендувати на дозвіл на роботу, фінансову й іншу державну допомогу, володарівізи мають приїхати до Канади до 31 березня 2024 року, а допомоганадаватиметься до березня 2025-го.</text:p>
      <text:p text:style-name="P4">
<text:span text:style-name="T4">
Читайте також:</text:span>
 <text:a xlink:type="simple" xlink:href="https://www.ukrinform.ua/rubric-society/3735428-osnovna-hvila-emigracii-ukrainciv-cerez-vijnu-z-rosieu-vze-vidbulasa-eksperti.html" text:style-name="Internet_20_link" text:visited-style-name="Visited_20_Internet_20_Link">
 Основна хвиля еміграції українців через війну з Росієювже відбулася - експерти </text:a>
</text:p>
      <text:p text:style-name="P4">
Як повідомлялося, з часу оголошення програми CUAET Канада отримала понад 1,1млн заявок від українців, з яких затверджені майже 800 тисяч. Водночас за цієюпрограмою до Канади прибуло менш ніж 167 тис. осіб.</text:p>
      <text:p text:style-name="P4">
Українці, які рятуються від війни, можуть безкоштовно прилетіти у Канаду і дватижні проживати у готелі. Вони також можуть отримати разову виплату відфедерального уряду та щомісячну фінансову підтримку від уряду провінції, уякій зупиняться. Їм доступні безкоштовні мовні курси та заняття з підвищеннякваліфікації.</text:p>
      <text:p text:style-name="P4">
Source: <text:a xlink:type="simple" xlink:href="https://www.ukrinform.ua/rubric-society/3735938-u-kanadi-splivae-termin-dii-timcasovoi-migracijnoi-programi-dla-ukrainciv.html" text:style-name="Internet_20_link" text:visited-style-name="Visited_20_Internet_20_Link">
https://www.ukrinform.ua/rubric-society/3735938-u-kanadi-splivae-termin-dii-timcasovoi-migracijnoi-programi-dla-ukrainciv.html</text:a>
</text:p>
      <!--NEWS-->
      <text:h text:style-name="P10" text:outline-level="1">
<text:span text:style-name="T4">
Українська баскетбольна «молодіжка» вийшла до півфіналу Євро-2023, обігравши Нідерланди</text:span>
</text:h>
      <text:p text:style-name="P4">
Authors: Ukrinform (Person)</text:p>
      <text:p text:style-name="P4">
Publisher: Укринформ (Organization)</text:p>
      <text:p text:style-name="P4">
Published Time: 2023-07-14T23:58:00+03:00</text:p>
      <text:p text:style-name="P4">
Modified Time: 2023-07-14T23:58:00+03:00</text:p>
      <text:p text:style-name="P4">
Description: Молодіжна збірна України з баскетболу (гравці до 20-ти років) пробилася до 1/2 фіналу Дивізіону В чемпіонату Європи. — Укрінформ.</text:p>
      <text:p text:style-name="P4">
Images: ['<text:a xlink:type="simple" xlink:href="https://static.ukrinform.com/photos/2023_07/thumb_files/630_360_1689367858-676.jpg" text:style-name="Internet_20_link" text:visited-style-name="Visited_20_Internet_20_Link">
630_360_16893...</text:a>
']</text:p>
      <text:p text:style-name="P4">
Tags: ['Баскетбол']</text:p>
      <text:p text:style-name="P4">
Type: Article</text:p>
      <!--METADATA-->
      <text:p text:style-name="P4">
<draw:frame draw:style-name="fr1" draw:name="Image70" text:anchor-type="as-char" svg:width="6.9236in" svg:height="3.956343in" draw:z-index="0">
<draw:image xlink:href="../Images/yкринформ/2023-07-14T23-58-00-03-00/630_360_1689367858-676.jpg" xlink:type="simple" xlink:show="embed" xlink:actuate="onLoad" draw:mime-type="image/jpeg"/>
</draw:frame>
 Молодіжназбірна України з баскетболу (гравці до 20-ти років) пробилася до 1/2 фіналуДивізіону В чемпіонату Європи.</text:p>
      <text:p text:style-name="P4">
У чвертьфінальному поєдинку Євро U20 «синьо-жовті» переграли командуНідерландів з рахунком 67:49 (21:14, 10:15, 17:13, 19:7), передає Укрінформ.</text:p>
      <text:p text:style-name="P4">
Путівку у фінал змагань команда Дмитра Забірченка розіграє з баскетболістамиПівнічної Македонії, які обіграли однолітків із Великої Британії - 66:49(17:11, 15:10, 13:15, 21:13).</text:p>
      <text:p text:style-name="P4">
В іншому матчі 1/2 фіналу зустрінуться команди Чехії та Швеції, яка здолалазбірну Швейцарії - 84:72 (10:16, 22:20, 29:11, 23:25).</text:p>
      <text:p text:style-name="P4">
<text:span text:style-name="T4">
Читайте також:</text:span>
 <text:a xlink:type="simple" xlink:href="https://www.ukrinform.ua/rubric-sports/3735788-dvoe-basketbolistiv-zbirnoi-ukraini-u20-pretenduut-na-zvanna-mvp-evro.html" text:style-name="Internet_20_link" text:visited-style-name="Visited_20_Internet_20_Link">
 Двоє <text:span text:style-name="T4">
баскетбол</text:span>
 істів збірної України U20 претендуютьна звання MVP Євро </text:a>
</text:p>
      <text:p text:style-name="P4">
Фіналісти та переможець матчу за третє місце - отримають підвищення в класі тапідіймуться в Дивізіон А молодіжного чемпіонату Європи.</text:p>
      <text:p text:style-name="P4">
Фото: ФБУ.</text:p>
      <text:p text:style-name="P4">
Source: <text:a xlink:type="simple" xlink:href="https://www.ukrinform.ua/rubric-sports/3736003-ukrainska-basketbolna-molodizka-vijsla-do-pivfinalu-evro2023-obigravsi-niderlandi.html" text:style-name="Internet_20_link" text:visited-style-name="Visited_20_Internet_20_Link">
https://www.ukrinform.ua/rubric-sports/3736003-ukrainska-basketbolna-molodizka-vijsla-do-pivfinalu-evro2023-obigravsi-niderlandi.html</text:a>
</text:p>
      <!--NEWS-->
      <text:h text:style-name="P10" text:outline-level="1">
<text:span text:style-name="T4">
Сили оборони України продовжують утримувати ініціативу — Сергій Череватий</text:span>
</text:h>
      <text:p text:style-name="P4">
Author: ['Микола Блонар']</text:p>
      <text:p text:style-name="P4">
Time: 2023-07-14T24:00:00-04:00</text:p>
      <text:p text:style-name="P4">
Description: Під час прямого ефіру в телемарафоні «Єдині новини» речник Східного угруповання війсь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СЕРГІЙ ЧЕРЕВАТИЙ']</text:p>
      <text:p text:style-name="P4">
Category: News</text:p>
      <!--METADATA-->
      <text:p text:style-name="P4">
<draw:frame draw:style-name="fr1" draw:name="Image71" text:anchor-type="as-char" svg:width="6.9236in" svg:height="4.32725in" draw:z-index="0">
<draw:image xlink:href="../Images/AРМІЯINFORM/2023-07-14T24-00-00-04-00/cherevatyj-bahmut-2.jpg" xlink:type="simple" xlink:show="embed" xlink:actuate="onLoad" draw:mime-type="image/jpeg"/>
</draw:frame>
 Полковник Сергій Череватий. Колаж АрміяInform</text:p>
      <text:p text:style-name="P4">
Під час прямого ефіру в телемарафоні «Єдині новини» речник Східногоугруповання військ Збройних Сил України зі стратегічних комунікацій полковникСергій Череватий розповів про обстановку на сході України та, зокрема, врайоні міста Бахмут.</text:p>
      <text:p text:style-name="P4">
На Бахмутському Сили оборони України продовжують тиснути на ворога, хоча віннамагається здійснювати контратаку. росіянами 406 разів було обстрілянопозиції українських військових різними типами артилерії, відбулося 12 бойовихзіткнень. Знищено більше 70 окупантів, більше 150 російських загарбниківотримали поранення та двох взято в полон. Підбито два ворожих танків та 4одиниці БМП. Також знищено реактивну систему залпового вогню та склади з БКросійських окупантів та два БПЛА.</text:p>
      <text:p text:style-name="P4">
За словами полковника Сергія Череватого є певні просування українських військпоблизу міста Бахмут.</text:p>
      <text:p text:style-name="P4">
— Триває певна поетапна робота щодо нанесення максимальних втрат ворогом. Прицьому максимально зберігаємо свої сили та засоби, — говорить Сергій Череватий.</text:p>
      <text:p text:style-name="P4">
Офіцер підтверджує, що на Бахмутському напрямку росіяни мінують територію абиускладнити просування українських військових.</text:p>
      <text:p text:style-name="P4">
— Ворог використовує природні перешкоди типу водних, а також системуфортифікацій. Тому перед активними діями ми проводимо детальне та поетапнепланування як проходити мінні поля та перешкоди. При чому для цього мивикористовуємо як і стару техніку радянського зразку, так і сучасну техніку,яку нам передали наші партнери наприклад як німецькі танки «Біппер», —зазначив Сергій Череватий.</text:p>
      <text:p text:style-name="P4">
На Лиманському напрямку декілька тижнів ворог намагається вести активні дії.</text:p>
      <text:p text:style-name="P4">
— Ворог за цю добу 5 разів намагався атакувати українські позиції білянаселених пунктів Невського, Ткрнівки, Білогоріки. Завдав 607 разівартилерійських ударів по наших позиціях, 7 ударів було здійснено окупаційноюавіацією. Силами оборони України було знищено 46 окупантів, майже 120російських загарбників отримали поранення. Знищено один ворожий танк, двапольові склади з БК та міномет «Тюльпан» та контрбатарейний комплекс.</text:p>
      <text:p text:style-name="P4">
Source: <text:a xlink:type="simple" xlink:href="https://armyinform.com.ua/2023/07/14/syly-oborony-ukrayiny-prodovzhuyut-utrymuvaty-inicziatyvu-sergij-cherevatyj/" text:style-name="Internet_20_link" text:visited-style-name="Visited_20_Internet_20_Link">
https://armyinform.com.ua/2023/07/14/syly-oborony-ukrayiny-prodovzhuyut-utrymuvaty-inicziatyvu-sergij-cherevatyj/</text:a>
</text:p>
      <!--NEWS-->
      <text:h text:style-name="P10" text:outline-level="1">
<text:span text:style-name="T4">
Міноборони відроджує українську традиційну історичну геральдику</text:span>
</text:h>
      <text:p text:style-name="P4">
Author: ['АРМІЯINFORM']</text:p>
      <text:p text:style-name="P4">
Time: 2023-07-14T26:00:00-04:00</text:p>
      <text:p text:style-name="P4">
Description: Над проєктом нового нарукавного знака працює команда офіцерів із Центрального управлі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8724797326411707_y.jpg" text:style-name="Internet_20_link" text:visited-style-name="Visited_20_Internet_20_Link">
photo_5298724797326411707_y.jpg</text:a>
']</text:p>
      <text:p text:style-name="P4">
Tags: ['МОУ', 'НАРУКАВНІ ЗНАКИ']</text:p>
      <text:p text:style-name="P4">
Category: News</text:p>
      <!--METADATA-->
      <text:p text:style-name="P4">
<draw:frame draw:style-name="fr1" draw:name="Image72" text:anchor-type="as-char" svg:width="6.9236in" svg:height="5.065767in" draw:z-index="0">
<draw:image xlink:href="../Images/AРМІЯINFORM/2023-07-14T26-00-00-04-00/photo_5298724797326411707_y.jpg" xlink:type="simple" xlink:show="embed" xlink:actuate="onLoad" draw:mime-type="image/jpeg"/>
</draw:frame>
</text:p>
      <text:p text:style-name="P4">
Над проєктом нового нарукавного знака працює команда офіцерів із Центральногоуправління розвитку супроводження матеріального забезпечення ЗСУ та Експертнарада, до якої входять відомі історики, художники й аналітики.</text:p>
      <text:p text:style-name="P4">
Про це <text:a xlink:type="simple" xlink:href="https://t.me/ministry_of_defense_ua/7763" text:style-name="Internet_20_link" text:visited-style-name="Visited_20_Internet_20_Link">
інформує</text:a>
 Міністерствооборони України.</text:p>
      <text:p text:style-name="P4">
«Кожна ідея, ескіз і кінцевий результат узгоджуються із замовником, тобтокомандиром військової частини. Затверджує погоджений проєкт ГоловнокомандувачЗСУ або Міністр оборони України залежно від підпорядкування», — зазначили увідомстві.</text:p>
      <text:p text:style-name="P4">
<text:span text:style-name="T4">
Протягом 2022 року затверджено 110 ескізів нарукавних знаків, 61 — бойовогопрапора. Від початку 2023</text:span>
 <text:span text:style-name="T4">
-го</text:span>
 <text:span text:style-name="T4">
повністю завершено 54 проєкти</text:span>
 <text:span text:style-name="T4">
та</text:span>
<text:span text:style-name="T4">
близько 20</text:span>
 <text:span text:style-name="T4">
перебувають</text:span>
 <text:span text:style-name="T4">
на розгляді в Експертній раді.</text:span>
</text:p>
      <text:p text:style-name="P4">
Головне джерело ідей та натхнення: армія України 1917-1921 років, маловідоміфакти, рідкісні територіальні герби тощо. Символи перемоги. Саме з нимиукраїнське військо йде у бій проти рашистів, визволяючи Батьківщину.</text:p>
      <text:p text:style-name="P4">
Source: <text:a xlink:type="simple" xlink:href="https://armyinform.com.ua/2023/07/14/minoborony-vidrodzhuye-ukrayinsku-tradyczijnu-istorychnu-geraldyku/" text:style-name="Internet_20_link" text:visited-style-name="Visited_20_Internet_20_Link">
https://armyinform.com.ua/2023/07/14/minoborony-vidrodzhuye-ukrayinsku-tradyczijnu-istorychnu-geraldyku/</text:a>
</text:p>
      <!--NEWS-->
      <text:h text:style-name="P10" text:outline-level="1">
<text:span text:style-name="T4">
Майже 3,5 тисячі військових пройшли реабілітацію в харківському центрі відновлення: допомогу надають і родинам</text:span>
</text:h>
      <text:p text:style-name="P4">
Author: ['Оксана Іванець']</text:p>
      <text:p text:style-name="P4">
Time: 2023-07-14T28:00:00-04:00</text:p>
      <text:p text:style-name="P4">
Description: Уже понад рік на базі одного з лікувально-профілактичних закладів Харківщини функціонує...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20.jpg" text:style-name="Internet_20_link" text:visited-style-name="Visited_20_Internet_20_Link">
golovna-20.jpg</text:a>
', '<text:a xlink:type="simple" xlink:href="https://armyinform.com.ua/wp-content/uploads/2023/07/1-35.jpg" text:style-name="Internet_20_link" text:visited-style-name="Visited_20_Internet_20_Link">
1-35.jpg</text:a>
', '<text:a xlink:type="simple" xlink:href="https://armyinform.com.ua/wp-content/uploads/2023/07/2-31.jpg" text:style-name="Internet_20_link" text:visited-style-name="Visited_20_Internet_20_Link">
2-31.jpg</text:a>
', '<text:a xlink:type="simple" xlink:href="https://armyinform.com.ua/wp-content/uploads/2023/07/3-25.jpg" text:style-name="Internet_20_link" text:visited-style-name="Visited_20_Internet_20_Link">
3-25.jpg</text:a>
', '<text:a xlink:type="simple" xlink:href="https://armyinform.com.ua/wp-content/uploads/2023/07/4-19-150x150.jpg" text:style-name="Internet_20_link" text:visited-style-name="Visited_20_Internet_20_Link">
4-19-150x150.jpg</text:a>
', '<text:a xlink:type="simple" xlink:href="https://armyinform.com.ua/wp-content/uploads/2023/07/5-19-150x150.jpg" text:style-name="Internet_20_link" text:visited-style-name="Visited_20_Internet_20_Link">
5-19-150x150.jpg</text:a>
', '<text:a xlink:type="simple" xlink:href="https://armyinform.com.ua/wp-content/uploads/2023/07/6-13-150x150.jpg" text:style-name="Internet_20_link" text:visited-style-name="Visited_20_Internet_20_Link">
6-13-150x150.jpg</text:a>
', '<text:a xlink:type="simple" xlink:href="https://armyinform.com.ua/wp-content/uploads/2023/07/7-8-150x150.jpg" text:style-name="Internet_20_link" text:visited-style-name="Visited_20_Internet_20_Link">
7-8-150x150.jpg</text:a>
', '<text:a xlink:type="simple" xlink:href="https://armyinform.com.ua/wp-content/uploads/2023/07/8-8-150x150.jpg" text:style-name="Internet_20_link" text:visited-style-name="Visited_20_Internet_20_Link">
8-8-150x150.jpg</text:a>
']</text:p>
      <text:p text:style-name="P4">
Tags: ['РЕАБІЛІТАЦІЯ', 'ХАРКІВЩИНА']</text:p>
      <text:p text:style-name="P4">
Category: News</text:p>
      <!--METADATA-->
      <text:p text:style-name="P4">
<draw:frame draw:style-name="fr1" draw:name="Image73" text:anchor-type="as-char" svg:width="6.9236in" svg:height="4.615733in" draw:z-index="0">
<draw:image xlink:href="../Images/AРМІЯINFORM/2023-07-14T28-00-00-04-00/golovna-20.jpg" xlink:type="simple" xlink:show="embed" xlink:actuate="onLoad" draw:mime-type="image/jpeg"/>
</draw:frame>
</text:p>
      <text:p text:style-name="P4">
Уже понад рік на базі одного з лікувально-профілактичних закладів Харківщинифункціонує реабілітаційний центр для військовослужбовців Сил безпеки таоборони України. Тут українські захисники і захисниці, які прибули із зонибойових дій, працюють із психологом над відновленням внутрішнього ресурсу тавідновлюють фізичне здоров’я.</text:p>
      <text:p text:style-name="P4">
Модератор проєкту медико-психологічного відновлення військовослужбовцівполковник Олександр Васильковський розповідає, що ідея створення центрувідновлення українських захисників виникла вже в перші місяці великої навалимосковитів на територію України.</text:p>
      <text:p text:style-name="P4">
— Ми зустрілися з надзвичайним навантаженням на організми наших бійців — як нафізичному, так і на психічному рівні. Так і з’явилася ідея створення такогопроєкту, який дозволяє певною мірою відновитися й виконувати завдання запризначенням.</text:p>
      <text:p text:style-name="P4">
Торік у червні відбувся перший заїзд — лікувально-профілактичний закладвідвідали перші 30 бійців. На даний момент упродовж двох тижнів тут можутьвідновити здоров’я до 100 військовослужбовців з різних підрозділів Сил безпекита оборони України. І якщо раніше проєкт фінансували різноманітні волонтерськіта міжнародні фонди, то тепер реабілітацію українських захисників сплачуєНаціональна служба здоров’я України.</text:p>
      <text:p text:style-name="P4">
У перші два дні триває обстеження військовослужбовців. Пацієнта оглядають таківузькі медичні фахівці, як ортопед-травматолог, кардіолог, терапевт таневролог, які роблять додаткові обстеження та призначають курс для подальшоїреабілітації. За наявності інших скарг людина вирушає на консультацію дошпиталю.</text:p>
      <text:p text:style-name="P4">
Особливу увагу спеціалісти приділяють визначенню психоемоційного станувійськовослужбовців. За результатами даних психодіагностичних інструментаріїввійськові психологи визначають для кожної конкретної людини подальший хідпсихокорекції та профілактики — робота в колективі чи індивідуальний прийом.</text:p>
      <text:p text:style-name="P4">
<draw:frame draw:style-name="fr1" draw:name="Image74" text:anchor-type="as-char" svg:width="6.9236in" svg:height="4.615733in" draw:z-index="0">
<draw:image xlink:href="../Images/AРМІЯINFORM/2023-07-14T28-00-00-04-00/1-35.jpg" xlink:type="simple" xlink:show="embed" xlink:actuate="onLoad" draw:mime-type="image/jpeg"/>
</draw:frame>
</text:p>
      <text:p text:style-name="P4">
Ефективним терапевтичним засобом для позбавлення людини психосоматичнихрозладів, відновлення психологічного комфорту і гарного самопочуття є арома-та біосугестивна терапія, що поєднує прийоми вербального и невербальногонавіювання в стані легкого трансу, яку фахівці активно практикують врекреаційному центрі.</text:p>
      <text:p text:style-name="P4">
Для лікування порушень сну бійців, які дістали контузій чи жили останнім часому стані постійного стресу, використовується метод під назвою «електросон»,який шляхом коротких електроімпульсів впливає на кору головного мозку, щовідповідає за сон.</text:p>
      <text:p text:style-name="P4">
— Дев’яносто відсотків таких пацієнтів відчувають покращення вже після 4-5таких процедур, — зазначає майор Максим Байда, військовий психолог центру.</text:p>
      <text:p text:style-name="P4">
А курс спелеотерапії позитивно впливає не тільки на функції органів дихання, ай також на<text:a xlink:type="simple" xlink:href="https://uk.wikipedia.org/wiki/%D0%9D%D0%B5%D1%80%D0%B2%D0%BE%D0%B2%D0%B0_%D1%81%D0%B8%D1%81%D1%82%D0%B5%D0%BC%D0%B0" text:style-name="Internet_20_link" text:visited-style-name="Visited_20_Internet_20_Link">
нервову</text:a>
 та <text:a xlink:type="simple" xlink:href="https://uk.wikipedia.org/wiki/%D0%A1%D0%B5%D1%80%D1%86%D0%B5%D0%B2%D0%BE-%D1%81%D1%83%D0%B4%D0%B8%D0%BD%D0%BD%D0%B0_%D1%81%D0%B8%D1%81%D1%82%D0%B5%D0%BC%D0%B0" text:style-name="Internet_20_link" text:visited-style-name="Visited_20_Internet_20_Link">
серцево-судинну</text:a>
 системи.</text:p>
      <text:p text:style-name="P4">
<draw:frame draw:style-name="fr1" draw:name="Image75" text:anchor-type="as-char" svg:width="6.9236in" svg:height="4.615733in" draw:z-index="0">
<draw:image xlink:href="../Images/AРМІЯINFORM/2023-07-14T28-00-00-04-00/2-31.jpg" xlink:type="simple" xlink:show="embed" xlink:actuate="onLoad" draw:mime-type="image/jpeg"/>
</draw:frame>
</text:p>
      <text:p text:style-name="P4">
Лазеротерапія, фізіотерапевтичний метод лікування, заснований на застосуваннісвітлового променю з певними характеристиками, посилює процеси білкового,ліпідного, вуглеводного, енергетичного обміну, прискорює загоєння ран,ослаблює больовий синдром, активізує функції імунних клітин та зменшуєзапальні реакції пацієнтів.</text:p>
      <text:p text:style-name="P4">
<draw:frame draw:style-name="fr1" draw:name="Image76" text:anchor-type="as-char" svg:width="6.9236in" svg:height="4.615733in" draw:z-index="0">
<draw:image xlink:href="../Images/AРМІЯINFORM/2023-07-14T28-00-00-04-00/3-25.jpg" xlink:type="simple" xlink:show="embed" xlink:actuate="onLoad" draw:mime-type="image/jpeg"/>
</draw:frame>
</text:p>
      <text:p text:style-name="P4">
Над відновленням опорно-рухового апарату після компресійних ударів, якісталися на фронті, військовослужбовці працюють на заняттях з лікувальноїфізкультури. У деяких випадках ортопед призначає курс мануальної терапії тамасажів.</text:p>
      <text:p text:style-name="P4">
<text:a xlink:type="simple" xlink:href="https://armyinform.com.ua/wp-content/uploads/2023/07/4-19.jpg" text:style-name="Internet_20_link" text:visited-style-name="Visited_20_Internet_20_Link">
<draw:frame draw:style-name="fr1" draw:name="Image77" text:anchor-type="as-char" svg:width="6.9236in" svg:height="6.9236in" draw:z-index="0">
<draw:image xlink:href="../Images/AРМІЯINFORM/2023-07-14T28-00-00-04-00/4-19-150x150.jpg" xlink:type="simple" xlink:show="embed" xlink:actuate="onLoad" draw:mime-type="image/jpeg"/>
</draw:frame>
</text:a>
</text:p>
      <text:p text:style-name="P4">
<text:a xlink:type="simple" xlink:href="https://armyinform.com.ua/wp-content/uploads/2023/07/5-19.jpg" text:style-name="Internet_20_link" text:visited-style-name="Visited_20_Internet_20_Link">
<draw:frame draw:style-name="fr1" draw:name="Image78" text:anchor-type="as-char" svg:width="6.9236in" svg:height="6.9236in" draw:z-index="0">
<draw:image xlink:href="../Images/AРМІЯINFORM/2023-07-14T28-00-00-04-00/5-19-150x150.jpg" xlink:type="simple" xlink:show="embed" xlink:actuate="onLoad" draw:mime-type="image/jpeg"/>
</draw:frame>
</text:a>
</text:p>
      <text:p text:style-name="P4">
Позитивно впливає на психологічний і фізичний стан військових і той факт, щопід час реабілітації разом із ним чи нею можуть перебувати і члени родини.Вони сплачують лише за проживання в санаторії — решту заходів реабілітаціїсплачує держава.</text:p>
      <text:p text:style-name="P4">
— Крім того, родина може звернутися і по допомогу психологів, оскількиперебування одного з партнерів на фронті не може не впливати на психологічнийстан іншого або дітей, — зазначає Максим Байда.</text:p>
      <text:p text:style-name="P4">
Ще одним блоком програми реабілітації військовослужбовців у центрі єорганізація заходів з культурного забезпечення — різноманітні концерти,зокрема й українських зірок, екскурсії тощо, що дають бійцям можливістьперепочити тілом і душею, дізнатися щось нове, наповнитися духовно таусвідомити, що під час війни життя не закінчується.</text:p>
      <text:p text:style-name="P4">
<text:a xlink:type="simple" xlink:href="https://armyinform.com.ua/wp-content/uploads/2023/07/6-13.jpg" text:style-name="Internet_20_link" text:visited-style-name="Visited_20_Internet_20_Link">
<draw:frame draw:style-name="fr1" draw:name="Image79" text:anchor-type="as-char" svg:width="6.9236in" svg:height="6.9236in" draw:z-index="0">
<draw:image xlink:href="../Images/AРМІЯINFORM/2023-07-14T28-00-00-04-00/6-13-150x150.jpg" xlink:type="simple" xlink:show="embed" xlink:actuate="onLoad" draw:mime-type="image/jpeg"/>
</draw:frame>
</text:a>
</text:p>
      <text:p text:style-name="P4">
<text:a xlink:type="simple" xlink:href="https://armyinform.com.ua/wp-content/uploads/2023/07/7-8.jpg" text:style-name="Internet_20_link" text:visited-style-name="Visited_20_Internet_20_Link">
<draw:frame draw:style-name="fr1" draw:name="Image80" text:anchor-type="as-char" svg:width="6.9236in" svg:height="6.9236in" draw:z-index="0">
<draw:image xlink:href="../Images/AРМІЯINFORM/2023-07-14T28-00-00-04-00/7-8-150x150.jpg" xlink:type="simple" xlink:show="embed" xlink:actuate="onLoad" draw:mime-type="image/jpeg"/>
</draw:frame>
</text:a>
</text:p>
      <text:p text:style-name="P4">
<text:a xlink:type="simple" xlink:href="https://armyinform.com.ua/wp-content/uploads/2023/07/8-8.jpg" text:style-name="Internet_20_link" text:visited-style-name="Visited_20_Internet_20_Link">
<draw:frame draw:style-name="fr1" draw:name="Image81" text:anchor-type="as-char" svg:width="6.9236in" svg:height="6.9236in" draw:z-index="0">
<draw:image xlink:href="../Images/AРМІЯINFORM/2023-07-14T28-00-00-04-00/8-8-150x150.jpg" xlink:type="simple" xlink:show="embed" xlink:actuate="onLoad" draw:mime-type="image/jpeg"/>
</draw:frame>
</text:a>
</text:p>
      <text:p text:style-name="P4">
<text:span text:style-name="T5">
За понад рік програму відновлення в даному рекреаційному центрі пройшли майже3,5 тисячі українських військовослужбовців.</text:span>
</text:p>
      <text:p text:style-name="P4">
<text:span text:style-name="T5">
Фото автора</text:span>
</text:p>
      <text:p text:style-name="P4">
Source: <text:a xlink:type="simple" xlink:href="https://armyinform.com.ua/2023/07/14/majzhe-35-tysyachi-vijskovyh-projshly-reabilitacziyu-v-harkivskomu-czentri-vidnovlennya-dopomogu-nadayut-i-rodynam/" text:style-name="Internet_20_link" text:visited-style-name="Visited_20_Internet_20_Link">
https://armyinform.com.ua/2023/07/14/majzhe-35-tysyachi-vijskovyh-projshly-reabilitacziyu-v-harkivskomu-czentri-vidnovlennya-dopomogu-nadayut-i-rodynam/</text:a>
</text:p>
      <!--NEWS-->
      <text:h text:style-name="P10" text:outline-level="1">
<text:span text:style-name="T4">
Андрій Костін обговорив з Послом Іспанії в Україні експертну підтримку у розслідуванні воєнних злочинів</text:span>
</text:h>
      <text:p text:style-name="P4">
Author: ['АРМІЯINFORM']</text:p>
      <text:p text:style-name="P4">
Time: 2023-07-14T2:00:00-04:00</text:p>
      <text:p text:style-name="P4">
Description: Генеральний прокурор Андрій Костін провів зустріч із Надзвичайним і Повноважним Посло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60082520_674801671349336_5520380979062187652_n.jpg" text:style-name="Internet_20_link" text:visited-style-name="Visited_20_Internet_20_Link">
360082520_674801671349336_5520380979062187652_n.jpg</text:a>
']</text:p>
      <text:p text:style-name="P4">
Tags: ['STOPRUSSIA', 'АГРЕСІЯ РФ']</text:p>
      <text:p text:style-name="P4">
Category: News</text:p>
      <!--METADATA-->
      <text:p text:style-name="P4">
<draw:frame draw:style-name="fr1" draw:name="Image82" text:anchor-type="as-char" svg:width="6.9236in" svg:height="4.615733in" draw:z-index="0">
<draw:image xlink:href="../Images/AРМІЯINFORM/2023-07-14T2-00-00-04-00/360082520_674801671349336_5520380979062187652_n.jpg" xlink:type="simple" xlink:show="embed" xlink:actuate="onLoad" draw:mime-type="image/jpeg"/>
</draw:frame>
</text:p>
      <text:p text:style-name="P4">
Генеральний прокурор Андрій Костін провів зустріч із Надзвичайним іПовноважним Послом Королівства Іспанії в Україні Рікардо Лопесом-Арандою Хагу.</text:p>
      <text:p text:style-name="P4">
Про це<text:a xlink:type="simple" xlink:href="https://www.facebook.com/pgo.gov.ua/posts/pfbid02pMi4mYVqCTjXpQyCLxQ4gKBzzp59bgJ8hPJYRzdJnZtvST8TezurvJ9SeQkrVuTJl" text:style-name="Internet_20_link" text:visited-style-name="Visited_20_Internet_20_Link">
повідомляє</text:a>
Офіс Генерального прокурора України.</text:p>
      <text:p text:style-name="P4">
Генпрокурор подякував за експертну підтримку Іспанії у розслідуванні масованихракетних обстрілів цивільної інфраструктури України.</text:p>
      <text:p text:style-name="P4">
«Іспанія має сумний, однак унікальний досвід протидії екологічним лихам. Цейдосвід став би надзвичайно корисним у розслідуванні та притягненні довідповідальності винних у підриві греблі Каховської ГЕС. Це цинічний воєннийзлочин та акт екоциду, який спричинив колосальну шкоду людям та довкіллю», —зазначив Андрій Костін.</text:p>
      <text:p text:style-name="P4">
Source: <text:a xlink:type="simple" xlink:href="https://armyinform.com.ua/2023/07/14/andrij-kostin-obgovoryv-z-poslom-ispaniyi-v-ukrayini-ekspertnu-pidtrymku-u-rozsliduvanni-voyennyh-zlochyniv/" text:style-name="Internet_20_link" text:visited-style-name="Visited_20_Internet_20_Link">
https://armyinform.com.ua/2023/07/14/andrij-kostin-obgovoryv-z-poslom-ispaniyi-v-ukrayini-ekspertnu-pidtrymku-u-rozsliduvanni-voyennyh-zlochyniv/</text:a>
</text:p>
      <!--NEWS-->
      <text:h text:style-name="P10" text:outline-level="1">
<text:span text:style-name="T4">
Ворог продовжує практику штучного переселення українців на тимчасово окупованих територіях</text:span>
</text:h>
      <text:p text:style-name="P4">
Author: ['АРМІЯINFORM']</text:p>
      <text:p text:style-name="P4">
Time: 2023-07-14T30:00:00-04:00</text:p>
      <text:p text:style-name="P4">
Description: Про це в ефірі телемарафону «Єдині новини» повідомив речник Генерального штабу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f2d44e34c2789262.png" text:style-name="Internet_20_link" text:visited-style-name="Visited_20_Internet_20_Link">
f2d44e34c2789262.png</text:a>
']</text:p>
      <text:p text:style-name="P4">
Tags: ['АНДРІЙ КОВАЛЬОВ']</text:p>
      <text:p text:style-name="P4">
Category: News</text:p>
      <!--METADATA-->
      <text:p text:style-name="P4">
<draw:frame draw:style-name="fr1" draw:name="Image83" text:anchor-type="as-char" svg:width="6.9236in" svg:height="3.894525in" draw:z-index="0">
<draw:image xlink:href="../Images/AРМІЯINFORM/2023-07-14T30-00-00-04-00/f2d44e34c2789262.png" xlink:type="simple" xlink:show="embed" xlink:actuate="onLoad" draw:mime-type="image/png"/>
</draw:frame>
</text:p>
      <text:p text:style-name="P4">
Про це в ефірі телемарафону «Єдині новини» повідомив речник Генерального штабуЗбройних Сил України Андрій Ковальов.</text:p>
      <text:p text:style-name="P4">
— У Генічеському районі Херсонської області окупанти розпочали примусовевиселення до росії українських громадян, які до цього часу не отримали абовідмовилися від отримання російського громадянства, зокрема, сімей з дітьми таосіб похилого віку. А на їхні місця окупанти заселяють представників нацменшинросії зі збіднілих районів рф, — зазначив Андрій Ковальов.</text:p>
      <text:p text:style-name="P4">
Source: <text:a xlink:type="simple" xlink:href="https://armyinform.com.ua/2023/07/14/vorog-prodovzhuye-praktyku-shtuchnogo-pereselennya-ukrayincziv-na-tymchasovo-okupovanyh-terytoriyah/" text:style-name="Internet_20_link" text:visited-style-name="Visited_20_Internet_20_Link">
https://armyinform.com.ua/2023/07/14/vorog-prodovzhuye-praktyku-shtuchnogo-pereselennya-ukrayincziv-na-tymchasovo-okupovanyh-terytoriyah/</text:a>
</text:p>
      <!--NEWS-->
      <text:h text:style-name="P10" text:outline-level="1">
<text:span text:style-name="T4">
Сили безпеки та оборони володіють інформацією щодо діяльності ворога на Сумському напрямку — Сергій Наєв</text:span>
</text:h>
      <text:p text:style-name="P4">
Author: ['АРМІЯINFORM']</text:p>
      <text:p text:style-name="P4">
Time: 2023-07-14T32:00:00-04:00</text:p>
      <text:p text:style-name="P4">
Description: Наша розвідка разом зі Службою безпеки України, іншими розвідувальними органами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yev-1.jpg" text:style-name="Internet_20_link" text:visited-style-name="Visited_20_Internet_20_Link">
nayev-1.jpg</text:a>
']</text:p>
      <text:p text:style-name="P4">
Tags: ['ГЕНЕРАЛ-ЛЕЙТЕНАНТ СЕРГІЙ НАЄВ', 'КОМАНДУВАННЯ ОБ’ЄДНАНИХ СИЛ ЗС УКРАЇНИ', 'СУМСЬКИЙ РЕГІОН', 'СУМЩИНА']</text:p>
      <text:p text:style-name="P4">
Category: News</text:p>
      <!--METADATA-->
      <text:p text:style-name="P4">
<draw:frame draw:style-name="fr1" draw:name="Image84" text:anchor-type="as-char" svg:width="6.9236in" svg:height="3.600272in" draw:z-index="0">
<draw:image xlink:href="../Images/AРМІЯINFORM/2023-07-14T32-00-00-04-00/nayev-1.jpg" xlink:type="simple" xlink:show="embed" xlink:actuate="onLoad" draw:mime-type="image/jpeg"/>
</draw:frame>
</text:p>
      <text:p text:style-name="P4">
Наша розвідка разом зі Службою безпеки України, іншими розвідувальнимиорганами Сил безпеки та оборони володіють інформацією, де знаходяться ворожісили, чим займаються, що у них є на озброєнні, навіть який у них одяг та чимхарчуються.</text:p>
      <text:p text:style-name="P4">
Про це <text:a xlink:type="simple" xlink:href="https://www.facebook.com/serhiynaiev/videos/188042004027049" text:style-name="Internet_20_link" text:visited-style-name="Visited_20_Internet_20_Link">
розповів</text:a>
командувач Об’єднаних Сил ЗС України генерал-лейтенант Сергій Наєв.</text:p>
      <text:p text:style-name="P4">
За його словами, Сумський напрямок залишається найгероїчнішим у Північнійопераційній зоні.</text:p>
      <text:p text:style-name="P4">
«Ворог гатить з артилерії, реактивних систем залпового вогню, мінометів,наносить авіаційні удари. Українські воїни завжди адекватно реагують на ворожідії», — наголосив командувач.</text:p>
      <text:p text:style-name="P4">
Він зазначив, що Сили оборони України роблять все для того, щоб забезпечитибезпеку цивільного населення.</text:p>
      <text:p text:style-name="P4">
«Українці мають бути впевненими у національних Збройних Силах. Рухаємосядалі!» — написав Сергій Наєв.</text:p>
      <text:p text:style-name="P4">
Source: <text:a xlink:type="simple" xlink:href="https://armyinform.com.ua/2023/07/14/syly-bezpeky-ta-oborony-volodiyut-informacziyeyu-shhodo-diyalnosti-voroga-na-sumskomu-napryamku-sergij-nayev/" text:style-name="Internet_20_link" text:visited-style-name="Visited_20_Internet_20_Link">
https://armyinform.com.ua/2023/07/14/syly-bezpeky-ta-oborony-volodiyut-informacziyeyu-shhodo-diyalnosti-voroga-na-sumskomu-napryamku-sergij-nayev/</text:a>
</text:p>
      <!--NEWS-->
      <text:h text:style-name="P10" text:outline-level="1">
<text:span text:style-name="T4">
Представники Міноборони разом із правоохоронними органами продовжують перевірку усіх ТЦК та СП — Олександр Павлюк</text:span>
</text:h>
      <text:p text:style-name="P4">
Author: ['АРМІЯINFORM']</text:p>
      <text:p text:style-name="P4">
Time: 2023-07-14T34:00:00-04:00</text:p>
      <text:p text:style-name="P4">
Description: Перший заступник Міністра оборони України генерал-лейтенант Олександр Павлюк повідоми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080_600_1683207177-974.jpg" text:style-name="Internet_20_link" text:visited-style-name="Visited_20_Internet_20_Link">
1080_600_1683207177-974.jpg</text:a>
']</text:p>
      <text:p text:style-name="P4">
Tags: ['МІНОБОРОНИ', 'ОЛЕКСАНДР ПАВЛЮК', 'ТЦК ТА СП']</text:p>
      <text:p text:style-name="P4">
Category: News</text:p>
      <!--METADATA-->
      <text:p text:style-name="P4">
<draw:frame draw:style-name="fr1" draw:name="Image85" text:anchor-type="as-char" svg:width="6.9236in" svg:height="3.846444in" draw:z-index="0">
<draw:image xlink:href="../Images/AРМІЯINFORM/2023-07-14T34-00-00-04-00/1080_600_1683207177-974.jpg" xlink:type="simple" xlink:show="embed" xlink:actuate="onLoad" draw:mime-type="image/jpeg"/>
</draw:frame>
</text:p>
      <text:p text:style-name="P4">
Перший заступник Міністра оборони України генерал-лейтенант Олександр Павлюкповідомив, що відповідно до завдання, поставленого Президентом України, наразітривають перевірки ТЦК та СП.</text:p>
      <text:p text:style-name="P4">
Про це він<text:a xlink:type="simple" xlink:href="https://t.me/Pavliuk_KSV/4660" text:style-name="Internet_20_link" text:visited-style-name="Visited_20_Internet_20_Link">
 написав</text:a>
 у своєму телеграмі.</text:p>
      <text:p text:style-name="P4">
«В регіонах працюють відповідні робочі групи від Міноборони. В окремих заходахперевірки беру безпосередню участь. Всі повинні розуміти, що для Українисьогодні питання військового обов’язку і військової служби, мобілізації,соціального захисту воїнів — надзвичайно важливі. Відтак, ретельно та виваженоперевіряємо якість виконання центрами комплектування своїх функцій, усуваємопроблемні моменти, аналізуємо звернення громадян», — йдеться у його дописі.</text:p>
      <text:p text:style-name="P4">
Одночасно із представниками Міноборони ТЦК та СП перевіряють такожправоохоронні органи.</text:p>
      <text:p text:style-name="P4">
«Наголошую, що будь-які зловживання, допущені в організації роботи ТЦК та СП,будуть зафіксовані та проведені розслідування. Відповідальність — найсуворіша,як того вимагає закон», — акцентував Олександр Павлюк.</text:p>
      <text:p text:style-name="P4">
Перший заступник Міністра оборони України закликав громадян, які стикалися зпроблемами у взаємодії з уповноваженими особами ТЦК та СП, надсилати відомостіщодо таких випадків за контактами:</text:p>
      <ul>
        <li>
за номером 0 800 31 01 79;  * на електронну пошту tckreport@gmail.com;  * на чат-бот в телеграм: https://t.me/tck_report_bot.</li>
      </ul>
      <text:p text:style-name="P4">
Як повідомлялось, Міністерство оборони України<text:a xlink:type="simple" xlink:href="https://armyinform.com.ua/2023/06/28/minimum-misyacz-tryvatymut-perevirky-diyalnosti-fahivcziv-usih-tczk-ta-sp-oleksandr-pavlyuk/" text:style-name="Internet_20_link" text:visited-style-name="Visited_20_Internet_20_Link">
створило</text:a>
 комісію дляперевірки роботи ТЦК та СП в усіх регіонах України. Разом із військовими доскладу комісії увійдуть правоохоронці, представники СБУ та НАЗК. За їїрезультатами буде сформовано пропозиції для покращення функціонування ТЦК таСП.</text:p>
      <text:p text:style-name="P4">
Source: <text:a xlink:type="simple" xlink:href="https://armyinform.com.ua/2023/07/14/predstavnyky-minoborony-razom-z-pravoohoronnymy-organamy-prodovzhuyut-perevirku-usih-tczk-ta-sp-oleksandr-pavlyuk/" text:style-name="Internet_20_link" text:visited-style-name="Visited_20_Internet_20_Link">
https://armyinform.com.ua/2023/07/14/predstavnyky-minoborony-razom-z-pravoohoronnymy-organamy-prodovzhuyut-perevirku-usih-tczk-ta-sp-oleksandr-pavlyuk/</text:a>
</text:p>
      <!--NEWS-->
      <text:h text:style-name="P10" text:outline-level="1">
<text:span text:style-name="T4">
За минулу добу росармія 16 разів обстріляла Чернігівщину та Сумщину</text:span>
</text:h>
      <text:p text:style-name="P4">
Author: ['АРМІЯINFORM']</text:p>
      <text:p text:style-name="P4">
Time: 2023-07-14T36:00:00-04:00</text:p>
      <text:p text:style-name="P4">
Description: російські загарбники продовжують обстрілювати прикордонні території Чернігівської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obstrily.jpg" text:style-name="Internet_20_link" text:visited-style-name="Visited_20_Internet_20_Link">
obstrily.jpg</text:a>
']</text:p>
      <text:p text:style-name="P4">
Tags: ['STOPRUSSIA', 'ВОРОЖІ ОБСТРІЛИ', 'ВТОРГНЕННЯ РФ', 'ХАРКІВСЬКИЙ ТРИБУНАЛ']</text:p>
      <text:p text:style-name="P4">
Category: News</text:p>
      <!--METADATA-->
      <text:p text:style-name="P4">
<draw:frame draw:style-name="fr1" draw:name="Image86" text:anchor-type="as-char" svg:width="6.9236in" svg:height="3.894525in" draw:z-index="0">
<draw:image xlink:href="../Images/AРМІЯINFORM/2023-07-14T36-00-00-04-00/obstrily.jpg" xlink:type="simple" xlink:show="embed" xlink:actuate="onLoad" draw:mime-type="image/jpeg"/>
</draw:frame>
</text:p>
      <text:p text:style-name="P4">
російські загарбники продовжують обстрілювати прикордонні територіїЧернігівської та Сумської областей. Усього протягом 13 липня 2023 рокунараховано 16 обстрілів із різних видів озброєння.</text:p>
      <text:p text:style-name="P4">
Про це йдеться у <text:a xlink:type="simple" xlink:href="https://t.me/ok_pivnich1/3864" text:style-name="Internet_20_link" text:visited-style-name="Visited_20_Internet_20_Link">
повідомленні</text:a>
 Оперативногокомандування «Північ».</text:p>
      <text:p text:style-name="P4">
У Чернігівській області:</text:p>
      <ul>
        <li>
у Сновській громаді зафіксовано 7 приходів у селищі Клюси, ймовірно міномет 120 мм;  * у Семенівській громаді: Карповичі — 11 приходів, ймовірно ствольна артилерія; Семенівка — 6 приходів, ймовірно ствольна артилерія; Залізний Міст — 8 приходів, ймовірно міномет 120 мм. Постраждало сільськогосподарське підприємство;  * у Новгород-Сіверській громаді: селище Камінь — 21 приход, ймовірно ствольна артилерія; Михальчина Слобода — 11 приходів, ймовірно ствольна артилерія.</li>
      </ul>
      <text:p text:style-name="P4">
У Сумській області:</text:p>
      <ul>
        <li>
у Конотопському районі: Малушине — 5 приходів, ймовірно ствольна артилерія; Гірки — 2 приходи, ймовірно некерована авіаційна ракета з гелікоптеру; 5 приходів, ймовірно ствольна артилерія; Бояро-Лежачі — 7 приходів, ймовірно ствольна артилерія;  * у Шосткінському районі: Фотовиж — 5 приходів, ймовірно міномет 120 мм; Білокопитове — 25 приходів, ймовірно міномет 82 мм; Старикове — 4 приходи, ймовірно НАР з гелікоптеру; Комарівка — 5 приходів, ймовірно міномет 120 мм.</li>
      </ul>
      <text:p text:style-name="P4">
Інформація про загиблих або поранених серед місцевого населення незафіксована.</text:p>
      <text:p text:style-name="P4">
Source: <text:a xlink:type="simple" xlink:href="https://armyinform.com.ua/2023/07/14/za-mynulu-dobu-rosarmiya-16-raziv-obstrilyala-chernigivshhynu-ta-sumshhynu/" text:style-name="Internet_20_link" text:visited-style-name="Visited_20_Internet_20_Link">
https://armyinform.com.ua/2023/07/14/za-mynulu-dobu-rosarmiya-16-raziv-obstrilyala-chernigivshhynu-ta-sumshhynu/</text:a>
</text:p>
      <!--NEWS-->
      <text:h text:style-name="P10" text:outline-level="1">
<text:span text:style-name="T4">
Штурмові групи бригади НГУ «Кара-Даг» за підтримки танків просунулися на понад 1 700 метрів — Микола Уршалович</text:span>
</text:h>
      <text:p text:style-name="P4">
Author: ['Володимир Поліщук']</text:p>
      <text:p text:style-name="P4">
Time: 2023-07-14T38:00:00-04:00</text:p>
      <text:p text:style-name="P4">
Description: За минулий тиждень по підрозділах Національної гвардії України на Куп’янському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f6a2963.jpg" text:style-name="Internet_20_link" text:visited-style-name="Visited_20_Internet_20_Link">
5f6a2963.jpg</text:a>
']</text:p>
      <text:p text:style-name="P4">
Tags: ['MILITARY MEDIA CENTER', 'МИКОЛА УРШАЛОВИЧ']</text:p>
      <text:p text:style-name="P4">
Category: News</text:p>
      <!--METADATA-->
      <text:p text:style-name="P4">
<draw:frame draw:style-name="fr1" draw:name="Image87" text:anchor-type="as-char" svg:width="6.9236in" svg:height="4.615733in" draw:z-index="0">
<draw:image xlink:href="../Images/AРМІЯINFORM/2023-07-14T38-00-00-04-00/5f6a2963.jpg" xlink:type="simple" xlink:show="embed" xlink:actuate="onLoad" draw:mime-type="image/jpeg"/>
</draw:frame>
Полковник Микола Уршалович. Фото Дмитра Юрченка</text:p>
      <text:p text:style-name="P4">
За минулий тиждень по підрозділах Національної гвардії України на Куп’янськомута Лиманському напрямках російські окупанти сім разів застосували авіацію йпонад 540 разів — танки, ствольну та реактивну артилерію. Утім гвардійцідавали гідну відсіч.</text:p>
      <text:p text:style-name="P4">
Про це під час брифінгу в Military Media Center повідомив заступник директораДепартаменту планування застосування Головного управління НГ України полковникМикола Уршалович.</text:p>
      <text:p text:style-name="P4">
У <text:span text:style-name="T4">
Серебрянському лісництві</text:span>
 ініціатива та уміла координація дій операторівБПЛА, мінометників та гранатометників сприяли успішному виконанню бойовихзавдань. Так, 7 липня мінометна батарея батальйонної тактичної групи 31-їбригади здійснила вогневий напад на позиції противника власноручудосконаленими мінами.</text:p>
      <text:p text:style-name="P4">
Унаслідок ураження було підпалено склад майна та пально-мастильних матеріалівворога. При спробі загасити пожежу по противнику здійснювався вогневий впливрозрахунком АГС-17 та мінометами, який корегувався за допомогою БПЛА. Урезультаті вогонь перекинувся на траншеї та бліндажі, а противник зазнав утратяк у матеріальних засобах та озброєнні, так і в особовому складі.</text:p>
      <text:p text:style-name="P4">
На <text:span text:style-name="T4">
Сіверському напрямку</text:span>
 військовослужбовці 4-ї бригади оперативногопризначення (броп) продовжують стійко утримувати оборону та відбивати наступпротивника <text:span text:style-name="T4">
.</text:span>
 Його безповоротні втрати склали дев’ять осіб, санітарні – 15.Наші бійці знищили чотири склади з боєкомплектами, два міномети та ПТРК ізрозрахунком.</text:p>
      <text:p text:style-name="P4">
На <text:span text:style-name="T4">
Авдіївському напрямку</text:span>
 спецпризначенці Нацгвардії розрахунком Javelinпоцілили у ворожий танк з екіпажем. За тиждень вони знищили 58 та поранилидев’ятьох вояків ворожої армії.</text:p>
      <text:p text:style-name="P4">
<text:span text:style-name="T4">
На Мелітопольському напрямку</text:span>
 підрозділи 15-ї бригади оперативногопризначення Національної гвардії «Кара-Даг» із приданими їй силами тазасобами, у взаємодії з підрозділами Збройних Сил України продовжують вестинаступальні дії.</text:p>
      <text:p text:style-name="P4">
— За звітний період штурмові групи бригади за підтримки танків просунулася напонад 1 700 метрів на південь та південний схід. Просуваються наші підрозділив умовах щільного мінування ворогом підступів до своїх позицій та потужноговогневого впливу, а це 213 обстрілів з РСЗВ, танків та артилерії і шістьавіаударів протягом тижня, що минув. Противник, своєю чергою, здійснювавконтрнаступальні дії, намагався відновити втрачене положення, але успіху немав, — розповів Микола Уршалович.</text:p>
      <text:p text:style-name="P4">
Він також зазначив, що активно знищували ворога й розвідники НГУ, які виявили393 цілі противника, частину з яких у взаємодії з підрозділами ЗСУ та СБУзнищили.</text:p>
      <text:p text:style-name="P4">
Source: <text:a xlink:type="simple" xlink:href="https://armyinform.com.ua/2023/07/14/shturmovi-grupy-brygady-ngu-kara-dag-za-pidtrymky-tankiv-prosunulysya-na-ponad-1-700-metriv-mykola-urshalovych/" text:style-name="Internet_20_link" text:visited-style-name="Visited_20_Internet_20_Link">
https://armyinform.com.ua/2023/07/14/shturmovi-grupy-brygady-ngu-kara-dag-za-pidtrymky-tankiv-prosunulysya-na-ponad-1-700-metriv-mykola-urshalovych/</text:a>
</text:p>
      <!--NEWS-->
      <text:h text:style-name="P10" text:outline-level="1">
<text:span text:style-name="T4">
Вінницька трагедія: річниця кривавого воєнного злочину рашистів</text:span>
</text:h>
      <text:p text:style-name="P4">
Author: ['Антон Печерський']</text:p>
      <text:p text:style-name="P4">
Time: 2023-07-14T40:00:00-04:00</text:p>
      <text:p text:style-name="P4">
Description: Рік тому, 14 липня 2022 року, в центрі Вінниці — мирного українського міс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vynnitsa.jpg" text:style-name="Internet_20_link" text:visited-style-name="Visited_20_Internet_20_Link">
12vynnitsa.jpg</text:a>
']</text:p>
      <text:p text:style-name="P4">
Tags: []</text:p>
      <text:p text:style-name="P4">
Category: News</text:p>
      <!--METADATA-->
      <text:p text:style-name="P4">
<draw:frame draw:style-name="fr1" draw:name="Image88" text:anchor-type="as-char" svg:width="6.9236in" svg:height="3.894525in" draw:z-index="0">
<draw:image xlink:href="../Images/AРМІЯINFORM/2023-07-14T40-00-00-04-00/12vynnitsa.jpg" xlink:type="simple" xlink:show="embed" xlink:actuate="onLoad" draw:mime-type="image/jpeg"/>
</draw:frame>
</text:p>
      <text:p text:style-name="P4">
Рік тому, 14 липня 2022 року, в центрі Вінниці — мирного українського міста,розташованого за сотні кілометрів від лінії фронту, російські військові убилидесятки мирних людей, серед яких було троє дітей. Серед цивільної громадськоїта житлової забудови, по якій російська армія прицільно вдарила ракетами, небуло жодних військових об’єктів. Теракт у Вінниці став черговим свідомимударом російських воєнних злочинців по мирних українцях.</text:p>
      <text:h text:style-name="P12" text:outline-level="3">
<text:span text:style-name="T4">
<text:span text:style-name="T4">
Дмитрієва Єлизавета (4 роки), Жарій Максим (7 років) та П’яхін Кирило (8років) стали наймолодшими жертвами російських терористів</text:span>
</text:span>
</text:h>
      <text:p text:style-name="P4">
Світлина загиблої чотирирічної Лізи біля дитячого візочка стала страшнимсвідченням проти нелюдів, здатних бити ракетами по мирних містах, убиваючибезневинних українських дітей. До Вінниці Ліза разом із мамою переїхали зКиєва після обстрілів української столиці, сподіваючись, що віддаленіше містостане надійнішим прихистком. Однак скривавлені руки російських воєннихзлочинців дотяглися і до Вінниці. Дотяглися з єдиною метою — забирати вукраїнців життя, руйнувати і нищити Україну.</text:p>
      <text:p text:style-name="P4">
14 липня 2022 року в середмісті на площі Перемоги й у довколишніх зруйнованихбудівлях — гарнізонному Будинку офіцерів, будинку побуту «Ювілейний», десяткахжитлових будинків довкола — загинули і зазнали поранень понад 230 українців.Це моторошне число робить удар по Вінниці одним із найкривавіших злочинівросійських терористів під час агресії російської федерації проти України. Усіпричетні до нього, від вищого військово-політичного керівництва російськоїфедерації до безпосередніх виконавців, обов’язково відповідатимуть за своївчинки.</text:p>
      <text:p text:style-name="P4">
Удар по Вінниці став одним із найкривавіших злочинів російських терористів підчас агресії російської федерації проти України</text:p>
      <text:h text:style-name="P12" text:outline-level="3">
<text:span text:style-name="T4">
<text:span text:style-name="T4">
«За кожен воєнний злочин, здійснений проти України, буде справедливавідплата»</text:span>
</text:span>
</text:h>
      <text:p text:style-name="P4">
Над тим, щоб притягнути до відповідальності російських воєнних злочинців, уженині працюють найкращі професіонали з України та всього світу.</text:p>
      <text:p text:style-name="P4">
«За кожен воєнний злочин, здійснений проти України, буде справедливавідплата», — регулярно нагадує Головне управління розвідки Міністерстваоборони України. Неуникненне покарання чекає, зокрема, й на всіх причетних дотерористичного удару по мирній Вінниці 14 липня 2022 року.</text:p>
      <text:p text:style-name="P4">
Source: <text:a xlink:type="simple" xlink:href="https://armyinform.com.ua/2023/07/14/vinnyczka-tragediya-richnyczya-kryvavogo-voyennogo-zlochynu-rashystiv/" text:style-name="Internet_20_link" text:visited-style-name="Visited_20_Internet_20_Link">
https://armyinform.com.ua/2023/07/14/vinnyczka-tragediya-richnyczya-kryvavogo-voyennogo-zlochynu-rashystiv/</text:a>
</text:p>
      <!--NEWS-->
      <text:h text:style-name="P10" text:outline-level="1">
<text:span text:style-name="T4">
Друга хвиля прийому заяв від кандидатів у помічники ветеранів стартує 15 липня</text:span>
</text:h>
      <text:p text:style-name="P4">
Author: ['АРМІЯINFORM']</text:p>
      <text:p text:style-name="P4">
Time: 2023-07-14T42:00:00-04:00</text:p>
      <text:p text:style-name="P4">
Description: 15 липня розпочинається друга хвиля прийому заяв до конкурсного відбору кандидатів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zsu-78.jpg" text:style-name="Internet_20_link" text:visited-style-name="Visited_20_Internet_20_Link">
zsu-78.jpg</text:a>
']</text:p>
      <text:p text:style-name="P4">
Tags: ['МІНВЕТЕРАНІВ', 'ПОМІЧНИК ВЕТЕРАНА']</text:p>
      <text:p text:style-name="P4">
Category: News</text:p>
      <!--METADATA-->
      <text:p text:style-name="P4">
<draw:frame draw:style-name="fr1" draw:name="Image89" text:anchor-type="as-char" svg:width="6.9236in" svg:height="3.894525in" draw:z-index="0">
<draw:image xlink:href="../Images/AРМІЯINFORM/2023-07-14T42-00-00-04-00/zsu-78.jpg" xlink:type="simple" xlink:show="embed" xlink:actuate="onLoad" draw:mime-type="image/jpeg"/>
</draw:frame>
</text:p>
      <text:p text:style-name="P4">
15 липня розпочинається друга хвиля прийому заяв до конкурсного відборукандидатів на посади помічників ветеранів.</text:p>
      <text:p text:style-name="P4">
Про це повідомляє <text:a xlink:type="simple" xlink:href="http://mva.gov.ua/ua/news/15-lipnya-rozpochinayetsya-druga-hvilya-prijomu-zayav-do-konkursnogo-vidboru-kandidativ-na-posadi-pomichnikiv-veteraniv" text:style-name="Internet_20_link" text:visited-style-name="Visited_20_Internet_20_Link">
пресслужба </text:a>
Міністерства у справах ветеранів.</text:p>
      <text:p text:style-name="P4">
Процес відбувається у межах пілотного проєкту із започаткування нового сервісуу громадах. Експеримент, нагадуємо, триватиме до кінця року у Вінницькій,Дніпропетровській, Львівській та Миколаївській областях.</text:p>
      <text:p text:style-name="P4">
Сама процедура відбору кандидатів до корпусу помічників ветерана розбита натри етапи. Перший уже завершується, другий стартує 15 липня, за тиждень —третій. Це зроблено для того, щоби всіх відібраних на конкурсній основі осібодразу відправляли на фахове тритижневе навчання у центри ветеранськогорозвитку, що розпочнеться 1 серпня. Далі триватиме їхнє працевлаштування усервісних офісах громад, що взяли участь у експерименті, та закріпленняветеранів за своїм помічником.</text:p>
      <text:p text:style-name="P4">
Загалом очікується залучення до реалізації проєкту 400 помічників. Проте, якнаголосили у відомстві, якщо вдасться заангажувати більшу кількість достойнихкандидатів відповідно до результатів рейтингування, вони потраплять урезервний пул, який зможе взяти участь уже в загальнодержавному масштабуванніінституту помічника ветерана у 2024 році.</text:p>
      <text:p text:style-name="P4">
Source: <text:a xlink:type="simple" xlink:href="https://armyinform.com.ua/2023/07/14/druga-hvylya-pryjomu-zayav-vid-kandydativ-u-pomichnyky-veteraniv-startuye-15-lypnya/" text:style-name="Internet_20_link" text:visited-style-name="Visited_20_Internet_20_Link">
https://armyinform.com.ua/2023/07/14/druga-hvylya-pryjomu-zayav-vid-kandydativ-u-pomichnyky-veteraniv-startuye-15-lypnya/</text:a>
</text:p>
      <!--NEWS-->
      <text:h text:style-name="P10" text:outline-level="1">
<text:span text:style-name="T4">
Наслідки нічної атаки ворожими дронами-камікадзе: щонайменше одна людина поранена, пошкоджено комунальне підприємство</text:span>
</text:h>
      <text:p text:style-name="P4">
Author: ['Микола Блонар']</text:p>
      <text:p text:style-name="P4">
Time: 2023-07-14T44:00:00-04:00</text:p>
      <text:p text:style-name="P4">
Description: — Є влучання у Криворізькому районі на Дніпропетровщині. Внаслідок атаки одна люди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07-zaporizhzhya-atakuvaly-dronamy-kamikadze.jpg" text:style-name="Internet_20_link" text:visited-style-name="Visited_20_Internet_20_Link">
2022-10-07-zaporizhzhya-atakuvaly-dronamy-kamikadze.jpg</text:a>
']</text:p>
      <text:p text:style-name="P4">
Tags: ['ДНІПРОПЕТРОВЩИНА', 'ДРОН-КАМІКАДЗЕ', 'ЄДИНІ НОВИНИ', 'НАТАЛІЯ ГУМЕНЮК']</text:p>
      <text:p text:style-name="P4">
Category: News</text:p>
      <!--METADATA-->
      <text:p text:style-name="P4">
<draw:frame draw:style-name="fr1" draw:name="Image90" text:anchor-type="as-char" svg:width="6.9236in" svg:height="3.499428in" draw:z-index="0">
<draw:image xlink:href="../Images/AРМІЯINFORM/2023-07-14T44-00-00-04-00/2022-10-07-zaporizhzhya-atakuvaly-dronamy-kamikadze.jpg" xlink:type="simple" xlink:show="embed" xlink:actuate="onLoad" draw:mime-type="image/jpeg"/>
</draw:frame>
 Ілюстративне фото</text:p>
      <text:p text:style-name="P4">
— Є влучання у Криворізькому районі на Дніпропетровщині. Внаслідок атаки одналюдина дістала поранень та цивільне підприємство зазнало пошкоджень. Ворогнамагається атакувати такі промислові об’єкти, аби вони не були можливі длявикористання поблизу фронту, — розповіла в ефірі телемарафону «Єдині новини»начальник об’єднаного координаційного пресцентру Сил оборони півдня Україникапітан 1 рангу Наталія Гуменюк.</text:p>
      <text:p text:style-name="P4">
Source: <text:a xlink:type="simple" xlink:href="https://armyinform.com.ua/2023/07/14/naslidky-nichnoyi-ataky-vorozhymy-dronamy-kamikadze-shhonajmenshe-odna-lyudyna-poranena-poshkodzheno-komunalne-pidpryyemstvo/" text:style-name="Internet_20_link" text:visited-style-name="Visited_20_Internet_20_Link">
https://armyinform.com.ua/2023/07/14/naslidky-nichnoyi-ataky-vorozhymy-dronamy-kamikadze-shhonajmenshe-odna-lyudyna-poranena-poshkodzheno-komunalne-pidpryyemstvo/</text:a>
</text:p>
      <!--NEWS-->
      <text:h text:style-name="P10" text:outline-level="1">
<text:span text:style-name="T4">
Діти загиблих воїнів здобуватимуть престижну освіту за грантові кошти</text:span>
</text:h>
      <text:p text:style-name="P4">
Author: ['Володимир Скоростецький']</text:p>
      <text:p text:style-name="P4">
Time: 2023-07-14T46:00:00-04:00</text:p>
      <text:p text:style-name="P4">
Description: У 2023 році Київська школа економіки виділить 700 грантових місць для навчання ВП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46b34d65026.jpeg" text:style-name="Internet_20_link" text:visited-style-name="Visited_20_Internet_20_Link">
6346b34d65026.jpeg</text:a>
', '<text:a xlink:type="simple" xlink:href="https://armyinform.com.ua/wp-content/uploads/2023/07/5f6a3250.jpg" text:style-name="Internet_20_link" text:visited-style-name="Visited_20_Internet_20_Link">
5f6a3250.jpg</text:a>
']</text:p>
      <text:p text:style-name="P4">
Tags: ['MILITARY MEDIA CENTER']</text:p>
      <text:p text:style-name="P4">
Category: News</text:p>
      <!--METADATA-->
      <text:p text:style-name="P4">
<draw:frame draw:style-name="fr1" draw:name="Image91" text:anchor-type="as-char" svg:width="6.9236in" svg:height="4.32725in" draw:z-index="0">
<draw:image xlink:href="../Images/AРМІЯINFORM/2023-07-14T46-00-00-04-00/6346b34d65026.jpeg" xlink:type="simple" xlink:show="embed" xlink:actuate="onLoad" draw:mime-type="image/jpeg"/>
</draw:frame>
</text:p>
      <text:p text:style-name="P4">
У 2023 році Київська школа економіки виділить 700 грантових місць для навчанняВПО, військовослужбовців та дітей загиблих воїнів. Про це під час<text:a xlink:type="simple" xlink:href="https://armyinform.com.ua/2023/07/14/bryfing-granty-na-navchannya-dlya-ditej-zagyblyh-voyiniv-vijskovosluzhbovcziv-i-vpo/" text:style-name="Internet_20_link" text:visited-style-name="Visited_20_Internet_20_Link">
брифінгу</text:a>
 в Military MediaCenter повідомила директорка KSE Fundation Світлана Денисенко.</text:p>
      <text:p text:style-name="P4">
<draw:frame draw:style-name="fr1" draw:name="Image92" text:anchor-type="as-char" svg:width="6.9236in" svg:height="4.615733in" draw:z-index="0">
<draw:image xlink:href="../Images/AРМІЯINFORM/2023-07-14T46-00-00-04-00/5f6a3250.jpg" xlink:type="simple" xlink:show="embed" xlink:actuate="onLoad" draw:mime-type="image/jpeg"/>
</draw:frame>
</text:p>
      <text:p text:style-name="P4">
— Київська школа економіки здатна забезпечити навчання на рівні найкращихуніверситетів США та Європи. Саме тому ми виділяємо 700 грантів, які повністюпокривають вартість навчання упродовж чотирьох років в Університеті КШЕ. Відгрантерів ми очікуємо доброчесності та бажання вчитися. Грант покриває не лишенавчання, але й широкий спектр можливостей, які надає Університет Київськоїшколи економіки. Це, зокрема, обмін з університетами Європи та США, а такожподвійні дипломи з Університетами Торонто і Х’юстона, — зазначила СвітланаДенисенко.</text:p>
      <text:p text:style-name="P4">
Також директорка KSE Fundation проінформувала, що в межах грантової підтримкиУніверситет забезпечує 50% оплати проживання у колівінгах навчального закладудля тих, хто цього потребуватиме. Колівінг — це фактично квартира, де в однійкімнаті проживають двоє осіб.</text:p>
      <text:p text:style-name="P4">
Source: <text:a xlink:type="simple" xlink:href="https://armyinform.com.ua/2023/07/14/dity-zagyblyh-voyiniv-zdobuvatymut-prestyzhnu-osvitu-za-grantovi-koshty/" text:style-name="Internet_20_link" text:visited-style-name="Visited_20_Internet_20_Link">
https://armyinform.com.ua/2023/07/14/dity-zagyblyh-voyiniv-zdobuvatymut-prestyzhnu-osvitu-za-grantovi-koshty/</text:a>
</text:p>
      <!--NEWS-->
      <text:h text:style-name="P10" text:outline-level="1">
<text:span text:style-name="T4">
«Ти як?»: як триматися конструктивно — поради психологів</text:span>
</text:h>
      <text:p text:style-name="P4">
Author: ['АРМІЯINFORM']</text:p>
      <text:p text:style-name="P4">
Time: 2023-07-14T48:00:00-04:00</text:p>
      <text:p text:style-name="P4">
Description: Щодня ми чуємо про необхідність «триматися». Та чи правильно розуміємо цей заклик? Адж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2-8.jpg" text:style-name="Internet_20_link" text:visited-style-name="Visited_20_Internet_20_Link">
12-8.jpg</text:a>
']</text:p>
      <text:p text:style-name="P4">
Tags: []</text:p>
      <text:p text:style-name="P4">
Category: News</text:p>
      <!--METADATA-->
      <text:p text:style-name="P4">
<draw:frame draw:style-name="fr1" draw:name="Image93" text:anchor-type="as-char" svg:width="6.9236in" svg:height="4.615733in" draw:z-index="0">
<draw:image xlink:href="../Images/AРМІЯINFORM/2023-07-14T48-00-00-04-00/12-8.jpg" xlink:type="simple" xlink:show="embed" xlink:actuate="onLoad" draw:mime-type="image/jpeg"/>
</draw:frame>
</text:p>
      <text:p text:style-name="P4">
Щодня ми чуємо про необхідність «триматися». Та чи правильно розуміємо цейзаклик? Адже, стримуючи почуття, навпаки знесилюємо свій організм.</text:p>
      <text:p text:style-name="P4">
Війна — це щоденні виклики для нашої психіки і емоційної стійкості. Ми живемопід звуки сирен, постійні зведення з фронту, виснажливе очікування і коливаннястанів — відчаю, зневіри, злості, втоми, надії. Що робити з усіма цимипочуттями? Часто вони такі невчасні й здаються зайвими. Є три кроки:</text:p>
      <text:p text:style-name="P4">
– помітити емоції в моменті («Ох, я злюсь»);</text:p>
      <text:p text:style-name="P4">
– прийняти їх («Все ок, це нормально, я знаю, як з цим впоратись»);</text:p>
      <text:p text:style-name="P4">
– прожити їх конструктивно («Пробіжка допоможе виплеснути злість»).</text:p>
      <text:p text:style-name="P4">
Що означає «прожити конструктивно»? Не завдати шкоди собі чи людям навколо.Тобто спрямувати енергію злості, розпачу, агресії чи болю в якусь дію, якавивільняє цю енергію екологічно: танці, спорт, терапія криком, малювання своїхемоції, дихальні вправи — знайдіть те, що вивільняє саме вас.</text:p>
      <text:p text:style-name="P4">
Не соромтеся віддати всі емоції подушці, коли відчуваєте бажання плакати;дозвольте собі побути слабкими, засмученими, а якщо накипіло і кортить кричати— покричіть наодинці з собою.</text:p>
      <text:p text:style-name="P4">
Усі наші емоції нормальні. Питання лише в тому, чи вміємо ми помічати їх тапроживати так, щоб не нашкодити собі та іншим.</text:p>
      <text:p text:style-name="P4">
Комунікаційна кампанія «<text:a xlink:type="simple" xlink:href="https://www.facebook.com/howareu.program" text:style-name="Internet_20_link" text:visited-style-name="Visited_20_Internet_20_Link">
Ти як?»</text:a>
реалізується за підтримки проєкту USAID «Розбудова стійкої системигромадського здоров’я», який виконує організація Пакт. Сприяння у виготовленніта поширенні інформаційно-просвітницьких матеріалів надали Міжнароднаорганізація з міграції (IOM Ukraine), рекламний холдинг Megapolis, благодійнийфонд BGV.</text:p>
      <text:p text:style-name="P4">
Проєкт «Ти як?» є одним із ключових «пазлів» Всеукраїнської програмиментального здоров'я, яка впроваджується в Україні за ініціативою першої леді<text:a xlink:type="simple" xlink:href="https://www.facebook.com/olenazelenska.official" text:style-name="Internet_20_link" text:visited-style-name="Visited_20_Internet_20_Link">
Олени Зеленської</text:a>
.</text:p>
      <text:p text:style-name="P4">
Source: <text:a xlink:type="simple" xlink:href="https://armyinform.com.ua/2023/07/14/ty-yak-yak-trymatysya-konstruktyvno-porady-psyhologiv/" text:style-name="Internet_20_link" text:visited-style-name="Visited_20_Internet_20_Link">
https://armyinform.com.ua/2023/07/14/ty-yak-yak-trymatysya-konstruktyvno-porady-psyhologiv/</text:a>
</text:p>
      <!--NEWS-->
      <text:h text:style-name="P10" text:outline-level="1">
<text:span text:style-name="T4">
Сухопутні війська показали, як вправно працюють наші оператори БПЛА</text:span>
</text:h>
      <text:p text:style-name="P4">
Author: ['АРМІЯINFORM']</text:p>
      <text:p text:style-name="P4">
Time: 2023-07-14T49:00:00-04:00</text:p>
      <text:p text:style-name="P4">
Description: Про це йдеться на Facebook-сторінці Сухопутних військ ЗС України:    «Бійці кер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734640_620139600218035_1129203252419650503_n.jpg" text:style-name="Internet_20_link" text:visited-style-name="Visited_20_Internet_20_Link">
358734640_620139600218035_1129203252419650503_n.jpg</text:a>
', '<text:a xlink:type="simple" xlink:href="https://armyinform.com.ua/wp-content/uploads/2023/07/359501324_620139580218037_2375816061558515250_n-150x150.jpg" text:style-name="Internet_20_link" text:visited-style-name="Visited_20_Internet_20_Link">
359501324_620139580218037_2375816061558515250_n-150x150.jpg</text:a>
', '<text:a xlink:type="simple" xlink:href="https://armyinform.com.ua/wp-content/uploads/2023/07/358690476_620139596884702_6518878537533864828_n-150x150.jpg" text:style-name="Internet_20_link" text:visited-style-name="Visited_20_Internet_20_Link">
358690476_620139596884702_6518878537533864828_n-150x150.jpg</text:a>
', '<text:a xlink:type="simple" xlink:href="https://armyinform.com.ua/wp-content/uploads/2023/07/359836356_620139570218038_2552843335179638204_n-150x150.jpg" text:style-name="Internet_20_link" text:visited-style-name="Visited_20_Internet_20_Link">
359836356_620139570218038_2552843335179638204_n-150x150.jpg</text:a>
']</text:p>
      <text:p text:style-name="P4">
Tags: ['STOPRUSSIA', 'АГРЕСІЯ РФ']</text:p>
      <text:p text:style-name="P4">
Category: News</text:p>
      <!--METADATA-->
      <text:p text:style-name="P4">
<draw:frame draw:style-name="fr1" draw:name="Image94" text:anchor-type="as-char" svg:width="6.9236in" svg:height="5.53888in" draw:z-index="0">
<draw:image xlink:href="../Images/AРМІЯINFORM/2023-07-14T49-00-00-04-00/358734640_620139600218035_1129203252419650503_n.jpg" xlink:type="simple" xlink:show="embed" xlink:actuate="onLoad" draw:mime-type="image/jpeg"/>
</draw:frame>
</text:p>
      <text:p text:style-name="P4">
Про це<text:a xlink:type="simple" xlink:href="https://www.facebook.com/UALandForces/posts/pfbid02hDhAZEJDkMnYg2bddhHVXCiMvMHcAqfPKr7dqbHKBgoyaovBGbqYWe2efwXdq34bl" text:style-name="Internet_20_link" text:visited-style-name="Visited_20_Internet_20_Link">
йдеться</text:a>
на Facebook-сторінці Сухопутних військ ЗС України:</text:p>
      <text:p text:style-name="P4">
«Бійці керують пташками віртуозно.</text:p>
      <text:p text:style-name="P4">
Відпрацьовують завдання, швидко змінюють позиції кожного вильоту», —зазначається у повідомленні.</text:p>
      <text:p text:style-name="P4">
<text:a xlink:type="simple" xlink:href="https://armyinform.com.ua/wp-content/uploads/2023/07/359501324_620139580218037_2375816061558515250_n.jpg" text:style-name="Internet_20_link" text:visited-style-name="Visited_20_Internet_20_Link">
<draw:frame draw:style-name="fr1" draw:name="Image95" text:anchor-type="as-char" svg:width="6.9236in" svg:height="6.9236in" draw:z-index="0">
<draw:image xlink:href="../Images/AРМІЯINFORM/2023-07-14T49-00-00-04-00/359501324_620139580218037_2375816061558515250_n-150x150.jpg" xlink:type="simple" xlink:show="embed" xlink:actuate="onLoad" draw:mime-type="image/jpeg"/>
</draw:frame>
</text:a>
</text:p>
      <text:p text:style-name="P4">
<text:a xlink:type="simple" xlink:href="https://armyinform.com.ua/wp-content/uploads/2023/07/358690476_620139596884702_6518878537533864828_n.jpg" text:style-name="Internet_20_link" text:visited-style-name="Visited_20_Internet_20_Link">
<draw:frame draw:style-name="fr1" draw:name="Image96" text:anchor-type="as-char" svg:width="6.9236in" svg:height="6.9236in" draw:z-index="0">
<draw:image xlink:href="../Images/AРМІЯINFORM/2023-07-14T49-00-00-04-00/358690476_620139596884702_6518878537533864828_n-150x150.jpg" xlink:type="simple" xlink:show="embed" xlink:actuate="onLoad" draw:mime-type="image/jpeg"/>
</draw:frame>
</text:a>
</text:p>
      <text:p text:style-name="P4">
<text:a xlink:type="simple" xlink:href="https://armyinform.com.ua/wp-content/uploads/2023/07/359836356_620139570218038_2552843335179638204_n.jpg" text:style-name="Internet_20_link" text:visited-style-name="Visited_20_Internet_20_Link">
<draw:frame draw:style-name="fr1" draw:name="Image97" text:anchor-type="as-char" svg:width="6.9236in" svg:height="6.9236in" draw:z-index="0">
<draw:image xlink:href="../Images/AРМІЯINFORM/2023-07-14T49-00-00-04-00/359836356_620139570218038_2552843335179638204_n-150x150.jpg" xlink:type="simple" xlink:show="embed" xlink:actuate="onLoad" draw:mime-type="image/jpeg"/>
</draw:frame>
</text:a>
</text:p>
      <text:p text:style-name="P4">
Source: <text:a xlink:type="simple" xlink:href="https://armyinform.com.ua/2023/07/14/suhoputni-vijska-pokazaly-yak-vpravno-praczyuyut-nashi-operatory-bpla/" text:style-name="Internet_20_link" text:visited-style-name="Visited_20_Internet_20_Link">
https://armyinform.com.ua/2023/07/14/suhoputni-vijska-pokazaly-yak-vpravno-praczyuyut-nashi-operatory-bpla/</text:a>
</text:p>
      <!--NEWS-->
      <text:h text:style-name="P10" text:outline-level="1">
<text:span text:style-name="T4">
Іспанія передасть Україні мобільний шпиталь та медичні авто</text:span>
</text:h>
      <text:p text:style-name="P4">
Author: ['АРМІЯINFORM']</text:p>
      <text:p text:style-name="P4">
Time: 2023-07-14T4:00:00-04:00</text:p>
      <text:p text:style-name="P4">
Description: Про це повідомляє пресслужба ДПСУ.    Міністерка оборони Іспанії Маргарита Робле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ws_20230713_124810_168924169026.jpg" text:style-name="Internet_20_link" text:visited-style-name="Visited_20_Internet_20_Link">
news_20230713_124810_168924169026.jpg</text:a>
']</text:p>
      <text:p text:style-name="P4">
Tags: ['STOPRUSSIA', 'АГРЕСІЯ РФ', 'ДПСУ']</text:p>
      <text:p text:style-name="P4">
Category: News</text:p>
      <!--METADATA-->
      <text:p text:style-name="P4">
<draw:frame draw:style-name="fr1" draw:name="Image98" text:anchor-type="as-char" svg:width="6.9236in" svg:height="4.615733in" draw:z-index="0">
<draw:image xlink:href="../Images/AРМІЯINFORM/2023-07-14T4-00-00-04-00/news_20230713_124810_168924169026.jpg" xlink:type="simple" xlink:show="embed" xlink:actuate="onLoad" draw:mime-type="image/jpeg"/>
</draw:frame>
</text:p>
      <text:p text:style-name="P4">
Про це <text:a xlink:type="simple" xlink:href="https://dpsu.gov.ua/ua/news/ispaniya-pidtrimuvatime-ukrainu-azh-do-nastannya-spravedlivogo-miru/" text:style-name="Internet_20_link" text:visited-style-name="Visited_20_Internet_20_Link">
повідомляє</text:a>
 пресслужба ДПСУ.</text:p>
      <text:p text:style-name="P4">
Міністерка оборони Іспанії Маргарита Роблес і директорка Фонду «МонастиряСанта Клари» сестра Люсія Карам Паділья днями відвідали базу Повітряно-космічних сил у Сарагосі, де медперсонал Держприкордонслужби навчаєтьсярозгортати та експлуатувати мобільний шпиталь. Цей шпиталь від оборонноговідомства Іспанії найближчим часом прибуде в Україну і допомагатиме рятуватижиття та здоров’я бійців, які на передовій відстоюють незалежність України.</text:p>
      <text:p text:style-name="P4">
Учасники зустрічі акцентували, що українські воїни сьогодні відстоюють не лишенезалежність нашої країни, а й цінності вільного світу та стоять на захистіусієї європейської спільноти. Іспанська сторона запевнила, що й надаліпідтримуватиме Україну, зокрема прикордонників, які знаходяться як у зонахактивних бойових дій, так і під постійними обстрілами на кордоні з російськоюфедерацією. Крім мобільного шпиталю українським прикордонникам передадутьмедичні автомобілі, зокрема броньовані, які дозволять евакуйовувати пораненихіз зони бойових дій.</text:p>
      <text:p text:style-name="P4">
Учасники зустрічі висловили сподівання, що війна триватиме недовго, але йпісля неї залишатиметься потреба в медичній допомозі воїнам.</text:p>
      <text:p text:style-name="P4">
До речі, наші військовослужбовці проходять лікування і в Іспанії. Зокрема, іцього разу сестра Люсія приїхала в Україну, щоб супроводжувати в іспанськігоспіталі кількох поранених героїв. Вона запевнила, що надалі спрямовуватимесвою енергію, щоб і релігійна громада, і прості іспанці підтримували нашукраїну.</text:p>
      <text:p text:style-name="P4">
Серед іншого у планах сестри Люсії — організація концерту на підтримку Українита написання книжки, яка має надихати молодь Євросоюзу відстоювати принципивільного світу так самовіддано, як це роблять українці.</text:p>
      <text:p text:style-name="P4">
Голова Держприкордонслужби України Сергій Дейнеко щиро подякував МаргаритіРоблес, сестрі Люсії та всьому іспанському народові за підтримку, що допомагаєрятувати життя наших воїнів та наближати справедливий мир.</text:p>
      <text:p text:style-name="P4">
Source: <text:a xlink:type="simple" xlink:href="https://armyinform.com.ua/2023/07/14/ispaniya-peredast-mobilnyj-shpytal-ta-medychni-avto-ukrayinskym-zahysnykam/" text:style-name="Internet_20_link" text:visited-style-name="Visited_20_Internet_20_Link">
https://armyinform.com.ua/2023/07/14/ispaniya-peredast-mobilnyj-shpytal-ta-medychni-avto-ukrayinskym-zahysnykam/</text:a>
</text:p>
      <!--NEWS-->
      <text:h text:style-name="P10" text:outline-level="1">
<text:span text:style-name="T4">
Президент — на Ставці: Держава має хороші результати з нарощування власного виробництва БПЛА</text:span>
</text:h>
      <text:p text:style-name="P4">
Author: ['АРМІЯINFORM']</text:p>
      <text:p text:style-name="P4">
Time: 2023-07-14T50:00:00-04:00</text:p>
      <text:p text:style-name="P4">
Description: Президент України Володимир Зеленський провів чергове засідання Ставки Верхов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6/foto1-bpla-vector-1.jpg" text:style-name="Internet_20_link" text:visited-style-name="Visited_20_Internet_20_Link">
foto1-bpla-vector-1.jpg</text:a>
']</text:p>
      <text:p text:style-name="P4">
Tags: ['ПРЕЗИДЕНТ УКРАЇНИ', 'СТАВКА ВЕРХОВНОГО ГОЛОВНОКОМАНДУВАЧА']</text:p>
      <text:p text:style-name="P4">
Category: News</text:p>
      <!--METADATA-->
      <text:p text:style-name="P4">
<draw:frame draw:style-name="fr1" draw:name="Image99" text:anchor-type="as-char" svg:width="6.9236in" svg:height="3.790671in" draw:z-index="0">
<draw:image xlink:href="../Images/AРМІЯINFORM/2023-07-14T50-00-00-04-00/foto1-bpla-vector-1.jpg" xlink:type="simple" xlink:show="embed" xlink:actuate="onLoad" draw:mime-type="image/jpeg"/>
</draw:frame>
 Розвідувальний БПЛА Vector. Фото: Quantum-Systems</text:p>
      <text:p text:style-name="P4">
Президент України Володимир Зеленський провів чергове засідання СтавкиВерховного Головнокомандувача та заслухав доповіді командувачів генералаВалерія Залужного, генерал-лейтенанта Олександра Сирського, бригадногогенерала Олександра Тарнавського про ситуацію на фронті, просування таоборону.</text:p>
      <text:p text:style-name="P4">
Про це глава держави <text:a xlink:type="simple" xlink:href="https://t.me/V_Zelenskiy_official/6975" text:style-name="Internet_20_link" text:visited-style-name="Visited_20_Internet_20_Link">
написав</text:a>
 утелеграмі.</text:p>
      <text:p text:style-name="P4">
Володимир Зеленський заслухав доповідь Міністра оборони України ОлексіяРезнікова про нові оборонні пакети. Також віце-прем’єра Кубракова пропокращення логістики постачання.</text:p>
      <text:p text:style-name="P4">
«Нарощування власного виробництва, зокрема хороший результат щодо БПЛА.Нарощування обсягів ремонту. Доповіді мінстратегпрому Камишіна та командувачаГуляка.</text:p>
      <text:p text:style-name="P4">
На Ставці обговорили захист атомних станцій та північного кордону.</text:p>
      <text:p text:style-name="P4">
«Результати перевірки готовності сил оборони до виконання відповідних завдань.Доповіді міністра Клименка, голови ДПСУ Дейнеки, головного інспектора МОВоронченка. З урахуванням даних розвідки та вжитих заходів загроза вторгненняз білорусі — відсутня. Доповідь начальника ГУР МО Кирила Буданова», — йдетьсяу повідомленні.</text:p>
      <text:p text:style-name="P4">
Source: <text:a xlink:type="simple" xlink:href="https://armyinform.com.ua/2023/07/14/prezydent-na-stavczi-derzhava-maye-horoshi-rezultaty-z-naroshhuvannya-vlasnogo-vyrobnycztva-bpla/" text:style-name="Internet_20_link" text:visited-style-name="Visited_20_Internet_20_Link">
https://armyinform.com.ua/2023/07/14/prezydent-na-stavczi-derzhava-maye-horoshi-rezultaty-z-naroshhuvannya-vlasnogo-vyrobnycztva-bpla/</text:a>
</text:p>
      <!--NEWS-->
      <text:h text:style-name="P10" text:outline-level="1">
<text:span text:style-name="T4">
Для завершення будівництва музею Голодомору буде виділено 574 млн гривень</text:span>
</text:h>
      <text:p text:style-name="P4">
Author: ['АРМІЯINFORM']</text:p>
      <text:p text:style-name="P4">
Time: 2023-07-14T51:00:00-04:00</text:p>
      <text:p text:style-name="P4">
Description: Комітет з питань бюджету рекомендував Верховній Раді ухвалити за основу і в ціл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golodomor2.jpg" text:style-name="Internet_20_link" text:visited-style-name="Visited_20_Internet_20_Link">
golodomor2.jpg</text:a>
']</text:p>
      <text:p text:style-name="P4">
Tags: ['STOPRUSSIA', 'АГРЕСІЯ РФ', 'МУЗЕЙ ГОЛОДОМОРУ']</text:p>
      <text:p text:style-name="P4">
Category: News</text:p>
      <!--METADATA-->
      <text:p text:style-name="P4">
<draw:frame draw:style-name="fr1" draw:name="Image100" text:anchor-type="as-char" svg:width="6.9236in" svg:height="3.894525in" draw:z-index="0">
<draw:image xlink:href="../Images/AРМІЯINFORM/2023-07-14T51-00-00-04-00/golodomor2.jpg" xlink:type="simple" xlink:show="embed" xlink:actuate="onLoad" draw:mime-type="image/jpeg"/>
</draw:frame>
Ілюстративне фото</text:p>
      <text:p text:style-name="P4">
Комітет з питань бюджету рекомендував Верховній Раді ухвалити за основу і вцілому законопроєкт № 9437 щодо внесення змін до Закону України «Про Державнийбюджет України на 2023 рік».</text:p>
      <text:p text:style-name="P4">
Про це <text:a xlink:type="simple" xlink:href="https://www.rada.gov.ua/news/news_kom/238801.html" text:style-name="Internet_20_link" text:visited-style-name="Visited_20_Internet_20_Link">
повідомляє</text:a>
Верховна Рада України.</text:p>
      <text:p text:style-name="P4">
«Законопроєкт має на меті виділити додаткові кошти з державного бюджету у сумі573,9 млн гривень на завершення будівництва і введення в експлуатацію другоїчерги Національного музею Голодомору-геноциду, на платформі якоговідбуватимуться основні офіційні заходи до 90-х роковин Голодомору 1932-1933років», — зазначила Роксолана Підласа.</text:p>
      <text:p text:style-name="P4">
Також Роксолана Підласа додала, що ініціатива є збалансованою та не передбачаєзагалом збільшення видатків державного бюджету на поточний рік.</text:p>
      <text:p text:style-name="P4">
Ухвалення та реалізація проєкту закону № 9437 дозволить у короткий термінзавершити весь комплекс будівельних робіт щодо Національного музею Голодомору-геноциду і на належному рівні вшанувати пам’ять мільйонів жертв трагедії, щосприятиме відновленню історичної справедливості, утвердженню в суспільстві тасеред всієї міжнародної спільноти нетерпимості до будь-яких проявівнасильства.</text:p>
      <text:p text:style-name="P4">
Source: <text:a xlink:type="simple" xlink:href="https://armyinform.com.ua/2023/07/14/dlya-zavershennya-budivnycztva-muzeyu-golodomoru-bude-vydileno-574-mln-gryven/" text:style-name="Internet_20_link" text:visited-style-name="Visited_20_Internet_20_Link">
https://armyinform.com.ua/2023/07/14/dlya-zavershennya-budivnycztva-muzeyu-golodomoru-bude-vydileno-574-mln-gryven/</text:a>
</text:p>
      <!--NEWS-->
      <text:h text:style-name="P10" text:outline-level="1">
<text:span text:style-name="T4">
Сапери НГУ знешкодили 142 вибухонебезпечні предмети</text:span>
</text:h>
      <text:p text:style-name="P4">
Author: ['АРМІЯINFORM']</text:p>
      <text:p text:style-name="P4">
Time: 2023-07-14T52:00:00-04:00</text:p>
      <text:p text:style-name="P4">
Description: Минулого тижня інженерні підрозділи Національної гвардії України продовжува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rsh.jpg" text:style-name="Internet_20_link" text:visited-style-name="Visited_20_Internet_20_Link">
ursh.jpg</text:a>
']</text:p>
      <text:p text:style-name="P4">
Tags: ['НГУ', 'РОЗМІНУВАННЯ']</text:p>
      <text:p text:style-name="P4">
Category: News</text:p>
      <!--METADATA-->
      <text:p text:style-name="P4">
<draw:frame draw:style-name="fr1" draw:name="Image101" text:anchor-type="as-char" svg:width="6.9236in" svg:height="5.1927in" draw:z-index="0">
<draw:image xlink:href="../Images/AРМІЯINFORM/2023-07-14T52-00-00-04-00/ursh.jpg" xlink:type="simple" xlink:show="embed" xlink:actuate="onLoad" draw:mime-type="image/jpeg"/>
</draw:frame>
</text:p>
      <text:p text:style-name="P4">
Минулого тижня інженерні підрозділи Національної гвардії України продовжувалирозміновувати території сільськогосподарського призначення на деокупованихтериторіях у Херсонській та в Сумській областях. Про це під час<text:a xlink:type="simple" xlink:href="https://www.youtube.com/watch" text:style-name="Internet_20_link" text:visited-style-name="Visited_20_Internet_20_Link">
брифінгу</text:a>
 в Military MediaCenter повідомив заступник директора Департаменту планування застосуванняГоловного управління Національної гвардії України полковник Микола Уршалович.</text:p>
      <text:p text:style-name="P4">
— Протягом тижня обстежили близько 490 га місцевості й знешкодили 142вибухонебезпечні предмети, — зазначив представник ГУ НГУ.</text:p>
      <text:p text:style-name="P4">
<text:span text:style-name="T5">
Фото пресслужби НГУ</text:span>
</text:p>
      <text:p text:style-name="P4">
Source: <text:a xlink:type="simple" xlink:href="https://armyinform.com.ua/2023/07/14/sapery-ngu-zneshkodyly-142-vybuhonebezpechni-predmety/" text:style-name="Internet_20_link" text:visited-style-name="Visited_20_Internet_20_Link">
https://armyinform.com.ua/2023/07/14/sapery-ngu-zneshkodyly-142-vybuhonebezpechni-predmety/</text:a>
</text:p>
      <!--NEWS-->
      <text:h text:style-name="P10" text:outline-level="1">
<text:span text:style-name="T4">
Сили оборони уразили два склади боєприпасів ворога</text:span>
</text:h>
      <text:p text:style-name="P4">
Author: ['АРМІЯINFORM']</text:p>
      <text:p text:style-name="P4">
Time: 2023-07-14T53: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artylerysty.jpg" text:style-name="Internet_20_link" text:visited-style-name="Visited_20_Internet_20_Link">
artylerysty.jpg</text:a>
']</text:p>
      <text:p text:style-name="P4">
Tags: ['STOPRUSSIA', 'АГРЕСІЯ РФ', 'ВТРАТИ ВОРОГА', 'ХРОНІКА ОБОРОНИ']</text:p>
      <text:p text:style-name="P4">
Category: News</text:p>
      <!--METADATA-->
      <text:p text:style-name="P4">
<draw:frame draw:style-name="fr1" draw:name="Image102" text:anchor-type="as-char" svg:width="6.9236in" svg:height="4.615733in" draw:z-index="0">
<draw:image xlink:href="../Images/AРМІЯINFORM/2023-07-14T53-00-00-04-00/artylerysty.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2 по зенітно-ракетних комплексах противника.</text:p>
      <text:p text:style-name="P4">
Про це у Facebook<text:a xlink:type="simple" xlink:href="https://www.facebook.com/GeneralStaff.ua/posts/pfbid0FJJqmm9y5tCLjMwattudgvtgP9nvkWX8RDnMEYUQd2Z3GrMmMbZdw1pfM3tqkRVcl" text:style-name="Internet_20_link" text:visited-style-name="Visited_20_Internet_20_Link">
повідомляє</text:a>
Генеральний штаб ЗСУ.</text:p>
      <text:p text:style-name="P4">
Підрозділи ракетних військ і артилерії протягом доби уразили районзосередження живої сили, озброєння та військової техніки, 2 складибоєприпасів, 10 артилерійських засобів на вогневих позиціях, 3 засобипротиповітряної оборони, радіолокаційну станцію контрбатарейної боротьби,станцію радіоелектронної боротьби та ще одну важливу ціль ворога.</text:p>
      <text:p text:style-name="P4">
Source: <text:a xlink:type="simple" xlink:href="https://armyinform.com.ua/2023/07/14/syly-oborony-urazyly-2-sklady-boyeprypasiv-voroga/" text:style-name="Internet_20_link" text:visited-style-name="Visited_20_Internet_20_Link">
https://armyinform.com.ua/2023/07/14/syly-oborony-urazyly-2-sklady-boyeprypasiv-voroga/</text:a>
</text:p>
      <!--NEWS-->
      <text:h text:style-name="P10" text:outline-level="1">
<text:span text:style-name="T4">
Під час контрдиверсійних заходів нацгвардійці затримали 34 особи — Микола Уршалович</text:span>
</text:h>
      <text:p text:style-name="P4">
Author: ['Володимир Поліщук']</text:p>
      <text:p text:style-name="P4">
Time: 2023-07-14T54:00:00-04:00</text:p>
      <text:p text:style-name="P4">
Description: Під час виконання завдань територіальної оборони військовослужбовці Національної гвард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rsh-2.jpg" text:style-name="Internet_20_link" text:visited-style-name="Visited_20_Internet_20_Link">
ursh-2.jpg</text:a>
', '<text:a xlink:type="simple" xlink:href="https://armyinform.com.ua/wp-content/uploads/2023/07/blokpost-scaled.jpg" text:style-name="Internet_20_link" text:visited-style-name="Visited_20_Internet_20_Link">
blokpost-scaled.jpg</text:a>
']</text:p>
      <text:p text:style-name="P4">
Tags: ['КОНТРДИВЕРСІЙНІ ЗАХОДИ', 'НГУ', 'НОВИНИ']</text:p>
      <text:p text:style-name="P4">
Category: News</text:p>
      <!--METADATA-->
      <text:p text:style-name="P4">
<draw:frame draw:style-name="fr1" draw:name="Image103" text:anchor-type="as-char" svg:width="6.9236in" svg:height="4.615733in" draw:z-index="0">
<draw:image xlink:href="../Images/AРМІЯINFORM/2023-07-14T54-00-00-04-00/ursh-2.jpg" xlink:type="simple" xlink:show="embed" xlink:actuate="onLoad" draw:mime-type="image/jpeg"/>
</draw:frame>
</text:p>
      <text:p text:style-name="P4">
Під час виконання завдань територіальної оборони військовослужбовціНаціональної гвардії України охороняють та обороняють важливі державніоб’єкти, міністерства, відомства, держадміністрації, об’єкти регіонального тамісцевого значення, дипломатичні представництва, консульські установиіноземних держав і представництва міжнародних організацій в нашій країні.</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аціональної гвардії України полковникМикола Уршалович.</text:p>
      <text:p text:style-name="P4">
Також представник ГУ НГУ розповів про забезпечення заходів правового режимувоєнного стану.</text:p>
      <text:p text:style-name="P4">
— Для запровадження комендантської години та несення служби із забезпеченнягромадської безпеки у 32-х населених пунктах держави щодобово залучаєтьсяблизько 1 200 військовослужбовців Національної гвардії, 75 патрульнихавтомобілів та 45 кінологів із службовими собаками. До двох з половиною тисячвійськовослужбовців на 126 блокпостах забезпечують встановлення особливогорежиму в’їзду і виїзду до населених пунктів, перевірку документів, огляд речейта транспортних засобів, багажу і вантажів, — зазначив Микола Уршалович.</text:p>
      <text:p text:style-name="P4">
Він навів й інші цифри службово-бойової діяльності НГУ: «Крім цього, ми взялиучасть у 22 заходах контрдиверсійної боротьби у 34 населених пунктах, для чогозалучили близько тисячі військовослужбовців».</text:p>
      <text:p text:style-name="P4">
Після брифінгу полковник Уршалович повідомив кореспонденту АрміяInform, щозагалом було перевірено 1 582 адреси, 440 транспортних засобів, 2 272 громадянта 1 322 мобільних терміналів. Затримано 34 осіб за адміністративніправопорушення.</text:p>
      <text:p text:style-name="P4">
Усього ж під час виконання завдань забезпечення заходів правового режимувоєнного стану за тиждень нацгвардійці затримали за скоєння правопорушень 2390 осіб, з яких — 113 за кримінальні.</text:p>
      <text:p text:style-name="P4">
У порушників військовослужбовці НГУ вилучили шість одиниць вогнепальної зброї,понад тисячу набоїв різних калібрів, три гранати та майже кілограм наркотичнихречовин.</text:p>
      <text:p text:style-name="P4">
<draw:frame draw:style-name="fr1" draw:name="Image104" text:anchor-type="as-char" svg:width="6.9236in" svg:height="4.614606in" draw:z-index="0">
<draw:image xlink:href="../Images/AРМІЯINFORM/2023-07-14T54-00-00-04-00/blokpost-scaled.jpg" xlink:type="simple" xlink:show="embed" xlink:actuate="onLoad" draw:mime-type="image/jpeg"/>
</draw:frame>
</text:p>
      <text:p text:style-name="P4">
<text:span text:style-name="T5">
Фото Дмитра Юрченка та пресслужби НГУ</text:span>
</text:p>
      <text:p text:style-name="P4">
Source: <text:a xlink:type="simple" xlink:href="https://armyinform.com.ua/2023/07/14/pid-chas-kontrdyversijnyh-zahodiv-naczgvardijczi-zatrymaly-34-osib-mykola-urshalovych/" text:style-name="Internet_20_link" text:visited-style-name="Visited_20_Internet_20_Link">
https://armyinform.com.ua/2023/07/14/pid-chas-kontrdyversijnyh-zahodiv-naczgvardijczi-zatrymaly-34-osib-mykola-urshalovych/</text:a>
</text:p>
      <!--NEWS-->
      <text:h text:style-name="P10" text:outline-level="1">
<text:span text:style-name="T4">
Сили оборони за добу знищили ще понад пів тисячі окупантів, 9 ББМ та 24 артсистеми</text:span>
</text:h>
      <text:p text:style-name="P4">
Author: ['АРМІЯINFORM']</text:p>
      <text:p text:style-name="P4">
Time: 2023-07-14T55:00:00-04:00</text:p>
      <text:p text:style-name="P4">
Description: Загальні бойові втрати противника з 24.02.22 по 14.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8947744783779612_w-scaled.jpg" text:style-name="Internet_20_link" text:visited-style-name="Visited_20_Internet_20_Link">
photo_5298947744783779612_w-scaled.jpg</text:a>
']</text:p>
      <text:p text:style-name="P4">
Tags: ['ВІЙНА', 'ВТРАТИ ВОРОГА', 'ГЕНЕРАЛЬНИЙ ШТАБ ЗС УКРАЇНИ']</text:p>
      <text:p text:style-name="P4">
Category: News</text:p>
      <!--METADATA-->
      <text:p text:style-name="P4">
<draw:frame draw:style-name="fr1" draw:name="Image105" text:anchor-type="as-char" svg:width="6.9236in" svg:height="6.946679in" draw:z-index="0">
<draw:image xlink:href="../Images/AРМІЯINFORM/2023-07-14T55-00-00-04-00/photo_5298947744783779612_w-scaled.jpg" xlink:type="simple" xlink:show="embed" xlink:actuate="onLoad" draw:mime-type="image/jpeg"/>
</draw:frame>
</text:p>
      <text:p text:style-name="P4">
Загальні бойові втрати противника з 24.02.22 по 14.07.23 орієнтовностановлять:</text:p>
      <ul>
        <li>
<text:span text:style-name="T4">
особового складу ‒ 236 590</text:span>
 (+550) осіб ліквідовано  * <text:span text:style-name="T4">
танків ‒</text:span>
 4097 (+5)  * <text:span text:style-name="T4">
бойових броньованих машин ‒</text:span>
 8008 (+9)  * <text:span text:style-name="T4">
артилерійських систем ‒</text:span>
 4449 (+24)  * <text:span text:style-name="T4">
РСЗВ ‒</text:span>
 680 (+2)  * <text:span text:style-name="T4">
засоби ППО ‒</text:span>
 423 (+2)  * <text:span text:style-name="T4">
літаків ‒</text:span>
 315 (0)  * <text:span text:style-name="T4">
гелікоптерів ‒</text:span>
 310 (0)  * <text:span text:style-name="T4">
БПЛА оперативно-тактичного рівня ‒</text:span>
 3783 (+31)  * <text:span text:style-name="T4">
крилаті ракети ‒</text:span>
 1273 (+2)  * <text:span text:style-name="T4">
кораблі / катери ‒</text:span>
 18 (0)  * <text:span text:style-name="T4">
автомобільної техніки та автоцистерн ‒</text:span>
 7019 (+24)  * <text:span text:style-name="T4">
спеціальна техніка ‒</text:span>
 662 (+1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4.07.23.</text:p>
      <text:p text:style-name="P4">
Source: <text:a xlink:type="simple" xlink:href="https://armyinform.com.ua/2023/07/14/syly-oborony-za-dobu-znyshhyly-shhe-ponad-piv-tysyachi-okupantiv-9-bbm-ta-24-artsystemy/" text:style-name="Internet_20_link" text:visited-style-name="Visited_20_Internet_20_Link">
https://armyinform.com.ua/2023/07/14/syly-oborony-za-dobu-znyshhyly-shhe-ponad-piv-tysyachi-okupantiv-9-bbm-ta-24-artsystemy/</text:a>
</text:p>
      <!--NEWS-->
      <text:h text:style-name="P10" text:outline-level="1">
<text:span text:style-name="T4">
Відтепер День захисників і захисниць України святкуватимуть 1 жовтня</text:span>
</text:h>
      <text:p text:style-name="P4">
Author: ['АРМІЯINFORM']</text:p>
      <text:p text:style-name="P4">
Time: 2023-07-14T56:00:00-04:00</text:p>
      <text:p text:style-name="P4">
Description: Рада також змінила дати ще декількох свят:    15 липня — День Української Держав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verhovna-rada.jpeg" text:style-name="Internet_20_link" text:visited-style-name="Visited_20_Internet_20_Link">
verhovna-rada.jpeg</text:a>
']</text:p>
      <text:p text:style-name="P4">
Tags: ['ВЕРХОВА РАДА УКРАЇНИ', 'НОВИНИ']</text:p>
      <text:p text:style-name="P4">
Category: News</text:p>
      <!--METADATA-->
      <text:p text:style-name="P4">
<draw:frame draw:style-name="fr1" draw:name="Image106" text:anchor-type="as-char" svg:width="6.9236in" svg:height="4.621503in" draw:z-index="0">
<draw:image xlink:href="../Images/AРМІЯINFORM/2023-07-14T56-00-00-04-00/verhovna-rada.jpeg" xlink:type="simple" xlink:show="embed" xlink:actuate="onLoad" draw:mime-type="image/jpeg"/>
</draw:frame>
</text:p>
      <text:p text:style-name="P4">
Рада також змінила дати ще декількох свят:</text:p>
      <text:p text:style-name="P4">
15 липня — День Української Державності (замість 28 липня).  1 жовтня — День захисників і захисниць України (замість 14 жовтня).  25 грудня — Різдво.</text:p>
      <text:p text:style-name="P4">
Цей закон підпишуть після 28 липня, тому ще цього місяця День УкраїнськоїДержавності буде 28 липня.</text:p>
      <text:p text:style-name="P4">
Source: <text:a xlink:type="simple" xlink:href="https://armyinform.com.ua/2023/07/14/vidteper-v-ukrayini-svyatkuvatymut-rizdvo-25-grudnya-zheleznyak/" text:style-name="Internet_20_link" text:visited-style-name="Visited_20_Internet_20_Link">
https://armyinform.com.ua/2023/07/14/vidteper-v-ukrayini-svyatkuvatymut-rizdvo-25-grudnya-zheleznyak/</text:a>
</text:p>
      <!--NEWS-->
      <text:h text:style-name="P10" text:outline-level="1">
<text:span text:style-name="T4">
Країни Північної Європи приєдналися до Декларації країн Великої сімки щодо підтримки України</text:span>
</text:h>
      <text:p text:style-name="P4">
Author: ['АРМІЯINFORM']</text:p>
      <text:p text:style-name="P4">
Time: 2023-07-14T57:00:00-04:00</text:p>
      <text:p text:style-name="P4">
Description: Лідери країн Північної Європи висловили непохитність у своїй підтримці незалежност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630_360_1646159260-600.jpg" text:style-name="Internet_20_link" text:visited-style-name="Visited_20_Internet_20_Link">
630_360_1646159260-600.jpg</text:a>
']</text:p>
      <text:p text:style-name="P4">
Tags: ['ВЕЛИКА СІМКА', 'ДЕКЛАРАЦІЯ КРАЇН', 'ДОПОМОГА ПАРТНЕРІВ', 'КРАЇНИ ПІВНІЧНОЇ ЄВРОПИ', 'СВІТ ПІДТРИМУЄ УКРАЇНУ']</text:p>
      <text:p text:style-name="P4">
Category: News</text:p>
      <!--METADATA-->
      <text:p text:style-name="P4">
<draw:frame draw:style-name="fr1" draw:name="Image107" text:anchor-type="as-char" svg:width="6.9236in" svg:height="3.956343in" draw:z-index="0">
<draw:image xlink:href="../Images/AРМІЯINFORM/2023-07-14T57-00-00-04-00/630_360_1646159260-600.jpg" xlink:type="simple" xlink:show="embed" xlink:actuate="onLoad" draw:mime-type="image/jpeg"/>
</draw:frame>
</text:p>
      <text:p text:style-name="P4">
Лідери країн Північної Європи висловили непохитність у своїй підтримцінезалежності, суверенітету та територіальної цілісності України в межах їїміжнародно визнаних кордонів, та приєдналися до спільної <text:a xlink:type="simple" xlink:href="https://armyinform.com.ua/2023/07/12/samit-nato-lidery-g7-pogodyly-deklaracziyu-pro-pidtrymku-ukrayiny/" text:style-name="Internet_20_link" text:visited-style-name="Visited_20_Internet_20_Link">
Декларації пропідтримку України</text:a>
,ухваленої на Вільнюському саміті НАТО країнами «Великої сімки».</text:p>
      <text:p text:style-name="P4">
Про це йдеться у <text:a xlink:type="simple" xlink:href="https://www.regjeringen.no/contentassets/ff9ea1fb7306458fa37c3457b727a384/joint-statement-on-support-for-ukraine.pdf" text:style-name="Internet_20_link" text:visited-style-name="Visited_20_Internet_20_Link">
спільнійзаяві</text:a>
.</text:p>
      <text:p text:style-name="P4">
«Ми зобов’язуємося продовжувати підтримувати Україну стільки, скільки будепотрібно. Разом із партнерами ми маємо намір спиратися на рамки зобов’язань ідомовленостей, враховуючи широкий спектр потреб від забезпечення сучаснимвійськовим обладнанням до навчальних ініціатив і підтримки стійкості. Мизробимо це, щоб зробити внесок у довгострокову безпеку України, стриматимайбутню російську агресію, зміцнити економічну стабільність і стійкістьУкраїни, а також забезпечити технічну та фінансову підтримку для нагальнихпотреб України», — йдеться у документі.</text:p>
      <text:p text:style-name="P4">
Лідери країн північної Європи сповнені рішучості у підтримці України в процесізахисту її суверенітету та територіальної цілісності, відновлення економіки,захисту громадян та просування програми реформ, а також у процесі їїінтеграції до Євроатлантичної спільноти.</text:p>
      <text:p text:style-name="P4">
Нагадаємо, раніше приєднатися до Декларації про підтримку України, ухваленоїкраїнами «Великої сімки» на саміті НАТО у Вільнюсі,<text:a xlink:type="simple" xlink:href="https://armyinform.com.ua/2023/07/13/niderlandy-pryyednayutsya-do-deklaracziyi-krayin-velykoyi-simky-shhodo-pidtrymky-ukrayiny/" text:style-name="Internet_20_link" text:visited-style-name="Visited_20_Internet_20_Link">
висловили</text:a>
 бажанняНідерланди.</text:p>
      <text:p text:style-name="P4">
Source: <text:a xlink:type="simple" xlink:href="https://armyinform.com.ua/2023/07/14/krayiny-pivnichnoyi-yevropy-pryyednalysya-do-deklaracziyi-krayin-velykoyi-simky-shhodo-pidtrymky-ukrayiny/" text:style-name="Internet_20_link" text:visited-style-name="Visited_20_Internet_20_Link">
https://armyinform.com.ua/2023/07/14/krayiny-pivnichnoyi-yevropy-pryyednalysya-do-deklaracziyi-krayin-velykoyi-simky-shhodo-pidtrymky-ukrayiny/</text:a>
</text:p>
      <!--NEWS-->
      <text:h text:style-name="P10" text:outline-level="1">
<text:span text:style-name="T4">
Артилеристи НГУ знешкодили пів сотні ворожих вояків, знищили «Волошку», «Рапіру» та Д-30 — Микола Уршалович</text:span>
</text:h>
      <text:p text:style-name="P4">
Author: ['Володимир Поліщук']</text:p>
      <text:p text:style-name="P4">
Time: 2023-07-14T58:00:00-04:00</text:p>
      <text:p text:style-name="P4">
Description: Артилеристи Національної гвардії під час вогневої підтримки підрозділів Сил оборони, я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rsh-2.jpg" text:style-name="Internet_20_link" text:visited-style-name="Visited_20_Internet_20_Link">
ursh-2.jpg</text:a>
']</text:p>
      <text:p text:style-name="P4">
Tags: ['АРТИЛЕРИСТИ', 'НГУ', 'НОВИНИ']</text:p>
      <text:p text:style-name="P4">
Category: News</text:p>
      <!--METADATA-->
      <text:p text:style-name="P4">
<draw:frame draw:style-name="fr1" draw:name="Image108" text:anchor-type="as-char" svg:width="6.9236in" svg:height="4.615733in" draw:z-index="0">
<draw:image xlink:href="../Images/AРМІЯINFORM/2023-07-14T58-00-00-04-00/ursh-2.jpg" xlink:type="simple" xlink:show="embed" xlink:actuate="onLoad" draw:mime-type="image/jpeg"/>
</draw:frame>
</text:p>
      <text:p text:style-name="P4">
Артилеристи Національної гвардії під час вогневої підтримки підрозділів Силоборони, які ведуть активні бойові дії на Лиманському, Бахмутському таОріхівському напрямках, виконали понад 570 вогневих завдань, знешкодили понад50 осіб противника, з яких 14 безповоротних.</text:p>
      <text:p text:style-name="P4">
Про це під час <text:a xlink:type="simple" xlink:href="https://www.youtube.com/watch" text:style-name="Internet_20_link" text:visited-style-name="Visited_20_Internet_20_Link">
брифінгу</text:a>
 вMilitary Media Center повідомив заступник директора Департаменту плануваннязастосування Головного управління Національної гвардії України полковникМикола Уршалович.</text:p>
      <text:p text:style-name="P4">
— Знищено два місця зберігання боєкомплектів до артилерійських систем тапошкоджено три артилерійські системи: 82-міліметровий міномет 2Б9 «Волошка»,100-міліметрову протитанкову гармату МТ-12 «Рапіра», 122-міліметрову гаубицюД-30, — зазначив полковник Уршалович.</text:p>
      <text:p text:style-name="P4">
Також представник Головного управління НГУ розповів, що гвардійська авіаціяпродовжує нищити ворога: «Авіація за тиждень здійснила шість бойових вильотівдля вогневого ураження противника. Як результат — знищено близько 30 осібворога, уражено склад з БК, міномет із розрахунком та ротний опорний пункт».</text:p>
      <text:p text:style-name="P4">
Екіпажі БПЛА авіаційних частин Національної гвардії на Запорізькому таХерсонському напрямках здійснили одинадцять вильотів для виконання завданьрозвідки та виявили сім бойових броньованих машин, ракетну систему залповоговогню, чотирнадцять автомобілів ворога. Артилерійські підрозділи Сил оборониуразили виявлені цілі.</text:p>
      <text:p text:style-name="P4">
<text:span text:style-name="T5">
Фото Дмитра Юрченка</text:span>
</text:p>
      <text:p text:style-name="P4">
Source: <text:a xlink:type="simple" xlink:href="https://armyinform.com.ua/2023/07/14/artylerysty-ngu-zneshkodyly-piv-sotni-vorozhyh-voyakiv-znyshhyly-voloshku-rapiru-ta-d-30-mykola-urshalovych/" text:style-name="Internet_20_link" text:visited-style-name="Visited_20_Internet_20_Link">
https://armyinform.com.ua/2023/07/14/artylerysty-ngu-zneshkodyly-piv-sotni-vorozhyh-voyakiv-znyshhyly-voloshku-rapiru-ta-d-30-mykola-urshalovych/</text:a>
</text:p>
      <!--NEWS-->
      <text:h text:style-name="P10" text:outline-level="1">
<text:span text:style-name="T4">
На фоні потужної грози над Чорним морем ворог здійснив кілька хвиль запусків дронів-камікадзе</text:span>
</text:h>
      <text:p text:style-name="P4">
Author: ['АРМІЯINFORM']</text:p>
      <text:p text:style-name="P4">
Time: 2023-07-14T59:00:00-04:00</text:p>
      <text:p text:style-name="P4">
Description: Про це розповіла в ефірі телемарафону «Єдині новини» начальник об’єдна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taka-droniv-1.jpg" text:style-name="Internet_20_link" text:visited-style-name="Visited_20_Internet_20_Link">
ataka-droniv-1.jpg</text:a>
']</text:p>
      <text:p text:style-name="P4">
Tags: ['АТАКА ДРОНІВ', 'ЄДИНІ НОВИНИ', 'НАТАЛІЯ ГУМЕНЮК']</text:p>
      <text:p text:style-name="P4">
Category: News</text:p>
      <!--METADATA-->
      <text:p text:style-name="P4">
<draw:frame draw:style-name="fr1" draw:name="Image109" text:anchor-type="as-char" svg:width="6.9236in" svg:height="3.894525in" draw:z-index="0">
<draw:image xlink:href="../Images/AРМІЯINFORM/2023-07-14T59-00-00-04-00/ataka-droniv-1.jpg" xlink:type="simple" xlink:show="embed" xlink:actuate="onLoad" draw:mime-type="image/jpeg"/>
</draw:frame>
БПЛА типу «шахед». Ілюстративне фото</text:p>
      <text:p text:style-name="P4">
Про це розповіла в ефірі телемарафону «Єдині новини» начальник об’єднаногокоординаційного пресцентру Сил оборони півдня України капітан 1 рангу НаталіяГуменюк.</text:p>
      <text:p text:style-name="P4">
— росіяни використовували БПЛА з урахуванням рельєфу місцевості, зокрема, вОдеській та Миколаївській областях. Усі їх було знищено, — повідомила капітан1 рангу.</text:p>
      <text:p text:style-name="P4">
Source: <text:a xlink:type="simple" xlink:href="https://armyinform.com.ua/2023/07/14/na-foni-potuzhnoyi-grozy-nad-chornym-morem-vorog-zdijsnyv-kilka-hvyl-zapuskiv-droniv-kamikadze/" text:style-name="Internet_20_link" text:visited-style-name="Visited_20_Internet_20_Link">
https://armyinform.com.ua/2023/07/14/na-foni-potuzhnoyi-grozy-nad-chornym-morem-vorog-zdijsnyv-kilka-hvyl-zapuskiv-droniv-kamikadze/</text:a>
</text:p>
      <!--NEWS-->
      <text:h text:style-name="P10" text:outline-level="1">
<text:span text:style-name="T4">
Задокументовано понад 17 тисяч злочинів проти нацбезпеки України — Офіс Генпрокурора</text:span>
</text:h>
      <text:p text:style-name="P4">
Author: ['АРМІЯINFORM']</text:p>
      <text:p text:style-name="P4">
Time: 2023-07-14T60: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warcrime-14072023ua.jpg" text:style-name="Internet_20_link" text:visited-style-name="Visited_20_Internet_20_Link">
warcrime-14072023ua.jpg</text:a>
', '<text:a xlink:type="simple" xlink:href="https://armyinform.com.ua/wp-content/uploads/2023/07/warcrime-14072023en.jpg" text:style-name="Internet_20_link" text:visited-style-name="Visited_20_Internet_20_Link">
warcrime-14072023en.jpg</text:a>
']</text:p>
      <text:p text:style-name="P4">
Tags: ['ОФІС ГЕНЕРАЛЬНОГО ПРОКУРОРА УКРАЇНИ']</text:p>
      <text:p text:style-name="P4">
Category: News</text:p>
      <!--METADATA-->
      <text:p text:style-name="P4">
<draw:frame draw:style-name="fr1" draw:name="Image110" text:anchor-type="as-char" svg:width="6.9236in" svg:height="4.448413in" draw:z-index="0">
<draw:image xlink:href="../Images/AРМІЯINFORM/2023-07-14T60-00-00-04-00/warcrime-14072023ua.jpg" xlink:type="simple" xlink:show="embed" xlink:actuate="onLoad" draw:mime-type="image/jpeg"/>
</draw:frame>
</text:p>
      <text:p text:style-name="P4">
Офіс Генерального прокурора України <text:a xlink:type="simple" xlink:href="https://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Станом на 14 липня зареєстровано:</text:p>
      <ul>
        <li>
98 100 воєнних злочинів,  * 17 009 злочинів проти національної безпеки України.</li>
      </ul>
      <text:p text:style-name="P4">
Крім того, за офіційними даними ювенальних прокурорів, 1552 дитини постраждаливнаслідок агресії рф, з них:</text:p>
      <ul>
        <li>
494 — загинули,  * 1058 —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111" text:anchor-type="as-char" svg:width="6.9236in" svg:height="4.448413in" draw:z-index="0">
<draw:image xlink:href="../Images/AРМІЯINFORM/2023-07-14T60-00-00-04-00/warcrime-14072023en.jpg" xlink:type="simple" xlink:show="embed" xlink:actuate="onLoad" draw:mime-type="image/jpeg"/>
</draw:frame>
</text:p>
      <text:p text:style-name="P4">
Source: <text:a xlink:type="simple" xlink:href="https://armyinform.com.ua/2023/07/14/zadokumentovano-ponad-17-tysyach-zlochyniv-proty-naczbezpeky-ukrayiny-ofis-genprokurora/" text:style-name="Internet_20_link" text:visited-style-name="Visited_20_Internet_20_Link">
https://armyinform.com.ua/2023/07/14/zadokumentovano-ponad-17-tysyach-zlochyniv-proty-naczbezpeky-ukrayiny-ofis-genprokurora/</text:a>
</text:p>
      <!--NEWS-->
      <text:h text:style-name="P10" text:outline-level="1">
<text:span text:style-name="T4">
Сергій Наєв відзначив відомчими відзнаками військових, які несуть службу на кордоні з росією</text:span>
</text:h>
      <text:p text:style-name="P4">
Author: ['Володимир Загребельний']</text:p>
      <text:p text:style-name="P4">
Time: 2023-07-14T61:00:00-04:00</text:p>
      <text:p text:style-name="P4">
Description: Під час робочої поїздки до Сумської області Командувач Об’єднаних Сил Зброй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inspekcziya-golovna.jpg" text:style-name="Internet_20_link" text:visited-style-name="Visited_20_Internet_20_Link">
inspekcziya-golovna.jpg</text:a>
', '<text:a xlink:type="simple" xlink:href="https://armyinform.com.ua/wp-content/uploads/2023/07/inspekcziya_01-150x150.jpg" text:style-name="Internet_20_link" text:visited-style-name="Visited_20_Internet_20_Link">
inspekcziya_01-150x150.jpg</text:a>
', '<text:a xlink:type="simple" xlink:href="https://armyinform.com.ua/wp-content/uploads/2023/07/inspekcziya-03-150x150.jpg" text:style-name="Internet_20_link" text:visited-style-name="Visited_20_Internet_20_Link">
inspekcziya-03-150x150.jpg</text:a>
', '<text:a xlink:type="simple" xlink:href="https://armyinform.com.ua/wp-content/uploads/2023/07/inspekcziya-02-150x150.jpg" text:style-name="Internet_20_link" text:visited-style-name="Visited_20_Internet_20_Link">
inspekcziya-02-150x150.jpg</text:a>
', '<text:a xlink:type="simple" xlink:href="https://armyinform.com.ua/wp-content/uploads/2023/07/inspekcziya-004-150x150.jpg" text:style-name="Internet_20_link" text:visited-style-name="Visited_20_Internet_20_Link">
inspekcziya-004-150x150.jpg</text:a>
', '<text:a xlink:type="simple" xlink:href="https://armyinform.com.ua/wp-content/uploads/2023/07/inspekcziya-005-150x150.jpg" text:style-name="Internet_20_link" text:visited-style-name="Visited_20_Internet_20_Link">
inspekcziya-005-150x150.jpg</text:a>
', '<text:a xlink:type="simple" xlink:href="https://armyinform.com.ua/wp-content/uploads/2023/07/inspekcziya-006-150x150.jpg" text:style-name="Internet_20_link" text:visited-style-name="Visited_20_Internet_20_Link">
inspekcziya-006-150x150.jpg</text:a>
']</text:p>
      <text:p text:style-name="P4">
Tags: []</text:p>
      <text:p text:style-name="P4">
Category: News</text:p>
      <!--METADATA-->
      <text:p text:style-name="P4">
<draw:frame draw:style-name="fr1" draw:name="Image112" text:anchor-type="as-char" svg:width="6.9236in" svg:height="4.615733in" draw:z-index="0">
<draw:image xlink:href="../Images/AРМІЯINFORM/2023-07-14T61-00-00-04-00/inspekcziya-golovna.jpg" xlink:type="simple" xlink:show="embed" xlink:actuate="onLoad" draw:mime-type="image/jpeg"/>
</draw:frame>
</text:p>
      <text:p text:style-name="P4">
Під час робочої поїздки до Сумської області Командувач Об’єднаних Сил ЗбройнихСил України генерал-лейтенант Сергій Наєв перевірив оборонні спроможностіприкордонних районів області та обговорив питання покращення оборонних рубежіві позицій з військово-політичним керівництвом регіону.</text:p>
      <text:p text:style-name="P4">
Перебуваючи на передових позиціях, генерал-лейтенант Сергій Наєв оглянувінженерні споруди оборонних рубежів області, ознайомився з умовами, у якихнесуть службу українські захисники та подякував їм за службу.</text:p>
      <text:p text:style-name="P4">
<text:a xlink:type="simple" xlink:href="https://armyinform.com.ua/wp-content/uploads/2023/07/inspekcziya_01.jpg" text:style-name="Internet_20_link" text:visited-style-name="Visited_20_Internet_20_Link">
<draw:frame draw:style-name="fr1" draw:name="Image113" text:anchor-type="as-char" svg:width="6.9236in" svg:height="6.9236in" draw:z-index="0">
<draw:image xlink:href="../Images/AРМІЯINFORM/2023-07-14T61-00-00-04-00/inspekcziya_01-150x150.jpg" xlink:type="simple" xlink:show="embed" xlink:actuate="onLoad" draw:mime-type="image/jpeg"/>
</draw:frame>
</text:a>
</text:p>
      <text:p text:style-name="P4">
<text:a xlink:type="simple" xlink:href="https://armyinform.com.ua/wp-content/uploads/2023/07/inspekcziya-03.jpg" text:style-name="Internet_20_link" text:visited-style-name="Visited_20_Internet_20_Link">
<draw:frame draw:style-name="fr1" draw:name="Image114" text:anchor-type="as-char" svg:width="6.9236in" svg:height="6.9236in" draw:z-index="0">
<draw:image xlink:href="../Images/AРМІЯINFORM/2023-07-14T61-00-00-04-00/inspekcziya-03-150x150.jpg" xlink:type="simple" xlink:show="embed" xlink:actuate="onLoad" draw:mime-type="image/jpeg"/>
</draw:frame>
</text:a>
</text:p>
      <text:p text:style-name="P4">
<text:a xlink:type="simple" xlink:href="https://armyinform.com.ua/wp-content/uploads/2023/07/inspekcziya-02.jpg" text:style-name="Internet_20_link" text:visited-style-name="Visited_20_Internet_20_Link">
<draw:frame draw:style-name="fr1" draw:name="Image115" text:anchor-type="as-char" svg:width="6.9236in" svg:height="6.9236in" draw:z-index="0">
<draw:image xlink:href="../Images/AРМІЯINFORM/2023-07-14T61-00-00-04-00/inspekcziya-02-150x150.jpg" xlink:type="simple" xlink:show="embed" xlink:actuate="onLoad" draw:mime-type="image/jpeg"/>
</draw:frame>
</text:a>
</text:p>
      <text:p text:style-name="P4">
Командувач відвідав позиції підрозділів Сил територіальної оборони ЗС України,які виконують завдання за призначенням поблизу смуги державного кордону таознайомився з особливостями несення служби на даній ділянці. Приїздкомандувача на «нуль» став для захисників України приємною несподіванкою.</text:p>
      <text:p text:style-name="P4">
«Щиро дякую вам за ваш солдатський труд. Нехай вас Бог береже, дарує вам сили,щоб і далі громити ворога та захищати Україну. Разом переможемо!», — сказавгенерал-лейтенант Сергій Наєв військовослужбовцям під час вручення відомчихвідзнак та цінних подарунків.</text:p>
      <text:p text:style-name="P4">
<text:a xlink:type="simple" xlink:href="https://armyinform.com.ua/wp-content/uploads/2023/07/inspekcziya-004.jpg" text:style-name="Internet_20_link" text:visited-style-name="Visited_20_Internet_20_Link">
<draw:frame draw:style-name="fr1" draw:name="Image116" text:anchor-type="as-char" svg:width="6.9236in" svg:height="6.9236in" draw:z-index="0">
<draw:image xlink:href="../Images/AРМІЯINFORM/2023-07-14T61-00-00-04-00/inspekcziya-004-150x150.jpg" xlink:type="simple" xlink:show="embed" xlink:actuate="onLoad" draw:mime-type="image/jpeg"/>
</draw:frame>
</text:a>
</text:p>
      <text:p text:style-name="P4">
<text:a xlink:type="simple" xlink:href="https://armyinform.com.ua/wp-content/uploads/2023/07/inspekcziya-005.jpg" text:style-name="Internet_20_link" text:visited-style-name="Visited_20_Internet_20_Link">
<draw:frame draw:style-name="fr1" draw:name="Image117" text:anchor-type="as-char" svg:width="6.9236in" svg:height="6.9236in" draw:z-index="0">
<draw:image xlink:href="../Images/AРМІЯINFORM/2023-07-14T61-00-00-04-00/inspekcziya-005-150x150.jpg" xlink:type="simple" xlink:show="embed" xlink:actuate="onLoad" draw:mime-type="image/jpeg"/>
</draw:frame>
</text:a>
</text:p>
      <text:p text:style-name="P4">
<text:a xlink:type="simple" xlink:href="https://armyinform.com.ua/wp-content/uploads/2023/07/inspekcziya-006.jpg" text:style-name="Internet_20_link" text:visited-style-name="Visited_20_Internet_20_Link">
<draw:frame draw:style-name="fr1" draw:name="Image118" text:anchor-type="as-char" svg:width="6.9236in" svg:height="6.9236in" draw:z-index="0">
<draw:image xlink:href="../Images/AРМІЯINFORM/2023-07-14T61-00-00-04-00/inspekcziya-006-150x150.jpg" xlink:type="simple" xlink:show="embed" xlink:actuate="onLoad" draw:mime-type="image/jpeg"/>
</draw:frame>
</text:a>
</text:p>
      <text:p text:style-name="P4">
Військові цього підрозділу від початку широкомасштабної агресії російськоїфедерації справно несуть службу, виконуючи завдання за призначенням на різнихділянках фронту. Вони подякували Командувачу Об’єднаних Сил ЗС України затурботу та допомогу.</text:p>
      <text:p text:style-name="P4">
<text:span text:style-name="T5">
Фото автора</text:span>
</text:p>
      <text:p text:style-name="P4">
Source: <text:a xlink:type="simple" xlink:href="https://armyinform.com.ua/2023/07/14/sergij-nayev-vidznachyv-vidomchymy-vidznakamy-vijskovyh-yaki-nesut-sluzhbu-na-kordoni-z-rosiyeyu/" text:style-name="Internet_20_link" text:visited-style-name="Visited_20_Internet_20_Link">
https://armyinform.com.ua/2023/07/14/sergij-nayev-vidznachyv-vidomchymy-vidznakamy-vijskovyh-yaki-nesut-sluzhbu-na-kordoni-z-rosiyeyu/</text:a>
</text:p>
      <!--NEWS-->
      <text:h text:style-name="P10" text:outline-level="1">
<text:span text:style-name="T4">
Сили оборони України продовжують ведення наступальної операції на Таврійському напрямку — Валерій Шершень</text:span>
</text:h>
      <text:p text:style-name="P4">
Author: ['Микола Блонар']</text:p>
      <text:p text:style-name="P4">
Time: 2023-07-14T62:00:00-04:00</text:p>
      <text:p text:style-name="P4">
Description: — На Мелітопольському та Бердянському напрямках наші захисники закріплюю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alerij-shershen.jpg" text:style-name="Internet_20_link" text:visited-style-name="Visited_20_Internet_20_Link">
valerij-shershen.jpg</text:a>
']</text:p>
      <text:p text:style-name="P4">
Tags: ['ВАЛЕРІЙ ШЕРШЕНЬ', 'ЄДИНІ НОВИНИ', 'ТАВРІЙСЬКИЙ НАПРЯМОК']</text:p>
      <text:p text:style-name="P4">
Category: News</text:p>
      <!--METADATA-->
      <text:p text:style-name="P4">
<draw:frame draw:style-name="fr1" draw:name="Image119" text:anchor-type="as-char" svg:width="6.9236in" svg:height="4.615733in" draw:z-index="0">
<draw:image xlink:href="../Images/AРМІЯINFORM/2023-07-14T62-00-00-04-00/valerij-shershen.jpg" xlink:type="simple" xlink:show="embed" xlink:actuate="onLoad" draw:mime-type="image/jpeg"/>
</draw:frame>
</text:p>
      <text:p text:style-name="P4">
— На Мелітопольському та Бердянському напрямках наші захисники закріплюютьсяна досягнутих рубежах. На деокупованих територіях проводять зачистку, розвідкумісцевості та завдають артилерійських ударів по позиціях російських окупантів,— повідомив у ефірі телемарафону «Єдині новини» речник об’єднаного пресцентруСил оборони Таврійського напрямку майор Валерій Шершень.</text:p>
      <text:p text:style-name="P4">
За словами офіцера, аби стримати наступ українських захисників, ворогзастосовує наявні резерви. Це є ознакою того, що ворог використовує ресурсипроти наших ударних підрозділів, а ми ведемо успішні наступальні дії.</text:p>
      <text:p text:style-name="P4">
— За минулу добу ворог 16 разів атакував українські позиції, 15 з якихвідбулося поблизу населеного пункту Марї’нка. Окрім того, російські військаздійснили 615 обстрілів наших позицій. росіяни завдали 9 авіаціних ударів попозиціях українських захисників, застосовуючи СУ-34 та КА-52, а також 7 разівнамагалися атакувати за допомогою БПЛА, — додав Валерій Шершень.</text:p>
      <text:p text:style-name="P4">
За його словами, українські артилеристи за минулу добу виконали 1177 бойовихзавдань, завдали 11 ракетних ударів по місцях зосередження особового складу тамайданчиків перебування техніки, зокрема, ЗРК «Стріла-10» та складів із БК , атакож станції РЕБ «Житель».</text:p>
      <text:p text:style-name="P4">
Source: <text:a xlink:type="simple" xlink:href="https://armyinform.com.ua/2023/07/14/syly-oborony-ukrayiny-prodovzhuyut-vedennya-nastupalnoyi-operacziyi-na-tavrijskomu-napryamku-valerij-shershen/" text:style-name="Internet_20_link" text:visited-style-name="Visited_20_Internet_20_Link">
https://armyinform.com.ua/2023/07/14/syly-oborony-ukrayiny-prodovzhuyut-vedennya-nastupalnoyi-operacziyi-na-tavrijskomu-napryamku-valerij-shershen/</text:a>
</text:p>
      <!--NEWS-->
      <text:h text:style-name="P10" text:outline-level="1">
<text:span text:style-name="T4">
Українські військові ЛитПолУкрбригу навчаються ухвалювати рішення на курсах штабних офіцерів</text:span>
</text:h>
      <text:p text:style-name="P4">
Author: ['АРМІЯINFORM']</text:p>
      <text:p text:style-name="P4">
Time: 2023-07-14T63:00:00-04:00</text:p>
      <text:p text:style-name="P4">
Description: Українські стажери та інструктори Литовсько-Польсько-Української бригади імені Велик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lytpolukrbryt01.jpg" text:style-name="Internet_20_link" text:visited-style-name="Visited_20_Internet_20_Link">
lytpolukrbryt01.jpg</text:a>
', '<text:a xlink:type="simple" xlink:href="https://armyinform.com.ua/wp-content/uploads/2023/07/lytpolukrbryt02.jpg" text:style-name="Internet_20_link" text:visited-style-name="Visited_20_Internet_20_Link">
lytpolukrbryt02.jpg</text:a>
']</text:p>
      <text:p text:style-name="P4">
Tags: ['STOPRUSSIA', 'АГРЕСІЯ РФ', 'ЛИТПОЛУКРБРИГ', 'НАВЧАННЯ ТА ТРЕНУВАННЯ']</text:p>
      <text:p text:style-name="P4">
Category: News</text:p>
      <!--METADATA-->
      <text:p text:style-name="P4">
<draw:frame draw:style-name="fr1" draw:name="Image120" text:anchor-type="as-char" svg:width="6.9236in" svg:height="3.894525in" draw:z-index="0">
<draw:image xlink:href="../Images/AРМІЯINFORM/2023-07-14T63-00-00-04-00/lytpolukrbryt01.jpg" xlink:type="simple" xlink:show="embed" xlink:actuate="onLoad" draw:mime-type="image/jpeg"/>
</draw:frame>
</text:p>
      <text:p text:style-name="P4">
Українські стажери та інструктори Литовсько-Польсько-Української бригади іменіВеликого гетьмана Костянтина Острозького вивчають процес ухвалювання рішень накурсах штабних офіцерів.</text:p>
      <text:p text:style-name="P4">
Про це йдеться у<text:a xlink:type="simple" xlink:href="https://www.facebook.com/mnbhq/posts/pfbid02wcVi9f8a3cwLbK83EZqnAaDcepNLf8Mn28aPhPZST8brcqfmCSTVMBLszrRSGHAMl" text:style-name="Internet_20_link" text:visited-style-name="Visited_20_Internet_20_Link">
повідомленні</text:a>
ЛитПолУкрбригу.</text:p>
      <text:p text:style-name="P4">
На цих курсах відбувається суттєва допомога у впровадженні стандартів НАТО уЗбройних Силах України.</text:p>
      <text:p text:style-name="P4">
На заняттях студенти поновили свої знання з основ тактики, наземної навігації,зв'язку та інших важливих напрямів, спираючись на досвід російсько-українськоївійни.</text:p>
      <text:p text:style-name="P4">
<draw:frame draw:style-name="fr1" draw:name="Image121" text:anchor-type="as-char" svg:width="6.9236in" svg:height="3.894525in" draw:z-index="0">
<draw:image xlink:href="../Images/AРМІЯINFORM/2023-07-14T63-00-00-04-00/lytpolukrbryt02.jpg" xlink:type="simple" xlink:show="embed" xlink:actuate="onLoad" draw:mime-type="image/jpeg"/>
</draw:frame>
</text:p>
      <text:p text:style-name="P4">
Нагадаємо, нещодавно ЛитПолУкрбриг<text:a xlink:type="simple" xlink:href="https://armyinform.com.ua/2023/07/11/lytpolukrbryg-provela-trenuvannya-u-lytvi/" text:style-name="Internet_20_link" text:visited-style-name="Visited_20_Internet_20_Link">
виконала</text:a>
 практичну частину літнього навчання під час бойовоїнавчальної поїздки до Литви.</text:p>
      <text:p text:style-name="P4">
Source: <text:a xlink:type="simple" xlink:href="https://armyinform.com.ua/2023/07/14/ukrayinski-vijskovi-lytpolukrbrygu-navchayutsya-uhvalyuvaty-rishennya-na-kursah-shtabnyh-oficzeriv/" text:style-name="Internet_20_link" text:visited-style-name="Visited_20_Internet_20_Link">
https://armyinform.com.ua/2023/07/14/ukrayinski-vijskovi-lytpolukrbrygu-navchayutsya-uhvalyuvaty-rishennya-na-kursah-shtabnyh-oficzeriv/</text:a>
</text:p>
      <!--NEWS-->
      <text:h text:style-name="P10" text:outline-level="1">
<text:span text:style-name="T4">
«Очі яструба»: у столиці презентували інноваційний підрозділ аеророзвідки Сил ТРО</text:span>
</text:h>
      <text:p text:style-name="P4">
Author: ['Віктор Дехтяр']</text:p>
      <text:p text:style-name="P4">
Time: 2023-07-14T64:00:00-04:00</text:p>
      <text:p text:style-name="P4">
Description: У Командуванні Сил територіальної оборони на днях презентували розширення інновацій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golovna-21-scaled.jpg" text:style-name="Internet_20_link" text:visited-style-name="Visited_20_Internet_20_Link">
golovna-21-scaled.jpg</text:a>
', '<text:a xlink:type="simple" xlink:href="https://armyinform.com.ua/wp-content/uploads/2023/07/foto-1-14-scaled.jpg" text:style-name="Internet_20_link" text:visited-style-name="Visited_20_Internet_20_Link">
foto-1-14-scaled.jpg</text:a>
', '<text:a xlink:type="simple" xlink:href="https://armyinform.com.ua/wp-content/uploads/2023/07/foto-2-13-scaled.jpg" text:style-name="Internet_20_link" text:visited-style-name="Visited_20_Internet_20_Link">
foto-2-13-scaled.jpg</text:a>
', '<text:a xlink:type="simple" xlink:href="https://armyinform.com.ua/wp-content/uploads/2023/07/foto-3-14-scaled.jpg" text:style-name="Internet_20_link" text:visited-style-name="Visited_20_Internet_20_Link">
foto-3-14-scaled.jpg</text:a>
', '<text:a xlink:type="simple" xlink:href="https://armyinform.com.ua/wp-content/authors/nophoto2.png" text:style-name="Internet_20_link" text:visited-style-name="Visited_20_Internet_20_Link">
nophoto2.png</text:a>
']</text:p>
      <text:p text:style-name="P4">
Tags: ['АЕРОРОЗВІДКА', 'БПЛА', 'ТЕРОБОРОНА']</text:p>
      <text:p text:style-name="P4">
Category: News</text:p>
      <!--METADATA-->
      <text:p text:style-name="P4">
<draw:frame draw:style-name="fr1" draw:name="Image122" text:anchor-type="as-char" svg:width="6.9236in" svg:height="3.704126in" draw:z-index="0">
<draw:image xlink:href="../Images/AРМІЯINFORM/2023-07-14T64-00-00-04-00/golovna-21-scaled.jpg" xlink:type="simple" xlink:show="embed" xlink:actuate="onLoad" draw:mime-type="image/jpeg"/>
</draw:frame>
</text:p>
      <text:p text:style-name="P4">
У Командуванні Сил територіальної оборони на днях презентували розширенняінноваційного батальйону аеророзвідки та оголосили початок збору коштів дляматеріального забезпечення підрозділу.</text:p>
      <text:p text:style-name="P4">
<draw:frame draw:style-name="fr1" draw:name="Image123" text:anchor-type="as-char" svg:width="6.9236in" svg:height="4.119542in" draw:z-index="0">
<draw:image xlink:href="../Images/AРМІЯINFORM/2023-07-14T64-00-00-04-00/foto-1-14-scaled.jpg" xlink:type="simple" xlink:show="embed" xlink:actuate="onLoad" draw:mime-type="image/jpeg"/>
</draw:frame>
</text:p>
      <text:p text:style-name="P4">
Після повного комплектування «Очі яструба» зможуть масштабуватись дляефективного покриття площі до 960 квадратних кілометрів та стати «очима» будь-якого роду військ. Розгортання мобільних та стаціонарних пунктів керуванняможе бути забезпеченим до 12 годин, а військові операції будь-яких родіввійськ зможуть координуватися в live-режимі.</text:p>
      <text:p text:style-name="P4">
<draw:frame draw:style-name="fr1" draw:name="Image124" text:anchor-type="as-char" svg:width="6.9236in" svg:height="4.615733in" draw:z-index="0">
<draw:image xlink:href="../Images/AРМІЯINFORM/2023-07-14T64-00-00-04-00/foto-2-13-scaled.jpg" xlink:type="simple" xlink:show="embed" xlink:actuate="onLoad" draw:mime-type="image/jpeg"/>
</draw:frame>
</text:p>
      <text:p text:style-name="P4">
— Наш підрозділ займається аеророзвідкою цілодобово, вдень і вночі,використовуючи безліч засобів розвідки від маленьких комерційних дронів довеликих літаків, які годинами літають на сотні кілометрів і дають намможливість збирати усю необхідну інформацію«, — розповів командир підрозділуаеророзвідки підполковник Андрій Сухін.</text:p>
      <text:p text:style-name="P4">
<draw:frame draw:style-name="fr1" draw:name="Image125" text:anchor-type="as-char" svg:width="6.9236in" svg:height="4.615733in" draw:z-index="0">
<draw:image xlink:href="../Images/AРМІЯINFORM/2023-07-14T64-00-00-04-00/foto-3-14-scaled.jpg" xlink:type="simple" xlink:show="embed" xlink:actuate="onLoad" draw:mime-type="image/jpeg"/>
</draw:frame>
</text:p>
      <text:p text:style-name="P4">
До збору коштів долучились Фонд освітніх ініціатив та Фонд «Повернись живим».Амбасадорами проєкту стали український актор і режисер Ахтем Сеїтаблаєв таукраїнський телевізійний ведучий і продюсер Ігор Кондратюк.</text:p>
      <text:p text:style-name="P4">
<draw:frame draw:style-name="fr1" draw:name="Image126" text:anchor-type="as-char" svg:width="6.9236in" svg:height="6.9236in" draw:z-index="0">
<draw:image xlink:href="../Images/AРМІЯINFORM/2023-07-14T64-00-00-04-00/nophoto2.png" xlink:type="simple" xlink:show="embed" xlink:actuate="onLoad" draw:mime-type="image/png"/>
</draw:frame>
</text:p>
      <text:p text:style-name="P4">
<text:a xlink:type="simple" xlink:href="https://armyinform.com.ua/army-authors/viktor-dehtyar/" text:style-name="Internet_20_link" text:visited-style-name="Visited_20_Internet_20_Link">
Віктор Дехтяр</text:a>
</text:p>
      <text:p text:style-name="P4">
Source: <text:a xlink:type="simple" xlink:href="https://armyinform.com.ua/2023/07/14/ochi-yastruba-u-stolyczi-prezentuvaly-innovaczijnyj-pidrozdil-aerorozvidky-syl-tro/" text:style-name="Internet_20_link" text:visited-style-name="Visited_20_Internet_20_Link">
https://armyinform.com.ua/2023/07/14/ochi-yastruba-u-stolyczi-prezentuvaly-innovaczijnyj-pidrozdil-aerorozvidky-syl-tro/</text:a>
</text:p>
      <!--NEWS-->
      <text:h text:style-name="P10" text:outline-level="1">
<text:span text:style-name="T4">
Брифінг «Участь Нацгвардії у відсічі збройної агресії рф проти України»</text:span>
</text:h>
      <text:p text:style-name="P4">
Author: ['АРМІЯINFORM']</text:p>
      <text:p text:style-name="P4">
Time: 2023-07-14T65:00:00-04:00</text:p>
      <text:p text:style-name="P4">
Description: https://www.youtube.com/watch?v=KwZZZyqhvK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STOPRUSSIA', 'ВТОРГНЕННЯ РФ', 'НАЦГВАРДІЯ']</text:p>
      <text:p text:style-name="P4">
Category: News</text:p>
      <!--METADATA-->
      <text:p text:style-name="P4">
Source: <text:a xlink:type="simple" xlink:href="https://armyinform.com.ua/2023/07/14/bryfing-uchast-naczgvardiyi-u-vidsichi-zbrojnoyi-agresiyi-rf-proty-ukrayiny/" text:style-name="Internet_20_link" text:visited-style-name="Visited_20_Internet_20_Link">
https://armyinform.com.ua/2023/07/14/bryfing-uchast-naczgvardiyi-u-vidsichi-zbrojnoyi-agresiyi-rf-proty-ukrayiny/</text:a>
</text:p>
      <!--NEWS-->
      <text:h text:style-name="P10" text:outline-level="1">
<text:span text:style-name="T4">
У Вінниці вшанували пам’ять загиблих під час минулорічного ракетного удару по місту</text:span>
</text:h>
      <text:p text:style-name="P4">
Author: ['Олексій Тригуб']</text:p>
      <text:p text:style-name="P4">
Time: 2023-07-14T66:00:00-04:00</text:p>
      <text:p text:style-name="P4">
Description: Рівно рік тому, 14 липня 2022 року, московитські кати завдали підступного ракетного уда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jdtjta.jpg" text:style-name="Internet_20_link" text:visited-style-name="Visited_20_Internet_20_Link">
jdtjta.jpg</text:a>
', '<text:a xlink:type="simple" xlink:href="https://armyinform.com.ua/wp-content/uploads/2023/07/11-14.jpg" text:style-name="Internet_20_link" text:visited-style-name="Visited_20_Internet_20_Link">
11-14.jpg</text:a>
', '<text:a xlink:type="simple" xlink:href="https://armyinform.com.ua/wp-content/uploads/2023/07/21-2.jpg" text:style-name="Internet_20_link" text:visited-style-name="Visited_20_Internet_20_Link">
21-2.jpg</text:a>
', '<text:a xlink:type="simple" xlink:href="https://armyinform.com.ua/wp-content/uploads/2023/07/31-1-150x150.jpg" text:style-name="Internet_20_link" text:visited-style-name="Visited_20_Internet_20_Link">
31-1-150x150.jpg</text:a>
', '<text:a xlink:type="simple" xlink:href="https://armyinform.com.ua/wp-content/uploads/2023/07/41-1-150x150.jpg" text:style-name="Internet_20_link" text:visited-style-name="Visited_20_Internet_20_Link">
41-1-150x150.jpg</text:a>
', '<text:a xlink:type="simple" xlink:href="https://armyinform.com.ua/wp-content/uploads/2023/07/6-15-150x150.jpg" text:style-name="Internet_20_link" text:visited-style-name="Visited_20_Internet_20_Link">
6-15-150x150.jpg</text:a>
', '<text:a xlink:type="simple" xlink:href="https://armyinform.com.ua/wp-content/uploads/2023/07/7-10-150x150.jpg" text:style-name="Internet_20_link" text:visited-style-name="Visited_20_Internet_20_Link">
7-10-150x150.jpg</text:a>
', '<text:a xlink:type="simple" xlink:href="https://armyinform.com.ua/wp-content/uploads/2023/07/5-21-150x150.jpg" text:style-name="Internet_20_link" text:visited-style-name="Visited_20_Internet_20_Link">
5-21-150x150.jpg</text:a>
', '<text:a xlink:type="simple" xlink:href="https://armyinform.com.ua/wp-content/uploads/2023/07/9-7-150x150.jpg" text:style-name="Internet_20_link" text:visited-style-name="Visited_20_Internet_20_Link">
9-7-150x150.jpg</text:a>
', '<text:a xlink:type="simple" xlink:href="https://armyinform.com.ua/wp-content/uploads/2023/07/8-11-150x150.jpg" text:style-name="Internet_20_link" text:visited-style-name="Visited_20_Internet_20_Link">
8-11-150x150.jpg</text:a>
', '<text:a xlink:type="simple" xlink:href="https://armyinform.com.ua/wp-content/uploads/2023/07/10-8.jpg" text:style-name="Internet_20_link" text:visited-style-name="Visited_20_Internet_20_Link">
10-8.jpg</text:a>
', '<text:a xlink:type="simple" xlink:href="https://armyinform.com.ua/wp-content/uploads/2023/07/11-15.jpg" text:style-name="Internet_20_link" text:visited-style-name="Visited_20_Internet_20_Link">
11-15.jpg</text:a>
', '<text:a xlink:type="simple" xlink:href="https://armyinform.com.ua/wp-content/uploads/2023/07/12-10.jpg" text:style-name="Internet_20_link" text:visited-style-name="Visited_20_Internet_20_Link">
12-10.jpg</text:a>
', '<text:a xlink:type="simple" xlink:href="https://armyinform.com.ua/wp-content/uploads/2023/07/13-6-150x150.jpg" text:style-name="Internet_20_link" text:visited-style-name="Visited_20_Internet_20_Link">
13-6-150x150.jpg</text:a>
', '<text:a xlink:type="simple" xlink:href="https://armyinform.com.ua/wp-content/uploads/2023/07/14-4-150x150.jpg" text:style-name="Internet_20_link" text:visited-style-name="Visited_20_Internet_20_Link">
14-4-150x150.jpg</text:a>
']</text:p>
      <text:p text:style-name="P4">
Tags: ['ВТОРГНЕННЯ РФ', 'НАЦІОНАЛЬНИЙ СПРОТИВ', 'НОВИНИ']</text:p>
      <text:p text:style-name="P4">
Category: News</text:p>
      <!--METADATA-->
      <text:p text:style-name="P4">
<draw:frame draw:style-name="fr1" draw:name="Image127" text:anchor-type="as-char" svg:width="6.9236in" svg:height="5.1927in" draw:z-index="0">
<draw:image xlink:href="../Images/AРМІЯINFORM/2023-07-14T66-00-00-04-00/jdtjta.jpg" xlink:type="simple" xlink:show="embed" xlink:actuate="onLoad" draw:mime-type="image/jpeg"/>
</draw:frame>
</text:p>
      <text:p text:style-name="P4">
Рівно рік тому, 14 липня 2022 року, московитські кати завдали підступногоракетного удару по середмістю Вінниці. Ракети влучили в Будинок офіцерівПовітряних Сил — найпопулярніший в обласному центрі заклад культури, у якомуякраз готувалися до чергового концерту зірок української естради, та просто влюдну площу Перемоги, на якій він розташований, поблизу Будинку побуту«Ювілейний». Тоді загинуло десятки цивільних мешканців Вінниці, троє дітей.Понад 150 громадян дістали поранень різного ступеня тяжкості. Перехожі, якіпоспішали у своїх справах, малеча, яка прогулювалася з мамами, персоналмедичного центру «Нейромед», що перебував в офісному приміщенні Будинкупобуту, випадкові відвідувачі навколишніх закладів…</text:p>
      <text:p text:style-name="P4">
<draw:frame draw:style-name="fr1" draw:name="Image128" text:anchor-type="as-char" svg:width="6.9236in" svg:height="5.175391in" draw:z-index="0">
<draw:image xlink:href="../Images/AРМІЯINFORM/2023-07-14T66-00-00-04-00/11-14.jpg" xlink:type="simple" xlink:show="embed" xlink:actuate="onLoad" draw:mime-type="image/jpeg"/>
</draw:frame>
</text:p>
      <text:p text:style-name="P4">
Ракет було п’ять. Дві з них збили на підльоті до обласного центру, три, нажаль, усе ж влучили в самісінький центр міста… Загалом кількість постраждалихсягнула понад двісті осіб. Також було зруйновано будівлі Будинку офіцерів таБудинку побуту, повністю знищено медичний центр, пошкоджено понад 50 житловихбудинків на Площі Перемоги та сусідніх вулицях, а на стоянці, в яку влучилаодна з крилатих ракет «Калібр», згоріло близько 50 автомобілів, деякі з них —із людьми…</text:p>
      <text:p text:style-name="P4">
читайте також:</text:p>
      <text:p text:style-name="P4">
<text:a xlink:type="simple" xlink:href="https://armyinform.com.ua/2022/07/15/kanadski-polityky-nazvaly-obstril-vinnyczi-zvirstvom-ta-varvarstvom/" text:style-name="Internet_20_link" text:visited-style-name="Visited_20_Internet_20_Link">
Канадські політики назвали обстріл Вінниці звірством таварварством</text:a>
</text:p>
      <text:p text:style-name="P4">
<draw:frame draw:style-name="fr1" draw:name="Image129" text:anchor-type="as-char" svg:width="6.9236in" svg:height="6.9236in" draw:z-index="0">
<draw:image xlink:href="../Images/AРМІЯINFORM/2023-07-14T66-00-00-04-00/21-2.jpg" xlink:type="simple" xlink:show="embed" xlink:actuate="onLoad" draw:mime-type="image/jpeg"/>
</draw:frame>
</text:p>
      <text:p text:style-name="P4">
У пам’ять про загиблих під час російського терористичного акту на місціракетного удару влаштували пам’ятний сквер, у якому висадили сакури, а такожзвели меморіал у пам’ять про загиблих.</text:p>
      <text:p text:style-name="P4">
<text:a xlink:type="simple" xlink:href="https://armyinform.com.ua/wp-content/uploads/2023/07/31-1.jpg" text:style-name="Internet_20_link" text:visited-style-name="Visited_20_Internet_20_Link">
<draw:frame draw:style-name="fr1" draw:name="Image130" text:anchor-type="as-char" svg:width="6.9236in" svg:height="6.9236in" draw:z-index="0">
<draw:image xlink:href="../Images/AРМІЯINFORM/2023-07-14T66-00-00-04-00/31-1-150x150.jpg" xlink:type="simple" xlink:show="embed" xlink:actuate="onLoad" draw:mime-type="image/jpeg"/>
</draw:frame>
</text:a>
</text:p>
      <text:p text:style-name="P4">
<text:a xlink:type="simple" xlink:href="https://armyinform.com.ua/wp-content/uploads/2023/07/41-1.jpg" text:style-name="Internet_20_link" text:visited-style-name="Visited_20_Internet_20_Link">
<draw:frame draw:style-name="fr1" draw:name="Image131" text:anchor-type="as-char" svg:width="6.9236in" svg:height="6.9236in" draw:z-index="0">
<draw:image xlink:href="../Images/AРМІЯINFORM/2023-07-14T66-00-00-04-00/41-1-150x150.jpg" xlink:type="simple" xlink:show="embed" xlink:actuate="onLoad" draw:mime-type="image/jpeg"/>
</draw:frame>
</text:a>
</text:p>
      <text:p text:style-name="P4">
Сьогодні, 14 липня, у місті оголошено День жалоби за загиблими. На всійтериторії Вінницької міської територіальної громади приспущені прапори,скасовані будь-які заходи розважального характеру. Напередодні, вчора, наЄвропейській площі міста відбулась акція «Янголи пам’яті», у якій взяла участьпонад 100 юнаків та дівчат. Із синьо-жовтими кульками в руках вони створилифігуру літака, що вистояв під час ракетного обстрілу на Площі Перемоги торік,14 липня, як символ незламності українського народу.</text:p>
      <text:p text:style-name="P4">
<text:a xlink:type="simple" xlink:href="https://armyinform.com.ua/wp-content/uploads/2023/07/6-15.jpg" text:style-name="Internet_20_link" text:visited-style-name="Visited_20_Internet_20_Link">
<draw:frame draw:style-name="fr1" draw:name="Image132" text:anchor-type="as-char" svg:width="6.9236in" svg:height="6.9236in" draw:z-index="0">
<draw:image xlink:href="../Images/AРМІЯINFORM/2023-07-14T66-00-00-04-00/6-15-150x150.jpg" xlink:type="simple" xlink:show="embed" xlink:actuate="onLoad" draw:mime-type="image/jpeg"/>
</draw:frame>
</text:a>
</text:p>
      <text:p text:style-name="P4">
<text:a xlink:type="simple" xlink:href="https://armyinform.com.ua/wp-content/uploads/2023/07/7-10.jpg" text:style-name="Internet_20_link" text:visited-style-name="Visited_20_Internet_20_Link">
<draw:frame draw:style-name="fr1" draw:name="Image133" text:anchor-type="as-char" svg:width="6.9236in" svg:height="6.9236in" draw:z-index="0">
<draw:image xlink:href="../Images/AРМІЯINFORM/2023-07-14T66-00-00-04-00/7-10-150x150.jpg" xlink:type="simple" xlink:show="embed" xlink:actuate="onLoad" draw:mime-type="image/jpeg"/>
</draw:frame>
</text:a>
</text:p>
      <text:p text:style-name="P4">
<text:a xlink:type="simple" xlink:href="https://armyinform.com.ua/wp-content/uploads/2023/07/5-21.jpg" text:style-name="Internet_20_link" text:visited-style-name="Visited_20_Internet_20_Link">
<draw:frame draw:style-name="fr1" draw:name="Image134" text:anchor-type="as-char" svg:width="6.9236in" svg:height="6.9236in" draw:z-index="0">
<draw:image xlink:href="../Images/AРМІЯINFORM/2023-07-14T66-00-00-04-00/5-21-150x150.jpg" xlink:type="simple" xlink:show="embed" xlink:actuate="onLoad" draw:mime-type="image/jpeg"/>
</draw:frame>
</text:a>
</text:p>
      <text:p text:style-name="P4">
читайте також:</text:p>
      <text:p text:style-name="P4">
<text:a xlink:type="simple" xlink:href="https://armyinform.com.ua/2022/07/15/gensek-oon-zreaguvav-na-raketnyj-obstril-vinnyczi/" text:style-name="Internet_20_link" text:visited-style-name="Visited_20_Internet_20_Link">
Генсек ООН відреагував на ракетний обстрілВінниці</text:a>
</text:p>
      <text:p text:style-name="P4">
Рівно через рік після трагедії, на її місці, на Площі Перемоги урочистовідкрили пам’ятний комплекс на знак вшанування жертв терористичного акту. Біляпам’ятника-літака напівколом — алея сакур, і по центру — Стела пам’яті. На ній— білі голуби, з одного боку яких — фотографії загиблих.</text:p>
      <text:p text:style-name="P4">
<text:a xlink:type="simple" xlink:href="https://armyinform.com.ua/wp-content/uploads/2023/07/9-7.jpg" text:style-name="Internet_20_link" text:visited-style-name="Visited_20_Internet_20_Link">
<draw:frame draw:style-name="fr1" draw:name="Image135" text:anchor-type="as-char" svg:width="6.9236in" svg:height="6.9236in" draw:z-index="0">
<draw:image xlink:href="../Images/AРМІЯINFORM/2023-07-14T66-00-00-04-00/9-7-150x150.jpg" xlink:type="simple" xlink:show="embed" xlink:actuate="onLoad" draw:mime-type="image/jpeg"/>
</draw:frame>
</text:a>
</text:p>
      <text:p text:style-name="P4">
<text:a xlink:type="simple" xlink:href="https://armyinform.com.ua/wp-content/uploads/2023/07/8-11.jpg" text:style-name="Internet_20_link" text:visited-style-name="Visited_20_Internet_20_Link">
<draw:frame draw:style-name="fr1" draw:name="Image136" text:anchor-type="as-char" svg:width="6.9236in" svg:height="6.9236in" draw:z-index="0">
<draw:image xlink:href="../Images/AРМІЯINFORM/2023-07-14T66-00-00-04-00/8-11-150x150.jpg" xlink:type="simple" xlink:show="embed" xlink:actuate="onLoad" draw:mime-type="image/jpeg"/>
</draw:frame>
</text:a>
</text:p>
      <text:p text:style-name="P4">
Перед початком заходу, який, з міркувань безпеки, широко не анонсувався,тричі, з інтервалом у кілька хвилин, ведучі церемонії попередили присутніх проте, що в разі оголошення повітряної тривоги, всім необхідно перейти донайближчих укриттів. І це — не проста пересторога, адже минулого року в деньвшанування пам’яті загиблих по Вінниччині був знову завданий ракетний удар, ацьогоріч підступний ворог намагався вкотре обстріляти Кривий Ріг якраз у деньроковин минулорічного терористичного акту. Тож, знаючи, з яким безпринципнимта підлим ворогом ми маємо справу, а також — наскільки хворобливою є йогоприхильність до різних дат, заходи безпеки не були зайвими.</text:p>
      <text:p text:style-name="P4">
<draw:frame draw:style-name="fr1" draw:name="Image137" text:anchor-type="as-char" svg:width="6.9236in" svg:height="5.175391in" draw:z-index="0">
<draw:image xlink:href="../Images/AРМІЯINFORM/2023-07-14T66-00-00-04-00/10-8.jpg" xlink:type="simple" xlink:show="embed" xlink:actuate="onLoad" draw:mime-type="image/jpeg"/>
</draw:frame>
</text:p>
      <text:p text:style-name="P4">
Загалом на відкриття меморіалу в центрі Вінниці прийшло понад пів тисячілюдей. Хтось спеціально приїхав для цього з-за кордону, хтось у числі іншихродичів загиблих готував відкриття меморіалу, активно беручи участь у проєкті.Чимало прийшло і військовослужбовців Вінницького гарнізону. І в кожного з цихсотень людей трагічного дня 14 липня 2022 року тут хтось загинув чи постраждав— рідні, близькі, знайомі…</text:p>
      <text:p text:style-name="P4">
<draw:frame draw:style-name="fr1" draw:name="Image138" text:anchor-type="as-char" svg:width="6.9236in" svg:height="5.175391in" draw:z-index="0">
<draw:image xlink:href="../Images/AРМІЯINFORM/2023-07-14T66-00-00-04-00/11-15.jpg" xlink:type="simple" xlink:show="embed" xlink:actuate="onLoad" draw:mime-type="image/jpeg"/>
</draw:frame>
</text:p>
      <text:p text:style-name="P4">
На початку відкриття меморіалу ведуча зачитала імена усіх загиблих. Були середних і мешканці Вінниці, і вимушені переселенці, які рятувалися від війни вцьому місті, але ворожі ракети знайшли їх і тут, у центрі України. 4 роки, 8,9, 18, 25, 45, 79 — серед загиблих люди різного віку та статі, різнихпрофесій. Янголи, чиї душі рік тому відлетіли в почорніле від вибухів небоВінниці. І ось тепер символічно в небо випустили білих голубів, які так самошвидко злетіли догори…</text:p>
      <text:p text:style-name="P4">
<draw:frame draw:style-name="fr1" draw:name="Image139" text:anchor-type="as-char" svg:width="6.9236in" svg:height="5.175391in" draw:z-index="0">
<draw:image xlink:href="../Images/AРМІЯINFORM/2023-07-14T66-00-00-04-00/12-10.jpg" xlink:type="simple" xlink:show="embed" xlink:actuate="onLoad" draw:mime-type="image/jpeg"/>
</draw:frame>
</text:p>
      <text:p text:style-name="P4">
Представники духовенства освятили меморіал, а родичі загиблих, представникимісцевої влади та Командування Повітряних Сил, а також усі небайдужі вінничанипоклали живі квіти та іграшки до Стели пам’яті.</text:p>
      <text:p text:style-name="P4">
<text:a xlink:type="simple" xlink:href="https://armyinform.com.ua/wp-content/uploads/2023/07/13-6.jpg" text:style-name="Internet_20_link" text:visited-style-name="Visited_20_Internet_20_Link">
<draw:frame draw:style-name="fr1" draw:name="Image140" text:anchor-type="as-char" svg:width="6.9236in" svg:height="6.9236in" draw:z-index="0">
<draw:image xlink:href="../Images/AРМІЯINFORM/2023-07-14T66-00-00-04-00/13-6-150x150.jpg" xlink:type="simple" xlink:show="embed" xlink:actuate="onLoad" draw:mime-type="image/jpeg"/>
</draw:frame>
</text:a>
</text:p>
      <text:p text:style-name="P4">
<text:a xlink:type="simple" xlink:href="https://armyinform.com.ua/wp-content/uploads/2023/07/14-4.jpg" text:style-name="Internet_20_link" text:visited-style-name="Visited_20_Internet_20_Link">
<draw:frame draw:style-name="fr1" draw:name="Image141" text:anchor-type="as-char" svg:width="6.9236in" svg:height="6.9236in" draw:z-index="0">
<draw:image xlink:href="../Images/AРМІЯINFORM/2023-07-14T66-00-00-04-00/14-4-150x150.jpg" xlink:type="simple" xlink:show="embed" xlink:actuate="onLoad" draw:mime-type="image/jpeg"/>
</draw:frame>
</text:a>
</text:p>
      <text:p text:style-name="P4">
<text:span text:style-name="T5">
Фото автора</text:span>
</text:p>
      <text:p text:style-name="P4">
Source: <text:a xlink:type="simple" xlink:href="https://armyinform.com.ua/2023/07/14/foto-u-vinnyczi-vshanuvaly-pamyat-zagyblyh-pid-chas-mynulorichnogo-raketnogo-udaru-po-mistu/" text:style-name="Internet_20_link" text:visited-style-name="Visited_20_Internet_20_Link">
https://armyinform.com.ua/2023/07/14/foto-u-vinnyczi-vshanuvaly-pamyat-zagyblyh-pid-chas-mynulorichnogo-raketnogo-udaru-po-mistu/</text:a>
</text:p>
      <!--NEWS-->
      <text:h text:style-name="P10" text:outline-level="1">
<text:span text:style-name="T4">
Брифінг «Гранти на навчання для дітей загиблих воїнів, військовослужбовців і ВПО»</text:span>
</text:h>
      <text:p text:style-name="P4">
Author: ['АРМІЯINFORM']</text:p>
      <text:p text:style-name="P4">
Time: 2023-07-14T67:00:00-04:00</text:p>
      <text:p text:style-name="P4">
Description: https://www.youtube.com/watch?v=kIMo4fLvNxs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MILITARY MEDIA CENTER', 'ГРАНТИ НА НАВЧАННЯ']</text:p>
      <text:p text:style-name="P4">
Category: News</text:p>
      <!--METADATA-->
      <text:p text:style-name="P4">
Source: <text:a xlink:type="simple" xlink:href="https://armyinform.com.ua/2023/07/14/bryfing-granty-na-navchannya-dlya-ditej-zagyblyh-voyiniv-vijskovosluzhbovcziv-i-vpo/" text:style-name="Internet_20_link" text:visited-style-name="Visited_20_Internet_20_Link">
https://armyinform.com.ua/2023/07/14/bryfing-granty-na-navchannya-dlya-ditej-zagyblyh-voyiniv-vijskovosluzhbovcziv-i-vpo/</text:a>
</text:p>
      <!--NEWS-->
      <text:h text:style-name="P10" text:outline-level="1">
<text:span text:style-name="T4">
Україна та Європейський Союз зміцнюють співпрацю в боротьбі з кіберагресією</text:span>
</text:h>
      <text:p text:style-name="P4">
Author: ['АРМІЯINFORM']</text:p>
      <text:p text:style-name="P4">
Time: 2023-07-14T68:00:00-04:00</text:p>
      <text:p text:style-name="P4">
Description: Делегація представників Апарату Ради національної безпеки і оборони України в Брюссел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201550_594128652897856_5454737907239277114_n.jpg" text:style-name="Internet_20_link" text:visited-style-name="Visited_20_Internet_20_Link">
356201550_594128652897856_5454737907239277114_n.jpg</text:a>
']</text:p>
      <text:p text:style-name="P4">
Tags: ['КІБЕРБЕЗПЕКА', 'РНБО УКРАЇНИ', 'УКРАЇНА']</text:p>
      <text:p text:style-name="P4">
Category: News</text:p>
      <!--METADATA-->
      <text:p text:style-name="P4">
<draw:frame draw:style-name="fr1" draw:name="Image142" text:anchor-type="as-char" svg:width="6.9236in" svg:height="5.1927in" draw:z-index="0">
<draw:image xlink:href="../Images/AРМІЯINFORM/2023-07-14T68-00-00-04-00/356201550_594128652897856_5454737907239277114_n.jpg" xlink:type="simple" xlink:show="embed" xlink:actuate="onLoad" draw:mime-type="image/jpeg"/>
</draw:frame>
</text:p>
      <text:p text:style-name="P4">
Делегація представників Апарату Ради національної безпеки і оборони України вБрюсселі зустрілася з представниками Європейської служби зовнішньої діяльності(ЄСЗД), Генерального директорату з комунікаційних мереж, контенту і технологій(DG CONNECT) та ENISA.</text:p>
      <text:p text:style-name="P4">
Про це <text:a xlink:type="simple" xlink:href="https://www.rnbo.gov.ua/ua/Diialnist/6488.html" text:style-name="Internet_20_link" text:visited-style-name="Visited_20_Internet_20_Link">
повідомляє</text:a>
 пресслужбаРНБО.</text:p>
      <text:p text:style-name="P4">
Українська делегація поділилася досвідом у протидії кіберагресії рф.</text:p>
      <text:p text:style-name="P4">
«Зокрема, йшлося про ефективні заходи запобігання кібератакам, побудовукібероборони та тісну співпрацю між суб’єктами кібербезпеки держави якключовий фактор успішної боротьби з кіберзагрозами. Також обговорили питаннязбільшення рівня міжнародної кіберзлочинності через активне долученнязловмисних акторів з боку рф. Міжнародним партнерам було представленоефективні заходи протидії, що вживаються Україною, зокрема поінформовано провпровадження системи фільтрації фішингових доменів Protective DNS», — йдетьсяу повідомленні.</text:p>
      <text:p text:style-name="P4">
Зустріч також стала платформою для обговорення організації третього раундукібердіалогу між Україною та Європейським Союзом. Сторони обговорили успіхиУкраїни та напрями подальшої гармонізації законодавства України іззаконодавством ЄС у сфері кібербезпеки.</text:p>
      <text:p text:style-name="P4">
«Сьогодні Україна стоїть на передовій боротьби з агресією рф й укіберпросторі, і ми прагнемо ділитися нашим досвідом з Європейським Союзом.Зустріч з представниками ЄС є важливим кроком поглиблення співпраці тазміцнення обороноздатності обох сторін. Дякуємо Європейському Союзу запідтримку України у війні, яка також триває й у кіберпросторі», — зазначилакерівник служби з питань інформаційної безпеки та кібербезпеки Апарату Радинаціональної безпеки і оборони України Наталія Ткачук.</text:p>
      <text:p text:style-name="P4">
У заході також взяли участь представники Міністерства оборони України,Національного координаційного центру кібербезпеки, Служби безпеки України,Збройних Сил України, Державної служби спеціального зв’язку та захистуінформації, Національної поліції України та Офісу Генерального прокурора.</text:p>
      <text:p text:style-name="P4">
Source: <text:a xlink:type="simple" xlink:href="https://armyinform.com.ua/2023/07/14/ukrayina-ta-yevropejskyj-soyuz-zmicznyuyut-spivpraczyu-v-borotbi-z-kiberagresiyeyu/" text:style-name="Internet_20_link" text:visited-style-name="Visited_20_Internet_20_Link">
https://armyinform.com.ua/2023/07/14/ukrayina-ta-yevropejskyj-soyuz-zmicznyuyut-spivpraczyu-v-borotbi-z-kiberagresiyeyu/</text:a>
</text:p>
      <!--NEWS-->
      <text:h text:style-name="P10" text:outline-level="1">
<text:span text:style-name="T4">
До 15 років тюрми загрожує мешканцю Допропілля, який інформував ворога про пересування ЗСУ</text:span>
</text:h>
      <text:p text:style-name="P4">
Author: ['АРМІЯINFORM']</text:p>
      <text:p text:style-name="P4">
Time: 2023-07-14T69:00:00-04:00</text:p>
      <text:p text:style-name="P4">
Description: На Донеччині затримано «розконсервованого» інформатора фсб, який передавав агресор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015be0168138766ed0673fbaa6351a3.jpeg" text:style-name="Internet_20_link" text:visited-style-name="Visited_20_Internet_20_Link">
5015be0168138766ed0673fbaa6351a3.jpeg</text:a>
']</text:p>
      <text:p text:style-name="P4">
Tags: ['АГЕНТ РФ', 'ІНФОРМАТОРИ ФСБ', 'СЛУЖБА БЕЗПЕКИ УКРАЇНИ']</text:p>
      <text:p text:style-name="P4">
Category: News</text:p>
      <!--METADATA-->
      <text:p text:style-name="P4">
<draw:frame draw:style-name="fr1" draw:name="Image143" text:anchor-type="as-char" svg:width="6.9236in" svg:height="4.615733in" draw:z-index="0">
<draw:image xlink:href="../Images/AРМІЯINFORM/2023-07-14T69-00-00-04-00/5015be0168138766ed0673fbaa6351a3.jpeg" xlink:type="simple" xlink:show="embed" xlink:actuate="onLoad" draw:mime-type="image/jpeg"/>
</draw:frame>
</text:p>
      <text:p text:style-name="P4">
На Донеччині затримано «розконсервованого» інформатора фсб, який передававагресору інформацію про маршрути, кількість та специфікацію техніки ЗСУ, якарухалася до Краматорська.</text:p>
      <text:p text:style-name="P4">
Про це <text:a xlink:type="simple" xlink:href="https://ssu.gov.ua/novyny/sbu-zatrymala-informatora-fsb-yakyi-peretvoryv-vlasnu-domivku-na-sposterezhnyi-punkt-za-zsu-na-donechchyni" text:style-name="Internet_20_link" text:visited-style-name="Visited_20_Internet_20_Link">
повідомляє</text:a>
Служба безпеки України.</text:p>
      <text:p text:style-name="P4">
Зазначається, що у зоні особливої уваги фігуранта були колони важкої таспеціальної техніки. Зокрема, самохідні артустановки, вантажівки збоєприпасами і паливозаправні автомобілі, які задіяні у контрнаступі Силоборони.</text:p>
      <text:p text:style-name="P4">
Для збору розвідданих зловмисник займав «позицію» на балконі власної квартири.</text:p>
      <text:p text:style-name="P4">
«Через вікно він здійснював приховану фото- та відеофіксацію переміщеннявійськових колон. Відзняті файли і текстовий опис з поясненнями вінпереправляв своєму «зв’язковому», який знаходився на тимчасово окупованійчастині Донецької області. Ним виявився представник підконтрольного російськійспецслужбі «мдб днр», — йдеться у повідомленні.</text:p>
      <text:p text:style-name="P4">
Розвідінформація потрібна була агресору для планування бойових операцій,спрямованих на сповільнення контрнаступальних дій українських військ.</text:p>
      <text:p text:style-name="P4">
У затриманого вилучено мобільний телефон, який він використовував для фіксаціїукраїнських об’єктів та комунікації з фсб.</text:p>
      <text:p text:style-name="P4">
За даними слідства, ворожим поплічником виявився 48-річний мешканецьДобропілля, якого російська спецслужба дистанційно залучила до співпраці ще у2018 році.</text:p>
      <text:p text:style-name="P4">
Фігуранту повідомили про підозру у наданні збройним формуванням держави-агресора допомоги у веденні бойових дій проти Збройних Сил України та іншихвійськових формувань.</text:p>
      <text:p text:style-name="P4">
Наразі він перебуває під вартою. Триває розслідування для встановлення всіхобставин злочину. Зловмиснику загрожує до 15 років тюрми.</text:p>
      <text:p text:style-name="P4">
Source: <text:a xlink:type="simple" xlink:href="https://armyinform.com.ua/2023/07/14/do-15-rokiv-tyurmy-zagrozhuye-meshkanczyu-dopropillya-yakyj-povidomlyav-vorogu-pro-peresuvannya-zsu/" text:style-name="Internet_20_link" text:visited-style-name="Visited_20_Internet_20_Link">
https://armyinform.com.ua/2023/07/14/do-15-rokiv-tyurmy-zagrozhuye-meshkanczyu-dopropillya-yakyj-povidomlyav-vorogu-pro-peresuvannya-zsu/</text:a>
</text:p>
      <!--NEWS-->
      <text:h text:style-name="P10" text:outline-level="1">
<text:span text:style-name="T4">
У Коордштабі відбулася зустріч із родинами полонених і зниклих безвісти воїнів бригади імені Чорних Запорожців</text:span>
</text:h>
      <text:p text:style-name="P4">
Author: ['АРМІЯINFORM']</text:p>
      <text:p text:style-name="P4">
Time: 2023-07-14T6:00:00-04:00</text:p>
      <text:p text:style-name="P4">
Description: До спілкування із членами сімей Захисників долучилися представники Координаційного штаб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60137680_248529404609011_1362136602096983173_n.jpg" text:style-name="Internet_20_link" text:visited-style-name="Visited_20_Internet_20_Link">
360137680_248529404609011_1362136602096983173_n.jpg</text:a>
']</text:p>
      <text:p text:style-name="P4">
Tags: ['STOPRUSSIA', 'АГРЕСІЯ РФ']</text:p>
      <text:p text:style-name="P4">
Category: News</text:p>
      <!--METADATA-->
      <text:p text:style-name="P4">
<draw:frame draw:style-name="fr1" draw:name="Image144" text:anchor-type="as-char" svg:width="6.9236in" svg:height="3.882986in" draw:z-index="0">
<draw:image xlink:href="../Images/AРМІЯINFORM/2023-07-14T6-00-00-04-00/360137680_248529404609011_1362136602096983173_n.jpg" xlink:type="simple" xlink:show="embed" xlink:actuate="onLoad" draw:mime-type="image/jpeg"/>
</draw:frame>
</text:p>
      <text:p text:style-name="P4">
До спілкування із членами сімей Захисників долучилися представникиКоординаційного штабу, Національної поліції та Служби безпеки України.</text:p>
      <text:p text:style-name="P4">
Серед іншого, родичі звернули увагу на проблеми комунікації з військовоючастиною. Окремо обговорили механізми та підстави для зміни обліковоїкатегорії військовослужбовця, а також залучення зниклих безвісти до процесівобміну.</text:p>
      <text:p text:style-name="P4">
Джерело: <text:a xlink:type="simple" xlink:href="https://www.facebook.com/koordshtab/posts/pfbid02RfcnbCBoRC1VX6QSSb5LXGkj15MYZ5riNVMTmXp4TxhBA9jdSYmWajVZDj2vVgJvl" text:style-name="Internet_20_link" text:visited-style-name="Visited_20_Internet_20_Link">
Координаційний штаб з питань поводження звійськовополоненими</text:a>
</text:p>
      <text:p text:style-name="P4">
Source: <text:a xlink:type="simple" xlink:href="https://armyinform.com.ua/2023/07/14/u-koordshtabi-vidbulasya-zustrich-z-rodynamy-polonenyh-i-znyklyh-bezvisty-voyiniv-brygady-imeni-chornyh-zaporozhcziv/" text:style-name="Internet_20_link" text:visited-style-name="Visited_20_Internet_20_Link">
https://armyinform.com.ua/2023/07/14/u-koordshtabi-vidbulasya-zustrich-z-rodynamy-polonenyh-i-znyklyh-bezvisty-voyiniv-brygady-imeni-chornyh-zaporozhcziv/</text:a>
</text:p>
      <!--NEWS-->
      <text:h text:style-name="P10" text:outline-level="1">
<text:span text:style-name="T4">
Сили оборони за тиждень знешкодили майже 4 тисячі вибухонебезпечних предметів</text:span>
</text:h>
      <text:p text:style-name="P4">
Author: ['Яна Задубінна']</text:p>
      <text:p text:style-name="P4">
Time: 2023-07-14T70:00:00-04:00</text:p>
      <text:p text:style-name="P4">
Description: Протягом минулого тижня з 7 по 13 липня підрозділи з розмінування (піротехніч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ДЕРЖСПЕЦТРАНССЛУЖБА', 'ДСНС', 'ЗБРОЙНІ СИЛИ УКРАЇНИ', 'МІННА БЕЗПЕКА', 'НАЦПОЛІЦІЯ', 'РОЗМІНУВАННЯ']</text:p>
      <text:p text:style-name="P4">
Category: News</text:p>
      <!--METADATA-->
      <text:p text:style-name="P4">
Протягом минулого тижня з 7 по 13 липня підрозділи з розмінування(піротехнічні підрозділи) Сил оборони на деокупованих територіях Українивиявили, вилучили та знешкодили <text:span text:style-name="T4">
3871 вибухонебезпечний предмет</text:span>
 , зокрема:</text:p>
      <ul>
        <li>
Збройні Сили України — 1063;  * Державна спеціальна служба транспорту — 1022;  * Державна служба України з надзвичайних ситуацій — 1588;  * Національна гвардія України — 36;  * Національна поліція — 162.</li>
      </ul>
      <text:p text:style-name="P4">
Про це Інформаційному агентству АрміяInform повідомили в Управлінніекологічної безпеки та протимінної діяльності Міністерства оборони України. НаУправління покладені функції секретаріату Національного органу з питаньпротимінної діяльності.</text:p>
      <text:p text:style-name="P4">
Розміновано (перевірено) територію площею <text:span text:style-name="T4">
2264,45 гектара,</text:span>
 з них:</text:p>
      <ul>
        <li>
ЗС України — 1247,98;  * ДССТ МО України — 332;  * ДСНС — 269,16;  * Нацгвардія — 310,21;  * Нацполіція — 105,1.</li>
      </ul>
      <text:p text:style-name="P4">
Усього від початку широкомасштабної агресії російської федерації підрозділамиСил оборони України виявлено, вилучено і знешкоджено <text:span text:style-name="T4">
722 897вибухонебезпечних предметів;</text:span>
 розміновано (перевірено) територію площею <text:span text:style-name="T4">
1</text:span>
<text:span text:style-name="T4">
72 242,18 гектара</text:span>
.</text:p>
      <text:p text:style-name="P4">
Протягом тижня для виявлення, вилучення і знешкодження вибухонебезпечнихпредметів було залучено понад 200 груп різних підрозділів Сил оборони Україн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за номером телефону — 101 абоНаціональної поліції — 102. Неодмінно дочекайтеся приїзду фахівців та вкажітьмісце розташування підозрілої знахідки.</text:p>
      <text:p text:style-name="P4">
Source: <text:a xlink:type="simple" xlink:href="https://armyinform.com.ua/2023/07/14/syly-oborony-za-tyzhden-zneshkodyly-majzhe-4-tysyachi-vybuhonebezpechnyh-predmetiv/" text:style-name="Internet_20_link" text:visited-style-name="Visited_20_Internet_20_Link">
https://armyinform.com.ua/2023/07/14/syly-oborony-za-tyzhden-zneshkodyly-majzhe-4-tysyachi-vybuhonebezpechnyh-predmetiv/</text:a>
</text:p>
      <!--NEWS-->
      <text:h text:style-name="P10" text:outline-level="1">
<text:span text:style-name="T4">
Україна завжди буде вдячною кожному і кожній, хто бʼється за неї — Володимир Зеленський</text:span>
</text:h>
      <text:p text:style-name="P4">
Author: ['АРМІЯINFORM']</text:p>
      <text:p text:style-name="P4">
Time: 2023-07-14T71:00:00-04:00</text:p>
      <text:p text:style-name="P4">
Description: Президент України Володимир Зеленський зазначив, що українці борються за свободу 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298843901064498089_y.jpg" text:style-name="Internet_20_link" text:visited-style-name="Visited_20_Internet_20_Link">
photo_5298843901064498089_y.jpg</text:a>
', '<text:a xlink:type="simple" xlink:href="https://armyinform.com.ua/wp-content/uploads/2023/07/photo_5298843901064498081_y-150x150.jpg" text:style-name="Internet_20_link" text:visited-style-name="Visited_20_Internet_20_Link">
photo_5298843901064498081_y-150x150.jpg</text:a>
', '<text:a xlink:type="simple" xlink:href="https://armyinform.com.ua/wp-content/uploads/2023/07/photo_5298843901064498090_y-150x150.jpg" text:style-name="Internet_20_link" text:visited-style-name="Visited_20_Internet_20_Link">
photo_5298843901064498090_y-150x150.jpg</text:a>
', '<text:a xlink:type="simple" xlink:href="https://armyinform.com.ua/wp-content/uploads/2023/07/photo_5298843901064498085_y-150x150.jpg" text:style-name="Internet_20_link" text:visited-style-name="Visited_20_Internet_20_Link">
photo_5298843901064498085_y-150x150.jpg</text:a>
', '<text:a xlink:type="simple" xlink:href="https://armyinform.com.ua/wp-content/uploads/2023/07/photo_5298843901064498083_y-150x150.jpg" text:style-name="Internet_20_link" text:visited-style-name="Visited_20_Internet_20_Link">
photo_5298843901064498083_y-150x150.jpg</text:a>
']</text:p>
      <text:p text:style-name="P4">
Tags: ['ВОЛОДИМИР ЗЕЛЕНСЬКИЙ', 'НАШІ ЗАХИСНИКИ', 'ПРЕЗИДЕНТ УКРАЇНИ']</text:p>
      <text:p text:style-name="P4">
Category: News</text:p>
      <!--METADATA-->
      <text:p text:style-name="P4">
<draw:frame draw:style-name="fr1" draw:name="Image145" text:anchor-type="as-char" svg:width="6.9236in" svg:height="4.61393in" draw:z-index="0">
<draw:image xlink:href="../Images/AРМІЯINFORM/2023-07-14T71-00-00-04-00/photo_5298843901064498089_y.jpg" xlink:type="simple" xlink:show="embed" xlink:actuate="onLoad" draw:mime-type="image/jpeg"/>
</draw:frame>
</text:p>
      <text:p text:style-name="P4">
Президент України Володимир Зеленський зазначив, що українці борються засвободу й незалежність для України. За гідність, за право на життя для всіхнаших людей, в усій Україні.</text:p>
      <text:p text:style-name="P4">
Про це глава держави <text:a xlink:type="simple" xlink:href="https://t.me/V_Zelenskiy_official/6974" text:style-name="Internet_20_link" text:visited-style-name="Visited_20_Internet_20_Link">
написав</text:a>
 усвоєму телеграмі.</text:p>
      <text:p text:style-name="P4">
«Україна завжди буде вдячною кожному і кожній, хто бʼється за неї. Нашимвоїнам. Нашим героям», — йдеться у повідомленні.</text:p>
      <text:p text:style-name="P4">
<text:a xlink:type="simple" xlink:href="https://armyinform.com.ua/wp-content/uploads/2023/07/photo_5298843901064498081_y.jpg" text:style-name="Internet_20_link" text:visited-style-name="Visited_20_Internet_20_Link">
<draw:frame draw:style-name="fr1" draw:name="Image146" text:anchor-type="as-char" svg:width="6.9236in" svg:height="6.9236in" draw:z-index="0">
<draw:image xlink:href="../Images/AРМІЯINFORM/2023-07-14T71-00-00-04-00/photo_5298843901064498081_y-150x150.jpg" xlink:type="simple" xlink:show="embed" xlink:actuate="onLoad" draw:mime-type="image/jpeg"/>
</draw:frame>
</text:a>
</text:p>
      <text:p text:style-name="P4">
<text:a xlink:type="simple" xlink:href="https://armyinform.com.ua/wp-content/uploads/2023/07/photo_5298843901064498090_y.jpg" text:style-name="Internet_20_link" text:visited-style-name="Visited_20_Internet_20_Link">
<draw:frame draw:style-name="fr1" draw:name="Image147" text:anchor-type="as-char" svg:width="6.9236in" svg:height="6.9236in" draw:z-index="0">
<draw:image xlink:href="../Images/AРМІЯINFORM/2023-07-14T71-00-00-04-00/photo_5298843901064498090_y-150x150.jpg" xlink:type="simple" xlink:show="embed" xlink:actuate="onLoad" draw:mime-type="image/jpeg"/>
</draw:frame>
</text:a>
</text:p>
      <text:p text:style-name="P4">
<text:a xlink:type="simple" xlink:href="https://armyinform.com.ua/wp-content/uploads/2023/07/photo_5298843901064498085_y.jpg" text:style-name="Internet_20_link" text:visited-style-name="Visited_20_Internet_20_Link">
<draw:frame draw:style-name="fr1" draw:name="Image148" text:anchor-type="as-char" svg:width="6.9236in" svg:height="6.9236in" draw:z-index="0">
<draw:image xlink:href="../Images/AРМІЯINFORM/2023-07-14T71-00-00-04-00/photo_5298843901064498085_y-150x150.jpg" xlink:type="simple" xlink:show="embed" xlink:actuate="onLoad" draw:mime-type="image/jpeg"/>
</draw:frame>
</text:a>
</text:p>
      <text:p text:style-name="P4">
<text:a xlink:type="simple" xlink:href="https://armyinform.com.ua/wp-content/uploads/2023/07/photo_5298843901064498083_y.jpg" text:style-name="Internet_20_link" text:visited-style-name="Visited_20_Internet_20_Link">
<draw:frame draw:style-name="fr1" draw:name="Image149" text:anchor-type="as-char" svg:width="6.9236in" svg:height="6.9236in" draw:z-index="0">
<draw:image xlink:href="../Images/AРМІЯINFORM/2023-07-14T71-00-00-04-00/photo_5298843901064498083_y-150x150.jpg" xlink:type="simple" xlink:show="embed" xlink:actuate="onLoad" draw:mime-type="image/jpeg"/>
</draw:frame>
</text:a>
</text:p>
      <text:p text:style-name="P4">
Source: <text:a xlink:type="simple" xlink:href="https://armyinform.com.ua/2023/07/14/ukrayina-zavzhdy-bude-vdyachnoyu-kozhnomu-i-kozhnij-hto-b%ca%bcyetsya-za-neyi-volodymyr-zelenskyj/" text:style-name="Internet_20_link" text:visited-style-name="Visited_20_Internet_20_Link">
https://armyinform.com.ua/2023/07/14/ukrayina-zavzhdy-bude-vdyachnoyu-kozhnomu-i-kozhnij-hto-b%ca%bcyetsya-za-neyi-volodymyr-zelenskyj/</text:a>
</text:p>
      <!--NEWS-->
      <text:h text:style-name="P10" text:outline-level="1">
<text:span text:style-name="T4">
Данія передала Україні партію дронів для розмінування</text:span>
</text:h>
      <text:p text:style-name="P4">
Author: ['АРМІЯINFORM']</text:p>
      <text:p text:style-name="P4">
Time: 2023-07-14T72:00:00-04:00</text:p>
      <text:p text:style-name="P4">
Description: Міністерство оборони Данії передало 6 дронів для розмінування в рамках пакета допомог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aniya.jpg" text:style-name="Internet_20_link" text:visited-style-name="Visited_20_Internet_20_Link">
daniya.jpg</text:a>
']</text:p>
      <text:p text:style-name="P4">
Tags: ['БПЛА', 'ДАНІЯ', 'ДОПОМОГА ПАРТНЕРІВ', 'ОЛЕКСІЙ РЕЗНІКОВ', 'ОФІЦІЙНО', 'СВІТ ПІДТРИМУЄ УКРАЇНУ']</text:p>
      <text:p text:style-name="P4">
Category: News</text:p>
      <!--METADATA-->
      <text:p text:style-name="P4">
<draw:frame draw:style-name="fr1" draw:name="Image150" text:anchor-type="as-char" svg:width="6.9236in" svg:height="3.894525in" draw:z-index="0">
<draw:image xlink:href="../Images/AРМІЯINFORM/2023-07-14T72-00-00-04-00/daniya.jpg" xlink:type="simple" xlink:show="embed" xlink:actuate="onLoad" draw:mime-type="image/jpeg"/>
</draw:frame>
</text:p>
      <text:p text:style-name="P4">
Міністерство оборони Данії передало 6 дронів для розмінування в рамках пакетадопомоги Україні.</text:p>
      <text:p text:style-name="P4">
Про це<text:a xlink:type="simple" xlink:href="https://twitter.com/oleksiireznikov/status/1679834653232975873" text:style-name="Internet_20_link" text:visited-style-name="Visited_20_Internet_20_Link">
повідомив</text:a>
Міністр оборони України Олексій Резніков.</text:p>
      <text:p text:style-name="P4">
«Ці безпілотники використовуються для нетехнічного обстеження територій,зокрема водойм, на наявність вибухонебезпечних предметів. Це останнійінноваційний підхід до обстеження територій», — сказав Олексій Резніков.</text:p>
      <text:p text:style-name="P4">
Глава українського оборонного відомства подякував міністрові бізнесу ДаніїМортену Бьодскову та в. о. міністрові оборони Данії Трольсу Лунд Пульсену.</text:p>
      <text:p text:style-name="Quotations">

<text:p text:style-name="P4">
The Ministry of Defense of Denmark has provided 6 drones for mine scanning&gt;
 as part of their aid package for Ukraine.  &gt;
 These drones are used for non-technical inspection of territories, including&gt;
 water bodies, for explosive ordnance. It is the latest innovative approach&gt;
 to… <text:a xlink:type="simple" xlink:href="https://t.co/aKhS50nQDr" text:style-name="Internet_20_link" text:visited-style-name="Visited_20_Internet_20_Link">
pic.twitter.com/aKhS50nQDr</text:a>
&gt;
&gt;
 -- Oleksii Reznikov (@oleksiireznikov) <text:a xlink:type="simple" xlink:href="https://twitter.com/oleksiireznikov/status/1679834653232975873" text:style-name="Internet_20_link" text:visited-style-name="Visited_20_Internet_20_Link">
July 14,&gt;
 2023</text:a>
</text:p>

</text:p>
      <text:p text:style-name="P4">
Source: <text:a xlink:type="simple" xlink:href="https://armyinform.com.ua/2023/07/14/daniya-peredala-ukrayini-partiyu-droniv-dlya-rozminuvannya/" text:style-name="Internet_20_link" text:visited-style-name="Visited_20_Internet_20_Link">
https://armyinform.com.ua/2023/07/14/daniya-peredala-ukrayini-partiyu-droniv-dlya-rozminuvannya/</text:a>
</text:p>
      <!--NEWS-->
      <text:h text:style-name="P10" text:outline-level="1">
<text:span text:style-name="T4">
Україна повернула тіла ще 62 полеглих захисників</text:span>
</text:h>
      <text:p text:style-name="P4">
Author: ['АРМІЯINFORM']</text:p>
      <text:p text:style-name="P4">
Time: 2023-07-14T73:00:00-04:00</text:p>
      <text:p text:style-name="P4">
Description: В Україну вдалося повернути тіла 62 оборонців з тимчасово окупованих територій, з 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5444544545.jpg" text:style-name="Internet_20_link" text:visited-style-name="Visited_20_Internet_20_Link">
5444544545.jpg</text:a>
']</text:p>
      <text:p text:style-name="P4">
Tags: ['МІНРЕІНТЕГРАЦІЇ', 'ПОВЕРНЕННЯ ТІЛ ЗАХИСНИКІВ', 'ТИМЧАСОВО ОКУПОВАНІ ТЕРИТОРІЇ']</text:p>
      <text:p text:style-name="P4">
Category: News</text:p>
      <!--METADATA-->
      <text:p text:style-name="P4">
<draw:frame draw:style-name="fr1" draw:name="Image151" text:anchor-type="as-char" svg:width="6.9236in" svg:height="3.817871in" draw:z-index="0">
<draw:image xlink:href="../Images/AРМІЯINFORM/2023-07-14T73-00-00-04-00/5444544545.jpg" xlink:type="simple" xlink:show="embed" xlink:actuate="onLoad" draw:mime-type="image/jpeg"/>
</draw:frame>
</text:p>
      <text:p text:style-name="P4">
В Україну вдалося повернути тіла 62 оборонців з тимчасово окупованихтериторій, з них четверо померли у ворожому полоні внаслідок поранення,хвороби та неналежного медичного догляду.</text:p>
      <text:p text:style-name="P4">
Про це <text:a xlink:type="simple" xlink:href="https://t.me/minre_ua/3757" text:style-name="Internet_20_link" text:visited-style-name="Visited_20_Internet_20_Link">
повідомляє</text:a>
 Міністерство з питаньреінтеграції тимчасово окупованих територій України.</text:p>
      <text:p text:style-name="P4">
«Тіла наших захисників після ідентифікації будуть передані їхнім рідним длягідного поховання», — йдеться у повдіомленні.</text:p>
      <text:p text:style-name="P4">
Репатріація тіл із ТОТ відбулася за сприяння Мінреінтеграції, Уповноваженогозі зниклих безвісти у співпраці з Об’єднаним центром при СБУ, ЦВС ЗСУ, іншимисиловими структурами, відомствами та міжнародними організаціями.</text:p>
      <text:p text:style-name="P4">
Зазначимо, що передача тіл загиблих військових здійснюється відповідно до нормЖеневських конвенцій.</text:p>
      <text:p text:style-name="P4">
Source: <text:a xlink:type="simple" xlink:href="https://armyinform.com.ua/2023/07/14/ukrayina-povernula-tila-shhe-62-poleglyh-zahysnykiv/" text:style-name="Internet_20_link" text:visited-style-name="Visited_20_Internet_20_Link">
https://armyinform.com.ua/2023/07/14/ukrayina-povernula-tila-shhe-62-poleglyh-zahysnykiv/</text:a>
</text:p>
      <!--NEWS-->
      <text:h text:style-name="P10" text:outline-level="1">
<text:span text:style-name="T4">
Найвищою нагородою Франції відзначено двох видатних українців</text:span>
</text:h>
      <text:p text:style-name="P4">
Author: ['АРМІЯINFORM']</text:p>
      <text:p text:style-name="P4">
Time: 2023-07-14T74:00:00-04:00</text:p>
      <text:p text:style-name="P4">
Description: Посол Франції в Україні Етьєн де Понсен нагородив орденом «Почесного легіону» дво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00026_1577914036_374769_big.jpg" text:style-name="Internet_20_link" text:visited-style-name="Visited_20_Internet_20_Link">
000026_1577914036_374769_big.jpg</text:a>
']</text:p>
      <text:p text:style-name="P4">
Tags: ['«ПОЧЕСНИЙ ЛЕГІОН»', 'ДОПОМОГА ПАРТНЕРІВ', 'СВІТ ПІДТРИМУЄ УКРАЇНУ', 'ФРАНЦІЇ']</text:p>
      <text:p text:style-name="P4">
Category: News</text:p>
      <!--METADATA-->
      <text:p text:style-name="P4">
<draw:frame draw:style-name="fr1" draw:name="Image152" text:anchor-type="as-char" svg:width="6.9236in" svg:height="3.867666in" draw:z-index="0">
<draw:image xlink:href="../Images/AРМІЯINFORM/2023-07-14T74-00-00-04-00/000026_1577914036_374769_big.jpg" xlink:type="simple" xlink:show="embed" xlink:actuate="onLoad" draw:mime-type="image/jpeg"/>
</draw:frame>
</text:p>
      <text:p text:style-name="P4">
Посол Франції в Україні Етьєн де Понсен нагородив орденом «Почесного легіону»двох видатних українців — режисера й військовослужбовця Збройних Сил УкраїниОлега Сенцова та письменницю Оксану Забужко.</text:p>
      <text:p text:style-name="P4">
Про це<text:a xlink:type="simple" xlink:href="https://twitter.com/FranceenUkraine/status/1679783754225549312" text:style-name="Internet_20_link" text:visited-style-name="Visited_20_Internet_20_Link">
інформує</text:a>
пресслужба Посольства Франції в Україні.</text:p>
      <text:p text:style-name="P4">
«У цей Національний день, 14 липня, я мав би велику честь вручити від іменіпрезидента Емманюеля Макрона орден «Почесного легіону» двом видатним українцям— письменниці Оксані Забужко та режисерові Олегу Сенцову, постраждаломувнаслідок бойових дій минулих вихідних», —<text:a xlink:type="simple" xlink:href="https://twitter.com/EdePoncins/status/1679771453070221312" text:style-name="Internet_20_link" text:visited-style-name="Visited_20_Internet_20_Link">
написав</text:a>
 Етьєн деПонсен.</text:p>
      <text:p text:style-name="P4">
Посол Франції в Україні також опублікував відео з привітаннями.</text:p>
      <text:p text:style-name="P4">
«Їх імена добре відомі у Франції та Європі, вони обидва нині борються за волюта незалежність України. Пані Забужко — на літературному фронті, а пан Сенцов— на полі бою. Хочу передати їм обом мої найщиріші та найпалкіші вітання», —сказав Етьєн де Понсен.</text:p>
      <text:p text:style-name="P4">
<text:span text:style-name="T4">
Орден «Почесного легіону»</text:span>
 вважається найвищою національною нагородоюФранції і вручається за військові та цивільні заслуги.</text:p>
      <text:p text:style-name="P4">
Source: <text:a xlink:type="simple" xlink:href="https://armyinform.com.ua/2023/07/14/najvyshhoyu-nagorodoyu-francziyi-vidznacheno-dvoh-vydatnyh-ukrayincziv/" text:style-name="Internet_20_link" text:visited-style-name="Visited_20_Internet_20_Link">
https://armyinform.com.ua/2023/07/14/najvyshhoyu-nagorodoyu-francziyi-vidznacheno-dvoh-vydatnyh-ukrayincziv/</text:a>
</text:p>
      <!--NEWS-->
      <text:h text:style-name="P10" text:outline-level="1">
<text:span text:style-name="T4">
Українські військові демонструють майстерність у знищенні російської арти — Петро Черник</text:span>
</text:h>
      <text:p text:style-name="P4">
Author: ['АРМІЯINFORM']</text:p>
      <text:p text:style-name="P4">
Time: 2023-07-14T75:00:00-04:00</text:p>
      <text:p text:style-name="P4">
Description: Таку думку висловив воєнний аналітик полковник Петро Черник під час включе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323438263_687407886219153_7819518616379973794_n.webp" text:style-name="Internet_20_link" text:visited-style-name="Visited_20_Internet_20_Link">
323438263_687407886219153_7819518616379973794_n.webp</text:a>
']</text:p>
      <text:p text:style-name="P4">
Tags: ['ЄДИНІ НОВИНИ', 'КОНТРБАТАРЕЙНА БОРОТЬБА', 'ПЕТРО ЧЕРНИК']</text:p>
      <text:p text:style-name="P4">
Category: News</text:p>
      <!--METADATA-->
      <text:p text:style-name="P4">
<draw:frame draw:style-name="fr1" draw:name="Image153" text:anchor-type="as-char" svg:width="6.9236in" svg:height="4.622144in" draw:z-index="0">
<draw:image xlink:href="../ConvertedIMGs/AРМІЯINFORM/2023-07-14T75-00-00-04-00/323438263_687407886219153_7819518616379973794_n.png" xlink:type="simple" xlink:show="embed" xlink:actuate="onLoad" draw:mime-type="image/png"/>
</draw:frame>
Ілюстративне фото</text:p>
      <text:p text:style-name="P4">
Таку думку висловив воєнний аналітик полковник Петро Черник під час включенняв телемарафоні «Єдині новини».</text:p>
      <text:p text:style-name="P4">
— Нині ударні системи впроваджуються в наше сьогодення. Українські військовіпродемонстрували майстерність зі знищення російської артилерії. За допомогоюнашої аеророзвідки за червень було знищено понад 680 артилерійських систем.Нагадаю, що звичайна артилерійська бригада має на озброєнні 72 артилерійськісистеми, — резюмував експерт.</text:p>
      <text:p text:style-name="P4">
Source: <text:a xlink:type="simple" xlink:href="https://armyinform.com.ua/2023/07/14/ukrayinski-vijskovi-demonstruyut-majsternist-u-znyshhenni-rosijskoyi-arty-petro-chernyk/" text:style-name="Internet_20_link" text:visited-style-name="Visited_20_Internet_20_Link">
https://armyinform.com.ua/2023/07/14/ukrayinski-vijskovi-demonstruyut-majsternist-u-znyshhenni-rosijskoyi-arty-petro-chernyk/</text:a>
</text:p>
      <!--NEWS-->
      <text:h text:style-name="P10" text:outline-level="1">
<text:span text:style-name="T4">
Медика 30-ї ОМБр визнали найкращим військовим лікарем Києва</text:span>
</text:h>
      <text:p text:style-name="P4">
Author: ['АРМІЯINFORM']</text:p>
      <text:p text:style-name="P4">
Time: 2023-07-14T76:00:00-04:00</text:p>
      <text:p text:style-name="P4">
Description: Командир евакуаційного відділення медичної роти 30-ї окремої механізованої бригади Роман...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edyk-major-sharipov.jpg" text:style-name="Internet_20_link" text:visited-style-name="Visited_20_Internet_20_Link">
medyk-major-sharipov.jpg</text:a>
']</text:p>
      <text:p text:style-name="P4">
Tags: ['30 БРИГАДА', 'STOPRUSSIA', 'АГРЕСІЯ РФ', 'ВІЙНА', 'ВІЙСЬКОВІ МЕДИКИ', 'ВТОРГНЕННЯ РФ']</text:p>
      <text:p text:style-name="P4">
Category: News</text:p>
      <!--METADATA-->
      <text:p text:style-name="P4">
<draw:frame draw:style-name="fr1" draw:name="Image154" text:anchor-type="as-char" svg:width="6.9236in" svg:height="4.615733in" draw:z-index="0">
<draw:image xlink:href="../Images/AРМІЯINFORM/2023-07-14T76-00-00-04-00/medyk-major-sharipov.jpg" xlink:type="simple" xlink:show="embed" xlink:actuate="onLoad" draw:mime-type="image/jpeg"/>
</draw:frame>
</text:p>
      <text:p text:style-name="P4">
Командир евакуаційного відділення медичної роти 30-ї окремої механізованоїбригади Роман Шаріпов отримав звання найкращого військового лікаря Києва.</text:p>
      <text:p text:style-name="P4">
Про це з посиланням на 30-ту окрему механізовану бригаду ім. князя КостянтинаОстрозького <text:a xlink:type="simple" xlink:href="https://t.me/ok_pivnich1/3870" text:style-name="Internet_20_link" text:visited-style-name="Visited_20_Internet_20_Link">
повідомляє</text:a>
 Telegram-каналОперативного командування «Північ».</text:p>
      <text:p text:style-name="P4">
Це рішення медичної спільноти столиці оприлюднили на культурно-духовномузаході «Під покровом Святого Пантелеймона».</text:p>
      <text:p text:style-name="P4">
У 30-й ОМБ<text:a xlink:type="simple" xlink:href="https://armyinform.com.ua/C:/Users/polvl/Desktop/%D0%90%D1%80%D0%BC%D1%96%D1%8FInform/2023/07%20%D0%BB%D0%B8%D0%BF%D0%B5%D0%BD%D1%8C/14_07%20%D1%87%D0%B5%D1%80%D0%B3%D1%83%D0%B2%D0%B0%D0%BD%D0%BD%D1%8F/04%20%D0%BC%D0%B5%D0%B4%D0%B8%D0%BA%2030-%D0%BA%D0%B8/%D0%A0%D0%BE%D0%BC%D0%B0%D0%BD%20%D0%A8%D0%B0%D1%80%D1%96%D0%BF%D0%BE%D0%B2%20%E2%80%93%20%D0%BB%D1%96%D0%BA%D0%B0%D1%80-%D0%B0%D0%BD%D0%B5%D1%81%D1%82%D0%B5%D0%B7%D1%96%D0%BE%D0%BB%D0%BE%D0%B3%20%D0%B2%D1%96%D0%B4%D0%B4%D1%96%D0%BB%D0%B5%D0%BD%D0%BD%D1%8F%20%D1%96%D0%BD%D1%82%D0%B5%D0%BD%D1%81%D0%B8%D0%B2%D0%BD%D0%BE%D1%97%20%D1%82%D0%B5%D1%80%D0%B0%D0%BF%D1%96%D1%97%20%D0%9A%D0%B8%D1%97%D0%B2%D1%81%D1%8C%D0%BA%D0%BE%D1%97%20%D0%BC%D1%96%D1%81%D1%8C%D0%BA%D0%BE%D1%97%20%D0%BA%D0%BB%D1%96%D0%BD%D1%96%D1%87%D0%BD%D0%BE%D1%97%20%D0%BB%D1%96%D0%BA%D0%B0%D1%80%D0%BD%D1%96%20%E2%84%968.%20%D0%9F%D1%96%D1%88%D0%BE%D0%B2%20%D0%BD%D0%B0%20%D1%84%D1%80%D0%BE%D0%BD%D1%82%20%D0%B4%D0%BE%D0%B1%D1%80%D0%BE%D0%B2%D0%BE%D0%BB%D1%8C%D1%86%D0%B5%D0%BC%20%D1%83%D0%B6%D0%B5%20%D0%B2%20%D0%BF%D0%B5%D1%80%D1%88%D0%B8%D0%B9%20%D0%B4%D0%B5%D0%BD%D1%8C%20%D0%BF%D0%BE%D0%B2%D0%BD%D0%BE%D0%BC%D0%B0%D1%81%D1%88%D1%82%D0%B0%D0%B1%D0%BD%D0%BE%D1%97%20%D0%B2%D1%96%D0%B9%D0%BD%D0%B8.%20%D0%9D%D0%B0%D1%80%D0%B0%D0%B7%D1%96%20%D0%BC%D0%B0%D1%94%20%D0%B2%D1%96%D0%B9%D1%81%D1%8C%D0%BA%D0%BE%D0%B2%D0%B5%20%D0%B7%D0%B2%D0%B0%D0%BD%D0%BD%D1%8F%20%D0%BC%D0%B0%D0%B9%D0%BE%D1%80%D0%B0%20%D0%BC%D0%B5%D0%B4%D0%B8%D1%87%D0%BD%D0%BE%D1%97%20%D1%81%D0%BB%D1%83%D0%B6%D0%B1%D0%B8." text:style-name="Internet_20_link" text:visited-style-name="Visited_20_Internet_20_Link">
зазначили</text:a>
,що Роман Шаріпов — лікар-анестезіолог відділення інтенсивної терапії Київськоїміської клінічної лікарні № 8. Пішов на фронт добровольцем уже в перший деньповномасштабної війни. Наразі має військове звання майора медичної служби.</text:p>
      <text:p text:style-name="P4">
Source: <text:a xlink:type="simple" xlink:href="https://armyinform.com.ua/2023/07/14/medyka-30-yi-ombr-vyznaly-najkrashhym-vijskovym-likarem-kyyeva/" text:style-name="Internet_20_link" text:visited-style-name="Visited_20_Internet_20_Link">
https://armyinform.com.ua/2023/07/14/medyka-30-yi-ombr-vyznaly-najkrashhym-vijskovym-likarem-kyyeva/</text:a>
</text:p>
      <!--NEWS-->
      <text:h text:style-name="P10" text:outline-level="1">
<text:span text:style-name="T4">
Петро Черник: «Противник усвідомлює, що прийдеться залишити південний плацдарм»</text:span>
</text:h>
      <text:p text:style-name="P4">
Author: ['АРМІЯINFORM']</text:p>
      <text:p text:style-name="P4">
Time: 2023-07-14T77:00:00-04:00</text:p>
      <text:p text:style-name="P4">
Description: У ефірі телемарафону «Єдині новини» військовий експерт полковник Петро Чер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2/7-chernyk.jpg" text:style-name="Internet_20_link" text:visited-style-name="Visited_20_Internet_20_Link">
7-chernyk.jpg</text:a>
']</text:p>
      <text:p text:style-name="P4">
Tags: ['НОВИНИ', 'ПЕТРО ЧЕРНИК']</text:p>
      <text:p text:style-name="P4">
Category: News</text:p>
      <!--METADATA-->
      <text:p text:style-name="P4">
<draw:frame draw:style-name="fr1" draw:name="Image155" text:anchor-type="as-char" svg:width="6.9236in" svg:height="3.894525in" draw:z-index="0">
<draw:image xlink:href="../Images/AРМІЯINFORM/2023-07-14T77-00-00-04-00/7-chernyk.jpg" xlink:type="simple" xlink:show="embed" xlink:actuate="onLoad" draw:mime-type="image/jpeg"/>
</draw:frame>
Військовий експерт Петро Черник</text:p>
      <text:p text:style-name="P4">
У ефірі телемарафону «Єдині новини» військовий експерт полковник Петро Черникпроаналізував ситуацію на фронті.</text:p>
      <text:p text:style-name="P4">
— Противник не відмовляється від філософії щодо виходу на адмінкордониЛуганської та Донецької областей. Це йому не вдається. Ми перебуваємо устратегічній рутині перемелювання нашого противника,— переконаний ПетроЧерник.</text:p>
      <text:p text:style-name="P4">
Водночас, за словами воєнного науковця, нині потрібно якнайбільше знищуватиресурсів російських загарбників.</text:p>
      <text:p text:style-name="P4">
— Я вважаю, що противник усвідомлює, що йому прийдеться залишати південнийплацдарм. Думаю вони б не укріплювали такими дефіцитними матеріаламиПерекопський перешийок, бо там вони будують дуже серйозну лінію оборони. Якбиворог мав сили, засоби та розуміння того, що південний плацдарм залишається заним, він би таких дій не робив, — резюмував експерт.</text:p>
      <text:p text:style-name="P4">
Source: <text:a xlink:type="simple" xlink:href="https://armyinform.com.ua/2023/07/14/petro-chernyk-protyvnyk-usvidomlyuye-shho-pryjdetsya-zalyshyty-pivdennyj-placzdarm/" text:style-name="Internet_20_link" text:visited-style-name="Visited_20_Internet_20_Link">
https://armyinform.com.ua/2023/07/14/petro-chernyk-protyvnyk-usvidomlyuye-shho-pryjdetsya-zalyshyty-pivdennyj-placzdarm/</text:a>
</text:p>
      <!--NEWS-->
      <text:h text:style-name="P10" text:outline-level="1">
<text:span text:style-name="T4">
Руйнування Каховської дамби є справжньою катастрофою — американський вчений-гідролог Пітер Глейк</text:span>
</text:h>
      <text:p text:style-name="P4">
Author: ['АРМІЯINFORM']</text:p>
      <text:p text:style-name="P4">
Time: 2023-07-14T78:00:00-04:00</text:p>
      <text:p text:style-name="P4">
Description: Руйнування Каховської дамби — одне з найбільших руйнувань водної інфраструктури за вс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eter-glejk.jpg" text:style-name="Internet_20_link" text:visited-style-name="Visited_20_Internet_20_Link">
peter-glejk.jpg</text:a>
', '<text:a xlink:type="simple" xlink:href="https://armyinform.com.ua/wp-content/uploads/2023/07/kahovska-ges.jpg" text:style-name="Internet_20_link" text:visited-style-name="Visited_20_Internet_20_Link">
kahovska-ges.jpg</text:a>
']</text:p>
      <text:p text:style-name="P4">
Tags: ['АГРЕСІЯ РФ', 'ВІЙНА', 'ВТОРГНЕННЯ РФ', 'ГРЕБЛЯ КАХОВСЬКОЇ ГЕС', 'КАХОВСЬКА ГЕС', 'КРАЇНА-ТЕРОРИСТ РФ', 'ПІДРИВ ГРЕБЛІ КАХОВСЬКОЇ ГЕС', 'ТЕРАКТ']</text:p>
      <text:p text:style-name="P4">
Category: News</text:p>
      <!--METADATA-->
      <text:p text:style-name="P4">
<draw:frame draw:style-name="fr1" draw:name="Image156" text:anchor-type="as-char" svg:width="6.9236in" svg:height="4.795806in" draw:z-index="0">
<draw:image xlink:href="../Images/AРМІЯINFORM/2023-07-14T78-00-00-04-00/peter-glejk.jpg" xlink:type="simple" xlink:show="embed" xlink:actuate="onLoad" draw:mime-type="image/jpeg"/>
</draw:frame>
Американський вчений-гідролог Пітер Глейк. Фото з сайту heartland.org</text:p>
      <text:p text:style-name="P4">
Руйнування Каховської дамби — одне з найбільших руйнувань водноїінфраструктури за всю світову історію воєн, і є справжньою катастрофою.</text:p>
      <text:p text:style-name="P4">
Штаб з ліквідації наслідків підриву Каховської ГЕС<text:a xlink:type="simple" xlink:href="https://t.me/shtab_kakhovska_hes/1373" text:style-name="Internet_20_link" text:visited-style-name="Visited_20_Internet_20_Link">
розмістив</text:a>
 у своєму Telegram-каналівисновки відомого американського вченого-гідролога Пітера Глейка щодо терактуна гідроелектростанції.</text:p>
      <text:p text:style-name="P4">
Пітер Глейк разом з іншими світовими вченими у спільному дослідженні,опублікованому в березні цього року, попереджав про ризики, які становитьвійна для водних ресурсів та водної інфраструктури.</text:p>
      <text:p text:style-name="P4">
Пітер Глейк зауважує:</text:p>
      <ul>
        <li>
Теперішній підрив ГЕС призведе до надзвичайних гуманітарних та екологічних наслідків.  * Це величезна дамба, одна з найбільших в Європі. Вона тримала 18 кубічних кілометрів води, майже в чотири рази більше найбільшого водосховища в Каліфорнії.  * Екологічні наслідки надзвичайні. Руйнування екосистем, зараження води. Вже є повідомлення про те, що надзвичайні обсяги мастил та інших хімікатів змиває потоком у річку.  * Вище дамби були болота, природні болота, ітварини там потерпатимуть від браку води.</li>
      </ul>
      <text:p text:style-name="P4">
Глейк приєднується до оцінок, що руйнування дамби є порушенням Женевськоїконвенції. Міжнародна спільнота має докласти зусиль, щоб допомогти громадам,які страждають від затоплень, евакуювати людей з цих територій, надатигуманітарну допомогу.</text:p>
      <text:p text:style-name="P4">
<draw:frame draw:style-name="fr1" draw:name="Image157" text:anchor-type="as-char" svg:width="6.9236in" svg:height="3.890725in" draw:z-index="0">
<draw:image xlink:href="../Images/AРМІЯINFORM/2023-07-14T78-00-00-04-00/kahovska-ges.jpg" xlink:type="simple" xlink:show="embed" xlink:actuate="onLoad" draw:mime-type="image/jpeg"/>
</draw:frame>
</text:p>
      <text:p text:style-name="P4">
Source: <text:a xlink:type="simple" xlink:href="https://armyinform.com.ua/2023/07/14/rujnuvannya-kahovskoyi-damby-ye-spravzhnoyu-katastrofoyu-amerykanskyj-vchenyj-gidrolog-piter-glejk/" text:style-name="Internet_20_link" text:visited-style-name="Visited_20_Internet_20_Link">
https://armyinform.com.ua/2023/07/14/rujnuvannya-kahovskoyi-damby-ye-spravzhnoyu-katastrofoyu-amerykanskyj-vchenyj-gidrolog-piter-glejk/</text:a>
</text:p>
      <!--NEWS-->
      <text:h text:style-name="P10" text:outline-level="1">
<text:span text:style-name="T4">
За добу росія обстріляла 120 населених пунктів України, серед цивільних є загиблі та поранені</text:span>
</text:h>
      <text:p text:style-name="P4">
Author: ['АРМІЯINFORM']</text:p>
      <text:p text:style-name="P4">
Time: 2023-07-14T79:00:00-04:00</text:p>
      <text:p text:style-name="P4">
Description: російські війська обстріляли територію 9 областей України.    Про це інформує Military...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60109861_214778971532368_1292833426658486358_n.jpg" text:style-name="Internet_20_link" text:visited-style-name="Visited_20_Internet_20_Link">
360109861_214778971532368_1292833426658486358_n.jpg</text:a>
']</text:p>
      <text:p text:style-name="P4">
Tags: ['MILITARY MEDIA CENTER', 'STOPRUSSIA', 'АГРЕСІЯ РФ', 'ВТОРГНЕННЯ РФ', 'ХАРКІВСЬКИЙ ТРИБУНАЛ']</text:p>
      <text:p text:style-name="P4">
Category: News</text:p>
      <!--METADATA-->
      <text:p text:style-name="P4">
<draw:frame draw:style-name="fr1" draw:name="Image158" text:anchor-type="as-char" svg:width="6.9236in" svg:height="4.790737in" draw:z-index="0">
<draw:image xlink:href="../Images/AРМІЯINFORM/2023-07-14T79-00-00-04-00/360109861_214778971532368_1292833426658486358_n.jpg" xlink:type="simple" xlink:show="embed" xlink:actuate="onLoad" draw:mime-type="image/jpeg"/>
</draw:frame>
</text:p>
      <text:p text:style-name="P4">
російські війська обстріляли територію 9 областей України.</text:p>
      <text:p text:style-name="P4">
Про це<text:a xlink:type="simple" xlink:href="https://www.facebook.com/permalink.php" text:style-name="Internet_20_link" text:visited-style-name="Visited_20_Internet_20_Link">
інформує</text:a>
Military Media Center.</text:p>
      <text:p text:style-name="P4">
Із різних видів озброєння — стрілецька зброя, міномети, танки, ствольна тареактивна артилерія, БПЛА, ЗРК, ОТРК, тактична авіація — були атаковані 120населених пунктів та 59 об’єктів інфраструктури.</text:p>
      <text:p text:style-name="P4">
Є загиблі та поранені серед цивільних, кількість жертв уточнюється.</text:p>
      <text:p text:style-name="P4">
Source: <text:a xlink:type="simple" xlink:href="https://armyinform.com.ua/2023/07/14/za-dobu-rosiya-obstrilyala-120-naselenyh-punktiv-ukrayiny-sered-czyvilnyh-ye-zagybli-ta-poraneni-2/" text:style-name="Internet_20_link" text:visited-style-name="Visited_20_Internet_20_Link">
https://armyinform.com.ua/2023/07/14/za-dobu-rosiya-obstrilyala-120-naselenyh-punktiv-ukrayiny-sered-czyvilnyh-ye-zagybli-ta-poraneni-2/</text:a>
</text:p>
      <!--NEWS-->
      <text:h text:style-name="P10" text:outline-level="1">
<text:span text:style-name="T4">
За добу знищено 16 ворожих «шахедів»</text:span>
</text:h>
      <text:p text:style-name="P4">
Author: ['АРМІЯINFORM']</text:p>
      <text:p text:style-name="P4">
Time: 2023-07-14T80:00:00-04:00</text:p>
      <text:p text:style-name="P4">
Description: Про це йдеться у повідомленні Генерального штабу Збройних Сил України.    Упродовж...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1/shah.jpg" text:style-name="Internet_20_link" text:visited-style-name="Visited_20_Internet_20_Link">
shah.jpg</text:a>
']</text:p>
      <text:p text:style-name="P4">
Tags: ['НОВИНИ', 'ШАХЕДИ']</text:p>
      <text:p text:style-name="P4">
Category: News</text:p>
      <!--METADATA-->
      <text:p text:style-name="P4">
<draw:frame draw:style-name="fr1" draw:name="Image159" text:anchor-type="as-char" svg:width="6.9236in" svg:height="3.89773in" draw:z-index="0">
<draw:image xlink:href="../Images/AРМІЯINFORM/2023-07-14T80-00-00-04-00/shah.jpg" xlink:type="simple" xlink:show="embed" xlink:actuate="onLoad" draw:mime-type="image/jpeg"/>
</draw:frame>
Ілюстративне фото <text:span text:style-name="T4">
🔥 Ситуація щодо російського вторгнення</text:span>
</text:p>
      <text:p text:style-name="P4">
Про це йдеться у<text:a xlink:type="simple" xlink:href="https://www.facebook.com/GeneralStaff.ua/posts/pfbid0JfuNNjtKo7h6wVEQkRfHBLWoDbS2uHLvXBLmyiwGWCNT5qUKB36TDAn27vpbPP9kl" text:style-name="Internet_20_link" text:visited-style-name="Visited_20_Internet_20_Link">
повідомленні</text:a>
Генерального штабу Збройних Сил України.</text:p>
      <text:p text:style-name="P4">
Упродовж доби російські окупанти завдали чергового ракетно-авіаційного ударупо території України, застосувавши 17 ударних безпілотників іранськоговиробництва «Shahed» та 1 зенітну керовану ракету із ЗРК С-300. В результатіуспішної бойової роботи зенітних ракетних підрозділів, винищувальної авіації,мобільних вогневих груп Повітряних Сил та протиповітряної оборони іншихскладових Сил оборони України знищено 16 «шахедів».</text:p>
      <text:p text:style-name="P4">
Крім того, ворог завдав 43 авіаційних ударів та здійснив 17 обстрілів зреактивних систем залпового вогню.</text:p>
      <text:p text:style-name="P4">
Ймовірність завдання ракетних та авіаційних ударів по всій території Українизалишається високою.</text:p>
      <text:p text:style-name="P4">
Source: <text:a xlink:type="simple" xlink:href="https://armyinform.com.ua/2023/07/14/za-dobu-znyshheno-16-vorozhyh-shahediv/" text:style-name="Internet_20_link" text:visited-style-name="Visited_20_Internet_20_Link">
https://armyinform.com.ua/2023/07/14/za-dobu-znyshheno-16-vorozhyh-shahediv/</text:a>
</text:p>
      <!--NEWS-->
      <text:h text:style-name="P10" text:outline-level="1">
<text:span text:style-name="T4">
Захист східного флангу НАТО: Президент США оголосив мобілізацію резервних сил для протидії агресії рф</text:span>
</text:h>
      <text:p text:style-name="P4">
Author: ['АРМІЯINFORM']</text:p>
      <text:p text:style-name="P4">
Time: 2023-07-14T81:00:00-04:00</text:p>
      <text:p text:style-name="P4">
Description: Президент США Джо Байден видав указ, який схвалює мобілізацію окремих резервних сил...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nky.jpg" text:style-name="Internet_20_link" text:visited-style-name="Visited_20_Internet_20_Link">
tanky.jpg</text:a>
']</text:p>
      <text:p text:style-name="P4">
Tags: ['АГРЕСІЯ РФ', 'ДЖО БАЙДЕН', 'МОБІЛІЗАЦІЯ', 'РЕЗЕРВНІ СИЛИ', 'США']</text:p>
      <text:p text:style-name="P4">
Category: News</text:p>
      <!--METADATA-->
      <text:p text:style-name="P4">
<draw:frame draw:style-name="fr1" draw:name="Image160" text:anchor-type="as-char" svg:width="6.9236in" svg:height="3.894525in" draw:z-index="0">
<draw:image xlink:href="../Images/AРМІЯINFORM/2023-07-14T81-00-00-04-00/tanky.jpg" xlink:type="simple" xlink:show="embed" xlink:actuate="onLoad" draw:mime-type="image/jpeg"/>
</draw:frame>
</text:p>
      <text:p text:style-name="P4">
Президент США Джо Байден видав указ, який схвалює мобілізацію окремихрезервних сил чисельністю до 3000 осіб, збільшуючи Збройні сили для підтримкиоперації Atlantic Resolve ( <text:span text:style-name="T5">
«Атлантична рішучість».</text:span>
 <text:span text:style-name="T5">
— Ред.</text:span>
 ).</text:p>
      <text:p text:style-name="P4">
Про це йдеться у <text:a xlink:type="simple" xlink:href="https://www.defense.gov/News/News-Stories/Article/Article/3458135/biden-approves-mobilization-of-reserves-to-support-eucom/" text:style-name="Internet_20_link" text:visited-style-name="Visited_20_Internet_20_Link">
повідомленні</text:a>
 пресслужби Пентагону.</text:p>
      <text:p text:style-name="P4">
Цю операцію буде визначено як дію на випадок непередбачених обставин.</text:p>
      <text:p text:style-name="P4">
«Це нове позначення приносить переваги військам і сім’ям завдяки збільшеннюповноважень, прав і доступу до сил і персоналу резервного компоненту. Цейнаказ знову підтверджує непохитну підтримку та відданість захисту східногофлангу НАТО після незаконної та неспровокованої війни росії проти України», —сказав директор з операцій Об’єднаного штабу генерал-лейтенант армії ДугласСімс.</text:p>
      <text:p text:style-name="P4">
Європейське командування США готується використовувати ці нові повноваження,щоб продовжити зобов’язання США щодо колективної безпеки НАТО.</text:p>
      <text:p text:style-name="P4">
Надаючи поточну оцінку бойовим діям в Україні, Дуглас Сімс зазначив, що вони єжорсткими. За його словами, незважаючи на те, що українців обстрілюють,бомбардують і вони стикаються з обороною росії, яка окопалася наважкопрохідній місцевості, українські сили чудово справляються зі своєю новоютехнікою та озброєнням.</text:p>
      <text:p text:style-name="P4">
Source: <text:a xlink:type="simple" xlink:href="https://armyinform.com.ua/2023/07/14/zahyst-shidnogo-flangu-nato-prezydent-ssha-ogolosyv-mobilizacziyu-rezervnyh-syl-dlya-protydiyi-agresiyi-rf/" text:style-name="Internet_20_link" text:visited-style-name="Visited_20_Internet_20_Link">
https://armyinform.com.ua/2023/07/14/zahyst-shidnogo-flangu-nato-prezydent-ssha-ogolosyv-mobilizacziyu-rezervnyh-syl-dlya-protydiyi-agresiyi-rf/</text:a>
</text:p>
      <!--NEWS-->
      <text:h text:style-name="P10" text:outline-level="1">
<text:span text:style-name="T4">
Олексій Резніков нагородив військовослужбовців і цивільних працівників</text:span>
</text:h>
      <text:p text:style-name="P4">
Author: ['АРМІЯINFORM']</text:p>
      <text:p text:style-name="P4">
Time: 2023-07-14T82:00:00-04:00</text:p>
      <text:p text:style-name="P4">
Description: Міністр оборони України Олексій Резніков вручив відомчі відзнаки та цінні подарун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3.jpeg" text:style-name="Internet_20_link" text:visited-style-name="Visited_20_Internet_20_Link">
1-3.jpeg</text:a>
', '<text:a xlink:type="simple" xlink:href="https://armyinform.com.ua/wp-content/uploads/2023/07/2-3-150x150.jpeg" text:style-name="Internet_20_link" text:visited-style-name="Visited_20_Internet_20_Link">
2-3-150x150.jpeg</text:a>
', '<text:a xlink:type="simple" xlink:href="https://armyinform.com.ua/wp-content/uploads/2023/07/3-5-150x150.jpeg" text:style-name="Internet_20_link" text:visited-style-name="Visited_20_Internet_20_Link">
3-5-150x150.jpeg</text:a>
', '<text:a xlink:type="simple" xlink:href="https://armyinform.com.ua/wp-content/uploads/2023/07/4-3-150x150.jpeg" text:style-name="Internet_20_link" text:visited-style-name="Visited_20_Internet_20_Link">
4-3-150x150.jpeg</text:a>
', '<text:a xlink:type="simple" xlink:href="https://armyinform.com.ua/wp-content/uploads/2023/07/5-150x150.jpeg" text:style-name="Internet_20_link" text:visited-style-name="Visited_20_Internet_20_Link">
5-150x150.jpeg</text:a>
', '<text:a xlink:type="simple" xlink:href="https://armyinform.com.ua/wp-content/uploads/2023/07/6-150x150.jpeg" text:style-name="Internet_20_link" text:visited-style-name="Visited_20_Internet_20_Link">
6-150x150.jpeg</text:a>
']</text:p>
      <text:p text:style-name="P4">
Tags: ['STOPRUSSIA', 'АГРЕСІЯ РФ', 'ВІЙНА', 'ВТОРГНЕННЯ РФ', 'НАГОРОДЖЕННЯ ВІЙСЬКОВОСЛУЖБОВЦІВ', 'ОЛЕКСІЙ РЕЗНІКОВ', 'ОФІЦІЙНО']</text:p>
      <text:p text:style-name="P4">
Category: News</text:p>
      <!--METADATA-->
      <text:p text:style-name="P4">
<draw:frame draw:style-name="fr1" draw:name="Image161" text:anchor-type="as-char" svg:width="6.9236in" svg:height="4.615733in" draw:z-index="0">
<draw:image xlink:href="../Images/AРМІЯINFORM/2023-07-14T82-00-00-04-00/1-3.jpeg" xlink:type="simple" xlink:show="embed" xlink:actuate="onLoad" draw:mime-type="image/jpeg"/>
</draw:frame>
</text:p>
      <text:p text:style-name="P4">
Міністр оборони України Олексій Резніков вручив відомчі відзнаки та цінніподарунки військовослужбовцям і працівникам Збройних Сил України з Повітрянихсил ЗСУ, Департаменту фінансів та Департаменту внутрішнього аудитуМіністерства оборони України. У своєму посланні до присутніх гостей ОлексійРезніков наголосив, що не дивлячись на однострій і погони, військовий чицивільний — 24 лютого 2022 року усі об’єдналися.</text:p>
      <text:p text:style-name="P4">
Про це йдеться у <text:a xlink:type="simple" xlink:href="https://www.mil.gov.ua/news/2023/07/14/peredayu-vdyachnist-i-slova-pidtrimki-vid-partneriv-iz-samitu-u-vilnyusi-%E2%80%93-vi-nadihaete-svit!-oleksij-reznikov-nagorodiv-vijskovosluzhbovcziv-i-czivilnih-praczivnikiv/" text:style-name="Internet_20_link" text:visited-style-name="Visited_20_Internet_20_Link">
матеріалі</text:a>
 на офіційному сайті Міністерства оборони України.</text:p>
      <text:p text:style-name="P4">
«Кожен на своєму місці почав захищати ті цінності, які записані у КонституціїУкраїни, кожен нині це робить для Перемоги! Я з впевненістю говорю, що вонаобов’язково настане. У це віримо не лише ми, а й наші партнери», — зазначивМіністр оборони.</text:p>
      <text:p text:style-name="P4">
Міністр, апелюючи до своєї участі у Саміті НАТО у Вільнюсі, відзначив, що світвірить в нашу перемогу, а партнери продовжують надавати підтримку — у виглядізброї та безпекових рішень, яких Україна вкрай потребує.</text:p>
      <text:p text:style-name="P4">
«Слово «неможливо» набуло іншого значення. Для мене слова партнерів «неможливосьогодні», означає що це є — можливим завтра! Лише подивіться, який шлях мипройшли разом за ці вже 506 днів війни. Починали зі «Stinger», а нині"Nasams","Leopard«, «HIMARS», «Patriot» і багато іншого, не вистачає тількилітаків«, — сказав Олексій Резніков.</text:p>
      <text:p text:style-name="P4">
Він наголосив, що все реально, адже цей Саміт Альянсу для України показав Де-факто, що наша країна вже в НАТО, а де-юре — політичне рішення, яке будеприйматися згодом. Крім того, сформовано «Літакову коаліцію» і наші партнеризабезпечать підготовку українських льотчиків на винищувачах F-16.</text:p>
      <text:p text:style-name="P4">
«Нам тільки залишається робити те, що весь світ вважав неможливим. Щось булопро „Київ за 3 дні“, а „Україна за 3 тижні“? Так ось, стояти й боронити,відбивати та відстоювати своє — абсолютно можливо, ми це довели. Бо ми —українці!» — наголосив глава Міноборони.</text:p>
      <text:p text:style-name="P4">
Олексій Резніков особисто подякував кожному із присутніх за внесок внаближення Перемоги.</text:p>
      <text:p text:style-name="P4">
«Я дякую вам за те, що ви зробили, робите і ще обов’язково зробите! Кожен знас пишається, вірить, дякує вам. І, як іноземці самі кажуть, що наші ЗбройніСили України — по-справжньому надихають. Я передаю вам цю теплу емоцію,побажання і підтримку прямо з Вільнюса», — резюмував Міністр.</text:p>
      <text:p text:style-name="P4">
<text:a xlink:type="simple" xlink:href="https://armyinform.com.ua/wp-content/uploads/2023/07/2-3.jpeg" text:style-name="Internet_20_link" text:visited-style-name="Visited_20_Internet_20_Link">
<draw:frame draw:style-name="fr1" draw:name="Image162" text:anchor-type="as-char" svg:width="6.9236in" svg:height="6.9236in" draw:z-index="0">
<draw:image xlink:href="../Images/AРМІЯINFORM/2023-07-14T82-00-00-04-00/2-3-150x150.jpeg" xlink:type="simple" xlink:show="embed" xlink:actuate="onLoad" draw:mime-type="image/jpeg"/>
</draw:frame>
</text:a>
</text:p>
      <text:p text:style-name="P4">
<text:a xlink:type="simple" xlink:href="https://armyinform.com.ua/wp-content/uploads/2023/07/3-5.jpeg" text:style-name="Internet_20_link" text:visited-style-name="Visited_20_Internet_20_Link">
<draw:frame draw:style-name="fr1" draw:name="Image163" text:anchor-type="as-char" svg:width="6.9236in" svg:height="6.9236in" draw:z-index="0">
<draw:image xlink:href="../Images/AРМІЯINFORM/2023-07-14T82-00-00-04-00/3-5-150x150.jpeg" xlink:type="simple" xlink:show="embed" xlink:actuate="onLoad" draw:mime-type="image/jpeg"/>
</draw:frame>
</text:a>
</text:p>
      <text:p text:style-name="P4">
<text:a xlink:type="simple" xlink:href="https://armyinform.com.ua/wp-content/uploads/2023/07/4-3.jpeg" text:style-name="Internet_20_link" text:visited-style-name="Visited_20_Internet_20_Link">
<draw:frame draw:style-name="fr1" draw:name="Image164" text:anchor-type="as-char" svg:width="6.9236in" svg:height="6.9236in" draw:z-index="0">
<draw:image xlink:href="../Images/AРМІЯINFORM/2023-07-14T82-00-00-04-00/4-3-150x150.jpeg" xlink:type="simple" xlink:show="embed" xlink:actuate="onLoad" draw:mime-type="image/jpeg"/>
</draw:frame>
</text:a>
</text:p>
      <text:p text:style-name="P4">
<text:a xlink:type="simple" xlink:href="https://armyinform.com.ua/wp-content/uploads/2023/07/5.jpeg" text:style-name="Internet_20_link" text:visited-style-name="Visited_20_Internet_20_Link">
<draw:frame draw:style-name="fr1" draw:name="Image165" text:anchor-type="as-char" svg:width="6.9236in" svg:height="6.9236in" draw:z-index="0">
<draw:image xlink:href="../Images/AРМІЯINFORM/2023-07-14T82-00-00-04-00/5-150x150.jpeg" xlink:type="simple" xlink:show="embed" xlink:actuate="onLoad" draw:mime-type="image/jpeg"/>
</draw:frame>
</text:a>
</text:p>
      <text:p text:style-name="P4">
<text:a xlink:type="simple" xlink:href="https://armyinform.com.ua/wp-content/uploads/2023/07/6.jpeg" text:style-name="Internet_20_link" text:visited-style-name="Visited_20_Internet_20_Link">
<draw:frame draw:style-name="fr1" draw:name="Image166" text:anchor-type="as-char" svg:width="6.9236in" svg:height="6.9236in" draw:z-index="0">
<draw:image xlink:href="../Images/AРМІЯINFORM/2023-07-14T82-00-00-04-00/6-150x150.jpeg" xlink:type="simple" xlink:show="embed" xlink:actuate="onLoad" draw:mime-type="image/jpeg"/>
</draw:frame>
</text:a>
</text:p>
      <text:p text:style-name="P4">
Source: <text:a xlink:type="simple" xlink:href="https://armyinform.com.ua/2023/07/14/peredayu-vdyachnist-i-slova-pidtrymky-vid-partneriv-iz-samitu-u-vilnyusi-vy-nadyhayete-svit-oleksij-reznikov-nagorodyv-vijskovosluzhbovcziv-i-czyv/" text:style-name="Internet_20_link" text:visited-style-name="Visited_20_Internet_20_Link">
https://armyinform.com.ua/2023/07/14/peredayu-vdyachnist-i-slova-pidtrymky-vid-partneriv-iz-samitu-u-vilnyusi-vy-nadyhayete-svit-oleksij-reznikov-nagorodyv-vijskovosluzhbovcziv-i-czyv/</text:a>
</text:p>
      <!--NEWS-->
      <text:h text:style-name="P10" text:outline-level="1">
<text:span text:style-name="T4">
Затримано «фаната путіна» на Прикарпатті</text:span>
</text:h>
      <text:p text:style-name="P4">
Author: ['АРМІЯINFORM']</text:p>
      <text:p text:style-name="P4">
Time: 2023-07-14T83:00:00-04:00</text:p>
      <text:p text:style-name="P4">
Description: На Прикарпатті затримано мешканця Івано-Франківської області, який адміністр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2022-10-14-sudytymut-policzejskogo.webp" text:style-name="Internet_20_link" text:visited-style-name="Visited_20_Internet_20_Link">
2022-10-14-sudytymut-policzejskogo.webp</text:a>
']</text:p>
      <text:p text:style-name="P4">
Tags: ['STOPRUSSIA', 'АГРЕСІЯ РФ', 'КОЛАБОРАНТ', 'СБУ']</text:p>
      <text:p text:style-name="P4">
Category: News</text:p>
      <!--METADATA-->
      <text:p text:style-name="P4">
<draw:frame draw:style-name="fr1" draw:name="Image167" text:anchor-type="as-char" svg:width="6.9236in" svg:height="4.615733in" draw:z-index="0">
<draw:image xlink:href="../ConvertedIMGs/AРМІЯINFORM/2023-07-14T83-00-00-04-00/2022-10-14-sudytymut-policzejskogo.png" xlink:type="simple" xlink:show="embed" xlink:actuate="onLoad" draw:mime-type="image/png"/>
</draw:frame>
 Ілюстративне фото</text:p>
      <text:p text:style-name="P4">
На Прикарпатті затримано мешканця Івано-Франківської області, якийадміністрував прокремлівську групу в забороненій соцмережі «вконтакте». Вінпоширював російську дезінформацію про події на фронті, а також вихваляв вищевійськово-політичне керівництво країни-агресора. Зловмиснику загрожує до 8років тюрми.</text:p>
      <text:p text:style-name="P4">
Про це <text:a xlink:type="simple" xlink:href="https://ssu.gov.ua/novyny/sbu-zatrymala-fanata-putina-na-prykarpatti" text:style-name="Internet_20_link" text:visited-style-name="Visited_20_Internet_20_Link">
інформує</text:a>
 СБУ.</text:p>
      <text:p text:style-name="P4">
Встановлено, що матеріали ворожої пропаганди фігурант брав з інформресурсівцентральних рупорів кремля. Також як адміністратор активно залишав коментарі угрупі, створюючи видимість масової підтримки кремлівської пропаганди.</text:p>
      <text:p text:style-name="P4">
Зловмисником виявився місцевий житель, який раніше неодноразово притягувавсядо кримінальної відповідальності за крадіжки і збут наркотиків.</text:p>
      <text:p text:style-name="P4">
Після початку широкомасштабного вторгнення рф він підтримав російськихзагарбників і згодом вирішив публічно оприлюднювати власні антиукраїнськіпогляди.</text:p>
      <text:p text:style-name="P4">
Під час обшуку за місцем проживання фігуранта виявлено:</text:p>
      <ul>
        <li>
сім-карти, які він використовував для входу в анонімні акаунти;  * мобільний телефон та комп’ютер із доказами злочину.</li>
      </ul>
      <text:p text:style-name="P4">
Наразі зловмисник перебуває під вартою.</text:p>
      <text:p text:style-name="P4">
Source: <text:a xlink:type="simple" xlink:href="https://armyinform.com.ua/2023/07/14/zatrymano-fanata-putina-na-prykarpatti/" text:style-name="Internet_20_link" text:visited-style-name="Visited_20_Internet_20_Link">
https://armyinform.com.ua/2023/07/14/zatrymano-fanata-putina-na-prykarpatti/</text:a>
</text:p>
      <!--NEWS-->
      <text:h text:style-name="P10" text:outline-level="1">
<text:span text:style-name="T4">
Сили оборони України продовжують наступ на Мелітопольському та Бердянському напрямках</text:span>
</text:h>
      <text:p text:style-name="P4">
Author: ['АРМІЯINFORM']</text:p>
      <text:p text:style-name="P4">
Time: 2023-07-14T84:00:00-04:00</text:p>
      <text:p text:style-name="P4">
Description: Противник і надалі зосереджує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astup-2.jpg" text:style-name="Internet_20_link" text:visited-style-name="Visited_20_Internet_20_Link">
nastup-2.jpg</text:a>
']</text:p>
      <text:p text:style-name="P4">
Tags: ['STOPRUSSIA', 'АГРЕСІЯ РФ', 'ВЕЧІРНЄ ЗВЕДЕННЯ', 'ВІЙНА', 'ВТОРГНЕННЯ РФ', 'ГШ ЗСУ']</text:p>
      <text:p text:style-name="P4">
Category: News</text:p>
      <!--METADATA-->
      <text:p text:style-name="P4">
<draw:frame draw:style-name="fr1" draw:name="Image168" text:anchor-type="as-char" svg:width="6.9236in" svg:height="5.006789in" draw:z-index="0">
<draw:image xlink:href="../Images/AРМІЯINFORM/2023-07-14T84-00-00-04-00/nastup-2.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ь близько 20 бойових зіткнень.</text:p>
      <text:p text:style-name="P4">
Про це у своєму вечірньому зведенні<text:a xlink:type="simple" xlink:href="https://www.facebook.com/GeneralStaff.ua/posts/pfbid0JfuNNjtKo7h6wVEQkRfHBLWoDbS2uHLvXBLmyiwGWCNT5qUKB36TDAn27vpbPP9kl" text:style-name="Internet_20_link" text:visited-style-name="Visited_20_Internet_20_Link">
повідомляє</text:a>
Генеральний штаб Збройних Сил України.</text:p>
      <text:p text:style-name="P4">
На Куп’янському напрямку наші воїни стійко тримають оборону.</text:p>
      <text:p text:style-name="P4">
На Лиманському напрямку протягом доби противник вів безуспішні наступальні діїзахідніше Діброви Луганської області та східніше Новосадового Донецькоїобласті.</text:p>
      <text:p text:style-name="P4">
На Бахмутському напрямку, під щільним вогнем авіації та артилерії противника,наші захисники успішно відбили усі ворожі атаки в районі Берхівки Донецькоїобласті.</text:p>
      <text:p text:style-name="P4">
На Авдіївському напрямку ворог не мав успіху під час наступальних дій у районіПервомайського, а на Шахтарському — в районі Новомихайлівки Донецької області.</text:p>
      <text:p text:style-name="P4">
На Мар’їнському напрямку, Сили оборони продовжують стримувати наступросійських військ в районі Мар’їнки.</text:p>
      <text:p text:style-name="P4">
На Запорізькому та Херсонському напрямках противник зосереджує основні зусилляна недопущенні подальшого просування наших військ.</text:p>
      <text:p text:style-name="P4">
Водночас Сили оборони України продовжують наступ на Мелітопольському таБердянському напрямках, закріплюються на досягнутих рубежах, завдаютьвогневого ураження артилерією по виявлених цілях противника, здійснюють заходиконтрбатарейної боротьби.</text:p>
      <text:p text:style-name="P4">
Source: <text:a xlink:type="simple" xlink:href="https://armyinform.com.ua/2023/07/14/syly-oborony-ukrayiny-prodovzhuyut-nastup-na-melitopolskomu-ta-berdyanskomu-napryamkah/" text:style-name="Internet_20_link" text:visited-style-name="Visited_20_Internet_20_Link">
https://armyinform.com.ua/2023/07/14/syly-oborony-ukrayiny-prodovzhuyut-nastup-na-melitopolskomu-ta-berdyanskomu-napryamkah/</text:a>
</text:p>
      <!--NEWS-->
      <text:h text:style-name="P10" text:outline-level="1">
<text:span text:style-name="T4">
10 років за ґратами проведе російський диверсант — збирав розвіддані для ворога</text:span>
</text:h>
      <text:p text:style-name="P4">
Author: ['АРМІЯINFORM']</text:p>
      <text:p text:style-name="P4">
Time: 2023-07-14T85:00:00-04:00</text:p>
      <text:p text:style-name="P4">
Description: Завдяки доказовій базі Служби безпеки реальний термін ув’язнення отримав диверсант...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ea29e1ba3cad0620df801a3bc59f6b2.jpeg" text:style-name="Internet_20_link" text:visited-style-name="Visited_20_Internet_20_Link">
bea29e1ba3cad0620df801a3bc59f6b2.jpeg</text:a>
']</text:p>
      <text:p text:style-name="P4">
Tags: ['АГЕНТ РФ', 'ДИВЕРСАНТ ГРУ', 'СБУ']</text:p>
      <text:p text:style-name="P4">
Category: News</text:p>
      <!--METADATA-->
      <text:p text:style-name="P4">
<draw:frame draw:style-name="fr1" draw:name="Image169" text:anchor-type="as-char" svg:width="6.9236in" svg:height="4.615733in" draw:z-index="0">
<draw:image xlink:href="../Images/AРМІЯINFORM/2023-07-14T85-00-00-04-00/bea29e1ba3cad0620df801a3bc59f6b2.jpeg" xlink:type="simple" xlink:show="embed" xlink:actuate="onLoad" draw:mime-type="image/jpeg"/>
</draw:frame>
</text:p>
      <text:p text:style-name="P4">
Завдяки доказовій базі Служби безпеки реальний термін ув’язнення отримавдиверсант головного управління генерального штабу зс рф (більш відомого якгру). Зловмисник займався підготовкою підриву двох ключових об’єктівтранспортної інфраструктури у Рівненській області.</text:p>
      <text:p text:style-name="P4">
Про це <text:a xlink:type="simple" xlink:href="https://ssu.gov.ua/novyny/za-materialamy-sbu-10-rokiv-za-gratamy-provede-rosiiskyi-dyversant-yakyi-hotuvav-seriiu-pidryviv-na-transportnii-infrastrukturi-rivnenshchyny" text:style-name="Internet_20_link" text:visited-style-name="Visited_20_Internet_20_Link">
повідомляє</text:a>
 Служба безпеки України.</text:p>
      <text:p text:style-name="P4">
Таким чином агресор сподівався зірвати поставки іноземного озброєння табоєприпасів для Сил оборони на східному та південному фронтах.</text:p>
      <text:p text:style-name="P4">
«Для виконання ворожого завдання злочинець провів розвідку території навколоінфраструктурних об’єктів і готувався до встановлення вибухівок у найбільш«вразливих» місцях обох транспортних шляхів», — йдеться у повідомленні.</text:p>
      <text:p text:style-name="P4">
Суд призначив йому 10 років тюремного ув’язнення.</text:p>
      <text:p text:style-name="P4">
Як встановили слідчі, зловмисником є колишній бойовик, який ще до початкуширокомасштабного вторгнення рф воював проти сил АТО на сході України.</text:p>
      <text:p text:style-name="P4">
«Тоді він перебував у складі терористичних угруповань «Оплот» і «Хан», а такожвходив до складу агентурного апарату російської воєнної розвідки. Після 24лютого 2022 року ворожий поплічник брав активну участь у бойових діях протиукраїнських військ на Запорізькому та Херсонському напрямках», — йдеться уповідомленні.</text:p>
      <text:p text:style-name="P4">
Source: <text:a xlink:type="simple" xlink:href="https://armyinform.com.ua/2023/07/14/10-rokiv-za-gratamy-provede-rosijskyj-dyversant-zbyrav-rozviddani-dlya-voroga/" text:style-name="Internet_20_link" text:visited-style-name="Visited_20_Internet_20_Link">
https://armyinform.com.ua/2023/07/14/10-rokiv-za-gratamy-provede-rosijskyj-dyversant-zbyrav-rozviddani-dlya-voroga/</text:a>
</text:p>
      <!--NEWS-->
      <text:h text:style-name="P10" text:outline-level="1">
<text:span text:style-name="T4">
Олексій Резніков зустрівся з делегацією YES</text:span>
</text:h>
      <text:p text:style-name="P4">
Author: ['АРМІЯINFORM']</text:p>
      <text:p text:style-name="P4">
Time: 2023-07-14T86:00:00-04:00</text:p>
      <text:p text:style-name="P4">
Description: Бачення української «армії майбутнього», підсумки саміту НАТО у Вільнюсі та професій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298f7666b1415fcfb9b77ae72409bf702607fd7.jpg" text:style-name="Internet_20_link" text:visited-style-name="Visited_20_Internet_20_Link">
d298f7666b1415fcfb9b77ae72409bf702607fd7.jpg</text:a>
']</text:p>
      <text:p text:style-name="P4">
Tags: ['STOPRUSSIA', 'АГРЕСІЯ РФ', 'ВІЙНА', 'ВТОРГНЕННЯ РФ', 'ОЛЕКСІЙ РЕЗНІКОВ', 'ОФІЦІЙНО', 'ЯЛТИНСЬКА ЄВРОПЕЙСЬКА СТРАТЕГІЯ']</text:p>
      <text:p text:style-name="P4">
Category: News</text:p>
      <!--METADATA-->
      <text:p text:style-name="P4">
<draw:frame draw:style-name="fr1" draw:name="Image170" text:anchor-type="as-char" svg:width="6.9236in" svg:height="4.234935in" draw:z-index="0">
<draw:image xlink:href="../Images/AРМІЯINFORM/2023-07-14T86-00-00-04-00/d298f7666b1415fcfb9b77ae72409bf702607fd7.jpg" xlink:type="simple" xlink:show="embed" xlink:actuate="onLoad" draw:mime-type="image/jpeg"/>
</draw:frame>
</text:p>
      <text:p text:style-name="P4">
Бачення української «армії майбутнього», підсумки саміту НАТО у Вільнюсі тапрофесійна підготовка військовослужбовців ЗСУ. Ці та інші питання обговорилипід час зустрічі у Києві Міністр оборони України Олексій Резніков тапредставники Наглядової ради міжнародної незалежної організації «ЯлтинськаЄвропейська Стратегія» (YES).</text:p>
      <text:p text:style-name="P4">
Про це <text:a xlink:type="simple" xlink:href="https://www.mil.gov.ua/news/2023/07/14/ukrainska-armiya-majbutnogo-pidsumki-samitu-nato-ta-pidgotovka-voiniv-zsu-oleksij-reznikov-zustrivsya-z-delegaczieyu-yes/" text:style-name="Internet_20_link" text:visited-style-name="Visited_20_Internet_20_Link">
йдеться</text:a>
 у публікації на офіційному сайті Міністерстваоборони України.</text:p>
      <text:p text:style-name="P4">
До складу іноземної делегації, зокрема, увійшли Президентка Естонії(2016-2021) Керсті Кальюлайд, Міністр закордонних справ Швеції (2006-2014),Прем’єр-міністр Швеції (1991-1994) Карл Більдт, Віце-президент «Havas Group»,Виконавчий Співголова «Havas Worldwide» Стефан Фукс, Президент Ради ФондуМюнхенської конференції з безпеки, старший науковий співробітник школиуправління Hertie Вольфганг Ішингер, засновник Фонду Віктора Пінчука та групи«EastOne» Віктор Пінчук та інші почесні гості.</text:p>
      <text:p text:style-name="P4">
Олексій Резніков подякував високопоставленим дипломатам за солідарність зУкраїною та зусилля, спрямовані на підтримку нашої держави на міжнароднійарені. Він поділився висновками після Вільнюського саміту НАТО та важливимирезультатами для України, досягнутими під час візиту до Литви.</text:p>
      <text:p text:style-name="P4">
Міністр оборони ознайомив іноземних гостей з баченням майбутнього українськоїоборони та наголосив на участі й допомозі партнерів у процесі розвиткуоборонних спроможностей України.</text:p>
      <text:p text:style-name="P4">
Сторони також обмінялися думками щодо безпекової ситуації на фронті російсько-української війни та важливості підготовки українських військовослужбовців засприяння країн-партнерів.</text:p>
      <text:p text:style-name="P4">
Source: <text:a xlink:type="simple" xlink:href="https://armyinform.com.ua/2023/07/14/ukrayinska-armiya-majbutnogo-pidsumky-samitu-nato-ta-pidgotovka-voyiniv-zsu-oleksij-reznikov-zustrivsya-z-delegacziyeyu-yes/" text:style-name="Internet_20_link" text:visited-style-name="Visited_20_Internet_20_Link">
https://armyinform.com.ua/2023/07/14/ukrayinska-armiya-majbutnogo-pidsumky-samitu-nato-ta-pidgotovka-voyiniv-zsu-oleksij-reznikov-zustrivsya-z-delegacziyeyu-yes/</text:a>
</text:p>
      <!--NEWS-->
      <text:h text:style-name="P10" text:outline-level="1">
<text:span text:style-name="T4">
Воював проти України на боці окупаційних військ рф — затримано жителя Криму</text:span>
</text:h>
      <text:p text:style-name="P4">
Author: ['АРМІЯINFORM']</text:p>
      <text:p text:style-name="P4">
Time: 2023-07-14T87:00:00-04:00</text:p>
      <text:p text:style-name="P4">
Description: За процесуального керівництва Запорізької обласної прокуратури жителю окупованого Кри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5301111003846658428_y.jpg" text:style-name="Internet_20_link" text:visited-style-name="Visited_20_Internet_20_Link">
photo_5301111003846658428_y.jpg</text:a>
']</text:p>
      <text:p text:style-name="P4">
Tags: ['STOPRUSSIA', 'АГРЕСІЯ РФ', 'ВІЙНА', 'ЗРАДНИКИ УКРАЇНИ', 'КОЛАБОРАНТИ', 'ОФІС ГЕНЕРАЛЬНОГО ПРОКУРОРА']</text:p>
      <text:p text:style-name="P4">
Category: News</text:p>
      <!--METADATA-->
      <text:p text:style-name="P4">
<draw:frame draw:style-name="fr1" draw:name="Image171" text:anchor-type="as-char" svg:width="6.9236in" svg:height="7.069603in" draw:z-index="0">
<draw:image xlink:href="../Images/AРМІЯINFORM/2023-07-14T87-00-00-04-00/photo_5301111003846658428_y.jpg" xlink:type="simple" xlink:show="embed" xlink:actuate="onLoad" draw:mime-type="image/jpeg"/>
</draw:frame>
</text:p>
      <text:p text:style-name="P4">
За процесуального керівництва Запорізької обласної прокуратури жителюокупованого Криму повідомлено про підозру у державній зраді (ч. 2 ст. 111 ККУкраїни).</text:p>
      <text:p text:style-name="P4">
Про це у своєму Telegram-каналі <text:a xlink:type="simple" xlink:href="https://t.me/pgo_gov_ua/14400" text:style-name="Internet_20_link" text:visited-style-name="Visited_20_Internet_20_Link">
повідомляє</text:a>
Офіс Генерального прокурора.</text:p>
      <text:p text:style-name="P4">
За даними слідства, у січні 2023 року громадянин України, який мешкав вокупованому Криму, перейшов на бік ворога та добровільно вступив до 810-їокремої бригади морської піхоти військово-морського флоту зс рф, якадислокувалась на українському півострові.</text:p>
      <text:p text:style-name="P4">
На посаді старшого стрільця він здійснював укріплення позицій військ країни-агресора, забезпечував оборону ворожих рубежів та брав безпосередню участь убойових діях проти українських захисників на території Василівського таПологівського районів Запорізької області.</text:p>
      <text:p text:style-name="P4">
Під час бойового зіткнення в липні 2023 року поблизу селища П’ятихатки наЗапоріжжі українські військові затримали та взяли його в полон.</text:p>
      <text:p text:style-name="P4">
Досудове розслідування проводитиме СБУ, — повідомляють в Офісі Генеральногопрокурора.</text:p>
      <text:p text:style-name="P4">
Source: <text:a xlink:type="simple" xlink:href="https://armyinform.com.ua/2023/07/14/voyuvav-proty-ukrayiny-na-boczi-okupaczijnyh-vijsk-rf-zatrymano-zhytelya-krymu/" text:style-name="Internet_20_link" text:visited-style-name="Visited_20_Internet_20_Link">
https://armyinform.com.ua/2023/07/14/voyuvav-proty-ukrayiny-na-boczi-okupaczijnyh-vijsk-rf-zatrymano-zhytelya-krymu/</text:a>
</text:p>
      <!--NEWS-->
      <text:h text:style-name="P10" text:outline-level="1">
<text:span text:style-name="T4">
Ганна Маляр: військове керівництво країни-агресора намагається створити для кремля «втішну» статистику</text:span>
</text:h>
      <text:p text:style-name="P4">
Author: ['АРМІЯINFORM']</text:p>
      <text:p text:style-name="P4">
Time: 2023-07-14T88:00:00-04:00</text:p>
      <text:p text:style-name="P4">
Description: Про це повідомила заступник Міністра оборони України Ганна Маляр у Телеграм.    З поча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ganna-malyar.jpg" text:style-name="Internet_20_link" text:visited-style-name="Visited_20_Internet_20_Link">
ganna-malyar.jpg</text:a>
']</text:p>
      <text:p text:style-name="P4">
Tags: ['ГАННА МАЛЯР', 'НОВИНИ']</text:p>
      <text:p text:style-name="P4">
Category: News</text:p>
      <!--METADATA-->
      <text:p text:style-name="P4">
<draw:frame draw:style-name="fr1" draw:name="Image172" text:anchor-type="as-char" svg:width="6.9236in" svg:height="4.615733in" draw:z-index="0">
<draw:image xlink:href="../Images/AРМІЯINFORM/2023-07-14T88-00-00-04-00/ganna-malyar.jpg" xlink:type="simple" xlink:show="embed" xlink:actuate="onLoad" draw:mime-type="image/jpeg"/>
</draw:frame>
</text:p>
      <text:p text:style-name="P4">
Про це <text:a xlink:type="simple" xlink:href="https://t.me/annamaliar/930" text:style-name="Internet_20_link" text:visited-style-name="Visited_20_Internet_20_Link">
повідомила</text:a>
 заступник Міністра оборониУкраїни Ганна Маляр у Телеграм.</text:p>
      <text:p text:style-name="P4">
З початку липня цього року у з’єднаннях і військових частинах російськихокупаційних військ, які перебувають на тимчасово окупованій території України,почали примушувати мобілізованих військовослужбовців до підписання контрактівпро проходження військової служби за контрактом у зс рф.</text:p>
      <text:p text:style-name="P4">
При цьому, у випадку відмови підписання контрактів, командири вдаються дошантажу підлеглих та прямих погроз утримання їх на передовій без ротації.</text:p>
      <text:p text:style-name="P4">
Як заохочення щодо мобілізованих, які погодилися, застосовується звільненнявід виконання службових обов’язків на 1–2 доби (т. зв. вихідні), що є доволіефективним чинником в умовах відмови командирами надання відпусток, зокрема,за сімейними обставинами.</text:p>
      <text:p text:style-name="P4">
Таким чином військове керівництво країни-агресора намагається створити длякремля «втішну» статистику щодо темпів набору на контрактну військову службу.</text:p>
      <text:p text:style-name="P4">
Source: <text:a xlink:type="simple" xlink:href="https://armyinform.com.ua/2023/07/14/ganna-malyar-vijskove-kerivnycztvo-krayiny-agresora-namagayetsya-stvoryty-dlya-kremlya-vtishnu-statystyku/" text:style-name="Internet_20_link" text:visited-style-name="Visited_20_Internet_20_Link">
https://armyinform.com.ua/2023/07/14/ganna-malyar-vijskove-kerivnycztvo-krayiny-agresora-namagayetsya-stvoryty-dlya-kremlya-vtishnu-statystyku/</text:a>
</text:p>
      <!--NEWS-->
      <text:h text:style-name="P10" text:outline-level="1">
<text:span text:style-name="T4">
Побратими та рідні вшанували пам’ять загиблих героїв-льотчиків</text:span>
</text:h>
      <text:p text:style-name="P4">
Author: ['Оксана Уретій']</text:p>
      <text:p text:style-name="P4">
Time: 2023-07-14T89:00:00-04:00</text:p>
      <text:p text:style-name="P4">
Description: 14 липня 2014 року. Екіпаж військового льотчика Дмитра Майбороди виконує бойове завд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zastavka.jpg" text:style-name="Internet_20_link" text:visited-style-name="Visited_20_Internet_20_Link">
1.-zastavka.jpg</text:a>
', '<text:a xlink:type="simple" xlink:href="https://armyinform.com.ua/wp-content/uploads/2023/07/21-3-150x150.jpg" text:style-name="Internet_20_link" text:visited-style-name="Visited_20_Internet_20_Link">
21-3-150x150.jpg</text:a>
', '<text:a xlink:type="simple" xlink:href="https://armyinform.com.ua/wp-content/uploads/2023/07/31-2-150x150.jpg" text:style-name="Internet_20_link" text:visited-style-name="Visited_20_Internet_20_Link">
31-2-150x150.jpg</text:a>
', '<text:a xlink:type="simple" xlink:href="https://armyinform.com.ua/wp-content/uploads/2023/07/41-2-150x150.jpg" text:style-name="Internet_20_link" text:visited-style-name="Visited_20_Internet_20_Link">
41-2-150x150.jpg</text:a>
', '<text:a xlink:type="simple" xlink:href="https://armyinform.com.ua/wp-content/uploads/2023/07/5-22-150x150.jpg" text:style-name="Internet_20_link" text:visited-style-name="Visited_20_Internet_20_Link">
5-22-150x150.jpg</text:a>
', '<text:a xlink:type="simple" xlink:href="https://armyinform.com.ua/wp-content/uploads/2023/07/7-11-150x150.jpg" text:style-name="Internet_20_link" text:visited-style-name="Visited_20_Internet_20_Link">
7-11-150x150.jpg</text:a>
', '<text:a xlink:type="simple" xlink:href="https://armyinform.com.ua/wp-content/uploads/2023/07/dmytro-majboroda.jpg" text:style-name="Internet_20_link" text:visited-style-name="Visited_20_Internet_20_Link">
dmytro-majboroda.jpg</text:a>
', '<text:a xlink:type="simple" xlink:href="https://armyinform.com.ua/wp-content/uploads/2023/07/dmytro-shkarbun.jpg" text:style-name="Internet_20_link" text:visited-style-name="Visited_20_Internet_20_Link">
dmytro-shkarbun.jpg</text:a>
']</text:p>
      <text:p text:style-name="P4">
Tags: ['АН-26', 'ГЕРОЙ УКРАЇНИ', 'НОВИНИ']</text:p>
      <text:p text:style-name="P4">
Category: News</text:p>
      <!--METADATA-->
      <text:p text:style-name="P4">
<draw:frame draw:style-name="fr1" draw:name="Image173" text:anchor-type="as-char" svg:width="6.9236in" svg:height="3.086424in" draw:z-index="0">
<draw:image xlink:href="../Images/AРМІЯINFORM/2023-07-14T89-00-00-04-00/1.-zastavka.jpg" xlink:type="simple" xlink:show="embed" xlink:actuate="onLoad" draw:mime-type="image/jpeg"/>
</draw:frame>
</text:p>
      <text:p text:style-name="P4">
14 липня 2014 року. Екіпаж військового льотчика Дмитра Майбороди виконуєбойове завдання з десантування вантажів парашутним способом. Близько 12.20 урайоні села Давидо-Микільське Луганської області літак Ан-26 однієї із бригадПовітряних Сил ЗСУ був атакований ворожою керованою ракетою на висоті 6500метрів. Одразу почались некеровані процеси. Екіпаж за командою покинув літак.Командир екіпажу та його помічник скільки могли втримували машину у повітрі,аби відвести її якомога далі від населених пунктів. Бокові навантаження недозволили льотчикам залишити літак. Дмитро Майборода та Дмитро Шкарбун ціноювласного життя врятували шістьох членів екіпажу та мирних українців, які булина землі…</text:p>
      <text:p text:style-name="P4">
Сьогодні, 9 років по цій трагічній даті, побратими та рідні зібрались, щобвшанувати пам’ять загиблих героїв-льотчиків.</text:p>
      <text:p text:style-name="P4">
<text:a xlink:type="simple" xlink:href="https://armyinform.com.ua/wp-content/uploads/2023/07/21-3.jpg" text:style-name="Internet_20_link" text:visited-style-name="Visited_20_Internet_20_Link">
<draw:frame draw:style-name="fr1" draw:name="Image174" text:anchor-type="as-char" svg:width="6.9236in" svg:height="6.9236in" draw:z-index="0">
<draw:image xlink:href="../Images/AРМІЯINFORM/2023-07-14T89-00-00-04-00/21-3-150x150.jpg" xlink:type="simple" xlink:show="embed" xlink:actuate="onLoad" draw:mime-type="image/jpeg"/>
</draw:frame>
</text:a>
</text:p>
      <text:p text:style-name="P4">
<text:a xlink:type="simple" xlink:href="https://armyinform.com.ua/wp-content/uploads/2023/07/31-2.jpg" text:style-name="Internet_20_link" text:visited-style-name="Visited_20_Internet_20_Link">
<draw:frame draw:style-name="fr1" draw:name="Image175" text:anchor-type="as-char" svg:width="6.9236in" svg:height="6.9236in" draw:z-index="0">
<draw:image xlink:href="../Images/AРМІЯINFORM/2023-07-14T89-00-00-04-00/31-2-150x150.jpg" xlink:type="simple" xlink:show="embed" xlink:actuate="onLoad" draw:mime-type="image/jpeg"/>
</draw:frame>
</text:a>
</text:p>
      <text:p text:style-name="P4">
<text:a xlink:type="simple" xlink:href="https://armyinform.com.ua/wp-content/uploads/2023/07/41-2.jpg" text:style-name="Internet_20_link" text:visited-style-name="Visited_20_Internet_20_Link">
<draw:frame draw:style-name="fr1" draw:name="Image176" text:anchor-type="as-char" svg:width="6.9236in" svg:height="6.9236in" draw:z-index="0">
<draw:image xlink:href="../Images/AРМІЯINFORM/2023-07-14T89-00-00-04-00/41-2-150x150.jpg" xlink:type="simple" xlink:show="embed" xlink:actuate="onLoad" draw:mime-type="image/jpeg"/>
</draw:frame>
</text:a>
</text:p>
      <text:p text:style-name="P4">
<text:a xlink:type="simple" xlink:href="https://armyinform.com.ua/wp-content/uploads/2023/07/5-22.jpg" text:style-name="Internet_20_link" text:visited-style-name="Visited_20_Internet_20_Link">
<draw:frame draw:style-name="fr1" draw:name="Image177" text:anchor-type="as-char" svg:width="6.9236in" svg:height="6.9236in" draw:z-index="0">
<draw:image xlink:href="../Images/AРМІЯINFORM/2023-07-14T89-00-00-04-00/5-22-150x150.jpg" xlink:type="simple" xlink:show="embed" xlink:actuate="onLoad" draw:mime-type="image/jpeg"/>
</draw:frame>
</text:a>
</text:p>
      <text:p text:style-name="P4">
<text:a xlink:type="simple" xlink:href="https://armyinform.com.ua/wp-content/uploads/2023/07/7-11.jpg" text:style-name="Internet_20_link" text:visited-style-name="Visited_20_Internet_20_Link">
<draw:frame draw:style-name="fr1" draw:name="Image178" text:anchor-type="as-char" svg:width="6.9236in" svg:height="6.9236in" draw:z-index="0">
<draw:image xlink:href="../Images/AРМІЯINFORM/2023-07-14T89-00-00-04-00/7-11-150x150.jpg" xlink:type="simple" xlink:show="embed" xlink:actuate="onLoad" draw:mime-type="image/jpeg"/>
</draw:frame>
</text:a>
</text:p>
      <text:p text:style-name="P4">
— Трагічною і водночас героїчною сторінкою у новітній історії наших ПовітрянихСил стало 14 липня 2014 року, коли в свій останній політ пішли двоєнадзвичайно потужно підготовлених льотчики — підполковник Дмитро Майборода тапідполковник Дмитро Шкарбун, — звернувся до особового складу командирвійськової частини. — Вони з честю та відвагою виконали бойове завдання,відвернувши літак від населених пунктів із мирними цивільними мешканцями. Вонибули, є і будуть навіки в наших серцях. Дякую вам, батькам, за виховання такихсинів, дійсно Героїв України. Обидва Дмитра поклали своє життя за вільнуУкраїну. Їхній подвиг став першими кроками боротьби у новітній історії нашоївільної України за незалежність і суверенітет. Вічна їм пам’ять! Вічна шанабатькам Героїв, які поставили їх на крило, дали путівку в життя та виховалигідними офіцерами, які передали свої знання як інструктори майбутньомумолодому льотному поколінню. Слава Україні! Слава Повітряним Силам! Героямслава!</text:p>
      <text:p text:style-name="P4">
Далі спогадами про свого сина Дмитра поділилась Тетяна Іванівна Майборода.Ледь стримуючи сльози, мати Героя України розповіла про його дитячі йкурсантські роки, шалене бажання стати льотчиком та про те, як їздила наокуповані українські землі, аби забрати тіло найріднішої людини.</text:p>
      <text:p text:style-name="P4">
<draw:frame draw:style-name="fr1" draw:name="Image179" text:anchor-type="as-char" svg:width="6.9236in" svg:height="5.1927in" draw:z-index="0">
<draw:image xlink:href="../Images/AРМІЯINFORM/2023-07-14T89-00-00-04-00/dmytro-majboroda.jpg" xlink:type="simple" xlink:show="embed" xlink:actuate="onLoad" draw:mime-type="image/jpeg"/>
</draw:frame>
</text:p>
      <text:p text:style-name="P4">
— «Мамо, у мене все вийшло!» — радів Дмитро, коли вступив до Харківськогонаціонального університету Повітряних Сил імені Івана Кожедуба, — згадуєТетяна Іванівна. — А далі — нелегкий шлях через терени до небес… Він подолавбезліч перепон на шляху до льотної справи, адже до нестями хотів літати, і цебажання стало сенсом його життя. Небо було його долею. Коли на Донбасірозпочались активні бойові дії, мій син жодного разу не відмовився відвильотів для виконання бойових завдань. Дмитро дуже любив це життя. Коливорожа ракета влучила в літак, завдяки правильним діям командира буливрятовані людські життя. А далі… я поїхала на окуповану територію за тіломсвого сина та його побратима. Ні блокпости ворога, ні будь-які кордони нестали мені на заваді, адже перешкод та перепон для матері немає. Єдине, ямолилась, щоб в дорозі нічого не трапилось. Свого сина та Дмитра Шкарбуна яповернула додому. Дуже вдячна вам, побратимам Діми, що ви пам’ятаєте про ньогота підтримуєте його родину.</text:p>
      <text:p text:style-name="P4">
<draw:frame draw:style-name="fr1" draw:name="Image180" text:anchor-type="as-char" svg:width="6.9236in" svg:height="6.494337in" draw:z-index="0">
<draw:image xlink:href="../Images/AРМІЯINFORM/2023-07-14T89-00-00-04-00/dmytro-shkarbun.jpg" xlink:type="simple" xlink:show="embed" xlink:actuate="onLoad" draw:mime-type="image/jpeg"/>
</draw:frame>
</text:p>
      <text:p text:style-name="P4">
Обом офіцерам посмертно присвоєне звання «підполковник».</text:p>
      <text:p text:style-name="P4">
За виняткову мужність і самопожертву, виявлені в захисті державногосуверенітету та територіальної цілісності Української держави, вірністьВійськовій присязі Дмитро Майборода удостоєний звання Героя України знагородженням орденом «Золота Зірка» (посмертно).</text:p>
      <text:p text:style-name="P4">
За особисту мужність і героїзм, виявлені в захисті державного суверенітету татериторіальної цілісності України, вірність Військовій присязі під часросійсько-української війни, Дмитро Шкарбун нагороджений орденом БогданаХмельницького III ступеня (посмертно).</text:p>
      <text:p text:style-name="P4">
<text:span text:style-name="T4">
Фото автора</text:span>
</text:p>
      <text:p text:style-name="P4">
Source: <text:a xlink:type="simple" xlink:href="https://armyinform.com.ua/2023/07/14/pobratymy-ta-ridni-vshanuvaly-pamyat-zagyblyh-geroyiv-lotchykiv/" text:style-name="Internet_20_link" text:visited-style-name="Visited_20_Internet_20_Link">
https://armyinform.com.ua/2023/07/14/pobratymy-ta-ridni-vshanuvaly-pamyat-zagyblyh-geroyiv-lotchykiv/</text:a>
</text:p>
      <!--NEWS-->
      <text:h text:style-name="P10" text:outline-level="1">
<text:span text:style-name="T4">
Військово-Морські Сили показали обличчя мужніх морпіхів ЗСУ</text:span>
</text:h>
      <text:p text:style-name="P4">
Author: ['АРМІЯINFORM']</text:p>
      <text:p text:style-name="P4">
Time: 2023-07-14T8:00:00-04:00</text:p>
      <text:p text:style-name="P4">
Description: Фото наших воїнів опублікували на Facebook-сторінці ВМС ЗС України:    «Усмішки героїв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409669_662413175926268_3039971714422296604_n.jpg" text:style-name="Internet_20_link" text:visited-style-name="Visited_20_Internet_20_Link">
356409669_662413175926268_3039971714422296604_n.jpg</text:a>
', '<text:a xlink:type="simple" xlink:href="https://armyinform.com.ua/wp-content/uploads/2023/07/355322076_662413332592919_3439616436384946468_n-150x150.jpg" text:style-name="Internet_20_link" text:visited-style-name="Visited_20_Internet_20_Link">
355322076_662413332592919_3439616436384946468_n-150x150.jpg</text:a>
', '<text:a xlink:type="simple" xlink:href="https://armyinform.com.ua/wp-content/uploads/2023/07/355381207_662413289259590_8607998640071974874_n-150x150.jpg" text:style-name="Internet_20_link" text:visited-style-name="Visited_20_Internet_20_Link">
355381207_662413289259590_8607998640071974874_n-150x150.jpg</text:a>
', '<text:a xlink:type="simple" xlink:href="https://armyinform.com.ua/wp-content/uploads/2023/07/357745591_662413239259595_1440199367324845649_n-150x150.jpg" text:style-name="Internet_20_link" text:visited-style-name="Visited_20_Internet_20_Link">
357745591_662413239259595_1440199367324845649_n-150x150.jpg</text:a>
', '<text:a xlink:type="simple" xlink:href="https://armyinform.com.ua/wp-content/uploads/2023/07/357730460_662413202592932_6693129656433530636_n-150x150.jpg" text:style-name="Internet_20_link" text:visited-style-name="Visited_20_Internet_20_Link">
357730460_662413202592932_6693129656433530636_n-150x150.jpg</text:a>
']</text:p>
      <text:p text:style-name="P4">
Tags: ['STOPRUSSIA', 'АГРЕСІЯ РФ']</text:p>
      <text:p text:style-name="P4">
Category: News</text:p>
      <!--METADATA-->
      <text:p text:style-name="P4">
<draw:frame draw:style-name="fr1" draw:name="Image181" text:anchor-type="as-char" svg:width="6.9236in" svg:height="4.615733in" draw:z-index="0">
<draw:image xlink:href="../Images/AРМІЯINFORM/2023-07-14T8-00-00-04-00/356409669_662413175926268_3039971714422296604_n.jpg" xlink:type="simple" xlink:show="embed" xlink:actuate="onLoad" draw:mime-type="image/jpeg"/>
</draw:frame>
</text:p>
      <text:p text:style-name="P4">
Фото наших воїнів<text:a xlink:type="simple" xlink:href="https://www.facebook.com/navy.mil.gov.ua/posts/pfbid02v26xrxz8oa2toAfScVK7R2d1YyfyCWFLTrvdHrUdJ5bTFzqxtH3aRsBNEp4jJJCSl" text:style-name="Internet_20_link" text:visited-style-name="Visited_20_Internet_20_Link">
опублікували</text:a>
на Facebook-сторінці ВМС ЗС України:</text:p>
      <text:p text:style-name="P4">
«Усмішки героїв — бійців окремої бригади морської піхоти», — йдеться укоментарі до фото.</text:p>
      <text:p text:style-name="P4">
<text:a xlink:type="simple" xlink:href="https://armyinform.com.ua/wp-content/uploads/2023/07/355322076_662413332592919_3439616436384946468_n.jpg" text:style-name="Internet_20_link" text:visited-style-name="Visited_20_Internet_20_Link">
<draw:frame draw:style-name="fr1" draw:name="Image182" text:anchor-type="as-char" svg:width="6.9236in" svg:height="6.9236in" draw:z-index="0">
<draw:image xlink:href="../Images/AРМІЯINFORM/2023-07-14T8-00-00-04-00/355322076_662413332592919_3439616436384946468_n-150x150.jpg" xlink:type="simple" xlink:show="embed" xlink:actuate="onLoad" draw:mime-type="image/jpeg"/>
</draw:frame>
</text:a>
</text:p>
      <text:p text:style-name="P4">
<text:a xlink:type="simple" xlink:href="https://armyinform.com.ua/wp-content/uploads/2023/07/355381207_662413289259590_8607998640071974874_n.jpg" text:style-name="Internet_20_link" text:visited-style-name="Visited_20_Internet_20_Link">
<draw:frame draw:style-name="fr1" draw:name="Image183" text:anchor-type="as-char" svg:width="6.9236in" svg:height="6.9236in" draw:z-index="0">
<draw:image xlink:href="../Images/AРМІЯINFORM/2023-07-14T8-00-00-04-00/355381207_662413289259590_8607998640071974874_n-150x150.jpg" xlink:type="simple" xlink:show="embed" xlink:actuate="onLoad" draw:mime-type="image/jpeg"/>
</draw:frame>
</text:a>
</text:p>
      <text:p text:style-name="P4">
<text:a xlink:type="simple" xlink:href="https://armyinform.com.ua/wp-content/uploads/2023/07/357745591_662413239259595_1440199367324845649_n.jpg" text:style-name="Internet_20_link" text:visited-style-name="Visited_20_Internet_20_Link">
<draw:frame draw:style-name="fr1" draw:name="Image184" text:anchor-type="as-char" svg:width="6.9236in" svg:height="6.9236in" draw:z-index="0">
<draw:image xlink:href="../Images/AРМІЯINFORM/2023-07-14T8-00-00-04-00/357745591_662413239259595_1440199367324845649_n-150x150.jpg" xlink:type="simple" xlink:show="embed" xlink:actuate="onLoad" draw:mime-type="image/jpeg"/>
</draw:frame>
</text:a>
</text:p>
      <text:p text:style-name="P4">
<text:a xlink:type="simple" xlink:href="https://armyinform.com.ua/wp-content/uploads/2023/07/357730460_662413202592932_6693129656433530636_n.jpg" text:style-name="Internet_20_link" text:visited-style-name="Visited_20_Internet_20_Link">
<draw:frame draw:style-name="fr1" draw:name="Image185" text:anchor-type="as-char" svg:width="6.9236in" svg:height="6.9236in" draw:z-index="0">
<draw:image xlink:href="../Images/AРМІЯINFORM/2023-07-14T8-00-00-04-00/357730460_662413202592932_6693129656433530636_n-150x150.jpg" xlink:type="simple" xlink:show="embed" xlink:actuate="onLoad" draw:mime-type="image/jpeg"/>
</draw:frame>
</text:a>
</text:p>
      <text:p text:style-name="P4">
Source: <text:a xlink:type="simple" xlink:href="https://armyinform.com.ua/2023/07/14/vijskovo-morski-syly-pokazaly-oblychchya-muzhnih-morpihiv-zsu/" text:style-name="Internet_20_link" text:visited-style-name="Visited_20_Internet_20_Link">
https://armyinform.com.ua/2023/07/14/vijskovo-morski-syly-pokazaly-oblychchya-muzhnih-morpihiv-zsu/</text:a>
</text:p>
      <!--NEWS-->
      <text:h text:style-name="P10" text:outline-level="1">
<text:span text:style-name="T4">
Абсолютним пріоритетом бюджету є безпека та оборона — Денис Шмигаль</text:span>
</text:h>
      <text:p text:style-name="P4">
Author: ['АРМІЯINFORM']</text:p>
      <text:p text:style-name="P4">
Time: 2023-07-14T90:00:00-04:00</text:p>
      <text:p text:style-name="P4">
Description: Про це сьогодні у своїй промові на засіданні Уряду заявив Прем’єр-міністр України Денис...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uryad-ukrayiny.jpg" text:style-name="Internet_20_link" text:visited-style-name="Visited_20_Internet_20_Link">
uryad-ukrayiny.jpg</text:a>
']</text:p>
      <text:p text:style-name="P4">
Tags: ['STOPRUSSIA', 'АГРЕСІЯ РФ', 'БЮДЖЕТ-2023', 'ДЕНИС ШМИГАЛЬ', 'ЗАСІДАННЯ УРЯДУ', 'ПРЕМ’ЄР-МІНІСТР ДЕНИС ШМИГАЛЬ', 'УРЯД']</text:p>
      <text:p text:style-name="P4">
Category: News</text:p>
      <!--METADATA-->
      <text:p text:style-name="P4">
<draw:frame draw:style-name="fr1" draw:name="Image186" text:anchor-type="as-char" svg:width="6.9236in" svg:height="4.584774in" draw:z-index="0">
<draw:image xlink:href="../Images/AРМІЯINFORM/2023-07-14T90-00-00-04-00/uryad-ukrayiny.jpg" xlink:type="simple" xlink:show="embed" xlink:actuate="onLoad" draw:mime-type="image/jpeg"/>
</draw:frame>
</text:p>
      <text:p text:style-name="P4">
Про це сьогодні у своїй<text:a xlink:type="simple" xlink:href="https://www.facebook.com/KabminUA/videos/1374674279756533/" text:style-name="Internet_20_link" text:visited-style-name="Visited_20_Internet_20_Link">
промові</text:a>
 назасіданні Уряду заявив Прем’єр-міністр України Денис Шмигаль.</text:p>
      <text:p text:style-name="P4">
Він зазначив, що за перші шість місяців 2023 року Уряд впорався із завданнямфінансування всіх ключових видатків бюджету, усі податки громадян та бізнесубуло спрямовано на забезпечення оборони й безпеки України.</text:p>
      <text:p text:style-name="P4">
— Загалом за січень-червень 2023 року до загального фонду державного бюджетунадійшло майже 870 млрд грн 600 млрд грн — це податкові надходження, 270 млрдгрн — це гранти від наших міжнародних партнерів, — повідомив Денис Шмигаль. —Усього за підсумками перших шести місяців до різних фондів держбюджетунадійшли 1 трильйон 302 мільярди гривень податків, зборів та інших платежів.</text:p>
      <text:p text:style-name="P4">
Прем’єр-міністр подякував підприємцям, які продовжують працювати, розвивативласну справу, наймають людей, інвестують, платять податки, підтримуютьгромади.</text:p>
      <text:p text:style-name="P4">
— Ви — це основа нашої економічної стійкості. Уряд буде продовжувати програмипідтримки та запускати нові інструменти допомоги підприємцям, — підкресливДенис Шмигаль.</text:p>
      <text:p text:style-name="P4">
За його словами абсолютним пріоритетом бюджету є безпека та оборона. Надругому місці — соціальні програми підтримки людей. За шість місяців цьогороку з держбюджету на соцвиплати спрямовано 231 млрд грн.</text:p>
      <text:p text:style-name="P4">
Source: <text:a xlink:type="simple" xlink:href="https://armyinform.com.ua/2023/07/14/absolyutnym-priorytetom-byudzhetu-ye-bezpeka-ta-oborona-denys-shmygal/" text:style-name="Internet_20_link" text:visited-style-name="Visited_20_Internet_20_Link">
https://armyinform.com.ua/2023/07/14/absolyutnym-priorytetom-byudzhetu-ye-bezpeka-ta-oborona-denys-shmygal/</text:a>
</text:p>
      <!--NEWS-->
      <text:h text:style-name="P10" text:outline-level="1">
<text:span text:style-name="T4">
На Черкащині відбудеться Фестиваль нескореної Nації «Холодний Яр»</text:span>
</text:h>
      <text:p text:style-name="P4">
Author: ['АРМІЯINFORM']</text:p>
      <text:p text:style-name="P4">
Time: 2023-07-14T91:00:00-04:00</text:p>
      <text:p text:style-name="P4">
Description: 15–16 липня у селі Мельники Медведівської громади Черкаської області відбудеть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hol-yar.jpg" text:style-name="Internet_20_link" text:visited-style-name="Visited_20_Internet_20_Link">
hol-yar.jpg</text:a>
']</text:p>
      <text:p text:style-name="P4">
Tags: ['НОВИНИ', 'ФЕСТИВАЛЬ', 'ХОЛОДНИЙ ЯР']</text:p>
      <text:p text:style-name="P4">
Category: News</text:p>
      <!--METADATA-->
      <text:p text:style-name="P4">
<draw:frame draw:style-name="fr1" draw:name="Image187" text:anchor-type="as-char" svg:width="6.9236in" svg:height="4.898447in" draw:z-index="0">
<draw:image xlink:href="../Images/AРМІЯINFORM/2023-07-14T91-00-00-04-00/hol-yar.jpg" xlink:type="simple" xlink:show="embed" xlink:actuate="onLoad" draw:mime-type="image/jpeg"/>
</draw:frame>
</text:p>
      <text:p text:style-name="P4">
15–16 липня у селі Мельники Медведівської громади Черкаської областівідбудеться Фестиваль нескореної Nації «Холодний Яр». Під час великої війниорганізатори збирають велике коло друзів, які на всіх фронтах захищаютьУкраїну від російських загарбників.</text:p>
      <text:p text:style-name="P4">
<text:span text:style-name="T4">
<text:span text:style-name="T5">
Довідково.</text:span>
</text:span>
 <text:span text:style-name="T5">
Фестиваль нескореної Nації «Холодний Яр» відбувався щороку,починаючи з 2015-го, за винятком двох вимушених пауз: у 2020 році — черезжорсткі карантинні обмеження, та у 2022 році — через широкомасштабну війну зросійським окупантом.</text:span>
</text:p>
      <text:p text:style-name="P4">
Гасло цьогорічного фестивалю — «Відновлення Nескорених», тому в програміфестивалю передбачені зустрічі з реабілітологами, психологами, гештальт-терапевтами. Представники Українського ветеранського фонду поділятьсядосвідом, як ветеранам розпочати власний бізнес. Також під час фестивалюзбиратимуться кошти на дрони для «Карпатської Січі», 56-ї та 118-ї бригад.</text:p>
      <text:p text:style-name="P4">
Фестиваль матиме багато спортивних активностей, серед яких, зокрема,традиційний трейловий забіг RunЯр, і потужну гутіркову галявину та музичнусцену, яка цього року буде більш акустичною.</text:p>
      <text:p text:style-name="P4">
Також на фестивалі діятимуть такі локації: ярмарка майстрів, дитячиймайданчик, виставкова територія, гутіркова галявина, спортивна локація таакустична сцена.</text:p>
      <text:p text:style-name="P4">
З повною програмою заходу можна ознайомитись <text:a xlink:type="simple" xlink:href="https://www.facebook.com/kholodnyjyar/posts/pfbid02maQVoSPoqVhjBzxqkHctxE1UXXFo1Tq4TLeTNS6Lt8DzQ8KUy2RQQTck1V9uYNPkl" text:style-name="Internet_20_link" text:visited-style-name="Visited_20_Internet_20_Link">
насторінці</text:a>
Фестивалю нескореної Nації «Холодний Яр 2023» у соціальній мережі Facebook.</text:p>
      <text:p text:style-name="P4">
Source: <text:a xlink:type="simple" xlink:href="https://armyinform.com.ua/2023/07/14/anons-na-cherkashhyni-vidbudetsya-festyval-neskorenoyi-nacziyi-holodnyj-yar/" text:style-name="Internet_20_link" text:visited-style-name="Visited_20_Internet_20_Link">
https://armyinform.com.ua/2023/07/14/anons-na-cherkashhyni-vidbudetsya-festyval-neskorenoyi-nacziyi-holodnyj-yar/</text:a>
</text:p>
      <!--NEWS-->
      <text:h text:style-name="P10" text:outline-level="1">
<text:span text:style-name="T4">
Ганна Маляр: особливу увагу приділяємо наданню психологічної допомоги військовим та їхнім родинам</text:span>
</text:h>
      <text:p text:style-name="P4">
Author: ['АРМІЯINFORM']</text:p>
      <text:p text:style-name="P4">
Time: 2023-07-14T92:00:00-04:00</text:p>
      <text:p text:style-name="P4">
Description: Сьогодні відбулось засідання Міжвідомчої координаційної ради з питань охорони психічн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4_20-50-21.jpg" text:style-name="Internet_20_link" text:visited-style-name="Visited_20_Internet_20_Link">
photo_2023-07-14_20-50-21.jpg</text:a>
', '<text:a xlink:type="simple" xlink:href="https://armyinform.com.ua/wp-content/uploads/2023/07/photo_2023-07-14_20-50-22-150x150.jpg" text:style-name="Internet_20_link" text:visited-style-name="Visited_20_Internet_20_Link">
photo_2023-07-14_20-50-22-150x150.jpg</text:a>
', '<text:a xlink:type="simple" xlink:href="https://armyinform.com.ua/wp-content/uploads/2023/07/photo_2023-07-14_20-50-21-2-150x150.jpg" text:style-name="Internet_20_link" text:visited-style-name="Visited_20_Internet_20_Link">
photo_2023-07-14_20-50-21-2-150x150.jpg</text:a>
']</text:p>
      <text:p text:style-name="P4">
Tags: ['ГАННА МАЛЯР', 'НОВИНИ', 'ПСИХОЛОГИ']</text:p>
      <text:p text:style-name="P4">
Category: News</text:p>
      <!--METADATA-->
      <text:p text:style-name="P4">
<draw:frame draw:style-name="fr1" draw:name="Image188" text:anchor-type="as-char" svg:width="6.9236in" svg:height="4.681516in" draw:z-index="0">
<draw:image xlink:href="../Images/AРМІЯINFORM/2023-07-14T92-00-00-04-00/photo_2023-07-14_20-50-21.jpg" xlink:type="simple" xlink:show="embed" xlink:actuate="onLoad" draw:mime-type="image/jpeg"/>
</draw:frame>
</text:p>
      <text:p text:style-name="P4">
Сьогодні відбулось засідання Міжвідомчої координаційної ради з питань охоронипсихічного здоров’я та надання психологічної допомоги особам, які постраждаливнаслідок збройної агресії РФ проти України. Про це<text:a xlink:type="simple" xlink:href="https://t.me/annamaliar/931" text:style-name="Internet_20_link" text:visited-style-name="Visited_20_Internet_20_Link">
повідомляє</text:a>
 заступник Міністра оборони УкраїниГанна Маляр у своєму Телеграм.</text:p>
      <text:p text:style-name="P4">
Засідання відбулося під головуванням Прем’єр-міністра Дениса Шмигаля в межахініціативи дружини Президента із розробки та впровадження Всеукраїнськоїпрограми ментального здоров’я.</text:p>
      <text:p text:style-name="P4">
<text:a xlink:type="simple" xlink:href="https://armyinform.com.ua/wp-content/uploads/2023/07/photo_2023-07-14_20-50-22.jpg" text:style-name="Internet_20_link" text:visited-style-name="Visited_20_Internet_20_Link">
<draw:frame draw:style-name="fr1" draw:name="Image189" text:anchor-type="as-char" svg:width="6.9236in" svg:height="6.9236in" draw:z-index="0">
<draw:image xlink:href="../Images/AРМІЯINFORM/2023-07-14T92-00-00-04-00/photo_2023-07-14_20-50-22-150x150.jpg" xlink:type="simple" xlink:show="embed" xlink:actuate="onLoad" draw:mime-type="image/jpeg"/>
</draw:frame>
</text:a>
</text:p>
      <text:p text:style-name="P4">
<text:a xlink:type="simple" xlink:href="https://armyinform.com.ua/wp-content/uploads/2023/07/photo_2023-07-14_20-50-21-2.jpg" text:style-name="Internet_20_link" text:visited-style-name="Visited_20_Internet_20_Link">
<draw:frame draw:style-name="fr1" draw:name="Image190" text:anchor-type="as-char" svg:width="6.9236in" svg:height="6.9236in" draw:z-index="0">
<draw:image xlink:href="../Images/AРМІЯINFORM/2023-07-14T92-00-00-04-00/photo_2023-07-14_20-50-21-2-150x150.jpg" xlink:type="simple" xlink:show="embed" xlink:actuate="onLoad" draw:mime-type="image/jpeg"/>
</draw:frame>
</text:a>
</text:p>
      <text:p text:style-name="P4">
— Особливу увагу приділили наданню психологічної допомоги військовим та їхнімсім’ям. З початком повномасштабного вторгнення Міноборони та ЗСУ стикнулись зсерйозними викликами щодо психологічної підтримки військовослужбовців.Насамперед — це кількість особового складу українського війська, яка зросла насотні тисяч мобілізованих осіб. Система психологічної підтримки не буларозрахована на такі об‘єми. Другий виклик — характер та інтенсивність бойовихдій. До такого підготуватись неможливо, бо жоден з сучасних збройнихконфліктів у світі таким не був. Ми перші стикаємось саме з такимипсихотравмуючими факторами. І тому ми вчимося на своєму ж досвіді, — наголошуєзаступник Міністра оборони України Ганна Маляр.</text:p>
      <text:p text:style-name="P4">
З її слів, у оборонному відомстві вже зроблено чимало для організаціїпсихологічної допомоги воїнам та їх сім’ям. Зокрема, заповнені вакансіїпсихологів у ЗСУ; реалізовано цільову мобілізацію психологів та підготовленоїх як військових; здійснено структурні зміни під потреби воєнного часу і теперу кожній бригаді в районі бойових дій функціонують група контролю бойовогостресу та група відновлення. Це групи військових психологів, які працюють усамому горнилі війни. Також, спільно з Міністерством соціальної політикипроводяться заходи з декомпресії.</text:p>
      <text:p text:style-name="P4">
— Але, цього замало і Міноборони разом з ЗСУ розвиває зараз ще один важливийнапрямок психологічної реабілітації та відновлення. Власне про нього ясьогодні доповідала на засіданні. Наш напрямок є частиною загальнодержавноїпрограми психічного здоров‘я, — наголошує Ганна Маляр</text:p>
      <text:p text:style-name="P4">
Source: <text:a xlink:type="simple" xlink:href="https://armyinform.com.ua/2023/07/14/ganna-malyar-osoblyvu-uvagu-prydilyayemo-nadannyu-psyhologichnoyi-dopomogy-vijskovym-ta-yih-rodynam/" text:style-name="Internet_20_link" text:visited-style-name="Visited_20_Internet_20_Link">
https://armyinform.com.ua/2023/07/14/ganna-malyar-osoblyvu-uvagu-prydilyayemo-nadannyu-psyhologichnoyi-dopomogy-vijskovym-ta-yih-rodynam/</text:a>
</text:p>
      <!--NEWS-->
      <text:h text:style-name="P10" text:outline-level="1">
<text:span text:style-name="T4">
Авіація Сил оборони за добу завдала 14 ударів по ворогу</text:span>
</text:h>
      <text:p text:style-name="P4">
Author: ['АРМІЯINFORM']</text:p>
      <text:p text:style-name="P4">
Time: 2023-07-14T93:00:00-04:00</text:p>
      <text:p text:style-name="P4">
Description: Авіація Сил оборони за добу завдала тринадцять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aviacziya-syl-oborony-ukrayiny.jpg" text:style-name="Internet_20_link" text:visited-style-name="Visited_20_Internet_20_Link">
aviacziya-syl-oborony-ukrayiny.jpg</text:a>
']</text:p>
      <text:p text:style-name="P4">
Tags: ['АВІАЦІЯ ЗСУ', 'АГРЕСІЯ РФ', 'АРТИЛЕРІЯ', 'ВТОРГНЕННЯ РФ', 'ГШ ЗСУ']</text:p>
      <text:p text:style-name="P4">
Category: News</text:p>
      <!--METADATA-->
      <text:p text:style-name="P4">
<draw:frame draw:style-name="fr1" draw:name="Image191" text:anchor-type="as-char" svg:width="6.9236in" svg:height="3.894525in" draw:z-index="0">
<draw:image xlink:href="../Images/AРМІЯINFORM/2023-07-14T93-00-00-04-00/aviacziya-syl-oborony-ukrayiny.jpg" xlink:type="simple" xlink:show="embed" xlink:actuate="onLoad" draw:mime-type="image/jpeg"/>
</draw:frame>
 Ілюстративне фото</text:p>
      <text:p text:style-name="P4">
<text:span text:style-name="T4">
🔥 Ситуація щодо російського вторгнення</text:span>
</text:p>
      <text:p text:style-name="P4">
Авіація Сил оборони за добу завдала тринадцять ударів по районах зосередженняособового складу та один по зенітно-ракетному комплексу противника.</text:p>
      <text:p text:style-name="P4">
Про це<text:a xlink:type="simple" xlink:href="https://www.facebook.com/GeneralStaff.ua/posts/pfbid0JfuNNjtKo7h6wVEQkRfHBLWoDbS2uHLvXBLmyiwGWCNT5qUKB36TDAn27vpbPP9kl" text:style-name="Internet_20_link" text:visited-style-name="Visited_20_Internet_20_Link">
пише</text:a>
Генеральний штаб Збройних Сил Україні на своїй офіційній сторінці у Facebook.</text:p>
      <text:p text:style-name="P4">
Підрозділи ракетних військ і артилерії протягом доби уразили дев’ятьартилерійських засобів на вогневих позиціях.</text:p>
      <text:p text:style-name="P4">
Source: <text:a xlink:type="simple" xlink:href="https://armyinform.com.ua/2023/07/14/aviacziya-syl-oborony-za-dobu-zavdala-14-udariv-po-vorogu-2/" text:style-name="Internet_20_link" text:visited-style-name="Visited_20_Internet_20_Link">
https://armyinform.com.ua/2023/07/14/aviacziya-syl-oborony-za-dobu-zavdala-14-udariv-po-vorogu-2/</text:a>
</text:p>
      <!--NEWS-->
      <text:h text:style-name="P10" text:outline-level="1">
<text:span text:style-name="T4">
Тероборонівці ЗСУ завершили навчання у Литовській військовій академії імені Вітовта</text:span>
</text:h>
      <text:p text:style-name="P4">
Author: ['АРМІЯINFORM']</text:p>
      <text:p text:style-name="P4">
Time: 2023-07-14T94:00:00-04:00</text:p>
      <text:p text:style-name="P4">
Description: Військовослужбовці Сил територіальної оборони Збройних Сил України завершили на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26.jpg" text:style-name="Internet_20_link" text:visited-style-name="Visited_20_Internet_20_Link">
3-26.jpg</text:a>
', '<text:a xlink:type="simple" xlink:href="https://armyinform.com.ua/wp-content/uploads/2023/07/1-36-150x150.jpg" text:style-name="Internet_20_link" text:visited-style-name="Visited_20_Internet_20_Link">
1-36-150x150.jpg</text:a>
', '<text:a xlink:type="simple" xlink:href="https://armyinform.com.ua/wp-content/uploads/2023/07/2-32-150x150.jpg" text:style-name="Internet_20_link" text:visited-style-name="Visited_20_Internet_20_Link">
2-32-150x150.jpg</text:a>
', '<text:a xlink:type="simple" xlink:href="https://armyinform.com.ua/wp-content/uploads/2023/07/4-20-150x150.jpg" text:style-name="Internet_20_link" text:visited-style-name="Visited_20_Internet_20_Link">
4-20-150x150.jpg</text:a>
']</text:p>
      <text:p text:style-name="P4">
Tags: ['STOPRUSSIA', 'АГРЕСІЯ РФ', 'ВІЙНА', 'ВТОРГНЕННЯ РФ', 'НАВЧАННЯ У ЛИТВІ', 'НАВЧАННЯ УКРАЇНСЬКИХ ВІЙСЬКОВОСЛУЖБОВЦІВ', 'СИЛИ ТЕРИТОРІАЛЬНОЇ ОБОРОНИ', 'ТРО']</text:p>
      <text:p text:style-name="P4">
Category: News</text:p>
      <!--METADATA-->
      <text:p text:style-name="P4">
<draw:frame draw:style-name="fr1" draw:name="Image192" text:anchor-type="as-char" svg:width="6.9236in" svg:height="4.609964in" draw:z-index="0">
<draw:image xlink:href="../Images/AРМІЯINFORM/2023-07-14T94-00-00-04-00/3-26.jpg" xlink:type="simple" xlink:show="embed" xlink:actuate="onLoad" draw:mime-type="image/jpeg"/>
</draw:frame>
 2023-07-14.LKA. Kuopos vado kursus baigusiemsUkrainos kariam įteikti baigimo diplomai.foto Alfredas Pliadis/KAM</text:p>
      <text:p text:style-name="P4">
Військовослужбовці Сил територіальної оборони Збройних Сил України завершилинавчання у Литовській військовій академії на офіцерських курсах імені Вітовта.Метою 6-тижневого інтенсивного курсу була підготовка командирів роти.</text:p>
      <text:p text:style-name="P4">
Про це<text:a xlink:type="simple" xlink:href="https://www.facebook.com/TerritorialDefenseForces/posts/pfbid02uzMfcCBwdT9pbzb4S7eXushSXAZLS6aJLKtJmB9e21UFfE3cyakmJHXFQsKGQhvbl" text:style-name="Internet_20_link" text:visited-style-name="Visited_20_Internet_20_Link">
йдеться</text:a>
на офіційній сторінці Сил тероборони ЗСУ в Facebook.</text:p>
      <text:p text:style-name="P4">
«Наші інструктори ділилися знаннями, як планувати бій відповідно до процедурНАТО. Було представлено техніку та озброєння, яке використовують армії НАТО. Ави показали нам свою рішучість і продемонстрували, що свобода тече у вашихжилах. Ви набагато сильніші за будь-які загрози вільному і демократичномусвіту», — звернувся до українських військових заступник міністра оборониЛитовської Республіки Жильвінас Томкус.</text:p>
      <text:p text:style-name="P4">
Він пообіцяв: «Ми будемо стояти з Україною до остаточної перемоги».</text:p>
      <text:p text:style-name="P4">
Українські військовослужбовці подякували Литві за підтримку та допомогуЗбройним Силам України!</text:p>
      <text:p text:style-name="P4">
<text:a xlink:type="simple" xlink:href="https://armyinform.com.ua/wp-content/uploads/2023/07/1-36.jpg" text:style-name="Internet_20_link" text:visited-style-name="Visited_20_Internet_20_Link">
<draw:frame draw:style-name="fr1" draw:name="Image193" text:anchor-type="as-char" svg:width="6.9236in" svg:height="6.9236in" draw:z-index="0">
<draw:image xlink:href="../Images/AРМІЯINFORM/2023-07-14T94-00-00-04-00/1-36-150x150.jpg" xlink:type="simple" xlink:show="embed" xlink:actuate="onLoad" draw:mime-type="image/jpeg"/>
</draw:frame>
</text:a>
</text:p>
      <text:p text:style-name="P4">
<text:a xlink:type="simple" xlink:href="https://armyinform.com.ua/wp-content/uploads/2023/07/2-32.jpg" text:style-name="Internet_20_link" text:visited-style-name="Visited_20_Internet_20_Link">
<draw:frame draw:style-name="fr1" draw:name="Image194" text:anchor-type="as-char" svg:width="6.9236in" svg:height="6.9236in" draw:z-index="0">
<draw:image xlink:href="../Images/AРМІЯINFORM/2023-07-14T94-00-00-04-00/2-32-150x150.jpg" xlink:type="simple" xlink:show="embed" xlink:actuate="onLoad" draw:mime-type="image/jpeg"/>
</draw:frame>
</text:a>
</text:p>
      <text:p text:style-name="P4">
<text:a xlink:type="simple" xlink:href="https://armyinform.com.ua/wp-content/uploads/2023/07/4-20.jpg" text:style-name="Internet_20_link" text:visited-style-name="Visited_20_Internet_20_Link">
<draw:frame draw:style-name="fr1" draw:name="Image195" text:anchor-type="as-char" svg:width="6.9236in" svg:height="6.9236in" draw:z-index="0">
<draw:image xlink:href="../Images/AРМІЯINFORM/2023-07-14T94-00-00-04-00/4-20-150x150.jpg" xlink:type="simple" xlink:show="embed" xlink:actuate="onLoad" draw:mime-type="image/jpeg"/>
</draw:frame>
</text:a>
</text:p>
      <text:p text:style-name="P4">
Source: <text:a xlink:type="simple" xlink:href="https://armyinform.com.ua/2023/07/14/teroboronivczi-zsu-zavershyly-navchannya-u-lytovskij-vijskovij-akademiyi-imeni-vitovta/" text:style-name="Internet_20_link" text:visited-style-name="Visited_20_Internet_20_Link">
https://armyinform.com.ua/2023/07/14/teroboronivczi-zsu-zavershyly-navchannya-u-lytovskij-vijskovij-akademiyi-imeni-vitovta/</text:a>
</text:p>
      <!--NEWS-->
      <text:h text:style-name="P10" text:outline-level="1">
<text:span text:style-name="T4">
Президент України підбив підсумки засідання Ставки</text:span>
</text:h>
      <text:p text:style-name="P4">
Author: ['АРМІЯINFORM']</text:p>
      <text:p text:style-name="P4">
Time: 2023-07-14T95:00:00-04:00</text:p>
      <text:p text:style-name="P4">
Description: 14 липня Президент України Володимир Зеленський провів засідання Ставки, де обговорил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4b5bceb4a69c872909baa3ac30598eef_1689353860_extra_large.png" text:style-name="Internet_20_link" text:visited-style-name="Visited_20_Internet_20_Link">
4b5bceb4a69c872909baa3ac30598eef_1689353860_extra_large.png</text:a>
']</text:p>
      <text:p text:style-name="P4">
Tags: ['ВОЛОДИМИР ЗЕЛЕНСЬКИЙ', 'НОВИНИ', 'СТАВКА ВГК', 'ФРОНТ']</text:p>
      <text:p text:style-name="P4">
Category: News</text:p>
      <!--METADATA-->
      <text:p text:style-name="P4">
<draw:frame draw:style-name="fr1" draw:name="Image196" text:anchor-type="as-char" svg:width="6.9236in" svg:height="4.472028in" draw:z-index="0">
<draw:image xlink:href="../Images/AРМІЯINFORM/2023-07-14T95-00-00-04-00/4b5bceb4a69c872909baa3ac30598eef_1689353860_extra_large.png" xlink:type="simple" xlink:show="embed" xlink:actuate="onLoad" draw:mime-type="image/png"/>
</draw:frame>
</text:p>
      <text:p text:style-name="P4">
14 липня Президент України Володимир Зеленський<text:a xlink:type="simple" xlink:href="https://www.facebook.com/zelenskiy.official/videos/1511213479686496/" text:style-name="Internet_20_link" text:visited-style-name="Visited_20_Internet_20_Link">
провів</text:a>
засідання Ставки, де обговорили ситуацію на фронті і заслухали главу ГУРКирила Буданова щодо ситуації в білорусі.</text:p>
      <text:p text:style-name="P4">
— Засідання Ставки — дуже детальне й сфокусоване передусім на передовій.Ситуація на всіх ключових напрямках дій: як захист від російських штурмів, такі наші активні кроки вперед. Плюс усе, що для цього важливо: снаряди та зброя,техніка, раціональність використання снарядів, постачання від партнерів інаше, українське виробництво, логістика, — повідомляє Володимир Зеленський усвоєму Фейсбук.</text:p>
      <text:p text:style-name="P4">
Під час проведення засідання Ставки доповідали Головнокомандувач ЗСУ генералВалерій Залужний, командувачі оперативних напрямків генерал-полковникОлександр Сирський, бригадний генерал Олександр Тарнавський та командири зконкретних ділянок передової. Про свої сектори відповідальності доповідалиміністр внутрішніх справ Ігор Клименко та керівник Державної прикордонноїслужби України Сергій Дейнеко.</text:p>
      <text:p text:style-name="P4">
За словами Президента України Володимира Зеленського, була важлива доповідькерівника ГУР МОУ генерал-майора Кирила Буданова щодо ситуації на територіїбілорусі.</text:p>
      <text:p text:style-name="P4">
Source: <text:a xlink:type="simple" xlink:href="https://armyinform.com.ua/2023/07/14/prezydent-ukrayiny-proviv-zasidannya-stavky/" text:style-name="Internet_20_link" text:visited-style-name="Visited_20_Internet_20_Link">
https://armyinform.com.ua/2023/07/14/prezydent-ukrayiny-proviv-zasidannya-stavky/</text:a>
</text:p>
      <!--NEWS-->
      <text:h text:style-name="P10" text:outline-level="1">
<text:span text:style-name="T4">
Повітряні Сили попереджають про запуск «шахедів» із південного напрямку</text:span>
</text:h>
      <text:p text:style-name="P4">
Author: ['АРМІЯINFORM']</text:p>
      <text:p text:style-name="P4">
Time: 2023-07-14T96:00:00-04:00</text:p>
      <text:p text:style-name="P4">
Description: російські війська здійснили пуск ударних безпілотників типу Shahed з південного напрям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shahed-geran-5.jpg" text:style-name="Internet_20_link" text:visited-style-name="Visited_20_Internet_20_Link">
shahed-geran-5.jpg</text:a>
']</text:p>
      <text:p text:style-name="P4">
Tags: ['НОВИНИ', 'ПОВІТРЯНІ СИЛИ ЗБРОЙНИХ СИЛ УКРАЇНИ', 'ШАХЕДИ']</text:p>
      <text:p text:style-name="P4">
Category: News</text:p>
      <!--METADATA-->
      <text:p text:style-name="P4">
<draw:frame draw:style-name="fr1" draw:name="Image197" text:anchor-type="as-char" svg:width="6.9236in" svg:height="4.945429in" draw:z-index="0">
<draw:image xlink:href="../Images/AРМІЯINFORM/2023-07-14T96-00-00-04-00/shahed-geran-5.jpg" xlink:type="simple" xlink:show="embed" xlink:actuate="onLoad" draw:mime-type="image/jpeg"/>
</draw:frame>
</text:p>
      <text:p text:style-name="P4">
російські війська здійснили пуск ударних безпілотників типу Shahed зпівденного напрямку.</text:p>
      <text:p text:style-name="P4">
Про це Повітряні Сили Збройних Сил України повідомили в<text:a xlink:type="simple" xlink:href="https://t.me/kpszsu/3289" text:style-name="Internet_20_link" text:visited-style-name="Visited_20_Internet_20_Link">
телеграмі</text:a>
.</text:p>
      <text:p text:style-name="P4">
«Зафіксовано запуск ударних БПЛА типу Shahed із Приморсько-Ахтарська. У разіоголошення тривоги — прямуйте в укриття»: йдеться в повідомленні.</text:p>
      <text:p text:style-name="P4">
Нагадаємо, 14 липня в небі України протиповітряна оборона<text:a xlink:type="simple" xlink:href="https://armyinform.com.ua/2023/07/14/za-dobu-znyshheno-16-vorozhyh-shahediv/" text:style-name="Internet_20_link" text:visited-style-name="Visited_20_Internet_20_Link">
знищила</text:a>
 16 із 17 ворожих дронів типу Shahed.</text:p>
      <text:p text:style-name="P4">
Source: <text:a xlink:type="simple" xlink:href="https://armyinform.com.ua/2023/07/14/povitryani-syly-poperedzhayut-pro-zapusk-shahediv-z-pivdennogo-napryamku/" text:style-name="Internet_20_link" text:visited-style-name="Visited_20_Internet_20_Link">
https://armyinform.com.ua/2023/07/14/povitryani-syly-poperedzhayut-pro-zapusk-shahediv-z-pivdennogo-napryamku/</text:a>
</text:p>
      <!--NEWS-->
      <text:h text:style-name="P10" text:outline-level="1">
<text:span text:style-name="T4">
У Херсонській області силами ППО знищено 3 російські безпілотники «Ланцет»</text:span>
</text:h>
      <text:p text:style-name="P4">
Author: ['АРМІЯINFORM']</text:p>
      <text:p text:style-name="P4">
Time: 2023-07-14T97:00:00-04:00</text:p>
      <text:p text:style-name="P4">
Description: 14 липня 2023 року, на Херсонщині, воїнами Херсонської зенітної ракетної бригади знище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pla-znyshheni-1.jpg" text:style-name="Internet_20_link" text:visited-style-name="Visited_20_Internet_20_Link">
bpla-znyshheni-1.jpg</text:a>
']</text:p>
      <text:p text:style-name="P4">
Tags: ['STOPRUSSIA', 'АГРЕСІЯ РФ', 'БПЛА', 'ВОРОЖІ БПЛА', 'ПОВІТРЯНЕ КОМАНДУВАННЯ «ПІВДЕНЬ»']</text:p>
      <text:p text:style-name="P4">
Category: News</text:p>
      <!--METADATA-->
      <text:p text:style-name="P4">
<draw:frame draw:style-name="fr1" draw:name="Image198" text:anchor-type="as-char" svg:width="6.9236in" svg:height="6.092768in" draw:z-index="0">
<draw:image xlink:href="../Images/AРМІЯINFORM/2023-07-14T97-00-00-04-00/bpla-znyshheni-1.jpg" xlink:type="simple" xlink:show="embed" xlink:actuate="onLoad" draw:mime-type="image/jpeg"/>
</draw:frame>
</text:p>
      <text:p text:style-name="P4">
14 липня 2023 року, на Херсонщині, воїнами Херсонської зенітної ракетноїбригади знищено 3 російських ударних БПЛА «Ланцет».</text:p>
      <text:p text:style-name="P4">
Про це йдеться у<text:a xlink:type="simple" xlink:href="https://www.facebook.com/PvKPivden/posts/pfbid0YZ11r3RyaEa9AW9Q66edYJx2kJDGmswPCopHa5hhojkrzGEMq2mDwqwnJEJ3Cw8Bl" text:style-name="Internet_20_link" text:visited-style-name="Visited_20_Internet_20_Link">
повідомленні</text:a>
повітряного командування «Південь».</text:p>
      <text:p text:style-name="P4">
ПК «Південь» на своїй офіційній сторінці у Facebook розмістило фото збитихБПЛА.</text:p>
      <text:p text:style-name="P4">
Source: <text:a xlink:type="simple" xlink:href="https://armyinform.com.ua/2023/07/14/u-hersonskij-oblasti-sylamy-ppo-znyshheno-3-rosijski-bezpilotnyky-lanczet/" text:style-name="Internet_20_link" text:visited-style-name="Visited_20_Internet_20_Link">
https://armyinform.com.ua/2023/07/14/u-hersonskij-oblasti-sylamy-ppo-znyshheno-3-rosijski-bezpilotnyky-lanczet/</text:a>
</text:p>
      <!--NEWS-->
      <text:h text:style-name="P10" text:outline-level="1">
<text:span text:style-name="T4">
Маскування Т-90М не допомогло: військові контррозвідники палять окупантів</text:span>
</text:h>
      <text:p text:style-name="P4">
Author: ['АРМІЯINFORM']</text:p>
      <text:p text:style-name="P4">
Time: 2023-07-14T98:00:00-04:00</text:p>
      <text:p text:style-name="P4">
Description: Служба Безпеки України оприлюднила відео бойової роботи груп військових контррозвідник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ЙСЬКОВА КОНТРРОЗВІДКА', 'НОВИНИ', 'СБУ', 'Т-90']</text:p>
      <text:p text:style-name="P4">
Category: News</text:p>
      <!--METADATA-->
      <text:p text:style-name="P4">
Служба Безпеки України<text:a xlink:type="simple" xlink:href="https://www.facebook.com/SecurSerUkraine/" text:style-name="Internet_20_link" text:visited-style-name="Visited_20_Internet_20_Link">
оприлюднила</text:a>
 відеобойової роботи груп військових контррозвідників.</text:p>
      <text:p text:style-name="P4">
Цього разу список втрат загарбників поповнили: 3 танки, у тому числі Т-90М таТ-90, 4 бойові машини піхоти та 3 бронетранспортери, МТЛБ, зенітна установка,спостережний комплекс «Муром», протитанкова гармата, 17 одиниць автомобільноїтехніки та 2 склади боєприпасів, 3 одиниці інженерної техніки, 2 БПЛА,розрахунок FPV-дронів та інше.</text:p>
      <text:p text:style-name="P4">
Загалом з початку 2023 року оперативно-бойовими групами військовоїконтррозвідки завдано вогневі удари та знищено, або виведено з ладу 76 одиницьважкого озброєння. Зокрема, 28 танків ворога.</text:p>
      <text:p text:style-name="P4">
Source: <text:a xlink:type="simple" xlink:href="https://armyinform.com.ua/2023/07/14/maskuvannya-t-90m-ne-dopomoglo-vijskovi-kontrrozvidnyky-palyat-okupantiv/" text:style-name="Internet_20_link" text:visited-style-name="Visited_20_Internet_20_Link">
https://armyinform.com.ua/2023/07/14/maskuvannya-t-90m-ne-dopomoglo-vijskovi-kontrrozvidnyky-palyat-okupantiv/</text:a>
</text:p>
      <!--NEWS-->
      <text:h text:style-name="P10" text:outline-level="1">
<text:span text:style-name="T4">
Коротко. Війна. День 506. Відеодайджест</text:span>
</text:h>
      <text:p text:style-name="P4">
Author: ['АРМІЯINFORM']</text:p>
      <text:p text:style-name="P4">
Time: 2023-07-14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text:p>
      <text:p text:style-name="P4">
Category: News</text:p>
      <!--METADATA-->
      <text:p text:style-name="P4">
Source: <text:a xlink:type="simple" xlink:href="https://armyinform.com.ua/2023/07/14/korotko-vijna-den-506-videodajdzhest/" text:style-name="Internet_20_link" text:visited-style-name="Visited_20_Internet_20_Link">
https://armyinform.com.ua/2023/07/14/korotko-vijna-den-506-videodajdzhest/</text:a>
</text:p>
      <!--NEWS-->
      <text:h text:style-name="P10" text:outline-level="1">
<text:span text:style-name="T4">
В Україні знеструмлені 37 населених пунктів через обстріли</text:span>
</text:h>
      <text:p text:style-name="P4">
Authors: Ukrinform (Person)</text:p>
      <text:p text:style-name="P4">
Publisher: Укринформ (Organization)</text:p>
      <text:p text:style-name="P4">
Published Time: 2023-07-15T-10:26:35+03:00</text:p>
      <text:p text:style-name="P4">
Modified Time: 2023-07-15T11:26:35+03:00</text:p>
      <text:p text:style-name="P4">
Description: Через ворожі обстріли було знеструмлено 37 населених пунктів на Донеччині та Чернігівщині. — Укрінформ.</text:p>
      <text:p text:style-name="P4">
Images: ['<text:a xlink:type="simple" xlink:href="https://static.ukrinform.com/photos/2022_12/thumb_files/630_360_1671098433-923.jpg" text:style-name="Internet_20_link" text:visited-style-name="Visited_20_Internet_20_Link">
630_360_16710...</text:a>
']</text:p>
      <text:p text:style-name="P4">
Tags: ['Міненерго', 'Обстріл', 'Електропостачання']</text:p>
      <text:p text:style-name="P4">
Type: Article</text:p>
      <!--METADATA-->
      <text:p text:style-name="P4">
<draw:frame draw:style-name="fr1" draw:name="Image199" text:anchor-type="as-char" svg:width="6.9236in" svg:height="3.945353in" draw:z-index="0">
<draw:image xlink:href="../Images/yкринформ/2023-07-15T-10-26-35-03-00/630_360_1671098433-923.jpg" xlink:type="simple" xlink:show="embed" xlink:actuate="onLoad" draw:mime-type="image/jpeg"/>
</draw:frame>
 Черезворожі обстріли було знеструмлено 37 населених пунктів на Донеччині таЧернігівщині.</text:p>
      <text:p text:style-name="P4">
Про це повідомляє <text:a xlink:type="simple" xlink:href="http://mev.gov.ua/novyna/sytuatsiya-v-enerhosystemi-na-15-lypnya-stalasya-avariya-na-vysokovoltniy-liniyi-u-lvivskiy" text:style-name="Internet_20_link" text:visited-style-name="Visited_20_Internet_20_Link">
 Міністерство енергетики</text:a>
 , передає Укрінформ.</text:p>
      <text:p text:style-name="P4">
"Через обстріли знеструмлювалися 26 населених пунктів на Донеччині та 11 – наЧернігівщині. Внаслідок попередніх обстрілів залишається без світла частинаспоживачів у Запорізькій, Сумській, Херсонській. Харківській областях", -йдеться у повідомленні.</text:p>
      <text:p text:style-name="P4">
Зазначається, що ремонтні бригади працюють там, де це дозволяє безпековаситуація.</text:p>
      <text:p text:style-name="P4">
За даними міністерства, внаслідок учорашніх ворожих обстрілів не було влучаньв об'єкти енергетичної інфраструктури.</text:p>
      <text:p text:style-name="P4">
Також, як повідомили в Міненерго, учора сталася аварійна ситуація на лінії 220кВ оператора системи електропередачі у Львівській області, яка вимкнулась дієюзахисту. Лінію вдалося заживити в ручному режимі.</text:p>
      <text:p text:style-name="P4">
Наразі триває ремонтна кампанія на об’єктах генерації - теплової, гідро- таатомної.</text:p>
      <text:p text:style-name="P4">
Електроенергії, яку виробляють українські електростанції, повністю достатньодля покриття потреб споживачів. Дефіциту немає.</text:p>
      <text:p text:style-name="P4">
Також проводиться фіксація та ліквідація наслідків повені, яка виникла черезпідрив дамби.</text:p>
      <text:p text:style-name="P4">
За даними Міненерго, у Херсоні заживили 180 споживачів, які були відключеніпісля підтоплення. Залишаються без світла 12,7 тисячі споживачів.</text:p>
      <text:p text:style-name="P4">
<text:span text:style-name="T4">
Читайте також:</text:span>
 <text:a xlink:type="simple" xlink:href="https://www.ukrinform.ua/rubric-economy/3735707-z-remontu-vijsov-energoblok-potuznistu-240-mvt-minenergo.html" text:style-name="Internet_20_link" text:visited-style-name="Visited_20_Internet_20_Link">
 З ремонту вийшов енергоблок потужністю 240 МВт –<text:span text:style-name="T4">
Міненерго</text:span>
 </text:a>
</text:p>
      <text:p text:style-name="P4">
Як повідомляв Укрінформ, за добу російська армія здійснила атаки на дев`ятьобластей України.</text:p>
      <text:p text:style-name="P4">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At Zaporizhzhia and Kherson directions Russian army shelled Vilne Pole, Mala Tokmachka, Hulia...</text:span>
</text:h>
      <text:p text:style-name="P4">
Authors: liveuamap (Language: en)</text:p>
      <text:p text:style-name="P4">
Time: 2023-07-15T-10:31:00</text:p>
      <text:p text:style-name="P4">
Location: Kherson (Latitude:46.73795 Longtitude:32.32154)</text:p>
      <text:p text:style-name="P4">
Videos: []</text:p>
      <text:p text:style-name="P4">
Images: []</text:p>
      <text:p text:style-name="P4">
Tags: ["Russia"]</text:p>
      <text:p text:style-name="P4">
ID: 22576252</text:p>
      <!--METADATA-->
      <text:p text:style-name="P4">
At Zaporizhzhia and Kherson directions Russian army shelled Vilne Pole, MalaTokmachka, Huliaipole, Zaliznychne, Bilohirya of Zaporizhzhia region;Antonivka, Tyahynka, Chornobayivka, Mykilske, Kizomys of Kherson region andKherson city. Russian aviation conducted airstrikes at Mala Tokmachka ofZaporizhzhia region and Hrozove and Kozatske of Kherson region, - GeneralStaff of Armed Forces of Ukraine says in the morning report</text:p>
      <text:p text:style-name="P4">
News Collection Link: <text:a xlink:type="simple" xlink:href="https:\/\/liveuamap.com\/en\/2023\/15-july-at-zaporizhzhia-and-kherson-directions-russian-army" text:style-name="Internet_20_link" text:visited-style-name="Visited_20_Internet_20_Link">
https:\/\/liveuamap.com\/en\/2023\/15-july-at-zaporizhzhia-and-kherson-directions-russian-army</text:a>
</text:p>
      <text:p text:style-name="P4">
Source: <text:a xlink:type="simple" xlink:href="https://t.me/lumsrc/5373" text:style-name="Internet_20_link" text:visited-style-name="Visited_20_Internet_20_Link">
https://t.me/lumsrc/5373</text:a>
</text:p>
      <!--NEWS-->
      <text:h text:style-name="P10" text:outline-level="1">
<text:span text:style-name="T4">
Путін хоче зберегти ПВК «Вагнер», але без Пригожина – ISW</text:span>
</text:h>
      <text:p text:style-name="P4">
Authors: Ukrinform (Person)</text:p>
      <text:p text:style-name="P4">
Publisher: Укринформ (Organization)</text:p>
      <text:p text:style-name="P4">
Published Time: 2023-07-15T-11:21:54+03:00</text:p>
      <text:p text:style-name="P4">
Modified Time: 2023-07-15T11:21:54+03:00</text:p>
      <text:p text:style-name="P4">
Description: Президент РФ Володимир Путін прагне зберегти приватну військову компанію «Вагнер», але при цьому усунути від керівництва нею Євгена Пригожина.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Путін', 'ПВК "Вагнера"', 'Пригожин']</text:p>
      <text:p text:style-name="P4">
Type: Article</text:p>
      <!--METADATA-->
      <text:p text:style-name="P4">
<draw:frame draw:style-name="fr1" draw:name="Image200" text:anchor-type="as-char" svg:width="6.9236in" svg:height="3.956343in" draw:z-index="0">
<draw:image xlink:href="../Images/yкринформ/2023-07-15T-11-21-54-03-00/630_360_1685633331-599.jpg" xlink:type="simple" xlink:show="embed" xlink:actuate="onLoad" draw:mime-type="image/jpeg"/>
</draw:frame>
 ПрезидентРФ Володимир Путін прагне зберегти приватну військову компанію «Вагнер», алепри цьому усунути від керівництва нею Євгена Пригожина.</text:p>
      <text:p text:style-name="P4">
Про це <text:a xlink:type="simple" xlink:href="http://www.understandingwar.org/backgrounder/russian-offensive-campaign-assessment-july-14-2023" text:style-name="Internet_20_link" text:visited-style-name="Visited_20_Internet_20_Link">
 пише </text:a>
 американський Інститут вивченнявійни (ISW), передає Укрінформ.</text:p>
      <text:p text:style-name="P4">
Експерти зазначають, що <text:a xlink:type="simple" xlink:href="https://www.ukrinform.ua/tag-putin" text:style-name="Internet_20_link" text:visited-style-name="Visited_20_Internet_20_Link">
 Путін </text:a>
підтвердив, що зустрічався з Пригожиним і 35 командирами «Вагнера» 29 червня.Президент РФ стверджував, що запропонував найманцям ПВК можливість служити підкерівництвом командира з позивним «Сєдой», який командував «вагнерівцями»протягом останніх 16 місяців.</text:p>
      <text:p text:style-name="P4">
«Це ще більше підтверджує попередню оцінку ISW про те, що Кремль прагнезберегти «Вагнер» як згуртовану бойову силу, відокремивши її від Пригожина», —зазначають аналітики.</text:p>
      <text:p text:style-name="P4">
<text:span text:style-name="T4">
Читайте також:</text:span>
 <text:a xlink:type="simple" xlink:href="https://www.ukrinform.ua/rubric-world/3735948-u-bilorusi-vagnerivcitrenuut-teroboronu.html" text:style-name="Internet_20_link" text:visited-style-name="Visited_20_Internet_20_Link">
 У Білорусі « <text:span text:style-name="T4">
вагнер</text:span>
 івці» тренують тероборону</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Путін заявив, що «вагнерівці» можуть підписати контракт із російськимМіноборони або їхати у Білорусь.</text:p>
      <text:p text:style-name="P4">
<text:span text:style-name="T5">
Фото: EPA</text:span>
</text:p>
      <text:p text:style-name="P4">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Російські офіцери невдоволені керівництвом Міноборони й армії - британська розвідка</text:span>
</text:h>
      <text:p text:style-name="P4">
Authors: Ukrinform (Person)</text:p>
      <text:p text:style-name="P4">
Publisher: Укринформ (Organization)</text:p>
      <text:p text:style-name="P4">
Published Time: 2023-07-15T-12:13:43+03:00</text:p>
      <text:p text:style-name="P4">
Modified Time: 2023-07-15T11:13:43+03:00</text:p>
      <text:p text:style-name="P4">
Description: Заяви звільненого за критику командувача 58-ї армії Росії генерал-майора Івана Попова засвідчують невдоволення офіцерством діями вищого військового керівництва РФ. — Укрінформ.</text:p>
      <text:p text:style-name="P4">
Images: ['<text:a xlink:type="simple" xlink:href="https://static.ukrinform.com/photos/2023_06/thumb_files/630_360_1685984151-295.jpg" text:style-name="Internet_20_link" text:visited-style-name="Visited_20_Internet_20_Link">
630_360_16859...</text:a>
']</text:p>
      <text:p text:style-name="P4">
Tags: ['Армія', 'Британія', 'Розвідка', 'Російські військові', 'Війна з Росією']</text:p>
      <text:p text:style-name="P4">
Type: Article</text:p>
      <!--METADATA-->
      <text:p text:style-name="P4">
<draw:frame draw:style-name="fr1" draw:name="Image201" text:anchor-type="as-char" svg:width="6.9236in" svg:height="3.956343in" draw:z-index="0">
<draw:image xlink:href="../Images/yкринформ/2023-07-15T-12-13-43-03-00/630_360_1685984151-295.jpg" xlink:type="simple" xlink:show="embed" xlink:actuate="onLoad" draw:mime-type="image/jpeg"/>
</draw:frame>
 Заявизвільненого за критику командувача 58-ї армії Росії генерал-майора ІванаПопова засвідчують невдоволення офіцерством діями вищого військовогокерівництва РФ.</text:p>
      <text:p text:style-name="P4">
Про це у <text:a xlink:type="simple" xlink:href="http://twitter.com/DefenceHQ/status/1680091084993572864" text:style-name="Internet_20_link" text:visited-style-name="Visited_20_Internet_20_Link">
 Твіттері </text:a>
повідомляє Міністерство оборони Британії з посиланням на розвідку, передаєУкрінформ.</text:p>
      <text:p text:style-name="P4">
Як зазначають у розвідці Британії, у <text:a xlink:type="simple" xlink:href="https://www.ukrinform.ua/tag-rosia" text:style-name="Internet_20_link" text:visited-style-name="Visited_20_Internet_20_Link">
 Росії </text:a>
 від початку повномасштабного вторгнення в Україну регулярно звільняликомандирів, але звільнення Попова привертає увагу тим, що його, очевидно,звільнили за "те, що він висловлював занепокоєння, а не за нібито поганірезультати роботи".</text:p>
      <text:p text:style-name="P4">
<text:span text:style-name="T4">
Читайте також:</text:span>
 <text:a xlink:type="simple" xlink:href="https://www.ukrinform.ua/rubric-world/3735514-bajden-radit-prigozinu-osterigatisa-otruenna.html" text:style-name="Internet_20_link" text:visited-style-name="Visited_20_Internet_20_Link">
 Байден радить <text:span text:style-name="T4">
Пригожину</text:span>
 остерігатися отруєння</text:a>
</text:p>
      <text:p text:style-name="P4">
"Коментарі Попова привертають увагу до серйозного невдоволення, яке багатоофіцерів відчувають щодо вищого військового керівництва. Ці скарги багато вчому перегукуються зі скаргами власника ПВК "Вагнер" Євгена Пригожина передйого заколотом у червні 2023 року", - зазначають у британському оборонномувідомстві.</text:p>
      <text:p text:style-name="P4">
У міністерстві констатують, що пряма критика з боку підлеглих стає дедалібільшою проблемою для міністра оборони Сергія Шойгу і начальника Генеральногоштабу генерала Валерія Герасимова.</text:p>
      <text:p text:style-name="P4">
<text:span text:style-name="T4">
Читайте також:</text:span>
 <text:a xlink:type="simple" xlink:href="https://www.ukrinform.ua/rubric-world/3735001-kontrrozvidka-rf-zatrimala-ta-izoluvala-generala-surovikina-zmi.html" text:style-name="Internet_20_link" text:visited-style-name="Visited_20_Internet_20_Link">
 Контррозвідка РФ затримала та ізолювала <text:span text:style-name="T4">
генерал</text:span>
 аСуровікіна – ЗМІ </text:a>
</text:p>
      <text:p text:style-name="P4">
Як повідомляв Укрінформ, командувач 58-ї загальновійськової армії Росіїгенерал-майор Іван Попов заявив у зверненні до своїх військових, що йогоусунули з посади за критику ситуації на фронті.</text:p>
      <text:p text:style-name="P4">
За словами Попова, «багато командирів полків» сказали йому, що «нас ударив зтилу наш старший начальник, зрадливо і підло обезголовивши армію у найважчий інайнапруженіший момент».</text:p>
      <text:p text:style-name="P4">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Russian forces conducting offensive actions in Donetsk and Luhansk regions. Ukrainian militar...</text:span>
</text:h>
      <text:p text:style-name="P4">
Authors: liveuamap (Language: en)</text:p>
      <text:p text:style-name="P4">
Time: 2023-07-15T-12:31:00</text:p>
      <text:p text:style-name="P4">
Location: Donetsk (Latitude:47.84969 Longtitude:37.502)</text:p>
      <text:p text:style-name="P4">
Videos: []</text:p>
      <text:p text:style-name="P4">
Images: []</text:p>
      <text:p text:style-name="P4">
Tags: ["Russia"]</text:p>
      <text:p text:style-name="P4">
ID: 22576251</text:p>
      <!--METADATA-->
      <text:p text:style-name="P4">
Russian forces conducting offensive actions in Donetsk and Luhansk regions.Ukrainian military had 32 combat engagements with Russian forces west toDibrova of Luhansk region and east to Novosadove, near Berkhivka, Pervomayske,Maryinka, Novomykhaylivka of Donetsk region, - General Staff of Armed Forcesof Ukraine says in the morning report</text:p>
      <text:p text:style-name="P4">
News Collection Link: <text:a xlink:type="simple" xlink:href="https:\/\/liveuamap.com\/en\/2023\/15-july-russian-forces-conducting-offensive-actions-in-donetsk" text:style-name="Internet_20_link" text:visited-style-name="Visited_20_Internet_20_Link">
https:\/\/liveuamap.com\/en\/2023\/15-july-russian-forces-conducting-offensive-actions-in-donetsk</text:a>
</text:p>
      <text:p text:style-name="P4">
Source: <text:a xlink:type="simple" xlink:href="https://t.me/lumsrc/5374" text:style-name="Internet_20_link" text:visited-style-name="Visited_20_Internet_20_Link">
https://t.me/lumsrc/5374</text:a>
</text:p>
      <!--NEWS-->
      <text:h text:style-name="P10" text:outline-level="1">
<text:span text:style-name="T4">
Українські дефлімпійці виграли дві медалі на юнацькому ЧС з бадмінтону</text:span>
</text:h>
      <text:p text:style-name="P4">
Authors: Ukrinform (Person)</text:p>
      <text:p text:style-name="P4">
Publisher: Укринформ (Organization)</text:p>
      <text:p text:style-name="P4">
Published Time: 2023-07-15T-13:04:20+03:00</text:p>
      <text:p text:style-name="P4">
Modified Time: 2023-07-15T11:04:20+03:00</text:p>
      <text:p text:style-name="P4">
Description: Золоту та бронзову медалі здобула дефлімпійська юнацька збірна України на чемпіонаті світу з бадмінтону серед спортсменів з порушеннями слуху. — Укрінформ.</text:p>
      <text:p text:style-name="P4">
Images: ['<text:a xlink:type="simple" xlink:href="https://static.ukrinform.com/photos/2023_07/thumb_files/630_360_1689407423-241.jpg" text:style-name="Internet_20_link" text:visited-style-name="Visited_20_Internet_20_Link">
630_360_16894...</text:a>
']</text:p>
      <text:p text:style-name="P4">
Tags: ['Бразилія', 'Чемпіонат світу', 'Збірна України', 'Паралімпійці', 'Медалі']</text:p>
      <text:p text:style-name="P4">
Type: Article</text:p>
      <!--METADATA-->
      <text:p text:style-name="P4">
<draw:frame draw:style-name="fr1" draw:name="Image202" text:anchor-type="as-char" svg:width="6.9236in" svg:height="3.956343in" draw:z-index="0">
<draw:image xlink:href="../Images/yкринформ/2023-07-15T-13-04-20-03-00/630_360_1689407423-241.jpg" xlink:type="simple" xlink:show="embed" xlink:actuate="onLoad" draw:mime-type="image/jpeg"/>
</draw:frame>
 Золоту табронзову медалі здобула дефлімпійська юнацька збірна України на чемпіонатісвіту з бадмінтону серед спортсменів з порушеннями слуху.</text:p>
      <text:p text:style-name="P4">
Змагання <text:a xlink:type="simple" xlink:href="https://www.facebook.com/minmolodsport/" text:style-name="Internet_20_link" text:visited-style-name="Visited_20_Internet_20_Link">
 проходили </text:a>
 убразильському місті Пара-де-Мінас, передає Укрінформ.</text:p>
      <text:p text:style-name="P4">
Софія Чорноморова з Миколаєва стала чемпіонкою світу в одиночній категорії.</text:p>
      <text:p text:style-name="P4">
<text:span text:style-name="T4">
Читайте також:</text:span>
 <text:a xlink:type="simple" xlink:href="https://www.ukrinform.ua/rubric-sports/3707170-ukrainski-deflimpijci-vigrala-20-medalej-na-evro-iz-dzudo-u-sofii.html" text:style-name="Internet_20_link" text:visited-style-name="Visited_20_Internet_20_Link">
 Українські <text:span text:style-name="T4">
дефлімпійці</text:span>
 виграли 20 медалей на Євро іздзюдо у Софії </text:a>
</text:p>
      <text:p text:style-name="P4">
Крім того, разом з киянкою Маргаритою Пилипчук Софія була третьою у змаганняхпар.</text:p>
      <text:p text:style-name="P4">
Фото: facebook.com/minmolodsport.</text:p>
      <text:p text:style-name="P4">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У Судані воєнізовані Сили швидкої підтримки захопили 5 000 осіб - правозахисники</text:span>
</text:h>
      <text:p text:style-name="P4">
Authors: Ukrinform (Person)</text:p>
      <text:p text:style-name="P4">
Publisher: Укринформ (Organization)</text:p>
      <text:p text:style-name="P4">
Published Time: 2023-07-15T-14:03:59+03:00</text:p>
      <text:p text:style-name="P4">
Modified Time: 2023-07-15T11:03:59+03:00</text:p>
      <text:p text:style-name="P4">
Description: Суданські правозахисні організації мають докази того, що суданські воєнізовані Сили швидкої підтримки (RSF) затримали понад 5 000 осіб у столиці та утримують їх у нелюдських умовах.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Правозахисники', 'Судан', 'Заручники']</text:p>
      <text:p text:style-name="P4">
Type: Article</text:p>
      <!--METADATA-->
      <text:p text:style-name="P4">
<draw:frame draw:style-name="fr1" draw:name="Image203" text:anchor-type="as-char" svg:width="6.9236in" svg:height="3.956343in" draw:z-index="0">
<draw:image xlink:href="../Images/yкринформ/2023-07-15T-14-03-59-03-00/630_360_1682066334-430.jpg" xlink:type="simple" xlink:show="embed" xlink:actuate="onLoad" draw:mime-type="image/jpeg"/>
</draw:frame>
 Суданськіправозахисні організації мають докази того, що суданські воєнізовані Силишвидкої підтримки (RSF) затримали понад 5 000 осіб у столиці та утримують їх унелюдських умовах.</text:p>
      <text:p text:style-name="P4">
Як передає Укрінформ, про це повідомляє <text:a xlink:type="simple" xlink:href="http://www.reuters.com/world/africa/sudans-paramilitary-rsf-detained-5000-some-tortured-human-rights-groups-2023-07-14/" text:style-name="Internet_20_link" text:visited-style-name="Visited_20_Internet_20_Link">
 Reuters</text:a>
 .</text:p>
      <text:p text:style-name="P4">
Зазначається, що RSF воює з суданською армією протягом трьох місяців,домінуючи в столиці Судану. Жителі звинувачують Сили швидкої підтримки вмародерстві і захопленні будинків.</text:p>
      <text:p text:style-name="P4">
Місцеві організації повідомили виданню про те, що серед затриманих у кількохмісцях Хартума були не лише комбатанти, але й 3500 цивільних осіб, у томучислі жінки та іноземні громадяни..</text:p>
      <text:p text:style-name="P4">
Правозахисники заявили, що представлять <text:a xlink:type="simple" xlink:href="https://www.ukrinform.ua/tag-oon" text:style-name="Internet_20_link" text:visited-style-name="Visited_20_Internet_20_Link">
 Організації Об'єднаних Націй</text:a>
 документацію про випадки смерті відтортур, а також про "принизливі, нелюдські умови утримання під вартою".</text:p>
      <text:p text:style-name="P4">
На прохання прокоментувати ситуацію, представники RSF заявили, що ціповідомлення не відповідають дійсності, і що вони утримують лишевійськовополонених, з якими добре поводяться.</text:p>
      <text:p text:style-name="P4">
"Ці організації ігнорують порушення з боку армії проти цивільного населення,включаючи повітряні та артилерійські удари, затримання та озброєння цивільнихосіб", - заявив представник RSF.</text:p>
      <text:p text:style-name="P4">
<text:span text:style-name="T4">
Читайте також:</text:span>
 <text:a xlink:type="simple" xlink:href="https://www.ukrinform.ua/rubric-world/3735898-cerez-zagostrenna-bojovih-dij-u-sudani-stolica-zostalas-bez-zvazku-ta-komunikacij.html" text:style-name="Internet_20_link" text:visited-style-name="Visited_20_Internet_20_Link">
 Через загострення бойових дій у <text:span text:style-name="T4">
Судан</text:span>
 і столицязосталась без зв'язку та комунікацій </text:a>
</text:p>
      <text:p text:style-name="P4">
Як повідомляв Укрінформ, в охопленій війною столиці Судану Хартумі <text:a xlink:type="simple" xlink:href="https://www.ukrinform.ua/rubric-world/3735898-cerez-zagostrenna-bojovih-dij-u-sudani-stolica-zostalas-bez-zvazku-ta-komunikacij.html" text:style-name="Internet_20_link" text:visited-style-name="Visited_20_Internet_20_Link">
 на кількагодин було відключено зв’язок </text:a>
 , оскільки армія та воєнізовані формування велиінтенсивні бої по всьому місту.</text:p>
      <text:p text:style-name="P4">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Обвинувачений у держзраді журналіст Коцаба вперше вийшов на зв'язок у суді</text:span>
</text:h>
      <text:p text:style-name="P4">
Authors: Ukrinform (Person)</text:p>
      <text:p text:style-name="P4">
Publisher: Укринформ (Organization)</text:p>
      <text:p text:style-name="P4">
Published Time: 2023-07-15T-16:59:07+03:00</text:p>
      <text:p text:style-name="P4">
Modified Time: 2023-07-15T10:59:07+03:00</text:p>
      <text:p text:style-name="P4">
Description: Обвинувачений у державній зраді журналіст Руслан Коцаба вперше вийшов на зв'язок онлайн під час судового засідання, що проходило у Коломиї на Прикарпатті. — Укрінформ.</text:p>
      <text:p text:style-name="P4">
Images: ['<text:a xlink:type="simple" xlink:href="https://static.ukrinform.com/photos/2023_07/thumb_files/630_360_1689407689-747.jpg" text:style-name="Internet_20_link" text:visited-style-name="Visited_20_Internet_20_Link">
630_360_16894...</text:a>
']</text:p>
      <text:p text:style-name="P4">
Tags: ['Коцаба', 'Суд', 'Держзрада', 'Коломия']</text:p>
      <text:p text:style-name="P4">
Type: Article</text:p>
      <!--METADATA-->
      <text:p text:style-name="P4">
<draw:frame draw:style-name="fr1" draw:name="Image204" text:anchor-type="as-char" svg:width="6.9236in" svg:height="3.956343in" draw:z-index="0">
<draw:image xlink:href="../Images/yкринформ/2023-07-15T-16-59-07-03-00/630_360_1689407689-747.jpg" xlink:type="simple" xlink:show="embed" xlink:actuate="onLoad" draw:mime-type="image/jpeg"/>
</draw:frame>
Обвинувачений у державній зраді журналіст Руслан Коцаба вперше вийшов назв'язок онлайн під час судового засідання, що проходило у Коломиї наПрикарпатті.</text:p>
      <text:p text:style-name="P4">
Про це повідомляє <text:a xlink:type="simple" xlink:href="http://suspilne.media/529185-obvinuvacenij-u-derzzradi-zurnalist-ruslan-kocaba-vperse-vijsov-na-zvazok-u-sudi-so-vidomo/" text:style-name="Internet_20_link" text:visited-style-name="Visited_20_Internet_20_Link">
 Суспільне </text:a>
 ,передає Укрінформ.</text:p>
      <text:p text:style-name="P4">
На минулому засіданні обвинуваченому призначили державного захисника, оскількиадвокат Світлана Новицька повідомила, що не може брати участь у засіданнях, бодоглядає за хворою матір'ю.</text:p>
      <text:p text:style-name="P4">
Проте Коцаба відмовився від безкоштовного адвоката та наполягав на участі всудових засіданнях його захисниці Тетяни Монтян. "Вона може брати участьонлайн у судовому засіданні як чинний адвокат. Вона перебуває на територіїУкраїни, у місті Донецьк, а Донецьк — це Україна", — сказав обвинувачений.</text:p>
      <text:p text:style-name="P4">
Однак прокурор Олексій Безрукий наголосив, що адвоката Тетяну Монтян тежобвинувачують у державній зраді.</text:p>
      <text:p text:style-name="P4">
"На жаль, до цього часу все ще адвокат Монтян Тетяна є підозрюваною за чотирмастаттями. Три з них є тотожними з обвинуваченням Коцаби. Це поваленняконституційного ладу і захоплення державної влади, посягання на територіальнуцілісність України, колабораційна діяльність. А те, що вона перебуває вДонецьку, свідчить лише про ґрунтовність підозри", — сказав Безрукий.</text:p>
      <text:p text:style-name="P4">
На прохання Коцаби колегія суддів призначила наступне судове засідання на 31серпня 2023 року, аби в ньому могла взяти участь адвокат Світлана Новицька.</text:p>
      <text:p text:style-name="P4">
<text:span text:style-name="T4">
Читайте також:</text:span>
 <text:a xlink:type="simple" xlink:href="https://www.ukrinform.ua/rubric-regions/3711662-zitel-cernivciv-distav-pidozru-v-derzzradi-za-robotu-na-rosijskij-genstab.html" text:style-name="Internet_20_link" text:visited-style-name="Visited_20_Internet_20_Link">
 Житель Чернівців дістав підозру в <text:span text:style-name="T4">
держзраді</text:span>
 за роботуна російський генштаб </text:a>
</text:p>
      <text:p text:style-name="P4">
Як повідомлялося, у січні 2015 року Руслан Коцаба розмістив у мережі Інтернетвідеозвернення, у якому закликав українців бойкотувати мобілізацію. Окрімтого, він брав участь у низці передач пропагандистського характеру наросійських телеканалах.</text:p>
      <text:p text:style-name="P4">
Коцабу затримали у лютому 2015 року. Його обвинуватили у державній зраді таперешкоджанні діяльності Збройних сил України.</text:p>
      <text:p text:style-name="P4">
У травні 2016 року Івано-Франківський міський суд призначив журналіступокарання у вигляді трьох з половиною років позбавлення волі за перешкоджаннядіяльності ЗСУ.</text:p>
      <text:p text:style-name="P4">
<text:span text:style-name="T4">
Читайте також:</text:span>
 <text:a xlink:type="simple" xlink:href="https://www.ukrinform.ua/rubric-regions/3729176-pro-pidozru-povidomili-zitelu-kramatorska-akij-koriguvav-rosijskij-raketnij-udar.html" text:style-name="Internet_20_link" text:visited-style-name="Visited_20_Internet_20_Link">
 Про підозру повідомили жителю Краматорська, якийкоригував російський ракетний удар </text:a>
</text:p>
      <text:p text:style-name="P4">
Після оскарження вироку Апеляційний суд області виправдав Коцабу. Прокуратураоскаржила це рішення у Вищому спеціалізованому суді України, який направивсправу на повторний розгляд. З квітня 2019 року вона перебуває на розгляді вКоломийському суді.</text:p>
      <text:p text:style-name="P4">
16 січня 2023 року засідання у справі Руслана Коцаби не відбулося через неявкувсіх сторін.</text:p>
      <text:p text:style-name="P4">
9 березня суддя Олександр Калинюк повідомив, що обвинувачений виїхав у США запрограмою "Єднання заради України", запроваджену для допомоги українськимбіженцям.</text:p>
      <text:p text:style-name="P4">
<text:span text:style-name="T5">
Фото: Суспільне</text:span>
</text:p>
      <text:p text:style-name="P4">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Завацька і Володько зіграють у відборі турнірів WTA у Палермо та Будапешті</text:span>
</text:h>
      <text:p text:style-name="P4">
Authors: Ukrinform (Person)</text:p>
      <text:p text:style-name="P4">
Publisher: Укринформ (Organization)</text:p>
      <text:p text:style-name="P4">
Published Time: 2023-07-15T-17:44:00+03:00</text:p>
      <text:p text:style-name="P4">
Modified Time: 2023-07-15T10:44:00+03:00</text:p>
      <text:p text:style-name="P4">
Description: Українські тенчичтки Катаріна Завацька та Катерина Володько зіграють у кваліфікації турнірів WTA 250 у Палермо та Будапешті. — Укрінформ.</text:p>
      <text:p text:style-name="P4">
Images: ['<text:a xlink:type="simple" xlink:href="https://static.ukrinform.com/photos/2023_07/thumb_files/630_360_1689406060-646.jpg" text:style-name="Internet_20_link" text:visited-style-name="Visited_20_Internet_20_Link">
630_360_16894...</text:a>
']</text:p>
      <text:p text:style-name="P4">
Tags: ['Італія', 'Теніс', 'Угорщина', 'Збірна України', 'Жінки']</text:p>
      <text:p text:style-name="P4">
Type: Article</text:p>
      <!--METADATA-->
      <text:p text:style-name="P4">
<draw:frame draw:style-name="fr1" draw:name="Image205" text:anchor-type="as-char" svg:width="6.9236in" svg:height="3.956343in" draw:z-index="0">
<draw:image xlink:href="../Images/yкринформ/2023-07-15T-17-44-00-03-00/630_360_1689406060-646.jpg" xlink:type="simple" xlink:show="embed" xlink:actuate="onLoad" draw:mime-type="image/jpeg"/>
</draw:frame>
Українські тенчичтки Катаріна Завацька та Катерина Володько зіграють укваліфікації турнірів WTA 250 у Палермо та Будапешті.</text:p>
      <text:p text:style-name="P4">
Ці змагання мабть однакові призові фонди $259,303 і <text:a xlink:type="simple" xlink:href="http://https://btu.org.ua/news/ukrainskiy-tennis/45822-zavackaja-i-volodko-sygrajut-v-kvalifikacii-turnirov-wta-v-palermo-i-budapeshte.html" text:style-name="Internet_20_link" text:visited-style-name="Visited_20_Internet_20_Link">
 проходитимуть</text:a>
 у період17-24 липня, передає Укрінформ.</text:p>
      <text:p text:style-name="P4">
Завацька (№183 WTA) у першому колі відбору змагань Palermo Ladies Openзіграєпроти представниці Франції Тесси Андріанжафітрімо (428).</text:p>
      <text:p text:style-name="P4">
Українка виграла у Тесси дві попередні зустрічі - наа турнірах ITF у 2018-у та2022 роках.</text:p>
      <text:p text:style-name="P4">
Катерина Володько (296) у стартовому раунді Hungarian Grand Prix зустрінетьсяз місцевої 17-річної тенісистки Вікторією Варгою.</text:p>
      <text:p text:style-name="P4">
<text:span text:style-name="T4">
Читайте також:</text:span>
 <text:a xlink:type="simple" xlink:href="https://www.ukrinform.ua/rubric-sports/3735724-10-faktiv-pro-ukrainsku-cempionku-vimbldona-u-miksti-ludmilu-kicenok.html" text:style-name="Internet_20_link" text:visited-style-name="Visited_20_Internet_20_Link">
 10 фактів про українську чемпіонку Вімблдона у мікстіЛюдмилу Кіченок </text:a>
</text:p>
      <text:p text:style-name="P4">
Для Катерини це буде перший матч на рівні WTA із січня минулого року, коливона зіграла у кваліфікації змагань в Аделаїді, а потім взяла участь увідбірковій сітці Australian Open.</text:p>
      <text:p text:style-name="P4">
На фото: Катаріна Завацька/btu.org.ua.</text:p>
      <text:p text:style-name="P4">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7-15T-17:51:00+03:00</text:p>
      <text:p text:style-name="P4">
Modified Time: 2023-07-15T13:51: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206" text:anchor-type="as-char" svg:width="6.9236in" svg:height="3.956343in" draw:z-index="0">
<draw:image xlink:href="../Images/yкринформ/2023-07-15T-17-51-00-03-00/630_360_1645107758-865.jpg" xlink:type="simple" xlink:show="embed" xlink:actuate="onLoad" draw:mime-type="image/jpeg"/>
</draw:frame>
Українське національне інформаційне агентство «Укрінформ» шукаєредактора/редакторку для 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Президент Південної Кореї прибув в Україну з неоголошеним візитом</text:span>
</text:h>
      <text:p text:style-name="P4">
Authors: Ukrinform (Person)</text:p>
      <text:p text:style-name="P4">
Publisher: Укринформ (Organization)</text:p>
      <text:p text:style-name="P4">
Published Time: 2023-07-15T-18:26:00+03:00</text:p>
      <text:p text:style-name="P4">
Modified Time: 2023-07-15T10:26:00+03:00</text:p>
      <text:p text:style-name="P4">
Description: В Україну 15 липня прибув президент Південної Кореї Юн Сок Ел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Корея', 'Президент', 'Візит']</text:p>
      <text:p text:style-name="P4">
Type: Article</text:p>
      <!--METADATA-->
      <text:p text:style-name="P4">
<draw:frame draw:style-name="fr1" draw:name="Image207" text:anchor-type="as-char" svg:width="6.9236in" svg:height="3.956343in" draw:z-index="0">
<draw:image xlink:href="../Images/yкринформ/2023-07-15T-18-26-00-03-00/630_360_1538997483-946.jpg" xlink:type="simple" xlink:show="embed" xlink:actuate="onLoad" draw:mime-type="image/jpeg"/>
</draw:frame>
 В Україну15 липня прибув президент Південної Кореї Юн Сок Ель.</text:p>
      <text:p text:style-name="P4">
Про це повідомляє <text:a xlink:type="simple" xlink:href="https://en.yna.co.kr/view/AEN20230715001251315" text:style-name="Internet_20_link" text:visited-style-name="Visited_20_Internet_20_Link">
 Yonhap</text:a>
 ,передає Укрінформ.</text:p>
      <text:p text:style-name="P4">
Старший секретар президента Південної Кореї з питань преси Кім Ин Хе заявила,що Юн і перша леді Кім Кеон Хі прибули в Україну з Польщі.</text:p>
      <text:p text:style-name="P4">
"Юн відвідав місце масових вбивств у Бучі під <text:a xlink:type="simple" xlink:href="https://www.ukrinform.ua/tag-kiiv" text:style-name="Internet_20_link" text:visited-style-name="Visited_20_Internet_20_Link">
 Києвом</text:a>
 , перш ніж відвідати Ірпінь, зокремацивільний житловий район, який зазнав масштабних ракетних атак", - йдеться вповідомленні.</text:p>
      <text:p text:style-name="P4">
Зазначається, що запланована зустріч Юна з Президентом України ВолодимиромЗеленським.</text:p>
      <text:p text:style-name="P4">
<text:span text:style-name="T4">
Читайте також:</text:span>
 <text:a xlink:type="simple" xlink:href="https://www.ukrinform.ua/rubric-diaspora/3715930-u-seuli-proveli-akciu-proti-rosijskoi-vijni-v-ukraini.html" text:style-name="Internet_20_link" text:visited-style-name="Visited_20_Internet_20_Link">
 У Сеулі провели акцію проти російської війни в Україні</text:a>
</text:p>
      <text:p text:style-name="P4">
Раніше південнокорейський лідер відвідав Литву, де взяв участь у саміті НАТО,а також Польщу з офіційним візитом.</text:p>
      <text:p text:style-name="P4">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Росіяни за добу атакували дев`ять областей України</text:span>
</text:h>
      <text:p text:style-name="P4">
Authors: Ukrinform (Person)</text:p>
      <text:p text:style-name="P4">
Publisher: Укринформ (Organization)</text:p>
      <text:p text:style-name="P4">
Published Time: 2023-07-15T-19:25:31+03:00</text:p>
      <text:p text:style-name="P4">
Modified Time: 2023-07-15T10:25:31+03:00</text:p>
      <text:p text:style-name="P4">
Description: За добу російська армія здійснила атаки на дев`ять областей України. — Укрінформ.</text:p>
      <text:p text:style-name="P4">
Images: ['<text:a xlink:type="simple" xlink:href="https://static.ukrinform.com/photos/2023_07/thumb_files/630_360_1689405881-940.jpg" text:style-name="Internet_20_link" text:visited-style-name="Visited_20_Internet_20_Link">
630_360_16894...</text:a>
']</text:p>
      <text:p text:style-name="P4">
Tags: ['Обстріл', 'Війна з Росією']</text:p>
      <text:p text:style-name="P4">
Type: Article</text:p>
      <!--METADATA-->
      <text:p text:style-name="P4">
<draw:frame draw:style-name="fr1" draw:name="Image208" text:anchor-type="as-char" svg:width="6.9236in" svg:height="3.956343in" draw:z-index="0">
<draw:image xlink:href="../Images/yкринформ/2023-07-15T-19-25-31-03-00/630_360_1689405881-940.jpg" xlink:type="simple" xlink:show="embed" xlink:actuate="onLoad" draw:mime-type="image/jpeg"/>
</draw:frame>
 За добуросійська армія здійснила атаки на дев`ять областей України.</text:p>
      <text:p text:style-name="P4">
Як передає Укрінформ, про це ідеться у зведеній інформації обласних військовихадміністрацій про ситуацію у регіонах України станом на 9:00 суботи, 15 липня.</text:p>
      <text:p text:style-name="P4">
У Чернігівській області за добу росіяни обстріляли чотири рази з мінометівНовгород-Сіверський район, зафіксовано 41 вибух. Без жертв та руйнувань.</text:p>
      <text:p text:style-name="P4">
У Сумській області вночі та зранку росіяни здійснили два обстріли прикордоння.Зафіксовано 24 вибухи. Обстрілів зазнали Хотінська та Шалигинська громади, безнаслідків.</text:p>
      <text:p text:style-name="P4">
Вчора протягом дня росіяни здійснили 18 обстрілів прикордоння Сумщини.Зафіксовано 110 вибухів. Обстрілів зазнали Новослобідська, Хотінська,Краснопільська, Середино-Будська, Есманська, Дружбівська, Глухівська,Білопільська Новослобідська громада. Внаслідок одного з артобстрілівпошкоджено два приватні будинки.</text:p>
      <text:p text:style-name="P4">
Хотінську громаду ворог обстрілював з мінометів, зафіксовано 16 вибухів,пошкоджено два комбайни та два трактори приватної агрофірми. В Середино-Будській громаді внаслідок обстрілів пошкоджено три житлові будинки.</text:p>
      <text:p text:style-name="P4">
<text:span text:style-name="T4">
Читайте також:</text:span>
 <text:a xlink:type="simple" xlink:href="https://www.ukrinform.ua/rubric-ato/3736075-za-dobu-na-bahmutskomu-napramku-15-boezitknen-rosiani-408-raziv-obstrilali-pozicii-sil-oboroni.html" text:style-name="Internet_20_link" text:visited-style-name="Visited_20_Internet_20_Link">
 За добу на Бахмутському напрямку - 15 боєзіткнень,росіяни 408 разів обстріляли позиції Сил оборони</text:a>
</text:p>
      <text:p text:style-name="P4">
У Запорізькій області за минулу добу російські війська здійснили 45 обстрілівпо містах і селах. Наразі зафіксовано 27 руйнувань об'єктів житлової тасоціальної інфраструктури в 15 населених пунктах.</text:p>
      <text:p text:style-name="P4">
Також ворог здійснив 39 артилерійських ударів по території Гуляйполя,Залізничного, Новодарівки, Чарівного, Левадного, Успенівки, Приютного,Степногірська.</text:p>
      <text:p text:style-name="P4">
Окрім того, авіацією агресор поцілив по Оріхову, Омельнику, Малій Токмачці,Новоданилівці. Двічі атакував околицю обласного центру із застосуванням БПЛА.В результаті поранення отримав 62-річний чоловік.</text:p>
      <text:p text:style-name="P4">
У Дніпропетровській області вчора ворог знову застосував безпілотник. З ньогоскинув боєприпаси на Марганецьку громаду Нікопольського району. Людей незачепило.</text:p>
      <text:p text:style-name="P4">
<text:span text:style-name="T4">
Читайте також:</text:span>
 <text:a xlink:type="simple" xlink:href="https://www.ukrinform.ua/rubric-ato/3736072-povitrani-sili-vnoci-znisili-cotiri-sahedi.html" text:style-name="Internet_20_link" text:visited-style-name="Visited_20_Internet_20_Link">
 <text:span text:style-name="T4">
Повітряні</text:span>
 сили вночі знищили чотири «Шахеди»</text:a>
</text:p>
      <text:p text:style-name="P4">
У Харківській області на Слобожанському напрямку агресор протягом добиздійснив мінометні та артилерійські <text:a xlink:type="simple" xlink:href="https://www.ukrinform.ua/tag-obstril" text:style-name="Internet_20_link" text:visited-style-name="Visited_20_Internet_20_Link">
 обстріли </text:a>
 населених пунктів Козача Лопань, Нескучне, Мороховець Харківськогорайону та Тернова Чугуївського району.</text:p>
      <text:p text:style-name="P4">
На Куп’янському напрямку артилерійських і мінометних обстрілів противниказазнали Дворічна, Западне, Кам’янка, Кислівка, Берестове та Фиголівка.</text:p>
      <text:p text:style-name="P4">
У Луганській області вчора росіяни атакували поблизу Діброви. Також загарбникиатакували в бік Новосадового, що на Донеччині, яке дуже близько до Невського,яке, як і Білогорівка, потрапило під артилерійський вогонь агресора. По цихнаселених пунктах завдано ще й авіаційних ударів. За добу противник здійснив103 обстріли, випустивши 467 снарядів.</text:p>
      <text:p text:style-name="P4">
У Донецькій області за добу агресор обстріляв Авдіївку (житловий сектор,кемпінг); Костянтинівку (житловий сектор); Благодатне (житловий сектор);Розлив (околиці населеного пункту).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text:p>
      <text:p text:style-name="P4">
Як повідомляв Укрінформ, за добу <text:a xlink:type="simple" xlink:href="https://www.ukrinform.ua/rubric-ato/3736034-aviacia-zsu-za-dobu-zavdala-13-udariv-po-rajonah-zoseredzenna-voroga.html" text:style-name="Internet_20_link" text:visited-style-name="Visited_20_Internet_20_Link">
 російські загарбники</text:a>
 завдали 50 авіаційнихударів та здійснили 43 обстріли з реактивних систем залпового вогню потериторії України.</text:p>
      <text:p text:style-name="P4">
<text:span text:style-name="T5">
Фото: Павло Кириленко/Телеграм</text:span>
</text:p>
      <text:p text:style-name="P4">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Роналду потрапив до Книги рекордів Гіннеса за сумою річного заробітку</text:span>
</text:h>
      <text:p text:style-name="P4">
Authors: Ukrinform (Person)</text:p>
      <text:p text:style-name="P4">
Publisher: Укринформ (Organization)</text:p>
      <text:p text:style-name="P4">
Published Time: 2023-07-15T-1:25:58+03:00</text:p>
      <text:p text:style-name="P4">
Modified Time: 2023-07-15T12:25:58+03:00</text:p>
      <text:p text:style-name="P4">
Description: Нападник збірної Португалії та Ан-Насра Кріштіану Роналду увійшов до Книги рекордів Гіннеса як найбільш оплачуваний спортсмена у 2023 році. — Укрінформ.</text:p>
      <text:p text:style-name="P4">
Images: ['<text:a xlink:type="simple" xlink:href="https://static.ukrinform.com/photos/2017_12/thumb_files/630_360_1512648037-7606.jpg" text:style-name="Internet_20_link" text:visited-style-name="Visited_20_Internet_20_Link">
630_360_15126...</text:a>
']</text:p>
      <text:p text:style-name="P4">
Tags: ['Футбол', 'Роналду', 'Зарплата', 'Книга рекордів Гіннеса']</text:p>
      <text:p text:style-name="P4">
Type: Article</text:p>
      <!--METADATA-->
      <text:p text:style-name="P4">
<draw:frame draw:style-name="fr1" draw:name="Image209" text:anchor-type="as-char" svg:width="6.9236in" svg:height="3.956343in" draw:z-index="0">
<draw:image xlink:href="../Images/yкринформ/2023-07-15T-1-25-58-03-00/630_360_1512648037-7606.jpg" xlink:type="simple" xlink:show="embed" xlink:actuate="onLoad" draw:mime-type="image/jpeg"/>
</draw:frame>
 Нападникзбірної Португалії та Ан-Насра Кріштіану Роналду увійшов до Книги рекордівГіннеса як найбільш оплачуваний спортсмена у 2023 році.</text:p>
      <text:p text:style-name="P4">
Як передає Укрінформ, про це <text:a xlink:type="simple" xlink:href="https://www.guinnessworldrecords.com/news/2023/7/cristiano-ronaldo-tops-list-of-worlds-highest-paid-athletes-755361" text:style-name="Internet_20_link" text:visited-style-name="Visited_20_Internet_20_Link">
 повідомляє</text:a>
 <text:a xlink:type="simple" xlink:href="https://www.guinnessworldrecords.com/news/2023/7/cristiano-ronaldo-tops-list-of-worlds-highest-paid-athletes-755361" text:style-name="Internet_20_link" text:visited-style-name="Visited_20_Internet_20_Link">
</text:a>
 сайт Книги рекордів Гіннеса.</text:p>
      <text:p text:style-name="P4">
"Рекордний дохід Роналду складається з 46 мільйонів доларів заробітку на політа 90 мільйонів доларів заробітку за межами поля", - йдеться в повідомленні.</text:p>
      <text:p text:style-name="P4">
Зазначається, що Роналду вже третій раз потрапив до списку Forbes, очолившисписок найбільш високооплачуваних спортсменів світу.</text:p>
      <text:p text:style-name="P4">
За 12 місяців до 1 травня 2023 року (дата завершення більшості спортивнихсезонів) Роналду заробив 136 мільйонів доларів.</text:p>
      <text:p text:style-name="P4">
<text:span text:style-name="T4">
Читайте також:</text:span>
 <text:a xlink:type="simple" xlink:href="https://www.ukrinform.ua/rubric-sports/3725551-ronaldu-proviv-rekordnij-200j-poedinok-za-zbirnu-v-kareri.html" text:style-name="Internet_20_link" text:visited-style-name="Visited_20_Internet_20_Link">
 <text:span text:style-name="T4">
Роналду</text:span>
 провів рекордний 200-й поєдинок за збірну вкар'єрі </text:a>
</text:p>
      <text:p text:style-name="P4">
Таким чином Роналду відбирає титул у Мессі, який став найбільшвисокооплачуваним <text:a xlink:type="simple" xlink:href="https://www.ukrinform.ua/tag-futbol" text:style-name="Internet_20_link" text:visited-style-name="Visited_20_Internet_20_Link">
 спортсменом </text:a>
 2022року, заробивши 130 мільйонів доларів.</text:p>
      <text:p text:style-name="P4">
Як повідомляв Укрінформ, капітан збірної Португалії Кріштіану Роналдувдвухсоте вийшов на поле у складі збірної і встановив абсолютний рекордкількості виступів за національну команду.</text:p>
      <text:p text:style-name="P4">
<text:span text:style-name="T5">
Фото: Free Wallpapers Stock</text:span>
</text:p>
      <text:p text:style-name="P4">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Росіяни обстріляли село на Харківщині, загинула людина</text:span>
</text:h>
      <text:p text:style-name="P4">
Authors: Ukrinform (Person)</text:p>
      <text:p text:style-name="P4">
Publisher: Укринформ (Organization)</text:p>
      <text:p text:style-name="P4">
Published Time: 2023-07-15T-2:14:41+03:00</text:p>
      <text:p text:style-name="P4">
Modified Time: 2023-07-15T12:14:41+03:00</text:p>
      <text:p text:style-name="P4">
Description: Російська армія обстріляла село Колодязне на Харківщині, одна людина загинула, ще одну поранено.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210" text:anchor-type="as-char" svg:width="6.9236in" svg:height="3.956343in" draw:z-index="0">
<draw:image xlink:href="../Images/yкринформ/2023-07-15T-2-14-41-03-00/630_360_1538997483-946.jpg" xlink:type="simple" xlink:show="embed" xlink:actuate="onLoad" draw:mime-type="image/jpeg"/>
</draw:frame>
 Російськаармія обстріляла село Колодязне на Харківщині, одна людина загинула, ще однупоранено.</text:p>
      <text:p text:style-name="P4">
Про це у <text:a xlink:type="simple" xlink:href="http://t.me/synegubov/6645" text:style-name="Internet_20_link" text:visited-style-name="Visited_20_Internet_20_Link">
 Телеграмі </text:a>
 повідомив начальникХарківської ОВА Олег Синєгубов, передає Укрінформ.</text:p>
      <text:p text:style-name="P4">
"Щойно росіяни обстріляли с. Колодязне Куп'янського району. На жаль, загинувцивільний 33-річний чоловік. Ще один чоловік дістав поранення", - поінформувавСинєгубов.</text:p>
      <text:p text:style-name="P4">
На місці працюють екстрені служби.</text:p>
      <text:p text:style-name="P4">
<text:span text:style-name="T4">
Читайте також:</text:span>
 <text:a xlink:type="simple" xlink:href="https://www.ukrinform.ua/rubric-ato/3736071-vorog-zranku-obstrilav-sumsinu-poperedno-bez-zertv.html" text:style-name="Internet_20_link" text:visited-style-name="Visited_20_Internet_20_Link">
 Ворог зранку <text:span text:style-name="T4">
обстріл</text:span>
 яв Сумщину, попередньо - безжертв </text:a>
</text:p>
      <text:p text:style-name="P4">
Як <text:a xlink:type="simple" xlink:href="https://www.ukrinform.ua/rubric-regions/3736088-rosiani-za-dobu-atakuvali-devat-oblastej-ukraini.html" text:style-name="Internet_20_link" text:visited-style-name="Visited_20_Internet_20_Link">
 повідомлялося </text:a>
 , за добу російська арміяздійснила атаки на дев`ять областей України.</text:p>
      <text:p text:style-name="P4">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At Bakhmut direction Russian army shelled Druzhba, Vasukivka, Chasiv Yar, Oleksandro-Shultyne...</text:span>
</text:h>
      <text:p text:style-name="P4">
Authors: liveuamap (Language: en)</text:p>
      <text:p text:style-name="P4">
Time: 2023-07-15T-2:31:00</text:p>
      <text:p text:style-name="P4">
Location: Bakhmut (Latitude:48.45847 Longtitude:37.88223)</text:p>
      <text:p text:style-name="P4">
Videos: []</text:p>
      <text:p text:style-name="P4">
Images: []</text:p>
      <text:p text:style-name="P4">
Tags: ["Russia"]</text:p>
      <text:p text:style-name="P4">
ID: 22576256</text:p>
      <!--METADATA-->
      <text:p text:style-name="P4">
At Bakhmut direction Russian army shelled Druzhba, Vasukivka, Chasiv Yar,Oleksandro-Shultyne, Dyliyivka, Pivnichne and Pivdenne of Donetsk region.Russian aviation conducted airstrikes at Stupochky and Dyliyivka, - GeneralStaff of Armed Forces of Ukraine says in the morning report</text:p>
      <text:p text:style-name="P4">
News Collection Link: <text:a xlink:type="simple" xlink:href="https:\/\/liveuamap.com\/en\/2023\/15-july-at-bakhmut-direction-russian-army-shelled-druzhba" text:style-name="Internet_20_link" text:visited-style-name="Visited_20_Internet_20_Link">
https:\/\/liveuamap.com\/en\/2023\/15-july-at-bakhmut-direction-russian-army-shelled-druzhba</text:a>
</text:p>
      <text:p text:style-name="P4">
Source: <text:a xlink:type="simple" xlink:href="https://t.me/lumsrc/5369" text:style-name="Internet_20_link" text:visited-style-name="Visited_20_Internet_20_Link">
https://t.me/lumsrc/5369</text:a>
</text:p>
      <!--NEWS-->
      <text:h text:style-name="P10" text:outline-level="1">
<text:span text:style-name="T4">
Сьогодні збірна України U20 зіграє з Північною Македонією півфінал Євро</text:span>
</text:h>
      <text:p text:style-name="P4">
Authors: Ukrinform (Person)</text:p>
      <text:p text:style-name="P4">
Publisher: Укринформ (Organization)</text:p>
      <text:p text:style-name="P4">
Published Time: 2023-07-15T-3:10:58+03:00</text:p>
      <text:p text:style-name="P4">
Modified Time: 2023-07-15T12:10:58+03:00</text:p>
      <text:p text:style-name="P4">
Description: 15 липня баскетболісти молодіжної збірної України (U20) проведуть півфінальний матч чемпіонату Європи (Дивізіон В) проти господарів першості з Північної Македонїї. — Укрінформ.</text:p>
      <text:p text:style-name="P4">
Images: ['<text:a xlink:type="simple" xlink:href="https://static.ukrinform.com/photos/2023_07/thumb_files/630_360_1689411293-865.jpg" text:style-name="Internet_20_link" text:visited-style-name="Visited_20_Internet_20_Link">
630_360_16894...</text:a>
']</text:p>
      <text:p text:style-name="P4">
Tags: ['Баскетбол', 'Європа', 'Збірна України', 'Молодь', 'Північна Македонія']</text:p>
      <text:p text:style-name="P4">
Type: Article</text:p>
      <!--METADATA-->
      <text:p text:style-name="P4">
<draw:frame draw:style-name="fr1" draw:name="Image211" text:anchor-type="as-char" svg:width="6.9236in" svg:height="3.956343in" draw:z-index="0">
<draw:image xlink:href="../Images/yкринформ/2023-07-15T-3-10-58-03-00/630_360_1689411293-865.jpg" xlink:type="simple" xlink:show="embed" xlink:actuate="onLoad" draw:mime-type="image/jpeg"/>
</draw:frame>
 15 липнябаскетболісти молодіжної збірної України (U20) проведуть півфінальний матччемпіонату Європи (Дивізіон В) проти господарів першості з ПівнічноїМакедонїї.</text:p>
      <text:p text:style-name="P4">
Поєдинок <text:a xlink:type="simple" xlink:href="https://fbu.ua/news/ukrana-zgra-proti-gospodarv-za-vihd-u-fnal-anons-matchu-z-pvnchnoyu-makedonyu-na-vrobasket-u-20" text:style-name="Internet_20_link" text:visited-style-name="Visited_20_Internet_20_Link">
 розпочнеться </text:a>
 о 19.30,передає Укрінформ.</text:p>
      <text:p text:style-name="P4">
У другій півфінальній парі зіграють Швеція та Чехія (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text:p>
      <text:p text:style-name="P4">
За підсумками європейської першості у Дивізіоні В три найкращі збірні -фіналісти та переможець матчу за третє місце - підіймуться до Дивізіону А.Отже, переможець матчу Північна Македонія - Україна гарантує собі підвищення укласі на наступний рік.</text:p>
      <text:p text:style-name="P4">
Фото: fbu.ua.</text:p>
      <text:p text:style-name="P4">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Харківська ОВА анулювала почесну грамоту театральній режисерці, яка виїхала до Петербурга</text:span>
</text:h>
      <text:p text:style-name="P4">
Authors: Ukrinform (Person)</text:p>
      <text:p text:style-name="P4">
Publisher: Укринформ (Organization)</text:p>
      <text:p text:style-name="P4">
Published Time: 2023-07-15T-4:09:00+03:00</text:p>
      <text:p text:style-name="P4">
Modified Time: 2023-07-15T12:09:00+03:00</text:p>
      <text:p text:style-name="P4">
Description: Харківська ОВА анулювала почесну грамоту театральній режисерці Оксані Богусевич, яка виїхала до Санкт-Петербурга та заявила про створення театральної студії на території країни-агресорки. — Укрінформ.</text:p>
      <text:p text:style-name="P4">
Images: ['<text:a xlink:type="simple" xlink:href="https://static.ukrinform.com/photos/2023_07/thumb_files/630_360_1689413105-993.jpg" text:style-name="Internet_20_link" text:visited-style-name="Visited_20_Internet_20_Link">
630_360_16894...</text:a>
']</text:p>
      <text:p text:style-name="P4">
Tags: ['Петербург', 'Скандал', 'Театр', 'Росія', 'Харків']</text:p>
      <text:p text:style-name="P4">
Type: Article</text:p>
      <!--METADATA-->
      <text:p text:style-name="P4">
<draw:frame draw:style-name="fr1" draw:name="Image212" text:anchor-type="as-char" svg:width="6.9236in" svg:height="3.956343in" draw:z-index="0">
<draw:image xlink:href="../Images/yкринформ/2023-07-15T-4-09-00-03-00/630_360_1689413105-993.jpg" xlink:type="simple" xlink:show="embed" xlink:actuate="onLoad" draw:mime-type="image/jpeg"/>
</draw:frame>
 ХарківськаОВА анулювала почесну грамоту театральній режисерці Оксані Богусевич, якавиїхала до Санкт-Петербурга та заявила про створення театральної студії натериторії країни-агресорки.</text:p>
      <text:p text:style-name="P4">
Як передає Укрінформ, про це повідомила в <text:a xlink:type="simple" xlink:href="https://t.me/kharkivoda/10845" text:style-name="Internet_20_link" text:visited-style-name="Visited_20_Internet_20_Link">
 Телеграмі</text:a>
 пресслужба Харківської ОВА з посиланням наслова начальника обласної військової адміністрації Олега Синєгубова.</text:p>
      <text:p text:style-name="P4">
</text:p>
      <text:p text:style-name="P4">
"Ганебно виступати на сценах ворожої РФ, поки харків’яни кожний метрукраїнської землі звільняють від окупантів ціною життів. Вважаю за обов‘язоканулювати почесну грамоту Харківської обласної адміністрації, яку вручилиЖанні Богусевич", - заявив Синєгубов.</text:p>
      <text:p text:style-name="P4">
<text:span text:style-name="T4">
Читайте також:</text:span>
 <text:a xlink:type="simple" xlink:href="https://www.ukrinform.ua/rubric-culture/3735468-teatralnu-premiu-kiivska-pektoral-zbilsili-udvici.html" text:style-name="Internet_20_link" text:visited-style-name="Visited_20_Internet_20_Link">
 <text:span text:style-name="T4">
Театр</text:span>
 альну премію «Київська пектораль» збільшилиудвічі </text:a>
</text:p>
      <text:p text:style-name="P4">
Начальник Харківської ОВА додав, що доручив профільному департаменту провестиретельну перевірку відповідальних осіб за подання клопотання про нагородження.</text:p>
      <text:p text:style-name="P4">
Як повідомляв Укрінформ, режисер харківського театру “Время-Ч” Жанна Богусевичі актори Дар’я Терновська та Сергій Лістунов <text:a xlink:type="simple" xlink:href="https://www.ukrinform.ua/rubric-culture/3735989-reziser-i-dvoe-aktoriv-nederzavnogo-teatru-z-harkova-viihali-do-peterburga.html" text:style-name="Internet_20_link" text:visited-style-name="Visited_20_Internet_20_Link">
 виїхали до Санкт-Петербурга</text:a>
 та створили тамтеатральну студію “Пітєр”. У Харкові <text:a xlink:type="simple" xlink:href="https://www.ukrinform.ua/tag-teatr" text:style-name="Internet_20_link" text:visited-style-name="Visited_20_Internet_20_Link">
 театр </text:a>
 дав останні вистави навесні цього року, заявивши, що припиняєдіяльність.</text:p>
      <text:p text:style-name="P4">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At Avdiyivka direction Russian army shelled Berdychi, Keramik, Lastochkyne, Avdiyivka of Done...</text:span>
</text:h>
      <text:p text:style-name="P4">
Authors: liveuamap (Language: en)</text:p>
      <text:p text:style-name="P4">
Time: 2023-07-15T-4:31:00</text:p>
      <text:p text:style-name="P4">
Location: Donetsk (Latitude:48.0931 Longtitude:37.59333)</text:p>
      <text:p text:style-name="P4">
Videos: []</text:p>
      <text:p text:style-name="P4">
Images: []</text:p>
      <text:p text:style-name="P4">
Tags: ["Russia"]</text:p>
      <text:p text:style-name="P4">
ID: 22576255</text:p>
      <!--METADATA-->
      <text:p text:style-name="P4">
At Avdiyivka direction Russian army shelled Berdychi, Keramik, Lastochkyne,Avdiyivka of Donetsk region. Russian aviation conducted airstrikes atAvdiyivka and Pervomayske, - General Staff of Armed Forces of Ukraine says inthe morning report</text:p>
      <text:p text:style-name="P4">
News Collection Link: <text:a xlink:type="simple" xlink:href="https:\/\/liveuamap.com\/en\/2023\/15-july-at-avdiyivka-direction-russian-army-shelled-berdychi" text:style-name="Internet_20_link" text:visited-style-name="Visited_20_Internet_20_Link">
https:\/\/liveuamap.com\/en\/2023\/15-july-at-avdiyivka-direction-russian-army-shelled-berdychi</text:a>
</text:p>
      <text:p text:style-name="P4">
Source: <text:a xlink:type="simple" xlink:href="https://t.me/lumsrc/5370" text:style-name="Internet_20_link" text:visited-style-name="Visited_20_Internet_20_Link">
https://t.me/lumsrc/5370</text:a>
</text:p>
      <!--NEWS-->
      <text:h text:style-name="P10" text:outline-level="1">
<text:span text:style-name="T4">
At Maryinka direction Russian army shelled Krasnohorivka, Maryinka, Pobyeda and Heorhiyivka o...</text:span>
</text:h>
      <text:p text:style-name="P4">
Authors: liveuamap (Language: en)</text:p>
      <text:p text:style-name="P4">
Time: 2023-07-15T-6:31:00</text:p>
      <text:p text:style-name="P4">
Location: Marinka, Donetsk Oblast (Latitude:47.95947 Longtitude:37.44501)</text:p>
      <text:p text:style-name="P4">
Videos: []</text:p>
      <text:p text:style-name="P4">
Images: []</text:p>
      <text:p text:style-name="P4">
Tags: ["Russia"]</text:p>
      <text:p text:style-name="P4">
ID: 22576254</text:p>
      <!--METADATA-->
      <text:p text:style-name="P4">
At Maryinka direction Russian army shelled Krasnohorivka, Maryinka, Pobyedaand Heorhiyivka of Donetsk region, - General Staff of Armed Forces of Ukrainesays in the morning report</text:p>
      <text:p text:style-name="P4">
News Collection Link: <text:a xlink:type="simple" xlink:href="https:\/\/liveuamap.com\/en\/2023\/15-july-at-maryinka-direction-russian-army-shelled-krasnohorivka" text:style-name="Internet_20_link" text:visited-style-name="Visited_20_Internet_20_Link">
https:\/\/liveuamap.com\/en\/2023\/15-july-at-maryinka-direction-russian-army-shelled-krasnohorivka</text:a>
</text:p>
      <text:p text:style-name="P4">
Source: <text:a xlink:type="simple" xlink:href="https://t.me/lumsrc/5371" text:style-name="Internet_20_link" text:visited-style-name="Visited_20_Internet_20_Link">
https://t.me/lumsrc/5371</text:a>
</text:p>
      <!--NEWS-->
      <text:h text:style-name="P10" text:outline-level="1">
<text:span text:style-name="T4">
Укрзалізниця запустила евакуаційний потяг із Сум до Києва</text:span>
</text:h>
      <text:p text:style-name="P4">
Authors: Ukrinform (Person)</text:p>
      <text:p text:style-name="P4">
Publisher: Укринформ (Organization)</text:p>
      <text:p text:style-name="P4">
Published Time: 2023-07-15T-6:53:56+03:00</text:p>
      <text:p text:style-name="P4">
Modified Time: 2023-07-15T11:53:56+03:00</text:p>
      <text:p text:style-name="P4">
Description: Відсьогодні курсуватиме щоденний евакуаційний потяг із Сум до Києва. — Укрінформ.</text:p>
      <text:p text:style-name="P4">
Images: ['<text:a xlink:type="simple" xlink:href="https://static.ukrinform.com/photos/2018_04/thumb_files/630_360_1524228943-4095.jpg" text:style-name="Internet_20_link" text:visited-style-name="Visited_20_Internet_20_Link">
630_360_15242...</text:a>
']</text:p>
      <text:p text:style-name="P4">
Tags: ['Евакуація', 'Потяг', 'Суми', 'Укрзалізниця', 'Київ']</text:p>
      <text:p text:style-name="P4">
Type: Article</text:p>
      <!--METADATA-->
      <text:p text:style-name="P4">
<draw:frame draw:style-name="fr1" draw:name="Image214" text:anchor-type="as-char" svg:width="6.9236in" svg:height="3.956343in" draw:z-index="0">
<draw:image xlink:href="../Images/yкринформ/2023-07-15T-6-53-56-03-00/630_360_1524228943-4095.jpg" xlink:type="simple" xlink:show="embed" xlink:actuate="onLoad" draw:mime-type="image/jpeg"/>
</draw:frame>
Відсьогодні курсуватиме щоденний евакуаційний потяг із Сум до Києва.</text:p>
      <text:p text:style-name="P4">
Про це повідомляє <text:a xlink:type="simple" xlink:href="https://minre.gov.ua/2023/07/15/z%ca%bcyavylas-mozhlyvist-bezkoshtovnoyi-evakuacziyi-z-sumshhyny/" text:style-name="Internet_20_link" text:visited-style-name="Visited_20_Internet_20_Link">
 Міністерство з питань реінтеграції</text:a>
 тимчасово окупованих територій, передає Укрінформ.</text:p>
      <text:p text:style-name="P4">
"Вже сьогодні з Сум до Києва вирушив перший евакуаційний потяг Суми-Київ. Вінкурсуватиме щодня — з Сум вирушатиме о 6:47 і прибуватиме до Києва об 11:41",- йдеться у повідомленні.</text:p>
      <text:p text:style-name="P4">
У Мінреінтеграції поінформували, що кожному евакуйованому Укрпошта виплачує навокзалі після прибуття 3 тисячі гривень для дітей та осіб з інвалідністю та 2тисячі гривень для всіх інших осіб.</text:p>
      <text:p text:style-name="P4">
Усіх охочих Київська ОВА розміщуватиме в модульному містечку у Вишгородськомурайоні.</text:p>
      <text:p text:style-name="P4">
<text:span text:style-name="T4">
Читайте також:</text:span>
 <text:a xlink:type="simple" xlink:href="https://www.ukrinform.ua/rubric-regions/3730575-evakuacijnij-potag-z-doneccini-na-zitomirsinu-kursuvatime-raz-na-visim-dniv.html" text:style-name="Internet_20_link" text:visited-style-name="Visited_20_Internet_20_Link">
 <text:span text:style-name="T4">
Евакуаційний</text:span>
 потяг з Донеччини на Житомирщинукурсуватиме раз на вісім днів </text:a>
</text:p>
      <text:p text:style-name="P4">
Евакуацію запроваджено у результаті роботи Координаційного штабу з питаньпроведення обов’язкової евакуації населення в умовах воєнного стану.</text:p>
      <text:p text:style-name="P4">
Як повідомлялося, командування Об'єднаних сил ЗСУ закликало громадянприкордонних районів Сумської області евакуюватися у безпечніші регіони.</text:p>
      <text:p text:style-name="P4">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Олег Шафаренко знову очолив київську хокейну команду «Сокіл»</text:span>
</text:h>
      <text:p text:style-name="P4">
Authors: Ukrinform (Person)</text:p>
      <text:p text:style-name="P4">
Publisher: Укринформ (Organization)</text:p>
      <text:p text:style-name="P4">
Published Time: 2023-07-15T-7:50:09+03:00</text:p>
      <text:p text:style-name="P4">
Modified Time: 2023-07-15T11:50:09+03:00</text:p>
      <text:p text:style-name="P4">
Description: Український хокейний фахівець Олег Шафаренко після річної паузи знову став головним тренером київського «Сокола». — Укрінформ.</text:p>
      <text:p text:style-name="P4">
Images: ['<text:a xlink:type="simple" xlink:href="https://static.ukrinform.com/photos/2023_07/thumb_files/630_360_1689410476-392.jpg" text:style-name="Internet_20_link" text:visited-style-name="Visited_20_Internet_20_Link">
630_360_16894...</text:a>
']</text:p>
      <text:p text:style-name="P4">
Tags: ['хокей', 'Спорт', 'Україна', 'Київ']</text:p>
      <text:p text:style-name="P4">
Type: Article</text:p>
      <!--METADATA-->
      <text:p text:style-name="P4">
<draw:frame draw:style-name="fr1" draw:name="Image215" text:anchor-type="as-char" svg:width="6.9236in" svg:height="3.956343in" draw:z-index="0">
<draw:image xlink:href="../Images/yкринформ/2023-07-15T-7-50-09-03-00/630_360_1689410476-392.jpg" xlink:type="simple" xlink:show="embed" xlink:actuate="onLoad" draw:mime-type="image/jpeg"/>
</draw:frame>
Український хокейний фахівець Олег Шафаренко після річної паузи знову ставголовним тренером київського «Сокола».</text:p>
      <text:p text:style-name="P4">
41-річний Шафаренко <text:a xlink:type="simple" xlink:href="https://www.facebook.com/fhu.com.ua" text:style-name="Internet_20_link" text:visited-style-name="Visited_20_Internet_20_Link">
 очолював «Сокіл» </text:a>
у перших двох після відродження клубу сезонах. З ним команда дійшла до фіналуу 2021 році і зробила золотий дубль у незавершеному через початокповномасштабної війни сезоні-2021/2022, передає Укрінформ.</text:p>
      <text:p text:style-name="P4">
Попередній сезон Олег Шафаренко провів на чолі однієї з команд німецькоїрегіональної ліги, де не лише виконував функції граючого тренера, а йвідповідав за всю систему дитячо-юнацького хокею у клуб.</text:p>
      <text:p text:style-name="P4">
«Я не працював у «Соколі», але прискіпливо стежив за командою протягом усьогопопереднього чемпіонату. Радий, що хлопці змогли здобути чемпіонство. Тепермаємо відстояти титул і вдало виступити у Континентальному кубку. Я бравучасть у комплектації нової команди з весни. Тепер залишилося закрити кількапозицій», - сказав Шафаренко під час презентації.</text:p>
      <text:p text:style-name="P4">
<text:span text:style-name="T4">
Читайте також:</text:span>
 <text:a xlink:type="simple" xlink:href="https://www.ukrinform.ua/rubric-sports/3735806-hokejnij-zahisnik-sokola-ivan-sisak-gratime-v-ugorsini.html" text:style-name="Internet_20_link" text:visited-style-name="Visited_20_Internet_20_Link">
 Хокейний захисник «Сокола» Іван Сисак гратиме в Угорщині</text:a>
</text:p>
      <text:p text:style-name="P4">
Костянтин Сімчук, який привів «Сокіл» до чемпіонства у попередньому сезоні,зосередиться на функціях генерального менеджера і, можливо, увійде дотренерського штабу Шафаренка.</text:p>
      <text:p text:style-name="P4">
Фото: facebook.com/hcsokil.</text:p>
      <text:p text:style-name="P4">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At Shakhtarske direction Russian army shelled Paraskoviyivka, Novomykhaylivka, Makarivka, Nov...</text:span>
</text:h>
      <text:p text:style-name="P4">
Authors: liveuamap (Language: en)</text:p>
      <text:p text:style-name="P4">
Time: 2023-07-15T-8:31:00</text:p>
      <text:p text:style-name="P4">
Location: Vuhledar (Latitude:47.85763 Longtitude:37.21687)</text:p>
      <text:p text:style-name="P4">
Videos: []</text:p>
      <text:p text:style-name="P4">
Images: []</text:p>
      <text:p text:style-name="P4">
Tags: ["Russia"]</text:p>
      <text:p text:style-name="P4">
ID: 22576253</text:p>
      <!--METADATA-->
      <text:p text:style-name="P4">
At Shakhtarske direction Russian army shelled Paraskoviyivka, Novomykhaylivka,Makarivka, Novoukrayinka, Blahodatne and Bohoyavlenka, - General Staff ofArmed Forces of Ukraine says in the morning report</text:p>
      <text:p text:style-name="P4">
News Collection Link: <text:a xlink:type="simple" xlink:href="https:\/\/liveuamap.com\/en\/2023\/15-july-at-shakhtarske-direction-russian-army-shelled-paraskoviyivka" text:style-name="Internet_20_link" text:visited-style-name="Visited_20_Internet_20_Link">
https:\/\/liveuamap.com\/en\/2023\/15-july-at-shakhtarske-direction-russian-army-shelled-paraskoviyivka</text:a>
</text:p>
      <text:p text:style-name="P4">
Source: <text:a xlink:type="simple" xlink:href="https://t.me/lumsrc/5372" text:style-name="Internet_20_link" text:visited-style-name="Visited_20_Internet_20_Link">
https://t.me/lumsrc/5372</text:a>
</text:p>
      <!--NEWS-->
      <text:h text:style-name="P10" text:outline-level="1">
<text:span text:style-name="T4">
На Львівщині на хабарі піймали заступника мера та директора комунального підприємства</text:span>
</text:h>
      <text:p text:style-name="P4">
Authors: Ukrinform (Person)</text:p>
      <text:p text:style-name="P4">
Publisher: Укринформ (Organization)</text:p>
      <text:p text:style-name="P4">
Published Time: 2023-07-15T-8:49:03+03:00</text:p>
      <text:p text:style-name="P4">
Modified Time: 2023-07-15T11:49:03+03:00</text:p>
      <text:p text:style-name="P4">
Description: Заступнику голови одного із міст Львівщини та директору комунального підприємства повідомлено про підозру за фактом вимагання та одержання неправомірної вигоди. — Укрінформ.</text:p>
      <text:p text:style-name="P4">
Images: ['<text:a xlink:type="simple" xlink:href="https://static.ukrinform.com/photos/2023_07/thumb_files/630_360_1689410749-565.jpg" text:style-name="Internet_20_link" text:visited-style-name="Visited_20_Internet_20_Link">
630_360_16894...</text:a>
']</text:p>
      <text:p text:style-name="P4">
Tags: ['Хабар', 'Львівщина', 'Прокуратура', 'Затримання']</text:p>
      <text:p text:style-name="P4">
Type: Article</text:p>
      <!--METADATA-->
      <text:p text:style-name="P4">
<draw:frame draw:style-name="fr1" draw:name="Image216" text:anchor-type="as-char" svg:width="6.9236in" svg:height="3.956343in" draw:z-index="0">
<draw:image xlink:href="../Images/yкринформ/2023-07-15T-8-49-03-03-00/630_360_1689410749-565.jpg" xlink:type="simple" xlink:show="embed" xlink:actuate="onLoad" draw:mime-type="image/jpeg"/>
</draw:frame>
 Заступникуголови одного із міст Львівщини та директору комунального підприємстваповідомлено про підозру за фактом вимагання та одержання неправомірної вигоди.</text:p>
      <text:p text:style-name="P4">
Як передає Укрінформ, про це в <text:a xlink:type="simple" xlink:href="http://t.me/lvivoblprok/1226" text:style-name="Internet_20_link" text:visited-style-name="Visited_20_Internet_20_Link">
 Телеграм </text:a>
повідомляє Львівська обласна прокуратура.</text:p>
      <text:p text:style-name="P4">
“За даними слідства, підозрювані вимагали «відкат» від приватного підприємця,який займався постачанням піску на замовлення комунального підприємства, якеперебуває у підпорядкуванні зазначеної міської ради”, - йдеться вповідомленні.</text:p>
      <text:p text:style-name="P4">
Зазначається, що за ці гроші вони обіцяли сприяти у виконанні умов укладеногодоговору, а також в оплаті за поставлений пісок. Зокрема не створювати штучнихвимог щодо кольору та якості піску, які фактично не були передбаченідоговором.</text:p>
      <text:p text:style-name="P4">
За вказані послуги фігуранти одержали від підприємця - 21 тис. грн кожен.</text:p>
      <text:p text:style-name="P4">
Підозрюваних затримали в порядку ст. 208 КПК України під час одержання ранішеобумовленої частини неправомірної вигоди.</text:p>
      <text:p text:style-name="P4">
Слідчі дії тривають.</text:p>
      <text:p text:style-name="P4">
<text:span text:style-name="T4">
Читайте також:</text:span>
 <text:a xlink:type="simple" xlink:href="https://www.ukrinform.ua/rubric-society/3734530-habari-za-peretin-kordonu-pro-pidozru-povidomili-narodnij-deputatci-ta-ii-pomicnici.html" text:style-name="Internet_20_link" text:visited-style-name="Visited_20_Internet_20_Link">
 <text:span text:style-name="T4">
Хабарі</text:span>
 за перетин кордону: про підозру повідомилинародній депутатці та її помічниці </text:a>
</text:p>
      <text:p text:style-name="P4">
Як повідомляв Укрінформ, у Києві правоохоронці повідомили про підозру трьомпосадовцям комунальної організації «Київмедспецтранс» і їх співучасникам зафактом привласнення понад 12, 6 млн грн бюджетних коштів на придбанніавтозапчастин за завищеними цінами для карет швидкої медичної допомоги.</text:p>
      <text:p text:style-name="P4">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Президент Південної Кореї відвідав Бучу</text:span>
</text:h>
      <text:p text:style-name="P4">
Authors: Ukrinform (Person)</text:p>
      <text:p text:style-name="P4">
Publisher: Укринформ (Organization)</text:p>
      <text:p text:style-name="P4">
Published Time: 2023-07-15T-9:32:31+03:00</text:p>
      <text:p text:style-name="P4">
Modified Time: 2023-07-15T11:32:31+03:00</text:p>
      <text:p text:style-name="P4">
Description: Президентові Південної Кореї Юн Сок Йолю та його дружині у Бучі показали місця воєнних злочинів, скоєних російською армією. — Укрінформ.</text:p>
      <text:p text:style-name="P4">
Images: ['<text:a xlink:type="simple" xlink:href="https://static.ukrinform.com/photos/2023_07/thumb_files/630_360_1689409753-777.jpg" text:style-name="Internet_20_link" text:visited-style-name="Visited_20_Internet_20_Link">
630_360_16894...</text:a>
']</text:p>
      <text:p text:style-name="P4">
Tags: ['Буча', 'Корея', 'Президент', 'Росія', 'Воєнні злочини']</text:p>
      <text:p text:style-name="P4">
Type: Article</text:p>
      <!--METADATA-->
      <text:p text:style-name="P4">
<draw:frame draw:style-name="fr1" draw:name="Image217" text:anchor-type="as-char" svg:width="6.9236in" svg:height="3.956343in" draw:z-index="0">
<draw:image xlink:href="../Images/yкринформ/2023-07-15T-9-32-31-03-00/630_360_1689409753-777.jpg" xlink:type="simple" xlink:show="embed" xlink:actuate="onLoad" draw:mime-type="image/jpeg"/>
</draw:frame>
Президентові Південної Кореї Юн Сок Йолю та його дружині у Бучі показали місцявоєнних злочинів, скоєних російською армією.</text:p>
      <text:p text:style-name="P4">
Про це в <text:a xlink:type="simple" xlink:href="http://t.me/pgo_gov_ua/14417" text:style-name="Internet_20_link" text:visited-style-name="Visited_20_Internet_20_Link">
 Телеграмі </text:a>
 повідомляє ОфісГенерального прокурора, передає Укрінформ.</text:p>
      <text:p text:style-name="P4">
"Генеральний прокурор Андрій Костін показав Президенту Південної Кореї Юн СокЙолю та його дружині місця злочинів, скоєних російськими військовими під часокупації Бучі в березні 2022 року", - йдеться у повідомленні.</text:p>
      <text:p text:style-name="P4">
Генпрокурор подякував Президентові <text:a xlink:type="simple" xlink:href="https://www.ukrinform.ua/tag-korea" text:style-name="Internet_20_link" text:visited-style-name="Visited_20_Internet_20_Link">
 Кореї </text:a>
 за його тверду позицію та наголосив, що світова спільнота не має правамиритися з масштабними нападами на цивільне населення.</text:p>
      <text:p text:style-name="P4">
Костін наголосив, що за 33 дні окупації Бучі тут були скоєні всі види воєннихзлочинів, зокрема катування, розстріли цивільних та евакуаційних колон,сексуальне насильство.</text:p>
      <text:p text:style-name="P4">
"Режим РФ має понести відповідальність за все скоєне. Найефективніший спосібдосягти цього — Спеціальний трибунал щодо злочину агресії", - наголосивГенпрокурор.</text:p>
      <text:p text:style-name="P4">
<text:span text:style-name="T4">
Читайте також:</text:span>
 <text:a xlink:type="simple" xlink:href="https://www.ukrinform.ua/rubric-society/3734440-u-vilnusi-vidkrili-vistavku-pro-rosijski-voenni-zlocini-v-ukraini.html" text:style-name="Internet_20_link" text:visited-style-name="Visited_20_Internet_20_Link">
 У Вільнюсі відкрили виставку про російські <text:span text:style-name="T4">
воєнні</text:span>
<text:span text:style-name="T4">
злочини</text:span>
 в Україні </text:a>
</text:p>
      <text:p text:style-name="P4">
Як повідомляв Укрінформ, в Україну з неоголошеним візитом прибув ПрезидентПівденної Кореї Юн Сок Йоль.</text:p>
      <text:p text:style-name="P4">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Стратегія впровадження програми ментального здоров’я на місцях уже вибудувана - ОП</text:span>
</text:h>
      <text:p text:style-name="P4">
Authors: Ukrinform (Person)</text:p>
      <text:p text:style-name="P4">
Publisher: Укринформ (Organization)</text:p>
      <text:p text:style-name="P4">
Published Time: 2023-07-15T00:03:00+03:00</text:p>
      <text:p text:style-name="P4">
Modified Time: 2023-07-15T00:03:00+03:00</text:p>
      <text:p text:style-name="P4">
Description: Стратегія впровадження Всеукраїнської програми ментального здоров’я на місцях станом на сьогодні вибудувана, створені регіональні координаційні центри підтримки цивільного населення та призначені місцеві координатори програми. — Укрінформ.</text:p>
      <text:p text:style-name="P4">
Images: ['<text:a xlink:type="simple" xlink:href="https://static.ukrinform.com/photos/2023_07/thumb_files/630_360_1689377450-902.jpeg" text:style-name="Internet_20_link" text:visited-style-name="Visited_20_Internet_20_Link">
630_360_16893...</text:a>
']</text:p>
      <text:p text:style-name="P4">
Tags: ['Олена Зеленська', 'Офіс Президента', 'Шмигаль', 'Ментальне здоров’я']</text:p>
      <text:p text:style-name="P4">
Type: Article</text:p>
      <!--METADATA-->
      <text:p text:style-name="P4">
<draw:frame draw:style-name="fr1" draw:name="Image218" text:anchor-type="as-char" svg:width="6.9236in" svg:height="3.956343in" draw:z-index="0">
<draw:image xlink:href="../Images/yкринформ/2023-07-15T00-03-00-03-00/630_360_1689377450-902.jpeg" xlink:type="simple" xlink:show="embed" xlink:actuate="onLoad" draw:mime-type="image/jpeg"/>
</draw:frame>
 Стратегіявпровадження Всеукраїнської програми ментального здоров’я на місцях станом насьогодні вибудувана, створені регіональні координаційні центри підтримкицивільного населення та призначені місцеві координатори програми.</text:p>
      <text:p text:style-name="P4">
Як передає Укрінформ, про це повідомляє <text:a xlink:type="simple" xlink:href="http://www.president.gov.ua/news/olena-zelenska-shob-stvoriti-efektivnu-sistemu-psihosocialno-84337" text:style-name="Internet_20_link" text:visited-style-name="Visited_20_Internet_20_Link">
 Офіс Президента</text:a>
 за підсумками засідання Міжвідомчоїкоординаційної ради з питань охорони психічного здоров’я та наданняпсихологічної допомоги особам, які постраждали внаслідок збройної агресії РФ,</text:p>
      <text:p text:style-name="P4">
Захід відбувся під головуванням Прем’єр-міністра Дениса Шмигаля в межахініціативи дружини Президента Олени Зеленської щодо розробки та впровадженняВсеукраїнської програми ментального здоров’я.</text:p>
      <text:p text:style-name="P4">
Участь у засіданні взяли представники Офісу Президента, центральних органіввиконавчої влади, Координаційного центру з психічного здоров’я при КабінетіМіністрів й неурядового сектора, начальники обласних військових адміністраційі народні депутати. Також на заході була присутня дружина Президента.</text:p>
      <text:p text:style-name="P4">
</text:p>
      <text:p text:style-name="P4">
Учасники засідання обговорили проміжні результати щодо пріоритетних проєктів інапрацьовували рішення для підтримки військових, ветеранів та членів їхніхродин, їхнього найближчого соціального оточення. Окрему увагу приділилиреалізації державою комунікаційної кампанії "Ти як?", мета якої – сприятиформуванню в суспільстві культури піклування про ментальне здоров’я.</text:p>
      <text:p text:style-name="P4">
Як зауважила перша леді, засідання збіглося з однією з "важких" дат –роковинами удару російських військ по центру Вінниці. Тоді загинули 29 людей,зокрема пацієнти і працівники місцевої клініки. Серед загиблих була дівчинкаЛіза – дитина із синдромом Дауна.</text:p>
      <text:p text:style-name="P4">
</text:p>
      <text:p text:style-name="P4">
"Я розповідала, що була знайома з нею, ми разом знімалися в ролику за участюдітей. Це лише одна з жахливих історій втрат і переживання втрати, яківідбулися за час війни. Давайте усвідомимо, що ми з вами тут саме для того,щоб дати відповідь на це важке питання: як жити далі? І мамі Лізи, і всімбатькам, які втратили дітей, і всім дітям, які втратили батьків. І родинам,які, окрім війни, мають у родині ще й непростий діагноз. І ми повиннівідповісти, як упоратися захисникам і їхнім родинам із досвідом поранень,втрат, полону", – зазначила Зеленська.</text:p>
      <text:p text:style-name="P4">
Очікується, що потенційна потреба в послугах з ментального здоров’язбільшиться щонайменше на 50%. Водночас встановлено, що 71% українців ужевідчувають стрес і знервованість.</text:p>
      <text:p text:style-name="P4">
<text:span text:style-name="T4">
Читайте також:</text:span>
 <text:a xlink:type="simple" xlink:href="https://www.ukrinform.ua/rubric-society/3730033-zelenska-rozpovila-pro-te-ak-vdacnist-ratue-vid-stresu.html" text:style-name="Internet_20_link" text:visited-style-name="Visited_20_Internet_20_Link">
 Зеленська розповіла про те, як вдячність рятує від стресу</text:a>
</text:p>
      <text:p text:style-name="P4">
Дружина Президента наголосила на системності та постійній доступності послугдля ментального здоров’я. Вони мають бути гнучкими і зрозумілими. У цьомусенсі важливе залучення всіх виконавців Всеукраїнської програми ментальногоздоров’я.</text:p>
      <text:p text:style-name="P4">
Як зазначається, завдяки роботі Міністерства охорони здоров’я надпріоритетними проєктами вже формується зрозумілий для людини маршрут отриманняпослуги.</text:p>
      <text:p text:style-name="P4">
Зокрема, МОЗ працює над інтеграцією послуги з охорони психічного здоров’я напервинній ланці. Завдяки навчанню за програмою ВООЗ mhGAP уже понад 27 тисячфахівців, зокрема сімейних лікарів, можуть допомагати своїм пацієнтам ізрозладами сну, тривожними станами, депресіями тощо.</text:p>
      <text:p text:style-name="P4">
</text:p>
      <text:p text:style-name="P4">
За даними ОП, відповідну допомогу отримали десятки тисяч українців.Міністерство освіти і науки, втілюючи проєкт із тотальної психоедукації навсіх рівнях освіти, працює над адаптацією курсу соціально-емоційного навчанняWell-Being для учнів 1-6 класів.</text:p>
      <text:p text:style-name="P4">
Міністерство соціальної політики почало проєкт з розбудови мережі "Центрівжиттєстійкості" та вже має понад 200 заявок від громад на їх створення. Такіцентри стануть фронт-офісом для надавачів послуг і єдиною точкою входу длялюдей.</text:p>
      <text:p text:style-name="P4">
Міністерство у справах ветеранів на 85% завершило розробку системи скринінгументального здоров'я і найближчим часом розпочинає її тестування.</text:p>
      <text:p text:style-name="P4">
Відповідальними за впровадження Всеукраїнської програми ментального здоров’яна місцях є заступники начальників військових адміністрацій. Реалізаціяпрограми охоплює в державі всі рівні, починаючи з національного, завершуючикабінетом сімейного лікаря в громаді.</text:p>
      <text:p text:style-name="P4">
<text:span text:style-name="T4">
Читайте також:</text:span>
 <text:a xlink:type="simple" xlink:href="https://www.ukrinform.ua/rubric-society/3723508-zelenska-i-viceprezident-evrokomisii-obgovorili-vseukrainsku-programu-mentalnogo-zdorova.html" text:style-name="Internet_20_link" text:visited-style-name="Visited_20_Internet_20_Link">
 Зеленська і віцепрезидент Єврокомісії обговорилиВсеукраїнську програму <text:span text:style-name="T4">
ментального</text:span>
 здоров’я</text:a>
</text:p>
      <text:p text:style-name="P4">
Особливу увагу учасники засідання приділили наданню психологічної допомогивійськовим, ветеранам і їхнім сім’ям. Разом із родинами та найближчимсоціальним оточенням – це 30% населення України. Завдання – надати підтримкузахисникам на фронті та не "втратити" людину після демобілізації та поверненняв мирне життя, забезпечити безперервне надання допомоги, щоб запобігтиможливим негативним наслідкам від травматичного досвіду війни.</text:p>
      <text:p text:style-name="P4">
"У процесі роботи над Всеукраїнською програмою ментального здоров'я миусвідомили величезний обсяг і важливість цієї проблематики. У межах програмивже багато зроблено", – зауважив Прем’єр-міністр.</text:p>
      <text:p text:style-name="P4">
Він подякував кожному за виконану роботу, а першій леді – за лідерство в цьомунапрямі.</text:p>
      <text:p text:style-name="P4">
"За підсумками сьогоднішнього обговорення був сформований пакет черговихефективних управлінських рішень, які уряд впроваджуватиме разом ізміністерствами та профільними міністрами", – додав <text:a xlink:type="simple" xlink:href="https://www.ukrinform.ua/tag-smigal" text:style-name="Internet_20_link" text:visited-style-name="Visited_20_Internet_20_Link">
 Шмигаль</text:a>
 .</text:p>
      <text:p text:style-name="P4">
Як повідомляв Укрінформ, у травні на засіданні Міжвідомчої координаційної радиміністерства <text:a xlink:type="simple" xlink:href="http://www.ukrinform.ua/rubric-society/3707417-ministerstva-predstavili-sim-prioritetnih-proektiv-vseukrainskoi-programi-mentalnogo-zdorova.html" text:style-name="Internet_20_link" text:visited-style-name="Visited_20_Internet_20_Link">
 представили сім пріоритетних проєктів</text:a>
Всеукраїнської програми ментального здоров’я.</text:p>
      <text:p text:style-name="P4">
<text:span text:style-name="T5">
Фото: ОП</text:span>
</text:p>
      <text:p text:style-name="P4">
Source: <text:a xlink:type="simple" xlink:href="https://www.ukrinform.ua/rubric-society/3736016-strategia-vprovadzenna-programi-mentalnogo-zdorova-na-miscah-uze-vibuduvana-op.html" text:style-name="Internet_20_link" text:visited-style-name="Visited_20_Internet_20_Link">
https://www.ukrinform.ua/rubric-society/3736016-strategia-vprovadzenna-programi-mentalnogo-zdorova-na-miscah-uze-vibuduvana-op.html</text:a>
</text:p>
      <!--NEWS-->
      <text:h text:style-name="P10" text:outline-level="1">
<text:span text:style-name="T4">
Естонія видала Штатам контрабандиста, який переправляв до Росії матеріали для ВПК</text:span>
</text:h>
      <text:p text:style-name="P4">
Authors: Ukrinform (Person)</text:p>
      <text:p text:style-name="P4">
Publisher: Укринформ (Organization)</text:p>
      <text:p text:style-name="P4">
Published Time: 2023-07-15T00:16:00+03:00</text:p>
      <text:p text:style-name="P4">
Modified Time: 2023-07-15T00:16:00+03:00</text:p>
      <text:p text:style-name="P4">
Description: Естонія екстрадувала до Сполучених Штатів імовірного агента ФСБ, підозрюваного в контрабанді до Росії електроніки військових технологій в обхід санкцій. — Укрінформ.</text:p>
      <text:p text:style-name="P4">
Images: ['<text:a xlink:type="simple" xlink:href="https://static.ukrinform.com/photos/2017_01/thumb_files/630_360_1485562755-3984.jpg" text:style-name="Internet_20_link" text:visited-style-name="Visited_20_Internet_20_Link">
630_360_14855...</text:a>
']</text:p>
      <text:p text:style-name="P4">
Tags: ['Екстрадиція', 'Естонія', 'Контрабанда', 'США']</text:p>
      <text:p text:style-name="P4">
Type: Article</text:p>
      <!--METADATA-->
      <text:p text:style-name="P4">
<draw:frame draw:style-name="fr1" draw:name="Image222" text:anchor-type="as-char" svg:width="6.9236in" svg:height="3.956343in" draw:z-index="0">
<draw:image xlink:href="../Images/yкринформ/2023-07-15T00-16-00-03-00/630_360_1485562755-3984.jpg" xlink:type="simple" xlink:show="embed" xlink:actuate="onLoad" draw:mime-type="image/jpeg"/>
</draw:frame>
 Естоніяекстрадувала до Сполучених Штатів імовірного агента ФСБ, підозрюваного вконтрабанді до Росії електроніки військових технологій в обхід санкцій.</text:p>
      <text:p text:style-name="P4">
Про це повідомляє Укрінформ із посиланням на <text:a xlink:type="simple" xlink:href="http://www.justice.gov/usao-edny/pr/suspected-russian-intelligence-operative-extradited-estonia-face-charges-related" text:style-name="Internet_20_link" text:visited-style-name="Visited_20_Internet_20_Link">
 інформацію</text:a>
 Східного округу Нью-Йоркапрокуратури США.</text:p>
      <text:p text:style-name="P4">
Зазначається, що Конощенок був узятий під варту в Естонії на підставіпопереднього ордера на арешт, виданого Східним округом Нью-Йорка. 13 липня донього застосували екстрадицію – передали до США.</text:p>
      <text:p text:style-name="P4">
Фігуранта затримали 27 жовтня 2022 року на кордоні з Росією при спробіперевезення напівпровідників і боєприпасів для снайперських гвинтівокамериканського виробництва.</text:p>
      <text:p text:style-name="P4">
Конощенок вважається центральною фігурою в угрупованні контрабандистів, доякого входило п'ятеро росіян і двоє американців. Вони діяли під керівництвомспецслужб Росії з метою отримання американської електроніки та інших товарів,ввезення яких до РФ обмежено санкціями.</text:p>
      <text:p text:style-name="P4">
Підозрюваному загрожує до 30 років позбавлення волі за змову, порушення правилекспортного контролю, контрабанду та відмивання грошей.</text:p>
      <text:p text:style-name="P4">
<text:span text:style-name="T4">
Читайте також:</text:span>
 <text:a xlink:type="simple" xlink:href="https://www.ukrinform.ua/rubric-world/3633715-u-ssa-vikrili-sahrajsku-merezu-zakupivli-vijskovih-tovariv-dla-rf.html" text:style-name="Internet_20_link" text:visited-style-name="Visited_20_Internet_20_Link">
 У США викрили шахрайську мережу закупівлі військовихтоварів для рф </text:a>
</text:p>
      <text:p text:style-name="P4">
«Цей обвинувачений, який підозрюється у зв'язках з <text:a xlink:type="simple" xlink:href="https://www.ukrinform.ua/tag-fsb-rf" text:style-name="Internet_20_link" text:visited-style-name="Visited_20_Internet_20_Link">
 ФСБ</text:a>
 , переправив контрабандою сотні тисячнезаконних боєприпасів на підтримку військової машини Москви, використовуючипідставні компанії, – заявив помічник генерального прокурора Метью Олсен. –Міністерство юстиції залишається непохитним у своїй місії з протидіїросійській агресії, і ми будемо нещадні до тих, хто порушує санкції США, абище більше підживлювати воєнні зусилля РФ».</text:p>
      <text:p text:style-name="P4">
Згідно з матеріалами слідства, обвинувачені були пов'язані з компаніями«Сернія Інжиніринг» і «Сертал», які базуються в Москві. Ці фірми, які працюютьпід керівництвом російських спецслужб, займаються закупівлею передовоїелектроніки та обладнання для військово-промислового комплексу РФ.</text:p>
      <text:p text:style-name="P4">
Як повідомлялося, влада Казахстану <text:a xlink:type="simple" xlink:href="https://www.ukrinform.ua/rubric-world/3729042-u-kazahstani-zatrimali-rosijskogo-itsnika-akogo-rozsukuut-vasington-i-moskva-zmi.html" text:style-name="Internet_20_link" text:visited-style-name="Visited_20_Internet_20_Link">
 затримала російського експерта зкібербезпеки </text:a>
 ,якого розшукують Сполучені Штати. Москва заявила, що також домагатиметься йогоекстрадиції.</text:p>
      <text:p text:style-name="P4">
Source: <text:a xlink:type="simple" xlink:href="https://www.ukrinform.ua/rubric-world/3736005-estonia-vidala-statam-kontrabandista-akij-perepravlav-do-rosii-materiali-dla-vpk.html" text:style-name="Internet_20_link" text:visited-style-name="Visited_20_Internet_20_Link">
https://www.ukrinform.ua/rubric-world/3736005-estonia-vidala-statam-kontrabandista-akij-perepravlav-do-rosii-materiali-dla-vpk.html</text:a>
</text:p>
      <!--NEWS-->
      <text:h text:style-name="P10" text:outline-level="1">
<text:span text:style-name="T4">
Міністерка юстиції Нідерландів може очолити партію VVD після Рютте</text:span>
</text:h>
      <text:p text:style-name="P4">
Authors: Ukrinform (Person)</text:p>
      <text:p text:style-name="P4">
Publisher: Укринформ (Organization)</text:p>
      <text:p text:style-name="P4">
Published Time: 2023-07-15T00:37:00+03:00</text:p>
      <text:p text:style-name="P4">
Modified Time: 2023-07-15T00:37:00+03:00</text:p>
      <text:p text:style-name="P4">
Description: У Нідерландах керівний орган Народної партії за свободу і демократію (VVD) підтримав кандидатуру міністерки юстиції Ділани Єшільгоз-Зегеріус на посаду голови цієї політсили замість Марка Рютте. — Укрінформ.</text:p>
      <text:p text:style-name="P4">
Images: ['<text:a xlink:type="simple" xlink:href="https://static.ukrinform.com/photos/2023_07/thumb_files/630_360_1689370342-123.jpg" text:style-name="Internet_20_link" text:visited-style-name="Visited_20_Internet_20_Link">
630_360_16893...</text:a>
']</text:p>
      <text:p text:style-name="P4">
Tags: ['Коаліція', 'Нідерланди', 'Рютте', 'Партія']</text:p>
      <text:p text:style-name="P4">
Type: Article</text:p>
      <!--METADATA-->
      <text:p text:style-name="P4">
<draw:frame draw:style-name="fr1" draw:name="Image223" text:anchor-type="as-char" svg:width="6.9236in" svg:height="3.956343in" draw:z-index="0">
<draw:image xlink:href="../Images/yкринформ/2023-07-15T00-37-00-03-00/630_360_1689370342-123.jpg" xlink:type="simple" xlink:show="embed" xlink:actuate="onLoad" draw:mime-type="image/jpeg"/>
</draw:frame>
 УНідерландах керівний орган Народної партії за свободу і демократію (VVD)підтримав кандидатуру міністерки юстиції Ділани Єшільгоз-Зегеріус на посадуголови цієї політсили замість Марка Рютте.</text:p>
      <text:p text:style-name="P4">
Про це повідомляє Укрінформ із посиланням на <text:a xlink:type="simple" xlink:href="https://nos.nl/artikel/2482629-vvd-bestuur-wil-yesilgoz-als-opvolger-rutte" text:style-name="Internet_20_link" text:visited-style-name="Visited_20_Internet_20_Link">
 NOS</text:a>
.</text:p>
      <text:p text:style-name="P4">
“Національна партійна рада VVD підтримує кандидатуру Ділан Єшільгоз-Зегеріусна посаду лідера партії”, - йдеться у повідомленні.</text:p>
      <text:p text:style-name="P4">
Зазначається, що очільниця мін’юсту вважається основним претендентом на посадуголови VVD. При цьому вона виявила готовність у разі успіху політсили навиборах стати прем’єр-міністром.</text:p>
      <text:p text:style-name="P4">
<text:span text:style-name="T4">
Читайте також:</text:span>
 <text:a xlink:type="simple" xlink:href="https://www.ukrinform.ua/rubric-world/3732986-uradova-koalicia-niderlandiv-rozpalasa-cerez-rozbiznosti-sodo-migracijnoi-politiki-zmi.html" text:style-name="Internet_20_link" text:visited-style-name="Visited_20_Internet_20_Link">
 Урядова коаліція Нідерландів розпалася через розбіжностіщодо міграційної політики - ЗМІ </text:a>
</text:p>
      <text:p text:style-name="P4">
Варто зазначити, що шанси Ділани Єшільгоз-Зегеріус обійняти цю посаду доситьвисокі ще й тому, що її ймовірні суперники, зокрема колишній міністр оборониКлаас Дейкгофф і голова парламенту Софі Херманс, вже оголосили, що не будутьборотися за це крісло.</text:p>
      <text:p text:style-name="P4">
Як повідомляв Укрінформ, прем’єр-міністр <text:a xlink:type="simple" xlink:href="https://www.ukrinform.ua/tag-niderlandi" text:style-name="Internet_20_link" text:visited-style-name="Visited_20_Internet_20_Link">
 Нідерландів</text:a>
 Марк Рютте йде з посади лідера VVD- провідної партії коаліції, - яку він очолює з 2006 року. Він не виставлятимесвою кандидатуру на п'ятий термін, але виконуватиме обов’язки до новихвиборів.</text:p>
      <text:p text:style-name="P4">
<text:span text:style-name="T4">
Читайте також:</text:span>
 <text:a xlink:type="simple" xlink:href="https://www.ukrinform.ua/rubric-world/3733803-rutte-jde-z-posadi-lidera-partii-vvd.html" text:style-name="Internet_20_link" text:visited-style-name="Visited_20_Internet_20_Link">
 <text:span text:style-name="T4">
Рютте</text:span>
 йде з посади лідера партії VVD</text:a>
</text:p>
      <text:p text:style-name="P4">
Нагадаємо, Рютте був прем'єр-міністром Нідерландів майже 13 років. Очолюванийним уряд розпався після того, як не вдалося дійти згоди щодо міграційноїполітики.</text:p>
      <text:p text:style-name="P4">
Парламентські вибори у Нідерландах мають відбутися приблизно в серединілистопада, з урахуванням літніх та осінніх канікул.</text:p>
      <text:p text:style-name="P4">
<text:span text:style-name="T5">
Фото: ANP</text:span>
</text:p>
      <text:p text:style-name="P4">
Source: <text:a xlink:type="simple" xlink:href="https://www.ukrinform.ua/rubric-world/3736006-ministerka-usticii-niderlandiv-moze-ocoliti-partiu-vvd-pisla-rutte.html" text:style-name="Internet_20_link" text:visited-style-name="Visited_20_Internet_20_Link">
https://www.ukrinform.ua/rubric-world/3736006-ministerka-usticii-niderlandiv-moze-ocoliti-partiu-vvd-pisla-rutte.html</text:a>
</text:p>
      <!--NEWS-->
      <text:h text:style-name="P10" text:outline-level="1">
<text:span text:style-name="T4">
У Кривому Розі уточнили масштаби руйнувань після атаки «Шахедів» минулої ночі</text:span>
</text:h>
      <text:p text:style-name="P4">
Authors: Ukrinform (Person)</text:p>
      <text:p text:style-name="P4">
Publisher: Укринформ (Organization)</text:p>
      <text:p text:style-name="P4">
Published Time: 2023-07-15T00:55:00+03:00</text:p>
      <text:p text:style-name="P4">
Modified Time: 2023-07-15T00:55:00+03:00</text:p>
      <text:p text:style-name="P4">
Description: У Кривому Розі внаслідок нічної ворожої атаки постраждали майже півтори сотні будинків, медичні установи та заклади освіти. — Укрінформ.</text:p>
      <text:p text:style-name="P4">
Images: ['<text:a xlink:type="simple" xlink:href="https://static.ukrinform.com/photos/2023_07/thumb_files/630_360_1689310274-396.jpeg" text:style-name="Internet_20_link" text:visited-style-name="Visited_20_Internet_20_Link">
630_360_16893...</text:a>
']</text:p>
      <text:p text:style-name="P4">
Tags: ['Інфраструктура', 'Кривий Ріг', 'Вілкул', 'Збитки', 'Війна з Росією', 'Дрон-камікадзе']</text:p>
      <text:p text:style-name="P4">
Type: Article</text:p>
      <!--METADATA-->
      <text:p text:style-name="P4">
<draw:frame draw:style-name="fr1" draw:name="Image224" text:anchor-type="as-char" svg:width="6.9236in" svg:height="3.956343in" draw:z-index="0">
<draw:image xlink:href="../Images/yкринформ/2023-07-15T00-55-00-03-00/630_360_1689310274-396.jpeg" xlink:type="simple" xlink:show="embed" xlink:actuate="onLoad" draw:mime-type="image/jpeg"/>
</draw:frame>
 У КривомуРозі внаслідок нічної ворожої атаки постраждали майже півтори сотні будинків,медичні установи та заклади освіти.</text:p>
      <text:p text:style-name="P4">
Про це в <text:a xlink:type="simple" xlink:href="http://t.me/vilkul/3740" text:style-name="Internet_20_link" text:visited-style-name="Visited_20_Internet_20_Link">
 Телеграмі </text:a>
 повідомив голова Ради оборониміста Олександр Вілкул, передає Укрінформ.</text:p>
      <text:p text:style-name="P4">
"Маємо оновлені дані щодо пошкодженої інфраструктури, комісії працюють зранку,перевіряючи кожен об’єкт. Під час нічної атаки постраждало 127багатоквартирних та 22 приватні будинки, 24 заклади освіти та 7 медичнихзакладів", - написав він.</text:p>
      <text:p text:style-name="P4">
Вілкул зазначив, що місто оперативно залучило будівельну техніку тапрацівників комунальних підприємств для наведення ладу після ворожої атаки.Забезпечено підвезення будівельних матеріалів для мешканців, які можутьсамостійно ліквідувати наслідки, а також для ОСББ та керуючих компаній.</text:p>
      <text:p text:style-name="P4">
<text:span text:style-name="T4">
Читайте також:</text:span>
 <text:a xlink:type="simple" xlink:href="https://www.ukrinform.ua/rubric-ato/3735600-u-krivomu-rozi-progrimili-vibuhi-vilkul.html" text:style-name="Internet_20_link" text:visited-style-name="Visited_20_Internet_20_Link">
 У <text:span text:style-name="T4">
Кривому</text:span>
 Розі прогриміли вибухи - Вілкул</text:a>
</text:p>
      <text:p text:style-name="P4">
Були перебиті лінія електропередачі та водовід. Для людей організований підвізводи. Енергетики працюють, щоб якнайшвидше відновити постачанняелектроенергії.</text:p>
      <text:p text:style-name="P4">
Зазначається, що одразу після атаки ворожих безпілотників міська влада та Радаоборони міста розгорнули оперативні штаби з видачі матеріалів та оформленнядокументів на отримання матеріальної допомоги для мешканців постраждалихрайонів. Штаби розташовані у двох районах міста, їхнє завдання – з’ясуватиобсяги збитків постраждалих мешканців. У кожному випадку допомога буденараховуватися окремо, залежно від ушкоджень.</text:p>
      <text:p text:style-name="P4">
<text:span text:style-name="T4">
Читайте також:</text:span>
 <text:a xlink:type="simple" xlink:href="https://www.ukrinform.ua/rubric-regions/3735621-ataka-droniv-na-krivij-rig-e-vlucanna-postrazdav-colovik.html" text:style-name="Internet_20_link" text:visited-style-name="Visited_20_Internet_20_Link">
 Атака дронів на <text:span text:style-name="T4">
Кривий</text:span>
 Ріг: є влучання, постраждавчоловік </text:a>
</text:p>
      <text:p text:style-name="P4">
Як повідомлялося, минулої ночі ворог атакував Дніпропетровську область <text:a xlink:type="simple" xlink:href="https://www.ukrinform.ua/tag-bezpilotnik" text:style-name="Internet_20_link" text:visited-style-name="Visited_20_Internet_20_Link">
безпілотниками </text:a>
 . Захисники з ПвК"Схід" збили шість "Шахедів". Але у Кривому Розі сталося влучання покомунальному підприємству, в одноповерхову адміністративну будівлю та боксидля зберігання техніки. Пожежі були оперативно ліквідовані. Поранено56-річного чоловіка, йому була надана вся необхідна медична допомога.</text:p>
      <text:p text:style-name="P4">
<text:span text:style-name="T5">
Фото: Сергій Лисак, Телеграм</text:span>
</text:p>
      <text:p text:style-name="P4">
Source: <text:a xlink:type="simple" xlink:href="https://www.ukrinform.ua/rubric-regions/3736008-u-krivomu-rozi-utocnili-masstabi-rujnuvan-pisla-ataki-sahediv-minuloi-noci.html" text:style-name="Internet_20_link" text:visited-style-name="Visited_20_Internet_20_Link">
https://www.ukrinform.ua/rubric-regions/3736008-u-krivomu-rozi-utocnili-masstabi-rujnuvan-pisla-ataki-sahediv-minuloi-noci.html</text:a>
</text:p>
      <!--NEWS-->
      <text:h text:style-name="P10" text:outline-level="1">
<text:span text:style-name="T4">
Українські школярі здобули шість медалей на міжнародній олімпіаді з математики в Японії</text:span>
</text:h>
      <text:p text:style-name="P4">
Authors: Ukrinform (Person)</text:p>
      <text:p text:style-name="P4">
Publisher: Укринформ (Organization)</text:p>
      <text:p text:style-name="P4">
Published Time: 2023-07-15T01:12:00+03:00</text:p>
      <text:p text:style-name="P4">
Modified Time: 2023-07-15T01:12:00+03:00</text:p>
      <text:p text:style-name="P4">
Description: Українські школярі здобули одну срібну і п'ять бронзових медалей на міжнародній учнівській олімпіаді з математики в Японії. — Укрінформ.</text:p>
      <text:p text:style-name="P4">
Images: ['<text:a xlink:type="simple" xlink:href="https://static.ukrinform.com/photos/2023_07/thumb_files/630_360_1689341084-749.jpg" text:style-name="Internet_20_link" text:visited-style-name="Visited_20_Internet_20_Link">
630_360_16893...</text:a>
']</text:p>
      <text:p text:style-name="P4">
Tags: ['Японія', 'Олімпіада', 'Школа']</text:p>
      <text:p text:style-name="P4">
Type: Article</text:p>
      <!--METADATA-->
      <text:p text:style-name="P4">
<draw:frame draw:style-name="fr1" draw:name="Image225" text:anchor-type="as-char" svg:width="6.9236in" svg:height="3.956343in" draw:z-index="0">
<draw:image xlink:href="../Images/yкринформ/2023-07-15T01-12-00-03-00/630_360_1689341084-749.jpg" xlink:type="simple" xlink:show="embed" xlink:actuate="onLoad" draw:mime-type="image/jpeg"/>
</draw:frame>
 Українськішколярі здобули одну срібну і п'ять бронзових медалей на міжнароднійучнівській олімпіаді з математики в Японії.</text:p>
      <text:p text:style-name="P4">
Про це повідомляє <text:a xlink:type="simple" xlink:href="https://mon.gov.ua/ua/news/odna-sribna-ta-pyat-bronzovih-medalej-u-zdobutku-ukrayinskih-shkolyariv-na-64-ij-mizhnarodnij-uchnivskij-olimpiadi-z-matematiki" text:style-name="Internet_20_link" text:visited-style-name="Visited_20_Internet_20_Link">
 Міністерство освіти та науки</text:a>
 , передає Укрінформ.</text:p>
      <text:p text:style-name="P4">
Зокрема, срібну медаль виборола випускниця Києво-Печерського ліцею № 171«Лідер» Печерського району міста Києва Поліна Геник.</text:p>
      <text:p text:style-name="P4">
</text:p>
      <text:p text:style-name="P4">
Бронзові медалі здобули випускниця Львівського фізико-математичного ліцею-інтернату при Львівському національному університеті імені Івана ФранкаЄвгенія Франкевич, учениця 10 класу гімназії «Академія» (Київ) АлісаПотьомкіна, випускник Харківського ліцею № 161 «Імпульс» Іван Бортновський,випускниця Харківського приватного навчально-виховного комплексу «Авторськашкола Бойка» Ксенія Дроздова та випускник Харківського академічного ліцею № 45Володимир Чуб.</text:p>
      <text:p text:style-name="P4">
64-та Міжнародна учнівська олімпіада з математики проходила 2-13 липня вяпонському місті Тіба, у ній узяли участь понад 600 школіярів із 112 країн.</text:p>
      <text:p text:style-name="P4">
Source: <text:a xlink:type="simple" xlink:href="https://www.ukrinform.ua/rubric-society/3735857-ukrainski-skolari-zdobuli-sist-medalej-na-miznarodnij-olimpiadi-z-matematiki-v-aponii.html" text:style-name="Internet_20_link" text:visited-style-name="Visited_20_Internet_20_Link">
https://www.ukrinform.ua/rubric-society/3735857-ukrainski-skolari-zdobuli-sist-medalej-na-miznarodnij-olimpiadi-z-matematiki-v-aponii.html</text:a>
</text:p>
      <!--NEWS-->
      <text:h text:style-name="P10" text:outline-level="1">
<text:span text:style-name="T4">
У Запоріжжі пролунали вибухи - ЗМІ</text:span>
</text:h>
      <text:p text:style-name="P4">
Authors: Ukrinform (Person)</text:p>
      <text:p text:style-name="P4">
Publisher: Укринформ (Organization)</text:p>
      <text:p text:style-name="P4">
Published Time: 2023-07-15T01:26:00+03:00</text:p>
      <text:p text:style-name="P4">
Modified Time: 2023-07-15T01:26:00+03:00</text:p>
      <text:p text:style-name="P4">
Description: Під час повітряної тривоги у Запоріжжі було чути вибухи.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Вибух', 'Запоріжжя', 'Війна з Росією', 'Повітряна тривога']</text:p>
      <text:p text:style-name="P4">
Type: Article</text:p>
      <!--METADATA-->
      <text:p text:style-name="P4">
<draw:frame draw:style-name="fr1" draw:name="Image227" text:anchor-type="as-char" svg:width="6.9236in" svg:height="3.956343in" draw:z-index="0">
<draw:image xlink:href="../Images/yкринформ/2023-07-15T01-26-00-03-00/630_360_1538997483-946.jpg" xlink:type="simple" xlink:show="embed" xlink:actuate="onLoad" draw:mime-type="image/jpeg"/>
</draw:frame>
 Під часповітряної тривоги у Запоріжжі було чути вибухи.</text:p>
      <text:p text:style-name="P4">
Про це повідомляє <text:a xlink:type="simple" xlink:href="https://t.me/s/suspilnenews" text:style-name="Internet_20_link" text:visited-style-name="Visited_20_Internet_20_Link">
 Суспільне </text:a>
 , передаєУкрінформ.</text:p>
      <text:p text:style-name="P4">
«У Запоріжжі було чутно два вибухи», - йдеться в повідомленні,</text:p>
      <text:p text:style-name="P4">
<text:span text:style-name="T4">
Читайте також:</text:span>
 <text:a xlink:type="simple" xlink:href="https://www.ukrinform.ua/rubric-ato/3735503-voroza-armia-dvici-obstrilala-pidpriemstvo-bila-zaporizza-spalahnula-pozeza.html" text:style-name="Internet_20_link" text:visited-style-name="Visited_20_Internet_20_Link">
 Ворожа армія двічі обстріляла підприємство біля<text:span text:style-name="T4">
Запоріжж</text:span>
 я, спалахнула пожежа </text:a>
</text:p>
      <text:p text:style-name="P4">
Раніше Повітряні сили ЗСУ повідомили про загрозу застосування ворогом ударних<text:a xlink:type="simple" xlink:href="https://www.ukrinform.ua/tag-bezpilotnik" text:style-name="Internet_20_link" text:visited-style-name="Visited_20_Internet_20_Link">
 безпілотників </text:a>
 у Запорізькій таДніпропетровській областях.</text:p>
      <text:p text:style-name="P4">
Source: <text:a xlink:type="simple" xlink:href="https://www.ukrinform.ua/rubric-ato/3736010-u-zaporizzi-prolunali-vibuhi-zmi.html" text:style-name="Internet_20_link" text:visited-style-name="Visited_20_Internet_20_Link">
https://www.ukrinform.ua/rubric-ato/3736010-u-zaporizzi-prolunali-vibuhi-zmi.html</text:a>
</text:p>
      <!--NEWS-->
      <text:h text:style-name="P10" text:outline-level="1">
<text:span text:style-name="T4">
Повітряні сили попереджають про загрозу балістики у двох областях</text:span>
</text:h>
      <text:p text:style-name="P4">
Authors: Ukrinform (Person)</text:p>
      <text:p text:style-name="P4">
Publisher: Укринформ (Organization)</text:p>
      <text:p text:style-name="P4">
Published Time: 2023-07-15T01:30:00+03:00</text:p>
      <text:p text:style-name="P4">
Modified Time: 2023-07-15T01:30:00+03:00</text:p>
      <text:p text:style-name="P4">
Description: У Херсонській та Миколаївській областях оголошено повітряну тривогу через загрозу застосування військами РФ балістичного озброєння. — Укрінформ.</text:p>
      <text:p text:style-name="P4">
Images: ['<text:a xlink:type="simple" xlink:href="https://static.ukrinform.com/photos/2016_03/thumb_files/630_360_1457939198-2471.jpg" text:style-name="Internet_20_link" text:visited-style-name="Visited_20_Internet_20_Link">
630_360_14579...</text:a>
']</text:p>
      <text:p text:style-name="P4">
Tags: ['Херсонщина', 'Миколаївщина', 'Повітряні сили ЗСУ', 'Війна з Росією', 'Балістичне озброєння']</text:p>
      <text:p text:style-name="P4">
Type: Article</text:p>
      <!--METADATA-->
      <text:p text:style-name="P4">
<draw:frame draw:style-name="fr1" draw:name="Image228" text:anchor-type="as-char" svg:width="6.9236in" svg:height="3.962301in" draw:z-index="0">
<draw:image xlink:href="../Images/yкринформ/2023-07-15T01-30-00-03-00/630_360_1457939198-2471.jpg" xlink:type="simple" xlink:show="embed" xlink:actuate="onLoad" draw:mime-type="image/jpeg"/>
</draw:frame>
 УХерсонській та Миколаївській областях оголошено повітряну тривогу череззагрозу застосування військами РФ балістичного озброєння.</text:p>
      <text:p text:style-name="P4">
Про це Повітряні сили ЗСУ повідомляють в <text:a xlink:type="simple" xlink:href="https://t.me/s/kpszsu" text:style-name="Internet_20_link" text:visited-style-name="Visited_20_Internet_20_Link">
 Телеграмі </text:a>
, передає Укрінформ.</text:p>
      <text:p text:style-name="P4">
«Херсонська, Миколаївська області - загроза застосування балістичногоозброєння!», - ідеться в дописі.</text:p>
      <text:p text:style-name="P4">
<text:span text:style-name="T4">
Читайте також:</text:span>
 <text:a xlink:type="simple" xlink:href="https://www.ukrinform.ua/rubric-ato/3732963-ukrainou-siritsa-povitrana-trivoga-v-rosii-zletiv-mig.html" text:style-name="Internet_20_link" text:visited-style-name="Visited_20_Internet_20_Link">
 В Україні масштабна повітряна <text:span text:style-name="T4">
тривога</text:span>
 - злетів МіГ</text:a>
</text:p>
      <text:p text:style-name="P4">
Раніше <text:a xlink:type="simple" xlink:href="https://www.ukrinform.ua/tag-vijskovi" text:style-name="Internet_20_link" text:visited-style-name="Visited_20_Internet_20_Link">
 військові </text:a>
 попередили жителівДніпропетровської і Запорізької областей про загрозу застосування ворогомударних безпілотників.</text:p>
      <text:p text:style-name="P4">
Source: <text:a xlink:type="simple" xlink:href="https://www.ukrinform.ua/rubric-ato/3736009-povitrani-sili-poperedzaut-pro-zagrozu-balistiki-u-dvoh-oblastah.html" text:style-name="Internet_20_link" text:visited-style-name="Visited_20_Internet_20_Link">
https://www.ukrinform.ua/rubric-ato/3736009-povitrani-sili-poperedzaut-pro-zagrozu-balistiki-u-dvoh-oblastah.html</text:a>
</text:p>
      <!--NEWS-->
      <text:h text:style-name="P10" text:outline-level="1">
<text:span text:style-name="T4">
Загиблого під Бахмутом журналіста Армана Солдіна посмертно нагородили найвищим орденом Франції</text:span>
</text:h>
      <text:p text:style-name="P4">
Authors: Ukrinform (Person)</text:p>
      <text:p text:style-name="P4">
Publisher: Укринформ (Organization)</text:p>
      <text:p text:style-name="P4">
Published Time: 2023-07-15T01:51:00+03:00</text:p>
      <text:p text:style-name="P4">
Modified Time: 2023-07-15T01:51:00+03:00</text:p>
      <text:p text:style-name="P4">
Description: Відеожурналіст французького інформагентства AFP Арман Солдін, який загинув 9 травня на сході України внаслідок російського обстрілу, посмертно нагороджений орденом Почесного легіону - найвищою відзнакою Франції. — Укрінформ.</text:p>
      <text:p text:style-name="P4">
Images: ['<text:a xlink:type="simple" xlink:href="https://static.ukrinform.com/photos/2023_07/thumb_files/630_360_1689374930-837.jpg" text:style-name="Internet_20_link" text:visited-style-name="Visited_20_Internet_20_Link">
630_360_16893...</text:a>
']</text:p>
      <text:p text:style-name="P4">
Tags: ['Франція', 'Нагорода', 'Загибель', 'Журналіст']</text:p>
      <text:p text:style-name="P4">
Type: Article</text:p>
      <!--METADATA-->
      <text:p text:style-name="P4">
<draw:frame draw:style-name="fr1" draw:name="Image229" text:anchor-type="as-char" svg:width="6.9236in" svg:height="3.956343in" draw:z-index="0">
<draw:image xlink:href="../Images/yкринформ/2023-07-15T01-51-00-03-00/630_360_1689374930-837.jpg" xlink:type="simple" xlink:show="embed" xlink:actuate="onLoad" draw:mime-type="image/jpeg"/>
</draw:frame>
Відеожурналіст французького інформагентства AFP Арман Солдін, який загинув 9травня на сході України внаслідок російського обстрілу, посмертно нагородженийорденом Почесного легіону - найвищою відзнакою Франції.</text:p>
      <text:p text:style-name="P4">
Про це повідомляє Укрінформ із посиланням на Офіційний вісник ФранцузькоїРеспубліки.</text:p>
      <text:p text:style-name="P4">
Указом президента Франції від 13 липня Арман Солдін був удостоєний орденаПочесного легіону кавалерського ступеня.</text:p>
      <text:p text:style-name="P4">
Зазначається, що Орден Почесного легіону присуджується президентом Франції завидатні військові або цивільні заслуги перед країною.</text:p>
      <text:p text:style-name="P4">
Директор новин AFP <text:a xlink:type="simple" xlink:href="http://www.france24.com/fr/france/20230714-arman-soldin-journaliste-de-l-afp-tu%C3%A9-en-ukraine-d%C3%A9cor%C3%A9-chevalier-de-la-l%C3%A9gion-d-honneur" text:style-name="Internet_20_link" text:visited-style-name="Visited_20_Internet_20_Link">
 Філ Четвінд сказав</text:a>
 , що в інформаційному агентстві «зворушені й розчулені цією нагородоюдля Армана, яка... вшановує його чудову журналістську діяльність і сприяєувіковіченню пам'яті про нього».</text:p>
      <text:p text:style-name="P4">
<text:span text:style-name="T4">
Читайте також:</text:span>
 <text:a xlink:type="simple" xlink:href="https://www.ukrinform.ua/rubric-society/3709662-tkacenko-vsanuvav-pamat-francuzkogo-zurnalista-ubitogo-rosianami-pid-bahmutom.html" text:style-name="Internet_20_link" text:visited-style-name="Visited_20_Internet_20_Link">
 У Києві вшанували пам’ять загиблого французькогорепортера Армана <text:span text:style-name="T4">
Солдін</text:span>
 а </text:a>
</text:p>
      <text:p text:style-name="P4">
Як повідомляв Укрінформ, 9 травня поблизу Бахмута внаслідок обстрілу зросійського «Града» загинув відеожурналіст французького інформаційногоагентства AFP Арман Солдін.</text:p>
      <text:p text:style-name="P4">
Він став 57-м медійником, який загинув унаслідок російської агресії, тадесятим <text:a xlink:type="simple" xlink:href="https://www.ukrinform.ua/tag-zurnalist" text:style-name="Internet_20_link" text:visited-style-name="Visited_20_Internet_20_Link">
 журналістом </text:a>
 , убитим підчас виконання професійної діяльності.</text:p>
      <text:p text:style-name="P4">
Source: <text:a xlink:type="simple" xlink:href="https://www.ukrinform.ua/rubric-world/3736012-zagiblogo-pid-bahmutom-zurnalista-armana-soldina-posmertno-nagorodili-najvisim-ordenom-francii.html" text:style-name="Internet_20_link" text:visited-style-name="Visited_20_Internet_20_Link">
https://www.ukrinform.ua/rubric-world/3736012-zagiblogo-pid-bahmutom-zurnalista-armana-soldina-posmertno-nagorodili-najvisim-ordenom-francii.html</text:a>
</text:p>
      <!--NEWS-->
      <text:h text:style-name="P10" text:outline-level="1">
<text:span text:style-name="T4">
Режисер і двоє акторів недержавного театру з Харкова виїхали до Петербурга</text:span>
</text:h>
      <text:p text:style-name="P4">
Authors: Ukrinform (Person)</text:p>
      <text:p text:style-name="P4">
Publisher: Укринформ (Organization)</text:p>
      <text:p text:style-name="P4">
Published Time: 2023-07-15T02:08:00+03:00</text:p>
      <text:p text:style-name="P4">
Modified Time: 2023-07-15T02:08:00+03:00</text:p>
      <text:p text:style-name="P4">
Description: Режисер харківського театру “Время-Ч” Жанна Богусевич і актори Дар’я Терновська та Сергій Лістунов виїхали до Санкт-Петербурга. — Укрінформ.</text:p>
      <text:p text:style-name="P4">
Images: ['<text:a xlink:type="simple" xlink:href="https://static.ukrinform.com/photos/2023_07/thumb_files/630_360_1689361235-290.jpg" text:style-name="Internet_20_link" text:visited-style-name="Visited_20_Internet_20_Link">
630_360_16893...</text:a>
']</text:p>
      <text:p text:style-name="P4">
Tags: ['Петербург', 'Харків', 'Актор']</text:p>
      <text:p text:style-name="P4">
Type: Article</text:p>
      <!--METADATA-->
      <text:p text:style-name="P4">
<draw:frame draw:style-name="fr1" draw:name="Image230" text:anchor-type="as-char" svg:width="6.9236in" svg:height="3.956343in" draw:z-index="0">
<draw:image xlink:href="../Images/yкринформ/2023-07-15T02-08-00-03-00/630_360_1689361235-290.jpg" xlink:type="simple" xlink:show="embed" xlink:actuate="onLoad" draw:mime-type="image/jpeg"/>
</draw:frame>
 Режисерхарківського театру “Время-Ч” Жанна Богусевич і актори Дар’я Терновська таСергій Лістунов виїхали до Санкт-Петербурга.</text:p>
      <text:p text:style-name="P4">
Як передає Укрінформ, про їхній переїзд пишуть у <text:a xlink:type="simple" xlink:href="https://www.facebook.com/vlada.svyatash/posts/pfbid0zeS9KNuf5g8nAG9DEKZQqoad7ZPKHjpwZD1aFhHtisuyz4Jmbw5ECEtNQDVAjXhAl" text:style-name="Internet_20_link" text:visited-style-name="Visited_20_Internet_20_Link">
 Фейсбуці</text:a>
обурені харківські актори.</text:p>
      <text:p text:style-name="P4">
"Ви грали в Харкові, який бомблять, а потім просто поїхали в Росію мистецтворобити, поки всі, з ким ви жили, вчилися, дружили, потерпають відбомбардувань, воюють”, - написала актриса Харківського театру ім. ШевченкаВладлена Святаш, допис якої невдовзі Фейсбук обмежив через “мову ворожнечі”.</text:p>
      <text:p text:style-name="P4">
Актриса Молодого театру Юлія Подпрятова зауважила: "Був у Харкові Театр"Время-Ч", а тепер зʼявився тєатр пІтер… Це справжня зрада. Зрада свого міста,своєї країни і свого глядача”.</text:p>
      <text:p text:style-name="P4">
</text:p>
      <text:p text:style-name="P4">
Про припинення існування в Харкові "Время-Ч" 21 березня було повідомлено насторінці театру у Фейсбуці. “Ми припиняємо свою діяльність. Ми були першимнедержавним театром, який почав працювати під час війни. І робили все можливе,щоб повернути у ваші серця надію, радість та відчуття мирного життя. Алежиття, на жаль, вносить свої корективи, нічого не триває вічно. У томуформаті, в якому його знали всі наші дорогі глядачі, театр припиняє своюроботу. Що буде далі, буде видно”, - ішлося в дописі.</text:p>
      <text:p text:style-name="P4">
Після цього театр дав останні три вистави.</text:p>
      <text:p text:style-name="P4">
Його режисер Жанна Богусевич 29 березня отримала грамоту від Харківськоїобласної військової адміністрації до Міжнародного дня театру “за вагомийвнесок у розвиток культури і театрального мистецтва, значні творчі здобутки,високу професійну майстерність”.</text:p>
      <text:p text:style-name="P4">
</text:p>
      <text:p text:style-name="P4">
Та вже 12 червня у російській мережі “ВКонтакте” вона вітала з днем Росії.Нині сторінки у соцмережах всіх трьох ексхарків'ян наповнені повідомленнямипро творчість і зустрічі з російськими діячами.</text:p>
      <text:p text:style-name="P4">
</text:p>
      <text:p text:style-name="P4">
</text:p>
      <text:p text:style-name="P4">
У Харківські ОДА відреагували.</text:p>
      <text:p text:style-name="P4">
"Ганебно виступати на сценах ворожої РФ, поки харків’яни кожний метрукраїнської землі звільняють від окупантів ціною життів. Вважаю за обов‘язоканулювати почесну грамоту Харківської обласної адміністрації, яку вручилиЖанні Богусевич", - цитує <text:a xlink:type="simple" xlink:href="https://t.me/kharkivoda/10845" text:style-name="Internet_20_link" text:visited-style-name="Visited_20_Internet_20_Link">
 пресслужба </text:a>
Синєгубова.</text:p>
      <text:p text:style-name="P4">
Начальник Харківської ОВА додав, що доручив профільному департаменту провестиретельну перевірку відповідальних осіб за подання клопотання про нагородження.</text:p>
      <text:p text:style-name="P4">
Source: <text:a xlink:type="simple" xlink:href="https://www.ukrinform.ua/rubric-culture/3735989-reziser-i-dvoe-aktoriv-nederzavnogo-teatru-z-harkova-viihali-do-peterburga.html" text:style-name="Internet_20_link" text:visited-style-name="Visited_20_Internet_20_Link">
https://www.ukrinform.ua/rubric-culture/3735989-reziser-i-dvoe-aktoriv-nederzavnogo-teatru-z-harkova-viihali-do-peterburga.html</text:a>
</text:p>
      <!--NEWS-->
      <text:h text:style-name="P10" text:outline-level="1">
<text:span text:style-name="T4">
Поліція Швеції дозволила спалити Біблію і Тору на акції протесту</text:span>
</text:h>
      <text:p text:style-name="P4">
Authors: Ukrinform (Person)</text:p>
      <text:p text:style-name="P4">
Publisher: Укринформ (Organization)</text:p>
      <text:p text:style-name="P4">
Published Time: 2023-07-15T02:23:00+03:00</text:p>
      <text:p text:style-name="P4">
Modified Time: 2023-07-15T02:23:00+03:00</text:p>
      <text:p text:style-name="P4">
Description: Поліція Стокгольма заявила, що дала дозвіл на акцію протесту чоловікові, який має намір спалити Біблію та Тору біля посольства Ізраїлю у Швеції. — Укрінформ.</text:p>
      <text:p text:style-name="P4">
Images: ['<text:a xlink:type="simple" xlink:href="https://static.ukrinform.com/photos/2017_04/thumb_files/630_360_1491128371-7922.jpg" text:style-name="Internet_20_link" text:visited-style-name="Visited_20_Internet_20_Link">
630_360_14911...</text:a>
']</text:p>
      <text:p text:style-name="P4">
Tags: ['Ізраїль', 'Поліція', 'Протест', 'Швеція', 'Біблія', 'Коран']</text:p>
      <text:p text:style-name="P4">
Type: Article</text:p>
      <!--METADATA-->
      <text:p text:style-name="P4">
<draw:frame draw:style-name="fr1" draw:name="Image235" text:anchor-type="as-char" svg:width="6.9236in" svg:height="3.956343in" draw:z-index="0">
<draw:image xlink:href="../Images/yкринформ/2023-07-15T02-23-00-03-00/630_360_1491128371-7922.jpg" xlink:type="simple" xlink:show="embed" xlink:actuate="onLoad" draw:mime-type="image/jpeg"/>
</draw:frame>
 ПоліціяСтокгольма заявила, що дала дозвіл на акцію протесту чоловікові, який маєнамір спалити Біблію та Тору біля посольства Ізраїлю у Швеції.</text:p>
      <text:p text:style-name="P4">
Як передає Укрінформ, про це повідомляє <text:a xlink:type="simple" xlink:href="http://apnews.com/article/sweden-burning-quran-bible-torah-59c286340400b685d112d506f942b79d" text:style-name="Internet_20_link" text:visited-style-name="Visited_20_Internet_20_Link">
 Associated Press</text:a>
 .</text:p>
      <text:p text:style-name="P4">
Чоловік, який подав заявку на акцію протесту, виявив бажання спалити Тору іБіблію біля посольства Ізраїлю у відповідь на спалення Корану, яке минулогомісяця вчинив поблизу мечеті у Стокгольмі іммігрант з Іраку.</text:p>
      <text:p text:style-name="P4">
Поліція Стокгольма погодила акцію, в якій візьмуть участь троє людей. Вонавідбудеться біля ізраїльського дипломатичного відомства у суботу о 14:00 закиївським часом.</text:p>
      <text:p text:style-name="P4">
Президент Ізраїлю Іцхак Герцог, який раніше засудив дозвіл Швеції на спалення<text:a xlink:type="simple" xlink:href="https://www.ukrinform.ua/tag-koran" text:style-name="Internet_20_link" text:visited-style-name="Visited_20_Internet_20_Link">
 Корану </text:a>
 , сказав, що «його серцерозбите» через те, що подібна доля чекає на Тору - священну книгу юдеїв.</text:p>
      <text:p text:style-name="P4">
<text:span text:style-name="T4">
Читайте також:</text:span>
 <text:a xlink:type="simple" xlink:href="https://www.ukrinform.ua/rubric-world/3730714-papa-francisk-zasudiv-spalenna-koranu-na-akcii-u-stokgolmi.html" text:style-name="Internet_20_link" text:visited-style-name="Visited_20_Internet_20_Link">
 Папа Франциск засудив спалення <text:span text:style-name="T4">
Коран</text:span>
 у на акції уСтокгольмі </text:a>
</text:p>
      <text:p text:style-name="P4">
Своєю чергою міністр закордонних справ Ізраїлю Елі Коен закликав офіційнийСтокгольм запобігти спаленню Тори. А головний рабин країни Іцхак Йозефпопросив короля Швеції втрутитися у проведення запланованої акції.</text:p>
      <text:p text:style-name="P4">
Рада єврейських громад скандинавської країни теж висловила жаль з приводурішення поліції дозволити протест, провівши паралель між спаленням єврейськихкниг із «погромами, вигнаннями, інквізицією та Голокостом».</text:p>
      <text:p text:style-name="P4">
У Швеції закони про богохульство були скасовані у 1970-х роках, тоді як правона проведення публічних зібрань захищене конституцією.</text:p>
      <text:p text:style-name="P4">
<text:span text:style-name="T4">
Читайте також:</text:span>
 <text:a xlink:type="simple" xlink:href="https://www.ukrinform.ua/rubric-world/3732529-vlada-svecii-moze-zaboroniti-publicni-spalenna-koranu.html" text:style-name="Internet_20_link" text:visited-style-name="Visited_20_Internet_20_Link">
 Влада Швеції може заборонити публічні спалення <text:span text:style-name="T4">
Коран</text:span>
у </text:a>
</text:p>
      <text:p text:style-name="P4">
Як повідомляв Укрінформ, влада Швеції дала дозвіл на проведення демонстрації,під час якої біля мечеті у Стокгольмі спалили копію Корану. Це відбулося 28червня – в день початку мусульманського свята Курбан-байрам.</text:p>
      <text:p text:style-name="P4">
Source: <text:a xlink:type="simple" xlink:href="https://www.ukrinform.ua/rubric-world/3736007-policia-svecii-dozvolila-spaliti-bibliu-i-toru-na-akcii-protestu.html" text:style-name="Internet_20_link" text:visited-style-name="Visited_20_Internet_20_Link">
https://www.ukrinform.ua/rubric-world/3736007-policia-svecii-dozvolila-spaliti-bibliu-i-toru-na-akcii-protestu.html</text:a>
</text:p>
      <!--NEWS-->
      <text:h text:style-name="P10" text:outline-level="1">
<text:span text:style-name="T4">
На виплати переселенцям у липні спрямували ще ₴2,4 мільярда</text:span>
</text:h>
      <text:p text:style-name="P4">
Authors: Ukrinform (Person)</text:p>
      <text:p text:style-name="P4">
Publisher: Укринформ (Organization)</text:p>
      <text:p text:style-name="P4">
Published Time: 2023-07-15T02:42:00+03:00</text:p>
      <text:p text:style-name="P4">
Modified Time: 2023-07-15T02:42:00+03:00</text:p>
      <text:p text:style-name="P4">
Description: У липні держава спрямувала на виплати для внутрішньо переміщених осіб ще 2,4 мільярда гривень. — Укрінформ.</text:p>
      <text:p text:style-name="P4">
Images: ['<text:a xlink:type="simple" xlink:href="https://static.ukrinform.com/photos/2020_05/thumb_files/630_360_1589463148-862.jpg" text:style-name="Internet_20_link" text:visited-style-name="Visited_20_Internet_20_Link">
630_360_15894...</text:a>
']</text:p>
      <text:p text:style-name="P4">
Tags: ['Переселенці', 'Гроші', 'Верещук', 'Мінреінтеграції']</text:p>
      <text:p text:style-name="P4">
Type: Article</text:p>
      <!--METADATA-->
      <text:p text:style-name="P4">
<draw:frame draw:style-name="fr1" draw:name="Image236" text:anchor-type="as-char" svg:width="6.9236in" svg:height="3.956343in" draw:z-index="0">
<draw:image xlink:href="../Images/yкринформ/2023-07-15T02-42-00-03-00/630_360_1589463148-862.jpg" xlink:type="simple" xlink:show="embed" xlink:actuate="onLoad" draw:mime-type="image/jpeg"/>
</draw:frame>
 У липнідержава спрямувала на виплати для внутрішньо переміщених осіб ще 2,4 мільярдагривень.</text:p>
      <text:p text:style-name="P4">
Про це <text:a xlink:type="simple" xlink:href="http://minre.gov.ua/2023/07/14/na-vyplaty-vpo-u-lypni-spryamovano-shhe-24-mlrd-gryven/" text:style-name="Internet_20_link" text:visited-style-name="Visited_20_Internet_20_Link">
 повідомило </text:a>
 Міністерство з питань реінтеграції тимчасовоокупованих територій, передає Укрінформ.</text:p>
      <text:p text:style-name="P4">
Ідеться про щомісячну державну допомогу на проживання розміром 3000 гривеньособам з інвалідністю й дітям та 2000 – для решти внутрішньо переміщених осіб.</text:p>
      <text:p text:style-name="P4">
Відповідне питання було обговорене на нараді Координаційного штабу з питаньзабезпечення реалізації прав і свобод ВПО під головуванням віцепрем’єра -міністра з питань реінтеграції тимчасово окупованих територій Ірини Верещук уп'ятницю, 14 липня.</text:p>
      <text:p text:style-name="P4">
"За результатами наради Міністерством фінансів невідкладно підписано документидля спрямування 2,4 млрд гривень на виплати держдопомоги ВПО за другий ітретій виплатні періоди липня", – зазначили в Мінреінтеграції.</text:p>
      <text:p text:style-name="P4">
<text:span text:style-name="T4">
Читайте також:</text:span>
 <text:a xlink:type="simple" xlink:href="https://www.ukrinform.ua/rubric-society/3735610-na-socialni-viplati-z-derzbudzetu-vid-pocatku-roku-spramuvali-ponad-230-milardiv.html" text:style-name="Internet_20_link" text:visited-style-name="Visited_20_Internet_20_Link">
 На соціальні виплати з держбюджету від початку рокуспрямували понад ₴230 мільярдів </text:a>
</text:p>
      <text:p text:style-name="P4">
Найближчим часом гроші надійдуть на банківські рахунки <text:a xlink:type="simple" xlink:href="https://www.ukrinform.ua/tag-pereselenci" text:style-name="Internet_20_link" text:visited-style-name="Visited_20_Internet_20_Link">
 переселенців</text:a>
 .</text:p>
      <text:p text:style-name="P4">
Верещук наголосила, що виплата допомоги внутрішньо переміщеним особамперебуває на особливому контролі уряду.</text:p>
      <text:p text:style-name="P4">
Як повідомляв Укрінформ, на виплату допомоги на проживання внутрішньопереміщеним особам за перший період липня були спрямовані 4 млрд гривень.</text:p>
      <text:p text:style-name="P4">
<text:span text:style-name="T5">
Фото: Shutterstock</text:span>
</text:p>
      <text:p text:style-name="P4">
Source: <text:a xlink:type="simple" xlink:href="https://www.ukrinform.ua/rubric-society/3736013-na-viplati-pereselencam-u-lipni-spramuvali-se-24-milarda.html" text:style-name="Internet_20_link" text:visited-style-name="Visited_20_Internet_20_Link">
https://www.ukrinform.ua/rubric-society/3736013-na-viplati-pereselencam-u-lipni-spramuvali-se-24-milarda.html</text:a>
</text:p>
      <!--NEWS-->
      <text:h text:style-name="P10" text:outline-level="1">
<text:span text:style-name="T4">
1 person wounded as result of Russian attack in Zaporizhzhia overnight</text:span>
</text:h>
      <text:p text:style-name="P4">
Authors: liveuamap (Language: en)</text:p>
      <text:p text:style-name="P4">
Time: 2023-07-15T02:44:00</text:p>
      <text:p text:style-name="P4">
Location: Zaporizhzhia, Zaporiz'ka oblast (Latitude:47.84024 Longtitude:35.13359)</text:p>
      <text:p text:style-name="P4">
Videos: []</text:p>
      <text:p text:style-name="P4">
Images: ["<text:a xlink:type="simple" xlink:href="https://liveuamap.com/pics/2023/07/15/22576260_0.jpg" text:style-name="Internet_20_link" text:visited-style-name="Visited_20_Internet_20_Link">
22576260_0.jpg</text:a>
"]</text:p>
      <text:p text:style-name="P4">
Tags: ["Europe", "Central and Eastern Europe"]</text:p>
      <text:p text:style-name="P4">
ID: 22576260</text:p>
      <!--METADATA-->
      <text:p text:style-name="P4">
1 person wounded as result of Russian attack in Zaporizhzhia overnight</text:p>
      <text:p text:style-name="P4">
<draw:frame draw:style-name="fr1" draw:name="Image237" text:anchor-type="as-char" svg:width="6.9236in" svg:height="5.1927in" draw:z-index="0">
<draw:image xlink:href="../Images/liveuamap/2023-07-15T02-44-00/22576260_0.jpg" xlink:type="simple" xlink:show="embed" xlink:actuate="onLoad" draw:mime-type="image/jpeg"/>
</draw:frame>
</text:p>
      <text:p text:style-name="P4">
News Collection Link: <text:a xlink:type="simple" xlink:href="https:\/\/liveuamap.com\/en\/2023\/15-july-1-person-wounded-as-result-of-russian-attack-in-zaporizhzhia" text:style-name="Internet_20_link" text:visited-style-name="Visited_20_Internet_20_Link">
https:\/\/liveuamap.com\/en\/2023\/15-july-1-person-wounded-as-result-of-russian-attack-in-zaporizhzhia</text:a>
</text:p>
      <text:p text:style-name="P4">
Source: <text:a xlink:type="simple" xlink:href="https://t.me/hyevuy_dnepr/56359" text:style-name="Internet_20_link" text:visited-style-name="Visited_20_Internet_20_Link">
https://t.me/hyevuy_dnepr/56359</text:a>
</text:p>
      <!--NEWS-->
      <text:h text:style-name="P10" text:outline-level="1">
<text:span text:style-name="T4">
У Рівному на 10 років засудили шпигуна, який видавав себе за волонтера</text:span>
</text:h>
      <text:p text:style-name="P4">
Authors: Ukrinform (Person)</text:p>
      <text:p text:style-name="P4">
Publisher: Укринформ (Organization)</text:p>
      <text:p text:style-name="P4">
Published Time: 2023-07-15T02:59:00+03:00</text:p>
      <text:p text:style-name="P4">
Modified Time: 2023-07-15T02:59:00+03:00</text:p>
      <text:p text:style-name="P4">
Description: Іноземця, який під виглядом волонтера збирав у Рівному розвідувальні дані для ворога, засуджено на 10 років ув’язнення. — Укрінформ.</text:p>
      <text:p text:style-name="P4">
Images: ['<text:a xlink:type="simple" xlink:href="https://static.ukrinform.com/photos/2017_12/thumb_files/630_360_1514464397-1884.jpg" text:style-name="Internet_20_link" text:visited-style-name="Visited_20_Internet_20_Link">
630_360_15144...</text:a>
']</text:p>
      <text:p text:style-name="P4">
Tags: ['Рівне', 'Шпигун', 'Суд', 'Волонтери', 'Війна з Росією']</text:p>
      <text:p text:style-name="P4">
Type: Article</text:p>
      <!--METADATA-->
      <text:p text:style-name="P4">
<draw:frame draw:style-name="fr1" draw:name="Image238" text:anchor-type="as-char" svg:width="6.9236in" svg:height="3.956343in" draw:z-index="0">
<draw:image xlink:href="../Images/yкринформ/2023-07-15T02-59-00-03-00/630_360_1514464397-1884.jpg" xlink:type="simple" xlink:show="embed" xlink:actuate="onLoad" draw:mime-type="image/jpeg"/>
</draw:frame>
 Іноземця,який під виглядом волонтера збирав у Рівному розвідувальні дані для ворога,засуджено на 10 років ув’язнення.</text:p>
      <text:p text:style-name="P4">
Як передає Укрінформ, про це повідомляє <text:a xlink:type="simple" xlink:href="http://pro.gov.ua/inozemnogo-shpyguna-yakyy-pid-vyglyadom-volontera-u-rivnomu-zbyrav-rozviddani-dlya-voroga-zasudzheno" text:style-name="Internet_20_link" text:visited-style-name="Visited_20_Internet_20_Link">
 Рівненська обласна прокуратура</text:a>
 .</text:p>
      <text:p text:style-name="P4">
«Іноземця визнано винуватим у передачі інформації про місце розташуванняЗбройних сил України, за можливості їх ідентифікації на місцевості,представнику спецслужб держави-агресора та в участі у терористичнійорганізації», - йдеться у повідомленні.</text:p>
      <text:p text:style-name="P4">
Як зазначається, шпигуна засуджено до 10 років ув'язнення з конфіскацієюмайна.</text:p>
      <text:p text:style-name="P4">
</text:p>
      <text:p text:style-name="P4">
Прокурори у суді довели, що 67-річний чоловік, який у 2014-2015 роках належавдо так званої «5-ї окремої мотострілецької Донецької бригади 1-го армійськогокорпусу народної міліції «ДНР», був завербований представником спецслужбкраїни-агресора. На виконання завдання свого куратора іноземець приїхав доРівного під виглядом волонтера, аби зібрати інформацію щодо розташування умісті військових підрозділів та об’єктів критичної інфраструктури. Фігурантзаймався підготовкою інших <text:a xlink:type="simple" xlink:href="https://www.ukrinform.ua/tag-zlocin" text:style-name="Internet_20_link" text:visited-style-name="Visited_20_Internet_20_Link">
 злочинів </text:a>
на шкоду інтересам України.</text:p>
      <text:p text:style-name="P4">
Інформатора затримали у лютому цього року при спробі передачі співробітниковігенштабу РФ даних про місце розташування підрозділу ЗСУ. Така інформація нерозміщувалася у відкритому доступі, а її розголошення могло завдати шкодиобороноздатності та державній безпеці України.</text:p>
      <text:p text:style-name="P4">
<text:span text:style-name="T4">
Читайте також:</text:span>
 <text:a xlink:type="simple" xlink:href="https://www.ukrinform.ua/rubric-regions/3722564-na-dnipropetrovsini-vikrili-agenta-fsb-akij-zbirav-rozviddani-pro-sili-oboroni.html" text:style-name="Internet_20_link" text:visited-style-name="Visited_20_Internet_20_Link">
 На Дніпропетровщині викрили агента ФСБ, який збираврозвіддані про Сили оборони </text:a>
</text:p>
      <text:p text:style-name="P4">
Досудове розслідування здійснювало Управління СБ України в Рівненськійобласті.</text:p>
      <text:p text:style-name="P4">
Обвинувачений перебуває під вартою, у ході судового розгляду він визнав своювину в повному обсязі.</text:p>
      <text:p text:style-name="P4">
Вирок ще не набрав чинності, сторони можуть оскаржити його в апеляційномусуді.</text:p>
      <text:p text:style-name="P4">
Source: <text:a xlink:type="simple" xlink:href="https://www.ukrinform.ua/rubric-regions/3736019-u-rivnomu-na-10-rokiv-zasudili-spiguna-akij-vidavav-sebe-za-volontera.html" text:style-name="Internet_20_link" text:visited-style-name="Visited_20_Internet_20_Link">
https://www.ukrinform.ua/rubric-regions/3736019-u-rivnomu-na-10-rokiv-zasudili-spiguna-akij-vidavav-sebe-za-volontera.html</text:a>
</text:p>
      <!--NEWS-->
      <text:h text:style-name="P10" text:outline-level="1">
<text:span text:style-name="T4">
Ukrainian air defense shot down 4 Shahed drone’s overnight</text:span>
</text:h>
      <text:p text:style-name="P4">
Authors: liveuamap (Language: en)</text:p>
      <text:p text:style-name="P4">
Time: 2023-07-15T03:10:00</text:p>
      <text:p text:style-name="P4">
Location: Mykolaiv (Latitude:46.85268 Longtitude:32.0787)</text:p>
      <text:p text:style-name="P4">
Videos: []</text:p>
      <text:p text:style-name="P4">
Images: ["<text:a xlink:type="simple" xlink:href="https://liveuamap.com/pics/2023/07/15/22576197_0.jpg" text:style-name="Internet_20_link" text:visited-style-name="Visited_20_Internet_20_Link">
22576197_0.jpg</text:a>
"]</text:p>
      <text:p text:style-name="P4">
Tags: []</text:p>
      <text:p text:style-name="P4">
ID: 22576197</text:p>
      <!--METADATA-->
      <text:p text:style-name="P4">
Ukrainian air defense shot down 4 Shahed drone’s overnight</text:p>
      <text:p text:style-name="P4">
<draw:frame draw:style-name="fr1" draw:name="Image240" text:anchor-type="as-char" svg:width="6.9236in" svg:height="6.9236in" draw:z-index="0">
<draw:image xlink:href="../Images/liveuamap/2023-07-15T03-10-00/22576197_0.jpg" xlink:type="simple" xlink:show="embed" xlink:actuate="onLoad" draw:mime-type="image/jpeg"/>
</draw:frame>
</text:p>
      <text:p text:style-name="P4">
News Collection Link: <text:a xlink:type="simple" xlink:href="https:\/\/liveuamap.com\/en\/2023\/15-july-ukrainian-air-defense-shot-down-4-shahed-drones" text:style-name="Internet_20_link" text:visited-style-name="Visited_20_Internet_20_Link">
https:\/\/liveuamap.com\/en\/2023\/15-july-ukrainian-air-defense-shot-down-4-shahed-drones</text:a>
</text:p>
      <text:p text:style-name="P4">
Source: <text:a xlink:type="simple" xlink:href="https://t.me/kpszsu/3302" text:style-name="Internet_20_link" text:visited-style-name="Visited_20_Internet_20_Link">
https://t.me/kpszsu/3302</text:a>
</text:p>
      <!--NEWS-->
      <text:h text:style-name="P10" text:outline-level="1">
<text:span text:style-name="T4">
Саміт НАТО у Вільнюсі: що партнери  пообіцяли Україні</text:span>
</text:h>
      <text:p text:style-name="P4">
Authors: Ukrinform (Person)</text:p>
      <text:p text:style-name="P4">
Publisher: Укринформ (Organization)</text:p>
      <text:p text:style-name="P4">
Published Time: 2023-07-15T03:14:00+03:00</text:p>
      <text:p text:style-name="P4">
Modified Time: 2023-07-15T03:14:00+03:00</text:p>
      <text:p text:style-name="P4">
Description: «Україна отримає  від міжнародних  партнерів  понад  €1,5 млрд  військової  допомоги» Олексій Резніков, міністр оборони України  про результати саміту НАТО у Вільнюсі — Укрінформ.</text:p>
      <text:p text:style-name="P4">
Images: ['<text:a xlink:type="simple" xlink:href="https://static.ukrinform.com/photos/2023_04/thumb_files/630_360_1682729651-392.jpg" text:style-name="Internet_20_link" text:visited-style-name="Visited_20_Internet_20_Link">
630_360_16827...</text:a>
', '<text:a xlink:type="simple" xlink:href="https://static.ukrinform.com/photos/2023_07/1689333251-165.jpg" text:style-name="Internet_20_link" text:visited-style-name="Visited_20_Internet_20_Link">
1689333251-16...</text:a>
']</text:p>
      <text:p text:style-name="P4">
Tags: None</text:p>
      <text:p text:style-name="P4">
Type: Article</text:p>
      <!--METADATA-->
      <text:p text:style-name="P4">
<draw:frame draw:style-name="fr1" draw:name="Image241" text:anchor-type="as-char" svg:width="6.9236in" svg:height="3.949857in" draw:z-index="0">
<draw:image xlink:href="../Images/yкринформ/2023-07-15T03-14-00-03-00/630_360_1682729651-392.jpg" xlink:type="simple" xlink:show="embed" xlink:actuate="onLoad" draw:mime-type="image/jpeg"/>
</draw:frame>
 «Українаотримає від міжнародних партнерів понад €1,5 млрд військової допомоги» ОлексійРезніков, міністр оборони України про результати саміту НАТО у Вільнюсі<draw:frame draw:style-name="fr1" draw:name="Image242" text:anchor-type="as-char" svg:width="2.747393in" svg:height="10.0in" draw:z-index="0">
<draw:image xlink:href="../Images/yкринформ/2023-07-15T03-14-00-03-00/1689333251-165.jpg" xlink:type="simple" xlink:show="embed" xlink:actuate="onLoad" draw:mime-type="image/jpeg"/>
</draw:frame>
 За інформацією ЗМІ</text:p>
      <text:p text:style-name="P4">
Source: <text:a xlink:type="simple" xlink:href="https://www.ukrinform.ua/rubric-ato/3735794-samit-nato-u-vilnusi-so-partneri-poobicali-ukraini.html" text:style-name="Internet_20_link" text:visited-style-name="Visited_20_Internet_20_Link">
https://www.ukrinform.ua/rubric-ato/3735794-samit-nato-u-vilnusi-so-partneri-poobicali-ukraini.html</text:a>
</text:p>
      <!--NEWS-->
      <text:h text:style-name="P10" text:outline-level="1">
<text:span text:style-name="T4">
Торнадо пошкодив понад сотню будинків у столиці Канади</text:span>
</text:h>
      <text:p text:style-name="P4">
Authors: Ukrinform (Person)</text:p>
      <text:p text:style-name="P4">
Publisher: Укринформ (Organization)</text:p>
      <text:p text:style-name="P4">
Published Time: 2023-07-15T03:28:00+03:00</text:p>
      <text:p text:style-name="P4">
Modified Time: 2023-07-15T03:28:00+03:00</text:p>
      <text:p text:style-name="P4">
Description: Унаслідок торнадо, що пронісся південними районами Оттави, пошкодження дістали близько 120 будинків. — Укрінформ.</text:p>
      <text:p text:style-name="P4">
Images: ['<text:a xlink:type="simple" xlink:href="https://static.ukrinform.com/photos/2023_07/thumb_files/630_360_1689380317-974.jpg" text:style-name="Internet_20_link" text:visited-style-name="Visited_20_Internet_20_Link">
630_360_16893...</text:a>
']</text:p>
      <text:p text:style-name="P4">
Tags: ['Канада', 'Стихія', 'Торнадо']</text:p>
      <text:p text:style-name="P4">
Type: Article</text:p>
      <!--METADATA-->
      <text:p text:style-name="P4">
<draw:frame draw:style-name="fr1" draw:name="Image243" text:anchor-type="as-char" svg:width="6.9236in" svg:height="3.950003in" draw:z-index="0">
<draw:image xlink:href="../Images/yкринформ/2023-07-15T03-28-00-03-00/630_360_1689380317-974.jpg" xlink:type="simple" xlink:show="embed" xlink:actuate="onLoad" draw:mime-type="image/jpeg"/>
</draw:frame>
 Унаслідокторнадо, що пронісся південними районами Оттави, пошкодження дістали близько120 будинків.</text:p>
      <text:p text:style-name="P4">
Як повідомляє Укрінформ, про це пише <text:a xlink:type="simple" xlink:href="http://www.cbc.ca/news/canada/ottawa/cleanup-underway-tornado-barrhaven-1.6906463" text:style-name="Internet_20_link" text:visited-style-name="Visited_20_Internet_20_Link">
 CBC News</text:a>
 .</text:p>
      <text:p text:style-name="P4">
Точну швидкість вітру в епіцентрі торнадо поки ще не вдалося встановити, алесила стихії була достатньою, аби зривати дахи з будівель та гаражні двері,підіймати у повітря велосипеди та ламати дерева.</text:p>
      <text:p text:style-name="P4">
У багатьох будинках у південному районі Оттави вибито вікна та пошкодженостіни. Унаслідок пошкодження опори лінії електропередач близько двох тисячкористувачів на короткий час залишилися без світла.</text:p>
      <text:p text:style-name="P4">
<text:span text:style-name="T4">
Читайте також:</text:span>
 <text:a xlink:type="simple" xlink:href="https://www.ukrinform.ua/rubric-world/3726136-tehas-skolihnuli-novi-tornado-zaginuli-sonajmense-troe-ludej.html" text:style-name="Internet_20_link" text:visited-style-name="Visited_20_Internet_20_Link">
 Техас сколихнули нові <text:span text:style-name="T4">
торнадо</text:span>
 , загинули щонайменшетроє людей </text:a>
</text:p>
      <text:p text:style-name="P4">
За даними лікарів, одна людина дістала легкі травми.</text:p>
      <text:p text:style-name="P4">
Зауважимо, що торнадо є дуже не характерним природним явищем для столиці <text:a xlink:type="simple" xlink:href="https://www.ukrinform.ua/tag-kanada" text:style-name="Internet_20_link" text:visited-style-name="Visited_20_Internet_20_Link">
Канади </text:a>
 , тому будівлі тут непристосовані до протидії сильному вітру.</text:p>
      <text:p text:style-name="P4">
<text:span text:style-name="T5">
Фото: Nicole Williams/CBC</text:span>
</text:p>
      <text:p text:style-name="P4">
Source: <text:a xlink:type="simple" xlink:href="https://www.ukrinform.ua/rubric-world/3736020-tornado-poskodiv-ponad-sotnu-budinkiv-u-stolici-kanadi.html" text:style-name="Internet_20_link" text:visited-style-name="Visited_20_Internet_20_Link">
https://www.ukrinform.ua/rubric-world/3736020-tornado-poskodiv-ponad-sotnu-budinkiv-u-stolici-kanadi.html</text:a>
</text:p>
      <!--NEWS-->
      <text:h text:style-name="P10" text:outline-level="1">
<text:span text:style-name="T4">
Посадовцям у Нідерландах заборонили встановлювати на телефони додаток AliExpress</text:span>
</text:h>
      <text:p text:style-name="P4">
Authors: Ukrinform (Person)</text:p>
      <text:p text:style-name="P4">
Publisher: Укринформ (Organization)</text:p>
      <text:p text:style-name="P4">
Published Time: 2023-07-15T03:50:00+03:00</text:p>
      <text:p text:style-name="P4">
Modified Time: 2023-07-15T03:50:00+03:00</text:p>
      <text:p text:style-name="P4">
Description: У Нідерландах через загрозу шпигунства чиновникам заборонили встановлювати на телефони додаток AliExpress, чат-застосунок Wechat, програму для редагування відео CapCut і користуватися російською соцмережею Вконтакте. — Укрінформ.</text:p>
      <text:p text:style-name="P4">
Images: ['<text:a xlink:type="simple" xlink:href="https://static.ukrinform.com/photos/2023_07/thumb_files/630_360_1689334806-237.jpg" text:style-name="Internet_20_link" text:visited-style-name="Visited_20_Internet_20_Link">
630_360_16893...</text:a>
']</text:p>
      <text:p text:style-name="P4">
Tags: ['Нідерланди', 'Мобільний додаток', 'Чиновник', 'AliExpress ']</text:p>
      <text:p text:style-name="P4">
Type: Article</text:p>
      <!--METADATA-->
      <text:p text:style-name="P4">
<draw:frame draw:style-name="fr1" draw:name="Image244" text:anchor-type="as-char" svg:width="6.9236in" svg:height="3.956343in" draw:z-index="0">
<draw:image xlink:href="../Images/yкринформ/2023-07-15T03-50-00-03-00/630_360_1689334806-237.jpg" xlink:type="simple" xlink:show="embed" xlink:actuate="onLoad" draw:mime-type="image/jpeg"/>
</draw:frame>
 УНідерландах через загрозу шпигунства чиновникам заборонили встановлювати нателефони додаток AliExpress, чат-застосунок Wechat, програму для редагуваннявідео CapCut і користуватися російською соцмережею Вконтакте.</text:p>
      <text:p text:style-name="P4">
Про це повідомляє Укрінформ із посиланням на <text:a xlink:type="simple" xlink:href="https://nos.nl/artikel/2482736-ambtenaren-mogen-niet-meer-mobiel-shoppen-op-aliexpress-vanwege-spionagevrees" text:style-name="Internet_20_link" text:visited-style-name="Visited_20_Internet_20_Link">
 NOS.</text:a>
</text:p>
      <text:p text:style-name="P4">
“TikTok вже був заборонений для чиновників центральної влади, але це не єдинийдодаток, який їм заборонено мати на робочих телефонах. Також додаток інтернет-магазину AliExpress і чат-застосунок WeChat”, - йдеться у повідомленні.</text:p>
      <text:p text:style-name="P4">
Зазначається, що загалом у чорному списку є десять програм. Крім чотирьохзастосунків з Китаю, є також додатки з Росії, Ірану та Північної Кореї -країн, які, за даними розвідувальної служби Нідерландів (AIVD) причетні дошпигунства.</text:p>
      <text:p text:style-name="P4">
Також заблоковано <text:a xlink:type="simple" xlink:href="https://www.ukrinform.ua/tag-mobilnij-dodatok" text:style-name="Internet_20_link" text:visited-style-name="Visited_20_Internet_20_Link">
 додаток </text:a>
російської соціальної мережі ВКонтакте і програму для редагування відеоCapCut.</text:p>
      <text:p text:style-name="P4">
У Нідерландах підозрюють, що застосунки можуть використовувати, щоб отримати,зокрема, доступ до особистих даних користувачів.</text:p>
      <text:p text:style-name="P4">
<text:span text:style-name="T4">
Читайте також:</text:span>
 <text:a xlink:type="simple" xlink:href="https://www.ukrinform.ua/rubric-technology/3683323-britanskim-posadovcam-zaboronili-tiktok-na-robocih-telefonah.html" text:style-name="Internet_20_link" text:visited-style-name="Visited_20_Internet_20_Link">
 У <text:span text:style-name="T4">
Британії</text:span>
 <text:span text:style-name="T4">
посадовцям</text:span>
 <text:span text:style-name="T4">
заборонили</text:span>
 <text:span text:style-name="T4">
TikTok</text:span>
на <text:span text:style-name="T4">
робочих</text:span>
 <text:span text:style-name="T4">
телефонах</text:span>
 </text:a>
</text:p>
      <text:p text:style-name="P4">
Як повідомляв Укрінформ, служба військової розвідки та безпеки Нідерландів(MIVD) констатує, що <text:a xlink:type="simple" xlink:href="https://www.ukrinform.ua/rubric-technology/3698185-niderlandski-kompanii-e-obektami-spigunstva-z-boku-kitau-cerez-visoki-tehnologii-specsluzba.html" text:style-name="Internet_20_link" text:visited-style-name="Visited_20_Internet_20_Link">
 нідерландські компанії та університети є об'єктамишпигунства з боку Китаю через високі технології.</text:a>
</text:p>
      <text:p text:style-name="P4">
Китай створює спеціальні фальшиві шпигунські компанії, а також намагаєтьсяобійти експортні обмеження, в тому числі шляхом створення підставних компаній,йдеться у звіті.</text:p>
      <text:p text:style-name="P4">
Розвідувальна служба Нідерландів (AIVD) у щорічному звіті за 2022 рік назвалаКитай найбільшою загрозою економічній безпеці країни.</text:p>
      <text:p text:style-name="P4">
<text:span text:style-name="T5">
Фото: Mikolas Kokovlis</text:span>
</text:p>
      <text:p text:style-name="P4">
Source: <text:a xlink:type="simple" xlink:href="https://www.ukrinform.ua/rubric-technology/3735809-posadovcam-u-niderlandah-zaboronili-vstanovluvati-na-telefoni-dodatok-aliexpress.html" text:style-name="Internet_20_link" text:visited-style-name="Visited_20_Internet_20_Link">
https://www.ukrinform.ua/rubric-technology/3735809-posadovcam-u-niderlandah-zaboronili-vstanovluvati-na-telefoni-dodatok-aliexpress.html</text:a>
</text:p>
      <!--NEWS-->
      <text:h text:style-name="P10" text:outline-level="1">
<text:span text:style-name="T4">
Київ готовий закупити сотні тимчасових укриттів, але на них досі немає будівельних норм - Кличко</text:span>
</text:h>
      <text:p text:style-name="P4">
Authors: Ukrinform (Person)</text:p>
      <text:p text:style-name="P4">
Publisher: Укринформ (Organization)</text:p>
      <text:p text:style-name="P4">
Published Time: 2023-07-15T04:09:00+03:00</text:p>
      <text:p text:style-name="P4">
Modified Time: 2023-07-15T04:09:00+03:00</text:p>
      <text:p text:style-name="P4">
Description: Містка влада Києва готова закупити 200-300 тимчасових бетонних укриттів, проте держава досі не визначила будівельні норми для них. — Укрінформ.</text:p>
      <text:p text:style-name="P4">
Images: ['<text:a xlink:type="simple" xlink:href="https://static.ukrinform.com/photos/2022_12/thumb_files/630_360_1669972185-472.jpg" text:style-name="Internet_20_link" text:visited-style-name="Visited_20_Internet_20_Link">
630_360_16699...</text:a>
']</text:p>
      <text:p text:style-name="P4">
Tags: ['Віталій Кличко', 'Київ', 'Укриття']</text:p>
      <text:p text:style-name="P4">
Type: Article</text:p>
      <!--METADATA-->
      <text:p text:style-name="P4">
<draw:frame draw:style-name="fr1" draw:name="Image245" text:anchor-type="as-char" svg:width="6.9236in" svg:height="3.956343in" draw:z-index="0">
<draw:image xlink:href="../Images/yкринформ/2023-07-15T04-09-00-03-00/630_360_1669972185-472.jpg" xlink:type="simple" xlink:show="embed" xlink:actuate="onLoad" draw:mime-type="image/jpeg"/>
</draw:frame>
 Місткавлада Києва готова закупити 200-300 тимчасових бетонних укриттів, протедержава досі не визначила будівельні норми для них.</text:p>
      <text:p text:style-name="P4">
Про це Київський міський голова Віталій Кличко розповів в <text:a xlink:type="simple" xlink:href="http://lb.ua/news/2023/07/14/565225_vitaliy_klichko_u_mene_pislya.html" text:style-name="Internet_20_link" text:visited-style-name="Visited_20_Internet_20_Link">
 інтерв'ю "Лівомуберегу"</text:a>
 ,передає Укрінформ.</text:p>
      <text:p text:style-name="P4">
"Ми працюємо для того, щоб ті укриття, які на сьогодні є в Києві, привести донормального стану. А потім вже можемо говорити. Ми готові закупити ці укриття,200–300 штук, виділили на це гроші, але чекаємо на чіткі роз'яснення і норми,чи ці укриття ми можемо ставити, будуть вони захищати людей чи ні", - сказавмер.</text:p>
      <text:p text:style-name="P4">
Він підкреслив, що укриття повинні мати чітко визначені міністерствами ДБН,"щоб, не дай Боже, якщо воно не витримало удар, не було питань - а чому вивстановили укриття, яке насправді не захистило людей?".</text:p>
      <text:p text:style-name="P4">
<text:span text:style-name="T4">
Читайте також:</text:span>
 <text:a xlink:type="simple" xlink:href="https://www.ukrinform.ua/rubric-kyiv/3735967-kiiv-vidiliv-majze-dva-milardi-na-ukritta-ale-rajoni-osvoili-tilki-10-klicko.html" text:style-name="Internet_20_link" text:visited-style-name="Visited_20_Internet_20_Link">
 Київ виділив майже два мільярди на укриття, але райониосвоїли тільки 10% - <text:span text:style-name="T4">
Кличко</text:span>
 </text:a>
</text:p>
      <text:p text:style-name="P4">
"Якщо в укриття влучить чи поряд буде вибух, і це укриття не врятує людей,постане питання, чому це укриття було встановлено, людей ввели в оману, томущо воно не відповідає стандартам. Нам потрібно отримати ці стандарти, ДБН, віддержави для того, щоб потім питань не було. І цього ми чекаємо дуже швидко. Мисподіваємося, що це питання буде розв’язане", - пояснив <text:a xlink:type="simple" xlink:href="https://www.ukrinform.ua/tag-vitalij-klicko" text:style-name="Internet_20_link" text:visited-style-name="Visited_20_Internet_20_Link">
 Кличко</text:a>
 .</text:p>
      <text:p text:style-name="P4">
Як повідомлялося, Віталій Кличко звернувся до прем’єра Дениса Шмигаля стосовноможливості внесення укриттів модульного типу до фонду споруд цивільногозахисту.</text:p>
      <text:p text:style-name="P4">
Source: <text:a xlink:type="simple" xlink:href="https://www.ukrinform.ua/rubric-kyiv/3736021-kiiv-gotovij-zakupiti-sotni-timcasovih-ukrittiv-ale-dosi-nemae-budivelnih-norm-klicko.html" text:style-name="Internet_20_link" text:visited-style-name="Visited_20_Internet_20_Link">
https://www.ukrinform.ua/rubric-kyiv/3736021-kiiv-gotovij-zakupiti-sotni-timcasovih-ukrittiv-ale-dosi-nemae-budivelnih-norm-klicko.html</text:a>
</text:p>
      <!--NEWS-->
      <text:h text:style-name="P10" text:outline-level="1">
<text:span text:style-name="T4">
Карім Хан: Думаю, ПАР вчинить правильно, коли Путін приїде на саміт БРІКС</text:span>
</text:h>
      <text:p text:style-name="P4">
Authors: Ukrinform (Person)</text:p>
      <text:p text:style-name="P4">
Publisher: Укринформ (Organization)</text:p>
      <text:p text:style-name="P4">
Published Time: 2023-07-15T04:36:00+03:00</text:p>
      <text:p text:style-name="P4">
Modified Time: 2023-07-15T04:36:00+03:00</text:p>
      <text:p text:style-name="P4">
Description: Південно-Африканська Республіка повинна «вчинити правильно», дотримуючись міжнародного права, та видати суду Путіна, якщо той відвідає саміт БРІКС у Йоганнесбурзі наступного місяця. — Укрінформ.</text:p>
      <text:p text:style-name="P4">
Images: ['<text:a xlink:type="simple" xlink:href="https://static.ukrinform.com/photos/2022_06/thumb_files/630_360_1654241373-166.jpg" text:style-name="Internet_20_link" text:visited-style-name="Visited_20_Internet_20_Link">
630_360_16542...</text:a>
']</text:p>
      <text:p text:style-name="P4">
Tags: ['Арешт', 'ПАР', 'Путін', 'МКС']</text:p>
      <text:p text:style-name="P4">
Type: Article</text:p>
      <!--METADATA-->
      <text:p text:style-name="P4">
<draw:frame draw:style-name="fr1" draw:name="Image246" text:anchor-type="as-char" svg:width="6.9236in" svg:height="3.956343in" draw:z-index="0">
<draw:image xlink:href="../Images/yкринформ/2023-07-15T04-36-00-03-00/630_360_1654241373-166.jpg" xlink:type="simple" xlink:show="embed" xlink:actuate="onLoad" draw:mime-type="image/jpeg"/>
</draw:frame>
 Південно-Африканська Республіка повинна «вчинити правильно», дотримуючись міжнародногоправа, та видати суду Путіна, якщо той відвідає саміт БРІКС у Йоганнесбурзінаступного місяця.</text:p>
      <text:p text:style-name="P4">
Про це сказав у коментарі <text:a xlink:type="simple" xlink:href="http://edition.cnn.com/europe/live-news/russia-ukraine-war-news-07-14-23/h_52df84b349888f72f87939e9793784de" text:style-name="Internet_20_link" text:visited-style-name="Visited_20_Internet_20_Link">
 CNN </text:a>
прокурор Міжнародного кримінального суду Карім Хан, передає Укрінформ.</text:p>
      <text:p text:style-name="P4">
«Південна Африка десятиліттями потерпала від злочинів проти людства, злочинівапартеїду, і я не думаю, що їм потрібні мої уроки», - зауважив він.</text:p>
      <text:p text:style-name="P4">
У цьому контексті Хан нагадав, що ПАР добровільно стала учасницею Міжнародногокримінального суду.</text:p>
      <text:p text:style-name="P4">
<text:span text:style-name="T4">
Читайте також:</text:span>
 <text:a xlink:type="simple" xlink:href="https://www.ukrinform.ua/rubric-world/3735793-putin-priide-na-samit-briks-prezident-par.html" text:style-name="Internet_20_link" text:visited-style-name="Visited_20_Internet_20_Link">
 Путін приїде на саміт БРІКС - президент ПАР</text:a>
</text:p>
      <text:p text:style-name="P4">
«Вони знають, що таке закон, і я думаю, що вони вчинять правильно. І миоцінимо, що насправді відбудеться на саміті БРІКС та відреагуємо відповіднимчином», - додав прокурор МКС.</text:p>
      <text:p text:style-name="P4">
Як повідомлялося, в березні МКС видав ордер на арешт Путіна, а такожуповноваженої з прав дітей РФ Марії Львової-Бєлової за воєнні злочини,пов’язані з незаконною депортацією українських дітей. Арештувати кремлівськоголідера можливо у будь-якій державі, котра є членом МКС, якщо він приїде туди звізитом.</text:p>
      <text:p text:style-name="P4">
<text:span text:style-name="T4">
Читайте також:</text:span>
 <text:a xlink:type="simple" xlink:href="https://www.ukrinform.ua/rubric-world/3735461-putin-vidklav-risenna-pro-poizdku-na-samit-briks-cerez-pohid-vagnerivciv-zmi.html" text:style-name="Internet_20_link" text:visited-style-name="Visited_20_Internet_20_Link">
 Путін відклав рішення про поїздку на саміт БРІКС черезпохід «вагнерівців» - ЗМІ </text:a>
</text:p>
      <text:p text:style-name="P4">
Влада ПАР, яка прийматиме саміт БРІКС у серпні, заявила, що забезпечитьдипломатичний імунітет усім офіційним учасникам. За словами міністерки зпитань міжнародних відносин ПАР Наледі Пандор, вони ще не отримали офіційногопідтвердження участі Путіна у цьому форумі.</text:p>
      <text:p text:style-name="P4">
Source: <text:a xlink:type="simple" xlink:href="https://www.ukrinform.ua/rubric-world/3736026-karim-han-dumau-par-vcinit-pravilno-koli-putin-priide-na-samit-briks.html" text:style-name="Internet_20_link" text:visited-style-name="Visited_20_Internet_20_Link">
https://www.ukrinform.ua/rubric-world/3736026-karim-han-dumau-par-vcinit-pravilno-koli-putin-priide-na-samit-briks.html</text:a>
</text:p>
      <!--NEWS-->
      <text:h text:style-name="P10" text:outline-level="1">
<text:span text:style-name="T4">
В окупованих районах загарбники погрожують депортацією українцям без паспортів РФ</text:span>
</text:h>
      <text:p text:style-name="P4">
Authors: Ukrinform (Person)</text:p>
      <text:p text:style-name="P4">
Publisher: Укринформ (Organization)</text:p>
      <text:p text:style-name="P4">
Published Time: 2023-07-15T04:56:00+03:00</text:p>
      <text:p text:style-name="P4">
Modified Time: 2023-07-15T04:56:00+03:00</text:p>
      <text:p text:style-name="P4">
Description: Росіяни доповнили список репресій на тимчасово окупованих територіях депортацією тих українців, хто відмовляється від російського громадянства. — Укрінформ.</text:p>
      <text:p text:style-name="P4">
Images: ['<text:a xlink:type="simple" xlink:href="https://static.ukrinform.com/photos/2022_04/thumb_files/630_360_1649607686-819.png" text:style-name="Internet_20_link" text:visited-style-name="Visited_20_Internet_20_Link">
630_360_16496...</text:a>
']</text:p>
      <text:p text:style-name="P4">
Tags: ['Депортація', 'Паспортизація Донбасу', 'Війна з Росією']</text:p>
      <text:p text:style-name="P4">
Type: Article</text:p>
      <!--METADATA-->
      <text:p text:style-name="P4">
<draw:frame draw:style-name="fr1" draw:name="Image247" text:anchor-type="as-char" svg:width="6.9236in" svg:height="3.956343in" draw:z-index="0">
<draw:image xlink:href="../Images/yкринформ/2023-07-15T04-56-00-03-00/630_360_1649607686-819.png" xlink:type="simple" xlink:show="embed" xlink:actuate="onLoad" draw:mime-type="image/png"/>
</draw:frame>
 Росіянидоповнили список репресій на тимчасово окупованих територіях депортацією тихукраїнців, хто відмовляється від російського громадянства.</text:p>
      <text:p text:style-name="P4">
Як передає Укрінформ, про це повідомив <text:a xlink:type="simple" xlink:href="https://sprotyv.mod.gov.ua/okupanty-pogrozhuyut-deportatsiyeyu-meshkantsyam-tot-yaki-ne-otrymaly-rosijskyj-pasport/" text:style-name="Internet_20_link" text:visited-style-name="Visited_20_Internet_20_Link">
 Центр національного спротиву</text:a>
 .</text:p>
      <text:p text:style-name="P4">
«Росіяни змушують працівників державних підприємств заповнювати «міграційнікартки», що дозволяють лише тимчасове перебування на ТОТ. Заповнювати такі«міграційні картки» вимагають від усіх мешканців ТОТ, які відмовилисьотримувати російський паспорт. По закінченню певного терміну українцям, яківсе ще не отримали «російський паспорт», загрожує депортація», - йдеться вповідомленні.</text:p>
      <text:p text:style-name="P4">
<text:span text:style-name="T4">
Читайте також:</text:span>
 <text:a xlink:type="simple" xlink:href="https://www.ukrinform.ua/rubric-regions/3733670-rosiani-pogrozuut-likaram-u-starobilsku-deportacieu.html" text:style-name="Internet_20_link" text:visited-style-name="Visited_20_Internet_20_Link">
 Росіяни погрожують лікарям у Старобільську депортацією</text:a>
</text:p>
      <text:p text:style-name="P4">
Зазначається, що всередині окупованої території застосовується суттєвадиференціація. У Запорізькій та Херсонській областях «випробувальний» термінтриватиме 90 днів, а в Донецькій та Луганській областях – удвічі довше, 180днів.</text:p>
      <text:p text:style-name="P4">
<text:span text:style-name="T4">
Читайте також:</text:span>
 <text:a xlink:type="simple" xlink:href="https://www.ukrinform.ua/rubric-regions/3731578-rosiani-primusovo-pasportizuut-ukrainciv-na-tot-zaporizza-ta-hersonsini-malar.html" text:style-name="Internet_20_link" text:visited-style-name="Visited_20_Internet_20_Link">
 Росіяни примусово паспортизують українців на ТОТЗапоріжжя та Херсонщини - Маляр </text:a>
</text:p>
      <text:p text:style-name="P4">
Як повідомлялося, окупанти не надають медичну допомогу українцям на ТОТ, яківідмовилися від російського паспорта.</text:p>
      <text:p text:style-name="P4">
Source: <text:a xlink:type="simple" xlink:href="https://www.ukrinform.ua/rubric-regions/3735825-v-okupovanih-rajonah-zagarbniki-pogrozuut-deportacieu-ukraincam-bez-pasportiv-rf.html" text:style-name="Internet_20_link" text:visited-style-name="Visited_20_Internet_20_Link">
https://www.ukrinform.ua/rubric-regions/3735825-v-okupovanih-rajonah-zagarbniki-pogrozuut-deportacieu-ukraincam-bez-pasportiv-rf.html</text:a>
</text:p>
      <!--NEWS-->
      <text:h text:style-name="P10" text:outline-level="1">
<text:span text:style-name="T4">
1 person killed as result of shelling in Kolodiazne village of Kharkiv region</text:span>
</text:h>
      <text:p text:style-name="P4">
Authors: liveuamap (Language: en)</text:p>
      <text:p text:style-name="P4">
Time: 2023-07-15T05:04:57</text:p>
      <text:p text:style-name="P4">
Location: Kharkiv (Latitude:50.00443 Longtitude:37.69564)</text:p>
      <text:p text:style-name="P4">
Videos: []</text:p>
      <text:p text:style-name="P4">
Images: []</text:p>
      <text:p text:style-name="P4">
Tags: []</text:p>
      <text:p text:style-name="P4">
ID: 22576243</text:p>
      <!--METADATA-->
      <text:p text:style-name="P4">
1 person killed as result of shelling in Kolodiazne village of Kharkiv region</text:p>
      <text:p text:style-name="P4">
News Collection Link: <text:a xlink:type="simple" xlink:href="https:\/\/liveuamap.com\/en\/2023\/15-july-1-person-killed-as-result-of-shelling-in-kolodiazne" text:style-name="Internet_20_link" text:visited-style-name="Visited_20_Internet_20_Link">
https:\/\/liveuamap.com\/en\/2023\/15-july-1-person-killed-as-result-of-shelling-in-kolodiazne</text:a>
</text:p>
      <text:p text:style-name="P4">
Source: <text:a xlink:type="simple" xlink:href="https://t.me/ukrinform_news/104833" text:style-name="Internet_20_link" text:visited-style-name="Visited_20_Internet_20_Link">
https://t.me/ukrinform_news/104833</text:a>
</text:p>
      <!--NEWS-->
      <text:h text:style-name="P10" text:outline-level="1">
<text:span text:style-name="T4">
President of South Korea is visiting Ukraine</text:span>
</text:h>
      <text:p text:style-name="P4">
Authors: liveuamap (Language: en)</text:p>
      <text:p text:style-name="P4">
Time: 2023-07-15T05:13:53</text:p>
      <text:p text:style-name="P4">
Location: Kyiv, Kyiv city (Latitude:50.4458 Longtitude:30.5289)</text:p>
      <text:p text:style-name="P4">
Videos: []</text:p>
      <text:p text:style-name="P4">
Images: ["<text:a xlink:type="simple" xlink:href="https://liveuamap.com/pics/2023/07/15/22576250_0.jpg" text:style-name="Internet_20_link" text:visited-style-name="Visited_20_Internet_20_Link">
22576250_0.jpg</text:a>
", "<text:a xlink:type="simple" xlink:href="https://liveuamap.com/pics/2023/07/15/22576250_1.jpg" text:style-name="Internet_20_link" text:visited-style-name="Visited_20_Internet_20_Link">
22576250_1.jpg</text:a>
"]</text:p>
      <text:p text:style-name="P4">
Tags: ["Korea", "Central and Eastern Europe"]</text:p>
      <text:p text:style-name="P4">
ID: 22576250</text:p>
      <!--METADATA-->
      <text:p text:style-name="P4">
President of South Korea is visiting Ukraine</text:p>
      <text:p text:style-name="P4">
<draw:frame draw:style-name="fr1" draw:name="Image248" text:anchor-type="as-char" svg:width="6.9236in" svg:height="4.612849in" draw:z-index="0">
<draw:image xlink:href="../Images/liveuamap/2023-07-15T05-13-53/22576250_0.jpg" xlink:type="simple" xlink:show="embed" xlink:actuate="onLoad" draw:mime-type="image/jpeg"/>
</draw:frame>
<draw:frame draw:style-name="fr1" draw:name="Image249" text:anchor-type="as-char" svg:width="6.9236in" svg:height="3.894525in" draw:z-index="0">
<draw:image xlink:href="../Images/liveuamap/2023-07-15T05-13-53/22576250_1.jpg" xlink:type="simple" xlink:show="embed" xlink:actuate="onLoad" draw:mime-type="image/jpeg"/>
</draw:frame>
</text:p>
      <text:p text:style-name="P4">
News Collection Link: <text:a xlink:type="simple" xlink:href="https:\/\/liveuamap.com\/en\/2023\/15-july-president-of-south-korea-is-visiting-ukraine-" text:style-name="Internet_20_link" text:visited-style-name="Visited_20_Internet_20_Link">
https:\/\/liveuamap.com\/en\/2023\/15-july-president-of-south-korea-is-visiting-ukraine-</text:a>
</text:p>
      <text:p text:style-name="P4">
Source: <text:a xlink:type="simple" xlink:href="https://t.me/Tsaplienko/35738" text:style-name="Internet_20_link" text:visited-style-name="Visited_20_Internet_20_Link">
https://t.me/Tsaplienko/35738</text:a>
</text:p>
      <!--NEWS-->
      <text:h text:style-name="P10" text:outline-level="1">
<text:span text:style-name="T4">
Франція долучиться до розбудови центрів психічного здоровʼя в Україні</text:span>
</text:h>
      <text:p text:style-name="P4">
Authors: Ukrinform (Person)</text:p>
      <text:p text:style-name="P4">
Publisher: Укринформ (Organization)</text:p>
      <text:p text:style-name="P4">
Published Time: 2023-07-15T05:17:00+03:00</text:p>
      <text:p text:style-name="P4">
Modified Time: 2023-07-15T05:17:00+03:00</text:p>
      <text:p text:style-name="P4">
Description: Міністр охорони здоровʼя Віктор Ляшко провів зустріч із Пʼєром Ельброном, спеціальним уповноваженим президента Франції з питань допомоги та відновлення України. — Укрінформ.</text:p>
      <text:p text:style-name="P4">
Images: ['<text:a xlink:type="simple" xlink:href="https://static.ukrinform.com/photos/2023_07/thumb_files/630_360_1689387700-306.png" text:style-name="Internet_20_link" text:visited-style-name="Visited_20_Internet_20_Link">
630_360_16893...</text:a>
']</text:p>
      <text:p text:style-name="P4">
Tags: ['Франція', 'Медицина', 'МОЗ', 'Віктор Ляшко', 'Психічне здоров’я']</text:p>
      <text:p text:style-name="P4">
Type: Article</text:p>
      <!--METADATA-->
      <text:p text:style-name="P4">
<draw:frame draw:style-name="fr1" draw:name="Image250" text:anchor-type="as-char" svg:width="6.9236in" svg:height="3.954605in" draw:z-index="0">
<draw:image xlink:href="../Images/yкринформ/2023-07-15T05-17-00-03-00/630_360_1689387700-306.png" xlink:type="simple" xlink:show="embed" xlink:actuate="onLoad" draw:mime-type="image/png"/>
</draw:frame>
 Міністрохорони здоровʼя Віктор Ляшко провів зустріч із Пʼєром Ельброном, спеціальнимуповноваженим президента Франції з питань допомоги та відновлення України.</text:p>
      <text:p text:style-name="P4">
Як передає Укрінформ, про це повідомляє <text:a xlink:type="simple" xlink:href="https://moz.gov.ua/article/news/francija-doluchitsja-do-rozbudovi-merezhi-centriv-psihichnogo-zdorov%ca%bcja-v-ukraini" text:style-name="Internet_20_link" text:visited-style-name="Visited_20_Internet_20_Link">
 МОЗ</text:a>
</text:p>
      <text:p text:style-name="P4">
«МОЗ, зокрема, відповідно до пріоритетного проєкту відомства «Охоронапсихічного здоров’я у структурі медичної допомоги» працює над збільшеннямспроможності первинної та спеціалізованої ланок, аби якісні та доступніпослуги були доступними для всіх, хто їх потребує. Франція зі свого бокуготова долучитися до розбудови мережі центрів психічного здоровʼя в Україні»,- йдеться у повідомленні.</text:p>
      <text:p text:style-name="P4">
Як зазначається, на зустрічі приділили увагу ключовим напрямам співпраці усфері охорони здоровʼя, які стратегічно закріплені у декларації, підписанійміністрами охорони здоровʼя України та Франції у квітні цього року у Львові.</text:p>
      <text:p text:style-name="P4">
<text:span text:style-name="T4">
Читайте також:</text:span>
 <text:a xlink:type="simple" xlink:href="https://www.ukrinform.ua/rubric-society/3736016-strategia-vprovadzenna-programi-mentalnogo-zdorova-na-miscah-uze-vibuduvana-op.html" text:style-name="Internet_20_link" text:visited-style-name="Visited_20_Internet_20_Link">
 Стратегія впровадження програми ментального здоров’я намісцях уже вибудувана - ОП </text:a>
</text:p>
      <text:p text:style-name="P4">
Розробляються конкретні покрокові плани реалізації кожного проєкту. Зокрема,йдеться про вивчення можливостей відбудови <text:a xlink:type="simple" xlink:href="https://www.ukrinform.ua/tag-bolnica" text:style-name="Internet_20_link" text:visited-style-name="Visited_20_Internet_20_Link">
 лікарень</text:a>
 за модульним принципом на деокупованихтериторіях. Це дасть змогу забезпечити доступ до необхідної медичної допомогиу найкоротші терміни.</text:p>
      <text:p text:style-name="P4">
Наразі, як повідомили в МОЗ, відбувається опрацювання юридичних аспектівпроєкту.</text:p>
      <text:p text:style-name="P4">
Також учасники зустрічі обговорили питання співпраці українських і французькихлікарень, навчання наших лікарів та можливості обміну досвідом. Детальнішідомовленості планується зафіксувати під час сателітного саміту міністрівохорони здоров’я в межах Саміту перших леді та джентльменів, який маєвідбутися в Україні на початку вересня.</text:p>
      <text:p text:style-name="P4">
<text:span text:style-name="T4">
Читайте також:</text:span>
 <text:a xlink:type="simple" xlink:href="https://www.ukrinform.ua/rubric-society/3728360-kontrakti-suprovodu-pacientiv-iz-psihicnimi-rozladami-maut-ponad-500-poliklinik-zelenska.html" text:style-name="Internet_20_link" text:visited-style-name="Visited_20_Internet_20_Link">
 Контракти супроводу пацієнтів із психічними розладамимають понад 500 поліклінік - Зеленська </text:a>
</text:p>
      <text:p text:style-name="P4">
Як повідомляв Укрінформ, Національна служба здоров’я разом із Координаційнимцентром з психічного здоров’я та Бюро ВООЗ створили онлайн-мапу медичнихзакладів, де можна отримати психологічну та спеціалізовану допомогу зментального здоров'я.</text:p>
      <text:p text:style-name="P4">
За перше півріччя 2023 року послуги психологічної допомоги на первинній ланціотримали 17 064 пацієнти у 360 медзакладах.</text:p>
      <text:p text:style-name="P4">
<text:span text:style-name="T5">
Фото: moz.gov.ua</text:span>
</text:p>
      <text:p text:style-name="P4">
Source: <text:a xlink:type="simple" xlink:href="https://www.ukrinform.ua/rubric-society/3736028-francia-dolucitsa-do-rozbudovi-centriv-psihicnogo-zdorova-v-ukraini.html" text:style-name="Internet_20_link" text:visited-style-name="Visited_20_Internet_20_Link">
https://www.ukrinform.ua/rubric-society/3736028-francia-dolucitsa-do-rozbudovi-centriv-psihicnogo-zdorova-v-ukraini.html</text:a>
</text:p>
      <!--NEWS-->
      <text:h text:style-name="P10" text:outline-level="1">
<text:span text:style-name="T4">
Латвія відправляє до України ще 11 автівок, конфіскованих у п'яних водіїв</text:span>
</text:h>
      <text:p text:style-name="P4">
Authors: Ukrinform (Person)</text:p>
      <text:p text:style-name="P4">
Publisher: Укринформ (Organization)</text:p>
      <text:p text:style-name="P4">
Published Time: 2023-07-15T05:28:00+03:00</text:p>
      <text:p text:style-name="P4">
Modified Time: 2023-07-15T05:28:00+03:00</text:p>
      <text:p text:style-name="P4">
Description: Уряд Латвії ухвалив рішення безоплатно передати Україні ще 11 автомобілів, конфіскованих у п'яних водіїв, - загалом кількість таких машин уже сягнула 151. — Укрінформ.</text:p>
      <text:p text:style-name="P4">
Images: ['<text:a xlink:type="simple" xlink:href="https://static.ukrinform.com/photos/2023_02/thumb_files/630_360_1677526054-358.jpg" text:style-name="Internet_20_link" text:visited-style-name="Visited_20_Internet_20_Link">
630_360_16775...</text:a>
']</text:p>
      <text:p text:style-name="P4">
Tags: ['Автомобіль', 'Латвія', 'Україна']</text:p>
      <text:p text:style-name="P4">
Type: Article</text:p>
      <!--METADATA-->
      <text:p text:style-name="P4">
<draw:frame draw:style-name="fr1" draw:name="Image251" text:anchor-type="as-char" svg:width="6.9236in" svg:height="3.956343in" draw:z-index="0">
<draw:image xlink:href="../Images/yкринформ/2023-07-15T05-28-00-03-00/630_360_1677526054-358.jpg" xlink:type="simple" xlink:show="embed" xlink:actuate="onLoad" draw:mime-type="image/jpeg"/>
</draw:frame>
 УрядЛатвії ухвалив рішення безоплатно передати Україні ще 11 автомобілів,конфіскованих у п'яних водіїв, - загалом кількість таких машин уже сягнула151.</text:p>
      <text:p text:style-name="P4">
Про це повідомляє Укрінформ із посиланням на <text:a xlink:type="simple" xlink:href="http://rus.lsm.lv/statja/novosti/ekonomika/13.07.2023-iz-100-konfiskovannyx-v-latvii-avto-70-edet-v-ukrainu-predstavitel-sgd.a516417/" text:style-name="Internet_20_link" text:visited-style-name="Visited_20_Internet_20_Link">
 LSM</text:a>
 .</text:p>
      <text:p text:style-name="P4">
Згідно з рішенням латвійського уряду, 11 автомобілів передадуть Міністерствуоборони України, Державній прикордонній службі, Військово-медичній академії, атакож військовій адміністрації Херсона й Арбузинській сільраді Миколаївськоїобласті.</text:p>
      <text:p text:style-name="P4">
Серед конфіскованих автомобілів – Mercedes Benz 2001 року випуску, BMW 5352006 року, Mazda3 2007-го та Volvo XC60 2009-го. Приблизна загальна вартістьцих 11 автомобілів - близько 40 тисяч євро.</text:p>
      <text:p text:style-name="P4">
За словами начальника відділу закупівель та державного майна Служби державнихдоходів Латвії (VID) Інари Солостеї, з березня цього року загалом уряд країниухвалив передати Україні 151 автомобіль.</text:p>
      <text:p text:style-name="P4">
<text:span text:style-name="T4">
Читайте також:</text:span>
 <text:a xlink:type="simple" xlink:href="https://www.ukrinform.ua/rubric-society/3728375-latvia-prodovzit-timcasovij-zahist-ukrainciv-do-kinca-cogo-roku.html" text:style-name="Internet_20_link" text:visited-style-name="Visited_20_Internet_20_Link">
 <text:span text:style-name="T4">
Латві</text:span>
 я до кінця цього року продовжить тимчасовийзахист українців </text:a>
</text:p>
      <text:p text:style-name="P4">
З них 117 отримало товариство Agendum, яке забезпечує доставку автомобілів вУкраїну, покриваючи всі супутні витрати. За потреби воно також здійснюєтехнічне вдосконалення автівок.</text:p>
      <text:p text:style-name="P4">
Посадовиця зазначила, що співвідношення конфіскованих автомобілів, переданихУкраїні та тих, що залишилися для продажу в Латвії, становить приблизно 70 до30.</text:p>
      <text:p text:style-name="P4">
За даним VID, найновіший <text:a xlink:type="simple" xlink:href="https://www.ukrinform.ua/tag-avtomobil" text:style-name="Internet_20_link" text:visited-style-name="Visited_20_Internet_20_Link">
 автомобіль </text:a>
 , конфіскований у п'яних водіїв, випущено у 2022 році, анайстаріший – у 1989-му. Найчастіше конфіскують машини, випущені в період із2003-го до 2007 року.</text:p>
      <text:p text:style-name="P4">
<text:span text:style-name="T4">
Читайте також:</text:span>
 <text:a xlink:type="simple" xlink:href="https://www.ukrinform.ua/rubric-diaspora/3734933-u-rizi-projsov-blagodijnij-koncert-na-pidtrimku-hersonskoi-oblasnoi-kliniki.html" text:style-name="Internet_20_link" text:visited-style-name="Visited_20_Internet_20_Link">
 У Ризі пройшов благодійний концерт на підтримкуХерсонської обласної клініки </text:a>
</text:p>
      <text:p text:style-name="P4">
Як повідомлялося, у лютому Сейм Латвії ухвалив поправки до закону пропідтримку цивільного населення України. Вони передбачають можливістьбезоплатної передачі транспортних засобів, що належать державі, у власністьуряду України для підтримки суспільства.</text:p>
      <text:p text:style-name="P4">
Source: <text:a xlink:type="simple" xlink:href="https://www.ukrinform.ua/rubric-society/3736035-latvia-vidpravlae-do-ukraini-se-11-avtivok-konfiskovanih-u-panih-vodiiv.html" text:style-name="Internet_20_link" text:visited-style-name="Visited_20_Internet_20_Link">
https://www.ukrinform.ua/rubric-society/3736035-latvia-vidpravlae-do-ukraini-se-11-avtivok-konfiskovanih-u-panih-vodiiv.html</text:a>
</text:p>
      <!--NEWS-->
      <text:h text:style-name="P10" text:outline-level="1">
<text:span text:style-name="T4">
At Sivershchyna and Slobozhanschyna directions Russian army shelled Karpovychi, Kamin of Cher...</text:span>
</text:h>
      <text:p text:style-name="P4">
Authors: liveuamap (Language: en)</text:p>
      <text:p text:style-name="P4">
Time: 2023-07-15T05:31:00</text:p>
      <text:p text:style-name="P4">
Location: Kharkiv (Latitude:52.28118 Longtitude:33.33527)</text:p>
      <text:p text:style-name="P4">
Videos: []</text:p>
      <text:p text:style-name="P4">
Images: []</text:p>
      <text:p text:style-name="P4">
Tags: ["Russia"]</text:p>
      <text:p text:style-name="P4">
ID: 22576259</text:p>
      <!--METADATA-->
      <text:p text:style-name="P4">
At Sivershchyna and Slobozhanschyna directions Russian army shelledKarpovychi, Kamin of Chernihiv region; Bilokopytove, Malushyne, Boyaro-Lezhachi of Sumy region and Kozacha Lopan, Neskuchne, Morokhovets, Ternova ofKharkiv region, - General Staff of Armed Forces of Ukraine says in the morningreport</text:p>
      <text:p text:style-name="P4">
News Collection Link: <text:a xlink:type="simple" xlink:href="https:\/\/liveuamap.com\/en\/2023\/15-july-at-sivershchyna-and-slobozhanschyna-directions-russian" text:style-name="Internet_20_link" text:visited-style-name="Visited_20_Internet_20_Link">
https:\/\/liveuamap.com\/en\/2023\/15-july-at-sivershchyna-and-slobozhanschyna-directions-russian</text:a>
</text:p>
      <text:p text:style-name="P4">
Source: <text:a xlink:type="simple" xlink:href="https://t.me/lumsrc/5366" text:style-name="Internet_20_link" text:visited-style-name="Visited_20_Internet_20_Link">
https://t.me/lumsrc/5366</text:a>
</text:p>
      <!--NEWS-->
      <text:h text:style-name="P10" text:outline-level="1">
<text:span text:style-name="T4">
На Буковині ворожка та адвокат виманили у фігуранта кримінальної справи $300 тисяч</text:span>
</text:h>
      <text:p text:style-name="P4">
Authors: Ukrinform (Person)</text:p>
      <text:p text:style-name="P4">
Publisher: Укринформ (Organization)</text:p>
      <text:p text:style-name="P4">
Published Time: 2023-07-15T05:39:00+03:00</text:p>
      <text:p text:style-name="P4">
Modified Time: 2023-07-15T05:39:00+03:00</text:p>
      <text:p text:style-name="P4">
Description: У Чернівецькій області оголосили підозру ворожці та адвокату, які заволоділи $300 тис. та підбурювали до надання хабаря фігуранта справи про розкрадання понад 15 млн грн бюджетних коштів. — Укрінформ.</text:p>
      <text:p text:style-name="P4">
Images: ['<text:a xlink:type="simple" xlink:href="https://static.ukrinform.com/photos/2023_07/thumb_files/630_360_1689388395-563.jpg" text:style-name="Internet_20_link" text:visited-style-name="Visited_20_Internet_20_Link">
630_360_16893...</text:a>
']</text:p>
      <text:p text:style-name="P4">
Tags: ['Адвокат', 'Буковина', 'Хабар', 'Шахрайство', 'Офіс генпрокурора']</text:p>
      <text:p text:style-name="P4">
Type: Article</text:p>
      <!--METADATA-->
      <text:p text:style-name="P4">
<draw:frame draw:style-name="fr1" draw:name="Image252" text:anchor-type="as-char" svg:width="6.9236in" svg:height="3.956343in" draw:z-index="0">
<draw:image xlink:href="../Images/yкринформ/2023-07-15T05-39-00-03-00/630_360_1689388395-563.jpg" xlink:type="simple" xlink:show="embed" xlink:actuate="onLoad" draw:mime-type="image/jpeg"/>
</draw:frame>
 УЧернівецькій області оголосили підозру ворожці та адвокату, які заволоділи$300 тис. та підбурювали до надання хабаря фігуранта справи про розкраданняпонад 15 млн грн бюджетних коштів.</text:p>
      <text:p text:style-name="P4">
Як передає Укрінформ, про це Офіс генерального прокурора повідомляє у <text:a xlink:type="simple" xlink:href="https://www.facebook.com/pgo.gov.ua/" text:style-name="Internet_20_link" text:visited-style-name="Visited_20_Internet_20_Link">
Фейсбуку </text:a>
 .</text:p>
      <text:p text:style-name="P4">
За процесуального керівництва Чернівецької обласної прокуратури громадянці таадвокату повідомлено про підозру у шахрайстві та підбуренні до наданнянеправомірної вигоди.</text:p>
      <text:p text:style-name="P4">
"За даними слідства, жителька Тернопільської області, яка надає послуги зворожіння, пообіцяла чоловіку допомогти вирішити через впливових людей питанняприпинення відносно нього кримінального переслідування. Він є фігурантомкримінального провадження, зареєстрованого за фактами розкрадання талегалізації понад 15 млн грн бюджетних коштів", - ідеться у повідомленні.</text:p>
      <text:p text:style-name="P4">
Від січня до травня цього року ворожка спільно з іншими особами одержали відчоловіка $300 тисяч, однак жодних домовленостей не виконали.</text:p>
      <text:p text:style-name="P4">
Також підозрювана порекомендувала чоловіку найняти столичного <text:a xlink:type="simple" xlink:href="https://www.ukrinform.ua/tag-advokat" text:style-name="Internet_20_link" text:visited-style-name="Visited_20_Internet_20_Link">
 адвоката</text:a>
 . Він запропонував клієнту в обхідзакону допомогти уникнути кримінальної відповідальності його родичеві, якийтеж фігурує у справі щодо легалізації бюджетних коштів. Захисник підбуривчоловіка дати слідчому $10 тисяч, запевнивши, що особисто передасть коштиправоохоронцям.</text:p>
      <text:p text:style-name="P4">
<text:span text:style-name="T4">
Читайте також:</text:span>
 <text:a xlink:type="simple" xlink:href="https://www.ukrinform.ua/rubric-society/3727382-kiberpolicia-vikrila-nizku-sahrajskih-callcentriv-aki-vimanuvali-grosi-v-inozemciv.html" text:style-name="Internet_20_link" text:visited-style-name="Visited_20_Internet_20_Link">
 Кіберполіція викрила низку <text:span text:style-name="T4">
шахрай</text:span>
 ських call-центрів,які виманювали гроші в іноземців </text:a>
</text:p>
      <text:p text:style-name="P4">
Зазначається, що після одержання обумовленої суми адвоката було затримано.</text:p>
      <text:p text:style-name="P4">
Слідчі дії тривають, встановлюються інші особи, причетні до правопорушень.</text:p>
      <text:p text:style-name="P4">
Як повідомляв Укрінформ, <text:a xlink:type="simple" xlink:href="http://www.ukrinform.ua/rubric-kyiv/3735223-u-kievi-vikrili-zlocinnu-grupu-aka-zavolodila-budivlami-i-ukrittami-derzpidpriemstva.html" text:style-name="Internet_20_link" text:visited-style-name="Visited_20_Internet_20_Link">
 у Києві оголосили підозру</text:a>
 посадовцюдержпідприємства і вісьмом учасникам злочинної групи, які шахрайським шляхомзаволоділи будівлями та укриттями держпідприємства одного з міністерств.</text:p>
      <text:p text:style-name="P4">
Source: <text:a xlink:type="simple" xlink:href="https://www.ukrinform.ua/rubric-regions/3736030-na-bukovini-vorozka-ta-advokat-vimanili-u-figuranta-kriminalnoi-spravi-300-tisac.html" text:style-name="Internet_20_link" text:visited-style-name="Visited_20_Internet_20_Link">
https://www.ukrinform.ua/rubric-regions/3736030-na-bukovini-vorozka-ta-advokat-vimanili-u-figuranta-kriminalnoi-spravi-300-tisac.html</text:a>
</text:p>
      <!--NEWS-->
      <text:h text:style-name="P10" text:outline-level="1">
<text:span text:style-name="T4">
На вихідних в Україні буде спека, місцями грози</text:span>
</text:h>
      <text:p text:style-name="P4">
Authors: Ukrinform (Person)</text:p>
      <text:p text:style-name="P4">
Publisher: Укринформ (Organization)</text:p>
      <text:p text:style-name="P4">
Published Time: 2023-07-15T05:58:00+03:00</text:p>
      <text:p text:style-name="P4">
Modified Time: 2023-07-15T05:58:00+03:00</text:p>
      <text:p text:style-name="P4">
Description: У більшості регіонів України погода на вихідних 15-16 липня буде сонячною та по-липневому спекотною. У суботу в деяких областях пройдуть короткочасні дощі. — Укрінформ.</text:p>
      <text:p text:style-name="P4">
Images: ['<text:a xlink:type="simple" xlink:href="https://static.ukrinform.com/photos/2021_09/thumb_files/630_360_1630710694-903.jpg" text:style-name="Internet_20_link" text:visited-style-name="Visited_20_Internet_20_Link">
630_360_16307...</text:a>
']</text:p>
      <text:p text:style-name="P4">
Tags: ['Дощ', 'Гроза', 'Погода', 'Спека']</text:p>
      <text:p text:style-name="P4">
Type: Article</text:p>
      <!--METADATA-->
      <text:p text:style-name="P4">
<draw:frame draw:style-name="fr1" draw:name="Image253" text:anchor-type="as-char" svg:width="6.9236in" svg:height="3.956343in" draw:z-index="0">
<draw:image xlink:href="../Images/yкринформ/2023-07-15T05-58-00-03-00/630_360_1630710694-903.jpg" xlink:type="simple" xlink:show="embed" xlink:actuate="onLoad" draw:mime-type="image/jpeg"/>
</draw:frame>
 Убільшості регіонів України погода на вихідних 15-16 липня буде сонячною та по-липневому спекотною. У суботу в деяких областях пройдуть короткочасні дощі.</text:p>
      <text:p text:style-name="P4">
Про це Укрінформу повідомили в Sinoptik.ua.</text:p>
      <text:p text:style-name="P4">
За даними синоптиків, у суботу на півдні, південному сході та на Закарпаттістовпчики термометрів піднімуться до +28…+31 °С. На решті території країниочікується +24…+26 °С.</text:p>
      <text:p text:style-name="P4">
У суботу в більшості регіонів обійдеться без опадів. Короткочасні дощі тагрози пройдуть у Сумській, <text:a xlink:type="simple" xlink:href="https://ua.sinoptik.ua/%D0%BF%D0%BE%D0%B3%D0%BE%D0%B4%D0%B0-%D0%BF%D0%BE%D0%BB%D1%82%D0%B0%D0%B2%D0%B0" text:style-name="Internet_20_link" text:visited-style-name="Visited_20_Internet_20_Link">
 Полтавській</text:a>
, Дніпропетровській, Харківській, Донецькій та Луганській областях.</text:p>
      <text:p text:style-name="P4">
У неділю по всій Україні буде спекотно та без опадів. На заході, півночі,півдні та в центрі країни термометри покажуть +28…+31 °С, у Донецькій,Луганській та Харківській областях — близько +26 °С.</text:p>
      <text:p text:style-name="P4">
<text:span text:style-name="T4">
Читайте також:</text:span>
 <text:a xlink:type="simple" xlink:href="https://www.ukrinform.ua/rubric-world/3731577-u-sviti-zafiksovano-najspekotnisij-den-za-vsu-istoriu-sposterezen.html" text:style-name="Internet_20_link" text:visited-style-name="Visited_20_Internet_20_Link">
 У світі зафіксували найспекотніший день за всю історіюспостережень </text:a>
</text:p>
      <text:p text:style-name="P4">
Новий тиждень розпочнеться з короткочасних дощів та <text:a xlink:type="simple" xlink:href="https://www.ukrinform.ua/tag-groza" text:style-name="Internet_20_link" text:visited-style-name="Visited_20_Internet_20_Link">
 гроз</text:a>
 на заході країни. В інших регіонахпогода у понеділок буде сонячною та спекотною. У більшості областей Україниочікується +29…+32 °С, у Луганській, Донецькій та Харківській областях – +27°С.</text:p>
      <text:p text:style-name="P4">
15-16 липня Чернівецькій, Миколаївській, Херсонській, 16 липня і у <text:a xlink:type="simple" xlink:href="https://ua.sinoptik.ua/%D0%BF%D0%BE%D0%B3%D0%BE%D0%B4%D0%B0-%D1%82%D0%B5%D1%80%D0%BD%D0%BE%D0%BF%D1%96%D0%BB%D1%8C" text:style-name="Internet_20_link" text:visited-style-name="Visited_20_Internet_20_Link">
Тернопільській</text:a>
, Вінницькій та Івано-Франківській областях очікується надзвичайний рівеньпожежної небезпеки.</text:p>
      <text:p text:style-name="P4">
Source: <text:a xlink:type="simple" xlink:href="https://www.ukrinform.ua/rubric-regions/3735701-na-vihidnih-v-ukraini-bude-speka-miscami-grozi.html" text:style-name="Internet_20_link" text:visited-style-name="Visited_20_Internet_20_Link">
https://www.ukrinform.ua/rubric-regions/3735701-na-vihidnih-v-ukraini-bude-speka-miscami-grozi.html</text:a>
</text:p>
      <!--NEWS-->
      <text:h text:style-name="P10" text:outline-level="1">
<text:span text:style-name="T4">
Німеччина готується до масштабних навчань з кіберзахисту</text:span>
</text:h>
      <text:p text:style-name="P4">
Authors: Ukrinform (Person)</text:p>
      <text:p text:style-name="P4">
Publisher: Укринформ (Organization)</text:p>
      <text:p text:style-name="P4">
Published Time: 2023-07-15T06:10:00+03:00</text:p>
      <text:p text:style-name="P4">
Modified Time: 2023-07-15T06:10:00+03:00</text:p>
      <text:p text:style-name="P4">
Description: Щонайменше вісім земель Німеччини та федеральні силові структури проведуть наприкінці вересня навчання, на яких відпрацьовуватимуть дії у відповідь на масштабну кібератаку на органи влади. — Укрінформ.</text:p>
      <text:p text:style-name="P4">
Images: ['<text:a xlink:type="simple" xlink:href="https://static.ukrinform.com/photos/2020_04/thumb_files/630_360_1588017529-720.jpg" text:style-name="Internet_20_link" text:visited-style-name="Visited_20_Internet_20_Link">
630_360_15880...</text:a>
']</text:p>
      <text:p text:style-name="P4">
Tags: ['Кібератака', 'Кібербезпека', 'Німеччина', 'Військові навчання']</text:p>
      <text:p text:style-name="P4">
Type: Article</text:p>
      <!--METADATA-->
      <text:p text:style-name="P4">
<draw:frame draw:style-name="fr1" draw:name="Image254" text:anchor-type="as-char" svg:width="6.9236in" svg:height="3.956343in" draw:z-index="0">
<draw:image xlink:href="../Images/yкринформ/2023-07-15T06-10-00-03-00/630_360_1588017529-720.jpg" xlink:type="simple" xlink:show="embed" xlink:actuate="onLoad" draw:mime-type="image/jpeg"/>
</draw:frame>
 Щонайменшевісім земель Німеччини та федеральні силові структури проведуть наприкінцівересня навчання, на яких відпрацьовуватимуть дії у відповідь на масштабнукібератаку на органи влади.</text:p>
      <text:p text:style-name="P4">
Про це повідомляє <text:a xlink:type="simple" xlink:href="https://www.nordkurier.de/politik/szenario-cyberangriff-ueber-50-behoerden-ueben-mit-1760933" text:style-name="Internet_20_link" text:visited-style-name="Visited_20_Internet_20_Link">
 Nordkuerier </text:a>
 , передає Укрінформ.</text:p>
      <text:p text:style-name="P4">
«Численні федеральні та державні департаменти з підпорядкованими їм органамивлади проводять спільну підготовку… За сценарієм навчання Lükex 23зосереджуються на діях уряду, які були порушені масовою кібератакою», -повідомили виданню у Федеральному управлінні цивільного захисту та допомогипри стихійних лихах (BBK).</text:p>
      <text:p text:style-name="P4">
Точний сценарій навчань Lükex 23, які розпочнуться 27 вересня і триватимутьдва дні, не оприлюднюють, щоб не поставити під загрозу ефект від них, пояснивречник BBK. При цьому, обіцяють посадовці, населення не відчує на себе якихосьнезручностей.</text:p>
      <text:p text:style-name="P4">
<text:span text:style-name="T4">
Читайте також:</text:span>
 <text:a xlink:type="simple" xlink:href="https://www.ukrinform.ua/rubric-world/3726054-specsluzbi-kanadi-poperedili-pro-zrostanna-zagroz-kiberatak-rf-na-energetiku.html" text:style-name="Internet_20_link" text:visited-style-name="Visited_20_Internet_20_Link">
 Спецслужби Канади попередили про зростання загроз<text:span text:style-name="T4">
кібератак</text:span>
 РФ на енергетику </text:a>
</text:p>
      <text:p text:style-name="P4">
Навчання планувалося провести ще у 2020 році, але через пандемію їх перенеслина 2022 рік, а потім - на 2023-й через російське вторгнення в Україну.Причиною назвали те, що персонал, відповідальний за врегулювання кризовихситуацій, був дуже зайнятий розв'язанням поточних проблем, що ускладнювалопідготовку до навчань.</text:p>
      <text:p text:style-name="P4">
Навчання охоплять землі Бранденбург, Баден-Вюртемберг, Баварія, Гессен,Північний Рейн-Вестфалія, Саксонія, Нижня Саксонія, та Тюрингія. Середучасників федерального рівня – МВС, МЗС, Бундесбанк, Федеральне відомство з <text:a xlink:type="simple" xlink:href="https://www.ukrinform.ua/tag-informbezpeka" text:style-name="Internet_20_link" text:visited-style-name="Visited_20_Internet_20_Link">
інформаційної безпеки </text:a>
 іНаціональний центр кіберзахисту, а також Бундесвер зі своїм Територіальнимкомандуванням і Командуванням кібернетичного та інформаційного простору.</text:p>
      <text:p text:style-name="P4">
<text:span text:style-name="T4">
Читайте також:</text:span>
 <text:a xlink:type="simple" xlink:href="https://www.ukrinform.ua/rubric-technology/3723545-u-statah-rosijski-hakeri-vlastuvali-masovanu-kiberataku-so-vidomo.html" text:style-name="Internet_20_link" text:visited-style-name="Visited_20_Internet_20_Link">
 У Штатах російські хакери влаштували масовану<text:span text:style-name="T4">
кібератак</text:span>
 у: що відомо </text:a>
</text:p>
      <text:p text:style-name="P4">
Як повідомлялося, Міністерство цифрової трансформації та німецька компаніяCyberfame GmbH співпрацюватимуть у сфері цифрової безпеки та кіберзахисту.</text:p>
      <text:p text:style-name="P4">
Source: <text:a xlink:type="simple" xlink:href="https://www.ukrinform.ua/rubric-technology/3736031-nimeccina-gotuetsa-do-masstabnih-navcan-z-kiberzahistu.html" text:style-name="Internet_20_link" text:visited-style-name="Visited_20_Internet_20_Link">
https://www.ukrinform.ua/rubric-technology/3736031-nimeccina-gotuetsa-do-masstabnih-navcan-z-kiberzahistu.html</text:a>
</text:p>
      <!--NEWS-->
      <text:h text:style-name="P10" text:outline-level="1">
<text:span text:style-name="T4">
Авіація ЗСУ за добу завдала 13 ударів по районах зосередження ворога</text:span>
</text:h>
      <text:p text:style-name="P4">
Authors: Ukrinform (Person)</text:p>
      <text:p text:style-name="P4">
Publisher: Укринформ (Organization)</text:p>
      <text:p text:style-name="P4">
Published Time: 2023-07-15T06:31:00+03:00</text:p>
      <text:p text:style-name="P4">
Modified Time: 2023-07-15T06:31:00+03:00</text:p>
      <text:p text:style-name="P4">
Description: Авіація Сил оборони протягом минулої доби завдала 13 ударів по районах зосередження особового складу ворога та уразила зенітно-ракетний комплекс. — Укрінформ.</text:p>
      <text:p text:style-name="P4">
Images: ['<text:a xlink:type="simple" xlink:href="https://static.ukrinform.com/photos/2023_02/thumb_files/630_360_1676998492-715.jpg" text:style-name="Internet_20_link" text:visited-style-name="Visited_20_Internet_20_Link">
630_360_16769...</text:a>
']</text:p>
      <text:p text:style-name="P4">
Tags: ['Авіація', 'Генштаб', 'Обстріл', 'ЗСУ', 'Війна з Росією']</text:p>
      <text:p text:style-name="P4">
Type: Article</text:p>
      <!--METADATA-->
      <text:p text:style-name="P4">
<draw:frame draw:style-name="fr1" draw:name="Image255" text:anchor-type="as-char" svg:width="6.9236in" svg:height="3.956343in" draw:z-index="0">
<draw:image xlink:href="../Images/yкринформ/2023-07-15T06-31-00-03-00/630_360_1676998492-715.jpg" xlink:type="simple" xlink:show="embed" xlink:actuate="onLoad" draw:mime-type="image/jpeg"/>
</draw:frame>
 АвіаціяСил оборони протягом минулої доби завдала 13 ударів по районах зосередженняособового складу ворога та уразила зенітно-ракетний комплекс.</text:p>
      <text:p text:style-name="P4">
Як передає Укрінформ, таку інформацію Генеральний штаб ЗСУ оприлюднив у <text:a xlink:type="simple" xlink:href="https://www.facebook.com/GeneralStaff.ua/" text:style-name="Internet_20_link" text:visited-style-name="Visited_20_Internet_20_Link">
Фейсбуку </text:a>
 .</text:p>
      <text:p text:style-name="P4">
"Сьогодні вночі російська федерація завдала чергового удару іранськимиударними БпЛА “Shahed-136/131” та зенітними керованими ракетами по Україні.Інформація щодо наслідків цієї терористичної атаки наразі уточнюється.Протягом минулої доби російські окупанти ударили по території України,застосувавши 17 безпілотників іранського виробництва типу "Shahed" та 1зенітну керовану ракету із ЗРК С-300. В результаті успішної бойової роботи Силоборони України знищено 16 "шахедів", - ідеться в повідомленні.</text:p>
      <text:p text:style-name="P4">
Крім того, ворог завдав 50 авіаційних ударів та здійснив 43 обстріли зреактивних систем залпового вогню.</text:p>
      <text:p text:style-name="P4">
Імовірність ракетних та авіаційних ударів по всій території Українизалишається високою, попереджають у Генштабі.</text:p>
      <text:p text:style-name="P4">
<text:span text:style-name="T4">
Читайте також:</text:span>
 <text:a xlink:type="simple" xlink:href="https://www.ukrinform.ua/rubric-regions/3736008-u-krivomu-rozi-utocnili-masstabi-rujnuvan-pisla-ataki-sahediv-minuloi-noci.html" text:style-name="Internet_20_link" text:visited-style-name="Visited_20_Internet_20_Link">
 У <text:span text:style-name="T4">
Кривом</text:span>
 у Розі уточнили масштаби руйнувань післяатаки «Шахедів» минулої ночі </text:a>
</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я 32 бойових зіткнення.</text:p>
      <text:p text:style-name="P4">
На <text:span text:style-name="T4">
Волинському</text:span>
 та <text:span text:style-name="T4">
Поліському напрямках</text:span>
 оперативна обстановка безсуттєвих змін.</text:p>
      <text:p text:style-name="P4">
На <text:span text:style-name="T4">
Сіверському</text:span>
 та <text:span text:style-name="T4">
Слобожанському напрямках</text:span>
 противник протягом добизавдав авіаційного удару в районі Радьківки Сумської області. Здійснивмінометні та артилерійські <text:a xlink:type="simple" xlink:href="https://www.ukrinform.ua/tag-obstril" text:style-name="Internet_20_link" text:visited-style-name="Visited_20_Internet_20_Link">
 обстріли </text:a>
понад 15 населених пунктів, зокрема це Карповичі, Камінь Чернігівськоїобласті; Білокопитове, Малушине, Бояро-Лежачі Сумської області та КозачаЛопань, Нескучне, Мороховець, Тернова Харківської області.</text:p>
      <text:p text:style-name="P4">
На <text:span text:style-name="T4">
Куп’янському напрямку</text:span>
 наші воїни стійко тримають оборону.Артилерійських і мінометних обстрілів противника зазнали Дворічна, Западне,Кам’янка, Кислівка, Берестове, Фиголівка Харківської області.</text:p>
      <text:p text:style-name="P4">
На <text:span text:style-name="T4">
Лиманському напрямку</text:span>
 протягом минулої доби противник вів безуспішнінаступальні дії західніше Діброви Луганської області та східніше НовосадовогоДонецької області. Завдав авіаційних ударів в районах Невське, БілогорівкаЛуганської області та Спірне, Федорівка, Веселе Донецької області.Артилерійських обстрілів зазнали понад 15 населених пунктів, зокрема Невське,Білогорівка Луганської області та Торське, Верхньокам'янське, Спірне,Роздолівка Донецької області.</text:p>
      <text:p text:style-name="P4">
На <text:span text:style-name="T4">
Бахмутському напрямку</text:span>
 під щільним вогнем авіації та артилеріїпротивника наші захисники успішно відбили усі ворожі атаки в районі БерхівкиДонецької області. Ворог завдав авіаційних ударів біля Ступочок та Диліївки.Від ворожих артилерійських обстрілів постраждали понад 15 населених пунктів,серед них Дружба, Васюківка, Часів Яр, Олександро-Шультине, Диліївка, Північнета Південне Донецької області.</text:p>
      <text:p text:style-name="P4">
<text:span text:style-name="T4">
Читайте також:</text:span>
 <text:a xlink:type="simple" xlink:href="https://www.ukrinform.ua/rubric-ato/3735661-vijskovi-nastupaut-bila-bahmuta-ta-zakripluutsa-na-napramku-bila-gora-andriivka-genstab.html" text:style-name="Internet_20_link" text:visited-style-name="Visited_20_Internet_20_Link">
 Військові наступають біля <text:span text:style-name="T4">
Бахмут</text:span>
 а та закріплюютьсяна напрямку Біла Гора - Андріївка – Генштаб </text:a>
</text:p>
      <text:p text:style-name="P4">
На <text:span text:style-name="T4">
Авдіївському напрямку</text:span>
 ворог вів безуспішні наступальні дії в районіПервомайського. Завдав авіаударів біля Авдіївки та Первомайського. Водночасворог здійснив артилерійські обстріли понад 10 населених пунктів, зокрема цеБердичі, Керамік, Ласточкине, Авдіївка Донецької області.</text:p>
      <text:p text:style-name="P4">
На <text:span text:style-name="T4">
Мар’їнському напрямку</text:span>
 Сили оборони продовжують стримувати наступросійських військ у районі Мар’їнки. Противник здійснив обстріли понад 15населених пунктів, серед них Красногорівка, Мар’їнка, Побєда та ГеоргіївкаДонецької області.</text:p>
      <text:p text:style-name="P4">
На <text:span text:style-name="T4">
Шахтарському напрямку</text:span>
 противник вів безуспішні наступальні дії в районіНовомихайлівки Донецької області. Здійснив обстріли населених пунктівПарасковіївка, Новомихайлівка, Макарівка, Новоукраїнка, Благодатне таБогоявленка.</text:p>
      <text:p text:style-name="P4">
На <text:span text:style-name="T4">
Запорізькому</text:span>
 та <text:span text:style-name="T4">
Херсонському напрямках</text:span>
 противник зосереджує основнізусилля на недопущенні подальшого просування наших військ. Завдав авіаційнихударів в районах Малої Токмачки Запорізької області та Грозового і КозацькогоХерсонської області. Здійснив артилерійські обстріли понад 25 населенихпунктів, серед них Вільне поле, Мала Токмачка, Гуляйполе, Залізничне,Білогір'я Запорізької області; Антонівка, Тягинка, Чорнобаївка, Микільське,Кізомис Херсонської області та місто Херсон. Водночас Сили оборони Українипродовжують ведення наступальної операції на Мелітопольському та Бердянськомунапрямках, закріплюються на досягнутих рубежах, завдають вогневого ураженняартилерією по виявлених цілях противника, здійснюють заходи контрбатарейноїборотьби.</text:p>
      <text:p text:style-name="P4">
<text:span text:style-name="T4">
Читайте також:</text:span>
 <text:a xlink:type="simple" xlink:href="https://www.ukrinform.ua/rubric-ato/3735833-ukraina-blizka-do-velikogo-uspihu-na-fronti-rozvidka-estonii.html" text:style-name="Internet_20_link" text:visited-style-name="Visited_20_Internet_20_Link">
 Україна близька до великого успіху на фронті - розвідкаЕстонії </text:a>
</text:p>
      <text:p text:style-name="P4">
"Авіація Сил оборони за минулу добу завдала 13 ударів по районах зосередженняособового складу та 1 - по зенітно-ракетному комплексу противника. Підрозділиракетних військ і артилерії протягом минулої доби уразили 9 артилерійськихзасобів на вогневих позиціях", - підсумували в Генштабі ЗСУ.</text:p>
      <text:p text:style-name="P4">
Як повідомлялося, Сили оборони України з 24 лютого ліквідували близько 236тисяч 590 російських загарбників.</text:p>
      <text:p text:style-name="P4">
Source: <text:a xlink:type="simple" xlink:href="https://www.ukrinform.ua/rubric-ato/3736034-aviacia-zsu-za-dobu-zavdala-13-udariv-po-rajonah-zoseredzenna-voroga.html" text:style-name="Internet_20_link" text:visited-style-name="Visited_20_Internet_20_Link">
https://www.ukrinform.ua/rubric-ato/3736034-aviacia-zsu-za-dobu-zavdala-13-udariv-po-rajonah-zoseredzenna-voroga.html</text:a>
</text:p>
      <!--NEWS-->
      <text:h text:style-name="P10" text:outline-level="1">
<text:span text:style-name="T4">
Росіяни в Мелітополі зібрали з пенсіонерок «загін Путіна» - мер</text:span>
</text:h>
      <text:p text:style-name="P4">
Authors: Ukrinform (Person)</text:p>
      <text:p text:style-name="P4">
Publisher: Укринформ (Organization)</text:p>
      <text:p text:style-name="P4">
Published Time: 2023-07-15T06:49:00+03:00</text:p>
      <text:p text:style-name="P4">
Modified Time: 2023-07-15T06:49:00+03:00</text:p>
      <text:p text:style-name="P4">
Description: На тимчасово захопленій території Запорізької області російські загарбники посилили пропагандистську кампанію, до якої залучають і молодь, і літніх людей. — Укрінформ.</text:p>
      <text:p text:style-name="P4">
Images: ['<text:a xlink:type="simple" xlink:href="https://static.ukrinform.com/photos/2019_03/thumb_files/630_360_1552330156-348.jpg" text:style-name="Internet_20_link" text:visited-style-name="Visited_20_Internet_20_Link">
630_360_15523...</text:a>
']</text:p>
      <text:p text:style-name="P4">
Tags: ['Мелітополь', 'Пропаганда', 'Молодь', 'Пенсіонер', 'Війна з Росією']</text:p>
      <text:p text:style-name="P4">
Type: Article</text:p>
      <!--METADATA-->
      <text:p text:style-name="P4">
<draw:frame draw:style-name="fr1" draw:name="Image256" text:anchor-type="as-char" svg:width="6.9236in" svg:height="3.956343in" draw:z-index="0">
<draw:image xlink:href="../Images/yкринформ/2023-07-15T06-49-00-03-00/630_360_1552330156-348.jpg" xlink:type="simple" xlink:show="embed" xlink:actuate="onLoad" draw:mime-type="image/jpeg"/>
</draw:frame>
 Натимчасово захопленій території Запорізької області російські загарбникипосилили пропагандистську кампанію, до якої залучають і молодь, і літніхлюдей.</text:p>
      <text:p text:style-name="P4">
Про це в <text:a xlink:type="simple" xlink:href="http://t.me/ivan_fedorov_melitopol/2526" text:style-name="Internet_20_link" text:visited-style-name="Visited_20_Internet_20_Link">
 Телеграмі </text:a>
 повідомляєміський голова Мелітополя Іван Федоров, передає Укрінформ.</text:p>
      <text:p text:style-name="P4">
"Росіяни на ТОТ запустили пропагандистську машину на повну – зомбують істарих, і малих. Створюють нові й нові пропагандистські медіа, щоброзповідати, як добре живеться в окупації. Віджали типографію, щоб друкуватисвої агітки. Кожному пропонують безкоштовний пакет телевізійного обладнання,щоб дивитись тільки російські "обовʼязкові" телеканали", - написав мер.</text:p>
      <text:p text:style-name="P4">
Він додав, що з метою промивання мізків, дітей відправляють у табори, дезамість відпочинку змушують учити історію Росії.</text:p>
      <text:p text:style-name="P4">
<text:span text:style-name="T4">
Читайте також:</text:span>
 <text:a xlink:type="simple" xlink:href="https://www.ukrinform.ua/rubric-regions/3733235-desatki-meskanciv-melitopola-znahodatsa-v-rosijskih-sizo-fedorov.html" text:style-name="Internet_20_link" text:visited-style-name="Visited_20_Internet_20_Link">
 Десятки мешканців <text:span text:style-name="T4">
Мелітопо</text:span>
 ля знаходяться вросійських СІЗО - Федоров </text:a>
</text:p>
      <text:p text:style-name="P4">
За словами Федорова, молодь заганяють у мілітарні організації та молодіжніцентри, які займаються "патріотичним вихованням" та <text:a xlink:type="simple" xlink:href="https://www.ukrinform.ua/tag-propaganda" text:style-name="Internet_20_link" text:visited-style-name="Visited_20_Internet_20_Link">
 пропагандою</text:a>
 .</text:p>
      <text:p text:style-name="P4">
"Не соромляться залучати і літніх людей" - констатував міський голова. Так, уМелітополі створили "загін Путіна" з пенсіонерок, які ходять на всі заходи тапропагують "русскій мір",</text:p>
      <text:p text:style-name="P4">
Як повідомлялося, на тимчасово окупованій території Запорізької області <text:a xlink:type="simple" xlink:href="https://www.ukrinform.ua/rubric-regions/3732900-v-melitopoli-okupanti-hocut-navazati-skolaram-rosijsku-versiu-istorii.html" text:style-name="Internet_20_link" text:visited-style-name="Visited_20_Internet_20_Link">
загарбники хочуть нав'язати школярам </text:a>
 російську версію історії.</text:p>
      <text:p text:style-name="P4">
<text:span text:style-name="T5">
Фото: ria-m.tv</text:span>
</text:p>
      <text:p text:style-name="P4">
Source: <text:a xlink:type="simple" xlink:href="https://www.ukrinform.ua/rubric-regions/3736024-rosiani-v-melitopoli-zibrali-z-pensionerok-zagin-putina-mer.html" text:style-name="Internet_20_link" text:visited-style-name="Visited_20_Internet_20_Link">
https://www.ukrinform.ua/rubric-regions/3736024-rosiani-v-melitopoli-zibrali-z-pensionerok-zagin-putina-mer.html</text:a>
</text:p>
      <!--NEWS-->
      <text:h text:style-name="P10" text:outline-level="1">
<text:span text:style-name="T4">
Птушкін збирає у США гроші на лазні для передової</text:span>
</text:h>
      <text:p text:style-name="P4">
Authors: Ukrinform (Person)</text:p>
      <text:p text:style-name="P4">
Publisher: Укринформ (Organization)</text:p>
      <text:p text:style-name="P4">
Published Time: 2023-07-15T07:04:16+03:00</text:p>
      <text:p text:style-name="P4">
Modified Time: 2023-07-15T07:04:16+03:00</text:p>
      <text:p text:style-name="P4">
Description: Український журналіст і блогер Антон Птушкін приїхав до США для збору спільно з благодійним фондом «Разом для України» коштів на придбання 10 мобільних лазне-пральних комплексів для українських захисників на передовій. — Укрінформ.</text:p>
      <text:p text:style-name="P4">
Images: ['<text:a xlink:type="simple" xlink:href="https://static.ukrinform.com/photos/2023_07/thumb_files/630_360_1689393655-948.jpg" text:style-name="Internet_20_link" text:visited-style-name="Visited_20_Internet_20_Link">
630_360_16893...</text:a>
']</text:p>
      <text:p text:style-name="P4">
Tags: ['США', 'Військові', 'Благодійність', 'Птушкін']</text:p>
      <text:p text:style-name="P4">
Type: Article</text:p>
      <!--METADATA-->
      <text:p text:style-name="P4">
<draw:frame draw:style-name="fr1" draw:name="Image257" text:anchor-type="as-char" svg:width="6.9236in" svg:height="3.956343in" draw:z-index="0">
<draw:image xlink:href="../Images/yкринформ/2023-07-15T07-04-16-03-00/630_360_1689393655-948.jpg" xlink:type="simple" xlink:show="embed" xlink:actuate="onLoad" draw:mime-type="image/jpeg"/>
</draw:frame>
Український журналіст і блогер Антон Птушкін приїхав до США для збору спільноз благодійним фондом «Разом для України» коштів на придбання 10 мобільнихлазне-пральних комплексів для українських захисників на передовій.</text:p>
      <text:p text:style-name="P4">
Як передає власний кореспондент Укрінформу у Нью-Йорку, журналіст провівзустрічі з нью-йоркцями, котрі вирішили зробили свої пожертви.</text:p>
      <text:p text:style-name="P4">
«Мобільні лазне-пральні комплекси – одна з найбільших потреб воїнів напередовій у будь-яку пору року, а особливо зараз, коли на сході та півдніУкраїни тримається надзвичайно спекотна погода», – сказав Птушкін.</text:p>
      <text:p text:style-name="P4">
<text:span text:style-name="T4">
Читайте також:</text:span>
 <text:a xlink:type="simple" xlink:href="https://www.ukrinform.ua/rubric-society/3733568-tina-karol-peredala-papi-rimskomu-sodennik-9ricnogo-hlopcika-z-mariupola.html" text:style-name="Internet_20_link" text:visited-style-name="Visited_20_Internet_20_Link">
 Тіна Кароль передала Папі Римському щоденник 9-річногохлопчика з Маріуполя </text:a>
</text:p>
      <text:p text:style-name="P4">
Журналіст та «Разом для України» оголосили також онлайн-аукціон з продажуатрибутів, на якому виставлено, зокрема, прапор з підписами трьох українськихгенералів – Валерія Залужного, Олександра Сирського та Олександра Павлюка,бейсбольна бита з автографами американської команди NY Yankees, журнал Time іззображенням на обкладинці головнокомандувача ЗСУ Залужного та його автографом,браслет «Азовсталь» із його підписом, шеврони Пса Патрона тощо.</text:p>
      <text:p text:style-name="P4">
Source: <text:a xlink:type="simple" xlink:href="https://www.ukrinform.ua/rubric-society/3736038-ptuskin-zbirae-u-ssa-grosi-na-lazni-dla-peredovoi.html" text:style-name="Internet_20_link" text:visited-style-name="Visited_20_Internet_20_Link">
https://www.ukrinform.ua/rubric-society/3736038-ptuskin-zbirae-u-ssa-grosi-na-lazni-dla-peredovoi.html</text:a>
</text:p>
      <!--NEWS-->
      <text:h text:style-name="P10" text:outline-level="1">
<text:span text:style-name="T4">
Сирський показав, як українські бійці дронами знищили ворожі танки</text:span>
</text:h>
      <text:p text:style-name="P4">
Authors: Ukrinform (Person)</text:p>
      <text:p text:style-name="P4">
Publisher: Укринформ (Organization)</text:p>
      <text:p text:style-name="P4">
Published Time: 2023-07-15T07:12:00+03:00</text:p>
      <text:p text:style-name="P4">
Modified Time: 2023-07-15T07:12:00+03:00</text:p>
      <text:p text:style-name="P4">
Description: Українські військові за допомогою дронів-камікадзе FPV знищили два танки росіян – Т-80 і Т-90М "Прорив". — Укрінформ.</text:p>
      <text:p text:style-name="P4">
Images: ['<text:a xlink:type="simple" xlink:href="https://static.ukrinform.com/photos/2019_05/thumb_files/630_360_1557150072-954.jpg" text:style-name="Internet_20_link" text:visited-style-name="Visited_20_Internet_20_Link">
630_360_15571...</text:a>
']</text:p>
      <text:p text:style-name="P4">
Tags: ['Танк', 'Сирський', 'Війна з Росією', 'Дрон-камікадзе']</text:p>
      <text:p text:style-name="P4">
Type: Article</text:p>
      <!--METADATA-->
      <text:p text:style-name="P4">
<draw:frame draw:style-name="fr1" draw:name="Image258" text:anchor-type="as-char" svg:width="6.9236in" svg:height="3.956343in" draw:z-index="0">
<draw:image xlink:href="../Images/yкринформ/2023-07-15T07-12-00-03-00/630_360_1557150072-954.jpg" xlink:type="simple" xlink:show="embed" xlink:actuate="onLoad" draw:mime-type="image/jpeg"/>
</draw:frame>
 Українськівійськові за допомогою дронів-камікадзе FPV знищили два танки росіян – Т-80 іТ-90М "Прорив".</text:p>
      <text:p text:style-name="P4">
Відео оприлюднив у <text:a xlink:type="simple" xlink:href="https://t.me/osirskiy/197" text:style-name="Internet_20_link" text:visited-style-name="Visited_20_Internet_20_Link">
 Телеграмі </text:a>
 командувачСухопутних військ Збройних сил України генерал-полковник Олександр Сирський,передає Укрінформ.</text:p>
      <text:p text:style-name="P4">
Джерело: <text:a xlink:type="simple" xlink:href="https://t.me/osirskiy/197" text:style-name="Internet_20_link" text:visited-style-name="Visited_20_Internet_20_Link">
 ТГ-канал СИРСЬКИЙ </text:a>
</text:p>
      <text:p text:style-name="P4">
"Працює група "Асгард", підрозділ "Очі", 120-го окремого розвідувальногобатальйону ЗСУ на FPV-камікадзе. У взаємодії з 3-ю ОШБр було знищено 2 танкиросіян: Т-80 та Т-90М "Прорив", - йдеться у повідомленні.</text:p>
      <text:p text:style-name="P4">
<text:a xlink:type="simple" xlink:href="https://www.ukrinform.ua/tag-bezpilotnik" text:style-name="Internet_20_link" text:visited-style-name="Visited_20_Internet_20_Link">
 Безпілотником </text:a>
 FPV (First PersonView) керує оператор, який отримує трансляцію відео в режимі реального часу зкамери дрона на окуляри або шолом. Дрони можуть збирати розвідувальнуінформацію. Також ці перероблені безпілотники використовують як керованийбаражуючий боєприпас.</text:p>
      <text:p text:style-name="P4">
<text:span text:style-name="T4">
Читайте також:</text:span>
 <text:a xlink:type="simple" xlink:href="https://www.ukrinform.ua/rubric-ato/3735110-sirskij-pokazav-kadri-dopitu-vijskovogo-rf-uzatogo-v-polon-na-bahmutskomu-napramku.html" text:style-name="Internet_20_link" text:visited-style-name="Visited_20_Internet_20_Link">
 <text:span text:style-name="T4">
Сирський</text:span>
 показав кадри допиту військового РФ, узятогов полон на Бахмутському напрямку </text:a>
</text:p>
      <text:p text:style-name="P4">
Встановлені камери та сучасні засоби зв’язку дозволяють оператору керуватилітальним апаратом і водночас залишатися на безпечній відстані.</text:p>
      <text:p text:style-name="P4">
Source: <text:a xlink:type="simple" xlink:href="https://www.ukrinform.ua/rubric-ato/3736039-sirskij-pokazav-ak-ukrainski-bijci-dronami-znisili-vorozi-tanki.html" text:style-name="Internet_20_link" text:visited-style-name="Visited_20_Internet_20_Link">
https://www.ukrinform.ua/rubric-ato/3736039-sirskij-pokazav-ak-ukrainski-bijci-dronami-znisili-vorozi-tanki.html</text:a>
</text:p>
      <!--NEWS-->
      <text:h text:style-name="P10" text:outline-level="1">
<text:span text:style-name="T4">
У Міноборони розповіли, як ЗСУ відроджують історичну українську геральдику</text:span>
</text:h>
      <text:p text:style-name="P4">
Authors: Ukrinform (Person)</text:p>
      <text:p text:style-name="P4">
Publisher: Укринформ (Organization)</text:p>
      <text:p text:style-name="P4">
Published Time: 2023-07-15T07:59:00+03:00</text:p>
      <text:p text:style-name="P4">
Modified Time: 2023-07-15T07:59:00+03:00</text:p>
      <text:p text:style-name="P4">
Description: У Міністерстві оборони при створенні нових нарукавних знаків для ЗСУ відроджують українську історичну геральдику. — Укрінформ.</text:p>
      <text:p text:style-name="P4">
Images: ['<text:a xlink:type="simple" xlink:href="https://static.ukrinform.com/photos/2017_07/thumb_files/630_360_1501309518-3516.jpg" text:style-name="Internet_20_link" text:visited-style-name="Visited_20_Internet_20_Link">
630_360_15013...</text:a>
']</text:p>
      <text:p text:style-name="P4">
Tags: None</text:p>
      <text:p text:style-name="P4">
Type: Article</text:p>
      <!--METADATA-->
      <text:p text:style-name="P4">
<draw:frame draw:style-name="fr1" draw:name="Image259" text:anchor-type="as-char" svg:width="6.9236in" svg:height="3.956343in" draw:z-index="0">
<draw:image xlink:href="../Images/yкринформ/2023-07-15T07-59-00-03-00/630_360_1501309518-3516.jpg" xlink:type="simple" xlink:show="embed" xlink:actuate="onLoad" draw:mime-type="image/jpeg"/>
</draw:frame>
 УМіністерстві оборони при створенні нових нарукавних знаків для ЗСУ відроджуютьукраїнську історичну геральдику.</text:p>
      <text:p text:style-name="P4">
Як передає Укрінформ, про це Міноборони повідомляє у <text:a xlink:type="simple" xlink:href="http://t.me/ministry_of_defense_ua/7763t.me/ministry_of_defense_ua/7763" text:style-name="Internet_20_link" text:visited-style-name="Visited_20_Internet_20_Link">
 Телеграмі.</text:a>
</text:p>
      <text:p text:style-name="P4">
«Над проєктом нового нарукавного знака працює команда офіцерів з Центральногоуправління розвитку супроводження матеріального забезпечення ЗСУ та Експертнарада, до якої входять відомі історики, художники й аналітики», - ідеться уповідомленні.</text:p>
      <text:p text:style-name="P4">
У Міноборони зазначили, що кожна ідея, ескіз і кінцевий результат узгоджуютьсяіз замовником, тобто, командиром військової частини.</text:p>
      <text:p text:style-name="P4">
Вже погоджений проєкт затверджує Головнокомандувач ЗСУ або міністр оборони,залежно від підпорядкування.</text:p>
      <text:p text:style-name="P4">
Протягом 2022 року затверджено 110 ескізів нарукавних знаків, 61 - бойового <text:a xlink:type="simple" xlink:href="https://www.ukrinform.ua/tag-prapor" text:style-name="Internet_20_link" text:visited-style-name="Visited_20_Internet_20_Link">
прапора </text:a>
 . З початку 2023-го повністюзавершено 54 проєкти і близько 20 перебувають на розгляді в Експертній раді.</text:p>
      <text:p text:style-name="P4">
<text:span text:style-name="T4">
Читайте також:</text:span>
 <text:a xlink:type="simple" xlink:href="https://www.ukrinform.ua/rubric-ato/3704345-usi-vidi-vijsk-matimut-svoi-okremi-nagorodni-medali-reznikov.html" text:style-name="Internet_20_link" text:visited-style-name="Visited_20_Internet_20_Link">
 Усі види військ матимуть свої окремі нагородні медалі –Резніков </text:a>
</text:p>
      <text:p text:style-name="P4">
«Головне джерело ідей та натхнення: армія України 1917-1921 років, маловідоміфакти, рідкісні територіальні герби», - підкреслили в Міноборони.</text:p>
      <text:p text:style-name="P4">
Як повідомляв Укрінформ, герб СРСР на монументі «Батьківщина-мати» у Києві до24 серпня планують замінити на герб України.</text:p>
      <text:p text:style-name="P4">
Source: <text:a xlink:type="simple" xlink:href="https://www.ukrinform.ua/rubric-ato/3736023-u-minoboroni-rozpovili-ak-zsu-vidrodzuut-istoricnu-ukrainsku-geraldiku.html" text:style-name="Internet_20_link" text:visited-style-name="Visited_20_Internet_20_Link">
https://www.ukrinform.ua/rubric-ato/3736023-u-minoboroni-rozpovili-ak-zsu-vidrodzuut-istoricnu-ukrainsku-geraldiku.html</text:a>
</text:p>
      <!--NEWS-->
      <text:h text:style-name="P10" text:outline-level="1">
<text:span text:style-name="T4">
Сили оборони знищили вже 237 180 російських загарбників</text:span>
</text:h>
      <text:p text:style-name="P4">
Authors: Ukrinform (Person)</text:p>
      <text:p text:style-name="P4">
Publisher: Укринформ (Organization)</text:p>
      <text:p text:style-name="P4">
Published Time: 2023-07-15T08:13:38+03:00</text:p>
      <text:p text:style-name="P4">
Modified Time: 2023-07-15T08:13:38+03:00</text:p>
      <text:p text:style-name="P4">
Description: Сили оборони України з 24 лютого 2022 року по 15 липня 2023 року ліквідували близько 237 тисяч 180 російських загарбників, зокрема 590 осіб - за минулу добу. — Укрінформ.</text:p>
      <text:p text:style-name="P4">
Images: ['<text:a xlink:type="simple" xlink:href="https://static.ukrinform.com/photos/2023_06/thumb_files/630_360_1686555310-736.jpg" text:style-name="Internet_20_link" text:visited-style-name="Visited_20_Internet_20_Link">
630_360_16865...</text:a>
']</text:p>
      <text:p text:style-name="P4">
Tags: ['Генштаб', 'Оборона', 'ЗСУ', 'Війна з Росією']</text:p>
      <text:p text:style-name="P4">
Type: Article</text:p>
      <!--METADATA-->
      <text:p text:style-name="P4">
<draw:frame draw:style-name="fr1" draw:name="Image260" text:anchor-type="as-char" svg:width="6.9236in" svg:height="3.956343in" draw:z-index="0">
<draw:image xlink:href="../Images/yкринформ/2023-07-15T08-13-38-03-00/630_360_1686555310-736.jpg" xlink:type="simple" xlink:show="embed" xlink:actuate="onLoad" draw:mime-type="image/jpeg"/>
</draw:frame>
 Силиоборони України з 24 лютого 2022 року по 15 липня 2023 року ліквідувалиблизько 237 тисяч 180 російських загарбників, зокрема 590 осіб - за минулудобу.</text:p>
      <text:p text:style-name="P4">
Як передає Укрінформ, про це у <text:a xlink:type="simple" xlink:href="http://www.facebook.com/GeneralStaff.ua/" text:style-name="Internet_20_link" text:visited-style-name="Visited_20_Internet_20_Link">
 Фейсбуці</text:a>
 повідомляєГенеральний штаб Збройних сил України.</text:p>
      <text:p text:style-name="P4">
</text:p>
      <text:p text:style-name="P4">
Також українські військові знищили 4102 (+5) танки, бойових броньованих машин‒ 8019 (+11), артилерійських систем – 4463 (+14), РСЗВ – 680 (+0), засобів ППО‒ 425 (+2), <text:a xlink:type="simple" xlink:href="https://www.ukrinform.ua/tag-litak" text:style-name="Internet_20_link" text:visited-style-name="Visited_20_Internet_20_Link">
 літаків </text:a>
 – 315 (+0),гелікоптерів – 310 (+0), БПЛА оперативно-тактичного рівня – 3807 (+24),крилатих ракет ‒ 1273 (+0), кораблів /катерів ‒ 18 (+0), автомобільної технікита автоцистерн – 7036 (+17), спеціальної техніки ‒ 664 (+2).</text:p>
      <text:p text:style-name="P4">
Дані уточнюються.</text:p>
      <text:p text:style-name="P4">
<text:span text:style-name="T4">
Читайте також:</text:span>
 <text:a xlink:type="simple" xlink:href="https://www.ukrinform.ua/rubric-ato/3736039-sirskij-pokazav-ak-ukrainski-bijci-dronami-znisili-vorozi-tanki.html" text:style-name="Internet_20_link" text:visited-style-name="Visited_20_Internet_20_Link">
 <text:span text:style-name="T4">
Сирський</text:span>
 показав, як українські бійці дронами знищиливорожі танки </text:a>
</text:p>
      <text:p text:style-name="P4">
Як повідомляв Укрінформ, прикордонники на південному напрямку знищили одразудва ворожих FPV-дрони, ще один вибухнув сам.</text:p>
      <text:p text:style-name="P4">
<text:span text:style-name="T5">
Фото: Констянтин Ліберов</text:span>
</text:p>
      <text:p text:style-name="P4">
Source: <text:a xlink:type="simple" xlink:href="https://www.ukrinform.ua/rubric-ato/3736045-sili-oboroni-znisili-vze-237-180-rosijskih-zagarbnikiv.html" text:style-name="Internet_20_link" text:visited-style-name="Visited_20_Internet_20_Link">
https://www.ukrinform.ua/rubric-ato/3736045-sili-oboroni-znisili-vze-237-180-rosijskih-zagarbnikiv.html</text:a>
</text:p>
      <!--NEWS-->
      <text:h text:style-name="P10" text:outline-level="1">
<text:span text:style-name="T4">
Російська армія вбила ще одного жителя Донеччини</text:span>
</text:h>
      <text:p text:style-name="P4">
Authors: Ukrinform (Person)</text:p>
      <text:p text:style-name="P4">
Publisher: Укринформ (Organization)</text:p>
      <text:p text:style-name="P4">
Published Time: 2023-07-15T08:24:33+03:00</text:p>
      <text:p text:style-name="P4">
Modified Time: 2023-07-15T08:24:33+03:00</text:p>
      <text:p text:style-name="P4">
Description: Російські військові вбили одного цивільного в селі Нескучне Донецької області, дану інформацію вдалося встановити 14 липня. — Укрінформ.</text:p>
      <text:p text:style-name="P4">
Images: ['<text:a xlink:type="simple" xlink:href="https://static.ukrinform.com/photos/2018_05/thumb_files/630_360_1525875327-6731.jpg" text:style-name="Internet_20_link" text:visited-style-name="Visited_20_Internet_20_Link">
630_360_15258...</text:a>
']</text:p>
      <text:p text:style-name="P4">
Tags: ['Донеччина', 'Обстріл', 'Загибель', 'Війна з Росією']</text:p>
      <text:p text:style-name="P4">
Type: Article</text:p>
      <!--METADATA-->
      <text:p text:style-name="P4">
<draw:frame draw:style-name="fr1" draw:name="Image262" text:anchor-type="as-char" svg:width="6.9236in" svg:height="3.956343in" draw:z-index="0">
<draw:image xlink:href="../Images/yкринформ/2023-07-15T08-24-33-03-00/630_360_1525875327-6731.jpg" xlink:type="simple" xlink:show="embed" xlink:actuate="onLoad" draw:mime-type="image/jpeg"/>
</draw:frame>
 Російськівійськові вбили одного цивільного в селі Нескучне Донецької області, дануінформацію вдалося встановити 14 липня.</text:p>
      <text:p text:style-name="P4">
Як передає Укрінформ, про це начальник Донецької обласної військовоїадміністрації Павло Кириленко повідомив у <text:a xlink:type="simple" xlink:href="http://t.me/pavlokyrylenko_donoda/8796" text:style-name="Internet_20_link" text:visited-style-name="Visited_20_Internet_20_Link">
 Телеграмі</text:a>
 .</text:p>
      <text:p text:style-name="P4">
</text:p>
      <text:p text:style-name="P4">
“За 14 липня вдалося встановити інформацію щодо 1 цивільного, убитогоросіянами, — у Нескучному”, — написав він.</text:p>
      <text:p text:style-name="P4">
Кириленко зауважив, що наразі неможливо встановити точну кількість жертв у <text:a xlink:type="simple" xlink:href="https://www.ukrinform.ua/tag-mariupol" text:style-name="Internet_20_link" text:visited-style-name="Visited_20_Internet_20_Link">
Маріуполі </text:a>
 та Волновасі.</text:p>
      <text:p text:style-name="P4">
<text:span text:style-name="T4">
Читайте також:</text:span>
 <text:a xlink:type="simple" xlink:href="https://www.ukrinform.ua/rubric-ato/3735811-vorog-u-cervni-vtrici-posiliv-obstrili-pivnicnogo-prikordonna-ukraini.html" text:style-name="Internet_20_link" text:visited-style-name="Visited_20_Internet_20_Link">
 Ворог у червні втричі посилив <text:span text:style-name="T4">
обстріл</text:span>
 и північногоприкордоння України </text:a>
</text:p>
      <text:p text:style-name="P4">
Як повідомляв Укрінформ, російська армія за 13 липня <text:a xlink:type="simple" xlink:href="https://www.ukrinform.ua/rubric-regions/3735630-rosijski-zagarbniki-za-dobu-vbili-odnogo-zitela-doneccini.html" text:style-name="Internet_20_link" text:visited-style-name="Visited_20_Internet_20_Link">
 вбила одного жителяДонецької області </text:a>
 , ще чотирьом людямзавдала поранень.</text:p>
      <text:p text:style-name="P4">
Source: <text:a xlink:type="simple" xlink:href="https://www.ukrinform.ua/rubric-regions/3736049-rosijska-armia-vbila-se-odnogo-zitela-doneccini.html" text:style-name="Internet_20_link" text:visited-style-name="Visited_20_Internet_20_Link">
https://www.ukrinform.ua/rubric-regions/3736049-rosijska-armia-vbila-se-odnogo-zitela-doneccini.html</text:a>
</text:p>
      <!--NEWS-->
      <text:h text:style-name="P10" text:outline-level="1">
<text:span text:style-name="T4">
Літні освіжаючі супи з усього світу: смачно, швидко і недорого</text:span>
</text:h>
      <text:p text:style-name="P4">
Authors: Ukrinform (Person)</text:p>
      <text:p text:style-name="P4">
Publisher: Укринформ (Organization)</text:p>
      <text:p text:style-name="P4">
Published Time: 2023-07-15T08:29:00+03:00</text:p>
      <text:p text:style-name="P4">
Modified Time: 2023-07-15T08:29:00+03:00</text:p>
      <text:p text:style-name="P4">
Description: Пропонуємо рецепти найпопулярніших холодних супів, які чудово підходять для спекотного літнього дня — Укрінформ.</text:p>
      <text:p text:style-name="P4">
Images: ['<text:a xlink:type="simple" xlink:href="https://static.ukrinform.com/photos/2023_07/thumb_files/630_360_1689398918-119.jpg" text:style-name="Internet_20_link" text:visited-style-name="Visited_20_Internet_20_Link">
630_360_16893...</text:a>
', '<text:a xlink:type="simple" xlink:href="https://static.ukrinform.com/photos/2023_07/1689398890-404.jpg" text:style-name="Internet_20_link" text:visited-style-name="Visited_20_Internet_20_Link">
1689398890-40...</text:a>
']</text:p>
      <text:p text:style-name="P4">
Tags: None</text:p>
      <text:p text:style-name="P4">
Type: Article</text:p>
      <!--METADATA-->
      <text:p text:style-name="P4">
<draw:frame draw:style-name="fr1" draw:name="Image264" text:anchor-type="as-char" svg:width="6.9236in" svg:height="3.956343in" draw:z-index="0">
<draw:image xlink:href="../Images/yкринформ/2023-07-15T08-29-00-03-00/630_360_1689398918-119.jpg" xlink:type="simple" xlink:show="embed" xlink:actuate="onLoad" draw:mime-type="image/jpeg"/>
</draw:frame>
 Пропонуєморецепти найпопулярніших холодних супів, які чудово підходять для спекотноголітнього дня  <draw:frame draw:style-name="fr1" draw:name="Image265" text:anchor-type="as-char" svg:width="1.916253in" svg:height="10.0in" draw:z-index="0">
<draw:image xlink:href="../Images/yкринформ/2023-07-15T08-29-00-03-00/1689398890-404.jpg" xlink:type="simple" xlink:show="embed" xlink:actuate="onLoad" draw:mime-type="image/jpeg"/>
</draw:frame>
 Заінформацією ЗМІ</text:p>
      <text:p text:style-name="P4">
Source: <text:a xlink:type="simple" xlink:href="https://www.ukrinform.ua/rubric-society/3736051-litni-osvizauci-supi-z-usogo-svitu-smacno-svidko-i-nedorogo.html" text:style-name="Internet_20_link" text:visited-style-name="Visited_20_Internet_20_Link">
https://www.ukrinform.ua/rubric-society/3736051-litni-osvizauci-supi-z-usogo-svitu-smacno-svidko-i-nedorogo.html</text:a>
</text:p>
      <!--NEWS-->
      <text:h text:style-name="P10" text:outline-level="1">
<text:span text:style-name="T4">
У Чорному та Азовському морях РФ тримає два ракетоносії</text:span>
</text:h>
      <text:p text:style-name="P4">
Authors: Ukrinform (Person)</text:p>
      <text:p text:style-name="P4">
Publisher: Укринформ (Organization)</text:p>
      <text:p text:style-name="P4">
Published Time: 2023-07-15T08:29:19+03:00</text:p>
      <text:p text:style-name="P4">
Modified Time: 2023-07-15T08:29:19+03:00</text:p>
      <text:p text:style-name="P4">
Description: У Чорному та Азовському морях Росія тримає 16 кораблів, з них два - ракетоносії з загальним залпом 12 ракет типу "Калібр".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Азовське море', 'Корабель', 'Війна з Росією', 'Єдині новини']</text:p>
      <text:p text:style-name="P4">
Type: Article</text:p>
      <!--METADATA-->
      <text:p text:style-name="P4">
<draw:frame draw:style-name="fr1" draw:name="Image266" text:anchor-type="as-char" svg:width="6.9236in" svg:height="3.956343in" draw:z-index="0">
<draw:image xlink:href="../Images/yкринформ/2023-07-15T08-29-19-03-00/630_360_1668767285-756.jpg" xlink:type="simple" xlink:show="embed" xlink:actuate="onLoad" draw:mime-type="image/jpeg"/>
</draw:frame>
 У Чорномута Азовському морях Росія тримає 16 кораблів, з них два - ракетоносії ззагальним залпом 12 ракет типу "Калібр".</text:p>
      <text:p text:style-name="P4">
Про це в ефірі загальнонаціонального телемарафону "Єдині новини" сказалакерівниця об'єднаного пресцентру Сил оборони Півдня Наталія Гуменюк, передаєУкрінформ.</text:p>
      <text:p text:style-name="P4">
"Загальне корабельне угруповання в Чорному та Азовському морях досить потужнопредставлено - 13 кораблів зараз перебуває в Чорному морі, 3 кораблі - вАзовському. Серед чорноморського контингенту два <text:a xlink:type="simple" xlink:href="https://www.ukrinform.ua/tag-raketa" text:style-name="Internet_20_link" text:visited-style-name="Visited_20_Internet_20_Link">
 ракетоносії</text:a>
 продовжують бойове чергування, одиннадводний, один підводний, це 12 ракет типу "Калібр" можуть бути готові допуску по всій території України", - сказала Гуменюк.</text:p>
      <text:p text:style-name="P4">
Вона нагадала, що ракети морського базування типу "Калібр" долають відстань до2,5 тис. км і є загрозою для будь-якого регіону України.</text:p>
      <text:p text:style-name="P4">
<text:span text:style-name="T4">
Читайте також:</text:span>
 <text:a xlink:type="simple" xlink:href="https://www.ukrinform.ua/rubric-ato/3733706-vorog-zoserediv-zusilla-na-troh-napramkah-na-pivdni-ukraini-gumenuk.html" text:style-name="Internet_20_link" text:visited-style-name="Visited_20_Internet_20_Link">
 Ворог зосередив зусилля на трьох напрямках на півдніУкраїни - <text:span text:style-name="T4">
Гуменюк</text:span>
 </text:a>
</text:p>
      <text:p text:style-name="P4">
Як повідомляв Укрінформ, Сили оборони України з 24 лютого 2022 року по 15липня 2023 року ліквідували близько 237 тисяч 180 російських загарбників,зокрема 590 осіб - за минулу добу.</text:p>
      <text:p text:style-name="P4">
Source: <text:a xlink:type="simple" xlink:href="https://www.ukrinform.ua/rubric-ato/3736052-u-cornomu-ta-azovskomu-morah-rf-trimae-dva-raketonosii.html" text:style-name="Internet_20_link" text:visited-style-name="Visited_20_Internet_20_Link">
https://www.ukrinform.ua/rubric-ato/3736052-u-cornomu-ta-azovskomu-morah-rf-trimae-dva-raketonosii.html</text:a>
</text:p>
      <!--NEWS-->
      <text:h text:style-name="P10" text:outline-level="1">
<text:span text:style-name="T4">
Російська армія за добу 70 разів обстріляла Херсонщину</text:span>
</text:h>
      <text:p text:style-name="P4">
Authors: Ukrinform (Person)</text:p>
      <text:p text:style-name="P4">
Publisher: Укринформ (Organization)</text:p>
      <text:p text:style-name="P4">
Published Time: 2023-07-15T08:43:11+03:00</text:p>
      <text:p text:style-name="P4">
Modified Time: 2023-07-15T08:43:11+03:00</text:p>
      <text:p text:style-name="P4">
Description: Російські загарбники за минулу добу, 14 липня, здійснили 70 обстрілів Херсонської області. — Укрінформ.</text:p>
      <text:p text:style-name="P4">
Images: ['<text:a xlink:type="simple" xlink:href="https://static.ukrinform.com/photos/2023_07/thumb_files/630_360_1688923283-432.jpg" text:style-name="Internet_20_link" text:visited-style-name="Visited_20_Internet_20_Link">
630_360_16889...</text:a>
']</text:p>
      <text:p text:style-name="P4">
Tags: ['Херсонщина', 'Обстріл', 'Війна з Росією']</text:p>
      <text:p text:style-name="P4">
Type: Article</text:p>
      <!--METADATA-->
      <text:p text:style-name="P4">
<draw:frame draw:style-name="fr1" draw:name="Image267" text:anchor-type="as-char" svg:width="6.9236in" svg:height="3.956343in" draw:z-index="0">
<draw:image xlink:href="../Images/yкринформ/2023-07-15T08-43-11-03-00/630_360_1688923283-432.jpg" xlink:type="simple" xlink:show="embed" xlink:actuate="onLoad" draw:mime-type="image/jpeg"/>
</draw:frame>
 Російськізагарбники за минулу добу, 14 липня, здійснили 70 обстрілів Херсонськоїобласті.</text:p>
      <text:p text:style-name="P4">
Як передає Укрінформ, про це голова Херсонської обласної військовоїадміністрації Олександр Прокудін повідомив у <text:a xlink:type="simple" xlink:href="http://t.me/olexandrprokudin/969" text:style-name="Internet_20_link" text:visited-style-name="Visited_20_Internet_20_Link">
 Телеграмі</text:a>
 .</text:p>
      <text:p text:style-name="P4">
“За минулу добу противник здійснив 70 обстрілів, випустивши 361 снаряд змінометів, артилерії, танків, “Градів”, авіації та <text:a xlink:type="simple" xlink:href="https://www.ukrinform.ua/tag-bezpilotnik" text:style-name="Internet_20_link" text:visited-style-name="Visited_20_Internet_20_Link">
 БПЛА</text:a>
 . По місту Херсон ворог випустив10 снарядів”, - написав він.</text:p>
      <text:p text:style-name="P4">
За його інформацією, російські військові влучили у житлові квартали населенихпунктів області; територію та будівлі дачного товариства Херсонської міськоїгромади.</text:p>
      <text:p text:style-name="P4">
Жертв та поранених серед цивільного населення немає.</text:p>
      <text:p text:style-name="P4">
<text:span text:style-name="T4">
Читайте також:</text:span>
 <text:a xlink:type="simple" xlink:href="https://www.ukrinform.ua/rubric-regions/3736049-rosijska-armia-vbila-se-odnogo-zitela-doneccini.html" text:style-name="Internet_20_link" text:visited-style-name="Visited_20_Internet_20_Link">
 Російська армія вбила ще одного жителя <text:span text:style-name="T4">
Донечч</text:span>
 ини</text:a>
</text:p>
      <text:p text:style-name="P4">
Як повідомляв Укрінформ, 13 липня <text:a xlink:type="simple" xlink:href="https://www.ukrinform.ua/rubric-regions/3735639-zagarbniki-za-minulu-dobu-76-raziv-obstrilala-hersonsinu-e-zagiblij.html" text:style-name="Internet_20_link" text:visited-style-name="Visited_20_Internet_20_Link">
 росіяни здійснили 76 обстрілів Херсонськоїобласті </text:a>
 , одна людиназагинула.</text:p>
      <text:p text:style-name="P4">
Source: <text:a xlink:type="simple" xlink:href="https://www.ukrinform.ua/rubric-regions/3736055-rosijska-armia-za-dobu-70-raziv-obstrilala-hersonsinu.html" text:style-name="Internet_20_link" text:visited-style-name="Visited_20_Internet_20_Link">
https://www.ukrinform.ua/rubric-regions/3736055-rosijska-armia-za-dobu-70-raziv-obstrilala-hersonsinu.html</text:a>
</text:p>
      <!--NEWS-->
      <text:h text:style-name="P10" text:outline-level="1">
<text:span text:style-name="T4">
На Миколаївщині вночі знищили три «Шахеди»</text:span>
</text:h>
      <text:p text:style-name="P4">
Authors: Ukrinform (Person)</text:p>
      <text:p text:style-name="P4">
Publisher: Укринформ (Organization)</text:p>
      <text:p text:style-name="P4">
Published Time: 2023-07-15T08:44:00+03:00</text:p>
      <text:p text:style-name="P4">
Modified Time: 2023-07-15T08:44:00+03:00</text:p>
      <text:p text:style-name="P4">
Description: Уночі Сили оборони знищили три БпЛА типу Shahed на Миколаївщині. — Укрінформ.</text:p>
      <text:p text:style-name="P4">
Images: ['<text:a xlink:type="simple" xlink:href="https://static.ukrinform.com/photos/2022_10/thumb_files/630_360_1665063754-814.jpg" text:style-name="Internet_20_link" text:visited-style-name="Visited_20_Internet_20_Link">
630_360_16650...</text:a>
']</text:p>
      <text:p text:style-name="P4">
Tags: ['Миколаївщина', 'Дрон-камікадзе', 'Єдині новини']</text:p>
      <text:p text:style-name="P4">
Type: Article</text:p>
      <!--METADATA-->
      <text:p text:style-name="P4">
<draw:frame draw:style-name="fr1" draw:name="Image268" text:anchor-type="as-char" svg:width="6.9236in" svg:height="3.956343in" draw:z-index="0">
<draw:image xlink:href="../Images/yкринформ/2023-07-15T08-44-00-03-00/630_360_1665063754-814.jpg" xlink:type="simple" xlink:show="embed" xlink:actuate="onLoad" draw:mime-type="image/jpeg"/>
</draw:frame>
 Уночі Силиоборони знищили три БпЛА типу Shahed на Миколаївщині.</text:p>
      <text:p text:style-name="P4">
Про це в ефірі загальнонаціонального телемарафону "Єдині новини" сказалакерівниця об'єднаного пресцентру Сили охорони та оборони ОК "Південь" НаталіяГуменюк, передає Укрінформ.</text:p>
      <text:p text:style-name="P4">
"Атаки не припиняються на області, прилеглі до окупованої <text:a xlink:type="simple" xlink:href="https://www.ukrinform.ua/tag-hersonsina" text:style-name="Internet_20_link" text:visited-style-name="Visited_20_Internet_20_Link">
 Херсонщини</text:a>
 . Зокрема, цієї ночі наМиколаївщині було знищено три БпЛА типу Shahed, якими ворог намагавсяатакувати вчергове вночі південні регіони", - сказала Гуменюк.</text:p>
      <text:p text:style-name="P4">
<text:span text:style-name="T4">
Читайте також:</text:span>
 <text:a xlink:type="simple" xlink:href="https://www.ukrinform.ua/rubric-ato/3734635-v-isw-nazvali-vcorasnu-ataku-droniv-po-ukraini-demonstrativnou-vidpoviddu-rosii-na-samit-nato.html" text:style-name="Internet_20_link" text:visited-style-name="Visited_20_Internet_20_Link">
 В ISW назвали вчорашню атаку дронів по Україні«демонстративною відповіддю» Росії на саміт НАТО</text:a>
</text:p>
      <text:p text:style-name="P4">
Як повідомляв Укрінформ, станом на ранок 15 липня в Чорному та Азовськомуморях Росія тримає 16 кораблів, з них два - ракетоносії з загальним залпом 12ракет типу "Калібр".</text:p>
      <text:p text:style-name="P4">
Source: <text:a xlink:type="simple" xlink:href="https://www.ukrinform.ua/rubric-regions/3736056-na-mikolaivsini-vnoci-znisili-tri-sahedi.html" text:style-name="Internet_20_link" text:visited-style-name="Visited_20_Internet_20_Link">
https://www.ukrinform.ua/rubric-regions/3736056-na-mikolaivsini-vnoci-znisili-tri-sahedi.html</text:a>
</text:p>
      <!--NEWS-->
      <text:h text:style-name="P10" text:outline-level="1">
<text:span text:style-name="T4">
Ворожі БПЛА вночі атакували околиці Запоріжжя, поранений чоловік</text:span>
</text:h>
      <text:p text:style-name="P4">
Authors: Ukrinform (Person)</text:p>
      <text:p text:style-name="P4">
Publisher: Укринформ (Organization)</text:p>
      <text:p text:style-name="P4">
Published Time: 2023-07-15T08:53:00+03:00</text:p>
      <text:p text:style-name="P4">
Modified Time: 2023-07-15T08:53:00+03:00</text:p>
      <text:p text:style-name="P4">
Description: Ворожі безпілотники двічі за ніч атакували околиці Запоріжжя, постраждав чоловік. — Укрінформ.</text:p>
      <text:p text:style-name="P4">
Images: ['<text:a xlink:type="simple" xlink:href="https://static.ukrinform.com/photos/2023_06/thumb_files/630_360_1686799345-820.jpeg" text:style-name="Internet_20_link" text:visited-style-name="Visited_20_Internet_20_Link">
630_360_16867...</text:a>
']</text:p>
      <text:p text:style-name="P4">
Tags: ['Безпілотник', 'Обстріл', 'Запоріжжя', 'Війна з Росією']</text:p>
      <text:p text:style-name="P4">
Type: Article</text:p>
      <!--METADATA-->
      <text:p text:style-name="P4">
<draw:frame draw:style-name="fr1" draw:name="Image269" text:anchor-type="as-char" svg:width="6.9236in" svg:height="3.956343in" draw:z-index="0">
<draw:image xlink:href="../Images/yкринформ/2023-07-15T08-53-00-03-00/630_360_1686799345-820.jpeg" xlink:type="simple" xlink:show="embed" xlink:actuate="onLoad" draw:mime-type="image/jpeg"/>
</draw:frame>
 Ворожібезпілотники двічі за ніч атакували околиці Запоріжжя, постраждав чоловік.</text:p>
      <text:p text:style-name="P4">
Про це в <text:a xlink:type="simple" xlink:href="https://t.me/zoda_gov_ua/20315" text:style-name="Internet_20_link" text:visited-style-name="Visited_20_Internet_20_Link">
 Телеграмі </text:a>
 повідомляє начальникЗапорізької обласної військової адміністрації Юрій Малашко, передає Укрінформ.</text:p>
      <text:p text:style-name="P4">
"Двічі атакував околицю обласного центру із застосуванням БПЛА. В результатіпоранення отримав 62-річний чоловік", - йдеться в повідомленні.</text:p>
      <text:p text:style-name="P4">
Зазначається, що впродовж доби ворожа армія здійснила 45 обстрілів мирних місті сіл, зокрема 39 артилерійських ударів здійснено по території Гуляйполя,Залізничного, Новодарівки, Чарівного, Левадного, Успенівки, Приютного,Степногірська. Авіацією ворог поцілив по Оріхову, Омельнику, Малій Токмачці,Новоданилівці.</text:p>
      <text:p text:style-name="P4">
Наразі зафіксовано 27 руйнувань об'єктів житлової та соціальної інфраструктурив 15 населених пунктах Запорізької області.</text:p>
      <text:p text:style-name="P4">
Як поінформував у <text:a xlink:type="simple" xlink:href="https://t.me/kurtievofficial/12244" text:style-name="Internet_20_link" text:visited-style-name="Visited_20_Internet_20_Link">
 Телеграмі </text:a>
 в.о.міського голови Запоріжжя Анатолій Куртєв, у місті пошкодженийінфраструктурний обʼєкт.</text:p>
      <text:p text:style-name="P4">
"Внаслідок дій окупантів цієї ночі в одному з районів міста було ушкодженоінфраструктурний обʼєкт", - йдеться в дописі.</text:p>
      <text:p text:style-name="P4">
Зазначається, що ушкоджень зазнав і житловий фонд - у чотирьохбагатоповерхових будинках повилітали вікна.</text:p>
      <text:p text:style-name="P4">
<text:span text:style-name="T4">
Читайте також:</text:span>
 <text:a xlink:type="simple" xlink:href="https://www.ukrinform.ua/rubric-ato/3736052-u-cornomu-ta-azovskomu-morah-rf-trimae-dva-raketonosii.html" text:style-name="Internet_20_link" text:visited-style-name="Visited_20_Internet_20_Link">
 У <text:span text:style-name="T4">
Чорному</text:span>
 та Азовському морях РФ тримає дваракетоносії </text:a>
</text:p>
      <text:p text:style-name="P4">
Як повідомляв Укрінформ, російські загарбники за минулу добу, 14 липня, <text:a xlink:type="simple" xlink:href="https://www.ukrinform.ua/rubric-regions/3736055-rosijska-armia-za-dobu-70-raziv-obstrilala-hersonsinu.html" text:style-name="Internet_20_link" text:visited-style-name="Visited_20_Internet_20_Link">
здійснили 70 обстрілів Херсонської області </text:a>
 .</text:p>
      <text:p text:style-name="P4">
Source: <text:a xlink:type="simple" xlink:href="https://www.ukrinform.ua/rubric-regions/3736058-vorozi-bpla-vnoci-atakuvali-okolici-zaporizza-poranenij-colovik.html" text:style-name="Internet_20_link" text:visited-style-name="Visited_20_Internet_20_Link">
https://www.ukrinform.ua/rubric-regions/3736058-vorozi-bpla-vnoci-atakuvali-okolici-zaporizza-poranenij-colovik.html</text:a>
</text:p>
      <!--NEWS-->
      <text:h text:style-name="P10" text:outline-level="1">
<text:span text:style-name="T4">
Пам’яті стрільця Андрія Черніцького (позивний «Апостол»)</text:span>
</text:h>
      <text:p text:style-name="P4">
Authors: Ukrinform (Person)</text:p>
      <text:p text:style-name="P4">
Publisher: Укринформ (Organization)</text:p>
      <text:p text:style-name="P4">
Published Time: 2023-07-15T09:00:00+03:00</text:p>
      <text:p text:style-name="P4">
Modified Time: 2023-07-15T09:00:00+03:00</text:p>
      <text:p text:style-name="P4">
Description: Він загинув у бою, прикриваючи своїх побратимів — Укрінформ.</text:p>
      <text:p text:style-name="P4">
Images: ['<text:a xlink:type="simple" xlink:href="https://static.ukrinform.com/photos/2023_07/thumb_files/630_360_1689332537-776.jpg" text:style-name="Internet_20_link" text:visited-style-name="Visited_20_Internet_20_Link">
630_360_16893...</text:a>
']</text:p>
      <text:p text:style-name="P4">
Tags: ["Пам'ять", 'Хмельницький', 'Війна з Росією', '#stoprussia']</text:p>
      <text:p text:style-name="P4">
Type: Article</text:p>
      <!--METADATA-->
      <text:p text:style-name="P4">
<draw:frame draw:style-name="fr1" draw:name="Image270" text:anchor-type="as-char" svg:width="6.9236in" svg:height="3.956343in" draw:z-index="0">
<draw:image xlink:href="../Images/yкринформ/2023-07-15T09-00-00-03-00/630_360_1689332537-776.jpg" xlink:type="simple" xlink:show="embed" xlink:actuate="onLoad" draw:mime-type="image/jpeg"/>
</draw:frame>
 Вінзагинув у бою, прикриваючи своїх побратимів</text:p>
      <text:p text:style-name="P4">
39-річний командир стрілецького відділення 19-го окремого стрілецькогобатальйону Андрій Черніцький (позивний «Апостол») загинув 1 липня 2023 року наЛуганщині.</text:p>
      <text:p text:style-name="P4">
«У бою з окупантами, прикриваючи побратимів, героїчно загинув депутат VIIскликання Хмельницької міської ради, наш побратим Андрій Черніцький «Апостол»,- <text:a xlink:type="simple" xlink:href="https://www.facebook.com/oleh.tiahnybok/posts/pfbid026rVrgdiCZHMWynv5faWR5orTAr96whDBjCgGzW6Lt5VrdkiWyYPredV1hDgGanxul" text:style-name="Internet_20_link" text:visited-style-name="Visited_20_Internet_20_Link">
 повідомив</text:a>
про загибель військовослужбовця голова ВО «Свобода» Олег Тягнибок.</text:p>
      <text:p text:style-name="P4">
</text:p>
      <text:p text:style-name="P4">
Боротьба за Україну для Андрія розпочалася ще під час Революції Гідності. Тодіна Майдані у Києві він отримав поранення. Згодом, коли почалася війна у 2014році, чоловік без вагань приєднався до лав ЗСУ та воював в артилерії.</text:p>
      <text:p text:style-name="P4">
Упродовж 2017-2020 років Андрій був депутатом Хмельницької ради. На початкуповномасштабної війни добровільно пішов у військкомат і потрапив на службу вновостворений 19-й окремий стрілецький батальйон.</text:p>
      <text:p text:style-name="P4">
</text:p>
      <text:p text:style-name="P4">
«Андрія знаю десять років, за цей час провели з ним немало часу разом. У2012-му агітували за «Свободу», у 2013-2014 роках боролись з режимомЯнуковича, тоді організовували кілька акцій «прямої дії», з Андрієм можна булойти на все, бо чітко був упевнений в ньому, як в самому собі. У 2015-му Андрійпішов воювати, служив артилеристом, був поранений. У 2016 році працювали з ниму ЖЕК-1, Андрій був хорошим головним інженером, завдяки заповзятості іпрацьовитості швидко заслужив авторитет серед хлопців. 1 липня, відбиваючитанкову атаку окупантів, Андрій загинув. Загинув як герой, врятувавшипобратимів, давши їм час для оборони…», - <text:a xlink:type="simple" xlink:href="https://www.facebook.com/permalink.php" text:style-name="Internet_20_link" text:visited-style-name="Visited_20_Internet_20_Link">
 написав</text:a>
у соцмережі заступник міського голови Хмельницького Василь Новачок.</text:p>
      <text:p text:style-name="P4">
</text:p>
      <text:p text:style-name="P4">
Друзі знали Андрія як добру та відкриту людину, яка не тримала зла та образ.Подруга його сім’ї Анастасія Ярова <text:a xlink:type="simple" xlink:href="https://www.facebook.com/yarova.a/posts/pfbid0A5uMcQ6XESnu17RbDKwdFjz3uWRcoNNqPhonzayFh4WF8VK3mvRSgLaQhu1uAGXEl" text:style-name="Internet_20_link" text:visited-style-name="Visited_20_Internet_20_Link">
 поділилася,</text:a>
що він «любив Україну та захищав мову, дбав про традиції та культуру,виховував своїх дітей з Україною в серці».</text:p>
      <text:p text:style-name="P4">
Побратими називають «Апостола» совістю батальйону. Він завжди приходив надопомогу усім, хто її потребував.</text:p>
      <text:p text:style-name="P4">
</text:p>
      <text:p text:style-name="P4">
«Андрій (Апостол) Черніцький, ти прожив гідне життя, для мене честь матитакого кума та побратима як ти. Певно, втрата тебе одна з найболючіших у ційвійні. Ти загинув героєм, не вистачило у москалів куль, щоб побороти тебе… лиштанки змогли зупинити тебе, але не зупинять ту святу ідею, у яку ти вірив, таза яку ти воював. Памʼять про тебе буде жити вічно. Маю честь. Спочивай зБогом, брате…», - <text:a xlink:type="simple" xlink:href="https://www.facebook.com/permalink.php" text:style-name="Internet_20_link" text:visited-style-name="Visited_20_Internet_20_Link">
 згадує</text:a>
про Черніцького один із його побратимів.</text:p>
      <text:p text:style-name="P4">
У своєму останньому бою Андрій разом із Леонідом Оксютою зі Славути під часштурму бойових позицій врятував шістьох побратимів і знищив 30 ворогів.«Апостол» стріляв по танку з гранатомета, аби прикрити своїх бійців, якіопинилися в оточенні.</text:p>
      <text:p text:style-name="P4">
</text:p>
      <text:p text:style-name="P4">
«Андрій свідомо відволікав увагу на себе. Танк убив двох наших хлопців(Черніцького та Оксюту – ред.), але через півтори години побратими цей танкспалили. Андрій загинув, без перебільшення, як герой, і ми будемо клопотатипро те, аби надати Андрію та Леоніду звання «Герой України», - розповівпобратим загиблого Роман Миколаїв.</text:p>
      <text:p text:style-name="P4">
30 червня Андрій привітав свою дружину Іванну з днем народження і надіславквіти. А вже 1 липня вона дізналася про загибель коханого.</text:p>
      <text:p text:style-name="P4">
</text:p>
      <text:p text:style-name="P4">
Андрія Черніцького поховали на Алеї Слави кладовища мікрорайону Ракове уХмельницькому.</text:p>
      <text:p text:style-name="P4">
«Дуже важко сьогодні прощатися з Андрієм Черніцьким – щирим, справжнім,відважним воїном та гідним громадянином… Його внесок у розбудову України якміцної держави, її героїчний захист, постає прикладом для сьогодення і дляприйдешніх поколінь. Ми не стерті з карти, а продовжуємо жити і боронитивласну свободу завдяки таким воїнам, як він», - <text:a xlink:type="simple" xlink:href="https://www.facebook.com/permalink.php" text:style-name="Internet_20_link" text:visited-style-name="Visited_20_Internet_20_Link">
 написав</text:a>
у день прощання з Андрієм його знайомий Василь Камінський.</text:p>
      <text:p text:style-name="P4">
У загиблого воїна залишилися батьки, дружина та двоє дітей.</text:p>
      <text:p text:style-name="P4">
Вічна пам'ять Герою!</text:p>
      <text:p text:style-name="P4">
<text:span text:style-name="T5">
Фото: Фейсбук-сторінка Андрія Черніцького, Фейсбук-сторінка ВасиляКамінського, сайт Vsim.ua</text:span>
</text:p>
      <text:p text:style-name="P4">
Source: <text:a xlink:type="simple" xlink:href="https://www.ukrinform.ua/rubric-ato/3734327-pamati-strilca-andria-cernickogo-pozivnij-apostol.html" text:style-name="Internet_20_link" text:visited-style-name="Visited_20_Internet_20_Link">
https://www.ukrinform.ua/rubric-ato/3734327-pamati-strilca-andria-cernickogo-pozivnij-apostol.html</text:a>
</text:p>
      <!--NEWS-->
      <text:h text:style-name="P10" text:outline-level="1">
<text:span text:style-name="T4">
На Запоріжжі за тиждень знищили десятки угруповань ворога - мер Мелітополя</text:span>
</text:h>
      <text:p text:style-name="P4">
Authors: Ukrinform (Person)</text:p>
      <text:p text:style-name="P4">
Publisher: Укринформ (Organization)</text:p>
      <text:p text:style-name="P4">
Published Time: 2023-07-15T09:11:01+03:00</text:p>
      <text:p text:style-name="P4">
Modified Time: 2023-07-15T09:11:01+03:00</text:p>
      <text:p text:style-name="P4">
Description: Протягом тижня на тимчасово окупованих територіях Запорізької області було знищено десятки угруповань ворога.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Мелітополь', 'Федоров', 'Війна з Росією', 'Єдині новини']</text:p>
      <text:p text:style-name="P4">
Type: Article</text:p>
      <!--METADATA-->
      <text:p text:style-name="P4">
<draw:frame draw:style-name="fr1" draw:name="Image277" text:anchor-type="as-char" svg:width="6.9236in" svg:height="3.956343in" draw:z-index="0">
<draw:image xlink:href="../Images/yкринформ/2023-07-15T09-11-01-03-00/630_360_1680422407-224.png" xlink:type="simple" xlink:show="embed" xlink:actuate="onLoad" draw:mime-type="image/png"/>
</draw:frame>
 Протягомтижня на тимчасово окупованих територіях Запорізької області було знищенодесятки угруповань ворога.</text:p>
      <text:p text:style-name="P4">
Про це в ефірі національного телемарафону "Єдині новини" сказав міський головаМелітополя Іван Федоров, передає Укрінформ.</text:p>
      <text:p text:style-name="P4">
"За цей тиждень десятки угруповань ворога були знищені на тимчасово окупованійтериторії Запорізької області. Вони знищувалися і там, де ворог вважавглибоким тилом. Це бачимо на прикладі Бердянська та <text:a xlink:type="simple" xlink:href="https://www.ukrinform.ua/tag-policia" text:style-name="Internet_20_link" text:visited-style-name="Visited_20_Internet_20_Link">
 Мелітополя</text:a>
 ", - сказав він.</text:p>
      <text:p text:style-name="P4">
<text:span text:style-name="T4">
Читайте також:</text:span>
 <text:a xlink:type="simple" xlink:href="https://www.ukrinform.ua/rubric-regions/3733603-na-zaporizzi-vorog-pocav-minuvati-kriticnu-infrastrukturu-fedorov.html" text:style-name="Internet_20_link" text:visited-style-name="Visited_20_Internet_20_Link">
 На Запоріжжі ворог почав мінувати критичну інфраструктуру- <text:span text:style-name="T4">
Федоров</text:span>
 </text:a>
</text:p>
      <text:p text:style-name="P4">
Федоров додав, що ворог масово змінює дислокацію своїх штатів, бо розуміє, щомісцеві мешканці чинять спротив і тому займає нові приміщення і намагаєтьсязробити нові штаби.</text:p>
      <text:p text:style-name="P4">
Крім того, з'явилася велика кількість військової поліції, яка перевіряєвійськовослужбовців РФ та вантажі, які вони перевозять. Федоров каже, щохочуть виявити, чи є дезертири, чи пиячать, чи перевозять крадене.</text:p>
      <text:p text:style-name="P4">
<text:span text:style-name="T4">
Читайте також:</text:span>
 <text:a xlink:type="simple" xlink:href="https://www.ukrinform.ua/rubric-regions/3734219-agenti-rf-gotuvali-terakti-na-zaporizzi-sbu-perehopila-rozmovi.html" text:style-name="Internet_20_link" text:visited-style-name="Visited_20_Internet_20_Link">
 Агенти РФ готували теракти на <text:span text:style-name="T4">
Запоріжжі</text:span>
 : СБУперехопила розмови </text:a>
</text:p>
      <text:p text:style-name="P4">
Як повідомляв Укрінформ, в тимчасово окупованому Бердянську було знищеноготель "Дюна", де мешкало військове керівництво окупантів.</text:p>
      <text:p text:style-name="P4">
Source: <text:a xlink:type="simple" xlink:href="https://www.ukrinform.ua/rubric-ato/3736061-na-zaporizzi-za-tizden-znisili-desatki-ugrupovan-voroga-mer-melitopola.html" text:style-name="Internet_20_link" text:visited-style-name="Visited_20_Internet_20_Link">
https://www.ukrinform.ua/rubric-ato/3736061-na-zaporizzi-za-tizden-znisili-desatki-ugrupovan-voroga-mer-melitopola.html</text:a>
</text:p>
      <!--NEWS-->
      <text:h text:style-name="P10" text:outline-level="1">
<text:span text:style-name="T4">
Нафтосервісна компанія SLB повністю припиняє поставки у Росію</text:span>
</text:h>
      <text:p text:style-name="P4">
Authors: Ukrinform (Person)</text:p>
      <text:p text:style-name="P4">
Publisher: Укринформ (Organization)</text:p>
      <text:p text:style-name="P4">
Published Time: 2023-07-15T09:31:06+03:00</text:p>
      <text:p text:style-name="P4">
Modified Time: 2023-07-15T09:31:06+03:00</text:p>
      <text:p text:style-name="P4">
Description: Провідна нафтосервісна компанія SLB у п'ятницю заявила, що припиняє поставки продукції та технологій до Росії через розширення міжнародних санкцій. — Укрінформ.</text:p>
      <text:p text:style-name="P4">
Images: ['<text:a xlink:type="simple" xlink:href="https://static.ukrinform.com/photos/2023_07/thumb_files/630_360_1689402467-680.jpg" text:style-name="Internet_20_link" text:visited-style-name="Visited_20_Internet_20_Link">
630_360_16894...</text:a>
']</text:p>
      <text:p text:style-name="P4">
Tags: ['нафта', 'Санкції', 'Росія']</text:p>
      <text:p text:style-name="P4">
Type: Article</text:p>
      <!--METADATA-->
      <text:p text:style-name="P4">
<draw:frame draw:style-name="fr1" draw:name="Image278" text:anchor-type="as-char" svg:width="6.9236in" svg:height="3.956343in" draw:z-index="0">
<draw:image xlink:href="../Images/yкринформ/2023-07-15T09-31-06-03-00/630_360_1689402467-680.jpg" xlink:type="simple" xlink:show="embed" xlink:actuate="onLoad" draw:mime-type="image/jpeg"/>
</draw:frame>
 Провіднанафтосервісна компанія SLB у п'ятницю заявила, що припиняє поставки продукціїта технологій до Росії через розширення міжнародних санкцій.</text:p>
      <text:p text:style-name="P4">
Як передає Укрінформ, про це йдеться у <text:a xlink:type="simple" xlink:href="http://www.slb.com/resource-library/updates/2023/update-on-slbs-russia-operations" text:style-name="Internet_20_link" text:visited-style-name="Visited_20_Internet_20_Link">
 заяві </text:a>
 нафтосервісноїкомпанії.</text:p>
      <text:p text:style-name="P4">
SLB, колишня Schlumberger, заявляє, що припиняє постачання продукції татехнологій до Росії з усіх своїх об'єктів по всьому світу.</text:p>
      <text:p text:style-name="P4">
"SLB вкрай серйозно ставиться до своєї відповідальності за дотримання законівпро експортний контроль та економічні санкції, і компанія, як і раніше,підтримує міжнародне співтовариство, засуджуючи і закликаючи до припиненнявійни в Україні", - підкреслюється в документі.</text:p>
      <text:p text:style-name="P4">
У компанії зазначили, що починаючи з березня 2022 року, у SLB вжилидобровільних заходів для обмеження своєї діяльності в <text:a xlink:type="simple" xlink:href="https://www.ukrinform.ua/tag-rosia" text:style-name="Internet_20_link" text:visited-style-name="Visited_20_Internet_20_Link">
 Росії</text:a>
 та оголосили, що не робитимуть новихінвестицій у країну та не впроваджуватимуть нових технологій.</text:p>
      <text:p text:style-name="P4">
<text:span text:style-name="T4">
Читайте також:</text:span>
 <text:a xlink:type="simple" xlink:href="https://www.ukrinform.ua/rubric-economy/3541360-naftoservisnij-gigant-baker-hughes-povnistu-vihodit-z-rosijskogo-rinku.html" text:style-name="Internet_20_link" text:visited-style-name="Visited_20_Internet_20_Link">
 <text:span text:style-name="T4">
Нафтосервісни</text:span>
 й гігант Baker Hughes повністю виходитьз російського ринку </text:a>
</text:p>
      <text:p text:style-name="P4">
Як повідомляв Укрінформ, постачання російської сирої нафти починаєдемонструвати ознаки падіння через чотири місяці після того, як країнаоголосила про скорочення виробництва.</text:p>
      <text:p text:style-name="P4">
Source: <text:a xlink:type="simple" xlink:href="https://www.ukrinform.ua/rubric-economy/3736067-naftoservisna-kompania-slb-povnistu-pripinae-postavki-u-rosiu.html" text:style-name="Internet_20_link" text:visited-style-name="Visited_20_Internet_20_Link">
https://www.ukrinform.ua/rubric-economy/3736067-naftoservisna-kompania-slb-povnistu-pripinae-postavki-u-rosiu.html</text:a>
</text:p>
      <!--NEWS-->
      <text:h text:style-name="P10" text:outline-level="1">
<text:span text:style-name="T4">
У Південній Кореї зливи призвели до загибелі сімох людей</text:span>
</text:h>
      <text:p text:style-name="P4">
Authors: Ukrinform (Person)</text:p>
      <text:p text:style-name="P4">
Publisher: Укринформ (Organization)</text:p>
      <text:p text:style-name="P4">
Published Time: 2023-07-15T09:33:19+03:00</text:p>
      <text:p text:style-name="P4">
Modified Time: 2023-07-15T09:33:19+03:00</text:p>
      <text:p text:style-name="P4">
Description: У Південній Кореї внаслідок сильних злив загинуло щонайменше семеро людей, тисячі жителів були евакуйовані. — Укрінформ.</text:p>
      <text:p text:style-name="P4">
Images: ['<text:a xlink:type="simple" xlink:href="https://static.ukrinform.com/photos/2023_07/thumb_files/630_360_1689402501-628.png" text:style-name="Internet_20_link" text:visited-style-name="Visited_20_Internet_20_Link">
630_360_16894...</text:a>
']</text:p>
      <text:p text:style-name="P4">
Tags: ['Дощ', 'Корея', 'Повінь', 'Загибель']</text:p>
      <text:p text:style-name="P4">
Type: Article</text:p>
      <!--METADATA-->
      <text:p text:style-name="P4">
<draw:frame draw:style-name="fr1" draw:name="Image279" text:anchor-type="as-char" svg:width="6.9236in" svg:height="3.956343in" draw:z-index="0">
<draw:image xlink:href="../Images/yкринформ/2023-07-15T09-33-19-03-00/630_360_1689402501-628.png" xlink:type="simple" xlink:show="embed" xlink:actuate="onLoad" draw:mime-type="image/png"/>
</draw:frame>
 УПівденній Кореї внаслідок сильних злив загинуло щонайменше семеро людей,тисячі жителів були евакуйовані.</text:p>
      <text:p text:style-name="P4">
Про це повідомляє <text:a xlink:type="simple" xlink:href="http://en.yna.co.kr/view/AEN20230715000752320" text:style-name="Internet_20_link" text:visited-style-name="Visited_20_Internet_20_Link">
 Yonhap</text:a>
 ,передає Укрінформ.</text:p>
      <text:p text:style-name="P4">
Як зазначається, близько 6400 мешканців центрального повіту Кьонсан булиевакуйовані у зв'язку з проривом дамби. Багато низинних сіл були затоплені,дороги та мости заблоковані.</text:p>
      <text:p text:style-name="P4">
 Унаслідок зсувівґрунту в різних регіонах країни загинуло 7 осіб. Крім того, у місті Чонджупотяг зійшов із рейок. Машиніст зазнав легких травм і був доправлений до <text:a xlink:type="simple" xlink:href="https://www.ukrinform.ua/tag-bolnica" text:style-name="Internet_20_link" text:visited-style-name="Visited_20_Internet_20_Link">
лікарні </text:a>
 .</text:p>
      <text:p text:style-name="P4">
Десятки південнокорейських міст знеструмлені. Повені завдали шкоди посівам.</text:p>
      <text:p text:style-name="P4">
Корейська залізнична корпорація KORAIL призупинила рух усіх регулярних тадеяких швидкісних поїздів у центральній частині країни.</text:p>
      <text:p text:style-name="P4">
 <text:span text:style-name="T4">
Читайте також:</text:span>
<text:a xlink:type="simple" xlink:href="https://www.ukrinform.ua/rubric-world/3734574-zlivi-u-aponii-zabrali-sist-zittiv.html" text:style-name="Internet_20_link" text:visited-style-name="Visited_20_Internet_20_Link">
 <text:span text:style-name="T4">
Зливи</text:span>
 у Японії забрали шість життів </text:a>
</text:p>
      <text:p text:style-name="P4">
Як повідомляв Укрінформ, <text:a xlink:type="simple" xlink:href="https://www.ukrinform.ua/rubric-world/3735370-kilkist-zagiblih-vid-poveni-v-indii-perevisila-sotnu.html" text:style-name="Internet_20_link" text:visited-style-name="Visited_20_Internet_20_Link">
 кількість загиблих</text:a>
 унаслідок масштабних повеней у північній частиніІндії перевищила сотню.</text:p>
      <text:p text:style-name="P4">
<text:span text:style-name="T5">
Фото: Yonhap</text:span>
</text:p>
      <text:p text:style-name="P4">
Source: <text:a xlink:type="simple" xlink:href="https://www.ukrinform.ua/rubric-world/3736069-u-pivdennij-korei-zlivi-prizveli-do-zagibeli-simoh-ludej.html" text:style-name="Internet_20_link" text:visited-style-name="Visited_20_Internet_20_Link">
https://www.ukrinform.ua/rubric-world/3736069-u-pivdennij-korei-zlivi-prizveli-do-zagibeli-simoh-ludej.html</text:a>
</text:p>
      <!--NEWS-->
      <text:h text:style-name="P10" text:outline-level="1">
<text:span text:style-name="T4">
Ворог зранку обстріляв Сумщину, попередньо - без жертв</text:span>
</text:h>
      <text:p text:style-name="P4">
Authors: Ukrinform (Person)</text:p>
      <text:p text:style-name="P4">
Publisher: Укринформ (Organization)</text:p>
      <text:p text:style-name="P4">
Published Time: 2023-07-15T09:43:14+03:00</text:p>
      <text:p text:style-name="P4">
Modified Time: 2023-07-15T09:43:14+03:00</text:p>
      <text:p text:style-name="P4">
Description: У Сумській області ворог з мінометів обстріляв Хотінську громаду, за попередніми даними минулося без жертв серед мирного населення.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Обстріл', 'Сумщина', 'Війна з Росією']</text:p>
      <text:p text:style-name="P4">
Type: Article</text:p>
      <!--METADATA-->
      <text:p text:style-name="P4">
<draw:frame draw:style-name="fr1" draw:name="Image282" text:anchor-type="as-char" svg:width="6.9236in" svg:height="3.956343in" draw:z-index="0">
<draw:image xlink:href="../Images/yкринформ/2023-07-15T09-43-14-03-00/630_360_1574102935-316.jpg" xlink:type="simple" xlink:show="embed" xlink:actuate="onLoad" draw:mime-type="image/jpeg"/>
</draw:frame>
 У Сумськійобласті ворог з мінометів обстріляв Хотінську громаду, за попередніми данимиминулося без жертв серед мирного населення.</text:p>
      <text:p text:style-name="P4">
Про це у <text:a xlink:type="simple" xlink:href="http://t.me/Sumy_news_ODA/17819" text:style-name="Internet_20_link" text:visited-style-name="Visited_20_Internet_20_Link">
 Телеграмі </text:a>
 повідомляє СумськаОВА, передає Укрінформ.</text:p>
      <text:p text:style-name="P4">
"Ситуація на прикордонні станом на 9.00 15 липня 2023. ️Зранку росіяниздійснили обстріл з мінометів Хотінської громади (17 <text:a xlink:type="simple" xlink:href="https://www.ukrinform.ua/tag-vibuh" text:style-name="Internet_20_link" text:visited-style-name="Visited_20_Internet_20_Link">
 вибухів</text:a>
 )", - йдеться у повідомленні.</text:p>
      <text:p text:style-name="P4">
За попередньою інформацією обласної військової адміністрації минулося безжертв серед мирного населення та руйнувань цивільної інфраструктури.</text:p>
      <text:p text:style-name="P4">
<text:span text:style-name="T4">
Читайте також:</text:span>
 <text:a xlink:type="simple" xlink:href="https://www.ukrinform.ua/rubric-regions/3736055-rosijska-armia-za-dobu-70-raziv-obstrilala-hersonsinu.html" text:style-name="Internet_20_link" text:visited-style-name="Visited_20_Internet_20_Link">
 Російська армія за добу 70 разів <text:span text:style-name="T4">
обстрілял</text:span>
 аХерсонщину </text:a>
</text:p>
      <text:p text:style-name="P4">
Як повідомляв Укрінформ, ворожі безпілотники двічі за ніч атакували околиціЗапоріжжя, поранено чоловіка.</text:p>
      <text:p text:style-name="P4">
Source: <text:a xlink:type="simple" xlink:href="https://www.ukrinform.ua/rubric-ato/3736071-vorog-zranku-obstrilav-sumsinu-poperedno-bez-zertv.html" text:style-name="Internet_20_link" text:visited-style-name="Visited_20_Internet_20_Link">
https://www.ukrinform.ua/rubric-ato/3736071-vorog-zranku-obstrilav-sumsinu-poperedno-bez-zertv.html</text:a>
</text:p>
      <!--NEWS-->
      <text:h text:style-name="P10" text:outline-level="1">
<text:span text:style-name="T4">
Повітряні сили вночі знищили чотири «Шахеди»</text:span>
</text:h>
      <text:p text:style-name="P4">
Authors: Ukrinform (Person)</text:p>
      <text:p text:style-name="P4">
Publisher: Укринформ (Organization)</text:p>
      <text:p text:style-name="P4">
Published Time: 2023-07-15T09:44:14+03:00</text:p>
      <text:p text:style-name="P4">
Modified Time: 2023-07-15T09:44:14+03:00</text:p>
      <text:p text:style-name="P4">
Description: Повітряні сили ЗСУ цієї ночі знищили на Півдні та Сході чотири ворожі безпілотники. — Укрінформ.</text:p>
      <text:p text:style-name="P4">
Images: ['<text:a xlink:type="simple" xlink:href="https://static.ukrinform.com/photos/2022_09/thumb_files/630_360_1663470769-121.jpg" text:style-name="Internet_20_link" text:visited-style-name="Visited_20_Internet_20_Link">
630_360_16634...</text:a>
']</text:p>
      <text:p text:style-name="P4">
Tags: ['Безпілотник', 'Повітряні сили ЗСУ', 'Війна з Росією']</text:p>
      <text:p text:style-name="P4">
Type: Article</text:p>
      <!--METADATA-->
      <text:p text:style-name="P4">
<draw:frame draw:style-name="fr1" draw:name="Image283" text:anchor-type="as-char" svg:width="6.9236in" svg:height="3.956343in" draw:z-index="0">
<draw:image xlink:href="../Images/yкринформ/2023-07-15T09-44-14-03-00/630_360_1663470769-121.jpg" xlink:type="simple" xlink:show="embed" xlink:actuate="onLoad" draw:mime-type="image/jpeg"/>
</draw:frame>
 Повітрянісили ЗСУ цієї ночі знищили на Півдні та Сході чотири ворожі безпілотники.</text:p>
      <text:p text:style-name="P4">
Про це повідомляє командування Повітряних сил у <text:a xlink:type="simple" xlink:href="http://t.me/kpszsu/3302" text:style-name="Internet_20_link" text:visited-style-name="Visited_20_Internet_20_Link">
 Телеграмі</text:a>
 , передає Укрінформ.</text:p>
      <text:p text:style-name="P4">
"У ніч проти 15 липня 2023 року противник атакував шістьома ударними дронамитипу Shahed з південного напрямку. Силами та засобами Повітряних сил на півдніта сході країни знищено чотири ворожі ударні дрони Shahed-136/131", - йдетьсяу повідомленні.</text:p>
      <text:p text:style-name="P4">
</text:p>
      <text:p text:style-name="P4">
Крім того, за уточненими даними, минулої доби 14 липня, окрім 16 дронівShahed, збитих уночі, протиповітряна оборона знищила три розвідувальні <text:a xlink:type="simple" xlink:href="https://www.ukrinform.ua/tag-bezpilotnik" text:style-name="Internet_20_link" text:visited-style-name="Visited_20_Internet_20_Link">
 БпЛА</text:a>
 оперативно-тактичного рівня(«Орлан», «Зала») та три ударні дрони типу «Ланцет».</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text:span text:style-name="T4">
знищили</text:span>
 вже 237 180 російськихзагарбників </text:a>
</text:p>
      <text:p text:style-name="P4">
Як повідомляв Укрінформ, у Запоріжжі внаслідок нічної атаки РФ пошкодженоінфраструктурний обʼєкт.</text:p>
      <text:p text:style-name="P4">
Source: <text:a xlink:type="simple" xlink:href="https://www.ukrinform.ua/rubric-ato/3736072-povitrani-sili-vnoci-znisili-cotiri-sahedi.html" text:style-name="Internet_20_link" text:visited-style-name="Visited_20_Internet_20_Link">
https://www.ukrinform.ua/rubric-ato/3736072-povitrani-sili-vnoci-znisili-cotiri-sahedi.html</text:a>
</text:p>
      <!--NEWS-->
      <text:h text:style-name="P10" text:outline-level="1">
<text:span text:style-name="T4">
За добу на Бахмутському напрямку - 15 боєзіткнень, росіяни 408 разів обстріляли позиції Сил оборони</text:span>
</text:h>
      <text:p text:style-name="P4">
Authors: Ukrinform (Person)</text:p>
      <text:p text:style-name="P4">
Publisher: Укринформ (Organization)</text:p>
      <text:p text:style-name="P4">
Published Time: 2023-07-15T09:56:00+03:00</text:p>
      <text:p text:style-name="P4">
Modified Time: 2023-07-15T09:56:00+03:00</text:p>
      <text:p text:style-name="P4">
Description: За добу на Бахмутському напрямку російські загарбники 408 разів обстріляв позиції Сил оборони, відбулося 15 боєзіткнень. — Укрінформ.</text:p>
      <text:p text:style-name="P4">
Images: ['<text:a xlink:type="simple" xlink:href="https://static.ukrinform.com/photos/2023_06/thumb_files/630_360_1687761599-770.jpg" text:style-name="Internet_20_link" text:visited-style-name="Visited_20_Internet_20_Link">
630_360_16877...</text:a>
']</text:p>
      <text:p text:style-name="P4">
Tags: ['Оборона', 'Схід України', 'Єдині новини', 'Сергій Череватий']</text:p>
      <text:p text:style-name="P4">
Type: Article</text:p>
      <!--METADATA-->
      <text:p text:style-name="P4">
<draw:frame draw:style-name="fr1" draw:name="Image285" text:anchor-type="as-char" svg:width="6.9236in" svg:height="3.956343in" draw:z-index="0">
<draw:image xlink:href="../Images/yкринформ/2023-07-15T09-56-00-03-00/630_360_1687761599-770.jpg" xlink:type="simple" xlink:show="embed" xlink:actuate="onLoad" draw:mime-type="image/jpeg"/>
</draw:frame>
 За добу наБахмутському напрямку російські загарбники 408 разів обстріляв позиції Силоборони, відбулося 15 боєзіткнень.</text:p>
      <text:p text:style-name="P4">
Про це в ефірі загальнонаціонального телемарафону "Єдині новини" сказав речникСхідного угруповання військ Сергій Череватий, передає Укрінформ.</text:p>
      <text:p text:style-name="P4">
"Бахмутський напрямок залишається напрямком, де ініціатива за нашими Силамиоборони. На північному та південному флангах наші підрозділи тиснуть наворога, штурмують його позиції. Відтак ворог чинить опір, 408 раз за цю добуобстріляв наші позиції, здійснив авіаналіт. Загалом за добу відбулося на цьомунапрямку 15 боєзіткнень, в яких знищено 77 окупантів, 172 поранено, двох взятов полон. Також знищено два танки, БРТ, сім гармат, дві самохідні артилерійськіустановки, зенітний ракетний комплекс "Стріла-10", протитанковий ракетнийкомплекс і один <text:a xlink:type="simple" xlink:href="https://www.ukrinform.ua/tag-bezpilotnik" text:style-name="Internet_20_link" text:visited-style-name="Visited_20_Internet_20_Link">
 безпілотник </text:a>
 ", -сказав Череватий.</text:p>
      <text:p text:style-name="P4">
Він зауважив, що по російським військовополоненим можна скласти загальнийпортрет російської армії: не дуже освічений, погано екіпірований, з ненайвищих соціальних верств, з дуже слабкою мотивацією.</text:p>
      <text:p text:style-name="P4">
<text:span text:style-name="T4">
Читайте також:</text:span>
 <text:a xlink:type="simple" xlink:href="https://www.ukrinform.ua/rubric-ato/3735110-sirskij-pokazav-kadri-dopitu-vijskovogo-rf-uzatogo-v-polon-na-bahmutskomu-napramku.html" text:style-name="Internet_20_link" text:visited-style-name="Visited_20_Internet_20_Link">
 <text:span text:style-name="T4">
Сирський</text:span>
 показав кадри допиту військового РФ, узятогов полон на Бахмутському напрямку </text:a>
</text:p>
      <text:p text:style-name="P4">
За словами речника, на Лимансько-Куп'янському напрямку ворог також виявляєнайбільшу активність. Зафіксовані атаки у районі Діброви Луганської області таНовосадового Донецької області. Крім того, саме на цьому напрямку російськівійська найбільше застосовують артилерію, зокрема ствольну, міномети, РСЗВ.</text:p>
      <text:p text:style-name="P4">
"За цю добу 570 обстрілів ворог здійснив, 11 авіанальотів. Під час відбиттяатак 11 окупантів знищено, 68 поранили, одного взяли в полон, підбили ворожийтанк, бойову машину піхоти, також гармату, два польові склади боєприпасів, 7автомобілів, які підвозили ці боєприпаси", - сказав Череватий.</text:p>
      <text:p text:style-name="P4">
Речник східного угруповання військ зауважив, що ворог мінує лінію фронту навсіх ділянках, і це враховується під час штурмових дій. Усі підрозділи,задіяні, зокрема, на Бахмутському напрямку, обов'язково проходили навчання зподолання мінних загороджень. Для цього використовуються спеціальні машини,які є на озброєнні ЗСУ, а також партнерська техніка, зокрема німецькі танкиBiber, для подолання протитанкових ровів.</text:p>
      <text:p text:style-name="P4">
<text:span text:style-name="T4">
Читайте також:</text:span>
 <text:a xlink:type="simple" xlink:href="https://www.ukrinform.ua/rubric-ato/3735512-prikordonniki-znisili-grupu-zagarbnikiv-na-marsi-bila-bahmuta.html" text:style-name="Internet_20_link" text:visited-style-name="Visited_20_Internet_20_Link">
 Прикордонники знищили групу загарбників на марші біля<text:span text:style-name="T4">
Бахмут</text:span>
 а </text:a>
</text:p>
      <text:p text:style-name="P4">
Як повідомляв Укрінформ, Сили оборони України з 24 лютого 2022 року по 15липня 2023 року ліквідували близько 237 тисяч 180 російських загарбників,зокрема 590 осіб - за минулу добу.</text:p>
      <text:p text:style-name="P4">
Source: <text:a xlink:type="simple" xlink:href="https://www.ukrinform.ua/rubric-ato/3736075-za-dobu-na-bahmutskomu-napramku-15-boezitknen-rosiani-408-raziv-obstrilali-pozicii-sil-oboroni.html" text:style-name="Internet_20_link" text:visited-style-name="Visited_20_Internet_20_Link">
https://www.ukrinform.ua/rubric-ato/3736075-za-dobu-na-bahmutskomu-napramku-15-boezitknen-rosiani-408-raziv-obstrilali-pozicii-sil-oboroni.html</text:a>
</text:p>
      <!--NEWS-->
      <text:h text:style-name="P10" text:outline-level="1">
<text:span text:style-name="T4">
Третій тур чемпіонату України з баскетболу 3х3 пройде у Хмельницькому</text:span>
</text:h>
      <text:p text:style-name="P4">
Authors: Ukrinform (Person)</text:p>
      <text:p text:style-name="P4">
Publisher: Укринформ (Organization)</text:p>
      <text:p text:style-name="P4">
Published Time: 2023-07-15T09:59:56+03:00</text:p>
      <text:p text:style-name="P4">
Modified Time: 2023-07-15T09:59:56+03:00</text:p>
      <text:p text:style-name="P4">
Description: 3-й тур чемпіонату України з баскетболу 3х3 відбудеться у Хмельницькому 21-22 липня. — Укрінформ.</text:p>
      <text:p text:style-name="P4">
Images: ['<text:a xlink:type="simple" xlink:href="https://static.ukrinform.com/photos/2023_07/thumb_files/630_360_1689403890-432.jpg" text:style-name="Internet_20_link" text:visited-style-name="Visited_20_Internet_20_Link">
630_360_16894...</text:a>
']</text:p>
      <text:p text:style-name="P4">
Tags: ['Баскетбол', 'Спорт', 'Україна', 'Хмельницький']</text:p>
      <text:p text:style-name="P4">
Type: Article</text:p>
      <!--METADATA-->
      <text:p text:style-name="P4">
<draw:frame draw:style-name="fr1" draw:name="Image286" text:anchor-type="as-char" svg:width="6.9236in" svg:height="3.956343in" draw:z-index="0">
<draw:image xlink:href="../Images/yкринформ/2023-07-15T09-59-56-03-00/630_360_1689403890-432.jpg" xlink:type="simple" xlink:show="embed" xlink:actuate="onLoad" draw:mime-type="image/jpeg"/>
</draw:frame>
 3-й турчемпіонату України з баскетболу 3х3 відбудеться у Хмельницькому 21-22 липня.</text:p>
      <text:p text:style-name="P4">
Змагатимуться <text:a xlink:type="simple" xlink:href="http://https://fbu.ua/news/trety-tur-chemponatu-ukrani-3h3-proyde-u-hmelnickomu" text:style-name="Internet_20_link" text:visited-style-name="Visited_20_Internet_20_Link">
 чоловічі та жіночі клуби </text:a>
 , пройде також турнір укатегорії U16, передає Укрінформ.</text:p>
      <text:p text:style-name="P4">
Реєстрація на третій тур вже розпочалась. Участь у матчах можуть взяти якпрофесіональні клуби так і аматорські колективи.</text:p>
      <text:p text:style-name="P4">
<text:span text:style-name="T4">
Читайте також:</text:span>
 <text:a xlink:type="simple" xlink:href="https://www.ukrinform.ua/rubric-sports/3734317-basketbol-3h3-zbirni-ukraini-z-basketbolu-u21-zigraut-u-matcah-ligi-nacij.html" text:style-name="Internet_20_link" text:visited-style-name="Visited_20_Internet_20_Link">
 <text:span text:style-name="T4">
Баскетбол</text:span>
 <text:span text:style-name="T4">
3х3</text:span>
 : збірні України U21 зіграють уматчах Ліги націй </text:a>
</text:p>
      <text:p text:style-name="P4">
Загалом заплановано провести п’ять турів чемпіонату України з баскетболу 3х3.Перші два пройшли в Івано-Франківську та Києві.</text:p>
      <text:p text:style-name="P4">
Фото: fbu.ua.</text:p>
      <text:p text:style-name="P4">
Source: <text:a xlink:type="simple" xlink:href="https://www.ukrinform.ua/rubric-sports/3736078-tretij-tur-cempionatu-ukraini-z-basketbolu-3h3-projde-u-hmelnickomu.html" text:style-name="Internet_20_link" text:visited-style-name="Visited_20_Internet_20_Link">
https://www.ukrinform.ua/rubric-sports/3736078-tretij-tur-cempionatu-ukraini-z-basketbolu-3h3-projde-u-hmelnickomu.html</text:a>
</text:p>
      <!--NEWS-->
      <text:h text:style-name="P10" text:outline-level="1">
<text:span text:style-name="T4">
УПЛ затвердила дати та час матчів першого туру чемпіонату України з футболу</text:span>
</text:h>
      <text:p text:style-name="P4">
Authors: Ukrinform (Person)</text:p>
      <text:p text:style-name="P4">
Publisher: Укринформ (Organization)</text:p>
      <text:p text:style-name="P4">
Published Time: 2023-07-15T0:29:06+03:00</text:p>
      <text:p text:style-name="P4">
Modified Time: 2023-07-15T12:29:06+03:00</text:p>
      <text:p text:style-name="P4">
Description: Дирекція української футбольної Прем'єр-ліги затвердила дати проведення та час початку поєдинків стартового туру чемпіонату країни сезону-2023/2024. — Укрінформ.</text:p>
      <text:p text:style-name="P4">
Images: ['<text:a xlink:type="simple" xlink:href="https://static.ukrinform.com/photos/2023_07/thumb_files/630_360_1689412854-280.jpg" text:style-name="Internet_20_link" text:visited-style-name="Visited_20_Internet_20_Link">
630_360_16894...</text:a>
']</text:p>
      <text:p text:style-name="P4">
Tags: ['Динамо', 'Футбол', "Прем'єр-ліга", 'Україна', 'Шахтар', 'Дніпро-1']</text:p>
      <text:p text:style-name="P4">
Type: Article</text:p>
      <!--METADATA-->
      <text:p text:style-name="P4">
<draw:frame draw:style-name="fr1" draw:name="Image287" text:anchor-type="as-char" svg:width="6.9236in" svg:height="3.956343in" draw:z-index="0">
<draw:image xlink:href="../Images/yкринформ/2023-07-15T0-29-06-03-00/630_360_1689412854-280.jpg" xlink:type="simple" xlink:show="embed" xlink:actuate="onLoad" draw:mime-type="image/jpeg"/>
</draw:frame>
 Дирекціяукраїнської футбольної Прем'єр-ліги затвердила дати проведення та час початкупоєдинків стартового туру чемпіонату країни сезону-2023/2024.</text:p>
      <text:p text:style-name="P4">
Зустріч «Ворскла» (Полтава) - «Дніпро-1» <text:a xlink:type="simple" xlink:href="https://upl.ua/ua/news/view/7638" text:style-name="Internet_20_link" text:visited-style-name="Visited_20_Internet_20_Link">
 перенесли</text:a>
 на більш пізній термін через участь обохкоманд у єврокубках, передає Укрінформ.</text:p>
      <text:p text:style-name="P4">
Розклад матчів 1-го туру:</text:p>
      <text:p text:style-name="P4">
28 липня (п’ятниця)</text:p>
      <text:p text:style-name="P4">
Початок о 17.00. «Оболонь» (Київ) - «Колос» (Ковалівка)</text:p>
      <text:p text:style-name="P4">
19.00. «Верес» (Рівне) - «Полісся» (Житомир)</text:p>
      <text:p text:style-name="P4">
29 липня (субота)</text:p>
      <text:p text:style-name="P4">
15.00. «Рух» (Львів) - «Зоря» (Луганськ)</text:p>
      <text:p text:style-name="P4">
17.00. «Металіст 1925» (Харків) - «Шахтар» (Донецьк)</text:p>
      <text:p text:style-name="P4">
<text:span text:style-name="T4">
Читайте також:</text:span>
 <text:a xlink:type="simple" xlink:href="https://www.ukrinform.ua/rubric-sports/3734249-zahisnik-oleg-dancenko-zalisitsa-v-zori-se-na-sezon.html" text:style-name="Internet_20_link" text:visited-style-name="Visited_20_Internet_20_Link">
 Захисник Олег Данченко залишиться в «Зорі» ще на сезон</text:a>
</text:p>
      <text:p text:style-name="P4">
30 липня (неділя)</text:p>
      <text:p text:style-name="P4">
13.00. ЛНЗ (Черкаси) - «Чорноморець» (Одеса)</text:p>
      <text:p text:style-name="P4">
15.00. «Олександрія» - «Кривбас» (Кривий Ріг)</text:p>
      <text:p text:style-name="P4">
17.00. «Динамо» (Київ) - «Минай».</text:p>
      <text:p text:style-name="P4">
Фото: upl.ua.</text:p>
      <text:p text:style-name="P4">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At Lyman direction Russian army shelled Nevske, Bilohorivka of Luhansk region and Torske, Ver...</text:span>
</text:h>
      <text:p text:style-name="P4">
Authors: liveuamap (Language: en)</text:p>
      <text:p text:style-name="P4">
Time: 2023-07-15T0:31:00</text:p>
      <text:p text:style-name="P4">
Location: Bakhmut (Latitude:48.80675 Longtitude:38.24873)</text:p>
      <text:p text:style-name="P4">
Videos: []</text:p>
      <text:p text:style-name="P4">
Images: []</text:p>
      <text:p text:style-name="P4">
Tags: ["Russia"]</text:p>
      <text:p text:style-name="P4">
ID: 22576257</text:p>
      <!--METADATA-->
      <text:p text:style-name="P4">
At Lyman direction Russian army shelled Nevske, Bilohorivka of Luhansk regionand Torske, Verkhnokamyanske, Spirne, Rozdolivka of Donetsk region. Russianaviation conducted airstrikes at Nevske, Bilohorivka of Luhansk region andSpirne, Fedorivka, Vesele of Donetsk region, - General Staff of Armed Forcesof Ukraine says in the morning report</text:p>
      <text:p text:style-name="P4">
News Collection Link: <text:a xlink:type="simple" xlink:href="https:\/\/liveuamap.com\/en\/2023\/15-july-at-lyman-direction-russian-army-shelled-nevske-bilohorivka" text:style-name="Internet_20_link" text:visited-style-name="Visited_20_Internet_20_Link">
https:\/\/liveuamap.com\/en\/2023\/15-july-at-lyman-direction-russian-army-shelled-nevske-bilohorivka</text:a>
</text:p>
      <text:p text:style-name="P4">
Source: <text:a xlink:type="simple" xlink:href="https://t.me/lumsrc/5368" text:style-name="Internet_20_link" text:visited-style-name="Visited_20_Internet_20_Link">
https://t.me/lumsrc/5368</text:a>
</text:p>
      <!--NEWS-->
      <text:h text:style-name="P10" text:outline-level="1">
<text:span text:style-name="T4">
У ПФУ розповіли, як оформити та отримувати пенсію за кордоном</text:span>
</text:h>
      <text:p text:style-name="P4">
Authors: Ukrinform (Person)</text:p>
      <text:p text:style-name="P4">
Publisher: Укринформ (Organization)</text:p>
      <text:p text:style-name="P4">
Published Time: 2023-07-15T10:08:52+03:00</text:p>
      <text:p text:style-name="P4">
Modified Time: 2023-07-15T10:08:52+03:00</text:p>
      <text:p text:style-name="P4">
Description: Заступниця голови правління Пенсійного фонду України Ірина Ковпашко розповіла, як оформити пенсію та отримувати її за кордоном. — Укрінформ.</text:p>
      <text:p text:style-name="P4">
Images: ['<text:a xlink:type="simple" xlink:href="https://static.ukrinform.com/photos/2023_04/thumb_files/630_360_1680592760-976.jpg" text:style-name="Internet_20_link" text:visited-style-name="Visited_20_Internet_20_Link">
630_360_16805...</text:a>
']</text:p>
      <text:p text:style-name="P4">
Tags: ['Пенсія', 'Пенсійний фонд']</text:p>
      <text:p text:style-name="P4">
Type: Article</text:p>
      <!--METADATA-->
      <text:p text:style-name="P4">
<draw:frame draw:style-name="fr1" draw:name="Image288" text:anchor-type="as-char" svg:width="6.9236in" svg:height="3.956343in" draw:z-index="0">
<draw:image xlink:href="../Images/yкринформ/2023-07-15T10-08-52-03-00/630_360_1680592760-976.jpg" xlink:type="simple" xlink:show="embed" xlink:actuate="onLoad" draw:mime-type="image/jpeg"/>
</draw:frame>
 Заступницяголови правління Пенсійного фонду України Ірина Ковпашко розповіла, якоформити пенсію та отримувати її за кордоном.</text:p>
      <text:p text:style-name="P4">
Як передає Укрінформ, про це вона сказала в інтерв'ю <text:a xlink:type="simple" xlink:href="http://ukr.radio/news.html" text:style-name="Internet_20_link" text:visited-style-name="Visited_20_Internet_20_Link">
 Українському радіо</text:a>
 .</text:p>
      <text:p text:style-name="P4">
"Ми вже давно розпочали планомірну роботу над тим, щоб мінімізуватинеобхідність людини йти до нас фізично. Щоб до нас приходили лише ті люди, якідійсно мають нагальну потребу звернутися особисто. Для цього ми активнорозвиваємо наші електронні сервіси", — зазначила Ковпашко.</text:p>
      <text:p text:style-name="P4">
За її словами, одним із способів звернення за призначенням пенсії є зверненнячерез вебпортал електронних послуг Пенсійного фонду України.</text:p>
      <text:p text:style-name="P4">
"Для цього, звісно, потрібно мати кваліфікований електронний підпис, сканованідокументи, які визначають право на пенсію — паспорт, код, документи про стаж.Якщо мало місце навчання, то це можуть бути документи про навчання - диплом,свідоцтво. Також обов'язково має бути документ, який визначить, як людина хочеотримувати пенсію — через пошту або рахунок в банку. Втім, перелік документівнасправді невеликий", - наголосила представник ПФУ.</text:p>
      <text:p text:style-name="P4">
Водночас вона зауважила, що питання можуть виникнути, якщо в людини немаєтрудової книжки. "Але і для таких людей є певний позитивний момент — нещодавноВРУ внесено зміни до закону, якими переглянуто можливості для призначенняпенсій з тих чи інших строків. Тобто на період воєнного стану дано можливістьлюдині, наприклад, пенсію за віком отримувати з дня, що слідує за днемдосягнення пенсійного віку. Якщо людина звернеться в період воєнного часу, тонезалежно від того, скільки пройде — 3,5,8 місяців. Головне, щоб на 24 лютого2022 року не закінчився трьохмісячний термін для звернення. Фактичнопродовжено можливість гарантовано отримати пенсію, не втрачаючи жодного дня,за який вона людині належить", — пояснила Ковпашко.</text:p>
      <text:p text:style-name="P4">
<text:span text:style-name="T4">
Читайте також:</text:span>
 <text:a xlink:type="simple" xlink:href="https://www.ukrinform.ua/rubric-society/3731829-efekt-nakopicuvalnoi-pensijnoi-sistemi-vidcuut-navit-ti-komu-zaraz-5055-rokiv-ekspert.html" text:style-name="Internet_20_link" text:visited-style-name="Visited_20_Internet_20_Link">
 Ефект накопичувальної пенсійної системи відчують навітьті, кому зараз 50-55 років - експерт </text:a>
</text:p>
      <text:p text:style-name="P4">
Посадовиця додала, що Пенсійний фонд давно перейшов на принцип обслуговуванняпо екстериторіальності, тобто незалежно, де в людини адреса зареєстрованогопроживання, можна звернутися будь-куди, якщо туди ближче доїхати.</text:p>
      <text:p text:style-name="P4">
Окрім особистого звернення до ПФУ, а також через вебпортал, оформити пенсіюможна й поштою з-за кордону. Це можна зробити одразу після верифікації особи увідповідних посольствах чи консульствах з отриманням довідки про перебуванняособи в живих.</text:p>
      <text:p text:style-name="P4">
"Крім того, існує певний перелік країн, з якими Україна уклала міждержавнідоговори. Якщо той, хто виїхав, за кордон має офіційний дозвіл на проживання вкраїні, то він має право, звернувшись через відповідну установу країнипроживання, з якою укладено договір, попросити, щоб виплата здійснюваласятуди. Пенсійний фонд переказуватиме кошти в країну проживання, з якою укладенодоговір. Виплата буде йти людині на її рахунки, які вона відкриє в країніпроживання. Це, наприклад, Литва, <text:a xlink:type="simple" xlink:href="https://www.ukrinform.ua/tag-latvia" text:style-name="Internet_20_link" text:visited-style-name="Visited_20_Internet_20_Link">
 Латвія </text:a>
 , Естонія, Португалія, Чехія, Іспанія, Словаччина, Болгарія", —розповіла Ковпашко.</text:p>
      <text:p text:style-name="P4">
<text:span text:style-name="T4">
Читайте також:</text:span>
 <text:a xlink:type="simple" xlink:href="https://www.ukrinform.ua/rubric-society/3735610-na-socialni-viplati-z-derzbudzetu-vid-pocatku-roku-spramuvali-ponad-230-milardiv.html" text:style-name="Internet_20_link" text:visited-style-name="Visited_20_Internet_20_Link">
 На соціальні виплати з держбюджету від початку рокуспрямували понад ₴230 мільярдів </text:a>
</text:p>
      <text:p text:style-name="P4">
Як повідомляв Укрінформ, за даними ПФУ, станом на 1 липня 8,3 млн пенсіонерівіз 10,5 млн отримують виплати через банківські установи.</text:p>
      <text:p text:style-name="P4">
Source: <text:a xlink:type="simple" xlink:href="https://www.ukrinform.ua/rubric-society/3736082-u-pfu-rozpovili-ak-oformiti-ta-otrimuvati-pensiu-za-kordonom.html" text:style-name="Internet_20_link" text:visited-style-name="Visited_20_Internet_20_Link">
https://www.ukrinform.ua/rubric-society/3736082-u-pfu-rozpovili-ak-oformiti-ta-otrimuvati-pensiu-za-kordonom.html</text:a>
</text:p>
      <!--NEWS-->
      <text:h text:style-name="P10" text:outline-level="1">
<text:span text:style-name="T4">
Наступний саміт НАТО буде для України переможним — Данілов</text:span>
</text:h>
      <text:p text:style-name="P4">
Authors: Ukrinform (Person)</text:p>
      <text:p text:style-name="P4">
Publisher: Укринформ (Organization)</text:p>
      <text:p text:style-name="P4">
Published Time: 2023-07-15T10:14:18+03:00</text:p>
      <text:p text:style-name="P4">
Modified Time: 2023-07-15T10:14:18+03:00</text:p>
      <text:p text:style-name="P4">
Description: Україна дуже багато отримала від нещодавнього саміту НАТО у Вільнюсі, а наступний саміт, який проходитиме у США, буде для нас переможним. — Укрінформ.</text:p>
      <text:p text:style-name="P4">
Images: ['<text:a xlink:type="simple" xlink:href="https://static.ukrinform.com/photos/2023_04/thumb_files/630_360_1680783781-501.jpg" text:style-name="Internet_20_link" text:visited-style-name="Visited_20_Internet_20_Link">
630_360_16807...</text:a>
']</text:p>
      <text:p text:style-name="P4">
Tags: ['Саміт НАТО', 'Україна', 'Данілов']</text:p>
      <text:p text:style-name="P4">
Type: Article</text:p>
      <!--METADATA-->
      <text:p text:style-name="P4">
<draw:frame draw:style-name="fr1" draw:name="Image289" text:anchor-type="as-char" svg:width="6.9236in" svg:height="3.956343in" draw:z-index="0">
<draw:image xlink:href="../Images/yкринформ/2023-07-15T10-14-18-03-00/630_360_1680783781-501.jpg" xlink:type="simple" xlink:show="embed" xlink:actuate="onLoad" draw:mime-type="image/jpeg"/>
</draw:frame>
 Українадуже багато отримала від нещодавнього саміту НАТО у Вільнюсі, а наступнийсаміт, який проходитиме у США, буде для нас переможним.</text:p>
      <text:p text:style-name="P4">
Таке переконання висловив секретар Ради національної безпеки і оборони ОлексійДанілов в інтерв'ю <text:a xlink:type="simple" xlink:href="http://ukr.radio/news.html" text:style-name="Internet_20_link" text:visited-style-name="Visited_20_Internet_20_Link">
 Українському Радіо</text:a>
 , передає Укрінформ.</text:p>
      <text:p text:style-name="P4">
"Ми дуже багато отримали від цього саміту. Звичайно, хотілося б, як завжди,більше, але навіть те, що ми отримали, - це велика перемога для нас, нашогонароду, нашого Президента", - сказав секретар <text:a xlink:type="simple" xlink:href="https://www.ukrinform.ua/tag-rnbo" text:style-name="Internet_20_link" text:visited-style-name="Visited_20_Internet_20_Link">
 РНБО</text:a>
 .</text:p>
      <text:p text:style-name="P4">
Він наголосив, що перебуваючи у стані війни, стати членом Альянсу майженеможливо. Тому українцям слід набратися терпіння і робити своє "домашнєзавдання", аби всі без винятку сектори, які мають стосунок до критеріївчленства НАТО, були виконані на відмінно.</text:p>
      <text:p text:style-name="P4">
За словами Данілова, щодо військового компоненту, переходу на озброєння істандарти НАТО, робота просувається з великою швидкістю. "Але є ще певнікритерії, які треба привести у відповідність для того, щоб поставити остаточнукрапку згідно з нашою Конституцією, що наша країна – член НАТО", - зауваживвін.</text:p>
      <text:p text:style-name="P4">
У цьому контексті секретар РНБО наголосив, що в НАТО дуже ретельно ставлятьсядо багатьох сфер життєдіяльності країни, яка є членом Альянсу. Адже НАТО – цене просто військовий союз, а спільнота, членом якої може бути демократичнакраїна, з відповідним судочинством та багатьма іншими критеріями, за якимиУкраїні "треба працювати, трансформуватись, щоб відповідати всім високимстандартам, які є в країнах НАТО", наголосив Данілов.</text:p>
      <text:p text:style-name="P4">
"...Я впевнений, що наступний саміт, що відбуватиметься в наступному році вСША, буде максимально переможним. Ми докладемо до цього максимуму зусиль, алеце спільна робота всього нашого суспільства. Це не завдання тільки якогосьокремого міністра, це наше спільне завдання. Це велика робота, якої не требабоятися, тому що в світі немає нічого неможливого", - наголосив секретар РНБО.</text:p>
      <text:p text:style-name="P4">
Одним із величезних здобутків Вільнюського саміту він назвав безпековігарантії від G7 для України. За словами Данілова, з кожною країною будеукладено окрему угоду, зараз вони напрацьовуються. "Це будуть угоди, якібудуть доповнювати одна одну. В такий спосіб ми якомога скоріше станемочленами цієї спільноти. Тож це ще одна додаткова річ, яка буде нас штовхативперед на шляху до НАТО", - сказав Данілов, звернувши увагу на те, що до заявчленів "Сімки" можуть долучитися будь-які країни.</text:p>
      <text:p text:style-name="P4">
<text:span text:style-name="T4">
Читайте також:</text:span>
 <text:a xlink:type="simple" xlink:href="https://www.ukrinform.ua/rubric-polytics/3735708-zaava-bajdena-pro-clenstvo-ukraini-v-nato-e-politicnim-zobovazannam-dmitro-kuleba.html" text:style-name="Internet_20_link" text:visited-style-name="Visited_20_Internet_20_Link">
 Заява Байдена про членство України в <text:span text:style-name="T4">
НАТО</text:span>
 єполітичним зобов’язанням - Дмитро Кулеба </text:a>
</text:p>
      <text:p text:style-name="P4">
Коментуючи скасування для України Плану дій щодо членства, він зауважив, що зацей час "ми стали дорослими і багато речей, які ми б мали проходити по ПДЧ,вже пройшли", і в НАТО це розуміють, тому схвалили для Києва однокроковий планвступу.</text:p>
      <text:p text:style-name="P4">
"Ми здатні це зробити, тому що для нас бути членом Альянсу — це значить матизапоруку стовідсоткової безпеки від агресії Російської Федерації. Якщо ж ми небудемо членами Альянсу, то рано чи пізно імперські амбіції, незалежно відтого, хто там, на Росії, буде правити, можуть повернутися, і росіяни так самоможуть повернутися до гарячої фази відносин з будь-яким сусідом, тим паче знами", - переконаний Данілов.</text:p>
      <text:p text:style-name="P4">
На його думку, у Вільнюсі була похована остання надія Путіна з відновленняРосійської імперії, яка не може існувати без України.</text:p>
      <text:p text:style-name="P4">
"Зараз у нас є історичний шанс врешті-решт побудувати свою вільну,демократичну, незалежну країну і не мати впливу Московії на нашу територію, нанаших громадян, на нашу історію і на багато інших процесів, які постійнозаважали нам розвиватися", - зазначив Данілов.</text:p>
      <text:p text:style-name="P4">
Водночас він наголосив на важливості володіння громадянами України англійськоюмовою. "Нею мали б володіти всі наші діти з дитячого садочка для того, щоббути членами вільної світової спільноти. Англійська мова — це мова бізнесу,політики, мова, яка зрозуміла для всього світу. У нас свого часу, коли булатотальна русифікація, навіть рідну мову не давали вивчати. Тому нині для насце стратегічне завдання, щоби нас зрозуміли, щоб ми могли пояснювати людям, вякому світі ми живемо і хто ми. Так побудований сучасний світ, що на сьогоднібудь-яка інформація з'являється, перш за все, в інтернеті, а там англійськамова є домінантою будь-яких інформаційних ресурсів", - наголосив секретарРНБО.</text:p>
      <text:p text:style-name="P4">
<text:span text:style-name="T4">
Читайте також:</text:span>
 <text:a xlink:type="simple" xlink:href="https://www.ukrinform.ua/rubric-polytics/3735747-kuleba-nato-u-vilnusi-zrobilo-piv-kroku-do-zaprosenna-ukraini-u-vasingtoni-lisilosa-se-piv-kroku.html" text:style-name="Internet_20_link" text:visited-style-name="Visited_20_Internet_20_Link">
 Кулеба: <text:span text:style-name="T4">
НАТО</text:span>
 у Вільнюсі зробило пів кроку дозапрошення України, у Вашингтоні лишилося ще пів кроку</text:a>
</text:p>
      <text:p text:style-name="P4">
Як повідомляв Укрінформ, лідери країн НАТО на Вільнюському саміті 11 липняоприлюднили підсумкове комюніке, у якому йдеться, що майбутнє України - вНАТО, і вона отримає запрошення до вступу, коли всі країни-члени з цимпогодяться, а також будуть виконані відповідні умови.</text:p>
      <text:p text:style-name="P4">
На саміті НАТО у Вільнюсі було оголошено про створення Ради Україна-НАТО,скасовано План дій щодо членства в Альянсі.</text:p>
      <text:p text:style-name="P4">
Лідери країн Групи семи (G7) погодили на полях саміту НАТО у Вільнюсі Спільнудекларацію про підтримку України.</text:p>
      <text:p text:style-name="P4">
Source: <text:a xlink:type="simple" xlink:href="https://www.ukrinform.ua/rubric-polytics/3736084-nastupnij-samit-nato-bude-dla-ukraini-peremoznim-danilov.html" text:style-name="Internet_20_link" text:visited-style-name="Visited_20_Internet_20_Link">
https://www.ukrinform.ua/rubric-polytics/3736084-nastupnij-samit-nato-bude-dla-ukraini-peremoznim-danilov.html</text:a>
</text:p>
      <!--NEWS-->
      <text:h text:style-name="P10" text:outline-level="1">
<text:span text:style-name="T4">
Українець зробив п'ять блок-шотів у матчі Літньої ліги НБА</text:span>
</text:h>
      <text:p text:style-name="P4">
Authors: Ukrinform (Person)</text:p>
      <text:p text:style-name="P4">
Publisher: Укринформ (Organization)</text:p>
      <text:p text:style-name="P4">
Published Time: 2023-07-15T10:24:33+03:00</text:p>
      <text:p text:style-name="P4">
Modified Time: 2023-07-15T10:24:33+03:00</text:p>
      <text:p text:style-name="P4">
Description: Центровий національної збірної України з баскетболу Дмитро Скапінцев зіграв свій четвертий матч за «Нью-Йорк Нікс» в Літній лізі НБА. — Укрінформ.</text:p>
      <text:p text:style-name="P4">
Images: ['<text:a xlink:type="simple" xlink:href="https://static.ukrinform.com/photos/2023_07/thumb_files/630_360_1689405373-160.jpg" text:style-name="Internet_20_link" text:visited-style-name="Visited_20_Internet_20_Link">
630_360_16894...</text:a>
']</text:p>
      <text:p text:style-name="P4">
Tags: ['Баскетбол', 'НБА', 'Спорт', 'Збірна України']</text:p>
      <text:p text:style-name="P4">
Type: Article</text:p>
      <!--METADATA-->
      <text:p text:style-name="P4">
<draw:frame draw:style-name="fr1" draw:name="Image290" text:anchor-type="as-char" svg:width="6.9236in" svg:height="3.956343in" draw:z-index="0">
<draw:image xlink:href="../Images/yкринформ/2023-07-15T10-24-33-03-00/630_360_1689405373-160.jpg" xlink:type="simple" xlink:show="embed" xlink:actuate="onLoad" draw:mime-type="image/jpeg"/>
</draw:frame>
 Центровийнаціональної збірної України з баскетболу Дмитро Скапінцев зіграв свійчетвертий матч за «Нью-Йорк Нікс» в Літній лізі НБА.</text:p>
      <text:p text:style-name="P4">
В матчі проти «Бостона» 25-річний гравець за 22 хвилини на майданчику набрав 6очок, зробив 5 підбирань (1 в нападі), 4 передачі та <text:a xlink:type="simple" xlink:href="https://fbu.ua/news/dmitro-skapncev-nabrav-6-ochok-ta-zrobiv-5-blok-shotv-u-match-ltno-lgi-nba" text:style-name="Internet_20_link" text:visited-style-name="Visited_20_Internet_20_Link">
 5 блок-шотів</text:a>
 , передає Укрінформ.</text:p>
      <text:p text:style-name="P4">
Команда українця обіграла «Бостон» - 97:89 (31:20, 26:18, 18:28, 22:23).</text:p>
      <text:p text:style-name="P4">
<text:span text:style-name="T4">
Читайте також:</text:span>
 <text:a xlink:type="simple" xlink:href="https://www.ukrinform.ua/rubric-sports/3735211-ukrainec-dopomig-nujorku-zdobuti-persu-peremogu-u-litnij-lizi-nba.html" text:style-name="Internet_20_link" text:visited-style-name="Visited_20_Internet_20_Link">
 Українець допоміг «Нью-Йорку» здобути першу перемогу уЛітній лізі НБА </text:a>
</text:p>
      <text:p text:style-name="P4">
«Нью-Йорк» здобув другу перемогу поспіль. Наступну гру «Нікс» зіграють вЛітній лізі проти «Денвера» в ніч на 16 липня.</text:p>
      <text:p text:style-name="P4">
Фото: fbu.ua.</text:p>
      <text:p text:style-name="P4">
Source: <text:a xlink:type="simple" xlink:href="https://www.ukrinform.ua/rubric-sports/3736087-ukrainec-zrobiv-pat-bloksotiv-u-matci-litnoi-ligi-nba.html" text:style-name="Internet_20_link" text:visited-style-name="Visited_20_Internet_20_Link">
https://www.ukrinform.ua/rubric-sports/3736087-ukrainec-zrobiv-pat-bloksotiv-u-matci-litnoi-ligi-nba.html</text:a>
</text:p>
      <!--NEWS-->
      <text:h text:style-name="P10" text:outline-level="1">
<text:span text:style-name="T4">
Росіяни за добу атакували дев`ять областей України</text:span>
</text:h>
      <text:p text:style-name="P4">
Authors: Ukrinform (Person)</text:p>
      <text:p text:style-name="P4">
Publisher: Укринформ (Organization)</text:p>
      <text:p text:style-name="P4">
Published Time: 2023-07-15T10:25:31+03:00</text:p>
      <text:p text:style-name="P4">
Modified Time: 2023-07-15T10:25:31+03:00</text:p>
      <text:p text:style-name="P4">
Description: За добу російська армія здійснила атаки на дев`ять областей України. — Укрінформ.</text:p>
      <text:p text:style-name="P4">
Images: ['<text:a xlink:type="simple" xlink:href="https://static.ukrinform.com/photos/2023_07/thumb_files/630_360_1689405881-940.jpg" text:style-name="Internet_20_link" text:visited-style-name="Visited_20_Internet_20_Link">
630_360_16894...</text:a>
']</text:p>
      <text:p text:style-name="P4">
Tags: ['Обстріл', 'Війна з Росією']</text:p>
      <text:p text:style-name="P4">
Type: Article</text:p>
      <!--METADATA-->
      <text:p text:style-name="P4">
<draw:frame draw:style-name="fr1" draw:name="Image291" text:anchor-type="as-char" svg:width="6.9236in" svg:height="3.956343in" draw:z-index="0">
<draw:image xlink:href="../Images/yкринформ/2023-07-15T10-25-31-03-00/630_360_1689405881-940.jpg" xlink:type="simple" xlink:show="embed" xlink:actuate="onLoad" draw:mime-type="image/jpeg"/>
</draw:frame>
 За добуросійська армія здійснила атаки на дев`ять областей України.</text:p>
      <text:p text:style-name="P4">
Як передає Укрінформ, про це ідеться у зведеній інформації обласних військовихадміністрацій про ситуацію у регіонах України станом на 9:00 суботи, 15 липня.</text:p>
      <text:p text:style-name="P4">
У Чернігівській області за добу росіяни обстріляли чотири рази з мінометівНовгород-Сіверський район, зафіксовано 41 вибух. Без жертв та руйнувань.</text:p>
      <text:p text:style-name="P4">
У Сумській області вночі та зранку росіяни здійснили два обстріли прикордоння.Зафіксовано 24 вибухи. Обстрілів зазнали Хотінська та Шалигинська громади, безнаслідків.</text:p>
      <text:p text:style-name="P4">
Вчора протягом дня росіяни здійснили 18 обстрілів прикордоння Сумщини.Зафіксовано 110 вибухів. Обстрілів зазнали Новослобідська, Хотінська,Краснопільська, Середино-Будська, Есманська, Дружбівська, Глухівська,Білопільська Новослобідська громада. Внаслідок одного з артобстрілівпошкоджено два приватні будинки.</text:p>
      <text:p text:style-name="P4">
Хотінську громаду ворог обстрілював з мінометів, зафіксовано 16 вибухів,пошкоджено два комбайни та два трактори приватної агрофірми. В Середино-Будській громаді внаслідок обстрілів пошкоджено три житлові будинки.</text:p>
      <text:p text:style-name="P4">
<text:span text:style-name="T4">
Читайте також:</text:span>
 <text:a xlink:type="simple" xlink:href="https://www.ukrinform.ua/rubric-ato/3736075-za-dobu-na-bahmutskomu-napramku-15-boezitknen-rosiani-408-raziv-obstrilali-pozicii-sil-oboroni.html" text:style-name="Internet_20_link" text:visited-style-name="Visited_20_Internet_20_Link">
 За добу на Бахмутському напрямку - 15 боєзіткнень,росіяни 408 разів обстріляли позиції Сил оборони</text:a>
</text:p>
      <text:p text:style-name="P4">
У Запорізькій області за минулу добу російські війська здійснили 45 обстрілівпо містах і селах. Наразі зафіксовано 27 руйнувань об'єктів житлової тасоціальної інфраструктури в 15 населених пунктах.</text:p>
      <text:p text:style-name="P4">
Також ворог здійснив 39 артилерійських ударів по території Гуляйполя,Залізничного, Новодарівки, Чарівного, Левадного, Успенівки, Приютного,Степногірська.</text:p>
      <text:p text:style-name="P4">
Окрім того, авіацією агресор поцілив по Оріхову, Омельнику, Малій Токмачці,Новоданилівці. Двічі атакував околицю обласного центру із застосуванням БПЛА.В результаті поранення отримав 62-річний чоловік.</text:p>
      <text:p text:style-name="P4">
У Дніпропетровській області вчора ворог знову застосував безпілотник. З ньогоскинув боєприпаси на Марганецьку громаду Нікопольського району. Людей незачепило.</text:p>
      <text:p text:style-name="P4">
<text:span text:style-name="T4">
Читайте також:</text:span>
 <text:a xlink:type="simple" xlink:href="https://www.ukrinform.ua/rubric-ato/3736072-povitrani-sili-vnoci-znisili-cotiri-sahedi.html" text:style-name="Internet_20_link" text:visited-style-name="Visited_20_Internet_20_Link">
 <text:span text:style-name="T4">
Повітряні</text:span>
 сили вночі знищили чотири «Шахеди»</text:a>
</text:p>
      <text:p text:style-name="P4">
У Харківській області на Слобожанському напрямку агресор протягом добиздійснив мінометні та артилерійські <text:a xlink:type="simple" xlink:href="https://www.ukrinform.ua/tag-obstril" text:style-name="Internet_20_link" text:visited-style-name="Visited_20_Internet_20_Link">
 обстріли </text:a>
 населених пунктів Козача Лопань, Нескучне, Мороховець Харківськогорайону та Тернова Чугуївського району.</text:p>
      <text:p text:style-name="P4">
На Куп’янському напрямку артилерійських і мінометних обстрілів противниказазнали Дворічна, Западне, Кам’янка, Кислівка, Берестове та Фиголівка.</text:p>
      <text:p text:style-name="P4">
У Луганській області вчора росіяни атакували поблизу Діброви. Також загарбникиатакували в бік Новосадового, що на Донеччині, яке дуже близько до Невського,яке, як і Білогорівка, потрапило під артилерійський вогонь агресора. По цихнаселених пунктах завдано ще й авіаційних ударів. За добу противник здійснив103 обстріли, випустивши 467 снарядів.</text:p>
      <text:p text:style-name="P4">
У Донецькій області за добу агресор обстріляв Авдіївку (житловий сектор,кемпінг); Костянтинівку (житловий сектор); Благодатне (житловий сектор);Розлив (околиці населеного пункту). Пошкоджено 7 об’єктів: житловий будинок,ангар, п`ять транспортних засобів.</text:p>
      <text:p text:style-name="P4">
У Миколаївській області вночі Cилами та засобами протиповітряної оборони булозбито три дрони-камікадзе типу Shahed 136. Вчора протягом дня ворог завдававартилерійських ударів по береговій смузі та території Очакова Очаківськоїгромади. Внаслідок обстрілів пошкоджено житлові будинки та лінію мережіінтернет. Відбулося займання сухої трави на відкритій території, яке булооперативно ліквідовано. Постраждалих немає.</text:p>
      <text:p text:style-name="P4">
Також вчора ворожі артилерійські удари завдавалися по акваторії Очаківськоїгромади. Постраждалих немає.</text:p>
      <text:p text:style-name="P4">
По Херсонській області за добу росіяни здійснили 70 обстрілів, випустивши 361снаряд. Зокрема, по Херсону росіяни здійснили один мінометний обстріл,випустивши 10 снарядів.</text:p>
      <text:p text:style-name="P4">
Загалом, росіяни влучили у райони 23 населених пунктів області, територію табудівлі дачного товариства села Садове. Жертв та поранених серед цивільногонаселення немає.</text:p>
      <text:p text:style-name="P4">
<text:span text:style-name="T4">
Читайте також:</text:span>
 <text:a xlink:type="simple" xlink:href="https://www.ukrinform.ua/rubric-ato/3736045-sili-oboroni-znisili-vze-237-180-rosijskih-zagarbnikiv.html" text:style-name="Internet_20_link" text:visited-style-name="Visited_20_Internet_20_Link">
 Сили оборони знищили вже 237 180 російських загарбників</text:a>
</text:p>
      <text:p text:style-name="P4">
Як повідомляв Укрінформ, за добу <text:a xlink:type="simple" xlink:href="https://www.ukrinform.ua/rubric-ato/3736034-aviacia-zsu-za-dobu-zavdala-13-udariv-po-rajonah-zoseredzenna-voroga.html" text:style-name="Internet_20_link" text:visited-style-name="Visited_20_Internet_20_Link">
 російські загарбники</text:a>
 завдали 50 авіаційнихударів та здійснили 43 обстріли з реактивних систем залпового вогню потериторії України.</text:p>
      <text:p text:style-name="P4">
<text:span text:style-name="T5">
Фото: Павло Кириленко/Телеграм</text:span>
</text:p>
      <text:p text:style-name="P4">
Source: <text:a xlink:type="simple" xlink:href="https://www.ukrinform.ua/rubric-regions/3736088-rosiani-za-dobu-atakuvali-devat-oblastej-ukraini.html" text:style-name="Internet_20_link" text:visited-style-name="Visited_20_Internet_20_Link">
https://www.ukrinform.ua/rubric-regions/3736088-rosiani-za-dobu-atakuvali-devat-oblastej-ukraini.html</text:a>
</text:p>
      <!--NEWS-->
      <text:h text:style-name="P10" text:outline-level="1">
<text:span text:style-name="T4">
Президент Південної Кореї прибув в Україну з неоголошеним візитом</text:span>
</text:h>
      <text:p text:style-name="P4">
Authors: Ukrinform (Person)</text:p>
      <text:p text:style-name="P4">
Publisher: Укринформ (Organization)</text:p>
      <text:p text:style-name="P4">
Published Time: 2023-07-15T10:26:00+03:00</text:p>
      <text:p text:style-name="P4">
Modified Time: 2023-07-15T10:26:00+03:00</text:p>
      <text:p text:style-name="P4">
Description: В Україну 15 липня прибув президент Південної Кореї Юн Сок Ель.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Корея', 'Президент', 'Візит']</text:p>
      <text:p text:style-name="P4">
Type: Article</text:p>
      <!--METADATA-->
      <text:p text:style-name="P4">
<draw:frame draw:style-name="fr1" draw:name="Image292" text:anchor-type="as-char" svg:width="6.9236in" svg:height="3.956343in" draw:z-index="0">
<draw:image xlink:href="../Images/yкринформ/2023-07-15T10-26-00-03-00/630_360_1538997483-946.jpg" xlink:type="simple" xlink:show="embed" xlink:actuate="onLoad" draw:mime-type="image/jpeg"/>
</draw:frame>
 В Україну15 липня прибув президент Південної Кореї Юн Сок Ель.</text:p>
      <text:p text:style-name="P4">
Про це повідомляє <text:a xlink:type="simple" xlink:href="https://en.yna.co.kr/view/AEN20230715001251315" text:style-name="Internet_20_link" text:visited-style-name="Visited_20_Internet_20_Link">
 Yonhap</text:a>
 ,передає Укрінформ.</text:p>
      <text:p text:style-name="P4">
Старший секретар президента Південної Кореї з питань преси Кім Ин Хе заявила,що Юн і перша леді Кім Кеон Хі прибули в Україну з Польщі.</text:p>
      <text:p text:style-name="P4">
"Юн відвідав місце масових вбивств у Бучі під <text:a xlink:type="simple" xlink:href="https://www.ukrinform.ua/tag-kiiv" text:style-name="Internet_20_link" text:visited-style-name="Visited_20_Internet_20_Link">
 Києвом</text:a>
 , перш ніж відвідати Ірпінь, зокремацивільний житловий район, який зазнав масштабних ракетних атак", - йдеться вповідомленні.</text:p>
      <text:p text:style-name="P4">
Зазначається, що запланована зустріч Юна з Президентом України ВолодимиромЗеленським.</text:p>
      <text:p text:style-name="P4">
<text:span text:style-name="T4">
Читайте також:</text:span>
 <text:a xlink:type="simple" xlink:href="https://www.ukrinform.ua/rubric-diaspora/3715930-u-seuli-proveli-akciu-proti-rosijskoi-vijni-v-ukraini.html" text:style-name="Internet_20_link" text:visited-style-name="Visited_20_Internet_20_Link">
 У Сеулі провели акцію проти російської війни в Україні</text:a>
</text:p>
      <text:p text:style-name="P4">
Раніше південнокорейський лідер відвідав Литву, де взяв участь у саміті НАТО,а також Польщу з офіційним візитом.</text:p>
      <text:p text:style-name="P4">
Source: <text:a xlink:type="simple" xlink:href="https://www.ukrinform.ua/rubric-polytics/3736089-prezident-pivdennoi-korei-pribuv-v-ukrainu-z-neogolosenim-vizitom.html" text:style-name="Internet_20_link" text:visited-style-name="Visited_20_Internet_20_Link">
https://www.ukrinform.ua/rubric-polytics/3736089-prezident-pivdennoi-korei-pribuv-v-ukrainu-z-neogolosenim-vizitom.html</text:a>
</text:p>
      <!--NEWS-->
      <text:h text:style-name="P10" text:outline-level="1">
<text:span text:style-name="T4">
Завацька і Володько зіграють у відборі турнірів WTA у Палермо та Будапешті</text:span>
</text:h>
      <text:p text:style-name="P4">
Authors: Ukrinform (Person)</text:p>
      <text:p text:style-name="P4">
Publisher: Укринформ (Organization)</text:p>
      <text:p text:style-name="P4">
Published Time: 2023-07-15T10:44:00+03:00</text:p>
      <text:p text:style-name="P4">
Modified Time: 2023-07-15T10:44:00+03:00</text:p>
      <text:p text:style-name="P4">
Description: Українські тенчичтки Катаріна Завацька та Катерина Володько зіграють у кваліфікації турнірів WTA 250 у Палермо та Будапешті. — Укрінформ.</text:p>
      <text:p text:style-name="P4">
Images: ['<text:a xlink:type="simple" xlink:href="https://static.ukrinform.com/photos/2023_07/thumb_files/630_360_1689406060-646.jpg" text:style-name="Internet_20_link" text:visited-style-name="Visited_20_Internet_20_Link">
630_360_16894...</text:a>
']</text:p>
      <text:p text:style-name="P4">
Tags: ['Італія', 'Теніс', 'Угорщина', 'Збірна України', 'Жінки']</text:p>
      <text:p text:style-name="P4">
Type: Article</text:p>
      <!--METADATA-->
      <text:p text:style-name="P4">
<draw:frame draw:style-name="fr1" draw:name="Image293" text:anchor-type="as-char" svg:width="6.9236in" svg:height="3.956343in" draw:z-index="0">
<draw:image xlink:href="../Images/yкринформ/2023-07-15T10-44-00-03-00/630_360_1689406060-646.jpg" xlink:type="simple" xlink:show="embed" xlink:actuate="onLoad" draw:mime-type="image/jpeg"/>
</draw:frame>
 Українськітенчичтки Катаріна Завацька та Катерина Володько зіграють у кваліфікаціїтурнірів WTA 250 у Палермо та Будапешті.</text:p>
      <text:p text:style-name="P4">
Ці змагання мабть однакові призові фонди $259,303 і <text:a xlink:type="simple" xlink:href="http://https://btu.org.ua/news/ukrainskiy-tennis/45822-zavackaja-i-volodko-sygrajut-v-kvalifikacii-turnirov-wta-v-palermo-i-budapeshte.html" text:style-name="Internet_20_link" text:visited-style-name="Visited_20_Internet_20_Link">
 проходитимуть</text:a>
 у період17-24 липня, передає Укрінформ.</text:p>
      <text:p text:style-name="P4">
Завацька (№183 WTA) у першому колі відбору змагань Palermo Ladies Openзіграєпроти представниці Франції Тесси Андріанжафітрімо (428).</text:p>
      <text:p text:style-name="P4">
Українка виграла у Тесси дві попередні зустрічі - наа турнірах ITF у 2018-у та2022 роках.</text:p>
      <text:p text:style-name="P4">
Катерина Володько (296) у стартовому раунді Hungarian Grand Prix зустрінетьсяз місцевої 17-річної тенісистки Вікторією Варгою.</text:p>
      <text:p text:style-name="P4">
<text:span text:style-name="T4">
Читайте також:</text:span>
 <text:a xlink:type="simple" xlink:href="https://www.ukrinform.ua/rubric-sports/3735724-10-faktiv-pro-ukrainsku-cempionku-vimbldona-u-miksti-ludmilu-kicenok.html" text:style-name="Internet_20_link" text:visited-style-name="Visited_20_Internet_20_Link">
 10 фактів про українську чемпіонку Вімблдона у мікстіЛюдмилу Кіченок </text:a>
</text:p>
      <text:p text:style-name="P4">
Для Катерини це буде перший матч на рівні WTA із січня минулого року, коливона зіграла у кваліфікації змагань в Аделаїді, а потім взяла участь увідбірковій сітці Australian Open.</text:p>
      <text:p text:style-name="P4">
На фото: Катаріна Завацька/btu.org.ua.</text:p>
      <text:p text:style-name="P4">
Source: <text:a xlink:type="simple" xlink:href="https://www.ukrinform.ua/rubric-sports/3736093-zavacka-ta-volodko-zigraut-u-vidbori-turniriv-wta-u-palermo-ta-budapesti.html" text:style-name="Internet_20_link" text:visited-style-name="Visited_20_Internet_20_Link">
https://www.ukrinform.ua/rubric-sports/3736093-zavacka-ta-volodko-zigraut-u-vidbori-turniriv-wta-u-palermo-ta-budapesti.html</text:a>
</text:p>
      <!--NEWS-->
      <text:h text:style-name="P10" text:outline-level="1">
<text:span text:style-name="T4">
Обвинувачений у держзраді журналіст Коцаба вперше вийшов на зв'язок у суді</text:span>
</text:h>
      <text:p text:style-name="P4">
Authors: Ukrinform (Person)</text:p>
      <text:p text:style-name="P4">
Publisher: Укринформ (Organization)</text:p>
      <text:p text:style-name="P4">
Published Time: 2023-07-15T10:59:07+03:00</text:p>
      <text:p text:style-name="P4">
Modified Time: 2023-07-15T10:59:07+03:00</text:p>
      <text:p text:style-name="P4">
Description: Обвинувачений у державній зраді журналіст Руслан Коцаба вперше вийшов на зв'язок онлайн під час судового засідання, що проходило у Коломиї на Прикарпатті. — Укрінформ.</text:p>
      <text:p text:style-name="P4">
Images: ['<text:a xlink:type="simple" xlink:href="https://static.ukrinform.com/photos/2023_07/thumb_files/630_360_1689407689-747.jpg" text:style-name="Internet_20_link" text:visited-style-name="Visited_20_Internet_20_Link">
630_360_16894...</text:a>
']</text:p>
      <text:p text:style-name="P4">
Tags: ['Коцаба', 'Суд', 'Держзрада', 'Коломия']</text:p>
      <text:p text:style-name="P4">
Type: Article</text:p>
      <!--METADATA-->
      <text:p text:style-name="P4">
<draw:frame draw:style-name="fr1" draw:name="Image294" text:anchor-type="as-char" svg:width="6.9236in" svg:height="3.956343in" draw:z-index="0">
<draw:image xlink:href="../Images/yкринформ/2023-07-15T10-59-07-03-00/630_360_1689407689-747.jpg" xlink:type="simple" xlink:show="embed" xlink:actuate="onLoad" draw:mime-type="image/jpeg"/>
</draw:frame>
Обвинувачений у державній зраді журналіст Руслан Коцаба вперше вийшов назв'язок онлайн під час судового засідання, що проходило у Коломиї наПрикарпатті.</text:p>
      <text:p text:style-name="P4">
Про це повідомляє <text:a xlink:type="simple" xlink:href="http://suspilne.media/529185-obvinuvacenij-u-derzzradi-zurnalist-ruslan-kocaba-vperse-vijsov-na-zvazok-u-sudi-so-vidomo/" text:style-name="Internet_20_link" text:visited-style-name="Visited_20_Internet_20_Link">
 Суспільне </text:a>
 ,передає Укрінформ.</text:p>
      <text:p text:style-name="P4">
На минулому засіданні обвинуваченому призначили державного захисника, оскількиадвокат Світлана Новицька повідомила, що не може брати участь у засіданнях, бодоглядає за хворою матір'ю.</text:p>
      <text:p text:style-name="P4">
Проте Коцаба відмовився від безкоштовного адвоката та наполягав на участі всудових засіданнях його захисниці Тетяни Монтян. "Вона може брати участьонлайн у судовому засіданні як чинний адвокат. Вона перебуває на територіїУкраїни, у місті Донецьк, а Донецьк — це Україна", — сказав обвинувачений.</text:p>
      <text:p text:style-name="P4">
Однак прокурор Олексій Безрукий наголосив, що адвоката Тетяну Монтян тежобвинувачують у державній зраді.</text:p>
      <text:p text:style-name="P4">
"На жаль, до цього часу все ще адвокат Монтян Тетяна є підозрюваною за чотирмастаттями. Три з них є тотожними з обвинуваченням Коцаби. Це поваленняконституційного ладу і захоплення державної влади, посягання на територіальнуцілісність України, колабораційна діяльність. А те, що вона перебуває вДонецьку, свідчить лише про ґрунтовність підозри", — сказав Безрукий.</text:p>
      <text:p text:style-name="P4">
На прохання Коцаби колегія суддів призначила наступне судове засідання на 31серпня 2023 року, аби в ньому могла взяти участь адвокат Світлана Новицька.</text:p>
      <text:p text:style-name="P4">
<text:span text:style-name="T4">
Читайте також:</text:span>
 <text:a xlink:type="simple" xlink:href="https://www.ukrinform.ua/rubric-regions/3711662-zitel-cernivciv-distav-pidozru-v-derzzradi-za-robotu-na-rosijskij-genstab.html" text:style-name="Internet_20_link" text:visited-style-name="Visited_20_Internet_20_Link">
 Житель Чернівців дістав підозру в <text:span text:style-name="T4">
держзраді</text:span>
 за роботуна російський генштаб </text:a>
</text:p>
      <text:p text:style-name="P4">
Як повідомлялося, у січні 2015 року Руслан Коцаба розмістив у мережі Інтернетвідеозвернення, у якому закликав українців бойкотувати мобілізацію. Окрімтого, він брав участь у низці передач пропагандистського характеру наросійських телеканалах.</text:p>
      <text:p text:style-name="P4">
Коцабу затримали у лютому 2015 року. Його обвинуватили у державній зраді таперешкоджанні діяльності Збройних сил України.</text:p>
      <text:p text:style-name="P4">
У травні 2016 року Івано-Франківський міський суд призначив журналіступокарання у вигляді трьох з половиною років позбавлення волі за перешкоджаннядіяльності ЗСУ.</text:p>
      <text:p text:style-name="P4">
<text:span text:style-name="T4">
Читайте також:</text:span>
 <text:a xlink:type="simple" xlink:href="https://www.ukrinform.ua/rubric-regions/3729176-pro-pidozru-povidomili-zitelu-kramatorska-akij-koriguvav-rosijskij-raketnij-udar.html" text:style-name="Internet_20_link" text:visited-style-name="Visited_20_Internet_20_Link">
 Про підозру повідомили жителю Краматорська, якийкоригував російський ракетний удар </text:a>
</text:p>
      <text:p text:style-name="P4">
Після оскарження вироку Апеляційний суд області виправдав Коцабу. Прокуратураоскаржила це рішення у Вищому спеціалізованому суді України, який направивсправу на повторний розгляд. З квітня 2019 року вона перебуває на розгляді вКоломийському суді.</text:p>
      <text:p text:style-name="P4">
16 січня 2023 року засідання у справі Руслана Коцаби не відбулося через неявкувсіх сторін.</text:p>
      <text:p text:style-name="P4">
9 березня суддя Олександр Калинюк повідомив, що обвинувачений виїхав у США запрограмою "Єднання заради України", запроваджену для допомоги українськимбіженцям.</text:p>
      <text:p text:style-name="P4">
<text:span text:style-name="T5">
Фото: Суспільне</text:span>
</text:p>
      <text:p text:style-name="P4">
Source: <text:a xlink:type="simple" xlink:href="https://www.ukrinform.ua/rubric-regions/3736096-obvinuvacenij-u-derzzradi-zurnalist-kocaba-vperse-vijsov-na-zvazok-u-sudi.html" text:style-name="Internet_20_link" text:visited-style-name="Visited_20_Internet_20_Link">
https://www.ukrinform.ua/rubric-regions/3736096-obvinuvacenij-u-derzzradi-zurnalist-kocaba-vperse-vijsov-na-zvazok-u-sudi.html</text:a>
</text:p>
      <!--NEWS-->
      <text:h text:style-name="P10" text:outline-level="1">
<text:span text:style-name="T4">
У Судані воєнізовані Сили швидкої підтримки захопили 5 000 осіб - правозахисники</text:span>
</text:h>
      <text:p text:style-name="P4">
Authors: Ukrinform (Person)</text:p>
      <text:p text:style-name="P4">
Publisher: Укринформ (Organization)</text:p>
      <text:p text:style-name="P4">
Published Time: 2023-07-15T11:03:59+03:00</text:p>
      <text:p text:style-name="P4">
Modified Time: 2023-07-15T11:03:59+03:00</text:p>
      <text:p text:style-name="P4">
Description: Суданські правозахисні організації мають докази того, що суданські воєнізовані Сили швидкої підтримки (RSF) затримали понад 5 000 осіб у столиці та утримують їх у нелюдських умовах. — Укрінформ.</text:p>
      <text:p text:style-name="P4">
Images: ['<text:a xlink:type="simple" xlink:href="https://static.ukrinform.com/photos/2023_04/thumb_files/630_360_1682066334-430.jpg" text:style-name="Internet_20_link" text:visited-style-name="Visited_20_Internet_20_Link">
630_360_16820...</text:a>
']</text:p>
      <text:p text:style-name="P4">
Tags: ['Правозахисники', 'Судан', 'Заручники']</text:p>
      <text:p text:style-name="P4">
Type: Article</text:p>
      <!--METADATA-->
      <text:p text:style-name="P4">
<draw:frame draw:style-name="fr1" draw:name="Image295" text:anchor-type="as-char" svg:width="6.9236in" svg:height="3.956343in" draw:z-index="0">
<draw:image xlink:href="../Images/yкринформ/2023-07-15T11-03-59-03-00/630_360_1682066334-430.jpg" xlink:type="simple" xlink:show="embed" xlink:actuate="onLoad" draw:mime-type="image/jpeg"/>
</draw:frame>
 Суданськіправозахисні організації мають докази того, що суданські воєнізовані Силишвидкої підтримки (RSF) затримали понад 5 000 осіб у столиці та утримують їх унелюдських умовах.</text:p>
      <text:p text:style-name="P4">
Як передає Укрінформ, про це повідомляє <text:a xlink:type="simple" xlink:href="http://www.reuters.com/world/africa/sudans-paramilitary-rsf-detained-5000-some-tortured-human-rights-groups-2023-07-14/" text:style-name="Internet_20_link" text:visited-style-name="Visited_20_Internet_20_Link">
 Reuters</text:a>
 .</text:p>
      <text:p text:style-name="P4">
Зазначається, що RSF воює з суданською армією протягом трьох місяців,домінуючи в столиці Судану. Жителі звинувачують Сили швидкої підтримки вмародерстві і захопленні будинків.</text:p>
      <text:p text:style-name="P4">
Місцеві організації повідомили виданню про те, що серед затриманих у кількохмісцях Хартума були не лише комбатанти, але й 3500 цивільних осіб, у томучислі жінки та іноземні громадяни..</text:p>
      <text:p text:style-name="P4">
Правозахисники заявили, що представлять <text:a xlink:type="simple" xlink:href="https://www.ukrinform.ua/tag-oon" text:style-name="Internet_20_link" text:visited-style-name="Visited_20_Internet_20_Link">
 Організації Об'єднаних Націй</text:a>
 документацію про випадки смерті відтортур, а також про "принизливі, нелюдські умови утримання під вартою".</text:p>
      <text:p text:style-name="P4">
На прохання прокоментувати ситуацію, представники RSF заявили, що ціповідомлення не відповідають дійсності, і що вони утримують лишевійськовополонених, з якими добре поводяться.</text:p>
      <text:p text:style-name="P4">
"Ці організації ігнорують порушення з боку армії проти цивільного населення,включаючи повітряні та артилерійські удари, затримання та озброєння цивільнихосіб", - заявив представник RSF.</text:p>
      <text:p text:style-name="P4">
<text:span text:style-name="T4">
Читайте також:</text:span>
 <text:a xlink:type="simple" xlink:href="https://www.ukrinform.ua/rubric-world/3735898-cerez-zagostrenna-bojovih-dij-u-sudani-stolica-zostalas-bez-zvazku-ta-komunikacij.html" text:style-name="Internet_20_link" text:visited-style-name="Visited_20_Internet_20_Link">
 Через загострення бойових дій у <text:span text:style-name="T4">
Судан</text:span>
 і столицязосталась без зв'язку та комунікацій </text:a>
</text:p>
      <text:p text:style-name="P4">
Як повідомляв Укрінформ, в охопленій війною столиці Судану Хартумі <text:a xlink:type="simple" xlink:href="https://www.ukrinform.ua/rubric-world/3735898-cerez-zagostrenna-bojovih-dij-u-sudani-stolica-zostalas-bez-zvazku-ta-komunikacij.html" text:style-name="Internet_20_link" text:visited-style-name="Visited_20_Internet_20_Link">
 на кількагодин було відключено зв’язок </text:a>
 , оскільки армія та воєнізовані формування велиінтенсивні бої по всьому місту.</text:p>
      <text:p text:style-name="P4">
Source: <text:a xlink:type="simple" xlink:href="https://www.ukrinform.ua/rubric-world/3736097-u-sudani-voenizovani-sili-svidkoi-pidtrimki-zahopili-5-000-osib-pravozahisniki.html" text:style-name="Internet_20_link" text:visited-style-name="Visited_20_Internet_20_Link">
https://www.ukrinform.ua/rubric-world/3736097-u-sudani-voenizovani-sili-svidkoi-pidtrimki-zahopili-5-000-osib-pravozahisniki.html</text:a>
</text:p>
      <!--NEWS-->
      <text:h text:style-name="P10" text:outline-level="1">
<text:span text:style-name="T4">
Українські дефлімпійці виграли дві медалі на юнацькому ЧС з бадмінтону</text:span>
</text:h>
      <text:p text:style-name="P4">
Authors: Ukrinform (Person)</text:p>
      <text:p text:style-name="P4">
Publisher: Укринформ (Organization)</text:p>
      <text:p text:style-name="P4">
Published Time: 2023-07-15T11:04:20+03:00</text:p>
      <text:p text:style-name="P4">
Modified Time: 2023-07-15T11:04:20+03:00</text:p>
      <text:p text:style-name="P4">
Description: Золоту та бронзову медалі здобула дефлімпійська юнацька збірна України на чемпіонаті світу з бадмінтону серед спортсменів з порушеннями слуху. — Укрінформ.</text:p>
      <text:p text:style-name="P4">
Images: ['<text:a xlink:type="simple" xlink:href="https://static.ukrinform.com/photos/2023_07/thumb_files/630_360_1689407423-241.jpg" text:style-name="Internet_20_link" text:visited-style-name="Visited_20_Internet_20_Link">
630_360_16894...</text:a>
']</text:p>
      <text:p text:style-name="P4">
Tags: ['Бразилія', 'Чемпіонат світу', 'Збірна України', 'Паралімпійці', 'Медалі']</text:p>
      <text:p text:style-name="P4">
Type: Article</text:p>
      <!--METADATA-->
      <text:p text:style-name="P4">
<draw:frame draw:style-name="fr1" draw:name="Image296" text:anchor-type="as-char" svg:width="6.9236in" svg:height="3.956343in" draw:z-index="0">
<draw:image xlink:href="../Images/yкринформ/2023-07-15T11-04-20-03-00/630_360_1689407423-241.jpg" xlink:type="simple" xlink:show="embed" xlink:actuate="onLoad" draw:mime-type="image/jpeg"/>
</draw:frame>
 Золоту табронзову медалі здобула дефлімпійська юнацька збірна України на чемпіонатісвіту з бадмінтону серед спортсменів з порушеннями слуху.</text:p>
      <text:p text:style-name="P4">
Змагання <text:a xlink:type="simple" xlink:href="https://www.facebook.com/minmolodsport/" text:style-name="Internet_20_link" text:visited-style-name="Visited_20_Internet_20_Link">
 проходили </text:a>
 убразильському місті Пара-де-Мінас, передає Укрінформ.</text:p>
      <text:p text:style-name="P4">
Софія Чорноморова з Миколаєва стала чемпіонкою світу в одиночній категорії.</text:p>
      <text:p text:style-name="P4">
<text:span text:style-name="T4">
Читайте також:</text:span>
 <text:a xlink:type="simple" xlink:href="https://www.ukrinform.ua/rubric-sports/3707170-ukrainski-deflimpijci-vigrala-20-medalej-na-evro-iz-dzudo-u-sofii.html" text:style-name="Internet_20_link" text:visited-style-name="Visited_20_Internet_20_Link">
 Українські <text:span text:style-name="T4">
дефлімпійці</text:span>
 виграли 20 медалей на Євро іздзюдо у Софії </text:a>
</text:p>
      <text:p text:style-name="P4">
Крім того, разом з киянкою Маргаритою Пилипчук Софія була третьою у змаганняхпар.</text:p>
      <text:p text:style-name="P4">
Фото: facebook.com/minmolodsport.</text:p>
      <text:p text:style-name="P4">
Source: <text:a xlink:type="simple" xlink:href="https://www.ukrinform.ua/rubric-sports/3736098-ukrainski-deflimpijci-vigrali-dvi-medali-na-unackomu-cs-z-badmintonu.html" text:style-name="Internet_20_link" text:visited-style-name="Visited_20_Internet_20_Link">
https://www.ukrinform.ua/rubric-sports/3736098-ukrainski-deflimpijci-vigrali-dvi-medali-na-unackomu-cs-z-badmintonu.html</text:a>
</text:p>
      <!--NEWS-->
      <text:h text:style-name="P10" text:outline-level="1">
<text:span text:style-name="T4">
Російські офіцери невдоволені керівництвом Міноборони й армії - британська розвідка</text:span>
</text:h>
      <text:p text:style-name="P4">
Authors: Ukrinform (Person)</text:p>
      <text:p text:style-name="P4">
Publisher: Укринформ (Organization)</text:p>
      <text:p text:style-name="P4">
Published Time: 2023-07-15T11:13:43+03:00</text:p>
      <text:p text:style-name="P4">
Modified Time: 2023-07-15T11:13:43+03:00</text:p>
      <text:p text:style-name="P4">
Description: Заяви звільненого за критику командувача 58-ї армії Росії генерал-майора Івана Попова засвідчують невдоволення офіцерством діями вищого військового керівництва РФ. — Укрінформ.</text:p>
      <text:p text:style-name="P4">
Images: ['<text:a xlink:type="simple" xlink:href="https://static.ukrinform.com/photos/2023_06/thumb_files/630_360_1685984151-295.jpg" text:style-name="Internet_20_link" text:visited-style-name="Visited_20_Internet_20_Link">
630_360_16859...</text:a>
']</text:p>
      <text:p text:style-name="P4">
Tags: ['Армія', 'Британія', 'Розвідка', 'Російські військові', 'Війна з Росією']</text:p>
      <text:p text:style-name="P4">
Type: Article</text:p>
      <!--METADATA-->
      <text:p text:style-name="P4">
<draw:frame draw:style-name="fr1" draw:name="Image297" text:anchor-type="as-char" svg:width="6.9236in" svg:height="3.956343in" draw:z-index="0">
<draw:image xlink:href="../Images/yкринформ/2023-07-15T11-13-43-03-00/630_360_1685984151-295.jpg" xlink:type="simple" xlink:show="embed" xlink:actuate="onLoad" draw:mime-type="image/jpeg"/>
</draw:frame>
 Заявизвільненого за критику командувача 58-ї армії Росії генерал-майора ІванаПопова засвідчують невдоволення офіцерством діями вищого військовогокерівництва РФ.</text:p>
      <text:p text:style-name="P4">
Про це у <text:a xlink:type="simple" xlink:href="http://twitter.com/DefenceHQ/status/1680091084993572864" text:style-name="Internet_20_link" text:visited-style-name="Visited_20_Internet_20_Link">
 Твіттері </text:a>
повідомляє Міністерство оборони Британії з посиланням на розвідку, передаєУкрінформ.</text:p>
      <text:p text:style-name="P4">
Як зазначають у розвідці Британії, у <text:a xlink:type="simple" xlink:href="https://www.ukrinform.ua/tag-rosia" text:style-name="Internet_20_link" text:visited-style-name="Visited_20_Internet_20_Link">
 Росії </text:a>
 від початку повномасштабного вторгнення в Україну регулярно звільняликомандирів, але звільнення Попова привертає увагу тим, що його, очевидно,звільнили за "те, що він висловлював занепокоєння, а не за нібито поганірезультати роботи".</text:p>
      <text:p text:style-name="P4">
<text:span text:style-name="T4">
Читайте також:</text:span>
 <text:a xlink:type="simple" xlink:href="https://www.ukrinform.ua/rubric-world/3735514-bajden-radit-prigozinu-osterigatisa-otruenna.html" text:style-name="Internet_20_link" text:visited-style-name="Visited_20_Internet_20_Link">
 Байден радить <text:span text:style-name="T4">
Пригожину</text:span>
 остерігатися отруєння</text:a>
</text:p>
      <text:p text:style-name="P4">
"Коментарі Попова привертають увагу до серйозного невдоволення, яке багатоофіцерів відчувають щодо вищого військового керівництва. Ці скарги багато вчому перегукуються зі скаргами власника ПВК "Вагнер" Євгена Пригожина передйого заколотом у червні 2023 року", - зазначають у британському оборонномувідомстві.</text:p>
      <text:p text:style-name="P4">
У міністерстві констатують, що пряма критика з боку підлеглих стає дедалібільшою проблемою для міністра оборони Сергія Шойгу і начальника Генеральногоштабу генерала Валерія Герасимова.</text:p>
      <text:p text:style-name="P4">
<text:span text:style-name="T4">
Читайте також:</text:span>
 <text:a xlink:type="simple" xlink:href="https://www.ukrinform.ua/rubric-world/3735001-kontrrozvidka-rf-zatrimala-ta-izoluvala-generala-surovikina-zmi.html" text:style-name="Internet_20_link" text:visited-style-name="Visited_20_Internet_20_Link">
 Контррозвідка РФ затримала та ізолювала <text:span text:style-name="T4">
генерал</text:span>
 аСуровікіна – ЗМІ </text:a>
</text:p>
      <text:p text:style-name="P4">
Як повідомляв Укрінформ, командувач 58-ї загальновійськової армії Росіїгенерал-майор Іван Попов заявив у зверненні до своїх військових, що йогоусунули з посади за критику ситуації на фронті.</text:p>
      <text:p text:style-name="P4">
За словами Попова, «багато командирів полків» сказали йому, що «нас ударив зтилу наш старший начальник, зрадливо і підло обезголовивши армію у найважчий інайнапруженіший момент».</text:p>
      <text:p text:style-name="P4">
Source: <text:a xlink:type="simple" xlink:href="https://www.ukrinform.ua/rubric-world/3736100-rosijski-oficeri-nevdovoleni-kerivnictvom-minoboroni-j-armii-britanska-rozvidka.html" text:style-name="Internet_20_link" text:visited-style-name="Visited_20_Internet_20_Link">
https://www.ukrinform.ua/rubric-world/3736100-rosijski-oficeri-nevdovoleni-kerivnictvom-minoboroni-j-armii-britanska-rozvidka.html</text:a>
</text:p>
      <!--NEWS-->
      <text:h text:style-name="P10" text:outline-level="1">
<text:span text:style-name="T4">
Путін хоче зберегти ПВК «Вагнер», але без Пригожина – ISW</text:span>
</text:h>
      <text:p text:style-name="P4">
Authors: Ukrinform (Person)</text:p>
      <text:p text:style-name="P4">
Publisher: Укринформ (Organization)</text:p>
      <text:p text:style-name="P4">
Published Time: 2023-07-15T11:21:54+03:00</text:p>
      <text:p text:style-name="P4">
Modified Time: 2023-07-15T11:21:54+03:00</text:p>
      <text:p text:style-name="P4">
Description: Президент РФ Володимир Путін прагне зберегти приватну військову компанію «Вагнер», але при цьому усунути від керівництва нею Євгена Пригожина. — Укрінформ.</text:p>
      <text:p text:style-name="P4">
Images: ['<text:a xlink:type="simple" xlink:href="https://static.ukrinform.com/photos/2023_06/thumb_files/630_360_1685633331-599.jpg" text:style-name="Internet_20_link" text:visited-style-name="Visited_20_Internet_20_Link">
630_360_16856...</text:a>
']</text:p>
      <text:p text:style-name="P4">
Tags: ['Путін', 'ПВК "Вагнера"', 'Пригожин']</text:p>
      <text:p text:style-name="P4">
Type: Article</text:p>
      <!--METADATA-->
      <text:p text:style-name="P4">
<draw:frame draw:style-name="fr1" draw:name="Image298" text:anchor-type="as-char" svg:width="6.9236in" svg:height="3.956343in" draw:z-index="0">
<draw:image xlink:href="../Images/yкринформ/2023-07-15T11-21-54-03-00/630_360_1685633331-599.jpg" xlink:type="simple" xlink:show="embed" xlink:actuate="onLoad" draw:mime-type="image/jpeg"/>
</draw:frame>
 ПрезидентРФ Володимир Путін прагне зберегти приватну військову компанію «Вагнер», алепри цьому усунути від керівництва нею Євгена Пригожина.</text:p>
      <text:p text:style-name="P4">
Про це <text:a xlink:type="simple" xlink:href="http://www.understandingwar.org/backgrounder/russian-offensive-campaign-assessment-july-14-2023" text:style-name="Internet_20_link" text:visited-style-name="Visited_20_Internet_20_Link">
 пише </text:a>
 американський Інститут вивченнявійни (ISW), передає Укрінформ.</text:p>
      <text:p text:style-name="P4">
Експерти зазначають, що <text:a xlink:type="simple" xlink:href="https://www.ukrinform.ua/tag-putin" text:style-name="Internet_20_link" text:visited-style-name="Visited_20_Internet_20_Link">
 Путін </text:a>
підтвердив, що зустрічався з Пригожиним і 35 командирами «Вагнера» 29 червня.Президент РФ стверджував, що запропонував найманцям ПВК можливість служити підкерівництвом командира з позивним «Сєдой», який командував «вагнерівцями»протягом останніх 16 місяців.</text:p>
      <text:p text:style-name="P4">
«Це ще більше підтверджує попередню оцінку ISW про те, що Кремль прагнезберегти «Вагнер» як згуртовану бойову силу, відокремивши її від Пригожина», —зазначають аналітики.</text:p>
      <text:p text:style-name="P4">
<text:span text:style-name="T4">
Читайте також:</text:span>
 <text:a xlink:type="simple" xlink:href="https://www.ukrinform.ua/rubric-world/3735948-u-bilorusi-vagnerivcitrenuut-teroboronu.html" text:style-name="Internet_20_link" text:visited-style-name="Visited_20_Internet_20_Link">
 У Білорусі « <text:span text:style-name="T4">
вагнер</text:span>
 івці» тренують тероборону</text:a>
</text:p>
      <text:p text:style-name="P4">
Як повідомлялося, ватажок ПВК «Вагнер» Євген Пригожин 23 червня оголосивдемарш проти російського військового керівництва, зокрема проти міністраоборони РФ Сергія Шойгу.</text:p>
      <text:p text:style-name="P4">
Олександр Лукашенко провів переговори з Пригожиним, після чого той заявив, щобійці угруповання повертаються до польових таборів.</text:p>
      <text:p text:style-name="P4">
Путін заявив, що «вагнерівці» можуть підписати контракт із російськимМіноборони або їхати у Білорусь.</text:p>
      <text:p text:style-name="P4">
<text:span text:style-name="T5">
Фото: EPA</text:span>
</text:p>
      <text:p text:style-name="P4">
Source: <text:a xlink:type="simple" xlink:href="https://www.ukrinform.ua/rubric-world/3736102-putin-hoce-zberegti-pvk-vagner-ale-bez-prigozina-isw.html" text:style-name="Internet_20_link" text:visited-style-name="Visited_20_Internet_20_Link">
https://www.ukrinform.ua/rubric-world/3736102-putin-hoce-zberegti-pvk-vagner-ale-bez-prigozina-isw.html</text:a>
</text:p>
      <!--NEWS-->
      <text:h text:style-name="P10" text:outline-level="1">
<text:span text:style-name="T4">
В Україні знеструмлені 37 населених пунктів через обстріли</text:span>
</text:h>
      <text:p text:style-name="P4">
Authors: Ukrinform (Person)</text:p>
      <text:p text:style-name="P4">
Publisher: Укринформ (Organization)</text:p>
      <text:p text:style-name="P4">
Published Time: 2023-07-15T11:26:35+03:00</text:p>
      <text:p text:style-name="P4">
Modified Time: 2023-07-15T11:26:35+03:00</text:p>
      <text:p text:style-name="P4">
Description: Через ворожі обстріли було знеструмлено 37 населених пунктів на Донеччині та Чернігівщині. — Укрінформ.</text:p>
      <text:p text:style-name="P4">
Images: ['<text:a xlink:type="simple" xlink:href="https://static.ukrinform.com/photos/2022_12/thumb_files/630_360_1671098433-923.jpg" text:style-name="Internet_20_link" text:visited-style-name="Visited_20_Internet_20_Link">
630_360_16710...</text:a>
']</text:p>
      <text:p text:style-name="P4">
Tags: ['Міненерго', 'Обстріл', 'Електропостачання']</text:p>
      <text:p text:style-name="P4">
Type: Article</text:p>
      <!--METADATA-->
      <text:p text:style-name="P4">
<draw:frame draw:style-name="fr1" draw:name="Image299" text:anchor-type="as-char" svg:width="6.9236in" svg:height="3.945353in" draw:z-index="0">
<draw:image xlink:href="../Images/yкринформ/2023-07-15T11-26-35-03-00/630_360_1671098433-923.jpg" xlink:type="simple" xlink:show="embed" xlink:actuate="onLoad" draw:mime-type="image/jpeg"/>
</draw:frame>
 Черезворожі обстріли було знеструмлено 37 населених пунктів на Донеччині таЧернігівщині.</text:p>
      <text:p text:style-name="P4">
Про це повідомляє <text:a xlink:type="simple" xlink:href="http://mev.gov.ua/novyna/sytuatsiya-v-enerhosystemi-na-15-lypnya-stalasya-avariya-na-vysokovoltniy-liniyi-u-lvivskiy" text:style-name="Internet_20_link" text:visited-style-name="Visited_20_Internet_20_Link">
 Міністерство енергетики</text:a>
 , передає Укрінформ.</text:p>
      <text:p text:style-name="P4">
"Через обстріли знеструмлювалися 26 населених пунктів на Донеччині та 11 – наЧернігівщині. Внаслідок попередніх обстрілів залишається без світла частинаспоживачів у Запорізькій, Сумській, Херсонській. Харківській областях", -йдеться у повідомленні.</text:p>
      <text:p text:style-name="P4">
Зазначається, що ремонтні бригади працюють там, де це дозволяє безпековаситуація.</text:p>
      <text:p text:style-name="P4">
За даними міністерства, внаслідок учорашніх ворожих обстрілів не було влучаньв об'єкти енергетичної інфраструктури.</text:p>
      <text:p text:style-name="P4">
Також, як повідомили в Міненерго, учора сталася аварійна ситуація на лінії 220кВ оператора системи електропередачі у Львівській області, яка вимкнулась дієюзахисту. Лінію вдалося заживити в ручному режимі.</text:p>
      <text:p text:style-name="P4">
Наразі триває ремонтна кампанія на об’єктах генерації - теплової, гідро- таатомної.</text:p>
      <text:p text:style-name="P4">
Електроенергії, яку виробляють українські електростанції, повністю достатньодля покриття потреб споживачів. Дефіциту немає.</text:p>
      <text:p text:style-name="P4">
Також проводиться фіксація та ліквідація наслідків повені, яка виникла черезпідрив дамби.</text:p>
      <text:p text:style-name="P4">
За даними Міненерго, у Херсоні заживили 180 споживачів, які були відключеніпісля підтоплення. Залишаються без світла 12,7 тисячі споживачів.</text:p>
      <text:p text:style-name="P4">
<text:span text:style-name="T4">
Читайте також:</text:span>
 <text:a xlink:type="simple" xlink:href="https://www.ukrinform.ua/rubric-economy/3735707-z-remontu-vijsov-energoblok-potuznistu-240-mvt-minenergo.html" text:style-name="Internet_20_link" text:visited-style-name="Visited_20_Internet_20_Link">
 З ремонту вийшов енергоблок потужністю 240 МВт –<text:span text:style-name="T4">
Міненерго</text:span>
 </text:a>
</text:p>
      <text:p text:style-name="P4">
Як повідомляв Укрінформ, за добу російська армія здійснила атаки на дев`ятьобластей України.</text:p>
      <text:p text:style-name="P4">
Source: <text:a xlink:type="simple" xlink:href="https://www.ukrinform.ua/rubric-economy/3736107-v-ukraini-znestrumleni-37-naselenih-punktiv-cerez-obstrili.html" text:style-name="Internet_20_link" text:visited-style-name="Visited_20_Internet_20_Link">
https://www.ukrinform.ua/rubric-economy/3736107-v-ukraini-znestrumleni-37-naselenih-punktiv-cerez-obstrili.html</text:a>
</text:p>
      <!--NEWS-->
      <text:h text:style-name="P10" text:outline-level="1">
<text:span text:style-name="T4">
Президент Південної Кореї відвідав Бучу</text:span>
</text:h>
      <text:p text:style-name="P4">
Authors: Ukrinform (Person)</text:p>
      <text:p text:style-name="P4">
Publisher: Укринформ (Organization)</text:p>
      <text:p text:style-name="P4">
Published Time: 2023-07-15T11:32:31+03:00</text:p>
      <text:p text:style-name="P4">
Modified Time: 2023-07-15T11:32:31+03:00</text:p>
      <text:p text:style-name="P4">
Description: Президентові Південної Кореї Юн Сок Йолю та його дружині у Бучі показали місця воєнних злочинів, скоєних російською армією. — Укрінформ.</text:p>
      <text:p text:style-name="P4">
Images: ['<text:a xlink:type="simple" xlink:href="https://static.ukrinform.com/photos/2023_07/thumb_files/630_360_1689409753-777.jpg" text:style-name="Internet_20_link" text:visited-style-name="Visited_20_Internet_20_Link">
630_360_16894...</text:a>
']</text:p>
      <text:p text:style-name="P4">
Tags: ['Буча', 'Корея', 'Президент', 'Росія', 'Воєнні злочини']</text:p>
      <text:p text:style-name="P4">
Type: Article</text:p>
      <!--METADATA-->
      <text:p text:style-name="P4">
<draw:frame draw:style-name="fr1" draw:name="Image300" text:anchor-type="as-char" svg:width="6.9236in" svg:height="3.956343in" draw:z-index="0">
<draw:image xlink:href="../Images/yкринформ/2023-07-15T11-32-31-03-00/630_360_1689409753-777.jpg" xlink:type="simple" xlink:show="embed" xlink:actuate="onLoad" draw:mime-type="image/jpeg"/>
</draw:frame>
Президентові Південної Кореї Юн Сок Йолю та його дружині у Бучі показали місцявоєнних злочинів, скоєних російською армією.</text:p>
      <text:p text:style-name="P4">
Про це в <text:a xlink:type="simple" xlink:href="http://t.me/pgo_gov_ua/14417" text:style-name="Internet_20_link" text:visited-style-name="Visited_20_Internet_20_Link">
 Телеграмі </text:a>
 повідомляє ОфісГенерального прокурора, передає Укрінформ.</text:p>
      <text:p text:style-name="P4">
"Генеральний прокурор Андрій Костін показав Президенту Південної Кореї Юн СокЙолю та його дружині місця злочинів, скоєних російськими військовими під часокупації Бучі в березні 2022 року", - йдеться у повідомленні.</text:p>
      <text:p text:style-name="P4">
Генпрокурор подякував Президентові <text:a xlink:type="simple" xlink:href="https://www.ukrinform.ua/tag-korea" text:style-name="Internet_20_link" text:visited-style-name="Visited_20_Internet_20_Link">
 Кореї </text:a>
 за його тверду позицію та наголосив, що світова спільнота не має правамиритися з масштабними нападами на цивільне населення.</text:p>
      <text:p text:style-name="P4">
Костін наголосив, що за 33 дні окупації Бучі тут були скоєні всі види воєннихзлочинів, зокрема катування, розстріли цивільних та евакуаційних колон,сексуальне насильство.</text:p>
      <text:p text:style-name="P4">
"Режим РФ має понести відповідальність за все скоєне. Найефективніший спосібдосягти цього — Спеціальний трибунал щодо злочину агресії", - наголосивГенпрокурор.</text:p>
      <text:p text:style-name="P4">
<text:span text:style-name="T4">
Читайте також:</text:span>
 <text:a xlink:type="simple" xlink:href="https://www.ukrinform.ua/rubric-society/3734440-u-vilnusi-vidkrili-vistavku-pro-rosijski-voenni-zlocini-v-ukraini.html" text:style-name="Internet_20_link" text:visited-style-name="Visited_20_Internet_20_Link">
 У Вільнюсі відкрили виставку про російські <text:span text:style-name="T4">
воєнні</text:span>
<text:span text:style-name="T4">
злочини</text:span>
 в Україні </text:a>
</text:p>
      <text:p text:style-name="P4">
Як повідомляв Укрінформ, в Україну з неоголошеним візитом прибув ПрезидентПівденної Кореї Юн Сок Йоль.</text:p>
      <text:p text:style-name="P4">
Source: <text:a xlink:type="simple" xlink:href="https://www.ukrinform.ua/rubric-polytics/3736108-prezident-pivdennoi-korei-vidvidav-bucu.html" text:style-name="Internet_20_link" text:visited-style-name="Visited_20_Internet_20_Link">
https://www.ukrinform.ua/rubric-polytics/3736108-prezident-pivdennoi-korei-vidvidav-bucu.html</text:a>
</text:p>
      <!--NEWS-->
      <text:h text:style-name="P10" text:outline-level="1">
<text:span text:style-name="T4">
На Львівщині на хабарі піймали заступника мера та директора комунального підприємства</text:span>
</text:h>
      <text:p text:style-name="P4">
Authors: Ukrinform (Person)</text:p>
      <text:p text:style-name="P4">
Publisher: Укринформ (Organization)</text:p>
      <text:p text:style-name="P4">
Published Time: 2023-07-15T11:49:03+03:00</text:p>
      <text:p text:style-name="P4">
Modified Time: 2023-07-15T11:49:03+03:00</text:p>
      <text:p text:style-name="P4">
Description: Заступнику голови одного із міст Львівщини та директору комунального підприємства повідомлено про підозру за фактом вимагання та одержання неправомірної вигоди. — Укрінформ.</text:p>
      <text:p text:style-name="P4">
Images: ['<text:a xlink:type="simple" xlink:href="https://static.ukrinform.com/photos/2023_07/thumb_files/630_360_1689410749-565.jpg" text:style-name="Internet_20_link" text:visited-style-name="Visited_20_Internet_20_Link">
630_360_16894...</text:a>
']</text:p>
      <text:p text:style-name="P4">
Tags: ['Хабар', 'Львівщина', 'Прокуратура', 'Затримання']</text:p>
      <text:p text:style-name="P4">
Type: Article</text:p>
      <!--METADATA-->
      <text:p text:style-name="P4">
<draw:frame draw:style-name="fr1" draw:name="Image301" text:anchor-type="as-char" svg:width="6.9236in" svg:height="3.956343in" draw:z-index="0">
<draw:image xlink:href="../Images/yкринформ/2023-07-15T11-49-03-03-00/630_360_1689410749-565.jpg" xlink:type="simple" xlink:show="embed" xlink:actuate="onLoad" draw:mime-type="image/jpeg"/>
</draw:frame>
 Заступникуголови одного із міст Львівщини та директору комунального підприємстваповідомлено про підозру за фактом вимагання та одержання неправомірної вигоди.</text:p>
      <text:p text:style-name="P4">
Як передає Укрінформ, про це в <text:a xlink:type="simple" xlink:href="http://t.me/lvivoblprok/1226" text:style-name="Internet_20_link" text:visited-style-name="Visited_20_Internet_20_Link">
 Телеграм </text:a>
повідомляє Львівська обласна прокуратура.</text:p>
      <text:p text:style-name="P4">
“За даними слідства, підозрювані вимагали «відкат» від приватного підприємця,який займався постачанням піску на замовлення комунального підприємства, якеперебуває у підпорядкуванні зазначеної міської ради”, - йдеться вповідомленні.</text:p>
      <text:p text:style-name="P4">
Зазначається, що за ці гроші вони обіцяли сприяти у виконанні умов укладеногодоговору, а також в оплаті за поставлений пісок. Зокрема не створювати штучнихвимог щодо кольору та якості піску, які фактично не були передбаченідоговором.</text:p>
      <text:p text:style-name="P4">
За вказані послуги фігуранти одержали від підприємця - 21 тис. грн кожен.</text:p>
      <text:p text:style-name="P4">
Підозрюваних затримали в порядку ст. 208 КПК України під час одержання ранішеобумовленої частини неправомірної вигоди.</text:p>
      <text:p text:style-name="P4">
Слідчі дії тривають.</text:p>
      <text:p text:style-name="P4">
<text:span text:style-name="T4">
Читайте також:</text:span>
 <text:a xlink:type="simple" xlink:href="https://www.ukrinform.ua/rubric-society/3734530-habari-za-peretin-kordonu-pro-pidozru-povidomili-narodnij-deputatci-ta-ii-pomicnici.html" text:style-name="Internet_20_link" text:visited-style-name="Visited_20_Internet_20_Link">
 <text:span text:style-name="T4">
Хабарі</text:span>
 за перетин кордону: про підозру повідомилинародній депутатці та її помічниці </text:a>
</text:p>
      <text:p text:style-name="P4">
Як повідомляв Укрінформ, у Києві правоохоронці повідомили про підозру трьомпосадовцям комунальної організації «Київмедспецтранс» і їх співучасникам зафактом привласнення понад 12, 6 млн грн бюджетних коштів на придбанніавтозапчастин за завищеними цінами для карет швидкої медичної допомоги.</text:p>
      <text:p text:style-name="P4">
Source: <text:a xlink:type="simple" xlink:href="https://www.ukrinform.ua/rubric-regions/3736112-na-lvivsini-na-habari-pijmali-zastupnika-mera-ta-direktora-komunalnogo-pidpriemstva.html" text:style-name="Internet_20_link" text:visited-style-name="Visited_20_Internet_20_Link">
https://www.ukrinform.ua/rubric-regions/3736112-na-lvivsini-na-habari-pijmali-zastupnika-mera-ta-direktora-komunalnogo-pidpriemstva.html</text:a>
</text:p>
      <!--NEWS-->
      <text:h text:style-name="P10" text:outline-level="1">
<text:span text:style-name="T4">
Олег Шафаренко знову очолив київську хокейну команду «Сокіл»</text:span>
</text:h>
      <text:p text:style-name="P4">
Authors: Ukrinform (Person)</text:p>
      <text:p text:style-name="P4">
Publisher: Укринформ (Organization)</text:p>
      <text:p text:style-name="P4">
Published Time: 2023-07-15T11:50:09+03:00</text:p>
      <text:p text:style-name="P4">
Modified Time: 2023-07-15T11:50:09+03:00</text:p>
      <text:p text:style-name="P4">
Description: Український хокейний фахівець Олег Шафаренко після річної паузи знову став головним тренером київського «Сокола». — Укрінформ.</text:p>
      <text:p text:style-name="P4">
Images: ['<text:a xlink:type="simple" xlink:href="https://static.ukrinform.com/photos/2023_07/thumb_files/630_360_1689410476-392.jpg" text:style-name="Internet_20_link" text:visited-style-name="Visited_20_Internet_20_Link">
630_360_16894...</text:a>
']</text:p>
      <text:p text:style-name="P4">
Tags: ['хокей', 'Спорт', 'Україна', 'Київ']</text:p>
      <text:p text:style-name="P4">
Type: Article</text:p>
      <!--METADATA-->
      <text:p text:style-name="P4">
<draw:frame draw:style-name="fr1" draw:name="Image302" text:anchor-type="as-char" svg:width="6.9236in" svg:height="3.956343in" draw:z-index="0">
<draw:image xlink:href="../Images/yкринформ/2023-07-15T11-50-09-03-00/630_360_1689410476-392.jpg" xlink:type="simple" xlink:show="embed" xlink:actuate="onLoad" draw:mime-type="image/jpeg"/>
</draw:frame>
Український хокейний фахівець Олег Шафаренко після річної паузи знову ставголовним тренером київського «Сокола».</text:p>
      <text:p text:style-name="P4">
41-річний Шафаренко <text:a xlink:type="simple" xlink:href="https://www.facebook.com/fhu.com.ua" text:style-name="Internet_20_link" text:visited-style-name="Visited_20_Internet_20_Link">
 очолював «Сокіл» </text:a>
у перших двох після відродження клубу сезонах. З ним команда дійшла до фіналуу 2021 році і зробила золотий дубль у незавершеному через початокповномасштабної війни сезоні-2021/2022, передає Укрінформ.</text:p>
      <text:p text:style-name="P4">
Попередній сезон Олег Шафаренко провів на чолі однієї з команд німецькоїрегіональної ліги, де не лише виконував функції граючого тренера, а йвідповідав за всю систему дитячо-юнацького хокею у клуб.</text:p>
      <text:p text:style-name="P4">
«Я не працював у «Соколі», але прискіпливо стежив за командою протягом усьогопопереднього чемпіонату. Радий, що хлопці змогли здобути чемпіонство. Тепермаємо відстояти титул і вдало виступити у Континентальному кубку. Я бравучасть у комплектації нової команди з весни. Тепер залишилося закрити кількапозицій», - сказав Шафаренко під час презентації.</text:p>
      <text:p text:style-name="P4">
<text:span text:style-name="T4">
Читайте також:</text:span>
 <text:a xlink:type="simple" xlink:href="https://www.ukrinform.ua/rubric-sports/3735806-hokejnij-zahisnik-sokola-ivan-sisak-gratime-v-ugorsini.html" text:style-name="Internet_20_link" text:visited-style-name="Visited_20_Internet_20_Link">
 Хокейний захисник «Сокола» Іван Сисак гратиме в Угорщині</text:a>
</text:p>
      <text:p text:style-name="P4">
Костянтин Сімчук, який привів «Сокіл» до чемпіонства у попередньому сезоні,зосередиться на функціях генерального менеджера і, можливо, увійде дотренерського штабу Шафаренка.</text:p>
      <text:p text:style-name="P4">
Фото: facebook.com/hcsokil.</text:p>
      <text:p text:style-name="P4">
Source: <text:a xlink:type="simple" xlink:href="https://www.ukrinform.ua/rubric-sports/3736113-oleg-safarenko-znovu-ocoliv-kiivsku-hokejnu-komandu-sokil.html" text:style-name="Internet_20_link" text:visited-style-name="Visited_20_Internet_20_Link">
https://www.ukrinform.ua/rubric-sports/3736113-oleg-safarenko-znovu-ocoliv-kiivsku-hokejnu-komandu-sokil.html</text:a>
</text:p>
      <!--NEWS-->
      <text:h text:style-name="P10" text:outline-level="1">
<text:span text:style-name="T4">
Укрзалізниця запустила евакуаційний потяг із Сум до Києва</text:span>
</text:h>
      <text:p text:style-name="P4">
Authors: Ukrinform (Person)</text:p>
      <text:p text:style-name="P4">
Publisher: Укринформ (Organization)</text:p>
      <text:p text:style-name="P4">
Published Time: 2023-07-15T11:53:56+03:00</text:p>
      <text:p text:style-name="P4">
Modified Time: 2023-07-15T11:53:56+03:00</text:p>
      <text:p text:style-name="P4">
Description: Відсьогодні курсуватиме щоденний евакуаційний потяг із Сум до Києва. — Укрінформ.</text:p>
      <text:p text:style-name="P4">
Images: ['<text:a xlink:type="simple" xlink:href="https://static.ukrinform.com/photos/2018_04/thumb_files/630_360_1524228943-4095.jpg" text:style-name="Internet_20_link" text:visited-style-name="Visited_20_Internet_20_Link">
630_360_15242...</text:a>
']</text:p>
      <text:p text:style-name="P4">
Tags: ['Евакуація', 'Потяг', 'Суми', 'Укрзалізниця', 'Київ']</text:p>
      <text:p text:style-name="P4">
Type: Article</text:p>
      <!--METADATA-->
      <text:p text:style-name="P4">
<draw:frame draw:style-name="fr1" draw:name="Image303" text:anchor-type="as-char" svg:width="6.9236in" svg:height="3.956343in" draw:z-index="0">
<draw:image xlink:href="../Images/yкринформ/2023-07-15T11-53-56-03-00/630_360_1524228943-4095.jpg" xlink:type="simple" xlink:show="embed" xlink:actuate="onLoad" draw:mime-type="image/jpeg"/>
</draw:frame>
Відсьогодні курсуватиме щоденний евакуаційний потяг із Сум до Києва.</text:p>
      <text:p text:style-name="P4">
Про це повідомляє <text:a xlink:type="simple" xlink:href="https://minre.gov.ua/2023/07/15/z%ca%bcyavylas-mozhlyvist-bezkoshtovnoyi-evakuacziyi-z-sumshhyny/" text:style-name="Internet_20_link" text:visited-style-name="Visited_20_Internet_20_Link">
 Міністерство з питань реінтеграції</text:a>
 тимчасово окупованих територій, передає Укрінформ.</text:p>
      <text:p text:style-name="P4">
"Вже сьогодні з Сум до Києва вирушив перший евакуаційний потяг Суми-Київ. Вінкурсуватиме щодня — з Сум вирушатиме о 6:47 і прибуватиме до Києва об 11:41",- йдеться у повідомленні.</text:p>
      <text:p text:style-name="P4">
У Мінреінтеграції поінформували, що кожному евакуйованому Укрпошта виплачує навокзалі після прибуття 3 тисячі гривень для дітей та осіб з інвалідністю та 2тисячі гривень для всіх інших осіб.</text:p>
      <text:p text:style-name="P4">
Усіх охочих Київська ОВА розміщуватиме в модульному містечку у Вишгородськомурайоні.</text:p>
      <text:p text:style-name="P4">
<text:span text:style-name="T4">
Читайте також:</text:span>
 <text:a xlink:type="simple" xlink:href="https://www.ukrinform.ua/rubric-regions/3730575-evakuacijnij-potag-z-doneccini-na-zitomirsinu-kursuvatime-raz-na-visim-dniv.html" text:style-name="Internet_20_link" text:visited-style-name="Visited_20_Internet_20_Link">
 <text:span text:style-name="T4">
Евакуаційний</text:span>
 потяг з Донеччини на Житомирщинукурсуватиме раз на вісім днів </text:a>
</text:p>
      <text:p text:style-name="P4">
Евакуацію запроваджено у результаті роботи Координаційного штабу з питаньпроведення обов’язкової евакуації населення в умовах воєнного стану.</text:p>
      <text:p text:style-name="P4">
Як повідомлялося, командування Об'єднаних сил ЗСУ закликало громадянприкордонних районів Сумської області евакуюватися у безпечніші регіони.</text:p>
      <text:p text:style-name="P4">
Source: <text:a xlink:type="simple" xlink:href="https://www.ukrinform.ua/rubric-regions/3736114-ukrzaliznica-zapustila-evakuacijnij-potag-iz-sum-do-kieva.html" text:style-name="Internet_20_link" text:visited-style-name="Visited_20_Internet_20_Link">
https://www.ukrinform.ua/rubric-regions/3736114-ukrzaliznica-zapustila-evakuacijnij-potag-iz-sum-do-kieva.html</text:a>
</text:p>
      <!--NEWS-->
      <text:h text:style-name="P10" text:outline-level="1">
<text:span text:style-name="T4">
Харківська ОВА анулювала почесну грамоту театральній режисерці, яка виїхала до Петербурга</text:span>
</text:h>
      <text:p text:style-name="P4">
Authors: Ukrinform (Person)</text:p>
      <text:p text:style-name="P4">
Publisher: Укринформ (Organization)</text:p>
      <text:p text:style-name="P4">
Published Time: 2023-07-15T12:09:00+03:00</text:p>
      <text:p text:style-name="P4">
Modified Time: 2023-07-15T12:09:00+03:00</text:p>
      <text:p text:style-name="P4">
Description: Харківська ОВА анулювала почесну грамоту театральній режисерці Оксані Богусевич, яка виїхала до Санкт-Петербурга та заявила про створення театральної студії на території країни-агресорки. — Укрінформ.</text:p>
      <text:p text:style-name="P4">
Images: ['<text:a xlink:type="simple" xlink:href="https://static.ukrinform.com/photos/2023_07/thumb_files/630_360_1689413105-993.jpg" text:style-name="Internet_20_link" text:visited-style-name="Visited_20_Internet_20_Link">
630_360_16894...</text:a>
']</text:p>
      <text:p text:style-name="P4">
Tags: ['Петербург', 'Скандал', 'Театр', 'Росія', 'Харків']</text:p>
      <text:p text:style-name="P4">
Type: Article</text:p>
      <!--METADATA-->
      <text:p text:style-name="P4">
<draw:frame draw:style-name="fr1" draw:name="Image304" text:anchor-type="as-char" svg:width="6.9236in" svg:height="3.956343in" draw:z-index="0">
<draw:image xlink:href="../Images/yкринформ/2023-07-15T12-09-00-03-00/630_360_1689413105-993.jpg" xlink:type="simple" xlink:show="embed" xlink:actuate="onLoad" draw:mime-type="image/jpeg"/>
</draw:frame>
 ХарківськаОВА анулювала почесну грамоту театральній режисерці Оксані Богусевич, якавиїхала до Санкт-Петербурга та заявила про створення театральної студії натериторії країни-агресорки.</text:p>
      <text:p text:style-name="P4">
Як передає Укрінформ, про це повідомила в <text:a xlink:type="simple" xlink:href="https://t.me/kharkivoda/10845" text:style-name="Internet_20_link" text:visited-style-name="Visited_20_Internet_20_Link">
 Телеграмі</text:a>
 пресслужба Харківської ОВА з посиланням наслова начальника обласної військової адміністрації Олега Синєгубова.</text:p>
      <text:p text:style-name="P4">
</text:p>
      <text:p text:style-name="P4">
"Ганебно виступати на сценах ворожої РФ, поки харків’яни кожний метрукраїнської землі звільняють від окупантів ціною життів. Вважаю за обов‘язоканулювати почесну грамоту Харківської обласної адміністрації, яку вручилиЖанні Богусевич", - заявив Синєгубов.</text:p>
      <text:p text:style-name="P4">
<text:span text:style-name="T4">
Читайте також:</text:span>
 <text:a xlink:type="simple" xlink:href="https://www.ukrinform.ua/rubric-culture/3735468-teatralnu-premiu-kiivska-pektoral-zbilsili-udvici.html" text:style-name="Internet_20_link" text:visited-style-name="Visited_20_Internet_20_Link">
 <text:span text:style-name="T4">
Театр</text:span>
 альну премію «Київська пектораль» збільшилиудвічі </text:a>
</text:p>
      <text:p text:style-name="P4">
Начальник Харківської ОВА додав, що доручив профільному департаменту провестиретельну перевірку відповідальних осіб за подання клопотання про нагородження.</text:p>
      <text:p text:style-name="P4">
Як повідомляв Укрінформ, режисер харківського театру “Время-Ч” Жанна Богусевичі актори Дар’я Терновська та Сергій Лістунов <text:a xlink:type="simple" xlink:href="https://www.ukrinform.ua/rubric-culture/3735989-reziser-i-dvoe-aktoriv-nederzavnogo-teatru-z-harkova-viihali-do-peterburga.html" text:style-name="Internet_20_link" text:visited-style-name="Visited_20_Internet_20_Link">
 виїхали до Санкт-Петербурга</text:a>
 та створили тамтеатральну студію “Пітєр”. У Харкові <text:a xlink:type="simple" xlink:href="https://www.ukrinform.ua/tag-teatr" text:style-name="Internet_20_link" text:visited-style-name="Visited_20_Internet_20_Link">
 театр </text:a>
 дав останні вистави навесні цього року, заявивши, що припиняєдіяльність.</text:p>
      <text:p text:style-name="P4">
Source: <text:a xlink:type="simple" xlink:href="https://www.ukrinform.ua/rubric-culture/3736119-harkivska-ova-anuluvala-pocesnu-gramotu-teatralnij-reziserci-aka-viihala-do-peterburga.html" text:style-name="Internet_20_link" text:visited-style-name="Visited_20_Internet_20_Link">
https://www.ukrinform.ua/rubric-culture/3736119-harkivska-ova-anuluvala-pocesnu-gramotu-teatralnij-reziserci-aka-viihala-do-peterburga.html</text:a>
</text:p>
      <!--NEWS-->
      <text:h text:style-name="P10" text:outline-level="1">
<text:span text:style-name="T4">
Сьогодні збірна України U20 зіграє з Північною Македонією півфінал Євро</text:span>
</text:h>
      <text:p text:style-name="P4">
Authors: Ukrinform (Person)</text:p>
      <text:p text:style-name="P4">
Publisher: Укринформ (Organization)</text:p>
      <text:p text:style-name="P4">
Published Time: 2023-07-15T12:10:58+03:00</text:p>
      <text:p text:style-name="P4">
Modified Time: 2023-07-15T12:10:58+03:00</text:p>
      <text:p text:style-name="P4">
Description: 15 липня баскетболісти молодіжної збірної України (U20) проведуть півфінальний матч чемпіонату Європи (Дивізіон В) проти господарів першості з Північної Македонїї. — Укрінформ.</text:p>
      <text:p text:style-name="P4">
Images: ['<text:a xlink:type="simple" xlink:href="https://static.ukrinform.com/photos/2023_07/thumb_files/630_360_1689411293-865.jpg" text:style-name="Internet_20_link" text:visited-style-name="Visited_20_Internet_20_Link">
630_360_16894...</text:a>
']</text:p>
      <text:p text:style-name="P4">
Tags: ['Баскетбол', 'Європа', 'Збірна України', 'Молодь', 'Північна Македонія']</text:p>
      <text:p text:style-name="P4">
Type: Article</text:p>
      <!--METADATA-->
      <text:p text:style-name="P4">
<draw:frame draw:style-name="fr1" draw:name="Image306" text:anchor-type="as-char" svg:width="6.9236in" svg:height="3.956343in" draw:z-index="0">
<draw:image xlink:href="../Images/yкринформ/2023-07-15T12-10-58-03-00/630_360_1689411293-865.jpg" xlink:type="simple" xlink:show="embed" xlink:actuate="onLoad" draw:mime-type="image/jpeg"/>
</draw:frame>
 15 липнябаскетболісти молодіжної збірної України (U20) проведуть півфінальний матччемпіонату Європи (Дивізіон В) проти господарів першості з ПівнічноїМакедонїї.</text:p>
      <text:p text:style-name="P4">
Поєдинок <text:a xlink:type="simple" xlink:href="https://fbu.ua/news/ukrana-zgra-proti-gospodarv-za-vihd-u-fnal-anons-matchu-z-pvnchnoyu-makedonyu-na-vrobasket-u-20" text:style-name="Internet_20_link" text:visited-style-name="Visited_20_Internet_20_Link">
 розпочнеться </text:a>
 о 19.30,передає Укрінформ.</text:p>
      <text:p text:style-name="P4">
У другій півфінальній парі зіграють Швеція та Чехія (22.00).</text:p>
      <text:p text:style-name="P4">
<text:span text:style-name="T4">
Читайте також:</text:span>
 <text:a xlink:type="simple" xlink:href="https://www.ukrinform.ua/rubric-sports/3736087-ukrainec-zrobiv-pat-bloksotiv-u-matci-litnoi-ligi-nba.html" text:style-name="Internet_20_link" text:visited-style-name="Visited_20_Internet_20_Link">
 Українець зробив п'ять блок-шотів у матчі Літньої лігиНБА </text:a>
</text:p>
      <text:p text:style-name="P4">
За підсумками європейської першості у Дивізіоні В три найкращі збірні -фіналісти та переможець матчу за третє місце - підіймуться до Дивізіону А.Отже, переможець матчу Північна Македонія - Україна гарантує собі підвищення укласі на наступний рік.</text:p>
      <text:p text:style-name="P4">
Фото: fbu.ua.</text:p>
      <text:p text:style-name="P4">
Source: <text:a xlink:type="simple" xlink:href="https://www.ukrinform.ua/rubric-sports/3736121-sogodni-zbirna-ukraini-u20-zigrae-z-pivnicnou-makedonieu-pivfinal-evro.html" text:style-name="Internet_20_link" text:visited-style-name="Visited_20_Internet_20_Link">
https://www.ukrinform.ua/rubric-sports/3736121-sogodni-zbirna-ukraini-u20-zigrae-z-pivnicnou-makedonieu-pivfinal-evro.html</text:a>
</text:p>
      <!--NEWS-->
      <text:h text:style-name="P10" text:outline-level="1">
<text:span text:style-name="T4">
Росіяни обстріляли село на Харківщині, загинула людина</text:span>
</text:h>
      <text:p text:style-name="P4">
Authors: Ukrinform (Person)</text:p>
      <text:p text:style-name="P4">
Publisher: Укринформ (Organization)</text:p>
      <text:p text:style-name="P4">
Published Time: 2023-07-15T12:14:41+03:00</text:p>
      <text:p text:style-name="P4">
Modified Time: 2023-07-15T12:14:41+03:00</text:p>
      <text:p text:style-name="P4">
Description: Російська армія обстріляла село Колодязне на Харківщині, одна людина загинула, ще одну поранено.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Загибель', 'Харківщина']</text:p>
      <text:p text:style-name="P4">
Type: Article</text:p>
      <!--METADATA-->
      <text:p text:style-name="P4">
<draw:frame draw:style-name="fr1" draw:name="Image307" text:anchor-type="as-char" svg:width="6.9236in" svg:height="3.956343in" draw:z-index="0">
<draw:image xlink:href="../Images/yкринформ/2023-07-15T12-14-41-03-00/630_360_1538997483-946.jpg" xlink:type="simple" xlink:show="embed" xlink:actuate="onLoad" draw:mime-type="image/jpeg"/>
</draw:frame>
 Російськаармія обстріляла село Колодязне на Харківщині, одна людина загинула, ще однупоранено.</text:p>
      <text:p text:style-name="P4">
Про це у <text:a xlink:type="simple" xlink:href="http://t.me/synegubov/6645" text:style-name="Internet_20_link" text:visited-style-name="Visited_20_Internet_20_Link">
 Телеграмі </text:a>
 повідомив начальникХарківської ОВА Олег Синєгубов, передає Укрінформ.</text:p>
      <text:p text:style-name="P4">
"Щойно росіяни обстріляли с. Колодязне Куп'янського району. На жаль, загинувцивільний 33-річний чоловік. Ще один чоловік дістав поранення", - поінформувавСинєгубов.</text:p>
      <text:p text:style-name="P4">
На місці працюють екстрені служби.</text:p>
      <text:p text:style-name="P4">
<text:span text:style-name="T4">
Читайте також:</text:span>
 <text:a xlink:type="simple" xlink:href="https://www.ukrinform.ua/rubric-ato/3736071-vorog-zranku-obstrilav-sumsinu-poperedno-bez-zertv.html" text:style-name="Internet_20_link" text:visited-style-name="Visited_20_Internet_20_Link">
 Ворог зранку <text:span text:style-name="T4">
обстріл</text:span>
 яв Сумщину, попередньо - безжертв </text:a>
</text:p>
      <text:p text:style-name="P4">
Як <text:a xlink:type="simple" xlink:href="https://www.ukrinform.ua/rubric-regions/3736088-rosiani-za-dobu-atakuvali-devat-oblastej-ukraini.html" text:style-name="Internet_20_link" text:visited-style-name="Visited_20_Internet_20_Link">
 повідомлялося </text:a>
 , за добу російська арміяздійснила атаки на дев`ять областей України.</text:p>
      <text:p text:style-name="P4">
Source: <text:a xlink:type="simple" xlink:href="https://www.ukrinform.ua/rubric-ato/3736123-rosiani-obstrilali-selo-na-harkivsini-zaginula-ludina.html" text:style-name="Internet_20_link" text:visited-style-name="Visited_20_Internet_20_Link">
https://www.ukrinform.ua/rubric-ato/3736123-rosiani-obstrilali-selo-na-harkivsini-zaginula-ludina.html</text:a>
</text:p>
      <!--NEWS-->
      <text:h text:style-name="P10" text:outline-level="1">
<text:span text:style-name="T4">
Роналду потрапив до Книги рекордів Гіннеса за сумою річного заробітку</text:span>
</text:h>
      <text:p text:style-name="P4">
Authors: Ukrinform (Person)</text:p>
      <text:p text:style-name="P4">
Publisher: Укринформ (Organization)</text:p>
      <text:p text:style-name="P4">
Published Time: 2023-07-15T12:25:58+03:00</text:p>
      <text:p text:style-name="P4">
Modified Time: 2023-07-15T12:25:58+03:00</text:p>
      <text:p text:style-name="P4">
Description: Нападник збірної Португалії та Ан-Насра Кріштіану Роналду увійшов до Книги рекордів Гіннеса як найбільш оплачуваний спортсмена у 2023 році. — Укрінформ.</text:p>
      <text:p text:style-name="P4">
Images: ['<text:a xlink:type="simple" xlink:href="https://static.ukrinform.com/photos/2017_12/thumb_files/630_360_1512648037-7606.jpg" text:style-name="Internet_20_link" text:visited-style-name="Visited_20_Internet_20_Link">
630_360_15126...</text:a>
']</text:p>
      <text:p text:style-name="P4">
Tags: ['Футбол', 'Роналду', 'Зарплата', 'Книга рекордів Гіннеса']</text:p>
      <text:p text:style-name="P4">
Type: Article</text:p>
      <!--METADATA-->
      <text:p text:style-name="P4">
<draw:frame draw:style-name="fr1" draw:name="Image308" text:anchor-type="as-char" svg:width="6.9236in" svg:height="3.956343in" draw:z-index="0">
<draw:image xlink:href="../Images/yкринформ/2023-07-15T12-25-58-03-00/630_360_1512648037-7606.jpg" xlink:type="simple" xlink:show="embed" xlink:actuate="onLoad" draw:mime-type="image/jpeg"/>
</draw:frame>
 Нападникзбірної Португалії та Ан-Насра Кріштіану Роналду увійшов до Книги рекордівГіннеса як найбільш оплачуваний спортсмена у 2023 році.</text:p>
      <text:p text:style-name="P4">
Як передає Укрінформ, про це <text:a xlink:type="simple" xlink:href="https://www.guinnessworldrecords.com/news/2023/7/cristiano-ronaldo-tops-list-of-worlds-highest-paid-athletes-755361" text:style-name="Internet_20_link" text:visited-style-name="Visited_20_Internet_20_Link">
 повідомляє</text:a>
 <text:a xlink:type="simple" xlink:href="https://www.guinnessworldrecords.com/news/2023/7/cristiano-ronaldo-tops-list-of-worlds-highest-paid-athletes-755361" text:style-name="Internet_20_link" text:visited-style-name="Visited_20_Internet_20_Link">
</text:a>
 сайт Книги рекордів Гіннеса.</text:p>
      <text:p text:style-name="P4">
"Рекордний дохід Роналду складається з 46 мільйонів доларів заробітку на політа 90 мільйонів доларів заробітку за межами поля", - йдеться в повідомленні.</text:p>
      <text:p text:style-name="P4">
Зазначається, що Роналду вже третій раз потрапив до списку Forbes, очолившисписок найбільш високооплачуваних спортсменів світу.</text:p>
      <text:p text:style-name="P4">
За 12 місяців до 1 травня 2023 року (дата завершення більшості спортивнихсезонів) Роналду заробив 136 мільйонів доларів.</text:p>
      <text:p text:style-name="P4">
<text:span text:style-name="T4">
Читайте також:</text:span>
 <text:a xlink:type="simple" xlink:href="https://www.ukrinform.ua/rubric-sports/3725551-ronaldu-proviv-rekordnij-200j-poedinok-za-zbirnu-v-kareri.html" text:style-name="Internet_20_link" text:visited-style-name="Visited_20_Internet_20_Link">
 <text:span text:style-name="T4">
Роналду</text:span>
 провів рекордний 200-й поєдинок за збірну вкар'єрі </text:a>
</text:p>
      <text:p text:style-name="P4">
Таким чином Роналду відбирає титул у Мессі, який став найбільшвисокооплачуваним <text:a xlink:type="simple" xlink:href="https://www.ukrinform.ua/tag-futbol" text:style-name="Internet_20_link" text:visited-style-name="Visited_20_Internet_20_Link">
 спортсменом </text:a>
 2022року, заробивши 130 мільйонів доларів.</text:p>
      <text:p text:style-name="P4">
Як повідомляв Укрінформ, капітан збірної Португалії Кріштіану Роналдувдвухсоте вийшов на поле у складі збірної і встановив абсолютний рекордкількості виступів за національну команду.</text:p>
      <text:p text:style-name="P4">
<text:span text:style-name="T5">
Фото: Free Wallpapers Stock</text:span>
</text:p>
      <text:p text:style-name="P4">
Source: <text:a xlink:type="simple" xlink:href="https://www.ukrinform.ua/rubric-sports/3736127-ronaldu-potrapiv-do-knigi-rekordiv-ginnesa-za-sumou-ricnogo-zarobitku.html" text:style-name="Internet_20_link" text:visited-style-name="Visited_20_Internet_20_Link">
https://www.ukrinform.ua/rubric-sports/3736127-ronaldu-potrapiv-do-knigi-rekordiv-ginnesa-za-sumou-ricnogo-zarobitku.html</text:a>
</text:p>
      <!--NEWS-->
      <text:h text:style-name="P10" text:outline-level="1">
<text:span text:style-name="T4">
УПЛ затвердила дати та час матчів першого туру чемпіонату України з футболу</text:span>
</text:h>
      <text:p text:style-name="P4">
Authors: Ukrinform (Person)</text:p>
      <text:p text:style-name="P4">
Publisher: Укринформ (Organization)</text:p>
      <text:p text:style-name="P4">
Published Time: 2023-07-15T12:29:06+03:00</text:p>
      <text:p text:style-name="P4">
Modified Time: 2023-07-15T12:29:06+03:00</text:p>
      <text:p text:style-name="P4">
Description: Дирекція української футбольної Прем'єр-ліги затвердила дати проведення та час початку поєдинків стартового туру чемпіонату країни сезону-2023/2024. — Укрінформ.</text:p>
      <text:p text:style-name="P4">
Images: ['<text:a xlink:type="simple" xlink:href="https://static.ukrinform.com/photos/2023_07/thumb_files/630_360_1689412854-280.jpg" text:style-name="Internet_20_link" text:visited-style-name="Visited_20_Internet_20_Link">
630_360_16894...</text:a>
']</text:p>
      <text:p text:style-name="P4">
Tags: ['Динамо', 'Футбол', "Прем'єр-ліга", 'Україна', 'Шахтар', 'Дніпро-1']</text:p>
      <text:p text:style-name="P4">
Type: Article</text:p>
      <!--METADATA-->
      <text:p text:style-name="P4">
<draw:frame draw:style-name="fr1" draw:name="Image309" text:anchor-type="as-char" svg:width="6.9236in" svg:height="3.956343in" draw:z-index="0">
<draw:image xlink:href="../Images/yкринформ/2023-07-15T12-29-06-03-00/630_360_1689412854-280.jpg" xlink:type="simple" xlink:show="embed" xlink:actuate="onLoad" draw:mime-type="image/jpeg"/>
</draw:frame>
 Дирекціяукраїнської футбольної Прем'єр-ліги затвердила дати проведення та час початкупоєдинків стартового туру чемпіонату країни сезону-2023/2024.</text:p>
      <text:p text:style-name="P4">
Зустріч «Ворскла» (Полтава) - «Дніпро-1» <text:a xlink:type="simple" xlink:href="https://upl.ua/ua/news/view/7638" text:style-name="Internet_20_link" text:visited-style-name="Visited_20_Internet_20_Link">
 перенесли</text:a>
 на більш пізній термін через участь обохкоманд у єврокубках, передає Укрінформ.</text:p>
      <text:p text:style-name="P4">
Розклад матчів 1-го туру:</text:p>
      <text:p text:style-name="P4">
28 липня (п’ятниця)</text:p>
      <text:p text:style-name="P4">
Початок о 17.00. «Оболонь» (Київ) - «Колос» (Ковалівка)</text:p>
      <text:p text:style-name="P4">
19.00. «Верес» (Рівне) - «Полісся» (Житомир)</text:p>
      <text:p text:style-name="P4">
29 липня (субота)</text:p>
      <text:p text:style-name="P4">
15.00. «Рух» (Львів) - «Зоря» (Луганськ)</text:p>
      <text:p text:style-name="P4">
17.00. «Металіст 1925» (Харків) - «Шахтар» (Донецьк)</text:p>
      <text:p text:style-name="P4">
<text:span text:style-name="T4">
Читайте також:</text:span>
 <text:a xlink:type="simple" xlink:href="https://www.ukrinform.ua/rubric-sports/3734249-zahisnik-oleg-dancenko-zalisitsa-v-zori-se-na-sezon.html" text:style-name="Internet_20_link" text:visited-style-name="Visited_20_Internet_20_Link">
 Захисник Олег Данченко залишиться в «Зорі» ще на сезон</text:a>
</text:p>
      <text:p text:style-name="P4">
30 липня (неділя)</text:p>
      <text:p text:style-name="P4">
13.00. ЛНЗ (Черкаси) - «Чорноморець» (Одеса)</text:p>
      <text:p text:style-name="P4">
15.00. «Олександрія» - «Кривбас» (Кривий Ріг)</text:p>
      <text:p text:style-name="P4">
17.00. «Динамо» (Київ) - «Минай».</text:p>
      <text:p text:style-name="P4">
Фото: upl.ua.</text:p>
      <text:p text:style-name="P4">
Source: <text:a xlink:type="simple" xlink:href="https://www.ukrinform.ua/rubric-sports/3736128-upl-zatverdila-dati-ta-cas-matciv-persogo-turu-cempionatu-ukraini-z-futbolu.html" text:style-name="Internet_20_link" text:visited-style-name="Visited_20_Internet_20_Link">
https://www.ukrinform.ua/rubric-sports/3736128-upl-zatverdila-dati-ta-cas-matciv-persogo-turu-cempionatu-ukraini-z-futbolu.html</text:a>
</text:p>
      <!--NEWS-->
      <text:h text:style-name="P10" text:outline-level="1">
<text:span text:style-name="T4">
Палата представників США погодила оборонний бюджет із $300 мільйонами для України</text:span>
</text:h>
      <text:p text:style-name="P4">
Authors: Ukrinform (Person)</text:p>
      <text:p text:style-name="P4">
Publisher: Укринформ (Organization)</text:p>
      <text:p text:style-name="P4">
Published Time: 2023-07-15T12:39:00+03:00</text:p>
      <text:p text:style-name="P4">
Modified Time: 2023-07-15T12:39:00+03:00</text:p>
      <text:p text:style-name="P4">
Description: Палата Представників Конгресу США в п'ятницю проголосувала за проєкт оборонного бюджету США на 2024-й рік, у якому передбачені 300 мільйонів доларів для України. — Укрінформ.</text:p>
      <text:p text:style-name="P4">
Images: ['<text:a xlink:type="simple" xlink:href="https://static.ukrinform.com/photos/2019_11/thumb_files/630_360_1573026861-807.jpg" text:style-name="Internet_20_link" text:visited-style-name="Visited_20_Internet_20_Link">
630_360_15730...</text:a>
']</text:p>
      <text:p text:style-name="P4">
Tags: ['Україна', 'Конгрес США', 'допомога', 'Війна з Росією']</text:p>
      <text:p text:style-name="P4">
Type: Article</text:p>
      <!--METADATA-->
      <text:p text:style-name="P4">
<draw:frame draw:style-name="fr1" draw:name="Image310" text:anchor-type="as-char" svg:width="6.9236in" svg:height="3.956343in" draw:z-index="0">
<draw:image xlink:href="../Images/yкринформ/2023-07-15T12-39-00-03-00/630_360_1573026861-807.jpg" xlink:type="simple" xlink:show="embed" xlink:actuate="onLoad" draw:mime-type="image/jpeg"/>
</draw:frame>
 ПалатаПредставників Конгресу США в п'ятницю проголосувала за проєкт оборонногобюджету США на 2024-й рік, у якому передбачені 300 мільйонів доларів дляУкраїни.</text:p>
      <text:p text:style-name="P4">
Як передає Укрінформ, про це повідомляє <text:a xlink:type="simple" xlink:href="https://ukrainian.voanews.com/a/ndaa-ndaa2024-oboronny-budjet-congres-zakonoproekt/7179119.html" text:style-name="Internet_20_link" text:visited-style-name="Visited_20_Internet_20_Link">
 Голос Америки</text:a>
 .</text:p>
      <text:p text:style-name="P4">
Зазначається, що у четвер Палата Представників засідала майже до опівночірозглядаючи 200 поправок. Республіканцям вдалось домогтись затвердження низкипропозицій, водночас п’ять поправок, які вимагали скоротити або взагаліприпинити допомогу Україні, не набрали голосів.</text:p>
      <text:p text:style-name="P4">
"Зокрема, відхилили поправку республіканки Марджорі Тейлор Грін, яка вимагалаприбрати $300 мільйонів для України із оборонного бюджету: 89"за"-358-"проти". Провалилася і поправка республіканця Метта Гейтса, якийвимагав відмінити всю безпекову допомогу Україні", - йдеться у повідомленні.</text:p>
      <text:p text:style-name="P4">
<text:span text:style-name="T4">
Читайте також:</text:span>
 <text:a xlink:type="simple" xlink:href="https://www.ukrinform.ua/rubric-ato/3735589-pentagon-oficijno-pidtverdiv-so-kasetni-boepripasi-vze-v-ukraini.html" text:style-name="Internet_20_link" text:visited-style-name="Visited_20_Internet_20_Link">
 <text:span text:style-name="T4">
Пентагон</text:span>
 офіційно підтвердив, що касетні боєприпасивже в Україні </text:a>
</text:p>
      <text:p text:style-name="P4">
Наголошується, що як в проєкті оборонного бюджету Палати Представників, так іу відповідному проєкті Сенату на продовження сприяння безпеці України у2024-му році закладено 300 мільйонів доларів. Це рівноцінно сумі якузапитувала адміністрація Байдена, але водночас на 500 мільйонів менше, ніжбуло погоджено минулого року.</text:p>
      <text:p text:style-name="P4">
Цього року демократ Джаред Голден зі штату Мейн намагався внести поправку щодозбільшення запропонованої допомоги Україні в Оборонному бюджеті <text:a xlink:type="simple" xlink:href="https://www.ukrinform.ua/tag-ssa" text:style-name="Internet_20_link" text:visited-style-name="Visited_20_Internet_20_Link">
 США</text:a>
 -2024 на 500 млн дол., так щоб фінальнасума відповідала минулорічній. Але ця пропозиція не пройшла комітет ПалатиПредставників з питань збройних сил.</text:p>
      <text:p text:style-name="P4">
Водночас у повну версію проєкту оборонного бюджету Палати Представників, доякого нині розглядають поправки в залі засідань, комітети додали пропозиціюреспубліканця Метта Гейтса про додаткового спеціального інспектора, якийперевірятиме допомогу, що надходить в Україну.</text:p>
      <text:p text:style-name="P4">
<text:span text:style-name="T4">
Читайте також:</text:span>
 <text:a xlink:type="simple" xlink:href="https://www.ukrinform.ua/rubric-ato/3729575-stati-pidtrimuvatimut-ukrainu-dopoki-rosia-ne-vivede-svoi-vijska-minoboroni.html" text:style-name="Internet_20_link" text:visited-style-name="Visited_20_Internet_20_Link">
 Штати підтримуватимуть Україну, допоки Росія не виведесвої війська – Міноборони </text:a>
</text:p>
      <text:p text:style-name="P4">
Розгляд оборонного бюджету в Сенаті вже заплановано на вівторок, 18 липня.</text:p>
      <text:p text:style-name="P4">
Як повідомлялося, Міністерство оборони США 7 липня офіційно оголосило провиділення нового <text:a xlink:type="simple" xlink:href="https://www.ukrinform.ua/rubric-ato/3732977-pentagon-ogolosiv-pro-novij-paket-dopomogi-ukraini-z-kasetnimi-boepripasami.html" text:style-name="Internet_20_link" text:visited-style-name="Visited_20_Internet_20_Link">
 пакета військової допомоги Україні</text:a>
 загальним обсягом $800мільйонів. Пакет містить касетні боєприпаси, а також інші види озброєнь таамуніції для ЗСУ.</text:p>
      <text:p text:style-name="P4">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Латвійський дипломат: Саміт у Вільнюсі дав основу для зустрічі у Вашингтоні</text:span>
</text:h>
      <text:p text:style-name="P4">
Authors: Ukrinform (Person)</text:p>
      <text:p text:style-name="P4">
Publisher: Укринформ (Organization)</text:p>
      <text:p text:style-name="P4">
Published Time: 2023-07-15T12:40:39+03:00</text:p>
      <text:p text:style-name="P4">
Modified Time: 2023-07-15T12:40:39+03:00</text:p>
      <text:p text:style-name="P4">
Description: Ексміністр закордонних справ Латвії Маріс Рієкстіньш характеризує саміт НАТО у Вільнюсі як дуже важливий саміт, але саме робочого характеру, який дав основу для роботи в перспективі наступної зустрічі 2024 року у Вашингтоні. — Укрінформ.</text:p>
      <text:p text:style-name="P4">
Images: ['<text:a xlink:type="simple" xlink:href="https://static.ukrinform.com/photos/2023_07/thumb_files/630_360_1689180619-770.jpg" text:style-name="Internet_20_link" text:visited-style-name="Visited_20_Internet_20_Link">
630_360_16891...</text:a>
']</text:p>
      <text:p text:style-name="P4">
Tags: ['Латвія', 'Саміт НАТО', 'Україна']</text:p>
      <text:p text:style-name="P4">
Type: Article</text:p>
      <!--METADATA-->
      <text:p text:style-name="P4">
<draw:frame draw:style-name="fr1" draw:name="Image311" text:anchor-type="as-char" svg:width="6.9236in" svg:height="3.956343in" draw:z-index="0">
<draw:image xlink:href="../Images/yкринформ/2023-07-15T12-40-39-03-00/630_360_1689180619-770.jpg" xlink:type="simple" xlink:show="embed" xlink:actuate="onLoad" draw:mime-type="image/jpeg"/>
</draw:frame>
 Ексміністрзакордонних справ Латвії Маріс Рієкстіньш характеризує саміт НАТО у Вільнюсіяк дуже важливий саміт, але саме робочого характеру, який дав основу дляроботи в перспективі наступної зустрічі 2024 року у Вашингтоні.</text:p>
      <text:p text:style-name="P4">
Про це він сказав в інтерв’ю Укрінформу.</text:p>
      <text:p text:style-name="P4">
«Минулу зустріч у Вільнюсі я б охарактеризував як дуже значущий важливийсаміт, але саме робочого характеру. Було зроблено виразний, докладний миттєвий«знімок» подій, що відбуваються у світі. Вони проаналізовані. І відповідно доцього поставлено завдання на майбутнє – як справлятися з цілим набором загрозсвіту», - сказав Рієкстіньш.</text:p>
      <text:p text:style-name="P4">
Він підкреслив важливість того, що комюніке Вільнюського саміту приймається попринципу консенсусу, а це означає, що його пункти, які стосуються всебічноїпідтримки України, були прийняті усіма без винятку членами <text:a xlink:type="simple" xlink:href="https://www.ukrinform.ua/tag-nato" text:style-name="Internet_20_link" text:visited-style-name="Visited_20_Internet_20_Link">
 НАТО</text:a>
 .</text:p>
      <text:p text:style-name="P4">
На думку дипломата, треба далі активно працювати з тими країнами, яківагаються щодо прийняття рішучих рішень по приєднанню України до Альянсу. Вцьому Україні, як і раніше, наполегливо допомагатимуть, зокрема, Латвія таінші країни Балтії.</text:p>
      <text:p text:style-name="P4">
«Тому так – це був дуже хороший, насичений, «робочий» саміт, який дає основудля роботи в перспективі наступного (Вашингтонського - ред.) саміту. І вжетреба починати дивитись у тому напрямку», - резюмував Рієкстіньш.</text:p>
      <text:p text:style-name="P4">
Інтерв'ю буде опубліковано на сайті Укрінформу пізніше.</text:p>
      <text:p text:style-name="P4">
<text:span text:style-name="T4">
Читайте також:</text:span>
 <text:a xlink:type="simple" xlink:href="https://www.ukrinform.ua/rubric-polytics/3736084-nastupnij-samit-nato-bude-dla-ukraini-peremoznim-danilov.html" text:style-name="Internet_20_link" text:visited-style-name="Visited_20_Internet_20_Link">
 Наступний саміт НАТО буде для України переможним —<text:span text:style-name="T4">
Данілов</text:span>
 </text:a>
</text:p>
      <text:p text:style-name="P4">
Як повідомляв Укрінформ, на саміті НАТО у Вільнюсі було оголошено простворення Ради Україна-НАТО, скасовано Плану дій щодо членства в Альянсі.</text:p>
      <text:p text:style-name="P4">
Також міністр закордонних справ Дмитро Кулеба заявив, що важливість саміту уВільнюсі-2023 порівняно із самітом у Мадриді-2022 ще й у тому, що подоланопсихологічний бар’єр, тепер «Україну реально бачать членом НАТО».</text:p>
      <text:p text:style-name="P4">
Діючий латвійський дипломат Маріс Рієкстіньш має великий досвід і багатограннудипломатичну кар’єру. Він був міністром закордонних справ Латвії (2007-2010),послом в США (2004-2006), в НАТО (2011-2015), а також – останнім послом Латвіїв Москві, тобто до того моменту, як був понижений рівень стосунків з країною-агресором (2017-2023).</text:p>
      <text:p text:style-name="P4">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Президент Південної Кореї у Києві вшанував пам'ять загиблих українських воїнів</text:span>
</text:h>
      <text:p text:style-name="P4">
Authors: Ukrinform (Person)</text:p>
      <text:p text:style-name="P4">
Publisher: Укринформ (Organization)</text:p>
      <text:p text:style-name="P4">
Published Time: 2023-07-15T12:49:00+03:00</text:p>
      <text:p text:style-name="P4">
Modified Time: 2023-07-15T13:49:00+03:00</text:p>
      <text:p text:style-name="P4">
Description: Президент Південної Кореї Юн Сок Йоль у Києві вшанував пам'ять українських військовослужбовців, які загинули на війні. — Укрінформ.</text:p>
      <text:p text:style-name="P4">
Images: ['<text:a xlink:type="simple" xlink:href="https://static.ukrinform.com/photos/2023_07/thumb_files/630_360_1689418098-586.jpg" text:style-name="Internet_20_link" text:visited-style-name="Visited_20_Internet_20_Link">
630_360_16894...</text:a>
']</text:p>
      <text:p text:style-name="P4">
Tags: ['Корея', 'Президент', 'Загибель', 'Київ']</text:p>
      <text:p text:style-name="P4">
Type: Article</text:p>
      <!--METADATA-->
      <text:p text:style-name="P4">
<draw:frame draw:style-name="fr1" draw:name="Image312" text:anchor-type="as-char" svg:width="6.9236in" svg:height="3.956343in" draw:z-index="0">
<draw:image xlink:href="../Images/yкринформ/2023-07-15T12-49-00-03-00/630_360_1689418098-586.jpg" xlink:type="simple" xlink:show="embed" xlink:actuate="onLoad" draw:mime-type="image/jpeg"/>
</draw:frame>
 ПрезидентПівденної Кореї Юн Сок Йоль у Києві вшанував пам'ять українськихвійськовослужбовців, які загинули на війні.</text:p>
      <text:p text:style-name="P4">
Про це повідомила перша заступниця міністра закордонних справ України ЕмінеДжапарова у <text:a xlink:type="simple" xlink:href="http://twitter.com/EmineDzheppar/status/1680144812882767876" text:style-name="Internet_20_link" text:visited-style-name="Visited_20_Internet_20_Link">
 Твіттері</text:a>
 , передаєУкрінформ.</text:p>
      <text:p text:style-name="Quotations">

<text:p text:style-name="P4">
With South Korean President Yoon Suk Yeol <text:a xlink:type="simple" xlink:href="https://twitter.com/President_KR" text:style-name="Internet_20_link" text:visited-style-name="Visited_20_Internet_20_Link">
 @President_KR&gt;
 </text:a>
 &amp; First Lady Kim&gt;
 Keon Hee we paid tribute to 🇺🇦 fallen soldiers in 🇷🇺war against Ukraine. <text:a xlink:type="simple" xlink:href="https://twitter.com/hashtag/Ukraine" text:style-name="Internet_20_link" text:visited-style-name="Visited_20_Internet_20_Link">
&gt;
 #Ukraine </text:a>
&gt;
 &amp; <text:a xlink:type="simple" xlink:href="https://twitter.com/hashtag/SouthKorea" text:style-name="Internet_20_link" text:visited-style-name="Visited_20_Internet_20_Link">
 #SouthKorea&gt;
 </text:a>
 are&gt;
 united in our aim to restore justice &amp; protect democracies from <text:a xlink:type="simple" xlink:href="https://twitter.com/hashtag/russian" text:style-name="Internet_20_link" text:visited-style-name="Visited_20_Internet_20_Link">
 #russian&gt;
 </text:a>
 tyranny.&gt;
 <text:a xlink:type="simple" xlink:href="https://t.co/qvgayuWAB2" text:style-name="Internet_20_link" text:visited-style-name="Visited_20_Internet_20_Link">
 pic.twitter.com/qvgayuWAB2 </text:a>
&gt;
&gt;
 — Emine Dzheppar (@EmineDzheppar) <text:a xlink:type="simple" xlink:href="https://twitter.com/EmineDzheppar/status/1680144812882767876" text:style-name="Internet_20_link" text:visited-style-name="Visited_20_Internet_20_Link">
 July 15, 2023&gt;
 </text:a>
</text:p>

</text:p>
      <text:p text:style-name="P4">
"З президентом Південної Кореї Юн Сок Йолем і першою леді Кім Кон Хі вшанувалипам'ять українських солдатів, які загинули на війні <text:a xlink:type="simple" xlink:href="https://www.ukrinform.ua/tag-rosia" text:style-name="Internet_20_link" text:visited-style-name="Visited_20_Internet_20_Link">
 Росії</text:a>
 проти України. Україна та Південна Кореяоб'єднані метою відновити справедливість і захистити демократії від російськоїтиранії", - написала Джапарова.</text:p>
      <text:p text:style-name="P4">
<text:span text:style-name="T4">
Читайте також:</text:span>
 <text:a xlink:type="simple" xlink:href="https://www.ukrinform.ua/rubric-vidbudova/3735742-pivdenna-korea-zaproponue-ukraini-proekti-vidbudovi-na-52-milardi.html" text:style-name="Internet_20_link" text:visited-style-name="Visited_20_Internet_20_Link">
 <text:span text:style-name="T4">
Південна</text:span>
 <text:span text:style-name="T4">
Корея</text:span>
 запропонує Україні проєктивідбудови на $52 мільярди </text:a>
</text:p>
      <text:p text:style-name="P4">
Президентське подружжя Південної Кореї взяло участь у церемонії покладаннявінка до Стіни пам'яті загиблих за Україну, що неподалік Михайлівської площі уКиєві.</text:p>
      <text:p text:style-name="P4">
Перед цим лідер Південної Кореї <text:a xlink:type="simple" xlink:href="http://twitter.com/EmineDzheppar/status/1680137833141485569" text:style-name="Internet_20_link" text:visited-style-name="Visited_20_Internet_20_Link">
 відвідав</text:a>
 Ірпінь, депобував в одному з найбільш постраждалих унаслідок російської агресії районів.</text:p>
      <text:p text:style-name="Quotations">

<text:p text:style-name="P4">
With our honorable guests, 🇰🇷 President Yoon Suk Yeol <text:a xlink:type="simple" xlink:href="https://twitter.com/President_KR" text:style-name="Internet_20_link" text:visited-style-name="Visited_20_Internet_20_Link">
 @President_KR&gt;
 </text:a>
 &amp; First Lady Kim&gt;
 Keon Hee,visited <text:a xlink:type="simple" xlink:href="https://twitter.com/hashtag/Irpin" text:style-name="Internet_20_link" text:visited-style-name="Visited_20_Internet_20_Link">
 #Irpin&gt;
 </text:a>
 -one&gt;
 of🇺🇦Hero Cities.Due to persistence of🇺🇦authorities, Irpin’s residents&amp;intl&gt;
 support, it is being rebuilt. We are confident that all of our territories&gt;
 will also revive <text:a xlink:type="simple" xlink:href="https://t.co/eUn5F7taFW" text:style-name="Internet_20_link" text:visited-style-name="Visited_20_Internet_20_Link">
 pic.twitter.com/eUn5F7taFW </text:a>
&gt;
&gt;
 — Emine Dzheppar (@EmineDzheppar) <text:a xlink:type="simple" xlink:href="https://twitter.com/EmineDzheppar/status/1680137833141485569" text:style-name="Internet_20_link" text:visited-style-name="Visited_20_Internet_20_Link">
 July 15, 2023&gt;
 </text:a>
</text:p>

</text:p>
      <text:p text:style-name="P4">
Як повідомляв Укрінформ, президент Південної Кореї Юн Сок Йоль прибув вУкраїну з неоголошеним візитом. Разом із дружиною він відвідав Бучу.</text:p>
      <text:p text:style-name="P4">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Суд арештував генсекретаря Української асоціації футболу</text:span>
</text:h>
      <text:p text:style-name="P4">
Authors: Ukrinform (Person)</text:p>
      <text:p text:style-name="P4">
Publisher: Укринформ (Organization)</text:p>
      <text:p text:style-name="P4">
Published Time: 2023-07-15T12:58:43+03:00</text:p>
      <text:p text:style-name="P4">
Modified Time: 2023-07-15T12:58:43+03:00</text:p>
      <text:p text:style-name="P4">
Description: Суд узяв під варту на 60 діб без альтернативи застави генерального секретаря Української асоціації футболу Юрія Запісоцького, підозрюваного в розкраданні коштів на будівництві заводу з виготовлення штучної трави для футбольних полів. — Укрінформ.</text:p>
      <text:p text:style-name="P4">
Images: ['<text:a xlink:type="simple" xlink:href="https://static.ukrinform.com/photos/2023_07/thumb_files/630_360_1689414862-432.jpg" text:style-name="Internet_20_link" text:visited-style-name="Visited_20_Internet_20_Link">
630_360_16894...</text:a>
']</text:p>
      <text:p text:style-name="P4">
Tags: ['Арешт', 'УАФ']</text:p>
      <text:p text:style-name="P4">
Type: Article</text:p>
      <!--METADATA-->
      <text:p text:style-name="P4">
<draw:frame draw:style-name="fr1" draw:name="Image313" text:anchor-type="as-char" svg:width="6.9236in" svg:height="3.956343in" draw:z-index="0">
<draw:image xlink:href="../Images/yкринформ/2023-07-15T12-58-43-03-00/630_360_1689414862-432.jpg" xlink:type="simple" xlink:show="embed" xlink:actuate="onLoad" draw:mime-type="image/jpeg"/>
</draw:frame>
 Суд узявпід варту на 60 діб без альтернативи застави генерального секретаряУкраїнської асоціації футболу Юрія Запісоцького, підозрюваного в розкраданнікоштів на будівництві заводу з виготовлення штучної трави для футбольнихполів.</text:p>
      <text:p text:style-name="P4">
Як передає Укрінформ, про це повідомив <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text:p>
      <text:p text:style-name="P4">
Як повідомлялося, у листопаді 2022 року правоохоронці оголосили Запісоцькому <text:a xlink:type="simple" xlink:href="https://www.ukrinform.ua/rubric-sports/3624429-pavelku-ogolosili-pidozru-u-privlasnenni-265-miljona-ofis-genprokurora.html" text:style-name="Internet_20_link" text:visited-style-name="Visited_20_Internet_20_Link">
підозру в заволодінні </text:a>
 26,5 млн гривень. Разом із ним підозрюваним у справівиявився президент УАФ Андрій Павелко.</text:p>
      <text:p text:style-name="P4">
Слідство встановило, що вказану суму посадовці УАФ привласнили під часзакупівлі обладнання для будівництва заводу з виготовлення штучного покриттядля футбольних майданчиків. Частину цих коштів підозрювані згодомлегалізували.</text:p>
      <text:p text:style-name="P4">
Суд обрав обом фігурантам запобіжний захід у вигляді <text:a xlink:type="simple" xlink:href="https://www.ukrinform.ua/tag-arest" text:style-name="Internet_20_link" text:visited-style-name="Visited_20_Internet_20_Link">
 арешту</text:a>
 на два місяці з можливістю внесеннязастави сумою 9,88 млн гривень. Застава була внесена. Зокрема, за Запісоцькогосплатила компанія "УАФ Маркетинг".</text:p>
      <text:p text:style-name="P4">
16 червня 2023 року суд змінив Павелку запобіжний захід, заарештувавши його на60 діб.</text:p>
      <text:p text:style-name="P4">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У гуртожитку вінницького вишу вночі пролунав вибух, є загиблий</text:span>
</text:h>
      <text:p text:style-name="P4">
Authors: Ukrinform (Person)</text:p>
      <text:p text:style-name="P4">
Publisher: Укринформ (Organization)</text:p>
      <text:p text:style-name="P4">
Published Time: 2023-07-15T13:03:00+03:00</text:p>
      <text:p text:style-name="P4">
Modified Time: 2023-07-15T13:03:00+03:00</text:p>
      <text:p text:style-name="P4">
Description: У ніч проти суботи стався вибух у гуртожитку Вінницького національного аграрного університету, загинула людин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Гуртожиток', 'Вибух', 'Вінниця']</text:p>
      <text:p text:style-name="P4">
Type: Article</text:p>
      <!--METADATA-->
      <text:p text:style-name="P4">
<draw:frame draw:style-name="fr1" draw:name="Image314" text:anchor-type="as-char" svg:width="6.9236in" svg:height="3.956343in" draw:z-index="0">
<draw:image xlink:href="../Images/yкринформ/2023-07-15T13-03-00-03-00/630_360_1669987737-966.jpg" xlink:type="simple" xlink:show="embed" xlink:actuate="onLoad" draw:mime-type="image/jpeg"/>
</draw:frame>
 У нічпроти суботи стався вибух у гуртожитку Вінницького національного аграрногоуніверситету, загинула людина.</text:p>
      <text:p text:style-name="P4">
Про це <text:a xlink:type="simple" xlink:href="https://suspilne.media/529323-vibuh-u-gurtozitku-vinnickogo-agrarnogo-universitetu-so-vidomo/" text:style-name="Internet_20_link" text:visited-style-name="Visited_20_Internet_20_Link">
 Суспільному </text:a>
 повідомила речниця обласноїполіції Заріна Маєвська, передає Укрінформ.</text:p>
      <text:p text:style-name="P4">
"Близько півночі до поліції надійшло повідомлення про <text:a xlink:type="simple" xlink:href="https://www.ukrinform.ua/tag-vibuh" text:style-name="Internet_20_link" text:visited-style-name="Visited_20_Internet_20_Link">
 вибух</text:a>
 в одній із кімнат гуртожитку. Виїздом намісце події було виявлено тіло 39-річного чоловіка. Він тимчасово проживав укімнаті цього гуртожитку та паралельно проводив там ремонтні роботи", –розповіла Маєвська <text:span text:style-name="T5">
.</text:span>
</text:p>
      <text:p text:style-name="P4">
За її словами, більше ніхто не постраждав. мешканців евакуювали. Післязавершення всіх слідчих дій люди повернулися до своїх кімнат.</text:p>
      <text:p text:style-name="P4">
<text:span text:style-name="T4">
Читайте також:</text:span>
 <text:a xlink:type="simple" xlink:href="https://www.ukrinform.ua/rubric-regions/3734667-v-odesi-viavili-tilo-colovika-policia-kaze-pro-vibuh-granati.html" text:style-name="Internet_20_link" text:visited-style-name="Visited_20_Internet_20_Link">
 В Одесі виявили тіло чоловіка - поліція каже про<text:span text:style-name="T4">
вибух</text:span>
 гранати </text:a>
</text:p>
      <text:p text:style-name="P4">
За попередніми даними, вибухнув пристрій невійськового призначення.</text:p>
      <text:p text:style-name="P4">
Поліція відкрила провадження за ч.1 ст. 115 (умисне вбивство) з позначкоюсамогубство.</text:p>
      <text:p text:style-name="P4">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З річки Десна на Чернігівщині витягли російський танк</text:span>
</text:h>
      <text:p text:style-name="P4">
Authors: Ukrinform (Person)</text:p>
      <text:p text:style-name="P4">
Publisher: Укринформ (Organization)</text:p>
      <text:p text:style-name="P4">
Published Time: 2023-07-15T13:05:19+03:00</text:p>
      <text:p text:style-name="P4">
Modified Time: 2023-07-15T13:05:19+03:00</text:p>
      <text:p text:style-name="P4">
Description: У районі селища Шестовиця Чернігівської області водолази-сапери дістали із річки Десна російський танк, затоплений під час невдалої спроби переправитися. — Укрінформ.</text:p>
      <text:p text:style-name="P4">
Images: ['<text:a xlink:type="simple" xlink:href="https://static.ukrinform.com/photos/2023_07/thumb_files/630_360_1689415258-788.jpg" text:style-name="Internet_20_link" text:visited-style-name="Visited_20_Internet_20_Link">
630_360_16894...</text:a>
']</text:p>
      <text:p text:style-name="P4">
Tags: ['Десна', 'Ріка', 'Танк', 'Росія', 'Військова техніка', 'Чернігівщина']</text:p>
      <text:p text:style-name="P4">
Type: Article</text:p>
      <!--METADATA-->
      <text:p text:style-name="P4">
<draw:frame draw:style-name="fr1" draw:name="Image315" text:anchor-type="as-char" svg:width="6.9236in" svg:height="3.956343in" draw:z-index="0">
<draw:image xlink:href="../Images/yкринформ/2023-07-15T13-05-19-03-00/630_360_1689415258-788.jpg" xlink:type="simple" xlink:show="embed" xlink:actuate="onLoad" draw:mime-type="image/jpeg"/>
</draw:frame>
 У районіселища Шестовиця Чернігівської області водолази-сапери дістали із річки Деснаросійський танк, затоплений під час невдалої спроби переправитися.</text:p>
      <text:p text:style-name="P4">
Як передає Укрінформ, про це Державна спеціальна служба транспорту повідомляєу <text:a xlink:type="simple" xlink:href="https://www.facebook.com/uadsst/posts/pfbid02ir3yc3JoP2C7B4Ya5zWrVL2Zt6tUTGHNu1nfktygoU8U6tXmnpiP8Qo4cTqvApYrl" text:style-name="Internet_20_link" text:visited-style-name="Visited_20_Internet_20_Link">
 Фейсбуці</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будедоставлений для подальшого відновлення і ввійде у стрій Збройних сил України.</text:p>
      <text:p text:style-name="P4">
<text:span text:style-name="T4">
Читайте також:</text:span>
 <text:a xlink:type="simple" xlink:href="https://www.ukrinform.ua/rubric-polytics/3734835-francia-nadast-ukraini-dodatkove-obladnanna-dla-rozminuvanna-zelenskij.html" text:style-name="Internet_20_link" text:visited-style-name="Visited_20_Internet_20_Link">
 Франція надасть Україні додаткове обладнання для<text:span text:style-name="T4">
розмінування</text:span>
 – Зеленський </text:a>
</text:p>
      <text:p text:style-name="P4">
У Держспецтрансслужбі зазначили, що у ході боїв під Черніговом російськівійська неодноразово вдавались до спроб здійснити перекидання своїхпідрозділів через річку Десна у районі селища Шестовиця, але зазнавалипоразки. Тож місцеві жителі прозвали своє селище "Другою Чорнобаївкою".</text:p>
      <text:p text:style-name="P4">
Як повідомляв Укрінформ, Сили оборони України з 24 лютого 2022 року по 15липня 2023 року <text:a xlink:type="simple" xlink:href="https://www.ukrinform.ua/rubric-ato/3736045-sili-oboroni-znisili-vze-237-180-rosijskih-zagarbnikiv.html" text:style-name="Internet_20_link" text:visited-style-name="Visited_20_Internet_20_Link">
 знищили 4 тисячі 102 російських танків</text:a>
 .</text:p>
      <text:p text:style-name="P4">
<text:span text:style-name="T5">
Фото: Державна спецслужба транспорту, Facebook</text:span>
</text:p>
      <text:p text:style-name="P4">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У Херсоні чоловік намагався самостійно розібрати боєприпас та загинув</text:span>
</text:h>
      <text:p text:style-name="P4">
Authors: Ukrinform (Person)</text:p>
      <text:p text:style-name="P4">
Publisher: Укринформ (Organization)</text:p>
      <text:p text:style-name="P4">
Published Time: 2023-07-15T13:22:37+03:00</text:p>
      <text:p text:style-name="P4">
Modified Time: 2023-07-15T13:22:37+03:00</text:p>
      <text:p text:style-name="P4">
Description: У Херсоні від вибуху боєприпасу загинув 59-річний мешканець, який намагався його самостійно розібрати. — Укрінформ.</text:p>
      <text:p text:style-name="P4">
Images: ['<text:a xlink:type="simple" xlink:href="https://static.ukrinform.com/photos/2020_04/thumb_files/630_360_1586020381-158.jpg" text:style-name="Internet_20_link" text:visited-style-name="Visited_20_Internet_20_Link">
630_360_15860...</text:a>
']</text:p>
      <text:p text:style-name="P4">
Tags: ['Херсон', 'Вибухівка', 'Загибель']</text:p>
      <text:p text:style-name="P4">
Type: Article</text:p>
      <!--METADATA-->
      <text:p text:style-name="P4">
<draw:frame draw:style-name="fr1" draw:name="Image316" text:anchor-type="as-char" svg:width="6.9236in" svg:height="3.956343in" draw:z-index="0">
<draw:image xlink:href="../Images/yкринформ/2023-07-15T13-22-37-03-00/630_360_1586020381-158.jpg" xlink:type="simple" xlink:show="embed" xlink:actuate="onLoad" draw:mime-type="image/jpeg"/>
</draw:frame>
 У Херсонівід вибуху боєприпасу загинув 59-річний мешканець, який намагався йогосамостійно розібрати.</text:p>
      <text:p text:style-name="P4">
Про це у <text:a xlink:type="simple" xlink:href="http://t.me/olexandrprokudin/971" text:style-name="Internet_20_link" text:visited-style-name="Visited_20_Internet_20_Link">
 Телеграмі </text:a>
 повідомив начальникХерсонської ОВА Олександр Прокудін, передає Укрінформ.</text:p>
      <text:p text:style-name="P4">
"Мешканець <text:a xlink:type="simple" xlink:href="https://www.ukrinform.ua/tag-herson" text:style-name="Internet_20_link" text:visited-style-name="Visited_20_Internet_20_Link">
 Херсона </text:a>
 загинув, колинамагався самостійно розібрати боєприпас. Ймовірно, 59-річний чоловікрозпилював снаряд у себе в гаражі. Той здетонував, через що херсонець отримавпоранення несумісні з життям", - йдеться у повідомленні.</text:p>
      <text:p text:style-name="P4">
Керівник Херсонської ОВА нагадав, що розмінування територій - це роботапрофесіоналів, які знають, як безпечно вирішувати такі ситуації. Тому, якщохтось побачить вибухівку, не варто ризикувати, а потрібно звернутися дорятувальників або поліцейських.</text:p>
      <text:p text:style-name="P4">
<text:span text:style-name="T4">
Читайте також:</text:span>
 <text:a xlink:type="simple" xlink:href="https://www.ukrinform.ua/rubric-regions/3733544-na-hersonsini-vnaslidok-vibuhu-travmuvalisa-dvoe-ludej-aki-namagalisa-rozibrati-nevidomij-predmet.html" text:style-name="Internet_20_link" text:visited-style-name="Visited_20_Internet_20_Link">
 На Херсонщині від вибуху травмувалися двоє людей, якінамагалися <text:span text:style-name="T4">
розібрати</text:span>
 невідомий предмет </text:a>
</text:p>
      <text:p text:style-name="P4">
Як повідомляв Укрінформ, у Конотопському районі Сумської області водійтрактора, проігнорував знак «Обережно міни», заїхав у заборонену зону іпідірвався на вибухівці, внаслідок чого пошкоджена сільськогосподарськатехніка, водій зазнав незначних травм.</text:p>
      <text:p text:style-name="P4">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Конкурс PITCHUA+ розпочав прийом заявок</text:span>
</text:h>
      <text:p text:style-name="P4">
Authors: Ukrinform (Person)</text:p>
      <text:p text:style-name="P4">
Publisher: Укринформ (Organization)</text:p>
      <text:p text:style-name="P4">
Published Time: 2023-07-15T13:22:40+03:00</text:p>
      <text:p text:style-name="P4">
Modified Time: 2023-07-15T13:22:40+03:00</text:p>
      <text:p text:style-name="P4">
Description: В Україна розпочався прийом заявок на конкурс соціально вагомого контенту PITCHUA+. — Укрінформ.</text:p>
      <text:p text:style-name="P4">
Images: ['<text:a xlink:type="simple" xlink:href="https://static.ukrinform.com/photos/2016_12/thumb_files/630_360_1482907609-5756.jpg" text:style-name="Internet_20_link" text:visited-style-name="Visited_20_Internet_20_Link">
630_360_14829...</text:a>
']</text:p>
      <text:p text:style-name="P4">
Tags: ['Кіно', 'Конкурс', 'МКІП ', 'Пітчинг']</text:p>
      <text:p text:style-name="P4">
Type: Article</text:p>
      <!--METADATA-->
      <text:p text:style-name="P4">
<draw:frame draw:style-name="fr1" draw:name="Image317" text:anchor-type="as-char" svg:width="6.9236in" svg:height="3.956343in" draw:z-index="0">
<draw:image xlink:href="../Images/yкринформ/2023-07-15T13-22-40-03-00/630_360_1482907609-5756.jpg" xlink:type="simple" xlink:show="embed" xlink:actuate="onLoad" draw:mime-type="image/jpeg"/>
</draw:frame>
 В Українарозпочався прийом заявок на конкурс соціально вагомого контенту PITCHUA+.</text:p>
      <text:p text:style-name="P4">
Про це у <text:a xlink:type="simple" xlink:href="https://t.me/mkipu/6832" text:style-name="Internet_20_link" text:visited-style-name="Visited_20_Internet_20_Link">
 Телеграмі </text:a>
 повідомляє Міністерствокультури та інформаційної політики, передає Укрінформ.</text:p>
      <text:p text:style-name="P4">
Як зазначається, конкурс має на меті сприяти створенню якісного контенту длятелебачення, онлайн-платформ та кінотеатрів, що висвітлює єдність України в їїрізноманітності, спонукає брати активну участь у житті країни та надихаєісторіями про сильних особистостей.</text:p>
      <text:p text:style-name="P4">
Переможці PITCHUA+ отримають часткове або повне фінансування виробництва <text:a xlink:type="simple" xlink:href="https://www.ukrinform.ua/tag-kino" text:style-name="Internet_20_link" text:visited-style-name="Visited_20_Internet_20_Link">
проєкту </text:a>
 , а також експертний супровід навсіх етапах його створення.</text:p>
      <text:p text:style-name="P4">
<text:span text:style-name="T4">
Читайте також:</text:span>
 <text:a xlink:type="simple" xlink:href="https://www.ukrinform.ua/rubric-culture/3732812-u-mkip-rozgladaut-pitanna-povernenna-esertifikativ-na-knigi-ta-kino.html" text:style-name="Internet_20_link" text:visited-style-name="Visited_20_Internet_20_Link">
 У <text:span text:style-name="T4">
МКІП</text:span>
 розглядають питання повернення є-сертифікатівна книги та кіно </text:a>
</text:p>
      <text:p text:style-name="P4">
Прийом заявок проєктів триває до 14 серпня 2023 року.</text:p>
      <text:p text:style-name="P4">
<text:a xlink:type="simple" xlink:href="https://mkip.gov.ua/news/9485.html" text:style-name="Internet_20_link" text:visited-style-name="Visited_20_Internet_20_Link">
 Конкурс </text:a>
 проводиться проєктомTransformation Communications Activity (TCA), що фінансується Агентством США зміжнародного розвитку (USAID), у партнерстві з Міністерством культури таінформаційної політики України.</text:p>
      <text:p text:style-name="P4">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Прикордонники фіксують переміщення груп «вагнерівців» до Білорусі</text:span>
</text:h>
      <text:p text:style-name="P4">
Authors: Ukrinform (Person)</text:p>
      <text:p text:style-name="P4">
Publisher: Укринформ (Organization)</text:p>
      <text:p text:style-name="P4">
Published Time: 2023-07-15T13:26:00+03:00</text:p>
      <text:p text:style-name="P4">
Modified Time: 2023-07-15T13:26:00+03:00</text:p>
      <text:p text:style-name="P4">
Description: Українські прикордонники фіксують переміщення до Білорусі груп російських найманців ПВК «Вагнер». — Укрінформ.</text:p>
      <text:p text:style-name="P4">
Images: ['<text:a xlink:type="simple" xlink:href="https://static.ukrinform.com/photos/2023_07/thumb_files/630_360_1689416805-274.jpg" text:style-name="Internet_20_link" text:visited-style-name="Visited_20_Internet_20_Link">
630_360_16894...</text:a>
']</text:p>
      <text:p text:style-name="P4">
Tags: ['Білорусь', 'Лукашенко', 'Прикордонники', 'Російські військові', 'ПВК "Вагнера"', 'Війна з Росією']</text:p>
      <text:p text:style-name="P4">
Type: Article</text:p>
      <!--METADATA-->
      <text:p text:style-name="P4">
<draw:frame draw:style-name="fr1" draw:name="Image318" text:anchor-type="as-char" svg:width="6.9236in" svg:height="3.956343in" draw:z-index="0">
<draw:image xlink:href="../Images/yкринформ/2023-07-15T13-26-00-03-00/630_360_1689416805-274.jpg" xlink:type="simple" xlink:show="embed" xlink:actuate="onLoad" draw:mime-type="image/jpeg"/>
</draw:frame>
 Українськіприкордонники фіксують переміщення до Білорусі груп російських найманців ПВК«Вагнер».</text:p>
      <text:p text:style-name="P4">
Про це повідомив речник Держприкордонслужби Андрій Демченко, передає Укрінформіз посиланням на <text:a xlink:type="simple" xlink:href="https://t.me/DPSUkr/12425" text:style-name="Internet_20_link" text:visited-style-name="Visited_20_Internet_20_Link">
 пресслужбу ДПСУ </text:a>
 .</text:p>
      <text:p text:style-name="P4">
«Станом на зараз наявна інформація показує, що в Білорусі почалиспостерігатися окремі групи представників із приватних військових компаній,які переміщаються з території Росії», – зазначив Демченко.</text:p>
      <text:p text:style-name="P4">
Зазначається, що прикордонники продовжують відстежувати ситуацію, аби розумітимісця дислокації, кількість та завдання бойовиків.</text:p>
      <text:p text:style-name="P4">
Як повідомлялося, раніше міністерство оборони Білорусі заявило, що бійці ПВК«Вагнер» <text:a xlink:type="simple" xlink:href="https://www.ukrinform.ua/rubric-world/3735948-u-bilorusi-vagnerivcitrenuut-teroboronu.html" text:style-name="Internet_20_link" text:visited-style-name="Visited_20_Internet_20_Link">
 інструктують місцеву тероборону </text:a>
 .</text:p>
      <text:p text:style-name="P4">
<text:span text:style-name="T4">
Читайте також:</text:span>
 <text:a xlink:type="simple" xlink:href="https://www.ukrinform.ua/rubric-world/3736102-putin-hoce-zberegti-pvk-vagner-ale-bez-prigozina-isw.html" text:style-name="Internet_20_link" text:visited-style-name="Visited_20_Internet_20_Link">
 Путін хоче зберегти ПВК « <text:span text:style-name="T4">
Вагнер</text:span>
 », але без Пригожина– ISW </text:a>
</text:p>
      <text:p text:style-name="P4">
6 липня <text:a xlink:type="simple" xlink:href="https://www.ukrinform.ua/rubric-world/3732184-lukasenko-zaaviv-so-prigozin-povernuvsa-do-rosii.html" text:style-name="Internet_20_link" text:visited-style-name="Visited_20_Internet_20_Link">
 Олександр Лукашенко заявив </text:a>
 , щоготовий задіяти <text:a xlink:type="simple" xlink:href="https://www.ukrinform.ua/tag-pvk-vagnera" text:style-name="Internet_20_link" text:visited-style-name="Visited_20_Internet_20_Link">
 ПВК "Вагнер" </text:a>
 уБілорусі.</text:p>
      <text:p text:style-name="P4">
Заступник начальника Головного оперативного управління Генерального штабу ЗСУбригадний генерал Олексій Громов заявляв, що представники ПВК "Вагнер", якихможуть передислокувати на територію Білорусі, — це виснажені рештки, які нестановлять загрози для ЗСУ, але можуть здійснювати провокації у прикордоннихрайонах України з метою сковування українських військ і відволікання резервів.</text:p>
      <text:p text:style-name="P4">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Президент Південної Кореї у Києві вшанував пам'ять загиблих українських воїнів</text:span>
</text:h>
      <text:p text:style-name="P4">
Authors: Ukrinform (Person)</text:p>
      <text:p text:style-name="P4">
Publisher: Укринформ (Organization)</text:p>
      <text:p text:style-name="P4">
Published Time: 2023-07-15T13:49:00+03:00</text:p>
      <text:p text:style-name="P4">
Modified Time: 2023-07-15T13:49:00+03:00</text:p>
      <text:p text:style-name="P4">
Description: Президент Південної Кореї Юн Сок Йоль у Києві вшанував пам'ять українських військовослужбовців, які загинули на війні. — Укрінформ.</text:p>
      <text:p text:style-name="P4">
Images: ['<text:a xlink:type="simple" xlink:href="https://static.ukrinform.com/photos/2023_07/thumb_files/630_360_1689418098-586.jpg" text:style-name="Internet_20_link" text:visited-style-name="Visited_20_Internet_20_Link">
630_360_16894...</text:a>
']</text:p>
      <text:p text:style-name="P4">
Tags: ['Корея', 'Президент', 'Загибель', 'Київ']</text:p>
      <text:p text:style-name="P4">
Type: Article</text:p>
      <!--METADATA-->
      <text:p text:style-name="P4">
<draw:frame draw:style-name="fr1" draw:name="Image319" text:anchor-type="as-char" svg:width="6.9236in" svg:height="3.956343in" draw:z-index="0">
<draw:image xlink:href="../Images/yкринформ/2023-07-15T13-49-00-03-00/630_360_1689418098-586.jpg" xlink:type="simple" xlink:show="embed" xlink:actuate="onLoad" draw:mime-type="image/jpeg"/>
</draw:frame>
 ПрезидентПівденної Кореї Юн Сок Йоль у Києві вшанував пам'ять українськихвійськовослужбовців, які загинули на війні.</text:p>
      <text:p text:style-name="P4">
Про це повідомила перша заступниця міністра закордонних справ України ЕмінеДжапарова у <text:a xlink:type="simple" xlink:href="http://twitter.com/EmineDzheppar/status/1680144812882767876" text:style-name="Internet_20_link" text:visited-style-name="Visited_20_Internet_20_Link">
 Твіттері</text:a>
 , передаєУкрінформ.</text:p>
      <text:p text:style-name="Quotations">

<text:p text:style-name="P4">
With South Korean President Yoon Suk Yeol <text:a xlink:type="simple" xlink:href="https://twitter.com/President_KR" text:style-name="Internet_20_link" text:visited-style-name="Visited_20_Internet_20_Link">
 @President_KR&gt;
 </text:a>
 &amp; First Lady Kim&gt;
 Keon Hee we paid tribute to 🇺🇦 fallen soldiers in 🇷🇺war against Ukraine. <text:a xlink:type="simple" xlink:href="https://twitter.com/hashtag/Ukraine" text:style-name="Internet_20_link" text:visited-style-name="Visited_20_Internet_20_Link">
&gt;
 #Ukraine </text:a>
&gt;
 &amp; <text:a xlink:type="simple" xlink:href="https://twitter.com/hashtag/SouthKorea" text:style-name="Internet_20_link" text:visited-style-name="Visited_20_Internet_20_Link">
 #SouthKorea&gt;
 </text:a>
 are&gt;
 united in our aim to restore justice &amp; protect democracies from <text:a xlink:type="simple" xlink:href="https://twitter.com/hashtag/russian" text:style-name="Internet_20_link" text:visited-style-name="Visited_20_Internet_20_Link">
 #russian&gt;
 </text:a>
 tyranny.&gt;
 <text:a xlink:type="simple" xlink:href="https://t.co/qvgayuWAB2" text:style-name="Internet_20_link" text:visited-style-name="Visited_20_Internet_20_Link">
 pic.twitter.com/qvgayuWAB2 </text:a>
&gt;
&gt;
 — Emine Dzheppar (@EmineDzheppar) <text:a xlink:type="simple" xlink:href="https://twitter.com/EmineDzheppar/status/1680144812882767876" text:style-name="Internet_20_link" text:visited-style-name="Visited_20_Internet_20_Link">
 July 15, 2023&gt;
 </text:a>
</text:p>

</text:p>
      <text:p text:style-name="P4">
"З президентом Південної Кореї Юн Сок Йолем і першою леді Кім Кон Хі вшанувалипам'ять українських солдатів, які загинули на війні <text:a xlink:type="simple" xlink:href="https://www.ukrinform.ua/tag-rosia" text:style-name="Internet_20_link" text:visited-style-name="Visited_20_Internet_20_Link">
 Росії</text:a>
 проти України. Україна та Південна Кореяоб'єднані метою відновити справедливість і захистити демократії від російськоїтиранії", - написала Джапарова.</text:p>
      <text:p text:style-name="P4">
<text:span text:style-name="T4">
Читайте також:</text:span>
 <text:a xlink:type="simple" xlink:href="https://www.ukrinform.ua/rubric-vidbudova/3735742-pivdenna-korea-zaproponue-ukraini-proekti-vidbudovi-na-52-milardi.html" text:style-name="Internet_20_link" text:visited-style-name="Visited_20_Internet_20_Link">
 <text:span text:style-name="T4">
Південна</text:span>
 <text:span text:style-name="T4">
Корея</text:span>
 запропонує Україні проєктивідбудови на $52 мільярди </text:a>
</text:p>
      <text:p text:style-name="P4">
Президентське подружжя Південної Кореї взяло участь у церемонії покладаннявінка до Стіни пам'яті загиблих за Україну, що неподалік Михайлівської площі уКиєві.</text:p>
      <text:p text:style-name="P4">
Перед цим лідер Південної Кореї <text:a xlink:type="simple" xlink:href="http://twitter.com/EmineDzheppar/status/1680137833141485569" text:style-name="Internet_20_link" text:visited-style-name="Visited_20_Internet_20_Link">
 відвідав</text:a>
 Ірпінь, депобував в одному з найбільш постраждалих унаслідок російської агресії районів.</text:p>
      <text:p text:style-name="Quotations">

<text:p text:style-name="P4">
With our honorable guests, 🇰🇷 President Yoon Suk Yeol <text:a xlink:type="simple" xlink:href="https://twitter.com/President_KR" text:style-name="Internet_20_link" text:visited-style-name="Visited_20_Internet_20_Link">
 @President_KR&gt;
 </text:a>
 &amp; First Lady Kim&gt;
 Keon Hee,visited <text:a xlink:type="simple" xlink:href="https://twitter.com/hashtag/Irpin" text:style-name="Internet_20_link" text:visited-style-name="Visited_20_Internet_20_Link">
 #Irpin&gt;
 </text:a>
 -one&gt;
 of🇺🇦Hero Cities.Due to persistence of🇺🇦authorities, Irpin’s residents&amp;intl&gt;
 support, it is being rebuilt. We are confident that all of our territories&gt;
 will also revive <text:a xlink:type="simple" xlink:href="https://t.co/eUn5F7taFW" text:style-name="Internet_20_link" text:visited-style-name="Visited_20_Internet_20_Link">
 pic.twitter.com/eUn5F7taFW </text:a>
&gt;
&gt;
 — Emine Dzheppar (@EmineDzheppar) <text:a xlink:type="simple" xlink:href="https://twitter.com/EmineDzheppar/status/1680137833141485569" text:style-name="Internet_20_link" text:visited-style-name="Visited_20_Internet_20_Link">
 July 15, 2023&gt;
 </text:a>
</text:p>

</text:p>
      <text:p text:style-name="P4">
Як повідомляв Укрінформ, президент Південної Кореї Юн Сок Йоль прибув вУкраїну з неоголошеним візитом. Разом із дружиною він відвідав Бучу.</text:p>
      <text:p text:style-name="P4">
Source: <text:a xlink:type="simple" xlink:href="https://www.ukrinform.ua/rubric-society/3736156-prezident-pivdennoi-korei-u-kievi-vsanuvav-pamat-zagiblih-ukrainskih-voiniv.html" text:style-name="Internet_20_link" text:visited-style-name="Visited_20_Internet_20_Link">
https://www.ukrinform.ua/rubric-society/3736156-prezident-pivdennoi-korei-u-kievi-vsanuvav-pamat-zagiblih-ukrainskih-voiniv.html</text:a>
</text:p>
      <!--NEWS-->
      <text:h text:style-name="P10" text:outline-level="1">
<text:span text:style-name="T4">
Редактор/редакторка для роботи на сайті</text:span>
</text:h>
      <text:p text:style-name="P4">
Authors: Ukrinform (Person)</text:p>
      <text:p text:style-name="P4">
Publisher: Укринформ (Organization)</text:p>
      <text:p text:style-name="P4">
Published Time: 2023-07-15T13:51:00+03:00</text:p>
      <text:p text:style-name="P4">
Modified Time: 2023-07-15T13:51:00+03:00</text:p>
      <text:p text:style-name="P4">
Description: Українське національне інформаційне агентство «Укрінформ» шукає редактора/редакторку для роботи на сайті. — Укрінформ.</text:p>
      <text:p text:style-name="P4">
Images: ['<text:a xlink:type="simple" xlink:href="https://static.ukrinform.com/photos/2022_02/thumb_files/630_360_1645107758-865.jpg" text:style-name="Internet_20_link" text:visited-style-name="Visited_20_Internet_20_Link">
630_360_16451...</text:a>
']</text:p>
      <text:p text:style-name="P4">
Tags: ['Укрінформ', 'ЗМІ', 'Вакансії']</text:p>
      <text:p text:style-name="P4">
Type: Article</text:p>
      <!--METADATA-->
      <text:p text:style-name="P4">
<draw:frame draw:style-name="fr1" draw:name="Image320" text:anchor-type="as-char" svg:width="6.9236in" svg:height="3.956343in" draw:z-index="0">
<draw:image xlink:href="../Images/yкринформ/2023-07-15T13-51-00-03-00/630_360_1645107758-865.jpg" xlink:type="simple" xlink:show="embed" xlink:actuate="onLoad" draw:mime-type="image/jpeg"/>
</draw:frame>
 Українськенаціональне інформаційне агентство «Укрінформ» шукає редактора/редакторку дляроботи на сайті.</text:p>
      <text:p text:style-name="P4">
<text:span text:style-name="T4">
Вимоги до кандидатів на вакансію редактора:</text:span>
</text:p>
      <ul>
        <li>
повна вища освіта;   * відмінне володіння українською мовою;   * обізнаність із суспільно-політичною ситуацією в Україні і світі;   * креативність;   * досвід редакторської роботи з новинами в інтернет-ЗМІ.</li>
      </ul>
      <text:p text:style-name="P4">
Вітаються досвід роботи у соцмережах, профільна освіта та знання англійськоїмови.</text:p>
      <text:p text:style-name="P4">
Резюме надсилати за адресою <text:span text:style-name="T4">
<text:a xlink:type="simple" xlink:href="mailto:Zhalovaha@gmail.com" text:style-name="Internet_20_link" text:visited-style-name="Visited_20_Internet_20_Link">
 Zhalovaha@gmail.com</text:a>
 </text:span>
 .</text:p>
      <text:p text:style-name="P4">
<text:span text:style-name="T4">
Укрінформ пропонує:</text:span>
</text:p>
      <ul>
        <li>
повну зайнятість;   * гнучкий графік із роботою у вечірні зміни та у вихідні;   * заробітну плату за результатами співбесіди (в залежності від кваліфікації і досвіду роботи);   * можливість дистанційної роботи /офіс в центрі Києва (метро Театральна).</li>
      </ul>
      <text:p text:style-name="P4">
Source: <text:a xlink:type="simple" xlink:href="https://www.ukrinform.ua/rubric-society/3709517-ukrinform-sukae-redaktora-sajtu.html" text:style-name="Internet_20_link" text:visited-style-name="Visited_20_Internet_20_Link">
https://www.ukrinform.ua/rubric-society/3709517-ukrinform-sukae-redaktora-sajtu.html</text:a>
</text:p>
      <!--NEWS-->
      <text:h text:style-name="P10" text:outline-level="1">
<text:span text:style-name="T4">
Нацгвардійцям Харківщини передали 24 спецпрожектори для відстеження дронів</text:span>
</text:h>
      <text:p text:style-name="P4">
Authors: Ukrinform (Person)</text:p>
      <text:p text:style-name="P4">
Publisher: Укринформ (Organization)</text:p>
      <text:p text:style-name="P4">
Published Time: 2023-07-15T14:03:07+03:00</text:p>
      <text:p text:style-name="P4">
Modified Time: 2023-07-15T14:03:07+03:00</text:p>
      <text:p text:style-name="P4">
Description: Бійцям Національної гвардії Харківщини передали 24 спеціальні прожектори, які допоможуть "полювати" на ворожі дрони-камікадзе. — Укрінформ.</text:p>
      <text:p text:style-name="P4">
Images: ['<text:a xlink:type="simple" xlink:href="https://static.ukrinform.com/photos/2023_07/thumb_files/630_360_1689418794-862.jpg" text:style-name="Internet_20_link" text:visited-style-name="Visited_20_Internet_20_Link">
630_360_16894...</text:a>
']</text:p>
      <text:p text:style-name="P4">
Tags: ['Нацгвардія', 'Харківщина', 'Війна з Росією', '#stoprussia', 'Дрон-камікадзе']</text:p>
      <text:p text:style-name="P4">
Type: Article</text:p>
      <!--METADATA-->
      <text:p text:style-name="P4">
<draw:frame draw:style-name="fr1" draw:name="Image321" text:anchor-type="as-char" svg:width="6.9236in" svg:height="3.956343in" draw:z-index="0">
<draw:image xlink:href="../Images/yкринформ/2023-07-15T14-03-07-03-00/630_360_1689418794-862.jpg" xlink:type="simple" xlink:show="embed" xlink:actuate="onLoad" draw:mime-type="image/jpeg"/>
</draw:frame>
 БійцямНаціональної гвардії Харківщини передали 24 спеціальні прожектори, якідопоможуть "полювати" на ворожі дрони-камікадзе.</text:p>
      <text:p text:style-name="P4">
Про це у <text:a xlink:type="simple" xlink:href="https://t.me/synegubov/6646" text:style-name="Internet_20_link" text:visited-style-name="Visited_20_Internet_20_Link">
 Телеграмі </text:a>
 повідомив начальникХарківської ОВА Олег Синєгубов, передає Укрінформ.</text:p>
      <text:p text:style-name="P4">
"Сьогодні передали бійцям Національної гвардії 24 спеціальні прожектори, якідопомагатимуть більш ефективно захистити небо на Харківщиною від ворожих атакдронами-камікадзе. Ці прожектори будуть використовуватися мобільними вогнянимигрупами, які полюватимуть на "Шахеди" та інші повітряні цілі", - йдеться уповідомленні.</text:p>
      <text:p text:style-name="P4">
Посадовець подякував усім, хто допомагає військовим.</text:p>
      <text:p text:style-name="P4">
<text:span text:style-name="T4">
Читайте також:</text:span>
 <text:a xlink:type="simple" xlink:href="https://www.ukrinform.ua/rubric-ato/3736072-povitrani-sili-vnoci-znisili-cotiri-sahedi.html" text:style-name="Internet_20_link" text:visited-style-name="Visited_20_Internet_20_Link">
 Повітряні сили вночі знищили чотири « <text:span text:style-name="T4">
Шахед</text:span>
 и»</text:a>
</text:p>
      <text:p text:style-name="P4">
Як повідомлялося, Повітряні сили ЗСУ вночі <text:a xlink:type="simple" xlink:href="https://www.ukrinform.ua/rubric-ato/3736072-povitrani-sili-vnoci-znisili-cotiri-sahedi.html" text:style-name="Internet_20_link" text:visited-style-name="Visited_20_Internet_20_Link">
 знищили</text:a>
 на Півдні та Сході чотири ворожі безпілотники.</text:p>
      <text:p text:style-name="P4">
<text:span text:style-name="T5">
Фото: Олег Синєгубов, Телеграм</text:span>
</text:p>
      <text:p text:style-name="P4">
Source: <text:a xlink:type="simple" xlink:href="https://www.ukrinform.ua/rubric-ato/3736159-nacgvardijcam-harkivsini-peredali-24-specprozektori-dla-vidstezenna-droniv.html" text:style-name="Internet_20_link" text:visited-style-name="Visited_20_Internet_20_Link">
https://www.ukrinform.ua/rubric-ato/3736159-nacgvardijcam-harkivsini-peredali-24-specprozektori-dla-vidstezenna-droniv.html</text:a>
</text:p>
      <!--NEWS-->
      <text:h text:style-name="P10" text:outline-level="1">
<text:span text:style-name="T4">
Палата представників США погодила оборонний бюджет із $300 мільйонами для України</text:span>
</text:h>
      <text:p text:style-name="P4">
Authors: Ukrinform (Person)</text:p>
      <text:p text:style-name="P4">
Publisher: Укринформ (Organization)</text:p>
      <text:p text:style-name="P4">
Published Time: 2023-07-15T1:39:00+03:00</text:p>
      <text:p text:style-name="P4">
Modified Time: 2023-07-15T12:39:00+03:00</text:p>
      <text:p text:style-name="P4">
Description: Палата Представників Конгресу США в п'ятницю проголосувала за проєкт оборонного бюджету США на 2024-й рік, у якому передбачені 300 мільйонів доларів для України. — Укрінформ.</text:p>
      <text:p text:style-name="P4">
Images: ['<text:a xlink:type="simple" xlink:href="https://static.ukrinform.com/photos/2019_11/thumb_files/630_360_1573026861-807.jpg" text:style-name="Internet_20_link" text:visited-style-name="Visited_20_Internet_20_Link">
630_360_15730...</text:a>
']</text:p>
      <text:p text:style-name="P4">
Tags: ['Україна', 'Конгрес США', 'допомога', 'Війна з Росією']</text:p>
      <text:p text:style-name="P4">
Type: Article</text:p>
      <!--METADATA-->
      <text:p text:style-name="P4">
<draw:frame draw:style-name="fr1" draw:name="Image322" text:anchor-type="as-char" svg:width="6.9236in" svg:height="3.956343in" draw:z-index="0">
<draw:image xlink:href="../Images/yкринформ/2023-07-15T1-39-00-03-00/630_360_1573026861-807.jpg" xlink:type="simple" xlink:show="embed" xlink:actuate="onLoad" draw:mime-type="image/jpeg"/>
</draw:frame>
 ПалатаПредставників Конгресу США в п'ятницю проголосувала за проєкт оборонногобюджету США на 2024-й рік, у якому передбачені 300 мільйонів доларів дляУкраїни.</text:p>
      <text:p text:style-name="P4">
Як передає Укрінформ, про це повідомляє <text:a xlink:type="simple" xlink:href="https://ukrainian.voanews.com/a/ndaa-ndaa2024-oboronny-budjet-congres-zakonoproekt/7179119.html" text:style-name="Internet_20_link" text:visited-style-name="Visited_20_Internet_20_Link">
 Голос Америки</text:a>
 .</text:p>
      <text:p text:style-name="P4">
Зазначається, що у четвер Палата Представників засідала майже до опівночірозглядаючи 200 поправок. Республіканцям вдалось домогтись затвердження низкипропозицій, водночас п’ять поправок, які вимагали скоротити або взагаліприпинити допомогу Україні, не набрали голосів.</text:p>
      <text:p text:style-name="P4">
"Зокрема, відхилили поправку республіканки Марджорі Тейлор Грін, яка вимагалаприбрати $300 мільйонів для України із оборонного бюджету: 89"за"-358-"проти". Провалилася і поправка республіканця Метта Гейтса, якийвимагав відмінити всю безпекову допомогу Україні", - йдеться у повідомленні.</text:p>
      <text:p text:style-name="P4">
<text:span text:style-name="T4">
Читайте також:</text:span>
 <text:a xlink:type="simple" xlink:href="https://www.ukrinform.ua/rubric-ato/3735589-pentagon-oficijno-pidtverdiv-so-kasetni-boepripasi-vze-v-ukraini.html" text:style-name="Internet_20_link" text:visited-style-name="Visited_20_Internet_20_Link">
 <text:span text:style-name="T4">
Пентагон</text:span>
 офіційно підтвердив, що касетні боєприпасивже в Україні </text:a>
</text:p>
      <text:p text:style-name="P4">
Наголошується, що як в проєкті оборонного бюджету Палати Представників, так іу відповідному проєкті Сенату на продовження сприяння безпеці України у2024-му році закладено 300 мільйонів доларів. Це рівноцінно сумі якузапитувала адміністрація Байдена, але водночас на 500 мільйонів менше, ніжбуло погоджено минулого року.</text:p>
      <text:p text:style-name="P4">
Цього року демократ Джаред Голден зі штату Мейн намагався внести поправку щодозбільшення запропонованої допомоги Україні в Оборонному бюджеті <text:a xlink:type="simple" xlink:href="https://www.ukrinform.ua/tag-ssa" text:style-name="Internet_20_link" text:visited-style-name="Visited_20_Internet_20_Link">
 США</text:a>
 -2024 на 500 млн дол., так щоб фінальнасума відповідала минулорічній. Але ця пропозиція не пройшла комітет ПалатиПредставників з питань збройних сил.</text:p>
      <text:p text:style-name="P4">
Водночас у повну версію проєкту оборонного бюджету Палати Представників, доякого нині розглядають поправки в залі засідань, комітети додали пропозиціюреспубліканця Метта Гейтса про додаткового спеціального інспектора, якийперевірятиме допомогу, що надходить в Україну.</text:p>
      <text:p text:style-name="P4">
<text:span text:style-name="T4">
Читайте також:</text:span>
 <text:a xlink:type="simple" xlink:href="https://www.ukrinform.ua/rubric-ato/3729575-stati-pidtrimuvatimut-ukrainu-dopoki-rosia-ne-vivede-svoi-vijska-minoboroni.html" text:style-name="Internet_20_link" text:visited-style-name="Visited_20_Internet_20_Link">
 Штати підтримуватимуть Україну, допоки Росія не виведесвої війська – Міноборони </text:a>
</text:p>
      <text:p text:style-name="P4">
Розгляд оборонного бюджету в Сенаті вже заплановано на вівторок, 18 липня.</text:p>
      <text:p text:style-name="P4">
Як повідомлялося, Міністерство оборони США 7 липня офіційно оголосило провиділення нового <text:a xlink:type="simple" xlink:href="https://www.ukrinform.ua/rubric-ato/3732977-pentagon-ogolosiv-pro-novij-paket-dopomogi-ukraini-z-kasetnimi-boepripasami.html" text:style-name="Internet_20_link" text:visited-style-name="Visited_20_Internet_20_Link">
 пакета військової допомоги Україні</text:a>
 загальним обсягом $800мільйонів. Пакет містить касетні боєприпаси, а також інші види озброєнь таамуніції для ЗСУ.</text:p>
      <text:p text:style-name="P4">
Source: <text:a xlink:type="simple" xlink:href="https://www.ukrinform.ua/rubric-world/3736134-palata-predstavnikiv-ssa-pogodila-oboronnij-budzet-iz-300-miljoniv-dla-ukraini.html" text:style-name="Internet_20_link" text:visited-style-name="Visited_20_Internet_20_Link">
https://www.ukrinform.ua/rubric-world/3736134-palata-predstavnikiv-ssa-pogodila-oboronnij-budzet-iz-300-miljoniv-dla-ukraini.html</text:a>
</text:p>
      <!--NEWS-->
      <text:h text:style-name="P10" text:outline-level="1">
<text:span text:style-name="T4">
At Kupiansk direction Russian army shelled Dvorichna, Zapadne, Kamyanka, Kyslivka, Berestove,...</text:span>
</text:h>
      <text:p text:style-name="P4">
Authors: liveuamap (Language: en)</text:p>
      <text:p text:style-name="P4">
Time: 2023-07-15T2:31:00</text:p>
      <text:p text:style-name="P4">
Location: Lyman (Latitude:49.89707 Longtitude:37.70422)</text:p>
      <text:p text:style-name="P4">
Videos: []</text:p>
      <text:p text:style-name="P4">
Images: []</text:p>
      <text:p text:style-name="P4">
Tags: ["Russia"]</text:p>
      <text:p text:style-name="P4">
ID: 22576258</text:p>
      <!--METADATA-->
      <text:p text:style-name="P4">
At Kupiansk direction Russian army shelled Dvorichna, Zapadne, Kamyanka,Kyslivka, Berestove, Fyholivka of Kharkiv region, - General Staff of ArmedForces of Ukraine says in the morning report</text:p>
      <text:p text:style-name="P4">
News Collection Link: <text:a xlink:type="simple" xlink:href="https:\/\/liveuamap.com\/en\/2023\/15-july-at-kupiansk-direction-russian-army-shelled-dvorichna" text:style-name="Internet_20_link" text:visited-style-name="Visited_20_Internet_20_Link">
https:\/\/liveuamap.com\/en\/2023\/15-july-at-kupiansk-direction-russian-army-shelled-dvorichna</text:a>
</text:p>
      <text:p text:style-name="P4">
Source: <text:a xlink:type="simple" xlink:href="https://t.me/lumsrc/5367" text:style-name="Internet_20_link" text:visited-style-name="Visited_20_Internet_20_Link">
https://t.me/lumsrc/5367</text:a>
</text:p>
      <!--NEWS-->
      <text:h text:style-name="P10" text:outline-level="1">
<text:span text:style-name="T4">
Латвійський дипломат: Саміт у Вільнюсі дав основу для зустрічі у Вашингтоні</text:span>
</text:h>
      <text:p text:style-name="P4">
Authors: Ukrinform (Person)</text:p>
      <text:p text:style-name="P4">
Publisher: Укринформ (Organization)</text:p>
      <text:p text:style-name="P4">
Published Time: 2023-07-15T2:40:39+03:00</text:p>
      <text:p text:style-name="P4">
Modified Time: 2023-07-15T12:40:39+03:00</text:p>
      <text:p text:style-name="P4">
Description: Ексміністр закордонних справ Латвії Маріс Рієкстіньш характеризує саміт НАТО у Вільнюсі як дуже важливий саміт, але саме робочого характеру, який дав основу для роботи в перспективі наступної зустрічі 2024 року у Вашингтоні. — Укрінформ.</text:p>
      <text:p text:style-name="P4">
Images: ['<text:a xlink:type="simple" xlink:href="https://static.ukrinform.com/photos/2023_07/thumb_files/630_360_1689180619-770.jpg" text:style-name="Internet_20_link" text:visited-style-name="Visited_20_Internet_20_Link">
630_360_16891...</text:a>
']</text:p>
      <text:p text:style-name="P4">
Tags: ['Латвія', 'Саміт НАТО', 'Україна']</text:p>
      <text:p text:style-name="P4">
Type: Article</text:p>
      <!--METADATA-->
      <text:p text:style-name="P4">
<draw:frame draw:style-name="fr1" draw:name="Image323" text:anchor-type="as-char" svg:width="6.9236in" svg:height="3.956343in" draw:z-index="0">
<draw:image xlink:href="../Images/yкринформ/2023-07-15T2-40-39-03-00/630_360_1689180619-770.jpg" xlink:type="simple" xlink:show="embed" xlink:actuate="onLoad" draw:mime-type="image/jpeg"/>
</draw:frame>
 Ексміністрзакордонних справ Латвії Маріс Рієкстіньш характеризує саміт НАТО у Вільнюсіяк дуже важливий саміт, але саме робочого характеру, який дав основу дляроботи в перспективі наступної зустрічі 2024 року у Вашингтоні.</text:p>
      <text:p text:style-name="P4">
Про це він сказав в інтерв’ю Укрінформу.</text:p>
      <text:p text:style-name="P4">
«Минулу зустріч у Вільнюсі я б охарактеризував як дуже значущий важливийсаміт, але саме робочого характеру. Було зроблено виразний, докладний миттєвий«знімок» подій, що відбуваються у світі. Вони проаналізовані. І відповідно доцього поставлено завдання на майбутнє – як справлятися з цілим набором загрозсвіту», - сказав Рієкстіньш.</text:p>
      <text:p text:style-name="P4">
Він підкреслив важливість того, що комюніке Вільнюського саміту приймається попринципу консенсусу, а це означає, що його пункти, які стосуються всебічноїпідтримки України, були прийняті усіма без винятку членами <text:a xlink:type="simple" xlink:href="https://www.ukrinform.ua/tag-nato" text:style-name="Internet_20_link" text:visited-style-name="Visited_20_Internet_20_Link">
 НАТО</text:a>
 .</text:p>
      <text:p text:style-name="P4">
На думку дипломата, треба далі активно працювати з тими країнами, яківагаються щодо прийняття рішучих рішень по приєднанню України до Альянсу. Вцьому Україні, як і раніше, наполегливо допомагатимуть, зокрема, Латвія таінші країни Балтії.</text:p>
      <text:p text:style-name="P4">
«Тому так – це був дуже хороший, насичений, «робочий» саміт, який дає основудля роботи в перспективі наступного (Вашингтонського - ред.) саміту. І вжетреба починати дивитись у тому напрямку», - резюмував Рієкстіньш.</text:p>
      <text:p text:style-name="P4">
Інтерв'ю буде опубліковано на сайті Укрінформу пізніше.</text:p>
      <text:p text:style-name="P4">
<text:span text:style-name="T4">
Читайте також:</text:span>
 <text:a xlink:type="simple" xlink:href="https://www.ukrinform.ua/rubric-polytics/3736084-nastupnij-samit-nato-bude-dla-ukraini-peremoznim-danilov.html" text:style-name="Internet_20_link" text:visited-style-name="Visited_20_Internet_20_Link">
 Наступний саміт НАТО буде для України переможним —<text:span text:style-name="T4">
Данілов</text:span>
 </text:a>
</text:p>
      <text:p text:style-name="P4">
Як повідомляв Укрінформ, на саміті НАТО у Вільнюсі було оголошено простворення Ради Україна-НАТО, скасовано Плану дій щодо членства в Альянсі.</text:p>
      <text:p text:style-name="P4">
Також міністр закордонних справ Дмитро Кулеба заявив, що важливість саміту уВільнюсі-2023 порівняно із самітом у Мадриді-2022 ще й у тому, що подоланопсихологічний бар’єр, тепер «Україну реально бачать членом НАТО».</text:p>
      <text:p text:style-name="P4">
Діючий латвійський дипломат Маріс Рієкстіньш має великий досвід і багатограннудипломатичну кар’єру. Він був міністром закордонних справ Латвії (2007-2010),послом в США (2004-2006), в НАТО (2011-2015), а також – останнім послом Латвіїв Москві, тобто до того моменту, як був понижений рівень стосунків з країною-агресором (2017-2023).</text:p>
      <text:p text:style-name="P4">
Source: <text:a xlink:type="simple" xlink:href="https://www.ukrinform.ua/rubric-polytics/3736135-latvijskij-diplomat-samit-u-vilnusi-dav-osnovu-dla-zustrici-u-vasingtoni.html" text:style-name="Internet_20_link" text:visited-style-name="Visited_20_Internet_20_Link">
https://www.ukrinform.ua/rubric-polytics/3736135-latvijskij-diplomat-samit-u-vilnusi-dav-osnovu-dla-zustrici-u-vasingtoni.html</text:a>
</text:p>
      <!--NEWS-->
      <text:h text:style-name="P10" text:outline-level="1">
<text:span text:style-name="T4">
Суд арештував генсекретаря Української асоціації футболу</text:span>
</text:h>
      <text:p text:style-name="P4">
Authors: Ukrinform (Person)</text:p>
      <text:p text:style-name="P4">
Publisher: Укринформ (Organization)</text:p>
      <text:p text:style-name="P4">
Published Time: 2023-07-15T3:58:43+03:00</text:p>
      <text:p text:style-name="P4">
Modified Time: 2023-07-15T12:58:43+03:00</text:p>
      <text:p text:style-name="P4">
Description: Суд узяв під варту на 60 діб без альтернативи застави генерального секретаря Української асоціації футболу Юрія Запісоцького, підозрюваного в розкраданні коштів на будівництві заводу з виготовлення штучної трави для футбольних полів. — Укрінформ.</text:p>
      <text:p text:style-name="P4">
Images: ['<text:a xlink:type="simple" xlink:href="https://static.ukrinform.com/photos/2023_07/thumb_files/630_360_1689414862-432.jpg" text:style-name="Internet_20_link" text:visited-style-name="Visited_20_Internet_20_Link">
630_360_16894...</text:a>
']</text:p>
      <text:p text:style-name="P4">
Tags: ['Арешт', 'УАФ']</text:p>
      <text:p text:style-name="P4">
Type: Article</text:p>
      <!--METADATA-->
      <text:p text:style-name="P4">
<draw:frame draw:style-name="fr1" draw:name="Image324" text:anchor-type="as-char" svg:width="6.9236in" svg:height="3.956343in" draw:z-index="0">
<draw:image xlink:href="../Images/yкринформ/2023-07-15T3-58-43-03-00/630_360_1689414862-432.jpg" xlink:type="simple" xlink:show="embed" xlink:actuate="onLoad" draw:mime-type="image/jpeg"/>
</draw:frame>
 Суд узявпід варту на 60 діб без альтернативи застави генерального секретаряУкраїнської асоціації футболу Юрія Запісоцького, підозрюваного в розкраданнікоштів на будівництві заводу з виготовлення штучної трави для футбольнихполів.</text:p>
      <text:p text:style-name="P4">
Як передає Укрінформ, про це повідомив <text:a xlink:type="simple" xlink:href="http://footballhub.ua/ofitsiino-heneralnoho-sekretaria-uaf-vidpravyly-u-sizo-na-60-dib" text:style-name="Internet_20_link" text:visited-style-name="Visited_20_Internet_20_Link">
 Footballhub</text:a>
.</text:p>
      <text:p text:style-name="P4">
Слухання щодо зміни запобіжного заходу для генсекретаря УАФ відбулося уШевченківському районному суді Львова в п'ятницю, 14 липня.</text:p>
      <text:p text:style-name="P4">
За підсумками слухання суддя постановила змінити запобіжний захід на триманняпід вартою терміном 60 діб – до 13 вересня включно.</text:p>
      <text:p text:style-name="P4">
Внесена за фігуранта восени минулого року застава розміром 9,88 млн гривеньпіде на користь держави.</text:p>
      <text:p text:style-name="P4">
<text:span text:style-name="T4">
Читайте також:</text:span>
 <text:a xlink:type="simple" xlink:href="https://www.ukrinform.ua/rubric-kyiv/3730923-cinovnika-svatosinskoi-rda-vidstoronili-cerez-rozkradanna-pri-remonti-ukrittiv.html" text:style-name="Internet_20_link" text:visited-style-name="Visited_20_Internet_20_Link">
 Чиновника Святошинської РДА відсторонили через<text:span text:style-name="T4">
розкрадання</text:span>
 при ремонті укриттів </text:a>
</text:p>
      <text:p text:style-name="P4">
Як повідомлялося, у листопаді 2022 року правоохоронці оголосили Запісоцькому <text:a xlink:type="simple" xlink:href="https://www.ukrinform.ua/rubric-sports/3624429-pavelku-ogolosili-pidozru-u-privlasnenni-265-miljona-ofis-genprokurora.html" text:style-name="Internet_20_link" text:visited-style-name="Visited_20_Internet_20_Link">
підозру в заволодінні </text:a>
 26,5 млн гривень. Разом із ним підозрюваним у справівиявився президент УАФ Андрій Павелко.</text:p>
      <text:p text:style-name="P4">
Слідство встановило, що вказану суму посадовці УАФ привласнили під часзакупівлі обладнання для будівництва заводу з виготовлення штучного покриттядля футбольних майданчиків. Частину цих коштів підозрювані згодомлегалізували.</text:p>
      <text:p text:style-name="P4">
Суд обрав обом фігурантам запобіжний захід у вигляді <text:a xlink:type="simple" xlink:href="https://www.ukrinform.ua/tag-arest" text:style-name="Internet_20_link" text:visited-style-name="Visited_20_Internet_20_Link">
 арешту</text:a>
 на два місяці з можливістю внесеннязастави сумою 9,88 млн гривень. Застава була внесена. Зокрема, за Запісоцькогосплатила компанія "УАФ Маркетинг".</text:p>
      <text:p text:style-name="P4">
16 червня 2023 року суд змінив Павелку запобіжний захід, заарештувавши його на60 діб.</text:p>
      <text:p text:style-name="P4">
Source: <text:a xlink:type="simple" xlink:href="https://www.ukrinform.ua/rubric-sports/3736140-sud-arestuvav-gensekretara-ukrainskoi-asociacii-futbolu.html" text:style-name="Internet_20_link" text:visited-style-name="Visited_20_Internet_20_Link">
https://www.ukrinform.ua/rubric-sports/3736140-sud-arestuvav-gensekretara-ukrainskoi-asociacii-futbolu.html</text:a>
</text:p>
      <!--NEWS-->
      <text:h text:style-name="P10" text:outline-level="1">
<text:span text:style-name="T4">
У гуртожитку вінницького вишу вночі пролунав вибух, є загиблий</text:span>
</text:h>
      <text:p text:style-name="P4">
Authors: Ukrinform (Person)</text:p>
      <text:p text:style-name="P4">
Publisher: Укринформ (Organization)</text:p>
      <text:p text:style-name="P4">
Published Time: 2023-07-15T5:03:00+03:00</text:p>
      <text:p text:style-name="P4">
Modified Time: 2023-07-15T13:03:00+03:00</text:p>
      <text:p text:style-name="P4">
Description: У ніч проти суботи стався вибух у гуртожитку Вінницького національного аграрного університету, загинула людина.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Гуртожиток', 'Вибух', 'Вінниця']</text:p>
      <text:p text:style-name="P4">
Type: Article</text:p>
      <!--METADATA-->
      <text:p text:style-name="P4">
<draw:frame draw:style-name="fr1" draw:name="Image325" text:anchor-type="as-char" svg:width="6.9236in" svg:height="3.956343in" draw:z-index="0">
<draw:image xlink:href="../Images/yкринформ/2023-07-15T5-03-00-03-00/630_360_1669987737-966.jpg" xlink:type="simple" xlink:show="embed" xlink:actuate="onLoad" draw:mime-type="image/jpeg"/>
</draw:frame>
 У ніч протисуботи стався вибух у гуртожитку Вінницького національного аграрногоуніверситету, загинула людина.</text:p>
      <text:p text:style-name="P4">
Про це <text:a xlink:type="simple" xlink:href="https://suspilne.media/529323-vibuh-u-gurtozitku-vinnickogo-agrarnogo-universitetu-so-vidomo/" text:style-name="Internet_20_link" text:visited-style-name="Visited_20_Internet_20_Link">
 Суспільному </text:a>
 повідомила речниця обласноїполіції Заріна Маєвська, передає Укрінформ.</text:p>
      <text:p text:style-name="P4">
"Близько півночі до поліції надійшло повідомлення про <text:a xlink:type="simple" xlink:href="https://www.ukrinform.ua/tag-vibuh" text:style-name="Internet_20_link" text:visited-style-name="Visited_20_Internet_20_Link">
 вибух</text:a>
 в одній із кімнат гуртожитку. Виїздом намісце події було виявлено тіло 39-річного чоловіка. Він тимчасово проживав укімнаті цього гуртожитку та паралельно проводив там ремонтні роботи", –розповіла Маєвська <text:span text:style-name="T5">
.</text:span>
</text:p>
      <text:p text:style-name="P4">
За її словами, більше ніхто не постраждав. мешканців евакуювали. Післязавершення всіх слідчих дій люди повернулися до своїх кімнат.</text:p>
      <text:p text:style-name="P4">
<text:span text:style-name="T4">
Читайте також:</text:span>
 <text:a xlink:type="simple" xlink:href="https://www.ukrinform.ua/rubric-regions/3734667-v-odesi-viavili-tilo-colovika-policia-kaze-pro-vibuh-granati.html" text:style-name="Internet_20_link" text:visited-style-name="Visited_20_Internet_20_Link">
 В Одесі виявили тіло чоловіка - поліція каже про<text:span text:style-name="T4">
вибух</text:span>
 гранати </text:a>
</text:p>
      <text:p text:style-name="P4">
За попередніми даними, вибухнув пристрій невійськового призначення.</text:p>
      <text:p text:style-name="P4">
Поліція відкрила провадження за ч.1 ст. 115 (умисне вбивство) з позначкоюсамогубство.</text:p>
      <text:p text:style-name="P4">
Source: <text:a xlink:type="simple" xlink:href="https://www.ukrinform.ua/rubric-regions/3736145-u-gurtozitku-vinnickogo-visu-vnoci-prolunav-vibuh-e-zagiblij.html" text:style-name="Internet_20_link" text:visited-style-name="Visited_20_Internet_20_Link">
https://www.ukrinform.ua/rubric-regions/3736145-u-gurtozitku-vinnickogo-visu-vnoci-prolunav-vibuh-e-zagiblij.html</text:a>
</text:p>
      <!--NEWS-->
      <text:h text:style-name="P10" text:outline-level="1">
<text:span text:style-name="T4">
Перехоплення ГУР Міноборони України: «Мы не готовы, у нас нечем готовиться»</text:span>
</text:h>
      <text:p text:style-name="P4">
Author: ['АРМІЯINFORM']</text:p>
      <text:p text:style-name="P4">
Time: 2023-07-15T60:00:00-04:00</text:p>
      <text:p text:style-name="P4">
Description: У черговому перехопленні телефонної розмови, яке здійснило Головне управління розвід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d0c635554c049354.jpg" text:style-name="Internet_20_link" text:visited-style-name="Visited_20_Internet_20_Link">
d0c635554c049354.jpg</text:a>
']</text:p>
      <text:p text:style-name="P4">
Tags: ['STOPRUSSIA', 'АГРЕСІЯ РФ', 'ВІЙНА', 'ВТОРГНЕННЯ РФ', 'ГУР ПЕРЕХОПЛЕННЯ', 'ДУТА ВЕЛИЧ РОСАРМІЇ']</text:p>
      <text:p text:style-name="P4">
Category: News</text:p>
      <!--METADATA-->
      <text:p text:style-name="P4">
<draw:frame draw:style-name="fr1" draw:name="Image326" text:anchor-type="as-char" svg:width="6.9236in" svg:height="3.750283in" draw:z-index="0">
<draw:image xlink:href="../Images/AРМІЯINFORM/2023-07-15T60-00-00-04-00/d0c635554c049354.jpg" xlink:type="simple" xlink:show="embed" xlink:actuate="onLoad" draw:mime-type="image/jpeg"/>
</draw:frame>
</text:p>
      <text:p text:style-name="P4">
У черговому <text:a xlink:type="simple" xlink:href="https://t.me/DIUkraine/2576" text:style-name="Internet_20_link" text:visited-style-name="Visited_20_Internet_20_Link">
перехопленні</text:a>
 телефонної розмови,яке здійснило Головне управління розвідки Міністерства оборони України, воякармії рф розповідає своїй дружині про готовність ЗСУ до наступу, заборонувивозити до росії мертвих та поранених «зеків»:</text:p>
      <ul>
        <li>
«все всё знают, никто ничего неделает»;  * «аж самолетом прилетели мобилизованые, там и зэки оттуда же с улан-удэ, с бурятии, 60 человек оттуда»;  * «они едут дольше, чем воюют, зашли, и их сразу разъ*бали, их вообще никто не считает» (про вʼязнів);  * окупант розповідає, що загиблих просто закопують й зазначають як зниклих безвісті.</li>
      </ul>
      <text:p text:style-name="P4">
«За кожен воєнний злочин, здійснений проти України, буде справедливавідплата», — запевняють у ГУР МОУ.</text:p>
      <text:p text:style-name="P4">
Source: <text:a xlink:type="simple" xlink:href="https://armyinform.com.ua/2023/07/15/perehoplennya-gur-minoborony-ukrayiny-m%d1%8b-ne-gotov%d1%8b-u-nas-nechem-gotovytsya/" text:style-name="Internet_20_link" text:visited-style-name="Visited_20_Internet_20_Link">
https://armyinform.com.ua/2023/07/15/perehoplennya-gur-minoborony-ukrayiny-m%d1%8b-ne-gotov%d1%8b-u-nas-nechem-gotovytsya/</text:a>
</text:p>
      <!--NEWS-->
      <text:h text:style-name="P10" text:outline-level="1">
<text:span text:style-name="T4">
ЦПД: добірка фейків</text:span>
</text:h>
      <text:p text:style-name="P4">
Author: ['АРМІЯINFORM']</text:p>
      <text:p text:style-name="P4">
Time: 2023-07-15T62:00:00-04:00</text:p>
      <text:p text:style-name="P4">
Description: Центр протидії дезінформації на своїй офіційній сторінці у Facebook розмістив добір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60145103_290354196846986_1918914567113442698_n.jpg" text:style-name="Internet_20_link" text:visited-style-name="Visited_20_Internet_20_Link">
360145103_290354196846986_1918914567113442698_n.jpg</text:a>
']</text:p>
      <text:p text:style-name="P4">
Tags: ['STOPRUSSIA', 'ВІЙНА', 'ВТОРГНЕННЯ РФ', 'РОСІЙСЬКІ ФЕЙКИ', 'ЦПД РНБО']</text:p>
      <text:p text:style-name="P4">
Category: News</text:p>
      <!--METADATA-->
      <text:p text:style-name="P4">
<draw:frame draw:style-name="fr1" draw:name="Image327" text:anchor-type="as-char" svg:width="6.9236in" svg:height="6.9236in" draw:z-index="0">
<draw:image xlink:href="../Images/AРМІЯINFORM/2023-07-15T62-00-00-04-00/360145103_290354196846986_1918914567113442698_n.jpg" xlink:type="simple" xlink:show="embed" xlink:actuate="onLoad" draw:mime-type="image/jpeg"/>
</draw:frame>
</text:p>
      <text:p text:style-name="P4">
Центр протидії дезінформації на своїй офіційній сторінці у Facebook<text:a xlink:type="simple" xlink:href="https://www.facebook.com/protydiyadezinformatsiyi.cpd/posts/pfbid0oaVoC6aQ86emdkkwnCrWyLoDioMZ5Cc8gdjMDXpzRpyWKMrYKa2NmYZsusQMn63nl" text:style-name="Internet_20_link" text:visited-style-name="Visited_20_Internet_20_Link">
розмістив</text:a>
добірку рашистських фейків, які виявив протягом дня.</text:p>
      <ul>
        <li>
Фейк: «В Україні не було і немає еліт, вони не сформовані. Люди, які сьогодні прийшли після останніх виборів до Ради, мали шанс почати формувати еліту, але вони його змарнували», — заявив російський політтехнолог м. гастелло.  * Дезінформація: «Мета США та їхніх сателітів — завдати „стратегічної поразки“ рф і зберегти домінуючий вплив на міжнародній арені», — заявили в мзс рф.  * Дезінформація: «Немає жодних сумнівів утому, що ЗСУ не почнуть дотримуватися будь-яких „обмежень“ при виборі цілей», — заявили в посольстві рф у США.</li>
      </ul>
      <text:p text:style-name="P4">
Source: <text:a xlink:type="simple" xlink:href="https://armyinform.com.ua/2023/07/15/fejk-posolstva-rf-u-ssha-zsu-ne-pochnut-dotrymuvatysya-bud-yakyh-obmezhen-pry-vybori-czilej/" text:style-name="Internet_20_link" text:visited-style-name="Visited_20_Internet_20_Link">
https://armyinform.com.ua/2023/07/15/fejk-posolstva-rf-u-ssha-zsu-ne-pochnut-dotrymuvatysya-bud-yakyh-obmezhen-pry-vybori-czilej/</text:a>
</text:p>
      <!--NEWS-->
      <text:h text:style-name="P10" text:outline-level="1">
<text:span text:style-name="T4">
На порталі «Дія» планується запуск сервісу з надання нових видів соціальної допомоги</text:span>
</text:h>
      <text:p text:style-name="P4">
Author: ['АРМІЯINFORM']</text:p>
      <text:p text:style-name="P4">
Time: 2023-07-15T64:00:00-04:00</text:p>
      <text:p text:style-name="P4">
Description: Про це повідомляє пресслужба Міністерства соціальної політики у Телеграмі.    Запланован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edynyj-portal-800.png" text:style-name="Internet_20_link" text:visited-style-name="Visited_20_Internet_20_Link">
edynyj-portal-800.png</text:a>
']</text:p>
      <text:p text:style-name="P4">
Tags: []</text:p>
      <text:p text:style-name="P4">
Category: News</text:p>
      <!--METADATA-->
      <text:p text:style-name="P4">
<draw:frame draw:style-name="fr1" draw:name="Image328" text:anchor-type="as-char" svg:width="6.9236in" svg:height="4.561431in" draw:z-index="0">
<draw:image xlink:href="../Images/AРМІЯINFORM/2023-07-15T64-00-00-04-00/edynyj-portal-800.png" xlink:type="simple" xlink:show="embed" xlink:actuate="onLoad" draw:mime-type="image/png"/>
</draw:frame>
</text:p>
      <text:p text:style-name="P4">
Про це повідомляє пресслужба Міністерства соціальної політики у<text:a xlink:type="simple" xlink:href="https://t.me/MinSocUA/4033" text:style-name="Internet_20_link" text:visited-style-name="Visited_20_Internet_20_Link">
Телеграмі</text:a>
.</text:p>
      <text:p text:style-name="P4">
Заплановано запуск сервісу в «<text:a xlink:type="simple" xlink:href="https://www.ukrinform.ua/tag-dodatok-dia" text:style-name="Internet_20_link" text:visited-style-name="Visited_20_Internet_20_Link">
Дія</text:a>
— Звернення» на чотири види допомог. Зокрема, йдеться про допомогу привсиновленні дитини, допомогу на дітей із тяжкими перинатальними ураженняминервової системи, тяжкими вродженими вадами розвитку, рідкісними орфаннимизахворюваннями, онкологічними, онкогематологічними захворюваннями, хворих надитячий церебральний параліч, тяжкі психічні розлади, цукровий діабет Iтипу, гострі або хронічні захворювання нирок IV ступеня, на дитину, якаотримала тяжку травму, потребує трансплантації органа, потребує паліативноїдопомоги, яким не встановлено інвалідність.</text:p>
      <text:p text:style-name="P4">
Це також допомога особам з інвалідністю з дитинства та дітям з інвалідністю, атакож виплати на дітей одиноким матерям.</text:p>
      <text:p text:style-name="P4">
Для тестування запрошуються громадяни, які мають право на отримання однієї зцих допомог, але ще не звертались до органів соціального захисту населення заїї призначенням.</text:p>
      <text:p text:style-name="P4">
Як повідомлялося, понад 100 тисяч разів українці скористалися будівельнимипослугами через портал «Дія».</text:p>
      <text:p text:style-name="P4">
Source: <text:a xlink:type="simple" xlink:href="https://armyinform.com.ua/2023/07/15/na-portali-diya-planuyetsya-zapusk-servisu-z-nadannya-novyh-vydiv-soczialnoyi-dopomogy/" text:style-name="Internet_20_link" text:visited-style-name="Visited_20_Internet_20_Link">
https://armyinform.com.ua/2023/07/15/na-portali-diya-planuyetsya-zapusk-servisu-z-nadannya-novyh-vydiv-soczialnoyi-dopomogy/</text:a>
</text:p>
      <!--NEWS-->
      <text:h text:style-name="P10" text:outline-level="1">
<text:span text:style-name="T4">
МВС опублікувало інформацію про Єдиний реєстр зниклих безвісти за особливих обставин: що потрібно знати для отримання витягу</text:span>
</text:h>
      <text:p text:style-name="P4">
Author: ['АРМІЯINFORM']</text:p>
      <text:p text:style-name="P4">
Time: 2023-07-15T66:00:00-04:00</text:p>
      <text:p text:style-name="P4">
Description: Міністерство внутрішніх справ України на урядовому порталі повідомило, що з почат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mceu-38356584811689336080337.jpg" text:style-name="Internet_20_link" text:visited-style-name="Visited_20_Internet_20_Link">
mceu-38356584811689336080337.jpg</text:a>
']</text:p>
      <text:p text:style-name="P4">
Tags: ['АГРЕСІЯ РФ', 'БЕЗВІСТИ ЗНИКЛІ', 'ВТОРГНЕННЯ РФ', 'ЄДИНИЙ РЕЄСТР ЗНИКЛИХ БЕЗВІСТИ', 'МВС']</text:p>
      <text:p text:style-name="P4">
Category: News</text:p>
      <!--METADATA-->
      <text:p text:style-name="P4">
<draw:frame draw:style-name="fr1" draw:name="Image329" text:anchor-type="as-char" svg:width="6.9236in" svg:height="6.9236in" draw:z-index="0">
<draw:image xlink:href="../Images/AРМІЯINFORM/2023-07-15T66-00-00-04-00/mceu-38356584811689336080337.jpg" xlink:type="simple" xlink:show="embed" xlink:actuate="onLoad" draw:mime-type="image/jpeg"/>
</draw:frame>
</text:p>
      <text:p text:style-name="P4">
Міністерство внутрішніх справ України на урядовому порталі<text:a xlink:type="simple" xlink:href="https://www.kmu.gov.ua/news/yedynyi-reiestr-znyklykh-bezvisty-za-osoblyvykh-obstavyn-shcho-potribno-znaty-dlia-otrymannia-vytiahu" text:style-name="Internet_20_link" text:visited-style-name="Visited_20_Internet_20_Link">
повідомило</text:a>
, що зпочатку роботи Єдиного реєстру осіб, зниклих безвісти за особливих обставин,було зареєстровано 5475 звернень щодо видачі витягів.</text:p>
      <text:p text:style-name="P4">
Цей реєстр є повністю захищеною базою даних. І доступ до нього мають визначеніпосадовці: представники Офісу Уповноваженого зі зниклих безвісти, працівникиНаціональної поліції та Департаменту інформатизації МВС України.</text:p>
      <text:p text:style-name="P4">
Картки записів формуються на основі заяв, поданих родичами зниклих доНаціональної поліції. А верифікацію кожної особи здійснює безпосередньо ОфісУповноваженого зі зниклих безвісти.</text:p>
      <text:p text:style-name="P4">
Також заява про розшук особи, зниклої безвісти за особливих обставин, згідноіз ст. 18 Закону України «Про правовий статус осіб, зниклих безвісти заособливих обставин» може бути подана не лише родичем такої особи, а йпредставником військового формування, органом державної влади, органоммісцевого самоврядування, громадським об’єднанням або будь-якою іншою особою,якій стало відомо про зникнення. А ще уповноваженим зі зниклих безвісти, якщодо нього звернуться з повідомленням про зникнення.</text:p>
      <text:p text:style-name="P4">
Витяги з Єдиного реєстру надають представники Департаменту інформатизації МВСУкраїни. Для отримання документа потрібно звернутися до МВС (надіслати поштоюза адресою м. Київ, вул. Богомольця, 10, Міністерство внутрішніх справУкраїни, або на електронну скриньку pgmia@mvs.gov.ua ) із власне запитом такопіями документів, що засвідчують особу запитувача та ступінь споріднення зізниклою особою.</text:p>
      <text:p text:style-name="P4">
Згідно зі ст. 11 зазначеного Закону до повноважень Уповноваженого з питаньосіб, зниклих безвісти за особливих обставин, належить здійснення комунікаціїз родичами осіб, зниклих безвісти за особливих обставин, та надання їм умежах, визначених законодавством, інформації про стан розшуку та йогорезультати.</text:p>
      <text:p text:style-name="P4">
Якщо виявлена помилка в даних особи, що розшукується, на сайті Міністерствавнутрішніх справ в розділі «Зниклі громадяни та діти» або в Єдиному реєстріосіб, зниклих безвісти за особливих обставин, необхідно звертатися допідрозділу Національної поліції, до якого подавалася заява про розшук, або доСекретаріату Уповноваженого. До заяви необхідно додати копії документів, якізасвідчують правильні дані особи.</text:p>
      <text:p text:style-name="P4">
Source: <text:a xlink:type="simple" xlink:href="https://armyinform.com.ua/2023/07/15/mvs-opublikuvalo-informacziyu-pro-yedynyj-reyestr-znyklyh-bezvisty-za-osoblyvyh-obstavyn-shho-potribno-znaty-dlya-otrymannya-vytyagu/" text:style-name="Internet_20_link" text:visited-style-name="Visited_20_Internet_20_Link">
https://armyinform.com.ua/2023/07/15/mvs-opublikuvalo-informacziyu-pro-yedynyj-reyestr-znyklyh-bezvisty-za-osoblyvyh-obstavyn-shho-potribno-znaty-dlya-otrymannya-vytyagu/</text:a>
</text:p>
      <!--NEWS-->
      <text:h text:style-name="P10" text:outline-level="1">
<text:span text:style-name="T4">
Урядова команда реагування на комп’ютерні надзвичайні події України застерігає щодо нових кібератак держорганів</text:span>
</text:h>
      <text:p text:style-name="P4">
Author: ['АРМІЯINFORM']</text:p>
      <text:p text:style-name="P4">
Time: 2023-07-15T68:00:00-04:00</text:p>
      <text:p text:style-name="P4">
Description: Фахівці Урядової команди реагування на комп’ютерні надзвичайні події України CERT-UA, я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ite000342.png" text:style-name="Internet_20_link" text:visited-style-name="Visited_20_Internet_20_Link">
site000342.png</text:a>
']</text:p>
      <text:p text:style-name="P4">
Tags: ['CERT-UA', 'STOPRUSSIA', 'АГРЕСІЯ РФ', 'ВІЙНА', 'ВТОРГНЕННЯ РФ', 'ДЕРЖСПЕЦЗВ’ЯЗКУ', 'КІБЕРАТАКИ', 'КІБЕРБЕЗПЕКА']</text:p>
      <text:p text:style-name="P4">
Category: News</text:p>
      <!--METADATA-->
      <text:p text:style-name="P4">
<draw:frame draw:style-name="fr1" draw:name="Image330" text:anchor-type="as-char" svg:width="6.9236in" svg:height="5.204239in" draw:z-index="0">
<draw:image xlink:href="../Images/AРМІЯINFORM/2023-07-15T68-00-00-04-00/site000342.png" xlink:type="simple" xlink:show="embed" xlink:actuate="onLoad" draw:mime-type="image/png"/>
</draw:frame>
</text:p>
      <text:p text:style-name="P4">
Фахівці Урядової команди реагування на комп’ютерні надзвичайні події УкраїниCERT-UA, яка діє при Держспецзв’язку, проаналізували актуальні тактики,техніки та процедури, що використовують хакери одного з найбільш активних танебезпечних російських хакерських угруповань — UAC-0010 (Armageddon /Gamaredon).</text:p>
      <text:p text:style-name="P4">
Про те, що до цього хакерського угруповання належать колишні «офіцери» із СБУв АР Крим, які у 2014 році зрадили Батьківщину і почали прислужувати фсбросії, на урядовому порталі <text:a xlink:type="simple" xlink:href="https://www.kmu.gov.ua/news/uriadova-komanda-reahuvannia-na-kompiuterni-nadzvychaini-podii-ukrainy-zasterihaie-shchodo-novykh-kiberatak-derzhorhaniv" text:style-name="Internet_20_link" text:visited-style-name="Visited_20_Internet_20_Link">
нагадала</text:a>
 Державна служба спеціального зв’язку тазахисту інформації України.</text:p>
      <text:p text:style-name="P4">
Основним завданням угруповання є кібершпигунство щодо сил безпеки та оборониУкраїни. Також відомо щонайменше про один випадок здійснення деструктивноїдіяльності на об’єкті інформаційної інфраструктури.</text:p>
      <text:p text:style-name="P4">
За даними CERT-UA, кількість одночасно інфікованих комп’ютерів, які переважнофункціонують в межах інформаційно-комунікаційних систем державних органів,може сягати кількох тисяч.</text:p>
      <text:p text:style-name="P4">
<text:span text:style-name="T4">
Як атакують</text:span>
</text:p>
      <text:p text:style-name="P4">
Як вектор первинної компрометації хакери здебільшого використовують електроннілисти та повідомлення в месенджерах (Telegram, WhatsApp, Signal), якірозсилають через заздалегідь скомпрометовані облікові записи. Найпоширенішийспосіб — надсилання жертві архіву, що містить HTM або HTA-файл, відкриттяякого ініціює ланцюг інфікування.</text:p>
      <text:p text:style-name="P4">
Для розповсюдження шкідливих програм передбачена можливість ураження знімнихносіїв інформації, легітимних файлів (зокрема, ярликів), а також модифікаціїшаблонів Microsoft Office Word, що забезпечує інфікування всіх створюваних наЕОМ документів через додавання відповідного макросу.</text:p>
      <text:p text:style-name="P4">
Після початкового ураження зловмисники можуть викрадати файли з розширеннями.doc, .docx, .xls, .xlsx, .rtf, .odt, .txt, .jpg, .jpeg, .pdf, .ps1, .rar,.zip, .7z, .mdb протягом 30-50 хвилин — здебільшого із застосуванням шкідливихпрограм GAMMASTEEL.</text:p>
      <text:p text:style-name="P4">
Комп’ютер, що функціонує в ураженому стані близько тижня, може налічувати від80 до 120 і більше шкідливих (інфікованих) файлів, без урахування тих файлів,що будуть створені на знімних носіях інформації, які будуть підключатисяпротягом цього періоду до ЕОМ.</text:p>
      <text:p text:style-name="P4">
Інші деталі щодо кібератак угруповання, рекомендації щодо захисту — на сайтіCERT-UA за посиланням https://cert.gov.ua/article/5160737.</text:p>
      <text:p text:style-name="P4">
Також фахівці Урядової команди реагування на комп’ютерні надзвичайні подіїУкраїни застерігають військовослужбовців ЗСУ: якщо на комп’ютері відсутнійзасіб захисту класу EDR (не «антивірус») — негайно зверніться до Центрукібербезпеки ІТС (в/ч А0334; email: csoc@post.mil.gov.ua) для встановленнявідповідного програмного забезпечення.</text:p>
      <text:p text:style-name="P4">
У групі підвищеного ризику — ЕОМ, розміщені за межами периметру захисту,зокрема ті, які для доступу до інтернету використовують термінали Starlink.</text:p>
      <text:p text:style-name="P4">
Відсутність згаданої технології захисту підвищує вірогідність кібератак як наокремий комп’ютер, так і на всю інформаційно-комунікаційну систему (мережу)підрозділу.</text:p>
      <text:p text:style-name="P4">
У разі виявлення факту ураження за наведеними CERT-UA індикаторами —невідкладно повідомляйте Центр кібербезпеки ІТС.</text:p>
      <text:p text:style-name="P4">
Source: <text:a xlink:type="simple" xlink:href="https://armyinform.com.ua/2023/07/15/uryadova-komanda-reaguvannya-na-kompyuterni-nadzvychajni-podiyi-ukrayiny-zasterigaye-shhodo-novyh-kiberatak-derzhorganiv/" text:style-name="Internet_20_link" text:visited-style-name="Visited_20_Internet_20_Link">
https://armyinform.com.ua/2023/07/15/uryadova-komanda-reaguvannya-na-kompyuterni-nadzvychajni-podiyi-ukrayiny-zasterigaye-shhodo-novyh-kiberatak-derzhorganiv/</text:a>
</text:p>
      <!--NEWS-->
      <text:h text:style-name="P10" text:outline-level="1">
<text:span text:style-name="T4">
З річки Десна на Чернігівщині витягли російський танк</text:span>
</text:h>
      <text:p text:style-name="P4">
Authors: Ukrinform (Person)</text:p>
      <text:p text:style-name="P4">
Publisher: Укринформ (Organization)</text:p>
      <text:p text:style-name="P4">
Published Time: 2023-07-15T6:05:19+03:00</text:p>
      <text:p text:style-name="P4">
Modified Time: 2023-07-15T13:05:19+03:00</text:p>
      <text:p text:style-name="P4">
Description: У районі селища Шестовиця Чернігівської області водолази-сапери дістали із річки Десна російський танк, затоплений під час невдалої спроби переправитися. — Укрінформ.</text:p>
      <text:p text:style-name="P4">
Images: ['<text:a xlink:type="simple" xlink:href="https://static.ukrinform.com/photos/2023_07/thumb_files/630_360_1689415258-788.jpg" text:style-name="Internet_20_link" text:visited-style-name="Visited_20_Internet_20_Link">
630_360_16894...</text:a>
']</text:p>
      <text:p text:style-name="P4">
Tags: ['Десна', 'Ріка', 'Танк', 'Росія', 'Військова техніка', 'Чернігівщина']</text:p>
      <text:p text:style-name="P4">
Type: Article</text:p>
      <!--METADATA-->
      <text:p text:style-name="P4">
<draw:frame draw:style-name="fr1" draw:name="Image331" text:anchor-type="as-char" svg:width="6.9236in" svg:height="3.956343in" draw:z-index="0">
<draw:image xlink:href="../Images/yкринформ/2023-07-15T6-05-19-03-00/630_360_1689415258-788.jpg" xlink:type="simple" xlink:show="embed" xlink:actuate="onLoad" draw:mime-type="image/jpeg"/>
</draw:frame>
 У районіселища Шестовиця Чернігівської області водолази-сапери дістали із річки Деснаросійський танк, затоплений під час невдалої спроби переправитися.</text:p>
      <text:p text:style-name="P4">
Як передає Укрінформ, про це Державна спеціальна служба транспорту повідомляєу <text:a xlink:type="simple" xlink:href="https://www.facebook.com/uadsst/posts/pfbid02ir3yc3JoP2C7B4Ya5zWrVL2Zt6tUTGHNu1nfktygoU8U6tXmnpiP8Qo4cTqvApYrl" text:style-name="Internet_20_link" text:visited-style-name="Visited_20_Internet_20_Link">
 Фейсбуці</text:a>
.</text:p>
      <text:p text:style-name="P4">
Державна спеціальна служба транспорту спільно із військовими оперативногокомандування "Північ" витягла російський танк, який був затоплений під часневдалої спроби переправитись через річку Десна в районі селища Шестовиця наЧернігівщині.</text:p>
      <text:p text:style-name="P4">
Як ідеться в повідомленні, за зовнішніми ознаками трофейний зразок не маєзначних ушкоджень. Російський <text:a xlink:type="simple" xlink:href="https://www.ukrinform.ua/tag-tank" text:style-name="Internet_20_link" text:visited-style-name="Visited_20_Internet_20_Link">
 танк </text:a>
 будедоставлений для подальшого відновлення і ввійде у стрій Збройних сил України.</text:p>
      <text:p text:style-name="P4">
<text:span text:style-name="T4">
Читайте також:</text:span>
 <text:a xlink:type="simple" xlink:href="https://www.ukrinform.ua/rubric-polytics/3734835-francia-nadast-ukraini-dodatkove-obladnanna-dla-rozminuvanna-zelenskij.html" text:style-name="Internet_20_link" text:visited-style-name="Visited_20_Internet_20_Link">
 Франція надасть Україні додаткове обладнання для<text:span text:style-name="T4">
розмінування</text:span>
 – Зеленський </text:a>
</text:p>
      <text:p text:style-name="P4">
У Держспецтрансслужбі зазначили, що у ході боїв під Черніговом російськівійська неодноразово вдавались до спроб здійснити перекидання своїхпідрозділів через річку Десна у районі селища Шестовиця, але зазнавалипоразки. Тож місцеві жителі прозвали своє селище "Другою Чорнобаївкою".</text:p>
      <text:p text:style-name="P4">
Як повідомляв Укрінформ, Сили оборони України з 24 лютого 2022 року по 15липня 2023 року <text:a xlink:type="simple" xlink:href="https://www.ukrinform.ua/rubric-ato/3736045-sili-oboroni-znisili-vze-237-180-rosijskih-zagarbnikiv.html" text:style-name="Internet_20_link" text:visited-style-name="Visited_20_Internet_20_Link">
 знищили 4 тисячі 102 російських танків</text:a>
 .</text:p>
      <text:p text:style-name="P4">
<text:span text:style-name="T5">
Фото: Державна спецслужба транспорту, Facebook</text:span>
</text:p>
      <text:p text:style-name="P4">
Source: <text:a xlink:type="simple" xlink:href="https://www.ukrinform.ua/rubric-regions/3736141-z-ricki-desna-na-cernigivsini-vitagli-rosijskij-tank.html" text:style-name="Internet_20_link" text:visited-style-name="Visited_20_Internet_20_Link">
https://www.ukrinform.ua/rubric-regions/3736141-z-ricki-desna-na-cernigivsini-vitagli-rosijskij-tank.html</text:a>
</text:p>
      <!--NEWS-->
      <text:h text:style-name="P10" text:outline-level="1">
<text:span text:style-name="T4">
Прикордонники фіксують переміщення груп «вагнерівців» до Білорусі</text:span>
</text:h>
      <text:p text:style-name="P4">
Authors: Ukrinform (Person)</text:p>
      <text:p text:style-name="P4">
Publisher: Укринформ (Organization)</text:p>
      <text:p text:style-name="P4">
Published Time: 2023-07-15T6:26:00+03:00</text:p>
      <text:p text:style-name="P4">
Modified Time: 2023-07-15T13:26:00+03:00</text:p>
      <text:p text:style-name="P4">
Description: Українські прикордонники фіксують переміщення до Білорусі груп російських найманців ПВК «Вагнер». — Укрінформ.</text:p>
      <text:p text:style-name="P4">
Images: ['<text:a xlink:type="simple" xlink:href="https://static.ukrinform.com/photos/2023_07/thumb_files/630_360_1689416805-274.jpg" text:style-name="Internet_20_link" text:visited-style-name="Visited_20_Internet_20_Link">
630_360_16894...</text:a>
']</text:p>
      <text:p text:style-name="P4">
Tags: ['Білорусь', 'Лукашенко', 'Прикордонники', 'Російські військові', 'ПВК "Вагнера"', 'Війна з Росією']</text:p>
      <text:p text:style-name="P4">
Type: Article</text:p>
      <!--METADATA-->
      <text:p text:style-name="P4">
<draw:frame draw:style-name="fr1" draw:name="Image332" text:anchor-type="as-char" svg:width="6.9236in" svg:height="3.956343in" draw:z-index="0">
<draw:image xlink:href="../Images/yкринформ/2023-07-15T6-26-00-03-00/630_360_1689416805-274.jpg" xlink:type="simple" xlink:show="embed" xlink:actuate="onLoad" draw:mime-type="image/jpeg"/>
</draw:frame>
 Українськіприкордонники фіксують переміщення до Білорусі груп російських найманців ПВК«Вагнер».</text:p>
      <text:p text:style-name="P4">
Про це повідомив речник Держприкордонслужби Андрій Демченко, передає Укрінформіз посиланням на <text:a xlink:type="simple" xlink:href="https://t.me/DPSUkr/12425" text:style-name="Internet_20_link" text:visited-style-name="Visited_20_Internet_20_Link">
 пресслужбу ДПСУ </text:a>
 .</text:p>
      <text:p text:style-name="P4">
«Станом на зараз наявна інформація показує, що в Білорусі почалиспостерігатися окремі групи представників із приватних військових компаній,які переміщаються з території Росії», – зазначив Демченко.</text:p>
      <text:p text:style-name="P4">
Зазначається, що прикордонники продовжують відстежувати ситуацію, аби розумітимісця дислокації, кількість та завдання бойовиків.</text:p>
      <text:p text:style-name="P4">
Як повідомлялося, раніше міністерство оборони Білорусі заявило, що бійці ПВК«Вагнер» <text:a xlink:type="simple" xlink:href="https://www.ukrinform.ua/rubric-world/3735948-u-bilorusi-vagnerivcitrenuut-teroboronu.html" text:style-name="Internet_20_link" text:visited-style-name="Visited_20_Internet_20_Link">
 інструктують місцеву тероборону </text:a>
 .</text:p>
      <text:p text:style-name="P4">
<text:span text:style-name="T4">
Читайте також:</text:span>
 <text:a xlink:type="simple" xlink:href="https://www.ukrinform.ua/rubric-world/3736102-putin-hoce-zberegti-pvk-vagner-ale-bez-prigozina-isw.html" text:style-name="Internet_20_link" text:visited-style-name="Visited_20_Internet_20_Link">
 Путін хоче зберегти ПВК « <text:span text:style-name="T4">
Вагнер</text:span>
 », але без Пригожина– ISW </text:a>
</text:p>
      <text:p text:style-name="P4">
6 липня <text:a xlink:type="simple" xlink:href="https://www.ukrinform.ua/rubric-world/3732184-lukasenko-zaaviv-so-prigozin-povernuvsa-do-rosii.html" text:style-name="Internet_20_link" text:visited-style-name="Visited_20_Internet_20_Link">
 Олександр Лукашенко заявив </text:a>
 , щоготовий задіяти <text:a xlink:type="simple" xlink:href="https://www.ukrinform.ua/tag-pvk-vagnera" text:style-name="Internet_20_link" text:visited-style-name="Visited_20_Internet_20_Link">
 ПВК "Вагнер" </text:a>
 уБілорусі.</text:p>
      <text:p text:style-name="P4">
Заступник начальника Головного оперативного управління Генерального штабу ЗСУбригадний генерал Олексій Громов заявляв, що представники ПВК "Вагнер", якихможуть передислокувати на територію Білорусі, — це виснажені рештки, які нестановлять загрози для ЗСУ, але можуть здійснювати провокації у прикордоннихрайонах України з метою сковування українських військ і відволікання резервів.</text:p>
      <text:p text:style-name="P4">
Source: <text:a xlink:type="simple" xlink:href="https://www.ukrinform.ua/rubric-ato/3736152-prikordonniki-fiksuut-peremisenna-grup-vagnerivciv-do-bilorusi.html" text:style-name="Internet_20_link" text:visited-style-name="Visited_20_Internet_20_Link">
https://www.ukrinform.ua/rubric-ato/3736152-prikordonniki-fiksuut-peremisenna-grup-vagnerivciv-do-bilorusi.html</text:a>
</text:p>
      <!--NEWS-->
      <text:h text:style-name="P10" text:outline-level="1">
<text:span text:style-name="T4">
ГУР перехопило розмову російського вояка: у стані афекту його поплічник став стріляти по своїх</text:span>
</text:h>
      <text:p text:style-name="P4">
Author: ['АРМІЯINFORM']</text:p>
      <text:p text:style-name="P4">
Time: 2023-07-15T70:00:00-04:00</text:p>
      <text:p text:style-name="P4">
Description: На своїх інформаційних ресурсах Головне управління розвідки Міністерства оборо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1665909777-6101.jpg" text:style-name="Internet_20_link" text:visited-style-name="Visited_20_Internet_20_Link">
1665909777-6101.jpg</text:a>
']</text:p>
      <text:p text:style-name="P4">
Tags: ['ДУТА ВЕЛИЧ РОСАРМІЇ']</text:p>
      <text:p text:style-name="P4">
Category: News</text:p>
      <!--METADATA-->
      <text:p text:style-name="P4">
<draw:frame draw:style-name="fr1" draw:name="Image333" text:anchor-type="as-char" svg:width="6.9236in" svg:height="4.615733in" draw:z-index="0">
<draw:image xlink:href="../Images/AРМІЯINFORM/2023-07-15T70-00-00-04-00/1665909777-6101.jpg" xlink:type="simple" xlink:show="embed" xlink:actuate="onLoad" draw:mime-type="image/jpeg"/>
</draw:frame>
</text:p>
      <text:p text:style-name="P4">
На своїх інформаційних ресурсах Головне управління розвідки Міністерстваоборони України <text:a xlink:type="simple" xlink:href="https://t.me/DIUkraine/2580" text:style-name="Internet_20_link" text:visited-style-name="Visited_20_Internet_20_Link">
розмістило</text:a>
 чергове перехопленнятелефонної розмови окупанта.</text:p>
      <text:p text:style-name="P4">
Військовослужбовець рф у притаманній московитам манері розповідає прокритичний психологічний стан солдатів рф: «C 12-й роты, нах<text:span text:style-name="T5">
й, вчера у одного„бачёк“ потёк, бл</text:span>
дь, начал по нашим х*ярить».</text:p>
      <text:p text:style-name="P4">
ГУР Міноборони запевняє — за кожен воєнний злочин, здійснений проти України,буде справедлива відплата.</text:p>
      <text:p text:style-name="P4">
Source: <text:a xlink:type="simple" xlink:href="https://armyinform.com.ua/2023/07/15/gur-perehopylo-rozmovu-rosijskogo-voyaka-u-stani-psyhichnogo-afektu-jogo-poplichnyk-stav-strilyaty-po-svoyim/" text:style-name="Internet_20_link" text:visited-style-name="Visited_20_Internet_20_Link">
https://armyinform.com.ua/2023/07/15/gur-perehopylo-rozmovu-rosijskogo-voyaka-u-stani-psyhichnogo-afektu-jogo-poplichnyk-stav-strilyaty-po-svoyim/</text:a>
</text:p>
      <!--NEWS-->
      <text:h text:style-name="P10" text:outline-level="1">
<text:span text:style-name="T4">
Сили оборони знищили 16 із 17 «шахедів» — ранкове зведення Генштабу ЗСУ</text:span>
</text:h>
      <text:p text:style-name="P4">
Author: ['АРМІЯINFORM']</text:p>
      <text:p text:style-name="P4">
Time: 2023-07-15T72:00:00-04:00</text:p>
      <text:p text:style-name="P4">
Description: Сьогодні вночі російська федерація завдала чергового удару іранськими ударни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shahed_136_iranskiy_dron_gettyimages_1244030755_1_1300x820_1_1300x820.jpg" text:style-name="Internet_20_link" text:visited-style-name="Visited_20_Internet_20_Link">
shahed_136_iranskiy_dron_gettyimages_1244030755_1_1300x820_1_1300x820.jpg</text:a>
']</text:p>
      <text:p text:style-name="P4">
Tags: ['STOPRUSSIA', 'АГРЕСІЯ РФ', 'ВІЙНА', 'ВТОРГНЕННЯ РФ', 'ГШ ЗСУ', 'РАНКОВЕ ЗВЕДЕННЯ', 'ШАХЕДИ']</text:p>
      <text:p text:style-name="P4">
Category: News</text:p>
      <!--METADATA-->
      <text:p text:style-name="P4">
<draw:frame draw:style-name="fr1" draw:name="Image334" text:anchor-type="as-char" svg:width="6.9236in" svg:height="4.367638in" draw:z-index="0">
<draw:image xlink:href="../Images/AРМІЯINFORM/2023-07-15T72-00-00-04-00/shahed_136_iranskiy_dron_gettyimages_1244030755_1_1300x820_1_1300x820.jpg" xlink:type="simple" xlink:show="embed" xlink:actuate="onLoad" draw:mime-type="image/jpeg"/>
</draw:frame>
</text:p>
      <text:p text:style-name="P4">
<text:span text:style-name="T4">
🔥 Ситуація щодо російського вторгнення</text:span>
</text:p>
      <text:p text:style-name="P4">
Сьогодні вночі російська федерація завдала чергового удару іранськими ударнимиБПЛА Shahed-136/131 та зенітними керованими ракетами по Україні.</text:p>
      <text:p text:style-name="P4">
Інформація щодо наслідків цієї терористичної атаки наразі уточнюється, —йдеться в <text:a xlink:type="simple" xlink:href="https://www.facebook.com/GeneralStaff.ua/posts/pfbid033iSqFjsEjTDor5Vu8zVGQh2Ueur85Z2eyrFzrbh1vD8Pe6MdRLPLphtY252eXoqhl" text:style-name="Internet_20_link" text:visited-style-name="Visited_20_Internet_20_Link">
ранковомузведенні</text:a>
Генерального штабу Збройних Сил України.</text:p>
      <text:p text:style-name="P4">
Протягом минулої доби російські окупанти ударили по території України,застосувавши 17 безпілотників іранського виробництва типу Shahed та 1 зенітнукеровану ракету із ЗРК С-300. У результаті успішної бойової роботи Сил оборониУкраїни знищено 16 «шахедів».</text:p>
      <text:p text:style-name="P4">
Крім того, ворог завдав 50 авіаційних ударів та здійснив 43 обстріли зреактивних систем залпового вогню.</text:p>
      <text:p text:style-name="P4">
Ймовірність завдавання ракетних та авіаційних ударів по всій території Українизалишається високою, — застерігає ГШ ЗСУ.</text:p>
      <text:p text:style-name="P4">
Source: <text:a xlink:type="simple" xlink:href="https://armyinform.com.ua/2023/07/15/syly-oborony-znyshhyly-shistnadczyat-iz-simnadczyaty-shahediv-rankove-zvedennya-genshtabu-zsu/" text:style-name="Internet_20_link" text:visited-style-name="Visited_20_Internet_20_Link">
https://armyinform.com.ua/2023/07/15/syly-oborony-znyshhyly-shistnadczyat-iz-simnadczyaty-shahediv-rankove-zvedennya-genshtabu-zsu/</text:a>
</text:p>
      <!--NEWS-->
      <text:h text:style-name="P10" text:outline-level="1">
<text:span text:style-name="T4">
Протягом доби ворог здійснив мінометні та артилерійські обстріли 107 населених пунктів</text:span>
</text:h>
      <text:p text:style-name="P4">
Author: ['АРМІЯINFORM']</text:p>
      <text:p text:style-name="P4">
Time: 2023-07-15T74:00:00-04:00</text:p>
      <text:p text:style-name="P4">
Description: Противник протягом доби здійснив мінометні та артилерійські обстріли понад 107...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92562_622297770083305_2582884759137287104_n.jpg" text:style-name="Internet_20_link" text:visited-style-name="Visited_20_Internet_20_Link">
358692562_622297770083305_2582884759137287104_n.jpg</text:a>
']</text:p>
      <text:p text:style-name="P4">
Tags: ['STOPRUSSIA', 'АГРЕСІЯ РФ', 'ВІЙНА', 'ВОРОЖІ ОБСТРІЛИ', 'ВТОРГНЕННЯ РФ', 'ГШ ЗСУ', 'РАНКОВЕ ЗВЕДЕННЯ']</text:p>
      <text:p text:style-name="P4">
Category: News</text:p>
      <!--METADATA-->
      <text:p text:style-name="P4">
<draw:frame draw:style-name="fr1" draw:name="Image335" text:anchor-type="as-char" svg:width="6.9236in" svg:height="4.615733in" draw:z-index="0">
<draw:image xlink:href="../Images/AРМІЯINFORM/2023-07-15T74-00-00-04-00/358692562_622297770083305_2582884759137287104_n.jpg" xlink:type="simple" xlink:show="embed" xlink:actuate="onLoad" draw:mime-type="image/jpeg"/>
</draw:frame>
</text:p>
      <text:p text:style-name="P4">
<text:span text:style-name="T4">
🔥 Ситуація щодо російського вторгнення</text:span>
</text:p>
      <text:p text:style-name="P4">
Противник протягом доби здійснив мінометні та артилерійські обстріли понад 107населених пунктів Сумської, Харківської, Запорізької, Херсонської, Донецькоїта Луганської областей.</text:p>
      <text:p text:style-name="P4">
Про це повідомляє Генштаб Збройних Сил України у <text:a xlink:type="simple" xlink:href="https://www.facebook.com/GeneralStaff.ua/posts/pfbid033iSqFjsEjTDor5Vu8zVGQh2Ueur85Z2eyrFzrbh1vD8Pe6MdRLPLphtY252eXoqhl" text:style-name="Internet_20_link" text:visited-style-name="Visited_20_Internet_20_Link">
ранковомузведенні</text:a>
на своїй офіційній сторінці у Facebook.</text:p>
      <text:p text:style-name="P4">
Авіаційних ударів ворожої армії зазнали райони Радьківки Сумської області,Невського та Білогорівки Луганської області, Спірного, Федорівки, Веселого,Ступочок, Диліївки, Авдіївки та Первомайського Донецької області.</text:p>
      <text:p text:style-name="P4">
Водночас авіація Сил оборони за минулу добу завдала 13 ударів по районахзосередження особового складу та один по зенітно-ракетному комплексупротивника.</text:p>
      <text:p text:style-name="P4">
Підрозділи ракетних військ і артилерії протягом минулої доби уразили дев’ятьартилерійських засобів на вогневих позиціях.</text:p>
      <text:p text:style-name="P4">
Source: <text:a xlink:type="simple" xlink:href="https://armyinform.com.ua/2023/07/15/protyagom-doby-vorog-zdijsnyv-minometni-ta-artylerijski-obstrily-107-naselenyh-punktiv/" text:style-name="Internet_20_link" text:visited-style-name="Visited_20_Internet_20_Link">
https://armyinform.com.ua/2023/07/15/protyagom-doby-vorog-zdijsnyv-minometni-ta-artylerijski-obstrily-107-naselenyh-punktiv/</text:a>
</text:p>
      <!--NEWS-->
      <text:h text:style-name="P10" text:outline-level="1">
<text:span text:style-name="T4">
Сили оборони за добу знищили майже 600 окупантів, 11 ББМ та 14 артсистем</text:span>
</text:h>
      <text:p text:style-name="P4">
Author: ['АРМІЯINFORM']</text:p>
      <text:p text:style-name="P4">
Time: 2023-07-15T76:00:00-04:00</text:p>
      <text:p text:style-name="P4">
Description: Загальні бойові втрати противника з 24.02.22 по 15.07.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08-00-57.jpg" text:style-name="Internet_20_link" text:visited-style-name="Visited_20_Internet_20_Link">
photo_2023-07-15_08-00-57.jpg</text:a>
']</text:p>
      <text:p text:style-name="P4">
Tags: ['ВІЙНА', 'ВТРАТИ ВОРОГА', 'ГЕНЕРАЛЬНИЙ ШТАБ ЗС УКРАЇНИ']</text:p>
      <text:p text:style-name="P4">
Category: News</text:p>
      <!--METADATA-->
      <text:p text:style-name="P4">
<draw:frame draw:style-name="fr1" draw:name="Image336" text:anchor-type="as-char" svg:width="6.9236in" svg:height="6.992836in" draw:z-index="0">
<draw:image xlink:href="../Images/AРМІЯINFORM/2023-07-15T76-00-00-04-00/photo_2023-07-15_08-00-57.jpg" xlink:type="simple" xlink:show="embed" xlink:actuate="onLoad" draw:mime-type="image/jpeg"/>
</draw:frame>
</text:p>
      <text:p text:style-name="P4">
Загальні бойові втрати противника з 24.02.22 по 15.07.23 орієнтовностановлять:</text:p>
      <ul>
        <li>
<text:span text:style-name="T4">
особового складу ‒ 237 180</text:span>
 (+590) осіб ліквідовано  * <text:span text:style-name="T4">
танків ‒</text:span>
 4102 (+5)  * <text:span text:style-name="T4">
бойових броньованих машин ‒</text:span>
 8019 (+11)  * <text:span text:style-name="T4">
артилерійських систем ‒</text:span>
 4463 (+14)  * <text:span text:style-name="T4">
РСЗВ ‒</text:span>
 680 (0)  * <text:span text:style-name="T4">
засоби ППО ‒</text:span>
 425 (+2)  * <text:span text:style-name="T4">
літаків ‒</text:span>
 315 (0)  * <text:span text:style-name="T4">
гелікоптерів ‒</text:span>
 310 (0)  * <text:span text:style-name="T4">
БПЛА оперативно-тактичного рівня ‒</text:span>
 3807 (+24)  * <text:span text:style-name="T4">
крилаті ракети ‒</text:span>
 1273 (0)  * <text:span text:style-name="T4">
кораблі / катери ‒</text:span>
 18 (0)  * <text:span text:style-name="T4">
автомобільної техніки та автоцистерн ‒</text:span>
 7036 (+17)  * <text:span text:style-name="T4">
спеціальна техніка ‒</text:span>
 664 (+2)</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15.07.23</text:p>
      <text:p text:style-name="P4">
Source: <text:a xlink:type="simple" xlink:href="https://armyinform.com.ua/2023/07/15/syly-oborony-za-dobu-znyshhyly-shhe-ponad-piv-tysyachi-okupantiv-11-bbm-ta-14-artsystem/" text:style-name="Internet_20_link" text:visited-style-name="Visited_20_Internet_20_Link">
https://armyinform.com.ua/2023/07/15/syly-oborony-za-dobu-znyshhyly-shhe-ponad-piv-tysyachi-okupantiv-11-bbm-ta-14-artsystem/</text:a>
</text:p>
      <!--NEWS-->
      <text:h text:style-name="P10" text:outline-level="1">
<text:span text:style-name="T4">
На Таврійському напрямку знищено 33 одиниці військової техніки ворога</text:span>
</text:h>
      <text:p text:style-name="P4">
Author: ['АРМІЯINFORM']</text:p>
      <text:p text:style-name="P4">
Time: 2023-07-15T78:00:00-04:00</text:p>
      <text:p text:style-name="P4">
Description: На Таврійському напрямку Сили оборони системно вибивають ворога з позицій, протягом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tarnavskyj-1.jpg" text:style-name="Internet_20_link" text:visited-style-name="Visited_20_Internet_20_Link">
tarnavskyj-1.jpg</text:a>
']</text:p>
      <text:p text:style-name="P4">
Tags: ['STOPRUSSIA', 'БПЛА', 'ВТОРГНЕННЯ РФ', 'ОЛЕКСАНДР ТАРНАВСЬКИЙ', 'РЕБ']</text:p>
      <text:p text:style-name="P4">
Category: News</text:p>
      <!--METADATA-->
      <text:p text:style-name="P4">
<draw:frame draw:style-name="fr1" draw:name="Image337" text:anchor-type="as-char" svg:width="6.9236in" svg:height="4.32725in" draw:z-index="0">
<draw:image xlink:href="../Images/AРМІЯINFORM/2023-07-15T78-00-00-04-00/tarnavskyj-1.jpg" xlink:type="simple" xlink:show="embed" xlink:actuate="onLoad" draw:mime-type="image/jpeg"/>
</draw:frame>
</text:p>
      <text:p text:style-name="P4">
На Таврійському напрямку Сили оборони системно вибивають ворога з позицій,протягом доби Сили оборони виконали 1177 вогневих завдань, знищили 33 одиницівійськової техніки противника.</text:p>
      <text:p text:style-name="P4">
Про це у своєму Telegram <text:a xlink:type="simple" xlink:href="https://t.me/otarnavskiy/163" text:style-name="Internet_20_link" text:visited-style-name="Visited_20_Internet_20_Link">
написав </text:a>
командувачоперативно-стратегічного угруповання військ «Таврія» бригадний генералОлександр Тарнавський.</text:p>
      <text:p text:style-name="P4">
«Артилерійські підрозділи Сил оборони протягом доби виконали 1177 вогневихзавдань. За останню добу втрати ворога вбитими та пораненими становлять понадроти. Знищено 33 одиниці військової техніки противника. Зокрема, 2 ББМ, 2гаубиці «Мста-Б», 3 гаубиці Д-30, 2 БПЛА Zala, БПЛА «Орлан-10», БПЛА «Мерлін»,самохідна артилерійська установка 2С7 «Піон», зенітний ракетний комплекс«Стріла», РЕБ «Поле-21» та автомобільна техніка.Також було знищено 9 складівбоєприпасів ворога», — йдеться в повідомленні.</text:p>
      <text:p text:style-name="P4">
Source: <text:a xlink:type="simple" xlink:href="https://armyinform.com.ua/2023/07/15/na-tavrijskomu-napryamku-znyshheno-33-odynyczi-vijskovoyi-tehniky-voroga/" text:style-name="Internet_20_link" text:visited-style-name="Visited_20_Internet_20_Link">
https://armyinform.com.ua/2023/07/15/na-tavrijskomu-napryamku-znyshheno-33-odynyczi-vijskovoyi-tehniky-voroga/</text:a>
</text:p>
      <!--NEWS-->
      <text:h text:style-name="P10" text:outline-level="1">
<text:span text:style-name="T4">
Штучний інтелект може розрізняти російські кораблі в Чорному морі</text:span>
</text:h>
      <text:p text:style-name="P4">
Author: ['АРМІЯINFORM']</text:p>
      <text:p text:style-name="P4">
Time: 2023-07-15T79:00:00-04:00</text:p>
      <text:p text:style-name="P4">
Description: Про це повідомляє на офіційній сторінці корпорація Satim.Inc.    «Штучний інтелект (Ш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sht-intelekt.jpg" text:style-name="Internet_20_link" text:visited-style-name="Visited_20_Internet_20_Link">
sht-intelekt.jpg</text:a>
', '<text:a xlink:type="simple" xlink:href="https://armyinform.com.ua/wp-content/uploads/2023/07/foto.png" text:style-name="Internet_20_link" text:visited-style-name="Visited_20_Internet_20_Link">
foto.png</text:a>
']</text:p>
      <text:p text:style-name="P4">
Tags: ['НОВИНИ', 'ШТУЧНИЙ ІНТЕЛЕКТ']</text:p>
      <text:p text:style-name="P4">
Category: News</text:p>
      <!--METADATA-->
      <text:p text:style-name="P4">
<draw:frame draw:style-name="fr1" draw:name="Image338" text:anchor-type="as-char" svg:width="6.9236in" svg:height="3.894525in" draw:z-index="0">
<draw:image xlink:href="../Images/AРМІЯINFORM/2023-07-15T79-00-00-04-00/sht-intelekt.jpg" xlink:type="simple" xlink:show="embed" xlink:actuate="onLoad" draw:mime-type="image/jpeg"/>
</draw:frame>
</text:p>
      <text:p text:style-name="P4">
Про це повідомляє на офіційній сторінці корпорація<text:a xlink:type="simple" xlink:href="https://www.satim.co/land-and-port/" text:style-name="Internet_20_link" text:visited-style-name="Visited_20_Internet_20_Link">
Satim.Inc</text:a>
.</text:p>
      <text:p text:style-name="P4">
«Штучний інтелект (ШІ) може визначати клас кораблів і підводних човнів зазображеннями з радіолокаційних супутників. Точність системи — понад 90%. Наприкладі російського флоту в Севастополі, використовуючи зображення ізсупутника Umbra Space, штучний інтелект зміг точно виявити замаскованікораблі. Камуфляж у вигляді темної фарби на носі та кормі ускладнює візуальнуідентифікацію, але не впливає на радіолокаційні зображення, що використовуєштучний інтелект», — йдеться у повідомленні.</text:p>
      <text:p text:style-name="P4">
<text:span text:style-name="T4">
<draw:frame draw:style-name="fr1" draw:name="Image339" text:anchor-type="as-char" svg:width="6.9236in" svg:height="2.198243in" draw:z-index="0">
<draw:image xlink:href="../Images/AРМІЯINFORM/2023-07-15T79-00-00-04-00/foto.png" xlink:type="simple" xlink:show="embed" xlink:actuate="onLoad" draw:mime-type="image/png"/>
</draw:frame>
</text:span>
</text:p>
      <text:p text:style-name="P4">
Крім того, як зауважує розробник, ШІ може проводити моніторинг діяльностілітальних апаратів у місцевості, де відбувається спостереження.</text:p>
      <text:p text:style-name="P4">
<text:span text:style-name="T4">
Довідково.</text:span>
 <text:span text:style-name="T5">
Поняття штучного інтелекту ввели у 1956 році. Це галузьінформатики, що займається розробкою інтелектуальних машин, здатних виконуватизавдання, які зазвичай потребують людського інтелекту.</text:span>
</text:p>
      <text:p text:style-name="P4">
Як вже <text:a xlink:type="simple" xlink:href="https://armyinform.com.ua/2023/03/02/shtuchnyj-intelekt-vyhodyt-na-pole-boyu/" text:style-name="Internet_20_link" text:visited-style-name="Visited_20_Internet_20_Link">
повідомляла</text:a>
 АрміяInform, США виступили з ініціативою щодоміжнародної підтримки в галузі штучного інтелекту та розвідки. У Вашингтонівважають, що це сприятиме оптимізації використання нових технологій, якіможуть у майбутньому змінити спосіб ведення війни. І хоча ця політичнадекларація США має рекомендований характер, у ній викладено сучасний досвід,що може стати основою міжнародної співпраці. Американська ініціатива булаоголошена в Гаазі під час першого саміту щодо використання штучного інтелектув армії. Зокрема, було акцентовано на її особливій актуальності на тлі війниросії в Україні, що довела прискорення тенденції виведення на поле боюповністю автономних бойових роботів.</text:p>
      <text:p text:style-name="P4">
<text:span text:style-name="T4">
Читайте також:</text:span>
<text:a xlink:type="simple" xlink:href="https://armyinform.com.ua/2023/05/13/kiberprostir-ta-shtuchnyj-intelekt-ssha-posylyuyut-zahyst-u-czyfrovomu-prostori/" text:style-name="Internet_20_link" text:visited-style-name="Visited_20_Internet_20_Link">
 <text:span text:style-name="T4">
Кіберпростір та штучний інтелект — США посилюють захисту цифровому просторі</text:span>
</text:a>
</text:p>
      <text:p text:style-name="P4">
<text:span text:style-name="T4">
Довідково.</text:span>
 <text:span text:style-name="T5">
Цікаві факти про штучний інтелект:</text:span>
</text:p>
      <text:p text:style-name="P4">
<text:span text:style-name="T5">
<text:span text:style-name="T5">
 Чотири млрд гаджетів сьогодні облаштовані технологією штучного інтелекту. </text:span>
Найчастіше — це система розпізнавання голосу.</text:span>
</text:p>
      <text:p text:style-name="P4">
<text:span text:style-name="T5">
* Понад 30 тисяч життів на рік мають врятувати машини з автопілотом.</text:span>
</text:p>
      <text:p text:style-name="P4">
<text:span text:style-name="T5">
* Країна-лідер із розвитку ШІ — Сполучені Штати — інвестувала 10 мільярдівдоларів у дослідження і розвиток технології.</text:span>
</text:p>
      <text:p text:style-name="P4">
<text:span text:style-name="T5">
* Штучний</text:span>
 <text:span text:style-name="T5">
і</text:span>
 <text:span text:style-name="T5">
нтелект поділяється на 3 типи: слабкий інтелект, сильний AI,супер штучний інтелект.</text:span>
</text:p>
      <text:p text:style-name="P4">
<text:span text:style-name="T4">
Підготував</text:span>
 <text:span text:style-name="T4">
Микола Серенович</text:span>
</text:p>
      <text:p text:style-name="P4">
Source: <text:a xlink:type="simple" xlink:href="https://armyinform.com.ua/2023/07/15/shtuchnyj-intelekt-mozhe-rozriznyaty-rosijski-korabli-u-chornomu-mori/" text:style-name="Internet_20_link" text:visited-style-name="Visited_20_Internet_20_Link">
https://armyinform.com.ua/2023/07/15/shtuchnyj-intelekt-mozhe-rozriznyaty-rosijski-korabli-u-chornomu-mori/</text:a>
</text:p>
      <!--NEWS-->
      <text:h text:style-name="P10" text:outline-level="1">
<text:span text:style-name="T4">
У Херсоні чоловік намагався самостійно розібрати боєприпас та загинув</text:span>
</text:h>
      <text:p text:style-name="P4">
Authors: Ukrinform (Person)</text:p>
      <text:p text:style-name="P4">
Publisher: Укринформ (Organization)</text:p>
      <text:p text:style-name="P4">
Published Time: 2023-07-15T7:22:37+03:00</text:p>
      <text:p text:style-name="P4">
Modified Time: 2023-07-15T13:22:37+03:00</text:p>
      <text:p text:style-name="P4">
Description: У Херсоні від вибуху боєприпасу загинув 59-річний мешканець, який намагався його самостійно розібрати. — Укрінформ.</text:p>
      <text:p text:style-name="P4">
Images: ['<text:a xlink:type="simple" xlink:href="https://static.ukrinform.com/photos/2020_04/thumb_files/630_360_1586020381-158.jpg" text:style-name="Internet_20_link" text:visited-style-name="Visited_20_Internet_20_Link">
630_360_15860...</text:a>
']</text:p>
      <text:p text:style-name="P4">
Tags: ['Херсон', 'Вибухівка', 'Загибель']</text:p>
      <text:p text:style-name="P4">
Type: Article</text:p>
      <!--METADATA-->
      <text:p text:style-name="P4">
<draw:frame draw:style-name="fr1" draw:name="Image340" text:anchor-type="as-char" svg:width="6.9236in" svg:height="3.956343in" draw:z-index="0">
<draw:image xlink:href="../Images/yкринформ/2023-07-15T7-22-37-03-00/630_360_1586020381-158.jpg" xlink:type="simple" xlink:show="embed" xlink:actuate="onLoad" draw:mime-type="image/jpeg"/>
</draw:frame>
 У Херсонівід вибуху боєприпасу загинув 59-річний мешканець, який намагався йогосамостійно розібрати.</text:p>
      <text:p text:style-name="P4">
Про це у <text:a xlink:type="simple" xlink:href="http://t.me/olexandrprokudin/971" text:style-name="Internet_20_link" text:visited-style-name="Visited_20_Internet_20_Link">
 Телеграмі </text:a>
 повідомив начальникХерсонської ОВА Олександр Прокудін, передає Укрінформ.</text:p>
      <text:p text:style-name="P4">
"Мешканець <text:a xlink:type="simple" xlink:href="https://www.ukrinform.ua/tag-herson" text:style-name="Internet_20_link" text:visited-style-name="Visited_20_Internet_20_Link">
 Херсона </text:a>
 загинув, колинамагався самостійно розібрати боєприпас. Ймовірно, 59-річний чоловікрозпилював снаряд у себе в гаражі. Той здетонував, через що херсонець отримавпоранення несумісні з життям", - йдеться у повідомленні.</text:p>
      <text:p text:style-name="P4">
Керівник Херсонської ОВА нагадав, що розмінування територій - це роботапрофесіоналів, які знають, як безпечно вирішувати такі ситуації. Тому, якщохтось побачить вибухівку, не варто ризикувати, а потрібно звернутися дорятувальників або поліцейських.</text:p>
      <text:p text:style-name="P4">
<text:span text:style-name="T4">
Читайте також:</text:span>
 <text:a xlink:type="simple" xlink:href="https://www.ukrinform.ua/rubric-regions/3733544-na-hersonsini-vnaslidok-vibuhu-travmuvalisa-dvoe-ludej-aki-namagalisa-rozibrati-nevidomij-predmet.html" text:style-name="Internet_20_link" text:visited-style-name="Visited_20_Internet_20_Link">
 На Херсонщині від вибуху травмувалися двоє людей, якінамагалися <text:span text:style-name="T4">
розібрати</text:span>
 невідомий предмет </text:a>
</text:p>
      <text:p text:style-name="P4">
Як повідомляв Укрінформ, у Конотопському районі Сумської області водійтрактора, проігнорував знак «Обережно міни», заїхав у заборонену зону іпідірвався на вибухівці, внаслідок чого пошкоджена сільськогосподарськатехніка, водій зазнав незначних травм.</text:p>
      <text:p text:style-name="P4">
Source: <text:a xlink:type="simple" xlink:href="https://www.ukrinform.ua/rubric-regions/3736149-u-hersoni-colovik-namagavsa-samostijno-rozibrati-boepripas-ta-zaginuv.html" text:style-name="Internet_20_link" text:visited-style-name="Visited_20_Internet_20_Link">
https://www.ukrinform.ua/rubric-regions/3736149-u-hersoni-colovik-namagavsa-samostijno-rozibrati-boepripas-ta-zaginuv.html</text:a>
</text:p>
      <!--NEWS-->
      <text:h text:style-name="P10" text:outline-level="1">
<text:span text:style-name="T4">
Піротехніки ДСНС за добу знешкодили 260 вибухонебезпечних предметів</text:span>
</text:h>
      <text:p text:style-name="P4">
Author: ['АРМІЯINFORM']</text:p>
      <text:p text:style-name="P4">
Time: 2023-07-15T80:00:00-04:00</text:p>
      <text:p text:style-name="P4">
Description: Піротехнічні підрозділи Державної служби з надзвичайних ситуацій протягом минулої до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3/oberezhno-miny.jpg" text:style-name="Internet_20_link" text:visited-style-name="Visited_20_Internet_20_Link">
oberezhno-miny.jpg</text:a>
', '<text:a xlink:type="simple" xlink:href="https://armyinform.com.ua/wp-content/uploads/2023/07/360106932_674860191348540_6966365359727879881_n.jpg" text:style-name="Internet_20_link" text:visited-style-name="Visited_20_Internet_20_Link">
360106932_674860191348540_6966365359727879881_n.jpg</text:a>
']</text:p>
      <text:p text:style-name="P4">
Tags: ['STOPRUSSIA', 'ВТОРГНЕННЯ РФ', 'ДСНС', 'МІНИ', 'ПІРОТЕХНІКИ']</text:p>
      <text:p text:style-name="P4">
Category: News</text:p>
      <!--METADATA-->
      <text:p text:style-name="P4">
<draw:frame draw:style-name="fr1" draw:name="Image341" text:anchor-type="as-char" svg:width="6.9236in" svg:height="3.894525in" draw:z-index="0">
<draw:image xlink:href="../Images/AРМІЯINFORM/2023-07-15T80-00-00-04-00/oberezhno-miny.jpg" xlink:type="simple" xlink:show="embed" xlink:actuate="onLoad" draw:mime-type="image/jpeg"/>
</draw:frame>
Ілюстративне фото</text:p>
      <text:p text:style-name="P4">
Піротехнічні підрозділи Державної служби з надзвичайних ситуацій протягомминулої доби виявили та знешкодили 260 вибухонебезпечних предметів,<text:a xlink:type="simple" xlink:href="https://www.facebook.com/MNS.GOV.UA/posts/pfbid02nucnsxda2qym4fQYJdvqicAbpz8V3k3G7zGUbB3Ar9kayT33VLGsizPZ5C1YP7uwl" text:style-name="Internet_20_link" text:visited-style-name="Visited_20_Internet_20_Link">
інформує</text:a>
пресслужба відомства.</text:p>
      <text:p text:style-name="P4">
«Протягом доби піротехнічні підрозділи ДСНС залучалися 141 раз, виявлено,вилучено і знешкоджено 260 од. вибухонебезпечних предметів, обстеженотериторію площею 51,21 гектара», — повідомили у відомстві.</text:p>
      <text:p text:style-name="P4">
<draw:frame draw:style-name="fr1" draw:name="Image342" text:anchor-type="as-char" svg:width="6.9236in" svg:height="8.6545in" draw:z-index="0">
<draw:image xlink:href="../Images/AРМІЯINFORM/2023-07-15T80-00-00-04-00/360106932_674860191348540_6966365359727879881_n.jpg" xlink:type="simple" xlink:show="embed" xlink:actuate="onLoad" draw:mime-type="image/jpeg"/>
</draw:frame>
</text:p>
      <text:p text:style-name="P4">
Source: <text:a xlink:type="simple" xlink:href="https://armyinform.com.ua/2023/07/15/pirotehniky-dsns-za-dobu-zneshkodyly-260-vybuhonebezpechnyh-predmetiv/" text:style-name="Internet_20_link" text:visited-style-name="Visited_20_Internet_20_Link">
https://armyinform.com.ua/2023/07/15/pirotehniky-dsns-za-dobu-zneshkodyly-260-vybuhonebezpechnyh-predmetiv/</text:a>
</text:p>
      <!--NEWS-->
      <text:h text:style-name="P10" text:outline-level="1">
<text:span text:style-name="T4">
На виплати ВПО у липні спрямовано ще 2,4 млрд гривень</text:span>
</text:h>
      <text:p text:style-name="P4">
Author: ['АРМІЯINFORM']</text:p>
      <text:p text:style-name="P4">
Time: 2023-07-15T81:00:00-04:00</text:p>
      <text:p text:style-name="P4">
Description: «Йдеться про державну допомогу на проживання у розмірі 3 тис. гривень на місяць особам...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vyplaty-vpo.webp" text:style-name="Internet_20_link" text:visited-style-name="Visited_20_Internet_20_Link">
vyplaty-vpo.webp</text:a>
']</text:p>
      <text:p text:style-name="P4">
Tags: ['STOPRUSSIA', 'АГРЕСІЯ РФ', 'ВИПЛАТИ ДЛЯ ВПО', 'ВІЙНА', 'ВПО', 'ВТОРГНЕННЯ РФ', 'МІНРЕІНТЕГРАЦІЇ']</text:p>
      <text:p text:style-name="P4">
Category: News</text:p>
      <!--METADATA-->
      <text:p text:style-name="P4">
<draw:frame draw:style-name="fr1" draw:name="Image343" text:anchor-type="as-char" svg:width="6.9236in" svg:height="3.894525in" draw:z-index="0">
<draw:image xlink:href="../ConvertedIMGs/AРМІЯINFORM/2023-07-15T81-00-00-04-00/vyplaty-vpo.png" xlink:type="simple" xlink:show="embed" xlink:actuate="onLoad" draw:mime-type="image/png"/>
</draw:frame>
Фото з сайту TRIBUN.COM.UA</text:p>
      <text:p text:style-name="P4">
«Йдеться про державну допомогу на проживання у розмірі 3 тис. гривень намісяць особам з інвалідністю й дітям і 2 тис. гривень для решти внутрішньопереміщених осіб», — <text:a xlink:type="simple" xlink:href="https://minre.gov.ua/2023/07/14/na-vyplaty-vpo-u-lypni-spryamovano-shhe-24-mlrd-gryven/" text:style-name="Internet_20_link" text:visited-style-name="Visited_20_Internet_20_Link">
повідомляє</text:a>
 на своєму офіційному сайтіМіністерство з питань реінтеграції тимчасово окупованих територій України.</text:p>
      <text:p text:style-name="P4">
Це питання обговорювалося на сьогоднішній нараді Координаційного штабу зпитань забезпечення реалізації прав і свобод ВПО під головуваннямВіцепрем’єрки Ірини Верещук.</text:p>
      <text:p text:style-name="P4">
За результатами наради Міністерством фінансів невідкладно підписано документидля спрямування 2,4 млрд гривень на виплати держдопомоги ВПО за другий ітретій виплатні періоди липня.</text:p>
      <text:p text:style-name="P4">
Найближчим часом гроші надійдуть на банківські рахунки внутрішніхпереселенців.</text:p>
      <text:p text:style-name="P4">
«Виплата допомоги ВПО знаходиться на особливому контролі Уряду. СьогодніМінфін погодив виділення 2,4 мільярда гривень на виплати нашим ВПО у липні.Хочу подякувати Мінфіну за конструктивну і людяну позицію», — наголосила ІринаВерещук.</text:p>
      <text:p text:style-name="P4">
У Мінреінтеграції нагадали, що на виплати внутрішньо переміщеним особам заперший період липня було спрямовано 4 млрд гривень.</text:p>
      <text:p text:style-name="P4">
Source: <text:a xlink:type="simple" xlink:href="https://armyinform.com.ua/2023/07/15/na-vyplaty-vpo-u-lypni-spryamovano-shhe-24-mlrd-gryven/" text:style-name="Internet_20_link" text:visited-style-name="Visited_20_Internet_20_Link">
https://armyinform.com.ua/2023/07/15/na-vyplaty-vpo-u-lypni-spryamovano-shhe-24-mlrd-gryven/</text:a>
</text:p>
      <!--NEWS-->
      <text:h text:style-name="P10" text:outline-level="1">
<text:span text:style-name="T4">
На півдні та сході країни знищено чотири ударні дрони ворога — ПС ЗСУ</text:span>
</text:h>
      <text:p text:style-name="P4">
Author: ['АРМІЯINFORM']</text:p>
      <text:p text:style-name="P4">
Time: 2023-07-15T82:00:00-04:00</text:p>
      <text:p text:style-name="P4">
Description: Минулої ночі рашисти атакували Україну шістьма ударними безпілотниками типу Shahed,...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robota-ppo_rect_cc246ffcb452c7dc7f4fd41e7adc24ba.jpeg" text:style-name="Internet_20_link" text:visited-style-name="Visited_20_Internet_20_Link">
robota-ppo_rect_cc246ffcb452c7dc7f4fd41e7adc24ba.jpeg</text:a>
', '<text:a xlink:type="simple" xlink:href="https://armyinform.com.ua/wp-content/uploads/2023/07/359753345_670336971800921_1434696075633453387_n.jpg" text:style-name="Internet_20_link" text:visited-style-name="Visited_20_Internet_20_Link">
359753345_670336971800921_1434696075633453387_n.jpg</text:a>
']</text:p>
      <text:p text:style-name="P4">
Tags: ['SHAHED', 'STOPRUSSIA', 'ВТОРГНЕННЯ РФ', 'ПОВІТРЯНІ СИЛИ ЗС УКРАЇНИ']</text:p>
      <text:p text:style-name="P4">
Category: News</text:p>
      <!--METADATA-->
      <text:p text:style-name="P4">
<draw:frame draw:style-name="fr1" draw:name="Image344" text:anchor-type="as-char" svg:width="6.9236in" svg:height="3.88283in" draw:z-index="0">
<draw:image xlink:href="../Images/AРМІЯINFORM/2023-07-15T82-00-00-04-00/robota-ppo_rect_cc246ffcb452c7dc7f4fd41e7adc24ba.jpeg" xlink:type="simple" xlink:show="embed" xlink:actuate="onLoad" draw:mime-type="image/jpeg"/>
</draw:frame>
</text:p>
      <text:p text:style-name="P4">
Минулої ночі рашисти атакували Україну шістьма ударними безпілотниками типуShahed, чотири з них — знищено.</text:p>
      <text:p text:style-name="P4">
Про це<text:a xlink:type="simple" xlink:href="https://www.facebook.com/kpszsu/posts/pfbid02k6MBayJW81ynMrR82UYbAxKe6hVNJUMWCxAH2i5w9oKakLrv67JTNt1gLUu9tTRul" text:style-name="Internet_20_link" text:visited-style-name="Visited_20_Internet_20_Link">
повідомляє</text:a>
Командування Повітряних Сил ЗС України.</text:p>
      <text:p text:style-name="P4">
«У ніч на 15 липня 2023 року противник атакував шістьома ударними дронами типуShahed з південного напрямку. Силами та засобами Повітряних Сил на півдні тасході країни знищено чотири ворожі ударні дрони Shahed-136/131», — йдеться вповідомленні.</text:p>
      <text:p text:style-name="P4">
<draw:frame draw:style-name="fr1" draw:name="Image345" text:anchor-type="as-char" svg:width="6.9236in" svg:height="6.9236in" draw:z-index="0">
<draw:image xlink:href="../Images/AРМІЯINFORM/2023-07-15T82-00-00-04-00/359753345_670336971800921_1434696075633453387_n.jpg" xlink:type="simple" xlink:show="embed" xlink:actuate="onLoad" draw:mime-type="image/jpeg"/>
</draw:frame>
</text:p>
      <text:p text:style-name="P4">
Також зазначається, що протягом минулої доби 14 липня (окрім 16 «шахедів»,збитих вночі) протиповітряною обороною знищено три розвідувальні БпЛАоперативно-тактичного рівня («Орлан», «Зала») та три ударні дрони типу«Ланцет».</text:p>
      <text:p text:style-name="P4">
Source: <text:a xlink:type="simple" xlink:href="https://armyinform.com.ua/2023/07/15/na-pivdni-ta-shodi-krayiny-znyshheno-chotyry-udarni-drony-voroga-ps-zsu/" text:style-name="Internet_20_link" text:visited-style-name="Visited_20_Internet_20_Link">
https://armyinform.com.ua/2023/07/15/na-pivdni-ta-shodi-krayiny-znyshheno-chotyry-udarni-drony-voroga-ps-zsu/</text:a>
</text:p>
      <!--NEWS-->
      <text:h text:style-name="P10" text:outline-level="1">
<text:span text:style-name="T4">
Нам не треба створювати «Моссад», у нас це вже існує ― Кирило Буданов</text:span>
</text:h>
      <text:p text:style-name="P4">
Author: ['АРМІЯINFORM']</text:p>
      <text:p text:style-name="P4">
Time: 2023-07-15T83:00:00-04:00</text:p>
      <text:p text:style-name="P4">
Description: На офіційному сайті Головного управління розвідки Міністерства оборони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budanov-1.jpg" text:style-name="Internet_20_link" text:visited-style-name="Visited_20_Internet_20_Link">
budanov-1.jpg</text:a>
']</text:p>
      <text:p text:style-name="P4">
Tags: ['STOPRUSSIA', 'АГРЕСІЯ РФ', 'ВІЙНА', 'ВТОРГНЕННЯ РФ', 'ГУР МІНОБОРОНИ УКРАЇНИ', 'КИРИЛО БУДАНОВ']</text:p>
      <text:p text:style-name="P4">
Category: News</text:p>
      <!--METADATA-->
      <text:p text:style-name="P4">
<draw:frame draw:style-name="fr1" draw:name="Image346" text:anchor-type="as-char" svg:width="6.9236in" svg:height="5.1927in" draw:z-index="0">
<draw:image xlink:href="../Images/AРМІЯINFORM/2023-07-15T83-00-00-04-00/budanov-1.jpg" xlink:type="simple" xlink:show="embed" xlink:actuate="onLoad" draw:mime-type="image/jpeg"/>
</draw:frame>
</text:p>
      <text:p text:style-name="P4">
На офіційному сайті Головного управління розвідки Міністерства оборони України<text:a xlink:type="simple" xlink:href="https://gur.gov.ua/content/nam-ne-treba-stvoriuvaty-mossad-u-nas-tse-vzhe-isnuie-kyrylo-budanov.html" text:style-name="Internet_20_link" text:visited-style-name="Visited_20_Internet_20_Link">
повідомили</text:a>
, що генерал-майор Кирил Буданов давінтерв’ю журналісту Reuters.</text:p>
      <text:p text:style-name="P4">
Свій матеріал Том Балмфорт приправляє деталями: зброя та військовий екіп напідлозі, символічний сюжет картини, де сова тримає у кігтях кажанячу тушку, і,звісно, особистий пістолет українського розвідника №1 ― він носить його зсобою на кожне інтерв’ю з іноземними медіа.</text:p>
      <text:p text:style-name="P4">
«Без цього більше неможливо. Усі наступні війни в будь-якій країні світубудуть виглядати так само. Можна сказати, в цьому ми задаємо тренд», ―прокоментував Кирило Буданов свою публічність, яка під час війни стала одним зелементів ведення інформаційної війни проти московитів.</text:p>
      <text:p text:style-name="P4">
Як приклад ефекту від такої діяльності журналіст Reuters наводить істеричнуреакцію москви на обіцянку Кирила Буданова знищувати російських воєннихзлочинців будь-де на світі до повної перемоги України.</text:p>
      <text:p text:style-name="P4">
«У 2014 році ми повністю програли інформаційну війну. У 2022-му ми почалидіяти по-іншому, і тепер росіяни програють інформаційну битву», ― зазначивначальник ГУР МО України.</text:p>
      <text:p text:style-name="P4">
Обговорюючи російсько-українську війну та роль у ній розвідувальних даних,Кирило Буданов нагадав про оприлюднене заздалегідь попередження від ГУР МОУкраїни про повномасштабне вторгнення рф.</text:p>
      <text:p text:style-name="P4">
«У нас є свої джерела: скажімо так, у найближчих [до путіна] кабінетах. Тожздебільшого ми знаємо, що відбувається», ― пояснив Кирило Буданов.</text:p>
      <text:p text:style-name="P4">
За його словами, нещодавня спроба заколоту пріґожина похитнула кремлівськийрежим, додала йому складнощів та нестабільності.</text:p>
      <text:p text:style-name="P4">
У розмові журналіст зачепив тему загадкових смертей причетних до веденняагресивної війни проти України персонажів, через що в публічній сфері почалипроводити паралелі між українською та ізраїльською спецслужбами.</text:p>
      <text:p text:style-name="P4">
«Якщо ви запитуєте про Моссад як про відому організацію, що ліквідує ворогівсвоєї держави, то ми робили це і будемо робити. Нам не потрібно нічогостворювати, оскільки це вже існує», ― сказав шеф воєнної розвідки України,традиційно не підтверджуючи, але й не спростовуючи причетність ГУР МО доякоїсь із гучних спецоперацій на території рф.</text:p>
      <text:p text:style-name="P4">
Насамкінець розвідник дав оцінку спробі росіян завдати ракетного удару побудівлі відомства.</text:p>
      <text:p text:style-name="P4">
«Це була не перша їхня спроба. Але, як бачите, ми знову тут ― у головнихприміщеннях цієї будівлі. Коли ви були надворі, то могли бачити людей. Усепрацює так, як і повинно», ― підсумував Кирило Буданов.</text:p>
      <text:p text:style-name="P4">
Source: <text:a xlink:type="simple" xlink:href="https://armyinform.com.ua/2023/07/15/nam-ne-treba-stvoryuvaty-mossad-u-nas-cze-vzhe-isnuye-%e2%80%95-kyrylo-budanov/" text:style-name="Internet_20_link" text:visited-style-name="Visited_20_Internet_20_Link">
https://armyinform.com.ua/2023/07/15/nam-ne-treba-stvoryuvaty-mossad-u-nas-cze-vzhe-isnuye-%e2%80%95-kyrylo-budanov/</text:a>
</text:p>
      <!--NEWS-->
      <text:h text:style-name="P10" text:outline-level="1">
<text:span text:style-name="T4">
На Бахмутському напрямку ініціатива за нашими Силами оборони на південному та північному флангах — Сергій Череватий</text:span>
</text:h>
      <text:p text:style-name="P4">
Author: ['Анастасія Богач']</text:p>
      <text:p text:style-name="P4">
Time: 2023-07-15T84:00:00-04:00</text:p>
      <text:p text:style-name="P4">
Description: У прямому ефірі телемарафону «Єдині новини» речник Східного угруповання військ Збро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5/cherevatyj-bahmut-2.jpg" text:style-name="Internet_20_link" text:visited-style-name="Visited_20_Internet_20_Link">
cherevatyj-bahmut-2.jpg</text:a>
']</text:p>
      <text:p text:style-name="P4">
Tags: ['STOPRUSSIA', 'АГРЕСІЯ РФ', 'СЕРГІЙ ЧЕРЕВАТИЙ']</text:p>
      <text:p text:style-name="P4">
Category: News</text:p>
      <!--METADATA-->
      <text:p text:style-name="P4">
<draw:frame draw:style-name="fr1" draw:name="Image347" text:anchor-type="as-char" svg:width="6.9236in" svg:height="4.32725in" draw:z-index="0">
<draw:image xlink:href="../Images/AРМІЯINFORM/2023-07-15T84-00-00-04-00/cherevatyj-bahmut-2.jpg" xlink:type="simple" xlink:show="embed" xlink:actuate="onLoad" draw:mime-type="image/jpeg"/>
</draw:frame>
 Полковник Сергій Череватий. Колаж АрміяInform</text:p>
      <text:p text:style-name="P4">
У прямому <text:a xlink:type="simple" xlink:href="https://www.youtube.com/watch" text:style-name="Internet_20_link" text:visited-style-name="Visited_20_Internet_20_Link">
ефірі</text:a>
 телемарафону«Єдині новини» речник Східного угруповання військ Збройних Сил України зістратегічних комунікацій полковник Сергій Череватий про обстановку на сходіУкраїни та, зокрема, в районі Бахмута.</text:p>
      <text:p text:style-name="P4">
— На Бахмутському напрямку ініціатива за нашими Силами оборони на південномута північному флангах. Наші Сили оборони тиснуть на ворога, штурмують позиції,проте ворог чинить шалений опір. 408 разів противник за цю добу обстріляв нашіпозиції, здійснював авіанальоти. Загалом за добу відбулося на цьому напрямку15 боєзіткнень, в яких знищено 77 окупантів, 172 поранено, 2 взято в полон.Також знищено 2 танки, БТР, 7 гармат, 2 самохідні артилерійські установки,зенітно-ракетний комплекс «Стріла-10», протитанковий ракетний комплекс і одинбезпілотний літальний апарат, — повідомив Сергій Череватий.</text:p>
      <text:p text:style-name="P4">
Також, за його словами, на Лимано-Куп’янському напрямку ворог найактивніший.За добу він двічі атакував у районі Діброви, Луганської області таНовосадового, Донецької області.</text:p>
      <text:p text:style-name="P4">
— Цей напрямок є лідером із застосування артилерії, різного типу мінометів,реактивних систем залпового вогню. За цю добу ворог здійснив 570 обстрілів та11 авіанальотів. Під час відбиття атак 11 окупантів знищили, 68 поранили,одного взяли в полон, уразили ворожий танк, машину піхоти, гармату, 2 польовісклади боєприпасів, 7 автомобілів, які підвозили боєприпаси, — зазначив речникСхідного угруповання військ.</text:p>
      <text:p text:style-name="P4">
Source: <text:a xlink:type="simple" xlink:href="https://armyinform.com.ua/2023/07/15/na-bahmutskomu-napryamku-inicziatyva-za-nashymy-sylamy-oborony-na-pivdennomu-ta-pivnichnomu-flangah-sergij-cherevatyj/" text:style-name="Internet_20_link" text:visited-style-name="Visited_20_Internet_20_Link">
https://armyinform.com.ua/2023/07/15/na-bahmutskomu-napryamku-inicziatyva-za-nashymy-sylamy-oborony-na-pivdennomu-ta-pivnichnomu-flangah-sergij-cherevatyj/</text:a>
</text:p>
      <!--NEWS-->
      <text:h text:style-name="P10" text:outline-level="1">
<text:span text:style-name="T4">
Наступальні дії на Мелітопольському та Бердянському напрямках продовжуються — Генштаб ЗСУ</text:span>
</text:h>
      <text:p text:style-name="P4">
Author: ['АРМІЯINFORM']</text:p>
      <text:p text:style-name="P4">
Time: 2023-07-15T85:00:00-04:00</text:p>
      <text:p text:style-name="P4">
Description: Противник і надалі зосереджує основні зусилля на Куп’янському, Лиманськ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456890_623130983333317_1728058837593497258_n.jpg" text:style-name="Internet_20_link" text:visited-style-name="Visited_20_Internet_20_Link">
359456890_623130983333317_1728058837593497258_n.jpg</text:a>
']</text:p>
      <text:p text:style-name="P4">
Tags: ['АГРЕСІЯ РФ', 'ВІЙНА', 'ВТОРГНЕННЯ РФ', 'ГШ ЗСУ', 'РАНКОВЕ ЗВЕДЕННЯ']</text:p>
      <text:p text:style-name="P4">
Category: News</text:p>
      <!--METADATA-->
      <text:p text:style-name="P4">
<draw:frame draw:style-name="fr1" draw:name="Image348" text:anchor-type="as-char" svg:width="6.9236in" svg:height="4.615733in" draw:z-index="0">
<draw:image xlink:href="../Images/AРМІЯINFORM/2023-07-15T85-00-00-04-00/359456890_623130983333317_1728058837593497258_n.jpg" xlink:type="simple" xlink:show="embed" xlink:actuate="onLoad" draw:mime-type="image/jpeg"/>
</draw:frame>
</text:p>
      <text:p text:style-name="P4">
<text:span text:style-name="T4">
🔥 Ситуація щодо російського вторгнення</text:span>
</text:p>
      <text:p text:style-name="P4">
Противник і надалі зосереджує основні зусилля на Куп’янському, Лиманському,Бахмутському, Авдіївському та Мар’їнському напрямках, тривають важкі бої.Протягом доби відбулось 32 бойові зіткнення.</text:p>
      <text:p text:style-name="P4">
Про це у своєму ранковому зведенні<text:a xlink:type="simple" xlink:href="https://www.facebook.com/GeneralStaff.ua/posts/pfbid033iSqFjsEjTDor5Vu8zVGQh2Ueur85Z2eyrFzrbh1vD8Pe6MdRLPLphtY252eXoqhl" text:style-name="Internet_20_link" text:visited-style-name="Visited_20_Internet_20_Link">
повідомляє</text:a>
Генеральний штаб Збройних Сил України.</text:p>
      <text:p text:style-name="P4">
На цих напрямках противник вів безуспішні наступальні дії. Відбито атакизахідніше Діброви Луганської області, східніше Новосадового, поблизуНовомихайлівки та Берхівки Донецької області, в районі Мар’їнки.</text:p>
      <text:p text:style-name="P4">
На Запорізькому та Херсонському напрямках противник зосереджує основні зусилляна недопущенні подальшого просування наших військ.</text:p>
      <text:p text:style-name="P4">
Водночас Сили оборони України продовжують ведення наступальної операції наМелітопольському та Бердянському напрямках, закріплюються на досягнутихрубежах, завдають вогневого ураження артилерією по виявлених цілях противника,здійснюють заходи контрбатарейної боротьби.</text:p>
      <text:p text:style-name="P4">
Source: <text:a xlink:type="simple" xlink:href="https://armyinform.com.ua/2023/07/15/nastupalni-diyi-na-melitopolskomu-ta-berdyanskomu-napryamkah-prodovzhuyutsya-syly-oborony-zakriplyuyutsya-na-dosyagnutyh-rubezhah-genshtab-zsu/" text:style-name="Internet_20_link" text:visited-style-name="Visited_20_Internet_20_Link">
https://armyinform.com.ua/2023/07/15/nastupalni-diyi-na-melitopolskomu-ta-berdyanskomu-napryamkah-prodovzhuyutsya-syly-oborony-zakriplyuyutsya-na-dosyagnutyh-rubezhah-genshtab-zsu/</text:a>
</text:p>
      <!--NEWS-->
      <text:h text:style-name="P10" text:outline-level="1">
<text:span text:style-name="T4">
Уже понад 80 тисяч воєнних злочинів, скоєних рашистами, розслідують слідчі Нацполіції</text:span>
</text:h>
      <text:p text:style-name="P4">
Author: ['АРМІЯINFORM']</text:p>
      <text:p text:style-name="P4">
Time: 2023-07-15T86:00:00-04:00</text:p>
      <text:p text:style-name="P4">
Description: З початку повномасштабного вторгнення росії в Україну слідчі Національної поліції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8696346_609949571275077_7317439437091431474_n.jpg" text:style-name="Internet_20_link" text:visited-style-name="Visited_20_Internet_20_Link">
358696346_609949571275077_7317439437091431474_n.jpg</text:a>
', '<text:a xlink:type="simple" xlink:href="https://armyinform.com.ua/wp-content/uploads/2023/07/360095951_613345694268798_1925846107989370043_n.jpg" text:style-name="Internet_20_link" text:visited-style-name="Visited_20_Internet_20_Link">
360095951_613345694268798_1925846107989370043_n.jpg</text:a>
']</text:p>
      <text:p text:style-name="P4">
Tags: ['ВОЄННІ ЗЛОЧИНИ ЗС РФ', 'НАЦІОНАЛЬНА ПОЛІЦІЯ УКРАЇНИ']</text:p>
      <text:p text:style-name="P4">
Category: News</text:p>
      <!--METADATA-->
      <text:p text:style-name="P4">
<draw:frame draw:style-name="fr1" draw:name="Image349" text:anchor-type="as-char" svg:width="6.9236in" svg:height="4.459952in" draw:z-index="0">
<draw:image xlink:href="../Images/AРМІЯINFORM/2023-07-15T86-00-00-04-00/358696346_609949571275077_7317439437091431474_n.jpg" xlink:type="simple" xlink:show="embed" xlink:actuate="onLoad" draw:mime-type="image/jpeg"/>
</draw:frame>
</text:p>
      <text:p text:style-name="P4">
З початку повномасштабного вторгнення росії в Україну слідчі Національноїполіції України розпочали 86 тисяч кримінальних проваджень за фактами вчиненняна території України злочинів військовослужбовцями збройних сил російськоїфедерації та їхніми пособниками.</text:p>
      <text:p text:style-name="P4">
Про це<text:a xlink:type="simple" xlink:href="https://www.facebook.com/UA.National.Police/posts/pfbid0xjhJb7FHZ1zn1ccYFoCRoKnE7baJWweC1KdwAL65LUJPTDrFKbgUkrh2Mhc3Sw59l" text:style-name="Internet_20_link" text:visited-style-name="Visited_20_Internet_20_Link">
повідомляє</text:a>
Національна поліція України.</text:p>
      <text:p text:style-name="P4">
«Злочини, вчинені військовими рф під час повномасштабного вторгнення в Україну(станом на 15.07.2023)</text:p>
      <text:p text:style-name="P4">
З початку повномасштабного вторгнення росії в Україну слідчі Національноїполіції України розпочали 86 109 кримінальних проваджень за фактами вчиненняна території України злочинів військовослужбовцями збройних сил російськоїфедерації та їхніми пособниками» , — йдеться у повідомленні.</text:p>
      <text:p text:style-name="P4">
У Нацполіції також уточнили, за якими саме кримінальними статтями відкритопровадження, це, зокрема:</text:p>
      <text:p text:style-name="P4">
73 570 — за ст. 438 Кримінального кодексу України (Порушення законів тазвичаїв війни)</text:p>
      <text:p text:style-name="P4">
9 207 — за ст. 110 Кримінального кодексу України (Посягання на територіальнуцілісність і недоторканність України)</text:p>
      <text:p text:style-name="P4">
3 059 — за ст. 111-1 Кримінального кодексу України (Колабораційна діяльність)</text:p>
      <text:p text:style-name="P4">
170 — за ст. 111 Кримінального кодексу України (Державна зрада) та ін.</text:p>
      <text:p text:style-name="P4">
<draw:frame draw:style-name="fr1" draw:name="Image350" text:anchor-type="as-char" svg:width="6.9236in" svg:height="4.067615in" draw:z-index="0">
<draw:image xlink:href="../Images/AРМІЯINFORM/2023-07-15T86-00-00-04-00/360095951_613345694268798_1925846107989370043_n.jpg" xlink:type="simple" xlink:show="embed" xlink:actuate="onLoad" draw:mime-type="image/jpeg"/>
</draw:frame>
</text:p>
      <text:p text:style-name="P4">
Source: <text:a xlink:type="simple" xlink:href="https://armyinform.com.ua/2023/07/15/uzhe-ponad-80-tysyach-voyennyh-zlochyniv-skoyenyh-rashystamy-rozsliduyut-slidchi-naczpolicziyi/" text:style-name="Internet_20_link" text:visited-style-name="Visited_20_Internet_20_Link">
https://armyinform.com.ua/2023/07/15/uzhe-ponad-80-tysyach-voyennyh-zlochyniv-skoyenyh-rashystamy-rozsliduyut-slidchi-naczpolicziyi/</text:a>
</text:p>
      <!--NEWS-->
      <text:h text:style-name="P10" text:outline-level="1">
<text:span text:style-name="T4">
15 липня в Україні відзначають День українських миротворців</text:span>
</text:h>
      <text:p text:style-name="P4">
Author: ['Сергій Зятьєв']</text:p>
      <text:p text:style-name="P4">
Time: 2023-07-15T87:00:00-04:00</text:p>
      <text:p text:style-name="P4">
Description: 15 липня 1992 рік. Два літаки ВПС України з передовою групою 240-го батальйону на бор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acb4202e-4df6-4595-8fbb-9683f7f0c8fd.jpg" text:style-name="Internet_20_link" text:visited-style-name="Visited_20_Internet_20_Link">
acb4202e-4df6-4595-8fbb-9683f7f0c8fd.jpg</text:a>
', '<text:a xlink:type="simple" xlink:href="https://armyinform.com.ua/wp-content/uploads/2023/07/foto-1-150x150.jpeg" text:style-name="Internet_20_link" text:visited-style-name="Visited_20_Internet_20_Link">
foto-1-150x150.jpeg</text:a>
', '<text:a xlink:type="simple" xlink:href="https://armyinform.com.ua/wp-content/uploads/2023/07/foto-5-10-150x150.jpg" text:style-name="Internet_20_link" text:visited-style-name="Visited_20_Internet_20_Link">
foto-5-10-150x150.jpg</text:a>
', '<text:a xlink:type="simple" xlink:href="https://armyinform.com.ua/wp-content/uploads/2023/07/foto-2-14-150x150.jpg" text:style-name="Internet_20_link" text:visited-style-name="Visited_20_Internet_20_Link">
foto-2-14-150x150.jpg</text:a>
', '<text:a xlink:type="simple" xlink:href="https://armyinform.com.ua/wp-content/uploads/2023/07/foto-4-11-scaled.jpg" text:style-name="Internet_20_link" text:visited-style-name="Visited_20_Internet_20_Link">
foto-4-11-scaled.jpg</text:a>
']</text:p>
      <text:p text:style-name="P4">
Tags: ['АКТУАЛЬНО', 'ДЕНЬ УКРАЇНСЬКИХ МИРОТВОРЦІВ', 'НОВИНИ']</text:p>
      <text:p text:style-name="P4">
Category: News</text:p>
      <!--METADATA-->
      <text:p text:style-name="P4">
<draw:frame draw:style-name="fr1" draw:name="Image351" text:anchor-type="as-char" svg:width="6.9236in" svg:height="3.894525in" draw:z-index="0">
<draw:image xlink:href="../Images/AРМІЯINFORM/2023-07-15T87-00-00-04-00/acb4202e-4df6-4595-8fbb-9683f7f0c8fd.jpg" xlink:type="simple" xlink:show="embed" xlink:actuate="onLoad" draw:mime-type="image/jpeg"/>
</draw:frame>
</text:p>
      <text:p text:style-name="P4">
15 липня 1992 рік. Два літаки ВПС України з передовою групою 240-го батальйонуна борту з дніпропетровського аеродрому піднімаються в небо. За кілька годинприземляються на одному з аеродромів Боснії. Понад 40 українськихвійськовослужбовців, які прибули на Балкани, де палає війна, відразуопиняються в епіцентрі бойових дій: місто й аеродром обстрілюють не лишеснайпери, а й артилерія. Так починалася миротворча місія молодої Українськоїдержави, що тільки-но постала на політичній мапі світу. Відтоді понад 40 тисячукраїнських вояків побували в «гарячих точках» нашої планети, беручи участь умайже 30 міжнародних операціях. 55 миротворців загинуло.</text:p>
      <text:p text:style-name="P4">
<text:span text:style-name="T4">
Довідково.</text:span>
 <text:span text:style-name="T5">
21 травня 2013 року, враховуючи внесок і значеннянаціонального миротворчого контингенту України у справі зміцнення миру ізлагоди в зонах військових конфліктів, віддаючи честь тим, хто не пошкодувавсвоє життя і здоров’я, а також з метою зміцнення славних національнихтрадицій, Верховна Рада України ухвалила Постанову № 1165 «Про встановленняДня українських миротворців».</text:span>
</text:p>
      <text:p text:style-name="P4">
Косово, Боснія і Герцеговина, Ангола, Македонія, Таджикистан, Афганістан,Хорватія, Кувейт, Сьєрра-Леоне, Придністров’я, Ірак, Ліван, Ефіопія — осьдалеко не повний перелік країн, де майорів Український прапор. На українськіконтингенти, які вирушали за сотні, а то й тисячі кілометрів від рідної землі,покладалися різні завдання.</text:p>
      <text:p text:style-name="P4">
Однією з найбільш масштабних миротворчих операцій, у якій брала участьУкраїна, була іракська. Її учасниками стали близько тисячівійськовослужбовців. Втрати вражають: 18 загиблих і понад 40 поранених.Натомість за час своєї місії хлопці посприяли будівництву 14 шкіл, ремонту 7дитсадків, 4 автошляхів і 3 ліній електропередач. Було відновлено також чотириоб’єкти водопостачання, медичну допомогу наших армійських медиків отрималимайже 50 тисяч місцевих жителів.</text:p>
      <text:p text:style-name="P4">
<text:a xlink:type="simple" xlink:href="https://armyinform.com.ua/wp-content/uploads/2023/07/foto-1.jpeg" text:style-name="Internet_20_link" text:visited-style-name="Visited_20_Internet_20_Link">
<draw:frame draw:style-name="fr1" draw:name="Image352" text:anchor-type="as-char" svg:width="6.9236in" svg:height="6.9236in" draw:z-index="0">
<draw:image xlink:href="../Images/AРМІЯINFORM/2023-07-15T87-00-00-04-00/foto-1-150x150.jpeg" xlink:type="simple" xlink:show="embed" xlink:actuate="onLoad" draw:mime-type="image/jpeg"/>
</draw:frame>
</text:a>
</text:p>
      <text:p text:style-name="P4">
<text:a xlink:type="simple" xlink:href="https://armyinform.com.ua/wp-content/uploads/2023/07/foto-5-10.jpg" text:style-name="Internet_20_link" text:visited-style-name="Visited_20_Internet_20_Link">
<draw:frame draw:style-name="fr1" draw:name="Image353" text:anchor-type="as-char" svg:width="6.9236in" svg:height="6.9236in" draw:z-index="0">
<draw:image xlink:href="../Images/AРМІЯINFORM/2023-07-15T87-00-00-04-00/foto-5-10-150x150.jpg" xlink:type="simple" xlink:show="embed" xlink:actuate="onLoad" draw:mime-type="image/jpeg"/>
</draw:frame>
</text:a>
</text:p>
      <text:p text:style-name="P4">
<text:a xlink:type="simple" xlink:href="https://armyinform.com.ua/wp-content/uploads/2023/07/foto-2-14.jpg" text:style-name="Internet_20_link" text:visited-style-name="Visited_20_Internet_20_Link">
<draw:frame draw:style-name="fr1" draw:name="Image354" text:anchor-type="as-char" svg:width="6.9236in" svg:height="6.9236in" draw:z-index="0">
<draw:image xlink:href="../Images/AРМІЯINFORM/2023-07-15T87-00-00-04-00/foto-2-14-150x150.jpg" xlink:type="simple" xlink:show="embed" xlink:actuate="onLoad" draw:mime-type="image/jpeg"/>
</draw:frame>
</text:a>
</text:p>
      <text:p text:style-name="P4">
Найбільш неоднозначну реакцію суспільства викликав саме Ірак: за данимисоцопитування, проведеного тоді Центром Разумкова, менше ніж три відсоткиреспондентів підтримали введення українських військ до цієї країни. А осьмайже 94 відсотки висловились категорично проти рішення вищого керівництвакраїни, назвавши його ледь не злочинним. Такі результати виявилися цілкомпрогнозованими, оскільки соцопитування проводилися відразу після загибелі вцій країні перших семи наших вояків.</text:p>
      <text:p text:style-name="P4">
В Анголі, наприклад, наші воїни брали участь у відновленні інфраструктури,прокладаючи шляхи сполучення через джунглі, зводили мости і переправи.</text:p>
      <text:p text:style-name="P4">
— Навіть якщо не брати до уваги будь-яку військову загрозу, було неймовірноважко, — розповідав майор запасу Сергій Вахтончук. — Насамперед через складнікліматичні умови, до яких ми були абсолютно непристосовані. Траплялося, окремівояки втрачали свідомість, не витримавши африканської спеки.</text:p>
      <text:p text:style-name="P4">
А ось у Ліберії майже упродовж 14 років українські вертолітники супроводжувалиназемні колони, здійснювали транспортні й пасажирські перевезення, проводилиповітряне патрулювання кордонів, медичну евакуацію та пошуково-рятувальніоперації, а також доставляли до найвіддаленіших і практично недоступних дляназемного транспорту місць гуманітарні вантажі, насамперед ліки, продовольствотощо. Загалом за весь час Місії ООН у цій країні у складі 56-го вертолітногозагону, місцем дислокації якого була на той час Галичина, завдання виконувалипонад п’ять тисяч українських авіаторів, провівши в небі цієї далекої країнипонад 60 тисяч годин і перевізши майже 250 тисяч пасажирів та більш як 6,5тисяч тонн різноманітних вантажів. На рідну землю наші вертолітникиповернулися лише 2018 року — на третьому році російської агресії. За 14 роківсвого перебування в Ліберії відбулися 23 ротації українського контингенту.Умови виконання цих завдань теж були не з легких, позаяк повітряний простірУкраїни, до якого вони звикли, відрізняється від ліберійського. Але будь-якихнадзвичайних ситуацій вдалося уникнути. Вертолітники, повернувшись із цієїкраїни, не так ремствували на труднощі та проблеми, пов’язані з тамтешнімперебуванням, а акцентували увагу на іншому — в набутті безцінного досвідупілотування в надскладних умовах.</text:p>
      <text:p text:style-name="P4">
У Конго й Афганістані, які буквально кишіли мінами, українські саперизнешкодили десятки тисяч вибухонебезпечних предметів, щоденно ризикуючивласними життями.</text:p>
      <text:p text:style-name="P4">
<draw:frame draw:style-name="fr1" draw:name="Image355" text:anchor-type="as-char" svg:width="6.9236in" svg:height="4.15416in" draw:z-index="0">
<draw:image xlink:href="../Images/AРМІЯINFORM/2023-07-15T87-00-00-04-00/foto-4-11-scaled.jpg" xlink:type="simple" xlink:show="embed" xlink:actuate="onLoad" draw:mime-type="image/jpeg"/>
</draw:frame>
</text:p>
      <text:p text:style-name="P4">
Коли влітку 1992 року на Балкани вирушала перша українська миротворча місія,ніхто не сподівався, що через багато років кровопролиття прийде і наукраїнську землю. І принесуть його росіяни, пліч-о-пліч з якими наші хлопціналагоджували мир у «гарячих точках». Нікому не спадало на думку, що з часом звисоких міжнародних трибун вестимуться дискусії з приводу можливого введенняна терени України миротворчих контингентів. А наші солдати й офіцери,відправляючись за тисячі кілометрів від рідної землі, і гадки не мали, щонабутий там досвід доведеться застосовувати в борні з московитами.</text:p>
      <text:p text:style-name="P4">
Source: <text:a xlink:type="simple" xlink:href="https://armyinform.com.ua/2023/07/15/15-lypnya-v-ukrayini-vidznachayut-den-ukrayinskyh-myrotvorcziv/" text:style-name="Internet_20_link" text:visited-style-name="Visited_20_Internet_20_Link">
https://armyinform.com.ua/2023/07/15/15-lypnya-v-ukrayini-vidznachayut-den-ukrayinskyh-myrotvorcziv/</text:a>
</text:p>
      <!--NEWS-->
      <text:h text:style-name="P10" text:outline-level="1">
<text:span text:style-name="T4">
Психологічне відновлення військовослужбовців і ветеранів має бути серед пріоритетів держави</text:span>
</text:h>
      <text:p text:style-name="P4">
Author: ['АРМІЯINFORM']</text:p>
      <text:p text:style-name="P4">
Time: 2023-07-15T88:00:00-04:00</text:p>
      <text:p text:style-name="P4">
Description: За участю Прем’єр-міністра Дениса Шмигаля та Першої леді Олени Зеленської відбулос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09-24-32.jpg" text:style-name="Internet_20_link" text:visited-style-name="Visited_20_Internet_20_Link">
photo_2023-07-15_09-24-32.jpg</text:a>
']</text:p>
      <text:p text:style-name="P4">
Tags: ['ІРИНА ВЕРЕЩУК', 'МІНВЕТЕРАНІВ', 'РЕАБІЛІТАЦІЯ']</text:p>
      <text:p text:style-name="P4">
Category: News</text:p>
      <!--METADATA-->
      <text:p text:style-name="P4">
<draw:frame draw:style-name="fr1" draw:name="Image356" text:anchor-type="as-char" svg:width="6.9236in" svg:height="4.619339in" draw:z-index="0">
<draw:image xlink:href="../Images/AРМІЯINFORM/2023-07-15T88-00-00-04-00/photo_2023-07-15_09-24-32.jpg" xlink:type="simple" xlink:show="embed" xlink:actuate="onLoad" draw:mime-type="image/jpeg"/>
</draw:frame>
</text:p>
      <text:p text:style-name="P4">
За участю Прем’єр-міністра Дениса Шмигаля та Першої леді Олени Зеленськоївідбулося засідання Міжвідомчої координаційної ради з питань охоронипсихічного здоров’я та надання психологічної допомоги особам, які постраждаливнаслідок збройної агресії.</text:p>
      <text:p text:style-name="P4">
Про це <text:a xlink:type="simple" xlink:href="https://minre.gov.ua/2023/07/15/psyhologichne-vidnovlennya-vijskovosluzhbovcziv-i-veteraniv-maye-buty-sered-priorytetiv-derzhavy/" text:style-name="Internet_20_link" text:visited-style-name="Visited_20_Internet_20_Link">
повідомляє</text:a>
 Міністерство з питань реінтеграції тимчасово окупованих територійУкраїни.</text:p>
      <text:p text:style-name="P4">
Засідання проходило у межах Всеукраїнської програми ментального здоров’я,ініційованої Першою леді Оленою Зеленською.</text:p>
      <text:p text:style-name="P4">
У ньому взяли участь Віцепрем’єр-міністр Ірина Верещук, представникиміністерств, Офісу Президента, ВООЗ, народні депутати й інші.</text:p>
      <text:p text:style-name="P4">
Учасники засідання акцентували увагу на пріоритетних проєктах, спрямованих навійськовослужбовців і ветеранів. Ця цільова група найближчими рокамипотребуватиме ментального відновлення та психосоціальної підтримки віддержави. І це значна частина громадян. До прикладу, ветерани, їхні родини танайближче оточення становлять близько 30% від населення України.</text:p>
      <text:p text:style-name="P4">
Серед іншого, Ірина Верещук закликала міністерства погоджувати зКоординаційним центром психічного здоров’я при Кабінеті Міністрів усіпостанови й програми, які стосуються ментального здоров’я. Саме ця платформадасть змогу оперативно скоординуватися та реалізувати усі заплановані крокищодо психологічної підтримки та відновлення військових і ветеранів.</text:p>
      <text:p text:style-name="P4">
— Наша управлінська задача — напрацювати механізми ефективної інтеграціїветеранів у соціум», — резюмувала віцепрем’єрка.</text:p>
      <text:p text:style-name="P4">
Нагадаємо, в областях вже створено Центри підтримки цивільного населення. Вонивідіграватимуть ключову роль у взаємодії та координації органів виконавчоївлади, громадських і волонтерських організацій з постраждалими від війнилюдьми, зокрема з ветеранами.</text:p>
      <text:p text:style-name="P4">
Source: <text:a xlink:type="simple" xlink:href="https://armyinform.com.ua/2023/07/15/psyhologichne-vidnovlennya-vijskovosluzhbovcziv-i-veteraniv-maye-buty-sered-priorytetiv-derzhavy/" text:style-name="Internet_20_link" text:visited-style-name="Visited_20_Internet_20_Link">
https://armyinform.com.ua/2023/07/15/psyhologichne-vidnovlennya-vijskovosluzhbovcziv-i-veteraniv-maye-buty-sered-priorytetiv-derzhavy/</text:a>
</text:p>
      <!--NEWS-->
      <text:h text:style-name="P10" text:outline-level="1">
<text:span text:style-name="T4">
В Україні хвилина мовчання</text:span>
</text:h>
      <text:p text:style-name="P4">
Author: ['АРМІЯINFORM']</text:p>
      <text:p text:style-name="P4">
Time: 2023-07-15T8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STOPRUSSIA', 'АГРЕСІЯ РФ', 'ВТОРГНЕННЯ РФ', 'УКАЗ ПРЕЗИДЕНТА УКРАЇНИ', 'ХВИЛИНА МОВЧАННЯ']</text:p>
      <text:p text:style-name="P4">
Category: News</text:p>
      <!--METADATA-->
      <text:p text:style-name="P4">
<draw:frame draw:style-name="fr1" draw:name="Image357" text:anchor-type="as-char" svg:width="6.9236in" svg:height="3.895992in" draw:z-index="0">
<draw:image xlink:href="../Images/AРМІЯINFORM/2023-07-15T8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7/15/v-ukrayini-hvylyna-movchannya/" text:style-name="Internet_20_link" text:visited-style-name="Visited_20_Internet_20_Link">
https://armyinform.com.ua/2023/07/15/v-ukrayini-hvylyna-movchannya/</text:a>
</text:p>
      <!--NEWS-->
      <text:h text:style-name="P10" text:outline-level="1">
<text:span text:style-name="T4">
Конкурс PITCHUA+ розпочав прийом заявок</text:span>
</text:h>
      <text:p text:style-name="P4">
Authors: Ukrinform (Person)</text:p>
      <text:p text:style-name="P4">
Publisher: Укринформ (Organization)</text:p>
      <text:p text:style-name="P4">
Published Time: 2023-07-15T8:22:40+03:00</text:p>
      <text:p text:style-name="P4">
Modified Time: 2023-07-15T13:22:40+03:00</text:p>
      <text:p text:style-name="P4">
Description: В Україна розпочався прийом заявок на конкурс соціально вагомого контенту PITCHUA+. — Укрінформ.</text:p>
      <text:p text:style-name="P4">
Images: ['<text:a xlink:type="simple" xlink:href="https://static.ukrinform.com/photos/2016_12/thumb_files/630_360_1482907609-5756.jpg" text:style-name="Internet_20_link" text:visited-style-name="Visited_20_Internet_20_Link">
630_360_14829...</text:a>
']</text:p>
      <text:p text:style-name="P4">
Tags: ['Кіно', 'Конкурс', 'МКІП ', 'Пітчинг']</text:p>
      <text:p text:style-name="P4">
Type: Article</text:p>
      <!--METADATA-->
      <text:p text:style-name="P4">
<draw:frame draw:style-name="fr1" draw:name="Image358" text:anchor-type="as-char" svg:width="6.9236in" svg:height="3.956343in" draw:z-index="0">
<draw:image xlink:href="../Images/yкринформ/2023-07-15T8-22-40-03-00/630_360_1482907609-5756.jpg" xlink:type="simple" xlink:show="embed" xlink:actuate="onLoad" draw:mime-type="image/jpeg"/>
</draw:frame>
 В Українарозпочався прийом заявок на конкурс соціально вагомого контенту PITCHUA+.</text:p>
      <text:p text:style-name="P4">
Про це у <text:a xlink:type="simple" xlink:href="https://t.me/mkipu/6832" text:style-name="Internet_20_link" text:visited-style-name="Visited_20_Internet_20_Link">
 Телеграмі </text:a>
 повідомляє Міністерствокультури та інформаційної політики, передає Укрінформ.</text:p>
      <text:p text:style-name="P4">
Як зазначається, конкурс має на меті сприяти створенню якісного контенту длятелебачення, онлайн-платформ та кінотеатрів, що висвітлює єдність України в їїрізноманітності, спонукає брати активну участь у житті країни та надихаєісторіями про сильних особистостей.</text:p>
      <text:p text:style-name="P4">
Переможці PITCHUA+ отримають часткове або повне фінансування виробництва <text:a xlink:type="simple" xlink:href="https://www.ukrinform.ua/tag-kino" text:style-name="Internet_20_link" text:visited-style-name="Visited_20_Internet_20_Link">
проєкту </text:a>
 , а також експертний супровід навсіх етапах його створення.</text:p>
      <text:p text:style-name="P4">
<text:span text:style-name="T4">
Читайте також:</text:span>
 <text:a xlink:type="simple" xlink:href="https://www.ukrinform.ua/rubric-culture/3732812-u-mkip-rozgladaut-pitanna-povernenna-esertifikativ-na-knigi-ta-kino.html" text:style-name="Internet_20_link" text:visited-style-name="Visited_20_Internet_20_Link">
 У <text:span text:style-name="T4">
МКІП</text:span>
 розглядають питання повернення є-сертифікатівна книги та кіно </text:a>
</text:p>
      <text:p text:style-name="P4">
Прийом заявок проєктів триває до 14 серпня 2023 року.</text:p>
      <text:p text:style-name="P4">
<text:a xlink:type="simple" xlink:href="https://mkip.gov.ua/news/9485.html" text:style-name="Internet_20_link" text:visited-style-name="Visited_20_Internet_20_Link">
 Конкурс </text:a>
 проводиться проєктомTransformation Communications Activity (TCA), що фінансується Агентством США зміжнародного розвитку (USAID), у партнерстві з Міністерством культури таінформаційної політики України.</text:p>
      <text:p text:style-name="P4">
Source: <text:a xlink:type="simple" xlink:href="https://www.ukrinform.ua/rubric-culture/3736150-konkurs-pitchua-rozpocav-prijom-zaavok.html" text:style-name="Internet_20_link" text:visited-style-name="Visited_20_Internet_20_Link">
https://www.ukrinform.ua/rubric-culture/3736150-konkurs-pitchua-rozpocav-prijom-zaavok.html</text:a>
</text:p>
      <!--NEWS-->
      <text:h text:style-name="P10" text:outline-level="1">
<text:span text:style-name="T4">
Наша оборона у цій війні гарантує, що більше в Європу загарбники не прийдуть — Володимир Зеленський</text:span>
</text:h>
      <text:p text:style-name="P4">
Author: ['АРМІЯINFORM']</text:p>
      <text:p text:style-name="P4">
Time: 2023-07-15T90:00:00-04:00</text:p>
      <text:p text:style-name="P4">
Description: Про це написав Президент України Володимир Зеленський на своїй офіційній сторінці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11-19-28.jpg" text:style-name="Internet_20_link" text:visited-style-name="Visited_20_Internet_20_Link">
photo_2023-07-15_11-19-28.jpg</text:a>
', '<text:a xlink:type="simple" xlink:href="https://armyinform.com.ua/wp-content/uploads/2023/07/photo_2023-07-15_11-19-29-2-150x150.jpg" text:style-name="Internet_20_link" text:visited-style-name="Visited_20_Internet_20_Link">
photo_2023-07-15_11-19-29-2-150x150.jpg</text:a>
', '<text:a xlink:type="simple" xlink:href="https://armyinform.com.ua/wp-content/uploads/2023/07/photo_2023-07-15_11-19-29-150x150.jpg" text:style-name="Internet_20_link" text:visited-style-name="Visited_20_Internet_20_Link">
photo_2023-07-15_11-19-29-150x150.jpg</text:a>
', '<text:a xlink:type="simple" xlink:href="https://armyinform.com.ua/wp-content/uploads/2023/07/photo_2023-07-15_11-19-30-2-150x150.jpg" text:style-name="Internet_20_link" text:visited-style-name="Visited_20_Internet_20_Link">
photo_2023-07-15_11-19-30-2-150x150.jpg</text:a>
', '<text:a xlink:type="simple" xlink:href="https://armyinform.com.ua/wp-content/uploads/2023/07/photo_2023-07-15_11-19-30-150x150.jpg" text:style-name="Internet_20_link" text:visited-style-name="Visited_20_Internet_20_Link">
photo_2023-07-15_11-19-30-150x150.jpg</text:a>
', '<text:a xlink:type="simple" xlink:href="https://armyinform.com.ua/wp-content/uploads/2023/07/photo_2023-07-15_11-19-31-2-150x150.jpg" text:style-name="Internet_20_link" text:visited-style-name="Visited_20_Internet_20_Link">
photo_2023-07-15_11-19-31-2-150x150.jpg</text:a>
', '<text:a xlink:type="simple" xlink:href="https://armyinform.com.ua/wp-content/uploads/2023/07/photo_2023-07-15_11-19-31-150x150.jpg" text:style-name="Internet_20_link" text:visited-style-name="Visited_20_Internet_20_Link">
photo_2023-07-15_11-19-31-150x150.jpg</text:a>
', '<text:a xlink:type="simple" xlink:href="https://armyinform.com.ua/wp-content/uploads/2023/07/photo_2023-07-15_11-19-32-2-150x150.jpg" text:style-name="Internet_20_link" text:visited-style-name="Visited_20_Internet_20_Link">
photo_2023-07-15_11-19-32-2-150x150.jpg</text:a>
', '<text:a xlink:type="simple" xlink:href="https://armyinform.com.ua/wp-content/uploads/2023/07/photo_2023-07-15_11-19-32-150x150.jpg" text:style-name="Internet_20_link" text:visited-style-name="Visited_20_Internet_20_Link">
photo_2023-07-15_11-19-32-150x150.jpg</text:a>
', '<text:a xlink:type="simple" xlink:href="https://armyinform.com.ua/wp-content/uploads/2023/07/photo_2023-07-15_11-19-33-150x150.jpg" text:style-name="Internet_20_link" text:visited-style-name="Visited_20_Internet_20_Link">
photo_2023-07-15_11-19-33-150x150.jpg</text:a>
']</text:p>
      <text:p text:style-name="P4">
Tags: ['ЄВРОПА', 'ПРЕЗИДЕНТ УКРАЇНИ ВОЛОДИМИР ЗЕЛЕНСЬКИЙ']</text:p>
      <text:p text:style-name="P4">
Category: News</text:p>
      <!--METADATA-->
      <text:p text:style-name="P4">
<draw:frame draw:style-name="fr1" draw:name="Image359" text:anchor-type="as-char" svg:width="6.9236in" svg:height="4.615733in" draw:z-index="0">
<draw:image xlink:href="../Images/AРМІЯINFORM/2023-07-15T90-00-00-04-00/photo_2023-07-15_11-19-28.jpg" xlink:type="simple" xlink:show="embed" xlink:actuate="onLoad" draw:mime-type="image/jpeg"/>
</draw:frame>
</text:p>
      <text:p text:style-name="P4">
Про це написав Президент України Володимир Зеленський на своїй офіційнійсторінці у соціальній мережі<text:a xlink:type="simple" xlink:href="https://t.me/V_Zelenskiy_official/6978" text:style-name="Internet_20_link" text:visited-style-name="Visited_20_Internet_20_Link">
Телеграм</text:a>
.</text:p>
      <text:p text:style-name="P4">
«Зараз в Україні, на нашій землі, у нашому небі, ми можемо вирішити питанняфундаментальної російської загрози нашій спільній безпеці. Наша оборона у ційвійні гарантує, що більше в Європу загарбники не прийдуть. Свобода — точновистоїть. І це головне, що ми зараз забезпечуємо усі разом — наші воїни ікожен, хто допомагає нашим воїнам», — йдеться у дописі Глави держави.</text:p>
      <text:p text:style-name="P4">
<text:a xlink:type="simple" xlink:href="https://armyinform.com.ua/wp-content/uploads/2023/07/photo_2023-07-15_11-19-29-2.jpg" text:style-name="Internet_20_link" text:visited-style-name="Visited_20_Internet_20_Link">
<draw:frame draw:style-name="fr1" draw:name="Image360" text:anchor-type="as-char" svg:width="6.9236in" svg:height="6.9236in" draw:z-index="0">
<draw:image xlink:href="../Images/AРМІЯINFORM/2023-07-15T90-00-00-04-00/photo_2023-07-15_11-19-29-2-150x150.jpg" xlink:type="simple" xlink:show="embed" xlink:actuate="onLoad" draw:mime-type="image/jpeg"/>
</draw:frame>
</text:a>
</text:p>
      <text:p text:style-name="P4">
<text:a xlink:type="simple" xlink:href="https://armyinform.com.ua/wp-content/uploads/2023/07/photo_2023-07-15_11-19-29.jpg" text:style-name="Internet_20_link" text:visited-style-name="Visited_20_Internet_20_Link">
<draw:frame draw:style-name="fr1" draw:name="Image361" text:anchor-type="as-char" svg:width="6.9236in" svg:height="6.9236in" draw:z-index="0">
<draw:image xlink:href="../Images/AРМІЯINFORM/2023-07-15T90-00-00-04-00/photo_2023-07-15_11-19-29-150x150.jpg" xlink:type="simple" xlink:show="embed" xlink:actuate="onLoad" draw:mime-type="image/jpeg"/>
</draw:frame>
</text:a>
</text:p>
      <text:p text:style-name="P4">
<text:a xlink:type="simple" xlink:href="https://armyinform.com.ua/wp-content/uploads/2023/07/photo_2023-07-15_11-19-30-2.jpg" text:style-name="Internet_20_link" text:visited-style-name="Visited_20_Internet_20_Link">
<draw:frame draw:style-name="fr1" draw:name="Image362" text:anchor-type="as-char" svg:width="6.9236in" svg:height="6.9236in" draw:z-index="0">
<draw:image xlink:href="../Images/AРМІЯINFORM/2023-07-15T90-00-00-04-00/photo_2023-07-15_11-19-30-2-150x150.jpg" xlink:type="simple" xlink:show="embed" xlink:actuate="onLoad" draw:mime-type="image/jpeg"/>
</draw:frame>
</text:a>
</text:p>
      <text:p text:style-name="P4">
<text:a xlink:type="simple" xlink:href="https://armyinform.com.ua/wp-content/uploads/2023/07/photo_2023-07-15_11-19-30.jpg" text:style-name="Internet_20_link" text:visited-style-name="Visited_20_Internet_20_Link">
<draw:frame draw:style-name="fr1" draw:name="Image363" text:anchor-type="as-char" svg:width="6.9236in" svg:height="6.9236in" draw:z-index="0">
<draw:image xlink:href="../Images/AРМІЯINFORM/2023-07-15T90-00-00-04-00/photo_2023-07-15_11-19-30-150x150.jpg" xlink:type="simple" xlink:show="embed" xlink:actuate="onLoad" draw:mime-type="image/jpeg"/>
</draw:frame>
</text:a>
</text:p>
      <text:p text:style-name="P4">
<text:a xlink:type="simple" xlink:href="https://armyinform.com.ua/wp-content/uploads/2023/07/photo_2023-07-15_11-19-31-2.jpg" text:style-name="Internet_20_link" text:visited-style-name="Visited_20_Internet_20_Link">
<draw:frame draw:style-name="fr1" draw:name="Image364" text:anchor-type="as-char" svg:width="6.9236in" svg:height="6.9236in" draw:z-index="0">
<draw:image xlink:href="../Images/AРМІЯINFORM/2023-07-15T90-00-00-04-00/photo_2023-07-15_11-19-31-2-150x150.jpg" xlink:type="simple" xlink:show="embed" xlink:actuate="onLoad" draw:mime-type="image/jpeg"/>
</draw:frame>
</text:a>
</text:p>
      <text:p text:style-name="P4">
<text:a xlink:type="simple" xlink:href="https://armyinform.com.ua/wp-content/uploads/2023/07/photo_2023-07-15_11-19-31.jpg" text:style-name="Internet_20_link" text:visited-style-name="Visited_20_Internet_20_Link">
<draw:frame draw:style-name="fr1" draw:name="Image365" text:anchor-type="as-char" svg:width="6.9236in" svg:height="6.9236in" draw:z-index="0">
<draw:image xlink:href="../Images/AРМІЯINFORM/2023-07-15T90-00-00-04-00/photo_2023-07-15_11-19-31-150x150.jpg" xlink:type="simple" xlink:show="embed" xlink:actuate="onLoad" draw:mime-type="image/jpeg"/>
</draw:frame>
</text:a>
</text:p>
      <text:p text:style-name="P4">
<text:a xlink:type="simple" xlink:href="https://armyinform.com.ua/wp-content/uploads/2023/07/photo_2023-07-15_11-19-32-2.jpg" text:style-name="Internet_20_link" text:visited-style-name="Visited_20_Internet_20_Link">
<draw:frame draw:style-name="fr1" draw:name="Image366" text:anchor-type="as-char" svg:width="6.9236in" svg:height="6.9236in" draw:z-index="0">
<draw:image xlink:href="../Images/AРМІЯINFORM/2023-07-15T90-00-00-04-00/photo_2023-07-15_11-19-32-2-150x150.jpg" xlink:type="simple" xlink:show="embed" xlink:actuate="onLoad" draw:mime-type="image/jpeg"/>
</draw:frame>
</text:a>
</text:p>
      <text:p text:style-name="P4">
<text:a xlink:type="simple" xlink:href="https://armyinform.com.ua/wp-content/uploads/2023/07/photo_2023-07-15_11-19-32.jpg" text:style-name="Internet_20_link" text:visited-style-name="Visited_20_Internet_20_Link">
<draw:frame draw:style-name="fr1" draw:name="Image367" text:anchor-type="as-char" svg:width="6.9236in" svg:height="6.9236in" draw:z-index="0">
<draw:image xlink:href="../Images/AРМІЯINFORM/2023-07-15T90-00-00-04-00/photo_2023-07-15_11-19-32-150x150.jpg" xlink:type="simple" xlink:show="embed" xlink:actuate="onLoad" draw:mime-type="image/jpeg"/>
</draw:frame>
</text:a>
</text:p>
      <text:p text:style-name="P4">
<text:a xlink:type="simple" xlink:href="https://armyinform.com.ua/wp-content/uploads/2023/07/photo_2023-07-15_11-19-33.jpg" text:style-name="Internet_20_link" text:visited-style-name="Visited_20_Internet_20_Link">
<draw:frame draw:style-name="fr1" draw:name="Image368" text:anchor-type="as-char" svg:width="6.9236in" svg:height="6.9236in" draw:z-index="0">
<draw:image xlink:href="../Images/AРМІЯINFORM/2023-07-15T90-00-00-04-00/photo_2023-07-15_11-19-33-150x150.jpg" xlink:type="simple" xlink:show="embed" xlink:actuate="onLoad" draw:mime-type="image/jpeg"/>
</draw:frame>
</text:a>
</text:p>
      <text:p text:style-name="P4">
Source: <text:a xlink:type="simple" xlink:href="https://armyinform.com.ua/2023/07/15/nasha-oborona-u-czij-vijni-garantuye-shho-bilshe-v-yevropu-zagarbnyky-ne-pryjdut-volodymyr-zelenskyj/" text:style-name="Internet_20_link" text:visited-style-name="Visited_20_Internet_20_Link">
https://armyinform.com.ua/2023/07/15/nasha-oborona-u-czij-vijni-garantuye-shho-bilshe-v-yevropu-zagarbnyky-ne-pryjdut-volodymyr-zelenskyj/</text:a>
</text:p>
      <!--NEWS-->
      <text:h text:style-name="P10" text:outline-level="1">
<text:span text:style-name="T4">
Захисники півдня України показали, як у грозу зустрічали «російські мопеди», що летіли з моря</text:span>
</text:h>
      <text:p text:style-name="P4">
Author: ['АРМІЯINFORM']</text:p>
      <text:p text:style-name="P4">
Time: 2023-07-15T91:00:00-04:00</text:p>
      <text:p text:style-name="P4">
Description: Вчора вночі ворог атакував південь України ударними безпілотниками.    Пр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news_20230715_081701_16893982211.jpg" text:style-name="Internet_20_link" text:visited-style-name="Visited_20_Internet_20_Link">
news_20230715_081701_16893982211.jpg</text:a>
']</text:p>
      <text:p text:style-name="P4">
Tags: ['АГРЕСІЯ РФ', 'ШАХЕДИ']</text:p>
      <text:p text:style-name="P4">
Category: News</text:p>
      <!--METADATA-->
      <text:p text:style-name="P4">
<draw:frame draw:style-name="fr1" draw:name="Image369" text:anchor-type="as-char" svg:width="6.9236in" svg:height="3.90684in" draw:z-index="0">
<draw:image xlink:href="../Images/AРМІЯINFORM/2023-07-15T91-00-00-04-00/news_20230715_081701_16893982211.jpg" xlink:type="simple" xlink:show="embed" xlink:actuate="onLoad" draw:mime-type="image/jpeg"/>
</draw:frame>
</text:p>
      <text:p text:style-name="P4">
Вчора вночі ворог атакував південь України ударними безпілотниками.</text:p>
      <text:p text:style-name="P4">
Про це <text:a xlink:type="simple" xlink:href="https://dpsu.gov.ua/ua/news/%20VIDEO%20-Prikordonniki-Odeskogo-zagonu-pokazali-yak-u-grozu-zustrichali-rosiyski-mopedi-yaki-letili-z-morya/" text:style-name="Internet_20_link" text:visited-style-name="Visited_20_Internet_20_Link">
повідомляє</text:a>
 Державна прикордонна служба України.</text:p>
      <text:p text:style-name="P4">
У грозу та шторм прикордонники виявили один з дронів-вбивць, який рухався вїхню сторону. Відкривши вогонь зі стрілецької зброї, бійці Одеського загонумайстерно знищили ударний безпілотник над морем.</text:p>
      <text:p text:style-name="P4">
«Попри складні погодні умови, ми одразу виявили «мопед» над морем та відкрилишквальний вогонь по ньому. Вже через декілька хвилини ми відправили «російськубалалайку в слід за російським кораблем», — резюмує результат роботиприкордонник на псевдо «Возя».</text:p>
      <text:p text:style-name="P4">
Прикордонники разом з іншими підрозділами Сил оборони продовжують безжальнонищити окупантів та їхні засоби терору.</text:p>
      <text:p text:style-name="P4">
Source: <text:a xlink:type="simple" xlink:href="https://armyinform.com.ua/2023/07/15/zahysnyky-pivdnya-ukrayiny-pokazaly-yak-u-grozu-zustrichaly-rosijski-mopedy-shho-letily-z-morya/" text:style-name="Internet_20_link" text:visited-style-name="Visited_20_Internet_20_Link">
https://armyinform.com.ua/2023/07/15/zahysnyky-pivdnya-ukrayiny-pokazaly-yak-u-grozu-zustrichaly-rosijski-mopedy-shho-letily-z-morya/</text:a>
</text:p>
      <!--NEWS-->
      <text:h text:style-name="P10" text:outline-level="1">
<text:span text:style-name="T4">
Водолази Держспецтрансслужби витягли з Десни затоплений російський танк</text:span>
</text:h>
      <text:p text:style-name="P4">
Author: ['АРМІЯINFORM']</text:p>
      <text:p text:style-name="P4">
Time: 2023-07-15T92:00:00-04:00</text:p>
      <text:p text:style-name="P4">
Description: Водолази-сапери та фахівці водолазно-рятувальних підрозділів Державної спеціальної служб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9807907_597223252584053_3546152088295282198_n.jpg" text:style-name="Internet_20_link" text:visited-style-name="Visited_20_Internet_20_Link">
359807907_597223252584053_3546152088295282198_n.jpg</text:a>
', '<text:a xlink:type="simple" xlink:href="https://armyinform.com.ua/wp-content/uploads/2023/07/360095848_597223289250716_937870264072981052_n-150x150.jpg" text:style-name="Internet_20_link" text:visited-style-name="Visited_20_Internet_20_Link">
360095848_597223289250716_937870264072981052_n-150x150.jpg</text:a>
', '<text:a xlink:type="simple" xlink:href="https://armyinform.com.ua/wp-content/uploads/2023/07/360125275_597223129250732_8318851207152888159_n-150x150.jpg" text:style-name="Internet_20_link" text:visited-style-name="Visited_20_Internet_20_Link">
360125275_597223129250732_8318851207152888159_n-150x150.jpg</text:a>
', '<text:a xlink:type="simple" xlink:href="https://armyinform.com.ua/wp-content/uploads/2023/07/360158973_597223165917395_2271295741481939854_n-150x150.jpg" text:style-name="Internet_20_link" text:visited-style-name="Visited_20_Internet_20_Link">
360158973_597223165917395_2271295741481939854_n-150x150.jpg</text:a>
', '<text:a xlink:type="simple" xlink:href="https://armyinform.com.ua/wp-content/uploads/2023/07/361101325_597223229250722_6694964549208816180_n-150x150.jpg" text:style-name="Internet_20_link" text:visited-style-name="Visited_20_Internet_20_Link">
361101325_597223229250722_6694964549208816180_n-150x150.jpg</text:a>
', '<text:a xlink:type="simple" xlink:href="https://armyinform.com.ua/wp-content/uploads/2023/07/361234570_597223315917380_3996311953370218736_n-150x150.jpg" text:style-name="Internet_20_link" text:visited-style-name="Visited_20_Internet_20_Link">
361234570_597223315917380_3996311953370218736_n-150x150.jpg</text:a>
', '<text:a xlink:type="simple" xlink:href="https://armyinform.com.ua/wp-content/uploads/2023/07/361360295_597223192584059_669546553490587767_n-150x150.jpg" text:style-name="Internet_20_link" text:visited-style-name="Visited_20_Internet_20_Link">
361360295_597223192584059_669546553490587767_n-150x150.jpg</text:a>
']</text:p>
      <text:p text:style-name="P4">
Tags: ['ДЕРЖСПЕЦТРАНССЛУЖБА', 'ДЕСНА', 'ТРОФЕЙНА ТЕХНІКА ЗС РФ', 'ЧЕРНІГІВЩИНА']</text:p>
      <text:p text:style-name="P4">
Category: News</text:p>
      <!--METADATA-->
      <text:p text:style-name="P4">
<draw:frame draw:style-name="fr1" draw:name="Image370" text:anchor-type="as-char" svg:width="6.9236in" svg:height="4.027579in" draw:z-index="0">
<draw:image xlink:href="../Images/AРМІЯINFORM/2023-07-15T92-00-00-04-00/359807907_597223252584053_3546152088295282198_n.jpg" xlink:type="simple" xlink:show="embed" xlink:actuate="onLoad" draw:mime-type="image/jpeg"/>
</draw:frame>
</text:p>
      <text:p text:style-name="P4">
Водолази-сапери та фахівці водолазно-рятувальних підрозділів Державноїспеціальної служби на Чернігівщині витягли з Десни російський танк, який будепередано ЗСУ.</text:p>
      <text:p text:style-name="P4">
Про це<text:a xlink:type="simple" xlink:href="https://www.facebook.com/uadsst/posts/pfbid02ir3yc3JoP2C7B4Ya5zWrVL2Zt6tUTGHNu1nfktygoU8U6tXmnpiP8Qo4cTqvApYrl" text:style-name="Internet_20_link" text:visited-style-name="Visited_20_Internet_20_Link">
повідомляє</text:a>
Державна спеціальна служба транспорту.</text:p>
      <text:p text:style-name="P4">
«У військових стане ще на один танк більше! Водолази-сапери та фахівціводолазно-рятувальних підрозділів Державної спеціальної служби транспортуспільно із військовими оперативного командуванням „Північ“ витягли російськийтанк, який був затоплений під час невдалої спроби переправитись через річкуДесна в районі селища Шестовиця на Чернігівщині», — йдеться у повідомленні.</text:p>
      <text:p text:style-name="P4">
Зазначається, що за зовнішніми ознаками трофейний зразок не має значнихушкоджень. російський танк буде доставлений для подальшого відновлення іввійде у стрій Збройних Сил України.</text:p>
      <text:p text:style-name="P4">
<text:a xlink:type="simple" xlink:href="https://armyinform.com.ua/wp-content/uploads/2023/07/360095848_597223289250716_937870264072981052_n.jpg" text:style-name="Internet_20_link" text:visited-style-name="Visited_20_Internet_20_Link">
<draw:frame draw:style-name="fr1" draw:name="Image371" text:anchor-type="as-char" svg:width="6.9236in" svg:height="6.9236in" draw:z-index="0">
<draw:image xlink:href="../Images/AРМІЯINFORM/2023-07-15T92-00-00-04-00/360095848_597223289250716_937870264072981052_n-150x150.jpg" xlink:type="simple" xlink:show="embed" xlink:actuate="onLoad" draw:mime-type="image/jpeg"/>
</draw:frame>
</text:a>
</text:p>
      <text:p text:style-name="P4">
<text:a xlink:type="simple" xlink:href="https://armyinform.com.ua/wp-content/uploads/2023/07/360125275_597223129250732_8318851207152888159_n.jpg" text:style-name="Internet_20_link" text:visited-style-name="Visited_20_Internet_20_Link">
<draw:frame draw:style-name="fr1" draw:name="Image372" text:anchor-type="as-char" svg:width="6.9236in" svg:height="6.9236in" draw:z-index="0">
<draw:image xlink:href="../Images/AРМІЯINFORM/2023-07-15T92-00-00-04-00/360125275_597223129250732_8318851207152888159_n-150x150.jpg" xlink:type="simple" xlink:show="embed" xlink:actuate="onLoad" draw:mime-type="image/jpeg"/>
</draw:frame>
</text:a>
</text:p>
      <text:p text:style-name="P4">
<text:a xlink:type="simple" xlink:href="https://armyinform.com.ua/wp-content/uploads/2023/07/360158973_597223165917395_2271295741481939854_n.jpg" text:style-name="Internet_20_link" text:visited-style-name="Visited_20_Internet_20_Link">
<draw:frame draw:style-name="fr1" draw:name="Image373" text:anchor-type="as-char" svg:width="6.9236in" svg:height="6.9236in" draw:z-index="0">
<draw:image xlink:href="../Images/AРМІЯINFORM/2023-07-15T92-00-00-04-00/360158973_597223165917395_2271295741481939854_n-150x150.jpg" xlink:type="simple" xlink:show="embed" xlink:actuate="onLoad" draw:mime-type="image/jpeg"/>
</draw:frame>
</text:a>
</text:p>
      <text:p text:style-name="P4">
<text:a xlink:type="simple" xlink:href="https://armyinform.com.ua/wp-content/uploads/2023/07/361101325_597223229250722_6694964549208816180_n.jpg" text:style-name="Internet_20_link" text:visited-style-name="Visited_20_Internet_20_Link">
<draw:frame draw:style-name="fr1" draw:name="Image374" text:anchor-type="as-char" svg:width="6.9236in" svg:height="6.9236in" draw:z-index="0">
<draw:image xlink:href="../Images/AРМІЯINFORM/2023-07-15T92-00-00-04-00/361101325_597223229250722_6694964549208816180_n-150x150.jpg" xlink:type="simple" xlink:show="embed" xlink:actuate="onLoad" draw:mime-type="image/jpeg"/>
</draw:frame>
</text:a>
</text:p>
      <text:p text:style-name="P4">
<text:a xlink:type="simple" xlink:href="https://armyinform.com.ua/wp-content/uploads/2023/07/361234570_597223315917380_3996311953370218736_n.jpg" text:style-name="Internet_20_link" text:visited-style-name="Visited_20_Internet_20_Link">
<draw:frame draw:style-name="fr1" draw:name="Image375" text:anchor-type="as-char" svg:width="6.9236in" svg:height="6.9236in" draw:z-index="0">
<draw:image xlink:href="../Images/AРМІЯINFORM/2023-07-15T92-00-00-04-00/361234570_597223315917380_3996311953370218736_n-150x150.jpg" xlink:type="simple" xlink:show="embed" xlink:actuate="onLoad" draw:mime-type="image/jpeg"/>
</draw:frame>
</text:a>
</text:p>
      <text:p text:style-name="P4">
<text:a xlink:type="simple" xlink:href="https://armyinform.com.ua/wp-content/uploads/2023/07/361360295_597223192584059_669546553490587767_n.jpg" text:style-name="Internet_20_link" text:visited-style-name="Visited_20_Internet_20_Link">
<draw:frame draw:style-name="fr1" draw:name="Image376" text:anchor-type="as-char" svg:width="6.9236in" svg:height="6.9236in" draw:z-index="0">
<draw:image xlink:href="../Images/AРМІЯINFORM/2023-07-15T92-00-00-04-00/361360295_597223192584059_669546553490587767_n-150x150.jpg" xlink:type="simple" xlink:show="embed" xlink:actuate="onLoad" draw:mime-type="image/jpeg"/>
</draw:frame>
</text:a>
</text:p>
      <text:p text:style-name="P4">
«Зазначимо, що у ході боїв під Черніговом, російські війська неодноразововдавались до спроб здійснити перекидання своїх підрозділів через річку Десна урайоні селища Шестовиця, але зазнавали поразки. Тож місцеві жителі прозвалисвоє селище „Другою Чорнобаївкою“», — нагадали у Держспецтрансслужбі.</text:p>
      <text:p text:style-name="P4">
Source: <text:a xlink:type="simple" xlink:href="https://armyinform.com.ua/2023/07/15/vodolazy-derzhspecztranssluzhby-vytyagly-z-desny-zatoplenyj-rosijskyj-tank/" text:style-name="Internet_20_link" text:visited-style-name="Visited_20_Internet_20_Link">
https://armyinform.com.ua/2023/07/15/vodolazy-derzhspecztranssluzhby-vytyagly-z-desny-zatoplenyj-rosijskyj-tank/</text:a>
</text:p>
      <!--NEWS-->
      <text:h text:style-name="P10" text:outline-level="1">
<text:span text:style-name="T4">
Усі звільнені території мають бути очищені від вибухонебезпечних предметів — Голова ДССТ</text:span>
</text:h>
      <text:p text:style-name="P4">
Author: ['АРМІЯINFORM']</text:p>
      <text:p text:style-name="P4">
Time: 2023-07-15T93:00:00-04:00</text:p>
      <text:p text:style-name="P4">
Description: На цьому наголосив Голова Адміністрації Державної спеціальної служби транспорт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09-14-27.jpg" text:style-name="Internet_20_link" text:visited-style-name="Visited_20_Internet_20_Link">
photo_2023-07-15_09-14-27.jpg</text:a>
']</text:p>
      <text:p text:style-name="P4">
Tags: ['ГЕНЕРАЛ-МАЙОР БОГДАН БОНДАР', 'ДЕРЖАВНА СПЕЦІАЛЬНА СЛУЖБА ТРАНСПОРТУ']</text:p>
      <text:p text:style-name="P4">
Category: News</text:p>
      <!--METADATA-->
      <text:p text:style-name="P4">
<draw:frame draw:style-name="fr1" draw:name="Image377" text:anchor-type="as-char" svg:width="6.9236in" svg:height="4.32725in" draw:z-index="0">
<draw:image xlink:href="../Images/AРМІЯINFORM/2023-07-15T93-00-00-04-00/photo_2023-07-15_09-14-27.jpg" xlink:type="simple" xlink:show="embed" xlink:actuate="onLoad" draw:mime-type="image/jpeg"/>
</draw:frame>
</text:p>
      <text:p text:style-name="P4">
На цьому наголосив Голова Адміністрації Державної спеціальної службитранспорту генерал-майор Богдан Бондар,<text:a xlink:type="simple" xlink:href="https://t.me/militarymediacenter/2536" text:style-name="Internet_20_link" text:visited-style-name="Visited_20_Internet_20_Link">
інформує</text:a>
 Military Media Center.</text:p>
      <text:p text:style-name="P4">
«Підрозділи ДССТ постійно виконують роботи з обстеження територій тазнешкодження вибухонебезпечних предметів на автомобільних дорогах, залізничнихколіях, газогонів, лініях електромереж, акваторіях річок тасільськогосподарських угіддях, а також відновлюють інфраструктуру в районах,які зазнали руйнувань від бойових дій. Усі звільнені території України маютьбути очищені від залишків війни і в першу чергу від мін, снарядів та іншихвибухонебезпечних предметів», — наголосив він.</text:p>
      <text:p text:style-name="P4">
Генерал-майор Богдан Бондар також відзначив якість роботи підрозділівДержавної спеціальної служби транспорту, зокрема повідомив, що «Мости, якізбудували наші підрозділи у Миколаївській області, вистояли під натискомсотень тон потоку води після підриву росіянами Каховської ГЕС. Це прикладколективного професіоналізму та відповідальності кожного військовогоДержспецтрансслужби у виконанні своїх обов’язків».</text:p>
      <text:p text:style-name="P4">
«Вдячний країнам-партнерам за всебічну технічну підтримку наших підрозділів,які відновлюють мирне та безпечне життя в країні. Наше завдання — об’єднанимизусиллями забезпечити вільне і безпечне пересування громадян територієюУкраїни. Незламні духом відновлять Україну!», — відзначив керівник ГоловаАдміністрації Державної спеціальної служби транспорту.</text:p>
      <text:p text:style-name="P4">
Source: <text:a xlink:type="simple" xlink:href="https://armyinform.com.ua/2023/07/15/usi-zvilneni-terytoriyi-mayut-buty-ochyshheni-vid-vybuhonebezpechnyh-predmetiv-golova-dsst/" text:style-name="Internet_20_link" text:visited-style-name="Visited_20_Internet_20_Link">
https://armyinform.com.ua/2023/07/15/usi-zvilneni-terytoriyi-mayut-buty-ochyshheni-vid-vybuhonebezpechnyh-predmetiv-golova-dsst/</text:a>
</text:p>
      <!--NEWS-->
      <text:h text:style-name="P10" text:outline-level="1">
<text:span text:style-name="T4">
Україна цінує підтримку Південної Кореї на міжнародній арені</text:span>
</text:h>
      <text:p text:style-name="P4">
Author: ['АРМІЯINFORM']</text:p>
      <text:p text:style-name="P4">
Time: 2023-07-15T94:00:00-04:00</text:p>
      <text:p text:style-name="P4">
Description: Генеральний прокурор України Андрій Костін показав лідеру Південної Кореї Юн Сок Йолю т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01-4.jpg" text:style-name="Internet_20_link" text:visited-style-name="Visited_20_Internet_20_Link">
01-4.jpg</text:a>
', '<text:a xlink:type="simple" xlink:href="https://armyinform.com.ua/wp-content/uploads/2023/07/04-10.jpg" text:style-name="Internet_20_link" text:visited-style-name="Visited_20_Internet_20_Link">
04-10.jpg</text:a>
']</text:p>
      <text:p text:style-name="P4">
Tags: ['АГРЕСІЯ РФ', 'БУЧА', 'МІЖНАРОДНА ПІДТРИМКА', 'ПІВДЕННА КОРЕЯ']</text:p>
      <text:p text:style-name="P4">
Category: News</text:p>
      <!--METADATA-->
      <text:p text:style-name="P4">
<draw:frame draw:style-name="fr1" draw:name="Image378" text:anchor-type="as-char" svg:width="6.9236in" svg:height="3.894525in" draw:z-index="0">
<draw:image xlink:href="../Images/AРМІЯINFORM/2023-07-15T94-00-00-04-00/01-4.jpg" xlink:type="simple" xlink:show="embed" xlink:actuate="onLoad" draw:mime-type="image/jpeg"/>
</draw:frame>
</text:p>
      <text:p text:style-name="P4">
Генеральний прокурор України Андрій Костін показав лідеру Південної Кореї ЮнСок Йолю та його дружині місця воєнних злочинів, скоєних російською армією підчас окупації Бучі у березні 2022 року.</text:p>
      <text:p text:style-name="P4">
Про це повідомляє Офіс Генерального прокурора у<text:a xlink:type="simple" xlink:href="http://t.me/pgo_gov_ua/14417" text:style-name="Internet_20_link" text:visited-style-name="Visited_20_Internet_20_Link">
Telegram</text:a>
.</text:p>
      <text:p text:style-name="P4">
<draw:frame draw:style-name="fr1" draw:name="Image379" text:anchor-type="as-char" svg:width="6.9236in" svg:height="4.61393in" draw:z-index="0">
<draw:image xlink:href="../Images/AРМІЯINFORM/2023-07-15T94-00-00-04-00/04-10.jpg" xlink:type="simple" xlink:show="embed" xlink:actuate="onLoad" draw:mime-type="image/jpeg"/>
</draw:frame>
</text:p>
      <text:p text:style-name="P4">
Андрій Костін подякував Президенту Юн Сок Йолю за його тверду позицію танаголосив, що світова спільнота не має права миритися із масштабними нападамина цивільне населення:</text:p>
      <text:p text:style-name="Quotations">

<text:p text:style-name="P4">
Україна цінує підтримку Південної Кореї на міжнародній арені, зокрема в ООН,&gt;
 та підтримку Формули миру Президента Зеленського.&gt;
&gt;
 Сьогодні ми відвідали Бучу, щоб на власні очі побачити наслідки людожерської&gt;
 тактики росії, спрямованої на знищення мирних українців. За 33 дні окупації&gt;
 Бучі тут були вчинені всі види воєнних злочинів. Серед них — катування,&gt;
 розстріли цивільних та евакуаційних колон, сексуальне насильство.&gt;
&gt;
 Режим рф має понести відповідальність за все скоєне. Найефективніший спосіб&gt;
 досягти цього — спеціальний трибунал щодо злочину агресії.</text:p>

</text:p>
      <text:p text:style-name="P4">
Source: <text:a xlink:type="simple" xlink:href="https://armyinform.com.ua/2023/07/15/ukrayina-czinuye-pidtrymku-pivdennoyi-koreyi-na-mizhnarodnij-areni/" text:style-name="Internet_20_link" text:visited-style-name="Visited_20_Internet_20_Link">
https://armyinform.com.ua/2023/07/15/ukrayina-czinuye-pidtrymku-pivdennoyi-koreyi-na-mizhnarodnij-areni/</text:a>
</text:p>
      <!--NEWS-->
      <text:h text:style-name="P10" text:outline-level="1">
<text:span text:style-name="T4">
105 населених пунктів обстріляли росіяни за минулу добу, є постраждалі серед цивільних</text:span>
</text:h>
      <text:p text:style-name="P4">
Author: ['АРМІЯINFORM']</text:p>
      <text:p text:style-name="P4">
Time: 2023-07-15T95:00:00-04:00</text:p>
      <text:p text:style-name="P4">
Description: За наданою Ситуаційним центром Міністерства оборони України інформацією, російськ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11-11-15.jpg" text:style-name="Internet_20_link" text:visited-style-name="Visited_20_Internet_20_Link">
photo_2023-07-15_11-11-15.jpg</text:a>
']</text:p>
      <text:p text:style-name="P4">
Tags: ['MILITARY MEDIA CENTER', 'STOPRUSSIA', 'ВОЄННІ ЗЛОЧИНИ ЗС РФ', 'ВТОРГНЕННЯ РФ']</text:p>
      <text:p text:style-name="P4">
Category: News</text:p>
      <!--METADATA-->
      <text:p text:style-name="P4">
<draw:frame draw:style-name="fr1" draw:name="Image380" text:anchor-type="as-char" svg:width="6.9236in" svg:height="5.303036in" draw:z-index="0">
<draw:image xlink:href="../Images/AРМІЯINFORM/2023-07-15T95-00-00-04-00/photo_2023-07-15_11-11-15.jpg" xlink:type="simple" xlink:show="embed" xlink:actuate="onLoad" draw:mime-type="image/jpeg"/>
</draw:frame>
</text:p>
      <text:p text:style-name="P4">
За наданою Ситуаційним центром Міністерства оборони України інформацією,російські війська обстріляли територію 9 областей України,<text:a xlink:type="simple" xlink:href="https://t.me/militarymediacenter/2537" text:style-name="Internet_20_link" text:visited-style-name="Visited_20_Internet_20_Link">
інформує</text:a>
 Military Media Center.</text:p>
      <text:p text:style-name="P4">
«Із різних видів озброєння — стрілецька зброя, міномети, танки, артилерія,РСЗВ, ЗРК, БПЛА та тактична авіація — були атаковані 105 населених пунктів та25 об’єктів інфраструктури. Є поранені серед цивільних, кількість постраждалихуточнюється», — йдеться у повідомленні.</text:p>
      <text:p text:style-name="P4">
Source: <text:a xlink:type="simple" xlink:href="https://armyinform.com.ua/2023/07/15/105-naselenyh-punktiv-obstrilyaly-rosiyany-za-mynulu-dobu-ye-postrazhdali-sered-czyvilnyh/" text:style-name="Internet_20_link" text:visited-style-name="Visited_20_Internet_20_Link">
https://armyinform.com.ua/2023/07/15/105-naselenyh-punktiv-obstrilyaly-rosiyany-za-mynulu-dobu-ye-postrazhdali-sered-czyvilnyh/</text:a>
</text:p>
      <!--NEWS-->
      <text:h text:style-name="P10" text:outline-level="1">
<text:span text:style-name="T4">
Бійці ВМС ЗСУ за добу знищили БМП, дрон-камікадзе та сховище з боєприпасами противника</text:span>
</text:h>
      <text:p text:style-name="P4">
Author: ['АРМІЯINFORM']</text:p>
      <text:p text:style-name="P4">
Time: 2023-07-15T96:00:00-04:00</text:p>
      <text:p text:style-name="P4">
Description: Протягом доби військовослужбовці військових частин та підрозділів ВМС ЗСУ знищили дев’я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43985509_551048173771415_7107345561752319416_n-1536x864-1.jpg" text:style-name="Internet_20_link" text:visited-style-name="Visited_20_Internet_20_Link">
343985509_551048173771415_7107345561752319416_n-1536x864-1.jpg</text:a>
', '<text:a xlink:type="simple" xlink:href="https://armyinform.com.ua/wp-content/uploads/2023/07/360122983_663563665811219_1829079990621158213_n.jpg" text:style-name="Internet_20_link" text:visited-style-name="Visited_20_Internet_20_Link">
360122983_663563665811219_1829079990621158213_n.jpg</text:a>
']</text:p>
      <text:p text:style-name="P4">
Tags: ['ВМС ЗСУ', 'ВТРАТИ ПРОТИВНИКА']</text:p>
      <text:p text:style-name="P4">
Category: News</text:p>
      <!--METADATA-->
      <text:p text:style-name="P4">
<draw:frame draw:style-name="fr1" draw:name="Image381" text:anchor-type="as-char" svg:width="6.9236in" svg:height="3.894525in" draw:z-index="0">
<draw:image xlink:href="../Images/AРМІЯINFORM/2023-07-15T96-00-00-04-00/343985509_551048173771415_7107345561752319416_n-1536x864-1.jpg" xlink:type="simple" xlink:show="embed" xlink:actuate="onLoad" draw:mime-type="image/jpeg"/>
</draw:frame>
</text:p>
      <text:p text:style-name="P4">
Протягом доби військовослужбовці військових частин та підрозділів ВМС ЗСУзнищили дев’ять окупантів та сховище з боєприпасами противника.</text:p>
      <text:p text:style-name="P4">
Про це<text:a xlink:type="simple" xlink:href="https://www.facebook.com/navy.mil.gov.ua/posts/pfbid06uLjHJS1KkJsuV3tLLE5uo5TFR1P7pF1Y2waHvg8jYQDRkuB4fVndootxGq8hTQQl" text:style-name="Internet_20_link" text:visited-style-name="Visited_20_Internet_20_Link">
повідомляє</text:a>
ВМС ЗСУ.</text:p>
      <text:p text:style-name="P4">
«Військовослужбовці військових частин та підрозділів Військово-Морських СилЗбройних Сил України, які входять до складу угруповань продовжували виконуватизавдання щодо відсічі повномасштабної збройної агресії російської федерації.Минулої доби, підрозділами ВМС ЗС України знищено 9 окупантів, 1 бойову машинупіхоти, 1 дрон-камікадзе „Shahed-136“ та 1 сховище з боєприпасами. Остаточнівтрати ворога уточнюються», — йдеться у повідомленні.</text:p>
      <text:p text:style-name="P4">
<draw:frame draw:style-name="fr1" draw:name="Image382" text:anchor-type="as-char" svg:width="6.9236in" svg:height="9.356216in" draw:z-index="0">
<draw:image xlink:href="../Images/AРМІЯINFORM/2023-07-15T96-00-00-04-00/360122983_663563665811219_1829079990621158213_n.jpg" xlink:type="simple" xlink:show="embed" xlink:actuate="onLoad" draw:mime-type="image/jpeg"/>
</draw:frame>
</text:p>
      <text:p text:style-name="P4">
Source: <text:a xlink:type="simple" xlink:href="https://armyinform.com.ua/2023/07/15/bijczi-vms-zsu-za-dobu-znyshhyly-bmp-dron-kamikadze-ta-shovyshhe-z-boyeprypasamy-protyvnyka/" text:style-name="Internet_20_link" text:visited-style-name="Visited_20_Internet_20_Link">
https://armyinform.com.ua/2023/07/15/bijczi-vms-zsu-za-dobu-znyshhyly-bmp-dron-kamikadze-ta-shovyshhe-z-boyeprypasamy-protyvnyka/</text:a>
</text:p>
      <!--NEWS-->
      <text:h text:style-name="P10" text:outline-level="1">
<text:span text:style-name="T4">
Сім правоохоронців-зрадників з Луганщини та 23 з Маріуполя підуть під суд</text:span>
</text:h>
      <text:p text:style-name="P4">
Author: ['АРМІЯINFORM']</text:p>
      <text:p text:style-name="P4">
Time: 2023-07-15T97:00:00-04:00</text:p>
      <text:p text:style-name="P4">
Description: ДБР завершило розслідування щодо 31 зрадника з тимчасово окупованих територі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4_15-32-51.jpg" text:style-name="Internet_20_link" text:visited-style-name="Visited_20_Internet_20_Link">
photo_2023-07-14_15-32-51.jpg</text:a>
']</text:p>
      <text:p text:style-name="P4">
Tags: ['ДБР', 'ЗРАДНИКИ', 'КОЛАБОРАНТИ']</text:p>
      <text:p text:style-name="P4">
Category: News</text:p>
      <!--METADATA-->
      <text:p text:style-name="P4">
<draw:frame draw:style-name="fr1" draw:name="Image383" text:anchor-type="as-char" svg:width="6.9236in" svg:height="4.32725in" draw:z-index="0">
<draw:image xlink:href="../Images/AРМІЯINFORM/2023-07-15T97-00-00-04-00/photo_2023-07-14_15-32-51.jpg" xlink:type="simple" xlink:show="embed" xlink:actuate="onLoad" draw:mime-type="image/jpeg"/>
</draw:frame>
</text:p>
      <text:p text:style-name="P4">
ДБР завершило розслідування щодо 31 зрадника з тимчасово окупованих територій,ще 10 повідомлено про підозру</text:p>
      <text:p text:style-name="P4">
Про це <text:a xlink:type="simple" xlink:href="https://t.me/DBRgovua/3625" text:style-name="Internet_20_link" text:visited-style-name="Visited_20_Internet_20_Link">
повідомили</text:a>
 в Державному бюророзслідувань.</text:p>
      <text:p text:style-name="P4">
Зазначається, що за матеріалами ДБР заочно судитимуть 23 правоохоронців зМаріуполя, які за російський «сухпайок» зрадили Україну.</text:p>
      <text:p text:style-name="P4">
Після захоплення Маріуполя зрадники добровільно одягли ворожий камуфляж тапочали виконували вказівки загарбників, здійснювати фільтраційні заходи натериторії Іллічівського, Приморського та Жовтневого районів Маріуполя.</text:p>
      <text:p text:style-name="P4">
Також працівники ДБР завершили спеціальне досудове розслідування щодоколишнього правоохоронця із Вовчанська Харківської області. Після початкуросійського вторгнення чоловік проігнорував наказ керівництва про негайнеприбуття до місця дислокації підрозділу та залишився вдома чекати російськихвійськових.</text:p>
      <text:p text:style-name="P4">
Коли ж росіяни окупували селище Дворічна, зрадник пішов домовлятися з ними проспівпрацю та влаштувався у місцеву в’язницю. За вказівкою окупантів вінприймав та охороняв затриманих громадян, забезпечував їх конвоювання. Післязвільнення регіону фігурант втік разом з окупантами до рф.</text:p>
      <text:p text:style-name="P4">
«Завершено розслідування й відносно ще сімох правоохоронців з Луганщини, якіприсягнули на вірність ворогу. Вони добровільно обійняли посади у незаконних„правоохоронних органах“ Старобільського, Троїцького та Марківського районів»,— ідеться в повідомленні.</text:p>
      <text:p text:style-name="P4">
Крім того, ДБР заочно повідомили про підозру у державній зраді шістьомпрацівникам держустанови «Старобільський слідчий ізолятор». Всі вонизалишились на тимчасово окупованій території Луганської області та почалипрацювати за російськими законами у захопленому Старобільському СІЗО.</text:p>
      <text:p text:style-name="P4">
Також працівники ДБР заочно повідомили про підозру у державній зраді головномулісничому «Біловодського лісомисливського господарства» на Луганщині. У квітні2022 року він обійняв посаду директора окупаційного лісництва, пропонувавповернутися і «працювати» на ворога колегам, які виїхали, брав участь упропагандистських заходах рф.</text:p>
      <text:p text:style-name="P4">
ДБР повідомило про підозру рятувальнику з Волновахи. У березні 2022 року віндобровільно пішов на службу в окупаційний орган, щоб зайняти керівну посадукомандира рятувального відділення.</text:p>
      <text:p text:style-name="P4">
Повідомлено також про підозру двом колишнім начальникам пожежно-рятувальнихчастин з Рубіжного та Новопсковська Луганської області. Вони після окупаціїперейшли на бік ворога, заспокоювали місцеве населення та створювали ілюзіюзаконності дій окупантів.</text:p>
      <text:p text:style-name="P4">
Source: <text:a xlink:type="simple" xlink:href="https://armyinform.com.ua/2023/07/15/sim-pravoohoroncziv-zradnykiv-z-luganshhyny-ta-23-z-mariupolya-pidut-pid-sud/" text:style-name="Internet_20_link" text:visited-style-name="Visited_20_Internet_20_Link">
https://armyinform.com.ua/2023/07/15/sim-pravoohoroncziv-zradnykiv-z-luganshhyny-ta-23-z-mariupolya-pidut-pid-sud/</text:a>
</text:p>
      <!--NEWS-->
      <text:h text:style-name="P10" text:outline-level="1">
<text:span text:style-name="T4">
Пошкоджені будинки, комбайни, трактори: поліцейські Сумщини показали наслідки обстрілів військами рф</text:span>
</text:h>
      <text:p text:style-name="P4">
Author: ['АРМІЯINFORM']</text:p>
      <text:p text:style-name="P4">
Time: 2023-07-15T98:00:00-04:00</text:p>
      <text:p text:style-name="P4">
Description: Протягом 14 липня росіяни завдали 83 удари по Сумщині, поліцейські регіону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356194499_601464395432143_4006233016905785455_n.jpg" text:style-name="Internet_20_link" text:visited-style-name="Visited_20_Internet_20_Link">
356194499_601464395432143_4006233016905785455_n.jpg</text:a>
', '<text:a xlink:type="simple" xlink:href="https://armyinform.com.ua/wp-content/uploads/2023/07/347598434_601464522098797_1584424079568593320_n-150x150.jpg" text:style-name="Internet_20_link" text:visited-style-name="Visited_20_Internet_20_Link">
347598434_601464522098797_1584424079568593320_n-150x150.jpg</text:a>
', '<text:a xlink:type="simple" xlink:href="https://armyinform.com.ua/wp-content/uploads/2023/07/347600185_601464418765474_5423359459313508129_n-150x150.jpg" text:style-name="Internet_20_link" text:visited-style-name="Visited_20_Internet_20_Link">
347600185_601464418765474_5423359459313508129_n-150x150.jpg</text:a>
', '<text:a xlink:type="simple" xlink:href="https://armyinform.com.ua/wp-content/uploads/2023/07/347612705_601464518765464_1935911621995062526_n-150x150.jpg" text:style-name="Internet_20_link" text:visited-style-name="Visited_20_Internet_20_Link">
347612705_601464518765464_1935911621995062526_n-150x150.jpg</text:a>
', '<text:a xlink:type="simple" xlink:href="https://armyinform.com.ua/wp-content/uploads/2023/07/347640958_601464618765454_519275947296517618_n-150x150.jpg" text:style-name="Internet_20_link" text:visited-style-name="Visited_20_Internet_20_Link">
347640958_601464618765454_519275947296517618_n-150x150.jpg</text:a>
', '<text:a xlink:type="simple" xlink:href="https://armyinform.com.ua/wp-content/uploads/2023/07/348965715_601464398765476_6034705877658764376_n-150x150.jpg" text:style-name="Internet_20_link" text:visited-style-name="Visited_20_Internet_20_Link">
348965715_601464398765476_6034705877658764376_n-150x150.jpg</text:a>
', '<text:a xlink:type="simple" xlink:href="https://armyinform.com.ua/wp-content/uploads/2023/07/350107854_601464515432131_6477561245218611644_n-150x150.jpg" text:style-name="Internet_20_link" text:visited-style-name="Visited_20_Internet_20_Link">
350107854_601464515432131_6477561245218611644_n-150x150.jpg</text:a>
']</text:p>
      <text:p text:style-name="P4">
Tags: ['STOPRUSSIA', 'ВОЄННІ ЗЛОЧИНИ ЗС РФ', 'ВТОРГНЕННЯ РФ', 'СУМСЬКА ОБЛАСТЬ']</text:p>
      <text:p text:style-name="P4">
Category: News</text:p>
      <!--METADATA-->
      <text:p text:style-name="P4">
<draw:frame draw:style-name="fr1" draw:name="Image384" text:anchor-type="as-char" svg:width="6.9236in" svg:height="3.894525in" draw:z-index="0">
<draw:image xlink:href="../Images/AРМІЯINFORM/2023-07-15T98-00-00-04-00/356194499_601464395432143_4006233016905785455_n.jpg" xlink:type="simple" xlink:show="embed" xlink:actuate="onLoad" draw:mime-type="image/jpeg"/>
</draw:frame>
</text:p>
      <text:p text:style-name="P4">
Протягом 14 липня росіяни завдали 83 удари по Сумщині, поліцейські регіонупродовжують фіксувати наслідки обстрілів території області військами рф.</text:p>
      <text:p text:style-name="P4">
«Протягом минулої доби окупанти знову обстріляли населені пункти Сумськоїобласті. Загалом нараховано 83 удари. Внаслідок обстрілів пошкоджено 5приватних будинків, 2 комбайни та 2 трактори. За даними фактами у поліціївідкриті кримінальні провадження за ст.438 Кримінального кодексу України«Порушення законів та звичаїв війни», —<text:a xlink:type="simple" xlink:href="https://www.facebook.com/policesumy/posts/pfbid023MNPqr6tz8xAU8NtWjMm6yzEFZJF9EjA8txv14fV649LV2uejMmyS19be1oYa6m3l" text:style-name="Internet_20_link" text:visited-style-name="Visited_20_Internet_20_Link">
інформує</text:a>
відділ комунікації поліції Сумської області.</text:p>
      <text:p text:style-name="P4">
<text:a xlink:type="simple" xlink:href="https://armyinform.com.ua/wp-content/uploads/2023/07/347598434_601464522098797_1584424079568593320_n.jpg" text:style-name="Internet_20_link" text:visited-style-name="Visited_20_Internet_20_Link">
<draw:frame draw:style-name="fr1" draw:name="Image385" text:anchor-type="as-char" svg:width="6.9236in" svg:height="6.9236in" draw:z-index="0">
<draw:image xlink:href="../Images/AРМІЯINFORM/2023-07-15T98-00-00-04-00/347598434_601464522098797_1584424079568593320_n-150x150.jpg" xlink:type="simple" xlink:show="embed" xlink:actuate="onLoad" draw:mime-type="image/jpeg"/>
</draw:frame>
</text:a>
</text:p>
      <text:p text:style-name="P4">
<text:a xlink:type="simple" xlink:href="https://armyinform.com.ua/wp-content/uploads/2023/07/347600185_601464418765474_5423359459313508129_n.jpg" text:style-name="Internet_20_link" text:visited-style-name="Visited_20_Internet_20_Link">
<draw:frame draw:style-name="fr1" draw:name="Image386" text:anchor-type="as-char" svg:width="6.9236in" svg:height="6.9236in" draw:z-index="0">
<draw:image xlink:href="../Images/AРМІЯINFORM/2023-07-15T98-00-00-04-00/347600185_601464418765474_5423359459313508129_n-150x150.jpg" xlink:type="simple" xlink:show="embed" xlink:actuate="onLoad" draw:mime-type="image/jpeg"/>
</draw:frame>
</text:a>
</text:p>
      <text:p text:style-name="P4">
<text:a xlink:type="simple" xlink:href="https://armyinform.com.ua/wp-content/uploads/2023/07/347612705_601464518765464_1935911621995062526_n.jpg" text:style-name="Internet_20_link" text:visited-style-name="Visited_20_Internet_20_Link">
<draw:frame draw:style-name="fr1" draw:name="Image387" text:anchor-type="as-char" svg:width="6.9236in" svg:height="6.9236in" draw:z-index="0">
<draw:image xlink:href="../Images/AРМІЯINFORM/2023-07-15T98-00-00-04-00/347612705_601464518765464_1935911621995062526_n-150x150.jpg" xlink:type="simple" xlink:show="embed" xlink:actuate="onLoad" draw:mime-type="image/jpeg"/>
</draw:frame>
</text:a>
</text:p>
      <text:p text:style-name="P4">
<text:a xlink:type="simple" xlink:href="https://armyinform.com.ua/wp-content/uploads/2023/07/347640958_601464618765454_519275947296517618_n.jpg" text:style-name="Internet_20_link" text:visited-style-name="Visited_20_Internet_20_Link">
<draw:frame draw:style-name="fr1" draw:name="Image388" text:anchor-type="as-char" svg:width="6.9236in" svg:height="6.9236in" draw:z-index="0">
<draw:image xlink:href="../Images/AРМІЯINFORM/2023-07-15T98-00-00-04-00/347640958_601464618765454_519275947296517618_n-150x150.jpg" xlink:type="simple" xlink:show="embed" xlink:actuate="onLoad" draw:mime-type="image/jpeg"/>
</draw:frame>
</text:a>
</text:p>
      <text:p text:style-name="P4">
<text:a xlink:type="simple" xlink:href="https://armyinform.com.ua/wp-content/uploads/2023/07/348965715_601464398765476_6034705877658764376_n.jpg" text:style-name="Internet_20_link" text:visited-style-name="Visited_20_Internet_20_Link">
<draw:frame draw:style-name="fr1" draw:name="Image389" text:anchor-type="as-char" svg:width="6.9236in" svg:height="6.9236in" draw:z-index="0">
<draw:image xlink:href="../Images/AРМІЯINFORM/2023-07-15T98-00-00-04-00/348965715_601464398765476_6034705877658764376_n-150x150.jpg" xlink:type="simple" xlink:show="embed" xlink:actuate="onLoad" draw:mime-type="image/jpeg"/>
</draw:frame>
</text:a>
</text:p>
      <text:p text:style-name="P4">
<text:a xlink:type="simple" xlink:href="https://armyinform.com.ua/wp-content/uploads/2023/07/350107854_601464515432131_6477561245218611644_n.jpg" text:style-name="Internet_20_link" text:visited-style-name="Visited_20_Internet_20_Link">
<draw:frame draw:style-name="fr1" draw:name="Image390" text:anchor-type="as-char" svg:width="6.9236in" svg:height="6.9236in" draw:z-index="0">
<draw:image xlink:href="../Images/AРМІЯINFORM/2023-07-15T98-00-00-04-00/350107854_601464515432131_6477561245218611644_n-150x150.jpg" xlink:type="simple" xlink:show="embed" xlink:actuate="onLoad" draw:mime-type="image/jpeg"/>
</draw:frame>
</text:a>
</text:p>
      <text:p text:style-name="P4">
Source: <text:a xlink:type="simple" xlink:href="https://armyinform.com.ua/2023/07/15/poshkodzheni-budynky-kombajny-traktory-policzejski-sumshhyny-pokazaly-naslidky-obstriliv-vijskamy-rf/" text:style-name="Internet_20_link" text:visited-style-name="Visited_20_Internet_20_Link">
https://armyinform.com.ua/2023/07/15/poshkodzheni-budynky-kombajny-traktory-policzejski-sumshhyny-pokazaly-naslidky-obstriliv-vijskamy-rf/</text:a>
</text:p>
      <!--NEWS-->
      <text:h text:style-name="P10" text:outline-level="1">
<text:span text:style-name="T4">
Від сьогодні з’явилась можливість безкоштовної евакуації із Сумщини — Мінреінтеграції</text:span>
</text:h>
      <text:p text:style-name="P4">
Author: ['АРМІЯINFORM']</text:p>
      <text:p text:style-name="P4">
Time: 2023-07-15T99:00:00-04:00</text:p>
      <text:p text:style-name="P4">
Description: Евакуаційний потяг Суми-Київ курсуватиме щодня — із Сум вирушатиме о 6:47 і прибуватиме...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7/photo_2023-07-15_11-12-44.jpg" text:style-name="Internet_20_link" text:visited-style-name="Visited_20_Internet_20_Link">
photo_2023-07-15_11-12-44.jpg</text:a>
']</text:p>
      <text:p text:style-name="P4">
Tags: ['ЕВАКУАЦІЯ', 'МІНРЕІНТЕГРАЦІЇ', 'СУМИ', 'УКРЗАЛІЗНИЦЯ']</text:p>
      <text:p text:style-name="P4">
Category: News</text:p>
      <!--METADATA-->
      <text:p text:style-name="P4">
<draw:frame draw:style-name="fr1" draw:name="Image391" text:anchor-type="as-char" svg:width="6.9236in" svg:height="4.603112in" draw:z-index="0">
<draw:image xlink:href="../Images/AРМІЯINFORM/2023-07-15T99-00-00-04-00/photo_2023-07-15_11-12-44.jpg" xlink:type="simple" xlink:show="embed" xlink:actuate="onLoad" draw:mime-type="image/jpeg"/>
</draw:frame>
</text:p>
      <text:p text:style-name="P4">
Евакуаційний потяг Суми-Київ курсуватиме щодня — із Сум вирушатиме о 6:47 іприбуватиме до Києва об 11:41.</text:p>
      <text:p text:style-name="P4">
Про це <text:a xlink:type="simple" xlink:href="https://t.me/minre_ua/3763" text:style-name="Internet_20_link" text:visited-style-name="Visited_20_Internet_20_Link">
повідомляє</text:a>
 Мінреінтеграції.</text:p>
      <text:p text:style-name="P4">
Зазначається, що на вокзалі Укрпошта виплачує кожному громадянину по прибуттю3 тисячі гривень для дітей та осіб з інвалідністю та 2 тисячі гривень для всіхінших осіб.</text:p>
      <text:p text:style-name="P4">
Усіх бажаючих Київська ОВА буде розміщувати в модульному містечкуВишгородського району.</text:p>
      <text:p text:style-name="P4">
«Евакуацію запроваджено в результаті роботи Координаційного штабу з питаньпроведення обов’язкової евакуації населення в умовах воєнного стану», —ідеться в повідомленні.</text:p>
      <text:p text:style-name="P4">
У відомістві закликали з питань евакуації звертатися за телефоном гарячоїлінії Сумської ОВА: (0542)-77-99-55 або на цілодобову гарячу лініюМінреінтеграції: 15-48. Для повідомлень через месенджериWhatsApp/Telegram/Viber діє номер: (096) 078-84-33.</text:p>
      <text:p text:style-name="P4">
Source: <text:a xlink:type="simple" xlink:href="https://armyinform.com.ua/2023/07/15/vid-sogodni-zyavylas-mozhlyvist-bezkoshtovnoyi-evakuacziyi-iz-sumshhyny-minreintegracziyi/" text:style-name="Internet_20_link" text:visited-style-name="Visited_20_Internet_20_Link">
https://armyinform.com.ua/2023/07/15/vid-sogodni-zyavylas-mozhlyvist-bezkoshtovnoyi-evakuacziyi-iz-sumshhyny-minreintegracziy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